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Configurations for GNU Emacs</text:title></text:p>
      <text:p text:style-name="OrgTitle"/>
      <text:p text:style-name="OrgSubtitle"><text:initial-creator>Takaaki Ishikawa</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5dbc61d">1. はじめに</text:a></text:p>
          <text:p text:style-name="Contents_20_1"><text:a xlink:type="simple" xlink:href="#org55600f9">2. 基本設定</text:a></text:p>
          <text:p text:style-name="Contents_20_2"><text:a xlink:type="simple" xlink:href="#org7773bc6">2.1. init.el のヘッダ</text:a></text:p>
          <text:p text:style-name="Contents_20_2"><text:a xlink:type="simple" xlink:href="#org4ef1754">2.2. init ファイルの読み込み時間計測</text:a></text:p>
          <text:p text:style-name="Contents_20_2"><text:a xlink:type="simple" xlink:href="#orgaad92b8">2.3. 起動時間の計測</text:a></text:p>
          <text:p text:style-name="Contents_20_2"><text:a xlink:type="simple" xlink:href="#org7ffbf73">2.4. GCサイズの最適化</text:a></text:p>
          <text:p text:style-name="Contents_20_2"><text:a xlink:type="simple" xlink:href="#orgab6c15d">2.5. [exec-path-from-shell] PATH設定をシェルから継承する</text:a></text:p>
          <text:p text:style-name="Contents_20_2"><text:a xlink:type="simple" xlink:href="#org3cdc946">2.6. cl を使う</text:a></text:p>
          <text:p text:style-name="Contents_20_2"><text:a xlink:type="simple" xlink:href="#org3e11eef">2.7. [load-package-p] 設定の読み込みフラグを確認する</text:a></text:p>
          <text:p text:style-name="Contents_20_2"><text:a xlink:type="simple" xlink:href="#orgd147d14">2.8. リストで関数を渡す autoload-if-found を使う</text:a></text:p>
          <text:p text:style-name="Contents_20_2"><text:a xlink:type="simple" xlink:href="#org8879821">2.9. [eval-after-autoload-if-found] 複数関数を対象とする遅延読み込み</text:a></text:p>
          <text:p text:style-name="Contents_20_3"><text:a xlink:type="simple" xlink:href="#orgc5b5a9f">2.9.1. 関数版</text:a></text:p>
          <text:p text:style-name="Contents_20_3"><text:a xlink:type="simple" xlink:href="#orge1ac24b">2.9.2. マクロ版</text:a></text:p>
          <text:p text:style-name="Contents_20_2"><text:a xlink:type="simple" xlink:href="#org850778a">2.10. [library-p] load-path にライブラリがあるかを判定</text:a></text:p>
          <text:p text:style-name="Contents_20_2"><text:a xlink:type="simple" xlink:href="#org616a76e">2.11. [passed-clock-p] 指定時刻が本日の未来の時刻かを判定</text:a></text:p>
          <text:p text:style-name="Contents_20_2"><text:a xlink:type="simple" xlink:href="#org83595ba">2.12. [input-focus-p] フォーカス判定</text:a></text:p>
          <text:p text:style-name="Contents_20_2"><text:a xlink:type="simple" xlink:href="#org571cd18">2.13. 警告の抑制</text:a></text:p>
          <text:p text:style-name="Contents_20_2"><text:a xlink:type="simple" xlink:href="#org07fdd63">2.14. エラー表示の抑制</text:a></text:p>
          <text:p text:style-name="Contents_20_2"><text:a xlink:type="simple" xlink:href="#org0b82c07">2.15. compilation buffer でのデータ表示で自動するスクロールする</text:a></text:p>
          <text:p text:style-name="Contents_20_2"><text:a xlink:type="simple" xlink:href="#orgb28ebcf">2.16. C-x C-c で容易にEmacsを終了させないように質問する</text:a></text:p>
          <text:p text:style-name="Contents_20_2"><text:a xlink:type="simple" xlink:href="#orga3a1eea">2.17. [shut-up.el] Messages 出力を封じる（制御する）</text:a></text:p>
          <text:p text:style-name="Contents_20_2"><text:a xlink:type="simple" xlink:href="#orgc9c7d53">2.18. エンターキーの挙動</text:a></text:p>
          <text:p text:style-name="Contents_20_2"><text:a xlink:type="simple" xlink:href="#orgb53c4cd">2.19. コマンド入力中に入力過程をミニバッファに反映する</text:a></text:p>
          <text:p text:style-name="Contents_20_1"><text:a xlink:type="simple" xlink:href="#orgbde5a01">3. コア設定</text:a></text:p>
          <text:p text:style-name="Contents_20_2"><text:a xlink:type="simple" xlink:href="#org8c70eb0">3.1. 言語／文字コード</text:a></text:p>
          <text:p text:style-name="Contents_20_2"><text:a xlink:type="simple" xlink:href="#orgfe45509">3.2. 日本語入力</text:a></text:p>
          <text:p text:style-name="Contents_20_2"><text:a xlink:type="simple" xlink:href="#org46ae95f">3.3. [ag.el] 検索</text:a></text:p>
          <text:p text:style-name="Contents_20_2"><text:a xlink:type="simple" xlink:href="#orgb96ed22">3.4. 基本キーバインド</text:a></text:p>
          <text:p text:style-name="Contents_20_2"><text:a xlink:type="simple" xlink:href="#org7f937c8">3.5. ナローイングするか</text:a></text:p>
          <text:p text:style-name="Contents_20_2"><text:a xlink:type="simple" xlink:href="#org125b352">3.6. バッファの終わりでのnewlineを禁止する</text:a></text:p>
          <text:p text:style-name="Contents_20_2"><text:a xlink:type="simple" xlink:href="#org0333291">3.7. 常に最終行に一行追加する</text:a></text:p>
          <text:p text:style-name="Contents_20_2"><text:a xlink:type="simple" xlink:href="#orgc8b00ea">3.8. 長い文章を右端で常に折り返す</text:a></text:p>
          <text:p text:style-name="Contents_20_2"><text:a xlink:type="simple" xlink:href="#orga384684">3.9. バッファが外部から編集された場合に自動で再読み込みする</text:a></text:p>
          <text:p text:style-name="Contents_20_2"><text:a xlink:type="simple" xlink:href="#org22a3429">3.10. [uniquify.el] 同じバッファ名が開かれた場合に区別する</text:a></text:p>
          <text:p text:style-name="Contents_20_2"><text:a xlink:type="simple" xlink:href="#org017efb9">3.11. マウスで選択した領域を自動コピー</text:a></text:p>
          <text:p text:style-name="Contents_20_2"><text:a xlink:type="simple" xlink:href="#orge12aad6">3.12. パッケージ管理</text:a></text:p>
          <text:p text:style-name="Contents_20_3"><text:a xlink:type="simple" xlink:href="#org13013f8">3.12.1. [cask-mode.el] モード設定</text:a></text:p>
          <text:p text:style-name="Contents_20_3"><text:a xlink:type="simple" xlink:href="#org1489772">3.12.2. Cask のセットアップ</text:a></text:p>
          <text:p text:style-name="Contents_20_3"><text:a xlink:type="simple" xlink:href="#orgea5665c">3.12.3. load-path を一箇所にして起動を高速化</text:a></text:p>
          <text:p text:style-name="Contents_20_3"><text:a xlink:type="simple" xlink:href="#orgc5eb30d">3.12.4. [paradox.el] パッケージ選択画面の改善</text:a></text:p>
          <text:p text:style-name="Contents_20_2"><text:a xlink:type="simple" xlink:href="#orgbc7d7d6">3.13. インデント</text:a></text:p>
          <text:p text:style-name="Contents_20_2"><text:a xlink:type="simple" xlink:href="#orgfb00787">3.14. [aggressive-indent] 即時バッファ整形</text:a></text:p>
          <text:p text:style-name="Contents_20_2"><text:a xlink:type="simple" xlink:href="#org6313be1">3.15. [ws-butler.el] 不要なスペースを自動除去</text:a></text:p>
          <text:p text:style-name="Contents_20_2"><text:a xlink:type="simple" xlink:href="#org22591f9">3.16. ファイルリンクを辿る時に確認のメッセージを出さない</text:a></text:p>
          <text:p text:style-name="Contents_20_2"><text:a xlink:type="simple" xlink:href="#org99980e6">3.17. MBPビルド用設定</text:a></text:p>
          <text:p text:style-name="Contents_20_2"><text:a xlink:type="simple" xlink:href="#org65c7fc9">3.18. NSビルド用設定 <text:span text:style-name="OrgTags">[<text:span text:style-name="OrgTag">Mac</text:span>]</text:span></text:a></text:p>
          <text:p text:style-name="Contents_20_1"><text:a xlink:type="simple" xlink:href="#orgd06d157">4. カーソル移動</text:a></text:p>
          <text:p text:style-name="Contents_20_2"><text:a xlink:type="simple" xlink:href="#org7418e92">4.1. バッファ内のカーソル移動</text:a></text:p>
          <text:p text:style-name="Contents_20_2"><text:a xlink:type="simple" xlink:href="#org8261574">4.2. バッファ間のカーソル移動</text:a></text:p>
          <text:p text:style-name="Contents_20_2"><text:a xlink:type="simple" xlink:href="#org9848c2c">4.3. スクロールを制御</text:a></text:p>
          <text:p text:style-name="Contents_20_2"><text:a xlink:type="simple" xlink:href="#org6112d9a">4.4. スクロールで表示を重複させる行数</text:a></text:p>
          <text:p text:style-name="Contents_20_2"><text:a xlink:type="simple" xlink:href="#org38f2828">4.5. [SmoothScroll.el] カーソル固定でスクロールする</text:a></text:p>
          <text:p text:style-name="Contents_20_2"><text:a xlink:type="simple" xlink:href="#org8466eb2">4.6. [smooth-scroll.el] 滑らかなスクロール</text:a></text:p>
          <text:p text:style-name="Contents_20_2"><text:a xlink:type="simple" xlink:href="#orgfe5cd61">4.7. [point-undo.el] カーソル位置を簡単にたどる</text:a></text:p>
          <text:p text:style-name="Contents_20_2"><text:a xlink:type="simple" xlink:href="#org723234b">4.8. [cycle-buffer.el] カレントバッファの表示切り替え</text:a></text:p>
          <text:p text:style-name="Contents_20_2"><text:a xlink:type="simple" xlink:href="#orgca2cf4b">4.9. [bm.el] カーソル位置をブックマークして追う</text:a></text:p>
          <text:p text:style-name="Contents_20_2"><text:a xlink:type="simple" xlink:href="#orgd1f8eda">4.10. [centered-cursor-mode.el] カーソル位置をバッファ中央に固定</text:a></text:p>
          <text:p text:style-name="Contents_20_2"><text:a xlink:type="simple" xlink:href="#orga32bbab">4.11. [back-button] マークをたどる</text:a></text:p>
          <text:p text:style-name="Contents_20_2"><text:a xlink:type="simple" xlink:href="#orge6f4ac3">4.12. [smart-mark] C-g後に元の場所へカーソルを戻す</text:a></text:p>
          <text:p text:style-name="Contents_20_2"><text:a xlink:type="simple" xlink:href="#orgbe8661f">4.13. <text:span text:style-name="OrgTodo">TODO</text:span> [syntax-subword.el] M-f で移動する位置をより密にする</text:a></text:p>
          <text:p text:style-name="Contents_20_2"><text:a xlink:type="simple" xlink:href="#org338fd06">4.14. [goto-chg.el] 編集箇所を簡単に辿る</text:a></text:p>
          <text:p text:style-name="Contents_20_1"><text:a xlink:type="simple" xlink:href="#org94755c5">5. 編集サポート</text:a></text:p>
          <text:p text:style-name="Contents_20_2"><text:a xlink:type="simple" xlink:href="#org1796933">5.1. 矩形編集／連番入力</text:a></text:p>
          <text:p text:style-name="Contents_20_2"><text:a xlink:type="simple" xlink:href="#orgd2a43bf">5.2. Yank時に装飾を取る</text:a></text:p>
          <text:p text:style-name="Contents_20_2"><text:a xlink:type="simple" xlink:href="#orgc909ce4">5.3. ファイル保存時に時間を記録する</text:a></text:p>
          <text:p text:style-name="Contents_20_2"><text:a xlink:type="simple" xlink:href="#orga8864ed">5.4. 選択リージョンを使って検索</text:a></text:p>
          <text:p text:style-name="Contents_20_2"><text:a xlink:type="simple" xlink:href="#org79dcaca">5.5. ChangeLog モード</text:a></text:p>
          <text:p text:style-name="Contents_20_2"><text:a xlink:type="simple" xlink:href="#org0a113be">5.6. テキストモード</text:a></text:p>
          <text:p text:style-name="Contents_20_2"><text:a xlink:type="simple" xlink:href="#org89567e6">5.7. C/C++モード</text:a></text:p>
          <text:p text:style-name="Contents_20_2"><text:a xlink:type="simple" xlink:href="#org213386f">5.8. C#モード</text:a></text:p>
          <text:p text:style-name="Contents_20_2"><text:a xlink:type="simple" xlink:href="#org201fa18">5.9. Infoモード</text:a></text:p>
          <text:p text:style-name="Contents_20_2"><text:a xlink:type="simple" xlink:href="#orgfc50197">5.10. Rモード</text:a></text:p>
          <text:p text:style-name="Contents_20_2"><text:a xlink:type="simple" xlink:href="#orga4d2066">5.11. nXMLモード</text:a></text:p>
          <text:p text:style-name="Contents_20_2"><text:a xlink:type="simple" xlink:href="#orgd73280a">5.12. yamlモード</text:a></text:p>
          <text:p text:style-name="Contents_20_2"><text:a xlink:type="simple" xlink:href="#org4a88e19">5.13. jsonモード</text:a></text:p>
          <text:p text:style-name="Contents_20_2"><text:a xlink:type="simple" xlink:href="#org977fb60">5.14. javascriptモード</text:a></text:p>
          <text:p text:style-name="Contents_20_2"><text:a xlink:type="simple" xlink:href="#orgfe96896">5.15. csvモード</text:a></text:p>
          <text:p text:style-name="Contents_20_2"><text:a xlink:type="simple" xlink:href="#orga1db3c1">5.16. asciiモード</text:a></text:p>
          <text:p text:style-name="Contents_20_2"><text:a xlink:type="simple" xlink:href="#orgd438698">5.17. esモード</text:a></text:p>
          <text:p text:style-name="Contents_20_2"><text:a xlink:type="simple" xlink:href="#orgf0fb0a1">5.18. gnuplotモード</text:a></text:p>
          <text:p text:style-name="Contents_20_2"><text:a xlink:type="simple" xlink:href="#org2ca370d">5.19. markdown-mode</text:a></text:p>
          <text:p text:style-name="Contents_20_2"><text:a xlink:type="simple" xlink:href="#orga130332">5.20. cmakeモード</text:a></text:p>
          <text:p text:style-name="Contents_20_2"><text:a xlink:type="simple" xlink:href="#org23b5720">5.21. スペルチェック</text:a></text:p>
          <text:p text:style-name="Contents_20_2"><text:a xlink:type="simple" xlink:href="#orgd306ca0">5.22. リアルタイムスペルチェック</text:a></text:p>
          <text:p text:style-name="Contents_20_2"><text:a xlink:type="simple" xlink:href="#orgcfbadef">5.23. [latex-math-preview.el] TeX数式をプレビュー</text:a></text:p>
          <text:p text:style-name="Contents_20_2"><text:a xlink:type="simple" xlink:href="#org04a3bc9">5.24. [po-mode.el] 翻訳ファイルの編集</text:a></text:p>
          <text:p text:style-name="Contents_20_2"><text:a xlink:type="simple" xlink:href="#org0ea91ce">5.25. [word-count.el] リージョン内の文字をカウントする</text:a></text:p>
          <text:p text:style-name="Contents_20_2"><text:a xlink:type="simple" xlink:href="#org82f3366">5.26. [yatex.el] YaTeXモード</text:a></text:p>
          <text:p text:style-name="Contents_20_2"><text:a xlink:type="simple" xlink:href="#org2e13188">5.27. [auxtex.el] AUCTEXモード</text:a></text:p>
          <text:p text:style-name="Contents_20_2"><text:a xlink:type="simple" xlink:href="#org0d9621d">5.28. [display-time-world-mode] 世界時計</text:a></text:p>
          <text:p text:style-name="Contents_20_2"><text:a xlink:type="simple" xlink:href="#orgcff203f">5.29. [yasnippet.el] Emacs用のテンプレートシステム</text:a></text:p>
          <text:p text:style-name="Contents_20_2"><text:a xlink:type="simple" xlink:href="#org19725fc">5.30. [sdic.el] 英辞郎で英単語を調べる</text:a></text:p>
          <text:p text:style-name="Contents_20_2"><text:a xlink:type="simple" xlink:href="#org25361c2">5.31. [osx-dictionary.el] MacOSのdictionary.appで辞書をひく</text:a></text:p>
          <text:p text:style-name="Contents_20_3"><text:a xlink:type="simple" xlink:href="#org6dfed25">5.31.1. MacOSのdictionary.appでCOBUILD5の辞書をひく（旧）</text:a></text:p>
          <text:p text:style-name="Contents_20_2"><text:a xlink:type="simple" xlink:href="#orge12c867">5.32. [lookup.el] 辞書</text:a></text:p>
          <text:p text:style-name="Contents_20_2"><text:a xlink:type="simple" xlink:href="#orgb7df5b2">5.33. [cacoo] Cacoo で描く</text:a></text:p>
          <text:p text:style-name="Contents_20_2"><text:a xlink:type="simple" xlink:href="#orgd72be9a">5.34. [iedit] バッファ内の同じ文字列を一度に編集する</text:a></text:p>
          <text:p text:style-name="Contents_20_2"><text:a xlink:type="simple" xlink:href="#orgf3d3c36">5.35. [web-mode] HTML編集</text:a></text:p>
          <text:p text:style-name="Contents_20_2"><text:a xlink:type="simple" xlink:href="#org6d0a08d">5.36. [emmet-mode] zencoding の後継</text:a></text:p>
          <text:p text:style-name="Contents_20_2"><text:a xlink:type="simple" xlink:href="#org844a6a0">5.37. [zencoding-mode] HTML編集の高速化（旧）</text:a></text:p>
          <text:p text:style-name="Contents_20_2"><text:a xlink:type="simple" xlink:href="#orgf807e86">5.38. [describe-number] 16進数などを確認</text:a></text:p>
          <text:p text:style-name="Contents_20_2"><text:a xlink:type="simple" xlink:href="#org1fea534">5.39. [web-beautify.el] ソースコード整形</text:a></text:p>
          <text:p text:style-name="Contents_20_2"><text:a xlink:type="simple" xlink:href="#org5f9b1af">5.40. [smartparens.el] 対応するカッコの挿入をアシスト</text:a></text:p>
          <text:p text:style-name="Contents_20_2"><text:a xlink:type="simple" xlink:href="#org9ab28fe">5.41. [replace-from-region.el] 選択領域を別の文字列に置き換える</text:a></text:p>
          <text:p text:style-name="Contents_20_2"><text:a xlink:type="simple" xlink:href="#orgdc25c63">5.42. [selected.el] リージョン選択時のアクションを制御</text:a></text:p>
          <text:p text:style-name="Contents_20_2"><text:a xlink:type="simple" xlink:href="#org96f0398">5.43. <text:span text:style-name="OrgTodo">TODO</text:span> [git-complete.el] GIT grep を使う補完エンジン</text:a></text:p>
          <text:p text:style-name="Contents_20_1"><text:a xlink:type="simple" xlink:href="#orgc06635e">6. 表示サポート</text:a></text:p>
          <text:p text:style-name="Contents_20_2"><text:a xlink:type="simple" xlink:href="#org8b7f89a">6.1. モードラインのモード名を短くする</text:a></text:p>
          <text:p text:style-name="Contents_20_2"><text:a xlink:type="simple" xlink:href="#orge820e9e">6.2. モードラインのNarrowを短くする</text:a></text:p>
          <text:p text:style-name="Contents_20_2"><text:a xlink:type="simple" xlink:href="#org795e6d6">6.3. モードラインの節約（VC-mode編）</text:a></text:p>
          <text:p text:style-name="Contents_20_2"><text:a xlink:type="simple" xlink:href="#orgbf668e9">6.4. モードラインの色をカスタマイズする</text:a></text:p>
          <text:p text:style-name="Contents_20_3"><text:a xlink:type="simple" xlink:href="#orgd4b296e">6.4.1. 色セット例</text:a></text:p>
          <text:p text:style-name="Contents_20_2"><text:a xlink:type="simple" xlink:href="#org4cf0069">6.5. visible-bell のカスタマイズ</text:a></text:p>
          <text:p text:style-name="Contents_20_2"><text:a xlink:type="simple" xlink:href="#org914884b">6.6. 常に <text:span text:style-name="Bold">scratch</text:span> を表示して起動する</text:a></text:p>
          <text:p text:style-name="Contents_20_2"><text:a xlink:type="simple" xlink:href="#org992c775">6.7. バッテリー情報をモードラインに表示する</text:a></text:p>
          <text:p text:style-name="Contents_20_2"><text:a xlink:type="simple" xlink:href="#orgb541165">6.8. スクロールバーを非表示にする</text:a></text:p>
          <text:p text:style-name="Contents_20_2"><text:a xlink:type="simple" xlink:href="#orga4123d1">6.9. [yascroll] フリンジにスクロールバーを出す</text:a></text:p>
          <text:p text:style-name="Contents_20_2"><text:a xlink:type="simple" xlink:href="#orgc6bdf94">6.10. ツールバーを非表示にする</text:a></text:p>
          <text:p text:style-name="Contents_20_2"><text:a xlink:type="simple" xlink:href="#orge9133ea">6.11. 起動時のスプラッシュ画面を表示しない</text:a></text:p>
          <text:p text:style-name="Contents_20_2"><text:a xlink:type="simple" xlink:href="#orgb7bab89">6.12. カーソル行の行数をモードラインに表示する</text:a></text:p>
          <text:p text:style-name="Contents_20_2"><text:a xlink:type="simple" xlink:href="#org4a9031e">6.13. カーソル行の関数名をモードラインに表示する</text:a></text:p>
          <text:p text:style-name="Contents_20_2"><text:a xlink:type="simple" xlink:href="#org19523fe">6.14. 時刻をモードラインに表示する</text:a></text:p>
          <text:p text:style-name="Contents_20_2"><text:a xlink:type="simple" xlink:href="#orgd1870bf">6.15. 対応するカッコをハイライトする</text:a></text:p>
          <text:p text:style-name="Contents_20_2"><text:a xlink:type="simple" xlink:href="#org7e4be53">6.16. 全角スペースと行末タブ／半角スペースを強調表示する</text:a></text:p>
          <text:p text:style-name="Contents_20_2"><text:a xlink:type="simple" xlink:href="#orgdc6d1f9">6.17. バッファの終わりをフリンジで明示</text:a></text:p>
          <text:p text:style-name="Contents_20_2"><text:a xlink:type="simple" xlink:href="#org28843c3">6.18. [migemo.el] ローマ字入力で日本語を検索する</text:a></text:p>
          <text:p text:style-name="Contents_20_2"><text:a xlink:type="simple" xlink:href="#org29df909">6.19. [anything.el] 何でも絞り込みインターフェイス（旧）</text:a></text:p>
          <text:p text:style-name="Contents_20_2"><text:a xlink:type="simple" xlink:href="#org2e915ac">6.20. [helm.el] 続・何でも絞り込みインターフェイス</text:a></text:p>
          <text:p text:style-name="Contents_20_2"><text:a xlink:type="simple" xlink:href="#org621c03b">6.21. [stripe-buffer.el] テーブルの色をストライプにする</text:a></text:p>
          <text:p text:style-name="Contents_20_2"><text:a xlink:type="simple" xlink:href="#orge0b0c3d">6.22. [rainbow-delimiters] 対応するカッコに色を付ける</text:a></text:p>
          <text:p text:style-name="Contents_20_2"><text:a xlink:type="simple" xlink:href="#org626cfd1">6.23. [git-gutter-fringe] 編集差分をフレーム端で視覚化</text:a></text:p>
          <text:p text:style-name="Contents_20_2"><text:a xlink:type="simple" xlink:href="#orgb8777ef">6.24. [zlc.el] find-file バッファを zsh ライクにする</text:a></text:p>
          <text:p text:style-name="Contents_20_2"><text:a xlink:type="simple" xlink:href="#orgecf26e4">6.25. [japanese-holidays] カレンダーをカラフルにする</text:a></text:p>
          <text:p text:style-name="Contents_20_2"><text:a xlink:type="simple" xlink:href="#org42bdc8a">6.26. [calendar.el] カレンダーで週番号を表示する</text:a></text:p>
          <text:p text:style-name="Contents_20_2"><text:a xlink:type="simple" xlink:href="#org60175f3">6.27. [guide-key] キーバインドの選択肢をポップアップする</text:a></text:p>
          <text:p text:style-name="Contents_20_2"><text:a xlink:type="simple" xlink:href="#orgb5f5507">6.28. [which-key] キーバインドの選択肢をポップアップする</text:a></text:p>
          <text:p text:style-name="Contents_20_2"><text:a xlink:type="simple" xlink:href="#orgd39d643">6.29. [stock-ticker] 株価をモードラインに表示</text:a></text:p>
          <text:p text:style-name="Contents_20_2"><text:a xlink:type="simple" xlink:href="#orga5dbd68">6.30. [mode-icons] 使用中のモード表示をアイコンで代替</text:a></text:p>
          <text:p text:style-name="Contents_20_2"><text:a xlink:type="simple" xlink:href="#orgf2c58da">6.31. [highlight-symbol] 同じ名前のシンボルをハイライトする</text:a></text:p>
          <text:p text:style-name="Contents_20_2"><text:a xlink:type="simple" xlink:href="#orgb1d40b3">6.32. [all-the-icons-dired] フォントを使ったアイコンを表示</text:a></text:p>
          <text:p text:style-name="Contents_20_1"><text:a xlink:type="simple" xlink:href="#orgad20ad5">7. メディアサポート</text:a></text:p>
          <text:p text:style-name="Contents_20_2"><text:a xlink:type="simple" xlink:href="#org14ce525">7.1. [bongo.el] Emacsのバッファで音楽ライブラリを管理する</text:a></text:p>
          <text:p text:style-name="Contents_20_2"><text:a xlink:type="simple" xlink:href="#org09ebf26">7.2. [GoogleMaps.el] GoogleMaps を Emacs 内で使う</text:a></text:p>
          <text:p text:style-name="Contents_20_2"><text:a xlink:type="simple" xlink:href="#org13dd048">7.3. [org-google-weather.el] org-agenda に天気を表示する</text:a></text:p>
          <text:p text:style-name="Contents_20_2"><text:a xlink:type="simple" xlink:href="#orgaf0a47c">7.4. [japanlaw.el] Emacs 電子六法</text:a></text:p>
          <text:p text:style-name="Contents_20_2"><text:a xlink:type="simple" xlink:href="#org13f30da">7.5. [sunshine.el] 天気を知る</text:a></text:p>
          <text:p text:style-name="Contents_20_1"><text:a xlink:type="simple" xlink:href="#orgbae22fc">8. 履歴／ファイル管理</text:a></text:p>
          <text:p text:style-name="Contents_20_2"><text:a xlink:type="simple" xlink:href="#org946d4aa">8.1. [dired] ファイラのサポートツール</text:a></text:p>
          <text:p text:style-name="Contents_20_2"><text:a xlink:type="simple" xlink:href="#orgb1747e4">8.2. Undoバッファを無限に取る</text:a></text:p>
          <text:p text:style-name="Contents_20_2"><text:a xlink:type="simple" xlink:href="#org66ebcd9">8.3. [undo-tree] 編集履歴をわかりやすくたどる</text:a></text:p>
          <text:p text:style-name="Contents_20_2"><text:a xlink:type="simple" xlink:href="#org292c7d3">8.4. バッファ保存時にバックアップファイルを生成する</text:a></text:p>
          <text:p text:style-name="Contents_20_2"><text:a xlink:type="simple" xlink:href="#org816f7d4">8.5. バッファ保存時にバックアップを生成させない</text:a></text:p>
          <text:p text:style-name="Contents_20_2"><text:a xlink:type="simple" xlink:href="#orgf0d82cf">8.6. ミニバッファの履歴を保存しリストアする</text:a></text:p>
          <text:p text:style-name="Contents_20_2"><text:a xlink:type="simple" xlink:href="#orgde41d48">8.7. 履歴サイズを大きくする</text:a></text:p>
          <text:p text:style-name="Contents_20_2"><text:a xlink:type="simple" xlink:href="#orgdd60572">8.8. Emacs終了時に開いていたバッファを起動時に復元する</text:a></text:p>
          <text:p text:style-name="Contents_20_2"><text:a xlink:type="simple" xlink:href="#orgeed8718">8.9. 最近開いたファイルリストを保持</text:a></text:p>
          <text:p text:style-name="Contents_20_2"><text:a xlink:type="simple" xlink:href="#orgd602457">8.10. 深夜にバッファを自動整理する</text:a></text:p>
          <text:p text:style-name="Contents_20_2"><text:a xlink:type="simple" xlink:href="#org45f99f8">8.11. [auto-save-buffers.el] 一定間隔でバッファを保存する</text:a></text:p>
          <text:p text:style-name="Contents_20_2"><text:a xlink:type="simple" xlink:href="#org10d2db6">8.12. [backup-dir.el] バックアップファイルを一箇所に集める</text:a></text:p>
          <text:p text:style-name="Contents_20_2"><text:a xlink:type="simple" xlink:href="#org50df01d">8.13. [backup-each-save] クラッシュに備える</text:a></text:p>
          <text:p text:style-name="Contents_20_2"><text:a xlink:type="simple" xlink:href="#org5e00a67">8.14. 特定のファイルを Dropbox 以下にバックアップする</text:a></text:p>
          <text:p text:style-name="Contents_20_2"><text:a xlink:type="simple" xlink:href="#org33e459a">8.15. [session.el] 様々な履歴を保存し復元に利用する</text:a></text:p>
          <text:p text:style-name="Contents_20_2"><text:a xlink:type="simple" xlink:href="#org312c41a">8.16. [wakatime-mode.el] WakaTime を利用して作業記録する</text:a></text:p>
          <text:p text:style-name="Contents_20_2"><text:a xlink:type="simple" xlink:href="#org67980ea">8.17. [neotree.el] ディレクトリ情報をツリー表示</text:a></text:p>
          <text:p text:style-name="Contents_20_2"><text:a xlink:type="simple" xlink:href="#orga70efac">8.18. [osx-trash] system-move-file-to-trash を有効にする</text:a></text:p>
          <text:p text:style-name="Contents_20_2"><text:a xlink:type="simple" xlink:href="#org1b8d9b2">8.19. <text:span text:style-name="OrgTodo">TODO</text:span> [helpful] リッチなヘルプページ</text:a></text:p>
          <text:p text:style-name="Contents_20_2"><text:a xlink:type="simple" xlink:href="#orgde13290">8.20. [keyfreq.el] コマンドログ</text:a></text:p>
          <text:p text:style-name="Contents_20_1"><text:a xlink:type="simple" xlink:href="#orge70f894">9. 開発サポート</text:a></text:p>
          <text:p text:style-name="Contents_20_2"><text:a xlink:type="simple" xlink:href="#org0958daf">9.1. 便利キーバインド</text:a></text:p>
          <text:p text:style-name="Contents_20_2"><text:a xlink:type="simple" xlink:href="#orga6479b6">9.2. [gist.el] Gist インターフェイス</text:a></text:p>
          <text:p text:style-name="Contents_20_2"><text:a xlink:type="simple" xlink:href="#org8907ef6">9.3. [doxymacs.el] Doxygen のコメントを簡単に入力する</text:a></text:p>
          <text:p text:style-name="Contents_20_2"><text:a xlink:type="simple" xlink:href="#org4e3dc76">9.4. [matlab.el] Matlab用の設定 <text:span text:style-name="OrgTags">[<text:span text:style-name="OrgTag">Mac</text:span>]</text:span></text:a></text:p>
          <text:p text:style-name="Contents_20_2"><text:a xlink:type="simple" xlink:href="#orge1391a6">9.5. [flycheck.el] 構文エラー表示</text:a></text:p>
          <text:p text:style-name="Contents_20_2"><text:a xlink:type="simple" xlink:href="#org0f3c8cd">9.6. [auto-complete.el] 自動補完機能</text:a></text:p>
          <text:p text:style-name="Contents_20_2"><text:a xlink:type="simple" xlink:href="#orgcc33646">9.7. [auto-complete-clang.el] オムニ補完</text:a></text:p>
          <text:p text:style-name="Contents_20_3"><text:a xlink:type="simple" xlink:href="#org7f13b91">9.7.1. References</text:a></text:p>
          <text:p text:style-name="Contents_20_2"><text:a xlink:type="simple" xlink:href="#orge5e683c">9.8. [hideshowvis.el] 関数の表示／非表示</text:a></text:p>
          <text:p text:style-name="Contents_20_2"><text:a xlink:type="simple" xlink:href="#orgca0ed9e">9.9. [origami.el] 関数の折りたたみ</text:a></text:p>
          <text:p text:style-name="Contents_20_2"><text:a xlink:type="simple" xlink:href="#org65ac6b0">9.10. [quickrun.el] お手軽ビルド</text:a></text:p>
          <text:p text:style-name="Contents_20_2"><text:a xlink:type="simple" xlink:href="#orgbfbcc2a">9.11. [ggtags.el] タグジャンプ</text:a></text:p>
          <text:p text:style-name="Contents_20_2"><text:a xlink:type="simple" xlink:href="#org815f27d">9.12. [0xc] N進数変換</text:a></text:p>
          <text:p text:style-name="Contents_20_2"><text:a xlink:type="simple" xlink:href="#orgab486af">9.13. <text:span text:style-name="OrgTodo">TODO</text:span> [EditorConfig] コードスタイルの強制</text:a></text:p>
          <text:p text:style-name="Contents_20_2"><text:a xlink:type="simple" xlink:href="#org78380fd">9.14. [uuid.el] UUID の生成</text:a></text:p>
          <text:p text:style-name="Contents_20_2"><text:a xlink:type="simple" xlink:href="#org4544df7">9.15. [hexl.el] バイナリファイルを開く</text:a></text:p>
          <text:p text:style-name="Contents_20_2"><text:a xlink:type="simple" xlink:href="#org52b8c91">9.16. [package-lint.el] MEPLA登録用Lint</text:a></text:p>
          <text:p text:style-name="Contents_20_2"><text:a xlink:type="simple" xlink:href="#org0b947be">9.17. <text:span text:style-name="OrgTodo">TODO</text:span> [cov] カバレッジの状態をフリンジで確認</text:a></text:p>
          <text:p text:style-name="Contents_20_2"><text:a xlink:type="simple" xlink:href="#org1df6ee0">9.18. <text:span text:style-name="OrgTodo">TODO</text:span> [projectile.el] ディレクトリ単位でファイル群をプロジェクト扱いする</text:a></text:p>
          <text:p text:style-name="Contents_20_1"><text:a xlink:type="simple" xlink:href="#org054e50e">10. Org Mode</text:a></text:p>
          <text:p text:style-name="Contents_20_2"><text:a xlink:type="simple" xlink:href="#orgac505df">10.1. 基本設定</text:a></text:p>
          <text:p text:style-name="Contents_20_2"><text:a xlink:type="simple" xlink:href="#orga9f6c84">10.2. contribution を使う</text:a></text:p>
          <text:p text:style-name="Contents_20_2"><text:a xlink:type="simple" xlink:href="#org5e694e7">10.3. iCal との連携</text:a></text:p>
          <text:p text:style-name="Contents_20_2"><text:a xlink:type="simple" xlink:href="#orga4b3eaf">10.4. スピードコマンド</text:a></text:p>
          <text:p text:style-name="Contents_20_2"><text:a xlink:type="simple" xlink:href="#org6b914cf">10.5. Pomodoro</text:a></text:p>
          <text:p text:style-name="Contents_20_2"><text:a xlink:type="simple" xlink:href="#org9e2ae52">10.6. face 関連</text:a></text:p>
          <text:p text:style-name="Contents_20_2"><text:a xlink:type="simple" xlink:href="#org281d102">10.7. <text:span text:style-name="OrgTodo">TODO</text:span> キーワードのカスタマイズ</text:a></text:p>
          <text:p text:style-name="Contents_20_2"><text:a xlink:type="simple" xlink:href="#orgf9ed04f">10.8. ImageMagick を使って様々な画像をインライン表示する</text:a></text:p>
          <text:p text:style-name="Contents_20_2"><text:a xlink:type="simple" xlink:href="#org8197643">10.9. [org-agenda] タスク／予定管理</text:a></text:p>
          <text:p text:style-name="Contents_20_2"><text:a xlink:type="simple" xlink:href="#orgb260bae">10.10. <text:span text:style-name="OrgTodo">TODO</text:span> [orgbox.el] スケジュール追加のわかりやすい入力</text:a></text:p>
          <text:p text:style-name="Contents_20_2"><text:a xlink:type="simple" xlink:href="#orge27efa4">10.11. <text:span text:style-name="OrgTodo">TODO</text:span> [org-review.el] レビューフローのサポート</text:a></text:p>
          <text:p text:style-name="Contents_20_2"><text:a xlink:type="simple" xlink:href="#org11b1bd8">10.12. [appt.el] アラーム設定</text:a></text:p>
          <text:p text:style-name="Contents_20_2"><text:a xlink:type="simple" xlink:href="#org7c2c0d8">10.13. [org-capture] 高速にメモを取る</text:a></text:p>
          <text:p text:style-name="Contents_20_2"><text:a xlink:type="simple" xlink:href="#orgcd448c1">10.14. [org-refile] orgツリーの高速移動</text:a></text:p>
          <text:p text:style-name="Contents_20_2"><text:a xlink:type="simple" xlink:href="#orgf4263e1">10.15. [org-babel] 基本設定</text:a></text:p>
          <text:p text:style-name="Contents_20_2"><text:a xlink:type="simple" xlink:href="#org1f33cbe">10.16. [org-babel] ソースブロックの入力キーをカスタマイズ</text:a></text:p>
          <text:p text:style-name="Contents_20_2"><text:a xlink:type="simple" xlink:href="#org3ee58be">10.17. [MobileOrg] iOS との連携</text:a></text:p>
          <text:p text:style-name="Contents_20_2"><text:a xlink:type="simple" xlink:href="#orgae6d958">10.18. [org-tree-slide] Org でプレゼンテーション</text:a></text:p>
          <text:p text:style-name="Contents_20_2"><text:a xlink:type="simple" xlink:href="#orga1f14f3">10.19. [org-tree-slide] クロックインとアウトを自動化する</text:a></text:p>
          <text:p text:style-name="Contents_20_2"><text:a xlink:type="simple" xlink:href="#orgda42ea4">10.20. [org-tree-slide] 特定のツリーをプロポーショナルフォントで表示する</text:a></text:p>
          <text:p text:style-name="Contents_20_2"><text:a xlink:type="simple" xlink:href="#orgac7321a">10.21. [org-tree-slide] ヘッドラインをリッチにする</text:a></text:p>
          <text:p text:style-name="Contents_20_2"><text:a xlink:type="simple" xlink:href="#orgd589aa6">10.22. <text:span text:style-name="OrgTodo">TODO</text:span> [org-tree-slide] BEGIN_SRCとEND_SRCを消して背景色を変える</text:a></text:p>
          <text:p text:style-name="Contents_20_2"><text:a xlink:type="simple" xlink:href="#orgbc69959">10.23. <text:span text:style-name="OrgTodo">TODO</text:span> [org-fstree] ディレクトリ構造を読み取る</text:a></text:p>
          <text:p text:style-name="Contents_20_2"><text:a xlink:type="simple" xlink:href="#org379b408">10.24. [calfw-org] calfw に org の予定を表示する</text:a></text:p>
          <text:p text:style-name="Contents_20_2"><text:a xlink:type="simple" xlink:href="#org78ae2f6">10.25. [org-export-generic] エクスポート機能を拡張する</text:a></text:p>
          <text:p text:style-name="Contents_20_2"><text:a xlink:type="simple" xlink:href="#org78f1027">10.26. <text:span text:style-name="OrgTodo">TODO</text:span> [ox] 出力形式の拡張</text:a></text:p>
          <text:p text:style-name="Contents_20_2"><text:a xlink:type="simple" xlink:href="#org40ef67c">10.27. [org-odt] ODT形式に出力</text:a></text:p>
          <text:p text:style-name="Contents_20_2"><text:a xlink:type="simple" xlink:href="#org5369b18">10.28. [ox-twbs] Twitter Bootstrap 互換のHTML出力</text:a></text:p>
          <text:p text:style-name="Contents_20_2"><text:a xlink:type="simple" xlink:href="#org1421d18">10.29. [org-crypt] ツリーを暗号化する</text:a></text:p>
          <text:p text:style-name="Contents_20_2"><text:a xlink:type="simple" xlink:href="#orgbf92e55">10.30. [org-mac-link] 外部アプリから情報を取る</text:a></text:p>
          <text:p text:style-name="Contents_20_2"><text:a xlink:type="simple" xlink:href="#org95b6d7d">10.31. <text:span text:style-name="OrgTodo">TODO</text:span> Parers3.app からリンクを取得する</text:a></text:p>
          <text:p text:style-name="Contents_20_2"><text:a xlink:type="simple" xlink:href="#org88b4bd6">10.32. <text:span text:style-name="OrgTodo">TODO</text:span> Papers3.app のリンクを開けるようにする</text:a></text:p>
          <text:p text:style-name="Contents_20_2"><text:a xlink:type="simple" xlink:href="#orged66eb3">10.33. <text:span text:style-name="OrgTodo">TODO</text:span> [org-attach] 外部ファイルを紐付ける</text:a></text:p>
          <text:p text:style-name="Contents_20_2"><text:a xlink:type="simple" xlink:href="#org8063b70">10.34. <text:span text:style-name="OrgTodo">TODO</text:span> [org-screenshot] スクリーンショットを貼り付ける</text:a></text:p>
          <text:p text:style-name="Contents_20_2"><text:a xlink:type="simple" xlink:href="#org8df1486">10.35. [terminal-notifier] イベント通知</text:a></text:p>
          <text:p text:style-name="Contents_20_3"><text:a xlink:type="simple" xlink:href="#orgd9ced8c">10.35.1. References</text:a></text:p>
          <text:p text:style-name="Contents_20_2"><text:a xlink:type="simple" xlink:href="#org6059c1c">10.36. [org-grep] org ファイルを grep する</text:a></text:p>
          <text:p text:style-name="Contents_20_2"><text:a xlink:type="simple" xlink:href="#org11dbcd2">10.37. [ox-reveal] ナイスなHTML5プレゼンテーション出力</text:a></text:p>
          <text:p text:style-name="Contents_20_2"><text:a xlink:type="simple" xlink:href="#orgf73d2c2">10.38. <text:span text:style-name="OrgTodo">READ</text:span> ME を常に org-mode で開く</text:a></text:p>
          <text:p text:style-name="Contents_20_2"><text:a xlink:type="simple" xlink:href="#org47cee22">10.39. Growlnotify と org-mode でアラーム管理</text:a></text:p>
          <text:p text:style-name="Contents_20_2"><text:a xlink:type="simple" xlink:href="#org92d72ce">10.40. org-mode の latex エクスポート関数をオーバーライド</text:a></text:p>
          <text:p text:style-name="Contents_20_2"><text:a xlink:type="simple" xlink:href="#orgde69fcd">10.41. [org-autolist] ブリッツの入力を簡単に</text:a></text:p>
          <text:p text:style-name="Contents_20_2"><text:a xlink:type="simple" xlink:href="#org957008a">10.42. [org-dashboard] 進捗をプログレスバーで確認</text:a></text:p>
          <text:p text:style-name="Contents_20_2"><text:a xlink:type="simple" xlink:href="#org6bf1872">10.43. <text:span text:style-name="OrgTodo">TODO</text:span> [org-clock-today] 今日の総作業時間をモードラインに表示</text:a></text:p>
          <text:p text:style-name="Contents_20_2"><text:a xlink:type="simple" xlink:href="#org384079f">10.44. <text:span text:style-name="OrgTodo">TODO</text:span> [org-recent-headings] 訪問したツリーを記録し簡単に再訪問可能にする</text:a></text:p>
          <text:p text:style-name="Contents_20_2"><text:a xlink:type="simple" xlink:href="#orgd981f49">10.45. <text:span text:style-name="OrgTodo">TODO</text:span> [orgnav] ツリーの検索インタフェース</text:a></text:p>
          <text:p text:style-name="Contents_20_2"><text:a xlink:type="simple" xlink:href="#orgd370678">10.46. <text:span text:style-name="OrgTodo">TODO</text:span> [org-random-todo] ランダムにタスクを選ぶ</text:a></text:p>
          <text:p text:style-name="Contents_20_2"><text:a xlink:type="simple" xlink:href="#org4a2208c">10.47. <text:span text:style-name="OrgTodo">TODO</text:span> [toc-org] 目次の挿入</text:a></text:p>
          <text:p text:style-name="Contents_20_1"><text:a xlink:type="simple" xlink:href="#orgafa78d1">11. フレーム／ウィンドウ制御</text:a></text:p>
          <text:p text:style-name="Contents_20_2"><text:a xlink:type="simple" xlink:href="#orgd23eaf0">11.1. 起動時の設定</text:a></text:p>
          <text:p text:style-name="Contents_20_2"><text:a xlink:type="simple" xlink:href="#orgfed8c6b">11.2. 複数フレーム対応</text:a></text:p>
          <text:p text:style-name="Contents_20_2"><text:a xlink:type="simple" xlink:href="#orgf7ac5eb">11.3. [e2wm.el] 二画面表示</text:a></text:p>
          <text:p text:style-name="Contents_20_2"><text:a xlink:type="simple" xlink:href="#org94bc278">11.4. [moom.el] キーボードでフレームの場所を移す</text:a></text:p>
          <text:p text:style-name="Contents_20_2"><text:a xlink:type="simple" xlink:href="#org7098fbb">11.5. [popwin.el] ポップアップウィンドウの制御</text:a></text:p>
          <text:p text:style-name="Contents_20_2"><text:a xlink:type="simple" xlink:href="#org2a2873d">11.6. <text:span text:style-name="OrgTodo">TODO</text:span> [shackle.el] ポップアップウィンドウの制御</text:a></text:p>
          <text:p text:style-name="Contents_20_2"><text:a xlink:type="simple" xlink:href="#org1e6015c">11.7. [elscreen.el] Emacs バッファをタブ化</text:a></text:p>
          <text:p text:style-name="Contents_20_2"><text:a xlink:type="simple" xlink:href="#org8a85943">11.8. [tabbar-ruler] バッファをタブ切り替え可能に</text:a></text:p>
          <text:p text:style-name="Contents_20_1"><text:a xlink:type="simple" xlink:href="#orgb0aa3f2">12. フォント／配色関連</text:a></text:p>
          <text:p text:style-name="Contents_20_2"><text:a xlink:type="simple" xlink:href="#orgd06ff52">12.1. 正規表現を見やすくする</text:a></text:p>
          <text:p text:style-name="Contents_20_2"><text:a xlink:type="simple" xlink:href="#org77eb92b">12.2. 設定ファイルを見やすくする</text:a></text:p>
          <text:p text:style-name="Contents_20_2"><text:a xlink:type="simple" xlink:href="#org12d3b28">12.3. カーソル行に色をつける</text:a></text:p>
          <text:p text:style-name="Contents_20_2"><text:a xlink:type="simple" xlink:href="#org472e9c1">12.4. カーソル色の切り替え <text:span text:style-name="OrgTags">[<text:span text:style-name="OrgTag">Mac</text:span>]</text:span></text:a></text:p>
          <text:p text:style-name="Contents_20_2"><text:a xlink:type="simple" xlink:href="#org02f4154">12.5. カーソルを点滅させない</text:a></text:p>
          <text:p text:style-name="Contents_20_2"><text:a xlink:type="simple" xlink:href="#org19391e5">12.6. カーソル位置のフォントを確認</text:a></text:p>
          <text:p text:style-name="Contents_20_2"><text:a xlink:type="simple" xlink:href="#orga26a6f7">12.7. フォント設定</text:a></text:p>
          <text:p text:style-name="Contents_20_3"><text:a xlink:type="simple" xlink:href="#org916f02f">12.7.1. フォントのインストール方法</text:a></text:p>
          <text:p text:style-name="Contents_20_3"><text:a xlink:type="simple" xlink:href="#org91270a4">12.7.2. フォントチェック用コード</text:a></text:p>
          <text:p text:style-name="Contents_20_2"><text:a xlink:type="simple" xlink:href="#org19ea886">12.8. 行間を制御する</text:a></text:p>
          <text:p text:style-name="Contents_20_2"><text:a xlink:type="simple" xlink:href="#org5b30672">12.9. パッチをカラフルに表示する</text:a></text:p>
          <text:p text:style-name="Contents_20_2"><text:a xlink:type="simple" xlink:href="#org397e4c7">12.10. 背景を黒系色にする</text:a></text:p>
          <text:p text:style-name="Contents_20_2"><text:a xlink:type="simple" xlink:href="#org420e059">12.11. 時間帯を指定して起動時にテーマを切り替える</text:a></text:p>
          <text:p text:style-name="Contents_20_2"><text:a xlink:type="simple" xlink:href="#org08f2a82">12.12. [rainbow-mode.el] 配色のリアルタイム確認</text:a></text:p>
          <text:p text:style-name="Contents_20_3"><text:a xlink:type="simple" xlink:href="#orgbeaf7b9">12.12.1. 色一覧</text:a></text:p>
          <text:p text:style-name="Contents_20_2"><text:a xlink:type="simple" xlink:href="#org0f6b6b8">12.13. [volatile-highlights] コピペした領域を強調</text:a></text:p>
          <text:p text:style-name="Contents_20_2"><text:a xlink:type="simple" xlink:href="#org7e7e973">12.14. [edit-color-stamp] Qt経由でカラーピッカーを使う</text:a></text:p>
          <text:p text:style-name="Contents_20_1"><text:a xlink:type="simple" xlink:href="#orga1eec00">13. ユーティリティ関数</text:a></text:p>
          <text:p text:style-name="Contents_20_2"><text:a xlink:type="simple" xlink:href="#orgdd72146">13.1. [pomodoro.el] ポモドーロの実践</text:a></text:p>
          <text:p text:style-name="Contents_20_2"><text:a xlink:type="simple" xlink:href="#orgcfd4604">13.2. [pomodoro.el] 続・ポモドーロの実践</text:a></text:p>
          <text:p text:style-name="Contents_20_2"><text:a xlink:type="simple" xlink:href="#org0ebdf1d">13.3. [google-this.el] 単語をグーグル検索</text:a></text:p>
          <text:p text:style-name="Contents_20_2"><text:a xlink:type="simple" xlink:href="#orgaa80a6a">13.4. [lingr.el] チャットルームに参加</text:a></text:p>
          <text:p text:style-name="Contents_20_2"><text:a xlink:type="simple" xlink:href="#orgea7a38a">13.5. [osx-lib.el] OSX用ユーティリティ <text:span text:style-name="OrgTags">[<text:span text:style-name="OrgTag">Mac</text:span>]</text:span></text:a></text:p>
          <text:p text:style-name="Contents_20_2"><text:a xlink:type="simple" xlink:href="#orgf5ffd38">13.6. <text:span text:style-name="OrgTodo">TODO</text:span> [password-store.el] パスワード管理</text:a></text:p>
          <text:p text:style-name="Contents_20_2"><text:a xlink:type="simple" xlink:href="#orgd03b296">13.7. [multi-term.el] ターミナル</text:a></text:p>
          <text:p text:style-name="Contents_20_2"><text:a xlink:type="simple" xlink:href="#org2dbcb11">13.8. iterm2 を Emacs から呼び出したい <text:span text:style-name="OrgTags">[<text:span text:style-name="OrgTag">Mac</text:span>]</text:span></text:a></text:p>
          <text:p text:style-name="Contents_20_2"><text:a xlink:type="simple" xlink:href="#orgbeca105">13.9. カレントバッファのあるディレクトリをターミナルで表示</text:a></text:p>
          <text:p text:style-name="Contents_20_2"><text:a xlink:type="simple" xlink:href="#org2b963ee">13.10. [utility.el] 自作してテスト中の便利関数群</text:a></text:p>
          <text:p text:style-name="Contents_20_1"><text:a xlink:type="simple" xlink:href="#org1c814ae">14. おわりに</text:a></text:p>
        </text:index-body>
      </text:table-of-content>
      <text:h text:style-name="Heading_20_1" text:outline-level="1" text:is-list-header="false">
<text:bookmark-start text:name="OrgXref.ID-7F29D5C2-C191-4AF9-AA12-71D557CC4D9A"/>
<text:bookmark text:name="ID-7F29D5C2-C191-4AF9-AA12-71D557CC4D9A"/>
<text:bookmark-end text:name="OrgXref.ID-7F29D5C2-C191-4AF9-AA12-71D557CC4D9A"/>
<text:bookmark-start text:name="OrgXref.org5dbc61d"/>
<text:bookmark text:name="org5dbc61d"/>はじめに
<text:bookmark-end text:name="OrgXref.org5dbc61d"/></text:h>
      <text:list text:style-name="OrgBulletedList" text:continue-numbering="false">
        <text:list-item>
          <text:p text:style-name="Text_20_body">この文章は，<text:a xlink:type="simple" xlink:href="https://gist.github.com/1369417">org2dokuwiki.pl</text:a>を使って生成しています．<text:line-break/></text:p>
        </text:list-item>
        <text:list-item>
          <text:p text:style-name="Text_20_body"><text:a xlink:type="simple" xlink:href="https://github.com/takaxp/emacs.d/blob/master/init.el">init.el</text:a> 本体は，<text:a xlink:type="simple" xlink:href="https://github.com/takaxp/emacs.d/">github</text:a> に公開しています．<text:line-break/></text:p>
        </text:list-item>
        <text:list-item>
          <text:p text:style-name="Text_20_body"><text:a xlink:type="simple" xlink:href="https://github.com/takaxp/emacs.d/blob/master/init.org">init.org</text:a> から <text:a xlink:type="simple" xlink:href="https://github.com/takaxp/emacs.d/blob/master/init.el">init.el</text:a>，<text:a xlink:type="simple" xlink:href="https://github.com/takaxp/emacs.d/raw/master/init.pdf">init.pdf</text:a>，<text:a xlink:type="simple" xlink:href="https://github.com/takaxp/emacs.d/raw/master/init.odt">init.odt</text:a>，<text:a xlink:type="simple" xlink:href="https://pxaka.tokyo/wiki/doku.php?id=emacs:init.el">wiki</text:a> を生成しています．<text:line-break/></text:p>
        </text:list-item>
        <text:list-item>
          <text:p text:style-name="Text_20_body">一部の関数定義を <text:a xlink:type="simple" xlink:href="https://pxaka.tokyo/wiki/doku.php?id=emacs:utility.el">utility.el</text:a> に分離しています．<text:line-break/></text:p>
        </text:list-item>
        <text:list-item>
          <text:p text:style-name="Text_20_body">コピペだけで動かなかった場合は，ページ最下部のコメント欄にご意見をどうぞ．<text:line-break/></text:p>
          <text:list text:style-name="OrgBulletedList" text:continue-numbering="true">
            <text:list-item>
              <text:p text:style-name="Text_20_body">github.io 以下で閲覧する場合は，コメント欄が表示されません．<text:line-break/></text:p>
            </text:list-item>
          </text:list>
        </text:list-item>
      </text:list>
      <text:h text:style-name="Heading_20_1" text:outline-level="1" text:is-list-header="false">
<text:bookmark-start text:name="OrgXref.ID-4DECDFAA-B7A1-4191-B41B-144913A382BF"/>
<text:bookmark text:name="ID-4DECDFAA-B7A1-4191-B41B-144913A382BF"/>
<text:bookmark-end text:name="OrgXref.ID-4DECDFAA-B7A1-4191-B41B-144913A382BF"/>
<text:bookmark-start text:name="OrgXref.org55600f9"/>
<text:bookmark text:name="org55600f9"/>基本設定
<text:bookmark-end text:name="OrgXref.org55600f9"/></text:h>
      <text:p text:style-name="Text_20_body">この設定群を利用するために設定です．一部の関数は記述しておかないと動かない可能性があります．<text:line-break/></text:p>
      <text:h text:style-name="Heading_20_2" text:outline-level="2" text:is-list-header="false">
<text:bookmark-start text:name="OrgXref.ID-5F3929A1-444F-4674-BD81-7A5E8CBEE787"/>
<text:bookmark text:name="ID-5F3929A1-444F-4674-BD81-7A5E8CBEE787"/>
<text:bookmark-end text:name="OrgXref.ID-5F3929A1-444F-4674-BD81-7A5E8CBEE787"/>
<text:bookmark-start text:name="OrgXref.org7773bc6"/>
<text:bookmark text:name="org7773bc6"/>init.el のヘッダ
<text:bookmark-end text:name="OrgXref.org7773bc6"/></text:h>
      <text:p text:style-name="OrgSrcBlock"><text:span text:style-name="OrgSrcFontLockCommentDelimiterFace">;;<text:s/></text:span><text:span text:style-name="OrgSrcFontLockCommentFace">-*-<text:s/>lexical-binding:<text:s/>t<text:s/>-*-</text:span></text:p>
      <text:p text:style-name="OrgSrcBlock"><text:span text:style-name="OrgSrcFontLockCommentDelimiterFace">;;<text:s/></text:span><text:span text:style-name="OrgSrcFontLockCommentFace">Configurations<text:s/>for<text:s/>Emacs</text:span></text:p>
      <text:p text:style-name="OrgSrcBlockLastLine"><text:span text:style-name="OrgSrcFontLockCommentDelimiterFace">;;<text:s/><text:s/><text:s/><text:s/><text:s/><text:s/><text:s/><text:s/><text:s/><text:s/><text:s/><text:s/><text:s/><text:s/><text:s/><text:s/><text:s/><text:s/><text:s/><text:s/><text:s/><text:s/><text:s/><text:s/><text:s/><text:s/><text:s/><text:s/><text:s/><text:s/><text:s/><text:s/><text:s/><text:s/><text:s/><text:s/><text:s/><text:s/><text:s/><text:s/><text:s/></text:span><text:span text:style-name="OrgSrcFontLockCommentFace">Takaaki<text:s/>ISHIKAWA<text:s/><text:s/>&lt;takaxp@ieee.org&gt;</text:span></text:p>
      <text:list text:style-name="OrgBulletedList" text:continue-numbering="false">
        <text:list-item>
          <text:p text:style-name="Text_20_body">.emacs のカスタマイズを本格化し始めた頃に<text:a xlink:type="simple" xlink:href="http://www.mygooglest.com/fni/dot-emacs.html">参照した情報</text:a><text:line-break/></text:p>
        </text:list-item>
      </text:list>
      <text:h text:style-name="Heading_20_2" text:outline-level="2" text:is-list-header="false">
<text:bookmark-start text:name="OrgXref.org4ef1754"/>
<text:bookmark text:name="org4ef1754"/>init ファイルの読み込み時間計測
<text:bookmark-end text:name="OrgXref.org4ef1754"/></text:h>
      <text:p text:style-name="Text_20_body">次の関数を <text:span text:style-name="OrgCode">init.el</text:span> の最初に記載して，オプション付きで <text:span text:style-name="OrgCode">after-init-hook</text:span> に乗っければ，initファイルの読み込み時間を計測できます（GUIのフレーム生成を含まない）．これ以降に設定する <text:span text:style-name="OrgCode">emacs-init-time</text:span> の派生関数と違い， <text:span text:style-name="OrgCode">after-init-hook</text:span> で実行される処理の時間もわかります（ほかの処理も微妙に入るので，あくまで目安です）．<text:line-break/></text:p>
      <text:p text:style-name="OrgSrcBlockLastLine">(<text:span text:style-name="OrgSrcFontLockKeywordFace">defconst</text:span><text:s/><text:span text:style-name="OrgSrcFontLockVariableNameFace">before-load-init-time</text:span><text:s/>(current-time))</text:p>
      <text:p text:style-name="OrgSrcBlock">(<text:span text:style-name="OrgSrcFontLockKeywordFace">defun</text:span><text:s/><text:span text:style-name="OrgSrcFontLockFunctionNameFace">my:load-init-time</text:span><text:s/>()</text:p>
      <text:p text:style-name="OrgSrcBlock"><text:s/><text:s/><text:span text:style-name="OrgSrcFontLockDocFace">"Loading<text:s/>time<text:s/>of<text:s/>user<text:s/>init<text:s/>files<text:s/>including<text:s/>time<text:s/>for<text:s/>`</text:span><text:span text:style-name="OrgSrcFontLockConstantFace">after-init-hook</text:span><text:span text:style-name="OrgSrcFontLockDocFace">'."</text:span></text:p>
      <text:p text:style-name="OrgSrcBlock"><text:s/><text:s/>(<text:span text:style-name="OrgSrcFontLockKeywordFace">let</text:span><text:s/>((time1<text:s/>(float-time</text:p>
      <text:p text:style-name="OrgSrcBlock"><text:s/><text:s/><text:s/><text:s/><text:s/><text:s/><text:s/><text:s/><text:s/><text:s/><text:s/><text:s/><text:s/><text:s/><text:s/><text:s/>(time-subtract<text:s/>after-init-time<text:s/>before-load-init-time)))</text:p>
      <text:p text:style-name="OrgSrcBlock"><text:s/><text:s/><text:s/><text:s/><text:s/><text:s/><text:s/><text:s/>(time2<text:s/>(float-time</text:p>
      <text:p text:style-name="OrgSrcBlock"><text:s/><text:s/><text:s/><text:s/><text:s/><text:s/><text:s/><text:s/><text:s/><text:s/><text:s/><text:s/><text:s/><text:s/><text:s/><text:s/>(time-subtract<text:s/>(current-time)<text:s/>before-load-init-time))))</text:p>
      <text:p text:style-name="OrgSrcBlock"><text:s/><text:s/><text:s/><text:s/>(message<text:s/>(concat<text:s/><text:span text:style-name="OrgSrcFontLockStringFace">"Loading<text:s/>init<text:s/>files:<text:s/>%.0f<text:s/>[msec],<text:s/>"</text:span></text:p>
      <text:p text:style-name="OrgSrcBlock"><text:s/><text:s/><text:s/><text:s/><text:s/><text:s/><text:s/><text:s/><text:s/><text:s/><text:s/><text:s/><text:s/><text:s/><text:s/><text:s/><text:s/><text:s/><text:s/><text:s/><text:s/><text:span text:style-name="OrgSrcFontLockStringFace">"of<text:s/>which<text:s/>%.f<text:s/>[msec]<text:s/>for<text:s/>`</text:span><text:span text:style-name="OrgSrcFontLockConstantFace">after-init-hook</text:span><text:span text:style-name="OrgSrcFontLockStringFace">'."</text:span>)</text:p>
      <text:p text:style-name="OrgSrcBlock"><text:s/><text:s/><text:s/><text:s/><text:s/><text:s/><text:s/><text:s/><text:s/><text:s/><text:s/><text:s/><text:s/>(*<text:s/>1000<text:s/>time1)<text:s/>(*<text:s/>1000<text:s/>(-<text:s/>time2<text:s/>time1)))))</text:p>
      <text:p text:style-name="OrgSrcBlockLastLine">(add-hook<text:s/>'after-init-hook<text:s/>'my:load-init-time<text:s/>t)</text:p>
      <text:p text:style-name="Text_20_body"><text:span text:style-name="OrgCode">after-init-hook</text:span> の値をチェックして，最後に配置されていることに留意します．以下は， <text:span text:style-name="OrgCode">after-init-hook</text:span> の例です．<text:line-break/></text:p>
      <text:p text:style-name="OrgSrcBlockLastLine">(session-initialize<text:s/>recentf-mode<text:s/>my:emacs-init-time<text:s/>my:load-init-time)</text:p>
      <text:h text:style-name="Heading_20_2" text:outline-level="2" text:is-list-header="false">
<text:bookmark-start text:name="OrgXref.orgaad92b8"/>
<text:bookmark text:name="orgaad92b8"/>起動時間の計測
<text:bookmark-end text:name="OrgXref.orgaad92b8"/></text:h>
      <text:p text:style-name="Text_20_body"><text:span text:style-name="OrgCode">M-x emacs-init-time</text:span> を実行すると，Emacsの起動にかかった時間が表示されます．個人的にはミリ秒表示が好きなので，手を加えます．元ネタは<text:a xlink:type="simple" xlink:href="http://d.hatena.ne.jp/sugyan/20120120/1327037494">すぎゃーんメモ</text:a>からです．感謝．<text:line-break/></text:p>
      <text:p text:style-name="OrgSrcBlock">(<text:span text:style-name="OrgSrcFontLockKeywordFace">defun</text:span><text:s/><text:span text:style-name="OrgSrcFontLockFunctionNameFace">my:emacs-init-time</text:span><text:s/>()</text:p>
      <text:p text:style-name="OrgSrcBlock"><text:s/><text:s/>(message<text:s/><text:span text:style-name="OrgSrcFontLockStringFace">"Emacs<text:s/>booting<text:s/>time:<text:s/>%.0f<text:s/>[msec]<text:s/>from<text:s/>`</text:span><text:span text:style-name="OrgSrcFontLockConstantFace">emacs-init-time</text:span><text:span text:style-name="OrgSrcFontLockStringFace">'."</text:span></text:p>
      <text:p text:style-name="OrgSrcBlock"><text:s/><text:s/><text:s/><text:s/><text:s/><text:s/><text:s/><text:s/><text:s/><text:s/><text:s/>(*<text:s/>1000</text:p>
      <text:p text:style-name="OrgSrcBlock"><text:s/><text:s/><text:s/><text:s/><text:s/><text:s/><text:s/><text:s/><text:s/><text:s/><text:s/><text:s/><text:s/><text:s/>(float-time<text:s/>(time-subtract</text:p>
      <text:p text:style-name="OrgSrcBlock"><text:s/><text:s/><text:s/><text:s/><text:s/><text:s/><text:s/><text:s/><text:s/><text:s/><text:s/><text:s/><text:s/><text:s/><text:s/><text:s/><text:s/><text:s/><text:s/><text:s/><text:s/><text:s/><text:s/><text:s/><text:s/><text:s/><text:s/>after-init-time</text:p>
      <text:p text:style-name="OrgSrcBlock"><text:s/><text:s/><text:s/><text:s/><text:s/><text:s/><text:s/><text:s/><text:s/><text:s/><text:s/><text:s/><text:s/><text:s/><text:s/><text:s/><text:s/><text:s/><text:s/><text:s/><text:s/><text:s/><text:s/><text:s/><text:s/><text:s/><text:s/>before-init-time)))))</text:p>
      <text:p text:style-name="OrgSrcBlockLastLine">(add-hook<text:s/>'after-init-hook<text:s/>'my:emacs-init-time)</text:p>
      <text:h text:style-name="Heading_20_2" text:outline-level="2" text:is-list-header="false">
<text:bookmark-start text:name="OrgXref.org7ffbf73"/>
<text:bookmark text:name="org7ffbf73"/>GCサイズの最適化
<text:bookmark-end text:name="OrgXref.org7ffbf73"/></text:h>
      <text:p text:style-name="Text_20_body">起動時に発生するガベージコレクトを防きます．起動後に使用しているメモリサイズを超えていれば良さ気． <text:span text:style-name="OrgCode">garbage-collection-messages</text:span> を設定しておくと，ガベージコレクトが生じる時にメッセージが出るようになります．<text:line-break/></text:p>
      <text:p text:style-name="OrgSrcBlock">(<text:span text:style-name="OrgSrcFontLockKeywordFace">setq</text:span><text:s/>gc-cons-threshold<text:s/>134217728)<text:s/><text:span text:style-name="OrgSrcFontLockCommentDelimiterFace">;;<text:s/></text:span><text:span text:style-name="OrgSrcFontLockCommentFace">128MB</text:span></text:p>
      <text:p text:style-name="OrgSrcBlockLastLine">(<text:span text:style-name="OrgSrcFontLockKeywordFace">setq</text:span><text:s/>garbage-collection-messages<text:s/>t)</text:p>
      <text:h text:style-name="Heading_20_2" text:outline-level="2" text:is-list-header="false">
<text:bookmark-start text:name="OrgXref.orgab6c15d"/>
<text:bookmark text:name="orgab6c15d"/>[exec-path-from-shell] PATH設定をシェルから継承する
<text:bookmark-end text:name="OrgXref.orgab6c15d"/></text:h>
      <text:p text:style-name="Text_20_body">外部プログラムのサポートを得て動くパッケージは，設定の過程でプログラムが見つからないと怒られることがしばしばあります． <text:span text:style-name="OrgCode">exec-path-from-shell</text:span> は，シェルに設定した <text:span text:style-name="OrgCode">PATH</text:span> の情報を継承して <text:span text:style-name="OrgCode">exec-path</text:span> や <text:span text:style-name="OrgCode">PATH</text:span> を設定してくれます．私は起動時に環境を切り替えることがあるので使ってませんが，使われている方は多いようです．<text:line-break/></text:p>
      <text:p text:style-name="OrgSrcBlock">(<text:span text:style-name="OrgSrcFontLockKeywordFace">when</text:span><text:s/>(<text:span text:style-name="OrgSrcFontLockKeywordFace">and</text:span><text:s/>(<text:span text:style-name="OrgSrcFontLockKeywordFace">require</text:span><text:s/>'<text:span text:style-name="OrgSrcFontLockConstantFace">exec-path-from-shell</text:span><text:s/>nil<text:s/>t)</text:p>
      <text:p text:style-name="OrgSrcBlock"><text:s/><text:s/><text:s/><text:s/><text:s/><text:s/><text:s/><text:s/><text:s/><text:s/><text:s/>(memq<text:s/>window-system<text:s/>'(mac<text:s/>ns)))</text:p>
      <text:p text:style-name="OrgSrcBlockLastLine"><text:s/><text:s/>(exec-path-from-shell-initialize))</text:p>
      <text:h text:style-name="Heading_20_2" text:outline-level="2" text:is-list-header="false">
<text:bookmark-start text:name="OrgXref.org3cdc946"/>
<text:bookmark text:name="org3cdc946"/>cl を使う
<text:bookmark-end text:name="OrgXref.org3cdc946"/></text:h>
      <text:list text:style-name="OrgBulletedList" text:continue-numbering="false">
        <text:list-item>
          <text:p text:style-name="Text_20_body"><text:a xlink:type="simple" xlink:href="http://lisperblog.blogspot.com/2008/12/blog-post_18.html">http://lisperblog.blogspot.com/2008/12/blog-post_18.html</text:a><text:line-break/></text:p>
        </text:list-item>
      </text:list>
      <text:p text:style-name="Text_20_body">同時にバイトパイル時の警告を回避するために，いくつかのパッケージを <text:span text:style-name="OrgCode">eval-when-compile</text:span> の中に記述します．<text:line-break/></text:p>
      <text:p text:style-name="OrgSrcBlock">(<text:span text:style-name="OrgSrcFontLockKeywordFace">eval-when-compile</text:span></text:p>
      <text:p text:style-name="OrgSrcBlock"><text:s/><text:s/>(<text:span text:style-name="OrgSrcFontLockKeywordFace">require</text:span><text:s/>'<text:span text:style-name="OrgSrcFontLockConstantFace">cl-lib</text:span>)</text:p>
      <text:p text:style-name="OrgSrcBlock"><text:s/><text:s/>(<text:span text:style-name="OrgSrcFontLockKeywordFace">require</text:span><text:s/>'<text:span text:style-name="OrgSrcFontLockConstantFace">org</text:span>)</text:p>
      <text:p text:style-name="OrgSrcBlock"><text:s/><text:s/>(<text:span text:style-name="OrgSrcFontLockKeywordFace">require</text:span><text:s/>'<text:span text:style-name="OrgSrcFontLockConstantFace">org-clock</text:span>)</text:p>
      <text:p text:style-name="OrgSrcBlockLastLine"><text:s/><text:s/>(<text:span text:style-name="OrgSrcFontLockKeywordFace">require</text:span><text:s/>'<text:span text:style-name="OrgSrcFontLockConstantFace">org-mac-link</text:span>))</text:p>
      <text:h text:style-name="Heading_20_2" text:outline-level="2" text:is-list-header="false">
<text:bookmark-start text:name="OrgXref.org3e11eef"/>
<text:bookmark text:name="org3e11eef"/>[load-package-p] 設定の読み込みフラグを確認する
<text:bookmark-end text:name="OrgXref.org3e11eef"/></text:h>
      <text:p text:style-name="Text_20_body"><text:span text:style-name="OrgCode">loading-packages</text:span> 変数に，設定を無視するパッケージを記述しておくと， <text:span text:style-name="OrgCode">autoload-if-found</text:span> 内でそれらを読み込まないようにします．読み込まなかったパッケージは，Messages バッファにそのことを報告します． <text:span text:style-name="OrgCode">autoload-if-found</text:span> は本来の実装ではなく，=loading-packages= を参照するように手を加えています．<text:line-break/></text:p>
      <text:p text:style-name="OrgSrcBlock">(<text:span text:style-name="OrgSrcFontLockKeywordFace">defun</text:span><text:s/><text:span text:style-name="OrgSrcFontLockFunctionNameFace">load-package-p</text:span><text:s/>(file)</text:p>
      <text:p text:style-name="OrgSrcBlock"><text:s/><text:s/>(<text:span text:style-name="OrgSrcFontLockKeywordFace">let</text:span><text:s/>((enabled<text:s/>t))</text:p>
      <text:p text:style-name="OrgSrcBlock"><text:s/><text:s/><text:s/><text:s/>(<text:span text:style-name="OrgSrcFontLockKeywordFace">when</text:span><text:s/>(boundp<text:s/>'loading-packages)</text:p>
      <text:p text:style-name="OrgSrcBlock"><text:s/><text:s/><text:s/><text:s/><text:s/><text:s/>(<text:span text:style-name="OrgSrcFontLockKeywordFace">dolist</text:span><text:s/>(package<text:s/>loading-packages)</text:p>
      <text:p text:style-name="OrgSrcBlock"><text:s/><text:s/><text:s/><text:s/><text:s/><text:s/><text:s/><text:s/>(<text:span text:style-name="OrgSrcFontLockKeywordFace">let</text:span><text:s/>((name<text:s/>(car<text:s/>package))</text:p>
      <text:p text:style-name="OrgSrcBlock"><text:s/><text:s/><text:s/><text:s/><text:s/><text:s/><text:s/><text:s/><text:s/><text:s/><text:s/><text:s/><text:s/><text:s/>(flag<text:s/>(cdr<text:s/>package)))</text:p>
      <text:p text:style-name="OrgSrcBlock"><text:s/><text:s/><text:s/><text:s/><text:s/><text:s/><text:s/><text:s/><text:s/><text:s/>(<text:span text:style-name="OrgSrcFontLockKeywordFace">when</text:span><text:s/>(<text:span text:style-name="OrgSrcFontLockKeywordFace">and</text:span><text:s/>(stringp<text:s/>name)</text:p>
      <text:p text:style-name="OrgSrcBlock"><text:s/><text:s/><text:s/><text:s/><text:s/><text:s/><text:s/><text:s/><text:s/><text:s/><text:s/><text:s/><text:s/><text:s/><text:s/><text:s/><text:s/><text:s/><text:s/><text:s/><text:s/>(equal<text:s/>file<text:s/>name)</text:p>
      <text:p text:style-name="OrgSrcBlock"><text:s/><text:s/><text:s/><text:s/><text:s/><text:s/><text:s/><text:s/><text:s/><text:s/><text:s/><text:s/><text:s/><text:s/><text:s/><text:s/><text:s/><text:s/><text:s/><text:s/><text:s/>(not<text:s/>flag))</text:p>
      <text:p text:style-name="OrgSrcBlock"><text:s/><text:s/><text:s/><text:s/><text:s/><text:s/><text:s/><text:s/><text:s/><text:s/><text:s/><text:s/>(<text:span text:style-name="OrgSrcFontLockKeywordFace">setq</text:span><text:s/>enabled<text:s/>nil)</text:p>
      <text:p text:style-name="OrgSrcBlock"><text:s/><text:s/><text:s/><text:s/><text:s/><text:s/><text:s/><text:s/><text:s/><text:s/><text:s/><text:s/>(message<text:s/><text:span text:style-name="OrgSrcFontLockStringFace">"---<text:s/>`</text:span><text:span text:style-name="OrgSrcFontLockConstantFace">%s</text:span><text:span text:style-name="OrgSrcFontLockStringFace">'<text:s/>was<text:s/>NOT<text:s/>loaded<text:s/>explicitly"</text:span><text:s/>name)))))</text:p>
      <text:p text:style-name="OrgSrcBlockLastLine"><text:s/><text:s/><text:s/><text:s/>enabled))</text:p>
      <text:h text:style-name="Heading_20_2" text:outline-level="2" text:is-list-header="false">
<text:bookmark-start text:name="OrgXref.orgd147d14"/>
<text:bookmark text:name="orgd147d14"/>リストで関数を渡す autoload-if-found を使う
<text:bookmark-end text:name="OrgXref.orgd147d14"/></text:h>
      <text:list text:style-name="OrgBulletedList" text:continue-numbering="false">
        <text:list-item>
          <text:p text:style-name="Text_20_body"><text:a xlink:type="simple" xlink:href="http://d.hatena.ne.jp/jimo1001/20090921/1253525484">http://d.hatena.ne.jp/jimo1001/20090921/1253525484</text:a><text:line-break/></text:p>
          <text:p text:style-name="Text_20_body">eval-after-load とのペアでマクロ化したバージョンもあります（次章参照）．ただ，生成されるバイトコードに問題がありそうなので，最近は <text:span text:style-name="OrgCode">autoload-if-found</text:span> と <text:span text:style-name="OrgCode">with-eval-after-load</text:span> の組み合わせに戻しています．最初に <text:span text:style-name="OrgCode">when</text:span> 判定をすることで，パッケージが未インストールの状態に各種設定をスキップするので安全です．<text:line-break/></text:p>
        </text:list-item>
      </text:list>
      <text:p text:style-name="OrgSrcBlock">(<text:span text:style-name="OrgSrcFontLockKeywordFace">when</text:span><text:s/>(autoload-if-found</text:p>
      <text:p text:style-name="OrgSrcBlock"><text:s/><text:s/><text:s/><text:s/><text:s/><text:s/><text:s/>'(f1<text:s/>f2)<text:s/><text:span text:style-name="OrgSrcFontLockCommentDelimiterFace">;;<text:s/></text:span><text:span text:style-name="OrgSrcFontLockCommentFace">関数リスト．要素の関数を呼ぶ時に，パッケージが読み込まれる</text:span></text:p>
      <text:p text:style-name="OrgSrcBlock"><text:s/><text:s/><text:s/><text:s/><text:s/><text:s/><text:s/><text:span text:style-name="OrgSrcFontLockStringFace">"package-name"</text:span><text:s/>nil<text:s/>t)<text:s/><text:span text:style-name="OrgSrcFontLockCommentDelimiterFace">;;<text:s/></text:span><text:span text:style-name="OrgSrcFontLockCommentFace">第4引数まで指定すると，M-x<text:s/>で補完対象になる．</text:span></text:p>
      <text:p text:style-name="OrgSrcBlock"/>
      <text:p text:style-name="OrgSrcBlock"><text:s/><text:s/><text:span text:style-name="OrgSrcFontLockCommentDelimiterFace">;;<text:s/></text:span><text:span text:style-name="OrgSrcFontLockCommentFace">(1)<text:s/>バイトコンパイル時に警告がでたら，対応するパッケージを記載</text:span></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package-name</text:span><text:s/>nil<text:s/>t))</text:p>
      <text:p text:style-name="OrgSrcBlock"/>
      <text:p text:style-name="OrgSrcBlock"><text:s/><text:s/><text:span text:style-name="OrgSrcFontLockCommentDelimiterFace">;;<text:s/></text:span><text:span text:style-name="OrgSrcFontLockCommentFace">(2)<text:s/>遅延読み込みする設定群</text:span></text:p>
      <text:p text:style-name="OrgSrcBlock"><text:s/><text:s/>(<text:span text:style-name="OrgSrcFontLockKeywordFace">with-eval-after-load</text:span><text:s/><text:span text:style-name="OrgSrcFontLockStringFace">"package-name"</text:span></text:p>
      <text:p text:style-name="OrgSrcBlock"><text:s/><text:s/><text:s/><text:s/>(<text:span text:style-name="OrgSrcFontLockKeywordFace">setq</text:span><text:s/>v1<text:s/>t)</text:p>
      <text:p text:style-name="OrgSrcBlock"><text:s/><text:s/><text:s/><text:s/>(<text:span text:style-name="OrgSrcFontLockKeywordFace">setq</text:span><text:s/>v2<text:s/>nil)</text:p>
      <text:p text:style-name="OrgSrcBlock"><text:s/><text:s/><text:s/><text:s/>(define-key<text:s/>package-name-map<text:s/>(kbd<text:s/><text:span text:style-name="OrgSrcFontLockStringFace">"q"</text:span>)<text:s/>'f1))</text:p>
      <text:p text:style-name="OrgSrcBlock"/>
      <text:p text:style-name="OrgSrcBlock"><text:s/><text:s/><text:span text:style-name="OrgSrcFontLockCommentDelimiterFace">;;<text:s/></text:span><text:span text:style-name="OrgSrcFontLockCommentFace">(3)<text:s/>パッケージが存在すれば，<text:s/>Emacs<text:s/>起動時に読み込む設定群</text:span></text:p>
      <text:p text:style-name="OrgSrcBlock"><text:s/><text:s/>(<text:span text:style-name="OrgSrcFontLockKeywordFace">push</text:span><text:s/>'(<text:span text:style-name="OrgSrcFontLockStringFace">"\\.hoge$"</text:span><text:s/>.<text:s/>package-name-mode)<text:s/>auto-mode-alist)</text:p>
      <text:p text:style-name="OrgSrcBlock"><text:s/><text:s/>(add-hook<text:s/>'after-init-hook<text:s/>'f1)</text:p>
      <text:p text:style-name="OrgSrcBlockLastLine"><text:s/><text:s/>(global-set-key<text:s/>(kbd<text:s/><text:span text:style-name="OrgSrcFontLockStringFace">"r"</text:span>)<text:s/>'f2))</text:p>
      <text:list text:style-name="OrgBulletedList" text:continue-numbering="false">
        <text:list-item>
          <text:p text:style-name="Text_20_body"><text:a xlink:type="simple" xlink:href="http://www.sodan.org/~knagano/emacs/dotemacs.html（オリジナル">http://www.sodan.org/~knagano/emacs/dotemacs.html（オリジナル</text:a>）<text:line-break/></text:p>
        </text:list-item>
      </text:list>
      <text:p text:style-name="Text_20_body">次のカスタマイズされた <text:span text:style-name="OrgCode">autoload-if-found</text:span> は引数にリストのみを受け付けます．<text:line-break/></text:p>
      <text:p text:style-name="OrgSrcBlock">(<text:span text:style-name="OrgSrcFontLockKeywordFace">defun</text:span><text:s/><text:span text:style-name="OrgSrcFontLockFunctionNameFace">autoload-if-found</text:span><text:s/>(functions<text:s/>file<text:s/><text:span text:style-name="OrgSrcFontLockTypeFace">&amp;optional</text:span><text:s/>docstring<text:s/>interactive<text:s/>type)</text:p>
      <text:p text:style-name="OrgSrcBlock"><text:s/><text:s/><text:span text:style-name="OrgSrcFontLockDocFace">"set<text:s/>autoload<text:s/>iff.<text:s/>FILE<text:s/>has<text:s/>found."</text:span></text:p>
      <text:p text:style-name="OrgSrcBlock"><text:s/><text:s/>(<text:span text:style-name="OrgSrcFontLockKeywordFace">and</text:span><text:s/>(load-package-p<text:s/>file)</text:p>
      <text:p text:style-name="OrgSrcBlock"><text:s/><text:s/><text:s/><text:s/><text:s/><text:s/><text:s/>(locate-library<text:s/>file)</text:p>
      <text:p text:style-name="OrgSrcBlock"><text:s/><text:s/><text:s/><text:s/><text:s/><text:s/><text:s/>(<text:span text:style-name="OrgSrcFontLockKeywordFace">progn</text:span></text:p>
      <text:p text:style-name="OrgSrcBlock"><text:s/><text:s/><text:s/><text:s/><text:s/><text:s/><text:s/><text:s/><text:s/>(<text:span text:style-name="OrgSrcFontLockKeywordFace">dolist</text:span><text:s/>(f<text:s/>functions)</text:p>
      <text:p text:style-name="OrgSrcBlock"><text:s/><text:s/><text:s/><text:s/><text:s/><text:s/><text:s/><text:s/><text:s/><text:s/><text:s/>(autoload<text:s/>f<text:s/>file<text:s/>docstring<text:s/>interactive<text:s/>type))</text:p>
      <text:p text:style-name="OrgSrcBlockLastLine"><text:s/><text:s/><text:s/><text:s/><text:s/><text:s/><text:s/><text:s/><text:s/>t)))</text:p>
      <text:h text:style-name="Heading_20_2" text:outline-level="2" text:is-list-header="false">
<text:bookmark-start text:name="OrgXref.org8879821"/>
<text:bookmark text:name="org8879821"/>[eval-after-autoload-if-found] 複数関数を対象とする遅延読み込み
<text:bookmark-end text:name="OrgXref.org8879821"/></text:h>
      <text:p text:style-name="Text_20_body">Twitterでぼやいていたら <text:a xlink:type="simple" xlink:href="https://twitter.com/cvmat">@cvmat</text:a>さんが降臨して次のマクロを作ってくださいました．感謝感謝．<text:line-break/></text:p>
      <text:list text:style-name="OrgBulletedList" text:continue-numbering="false">
        <text:list-item>
          <text:p text:style-name="Text_20_body"><text:a xlink:type="simple" xlink:href="https://gist.github.com/3513287">https://gist.github.com/3513287</text:a><text:line-break/></text:p>
        </text:list-item>
      </text:list>
      <text:p text:style-name="Text_20_body">autoload-if-found で遅延読み込みすると，eval-after-load と組み合わせるので，どうしてもインデントが増えてしまうのが欠点です．<text:line-break/></text:p>
      <text:p text:style-name="Text_20_body">例えば，cycle-buffer を遅延読み込みしたい場合， <text:span text:style-name="OrgCode">setq</text:span> で変数を書き換えするために随分とインデントが進んでいます．<text:line-break/></text:p>
      <text:p text:style-name="OrgSrcBlock">(<text:span text:style-name="OrgSrcFontLockKeywordFace">when</text:span><text:s/>(autoload-if-found</text:p>
      <text:p text:style-name="OrgSrcBlock"><text:s/><text:s/><text:s/><text:s/><text:s/><text:s/><text:s/>'(cycle-buffer<text:s/>cycle-buffer-backward)<text:s/><text:span text:style-name="OrgSrcFontLockStringFace">"cycle-buffer"</text:span><text:s/>nil<text:s/>t)</text:p>
      <text:p text:style-name="OrgSrcBlock"><text:s/><text:s/>(<text:span text:style-name="OrgSrcFontLockKeywordFace">with-eval-after-load</text:span><text:s/><text:span text:style-name="OrgSrcFontLockStringFace">"cycle-buffer"</text:span></text:p>
      <text:p text:style-name="OrgSrcBlock"><text:s/><text:s/><text:s/><text:s/>(<text:span text:style-name="OrgSrcFontLockKeywordFace">setq</text:span><text:s/>cycle-buffer-allow-visible<text:s/>t)</text:p>
      <text:p text:style-name="OrgSrcBlock"><text:s/><text:s/><text:s/><text:s/>(<text:span text:style-name="OrgSrcFontLockKeywordFace">setq</text:span><text:s/>cycle-buffer-show-length<text:s/>12)</text:p>
      <text:p text:style-name="OrgSrcBlockLastLine"><text:s/><text:s/><text:s/><text:s/>(<text:span text:style-name="OrgSrcFontLockKeywordFace">setq</text:span><text:s/>cycle-buffer-show-format<text:s/>'(<text:span text:style-name="OrgSrcFontLockStringFace">"<text:s/>[<text:s/>%s<text:s/>]"</text:span><text:s/>.<text:s/><text:span text:style-name="OrgSrcFontLockStringFace">"<text:s/>%s"</text:span>))))</text:p>
      <text:p text:style-name="Text_20_body">これをスッキリさせるために <text:span text:style-name="OrgCode">eval-after-autoload-func</text:span> を使います．記述がシンプルになり，行数も桁数もスッキリです．<text:line-break/></text:p>
      <text:p text:style-name="OrgSrcBlock">(eval-after-autoload-if-found</text:p>
      <text:p text:style-name="OrgSrcBlock"><text:s/>'(cycle-buffer<text:s/>cycle-buffer-backward)<text:s/><text:span text:style-name="OrgSrcFontLockCommentDelimiterFace">;;<text:s/></text:span><text:span text:style-name="OrgSrcFontLockCommentFace">autoload<text:s/>で反応させる関数</text:span></text:p>
      <text:p text:style-name="OrgSrcBlock"><text:s/><text:span text:style-name="OrgSrcFontLockStringFace">"cycle-buffer"</text:span><text:s/>nil<text:s/>t<text:s/>nil<text:s/><text:s/><text:s/><text:s/><text:s/><text:s/><text:span text:style-name="OrgSrcFontLockCommentDelimiterFace">;;<text:s/></text:span><text:span text:style-name="OrgSrcFontLockCommentFace">反応させた関数のコールで読むパッケージ指定</text:span></text:p>
      <text:p text:style-name="OrgSrcBlock"><text:s/>'(<text:span text:style-name="OrgSrcFontLockCommentDelimiterFace">;;<text:s/></text:span><text:span text:style-name="OrgSrcFontLockCommentFace">パッケージ読み込み後の設定</text:span></text:p>
      <text:p text:style-name="OrgSrcBlock"><text:s/><text:s/><text:s/>(<text:span text:style-name="OrgSrcFontLockKeywordFace">setq</text:span><text:s/>cycle-buffer-allow-visible<text:s/>t)</text:p>
      <text:p text:style-name="OrgSrcBlock"><text:s/><text:s/><text:s/>(<text:span text:style-name="OrgSrcFontLockKeywordFace">setq</text:span><text:s/>cycle-buffer-show-length<text:s/>12)</text:p>
      <text:p text:style-name="OrgSrcBlockLastLine"><text:s/><text:s/><text:s/>(<text:span text:style-name="OrgSrcFontLockKeywordFace">setq</text:span><text:s/>cycle-buffer-show-format<text:s/>'(<text:span text:style-name="OrgSrcFontLockStringFace">"<text:s/>&lt;(%s)&gt;"</text:span><text:s/>.<text:s/><text:span text:style-name="OrgSrcFontLockStringFace">"<text:s/>%s"</text:span>))))</text:p>
      <text:p text:style-name="Text_20_body">さらに戻り値を判定して，グローバルなキーアサインもできます．存在しないパッケージの関数呼び出しを明示的に防ぐために有効です． <text:span text:style-name="OrgCode">hook</text:span> 系の登録も同様です．<text:line-break/></text:p>
      <text:p text:style-name="OrgSrcBlock">(<text:span text:style-name="OrgSrcFontLockKeywordFace">when</text:span><text:s/>(eval-after-autoload-if-found</text:p>
      <text:p text:style-name="OrgSrcBlock"><text:s/><text:s/><text:s/><text:s/><text:s/><text:s/><text:s/>'(cycle-buffer<text:s/>cycle-buffer-backward)<text:s/><text:span text:style-name="OrgSrcFontLockStringFace">"cycle-buffer"</text:span><text:s/>nil<text:s/>t<text:s/>nil</text:p>
      <text:p text:style-name="OrgSrcBlock"><text:s/><text:s/><text:s/><text:s/><text:s/><text:s/><text:s/>'((<text:span text:style-name="OrgSrcFontLockKeywordFace">setq</text:span><text:s/>cycle-buffer-allow-visible<text:s/>t)</text:p>
      <text:p text:style-name="OrgSrcBlock"><text:s/><text:s/><text:s/><text:s/><text:s/><text:s/><text:s/><text:s/><text:s/>(<text:span text:style-name="OrgSrcFontLockKeywordFace">setq</text:span><text:s/>cycle-buffer-show-length<text:s/>12)</text:p>
      <text:p text:style-name="OrgSrcBlock"><text:s/><text:s/><text:s/><text:s/><text:s/><text:s/><text:s/><text:s/><text:s/>(<text:span text:style-name="OrgSrcFontLockKeywordFace">setq</text:span><text:s/>cycle-buffer-show-format<text:s/>'(<text:span text:style-name="OrgSrcFontLockStringFace">"<text:s/>&lt;(%s)&gt;"</text:span><text:s/>.<text:s/><text:span text:style-name="OrgSrcFontLockStringFace">"<text:s/>%s"</text:span>))</text:p>
      <text:p text:style-name="OrgSrcBlock"><text:s/><text:s/><text:s/><text:s/><text:s/><text:s/><text:s/><text:s/><text:s/><text:span text:style-name="OrgSrcFontLockCommentDelimiterFace">;;<text:s/></text:span><text:span text:style-name="OrgSrcFontLockCommentFace">パッケージのキーアサインはこちら</text:span></text:p>
      <text:p text:style-name="OrgSrcBlock"><text:s/><text:s/><text:s/><text:s/><text:s/><text:s/><text:s/><text:s/><text:s/><text:span text:style-name="OrgSrcFontLockCommentDelimiterFace">;;<text:s/></text:span><text:span text:style-name="OrgSrcFontLockCommentFace">(define-key<text:s/>xxx-map<text:s/>(kbd<text:s/>"q")<text:s/>'hoge)</text:span></text:p>
      <text:p text:style-name="OrgSrcBlock"><text:s/><text:s/><text:s/><text:s/><text:s/><text:s/><text:s/><text:s/><text:s/>))</text:p>
      <text:p text:style-name="OrgSrcBlock"><text:s/><text:s/><text:span text:style-name="OrgSrcFontLockCommentDelimiterFace">;;<text:s/></text:span><text:span text:style-name="OrgSrcFontLockCommentFace">グローバルはこちら</text:span></text:p>
      <text:p text:style-name="OrgSrcBlock"><text:s/><text:s/>(global-set-key<text:s/>(kbd<text:s/><text:span text:style-name="OrgSrcFontLockStringFace">"M-]"</text:span>)<text:s/>'cycle-buffer)</text:p>
      <text:p text:style-name="OrgSrcBlock"><text:s/><text:s/>(global-set-key<text:s/>(kbd<text:s/><text:span text:style-name="OrgSrcFontLockStringFace">"M-["</text:span>)<text:s/>'cycle-buffer-backward)</text:p>
      <text:p text:style-name="OrgSrcBlock"><text:s/><text:s/><text:span text:style-name="OrgSrcFontLockCommentDelimiterFace">;;<text:s/></text:span><text:span text:style-name="OrgSrcFontLockCommentFace">パッケージに紐付いたフックはこちらへ</text:span></text:p>
      <text:p text:style-name="OrgSrcBlock"><text:s/><text:s/><text:span text:style-name="OrgSrcFontLockCommentDelimiterFace">;;<text:s/></text:span><text:span text:style-name="OrgSrcFontLockCommentFace">(add-hook<text:s/>'xxx-hook<text:s/>'hogehoge)</text:span></text:p>
      <text:p text:style-name="OrgSrcBlock"><text:s/><text:s/><text:span text:style-name="OrgSrcFontLockCommentDelimiterFace">;;</text:span></text:p>
      <text:p text:style-name="OrgSrcBlock"><text:s/><text:s/><text:span text:style-name="OrgSrcFontLockCommentDelimiterFace">;;<text:s/></text:span><text:span text:style-name="OrgSrcFontLockCommentFace">ビルドインではないmodeの<text:s/>auto-mode-alist<text:s/>設定も必要ならこちに記述</text:span></text:p>
      <text:p text:style-name="OrgSrcBlock"><text:s/><text:s/><text:span text:style-name="OrgSrcFontLockCommentDelimiterFace">;;<text:s/></text:span><text:span text:style-name="OrgSrcFontLockCommentFace">(push<text:s/>'("\\.hoge$"<text:s/>.<text:s/>hoge-mode)<text:s/>auto-mode-alist)</text:span></text:p>
      <text:p text:style-name="OrgSrcBlockLastLine"><text:s/><text:s/>)</text:p>
      <text:p text:style-name="Text_20_body">なお，第四引数 <text:span text:style-name="OrgCode">(functions file docstring interactive)</text:span> まで指定すれば， <text:span text:style-name="OrgCode">M-x</text:span> の呼び出し候補に functions で指定した関数が補完表示されます．<text:line-break/></text:p>
      <text:h text:style-name="Heading_20_3" text:outline-level="3" text:is-list-header="false">
<text:bookmark-start text:name="OrgXref.orgc5b5a9f"/>
<text:bookmark text:name="orgc5b5a9f"/>関数版
<text:bookmark-end text:name="OrgXref.orgc5b5a9f"/></text:h>
      <text:p text:style-name="Text_20_body">関数版にリスト <text:span text:style-name="OrgCode">loading-packages</text:span> を追加しました．このリストに事前に Lisp ファイル名を入れておくと，一切の設定をスキップするものです． <text:span text:style-name="OrgCode">eval-after-atoload-if-found</text:span> を定義する前に次のような変数を設定しておきます．バイトコンパイルしていないファイルに書いておけば，パッケージのON/OFFを簡単に制御できます．<text:line-break/></text:p>
      <text:p text:style-name="Text_20_body">ただ問題点として，最後の引数に入れる関数がバイトコンパイル時に展開されないようで，出来上がったバイトコードが高速化に寄与しているのか不明です．簡易的な実験ではだいぶ差があるようで，最近は <text:span text:style-name="OrgCode">autoload-if-found</text:span> ， <text:span text:style-name="OrgCode">with-eval-after-load</text:span> ， <text:span text:style-name="OrgCode">eval-when-compile</text:span> の組み合わせで，設定を書いて，遅延ロードと高速読み込みを実現しています． <text:span text:style-name="OrgCode">loading-packages</text:span> は <text:span text:style-name="OrgCode">autoload-if-found</text:span> に組み込みました．<text:line-break/></text:p>
      <text:p text:style-name="OrgSrcBlock">(<text:span text:style-name="OrgSrcFontLockKeywordFace">setq</text:span><text:s/>loading-packages<text:s/><text:span text:style-name="OrgSrcFontLockCommentDelimiterFace">;;<text:s/></text:span><text:span text:style-name="OrgSrcFontLockCommentFace">追加されていない場合は標準で読み込む</text:span></text:p>
      <text:p text:style-name="OrgSrcBlock"><text:s/><text:s/><text:s/><text:s/><text:s/><text:s/>'((<text:span text:style-name="OrgSrcFontLockStringFace">"web-mode"</text:span><text:s/>.<text:s/>nil)<text:s/><text:span text:style-name="OrgSrcFontLockCommentDelimiterFace">;;<text:s/></text:span><text:span text:style-name="OrgSrcFontLockCommentFace">読み込まない</text:span></text:p>
      <text:p text:style-name="OrgSrcBlockLastLine"><text:s/><text:s/><text:s/><text:s/><text:s/><text:s/><text:s/><text:s/>(<text:span text:style-name="OrgSrcFontLockStringFace">"org"</text:span><text:s/>.<text:s/>t)))<text:s/><text:span text:style-name="OrgSrcFontLockCommentDelimiterFace">;;<text:s/></text:span><text:span text:style-name="OrgSrcFontLockCommentFace">読み込む</text:span></text:p>
      <text:p text:style-name="Text_20_body"><text:a xlink:type="simple" xlink:href="https://gist.github.com/3513287">https://gist.github.com/3513287</text:a><text:line-break/></text:p>
      <text:p text:style-name="OrgSrcBlock"><text:span text:style-name="OrgSrcFontLockCommentDelimiterFace">;;<text:s/></text:span><text:span text:style-name="OrgSrcFontLockCommentFace">https://github.com/zk-phi/setup</text:span></text:p>
      <text:p text:style-name="OrgSrcBlock"><text:span text:style-name="OrgSrcFontLockCommentDelimiterFace">;;<text:s/></text:span><text:span text:style-name="OrgSrcFontLockCommentFace">(when<text:s/>(require<text:s/>'setup<text:s/>nil<text:s/>t)</text:span></text:p>
      <text:p text:style-name="OrgSrcBlock"><text:span text:style-name="OrgSrcFontLockCommentDelimiterFace">;;<text:s/><text:s/><text:s/></text:span><text:span text:style-name="OrgSrcFontLockCommentFace">(setup-initialize))</text:span></text:p>
      <text:p text:style-name="OrgSrcBlock">(<text:span text:style-name="OrgSrcFontLockKeywordFace">defun</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enabled<text:s/>t)</text:p>
      <text:p text:style-name="OrgSrcBlock"><text:s/><text:s/><text:s/><text:s/><text:s/><text:s/><text:s/><text:s/>(package<text:s/>nil))</text:p>
      <text:p text:style-name="OrgSrcBlock"><text:s/><text:s/><text:s/><text:s/>(message<text:s/><text:span text:style-name="OrgSrcFontLockStringFace">"---<text:s/>%s"</text:span><text:s/>file)</text:p>
      <text:p text:style-name="OrgSrcBlock"><text:s/><text:s/><text:s/><text:s/>(<text:span text:style-name="OrgSrcFontLockKeywordFace">when</text:span><text:s/>(<text:span text:style-name="OrgSrcFontLockKeywordFace">and</text:span><text:s/>(boundp<text:s/>'loading-packages)<text:s/>loading-packages)</text:p>
      <text:p text:style-name="OrgSrcBlock"><text:s/><text:s/><text:s/><text:s/><text:s/><text:s/>(<text:span text:style-name="OrgSrcFontLockKeywordFace">dolist</text:span><text:s/>(package<text:s/>loading-packages)</text:p>
      <text:p text:style-name="OrgSrcBlock"><text:s/><text:s/><text:s/><text:s/><text:s/><text:s/><text:s/><text:s/>(<text:span text:style-name="OrgSrcFontLockKeywordFace">let</text:span><text:s/>((name<text:s/>(car<text:s/>package))</text:p>
      <text:p text:style-name="OrgSrcBlock"><text:s/><text:s/><text:s/><text:s/><text:s/><text:s/><text:s/><text:s/><text:s/><text:s/><text:s/><text:s/><text:s/><text:s/>(flag<text:s/>(cdr<text:s/>package)))</text:p>
      <text:p text:style-name="OrgSrcBlock"><text:s/><text:s/><text:s/><text:s/><text:s/><text:s/><text:s/><text:s/><text:s/><text:s/>(<text:span text:style-name="OrgSrcFontLockKeywordFace">when</text:span><text:s/>(<text:span text:style-name="OrgSrcFontLockKeywordFace">and</text:span><text:s/>(stringp<text:s/>name)<text:s/>(equal<text:s/>file<text:s/>name))</text:p>
      <text:p text:style-name="OrgSrcBlock"><text:s/><text:s/><text:s/><text:s/><text:s/><text:s/><text:s/><text:s/><text:s/><text:s/><text:s/><text:s/>(<text:span text:style-name="OrgSrcFontLockKeywordFace">unless</text:span><text:s/>flag</text:p>
      <text:p text:style-name="OrgSrcBlock"><text:s/><text:s/><text:s/><text:s/><text:s/><text:s/><text:s/><text:s/><text:s/><text:s/><text:s/><text:s/><text:s/><text:s/>(<text:span text:style-name="OrgSrcFontLockKeywordFace">setq</text:span><text:s/>enabled<text:s/>nil)</text:p>
      <text:p text:style-name="OrgSrcBlock"><text:s/><text:s/><text:s/><text:s/><text:s/><text:s/><text:s/><text:s/><text:s/><text:s/><text:s/><text:s/><text:s/><text:s/>(message<text:s/><text:span text:style-name="OrgSrcFontLockStringFace">"---<text:s/>A<text:s/>setting<text:s/>for<text:s/>`</text:span><text:span text:style-name="OrgSrcFontLockConstantFace">%s</text:span><text:span text:style-name="OrgSrcFontLockStringFace">'<text:s/>was<text:s/>NOT<text:s/>loaded<text:s/>explicitly"</text:span></text:p>
      <text:p text:style-name="OrgSrcBlock"><text:s/><text:s/><text:s/><text:s/><text:s/><text:s/><text:s/><text:s/><text:s/><text:s/><text:s/><text:s/><text:s/><text:s/><text:s/><text:s/><text:s/><text:s/><text:s/><text:s/><text:s/><text:s/><text:s/>name))))))</text:p>
      <text:p text:style-name="OrgSrcBlock"><text:s/><text:s/><text:s/><text:s/><text:span text:style-name="OrgSrcFontLockCommentDelimiterFace">;;<text:s/></text:span><text:span text:style-name="OrgSrcFontLockCommentFace">if<text:s/>disabled<text:s/>then<text:s/>return<text:s/>nil.</text:span></text:p>
      <text:p text:style-name="OrgSrcBlock"><text:s/><text:s/><text:s/><text:s/>(<text:span text:style-name="OrgSrcFontLockKeywordFace">when</text:span><text:s/>(<text:span text:style-name="OrgSrcFontLockKeywordFace">and</text:span><text:s/>enabled<text:s/>(locate-library<text:s/>file))</text:p>
      <text:p text:style-name="OrgSrcBlock"><text:s/><text:s/><text:s/><text:s/><text:s/><text:s/>(mapc<text:s/>(<text:span text:style-name="OrgSrcFontLockKeywordFace">lambda</text:span><text:s/>(func)</text:p>
      <text:p text:style-name="OrgSrcBlock"><text:s/><text:s/><text:s/><text:s/><text:s/><text:s/><text:s/><text:s/><text:s/><text:s/><text:s/><text:s/><text:s/><text:s/>(autoload<text:s/>func<text:s/>file<text:s/>docstring<text:s/>interactive<text:s/>type))</text:p>
      <text:p text:style-name="OrgSrcBlock"><text:s/><text:s/><text:s/><text:s/><text:s/><text:s/><text:s/><text:s/><text:s/><text:s/><text:s/><text:s/>(<text:span text:style-name="OrgSrcFontLockKeywordFace">if</text:span><text:s/>(listp<text:s/>functions)</text:p>
      <text:p text:style-name="OrgSrcBlock"><text:s/><text:s/><text:s/><text:s/><text:s/><text:s/><text:s/><text:s/><text:s/><text:s/><text:s/><text:s/><text:s/><text:s/><text:s/><text:s/>functions</text:p>
      <text:p text:style-name="OrgSrcBlock"><text:s/><text:s/><text:s/><text:s/><text:s/><text:s/><text:s/><text:s/><text:s/><text:s/><text:s/><text:s/><text:s/><text:s/>(list<text:s/>functions)))</text:p>
      <text:p text:style-name="OrgSrcBlock"><text:s/><text:s/><text:s/><text:s/><text:s/><text:s/>(<text:span text:style-name="OrgSrcFontLockKeywordFace">when</text:span><text:s/>after-body</text:p>
      <text:p text:style-name="OrgSrcBlock"><text:s/><text:s/><text:s/><text:s/><text:s/><text:s/><text:s/><text:s/>(eval-after-load<text:s/>file<text:s/>`(<text:span text:style-name="OrgSrcFontLockKeywordFace">progn</text:span><text:s/>,@after-body)))</text:p>
      <text:p text:style-name="OrgSrcBlockLastLine"><text:s/><text:s/><text:s/><text:s/><text:s/><text:s/>t)))</text:p>
      <text:h text:style-name="Heading_20_3" text:outline-level="3" text:is-list-header="false">
<text:bookmark-start text:name="OrgXref.orge1ac24b"/>
<text:bookmark text:name="orge1ac24b"/>マクロ版
<text:bookmark-end text:name="OrgXref.orge1ac24b"/></text:h>
      <text:p text:style-name="Text_20_body">以下はマクロ版です．引数の渡し方が関数と少し違うので要注意です．<text:line-break/></text:p>
      <text:p text:style-name="Text_20_body"><text:a xlink:type="simple" xlink:href="https://gist.github.com/3499459">https://gist.github.com/3499459</text:a><text:line-break/></text:p>
      <text:p text:style-name="OrgSrcBlock">(<text:span text:style-name="OrgSrcFontLockKeywordFace">defmacro</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text:span text:style-name="OrgSrcFontLockTypeFace">&amp;rest</text:span><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functions<text:s/>,functions)</text:p>
      <text:p text:style-name="OrgSrcBlock"><text:s/><text:s/><text:s/><text:s/><text:s/><text:s/><text:s/><text:s/><text:s/><text:s/>(docstring<text:s/>,docstring)</text:p>
      <text:p text:style-name="OrgSrcBlock"><text:s/><text:s/><text:s/><text:s/><text:s/><text:s/><text:s/><text:s/><text:s/><text:s/>(<text:span text:style-name="OrgSrcFontLockKeywordFace">interactive</text:span><text:s/>,interactive)</text:p>
      <text:p text:style-name="OrgSrcBlock"><text:s/><text:s/><text:s/><text:s/><text:s/><text:s/><text:s/><text:s/><text:s/><text:s/>(type<text:s/>,type)</text:p>
      <text:p text:style-name="OrgSrcBlock"><text:s/><text:s/><text:s/><text:s/><text:s/><text:s/><text:s/><text:s/><text:s/><text:s/>(file<text:s/>,file))</text:p>
      <text:p text:style-name="OrgSrcBlock"><text:s/><text:s/><text:s/><text:s/><text:s/>(<text:span text:style-name="OrgSrcFontLockKeywordFace">when</text:span><text:s/>(locate-library<text:s/>file)</text:p>
      <text:p text:style-name="OrgSrcBlock"><text:s/><text:s/><text:s/><text:s/><text:s/><text:s/><text:s/>(mapc<text:s/>(<text:span text:style-name="OrgSrcFontLockKeywordFace">lambda</text:span><text:s/>(func)</text:p>
      <text:p text:style-name="OrgSrcBlock"><text:s/><text:s/><text:s/><text:s/><text:s/><text:s/><text:s/><text:s/><text:s/><text:s/><text:s/><text:s/><text:s/><text:s/><text:s/>(autoload<text:s/>func<text:s/>file<text:s/>docstring<text:s/>interactive<text:s/>type))</text:p>
      <text:p text:style-name="OrgSrcBlock"><text:s/><text:s/><text:s/><text:s/><text:s/><text:s/><text:s/><text:s/><text:s/><text:s/><text:s/><text:s/><text:s/>(<text:span text:style-name="OrgSrcFontLockKeywordFace">if</text:span><text:s/>(listp<text:s/>functions)</text:p>
      <text:p text:style-name="OrgSrcBlock"><text:s/><text:s/><text:s/><text:s/><text:s/><text:s/><text:s/><text:s/><text:s/><text:s/><text:s/><text:s/><text:s/><text:s/><text:s/><text:s/><text:s/>functions</text:p>
      <text:p text:style-name="OrgSrcBlock"><text:s/><text:s/><text:s/><text:s/><text:s/><text:s/><text:s/><text:s/><text:s/><text:s/><text:s/><text:s/><text:s/><text:s/><text:s/>(list<text:s/>functions)))</text:p>
      <text:p text:style-name="OrgSrcBlock"><text:s/><text:s/><text:s/><text:s/><text:s/><text:s/><text:s/>,@(<text:span text:style-name="OrgSrcFontLockKeywordFace">when</text:span><text:s/>after-body</text:p>
      <text:p text:style-name="OrgSrcBlock"><text:s/><text:s/><text:s/><text:s/><text:s/><text:s/><text:s/><text:s/><text:s/><text:s/><text:s/>`((eval-after-load<text:s/>file<text:s/>'(<text:span text:style-name="OrgSrcFontLockKeywordFace">progn</text:span><text:s/>,@after-body))))</text:p>
      <text:p text:style-name="OrgSrcBlockLastLine"><text:s/><text:s/><text:s/><text:s/><text:s/><text:s/><text:s/>t)))</text:p>
      <text:h text:style-name="Heading_20_2" text:outline-level="2" text:is-list-header="false">
<text:bookmark-start text:name="OrgXref.org850778a"/>
<text:bookmark text:name="org850778a"/>[library-p] load-path にライブラリがあるかを判定
<text:bookmark-end text:name="OrgXref.org850778a"/></text:h>
      <text:p text:style-name="Text_20_body">パッケージが load-path に存在していて使える状態にあるかを調べます．もし存在しなければ，メッセージバッファに [NOT FOUND] を刻みます．<text:line-break/></text:p>
      <text:p text:style-name="Text_20_body"><text:span text:style-name="OrgCode">libraries</text:span> には複数を指定でき，すべてが使える状態の場合のみ <text:span text:style-name="OrgCode">t</text:span> が返ります．<text:line-break/></text:p>
      <text:p text:style-name="Text_20_body"><text:span text:style-name="OrgCode">"org"</text:span> を渡したり， <text:span text:style-name="OrgCode">'("org" "helm")</text:span> を渡したりできます．<text:line-break/></text:p>
      <text:p text:style-name="OrgSrcBlock">(<text:span text:style-name="OrgSrcFontLockKeywordFace">defun</text:span><text:s/><text:span text:style-name="OrgSrcFontLockFunctionNameFace">library-p</text:span><text:s/>(libraries)</text:p>
      <text:p text:style-name="OrgSrcBlock"><text:s/><text:s/><text:span text:style-name="OrgSrcFontLockDocFace">"Return<text:s/>`t'<text:s/>when<text:s/>every<text:s/>specified<text:s/>library<text:s/>can<text:s/>be<text:s/>located.<text:s/>"</text:span></text:p>
      <text:p text:style-name="OrgSrcBlock"><text:s/><text:s/>(<text:span text:style-name="OrgSrcFontLockKeywordFace">let</text:span><text:s/>((result<text:s/>t))</text:p>
      <text:p text:style-name="OrgSrcBlock"><text:s/><text:s/><text:s/><text:s/>(mapc<text:s/>(<text:span text:style-name="OrgSrcFontLockKeywordFace">lambda</text:span><text:s/>(library)</text:p>
      <text:p text:style-name="OrgSrcBlock"><text:s/><text:s/><text:s/><text:s/><text:s/><text:s/><text:s/><text:s/><text:s/><text:s/><text:s/><text:s/>(<text:span text:style-name="OrgSrcFontLockKeywordFace">unless</text:span><text:s/>(locate-library<text:s/>library)</text:p>
      <text:p text:style-name="OrgSrcBlock"><text:s/><text:s/><text:s/><text:s/><text:s/><text:s/><text:s/><text:s/><text:s/><text:s/><text:s/><text:s/><text:s/><text:s/>(message<text:s/><text:span text:style-name="OrgSrcFontLockStringFace">"---<text:s/>NOT<text:s/>FOUND:<text:s/>%s"</text:span><text:s/>library)</text:p>
      <text:p text:style-name="OrgSrcBlock"><text:s/><text:s/><text:s/><text:s/><text:s/><text:s/><text:s/><text:s/><text:s/><text:s/><text:s/><text:s/><text:s/><text:s/>(<text:span text:style-name="OrgSrcFontLockKeywordFace">setq</text:span><text:s/>result<text:s/>nil)))</text:p>
      <text:p text:style-name="OrgSrcBlock"><text:s/><text:s/><text:s/><text:s/><text:s/><text:s/><text:s/><text:s/><text:s/><text:s/>(<text:span text:style-name="OrgSrcFontLockKeywordFace">if</text:span><text:s/>(listp<text:s/>libraries)</text:p>
      <text:p text:style-name="OrgSrcBlock"><text:s/><text:s/><text:s/><text:s/><text:s/><text:s/><text:s/><text:s/><text:s/><text:s/><text:s/><text:s/><text:s/><text:s/>libraries</text:p>
      <text:p text:style-name="OrgSrcBlock"><text:s/><text:s/><text:s/><text:s/><text:s/><text:s/><text:s/><text:s/><text:s/><text:s/><text:s/><text:s/>(list<text:s/>libraries)))</text:p>
      <text:p text:style-name="OrgSrcBlockLastLine"><text:s/><text:s/><text:s/><text:s/>result))</text:p>
      <text:h text:style-name="Heading_20_2" text:outline-level="2" text:is-list-header="false">
<text:bookmark-start text:name="OrgXref.org616a76e"/>
<text:bookmark text:name="org616a76e"/>[passed-clock-p] 指定時刻が本日の未来の時刻かを判定
<text:bookmark-end text:name="OrgXref.org616a76e"/></text:h>
      <text:p text:style-name="Text_20_body">今日の時刻に限定して，指定時刻が過去の時間かどうかを判定します． <text:span text:style-name="OrgCode">run-at-time</text:span> が想定通りに動かず，起動時に対象の関数が走ってしまうので，この判定が <text:span text:style-name="OrgCode">nil</text:span> の時だけタイマー登録します． <text:span text:style-name="OrgCode">target</text:span> を HH:MM の書式で与えます．現在時刻を与えた場合は，過ぎ去っていないので <text:span text:style-name="OrgCode">nil</text:span> を返します．<text:line-break/></text:p>
      <text:p text:style-name="OrgSrcBlock">(<text:span text:style-name="OrgSrcFontLockKeywordFace">defun</text:span><text:s/><text:span text:style-name="OrgSrcFontLockFunctionNameFace">passed-clock-p</text:span><text:s/>(target)</text:p>
      <text:p text:style-name="OrgSrcBlock"><text:s/><text:s/>(<text:span text:style-name="OrgSrcFontLockKeywordFace">let</text:span></text:p>
      <text:p text:style-name="OrgSrcBlock"><text:s/><text:s/><text:s/><text:s/><text:s/><text:s/>((hour<text:s/>nil)</text:p>
      <text:p text:style-name="OrgSrcBlock"><text:s/><text:s/><text:s/><text:s/><text:s/><text:s/><text:s/>(min<text:s/>nil)</text:p>
      <text:p text:style-name="OrgSrcBlock"><text:s/><text:s/><text:s/><text:s/><text:s/><text:s/><text:s/>(current-hour<text:s/>nil)</text:p>
      <text:p text:style-name="OrgSrcBlock"><text:s/><text:s/><text:s/><text:s/><text:s/><text:s/><text:s/>(current-min<text:s/>nil))</text:p>
      <text:p text:style-name="OrgSrcBlock"><text:s/><text:s/><text:s/><text:s/>(<text:span text:style-name="OrgSrcFontLockKeywordFace">when</text:span><text:s/>(string-match<text:s/><text:span text:style-name="OrgSrcFontLockStringFace">"</text:span><text:span text:style-name="OrgSrcFontLockRegexpGroupingBackslash">\\</text:span><text:span text:style-name="OrgSrcFontLockRegexpGroupingConstruct">(</text:span><text:span text:style-name="OrgSrcFontLockStringFace">[0-2]?[0-9]</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0-5][0-9]</text:span><text:span text:style-name="OrgSrcFontLockRegexpGroupingBackslash">\\</text:span><text:span text:style-name="OrgSrcFontLockRegexpGroupingConstruct">)</text:span><text:span text:style-name="OrgSrcFontLockStringFace">"</text:span><text:s/>target)</text:p>
      <text:p text:style-name="OrgSrcBlock"><text:s/><text:s/><text:s/><text:s/><text:s/><text:s/>(<text:span text:style-name="OrgSrcFontLockKeywordFace">setq</text:span><text:s/>hour<text:s/>(substring<text:s/>target<text:s/>(match-beginning<text:s/>1)<text:s/>(match-end<text:s/>1)))</text:p>
      <text:p text:style-name="OrgSrcBlock"><text:s/><text:s/><text:s/><text:s/><text:s/><text:s/>(<text:span text:style-name="OrgSrcFontLockKeywordFace">setq</text:span><text:s/>min<text:s/>(substring<text:s/>target<text:s/>(match-beginning<text:s/>2)<text:s/>(match-end<text:s/>2)))</text:p>
      <text:p text:style-name="OrgSrcBlock"><text:s/><text:s/><text:s/><text:s/><text:s/><text:s/>(<text:span text:style-name="OrgSrcFontLockKeywordFace">setq</text:span><text:s/>current-hour<text:s/>(format-time-string<text:s/><text:span text:style-name="OrgSrcFontLockStringFace">"%H"</text:span><text:s/>(current-time)))</text:p>
      <text:p text:style-name="OrgSrcBlock"><text:s/><text:s/><text:s/><text:s/><text:s/><text:s/>(<text:span text:style-name="OrgSrcFontLockKeywordFace">setq</text:span><text:s/>current-min<text:s/>(format-time-string<text:s/><text:span text:style-name="OrgSrcFontLockStringFace">"%M"</text:span><text:s/>(current-time)))</text:p>
      <text:p text:style-name="OrgSrcBlock"><text:s/><text:s/><text:s/><text:s/><text:s/><text:s/>(&lt;<text:s/>(+<text:s/>(*<text:s/>(string-to-number<text:s/>hour)<text:s/>60)</text:p>
      <text:p text:style-name="OrgSrcBlock"><text:s/><text:s/><text:s/><text:s/><text:s/><text:s/><text:s/><text:s/><text:s/><text:s/><text:s/><text:s/>(string-to-number<text:s/>min))</text:p>
      <text:p text:style-name="OrgSrcBlock"><text:s/><text:s/><text:s/><text:s/><text:s/><text:s/><text:s/><text:s/><text:s/>(+<text:s/>(*<text:s/>(string-to-number<text:s/>current-hour)<text:s/>60)</text:p>
      <text:p text:style-name="OrgSrcBlockLastLine"><text:s/><text:s/><text:s/><text:s/><text:s/><text:s/><text:s/><text:s/><text:s/><text:s/><text:s/><text:s/>(string-to-number<text:s/>current-min))))))</text:p>
      <text:h text:style-name="Heading_20_2" text:outline-level="2" text:is-list-header="false">
<text:bookmark-start text:name="OrgXref.org83595ba"/>
<text:bookmark text:name="org83595ba"/>[input-focus-p] フォーカス判定
<text:bookmark-end text:name="OrgXref.org83595ba"/></text:h>
      <text:p text:style-name="Text_20_body">フォーカスが当たっているのかを判定するための関数です．<text:line-break/></text:p>
      <text:p text:style-name="OrgSrcBlock">(<text:span text:style-name="OrgSrcFontLockKeywordFace">defvar</text:span><text:s/><text:span text:style-name="OrgSrcFontLockVariableNameFace">window-focus-p</text:span><text:s/>t)</text:p>
      <text:p text:style-name="OrgSrcBlock">(<text:span text:style-name="OrgSrcFontLockKeywordFace">defun</text:span><text:s/><text:span text:style-name="OrgSrcFontLockFunctionNameFace">window-focus-p</text:span><text:s/>()</text:p>
      <text:p text:style-name="OrgSrcBlock"><text:s/><text:s/>(<text:span text:style-name="OrgSrcFontLockKeywordFace">if</text:span><text:s/>window-focus-p<text:s/>t<text:s/>nil))</text:p>
      <text:p text:style-name="OrgSrcBlock">(add-hook<text:s/>'focus-in-hook<text:s/>#'(lambda<text:s/>()<text:s/>(<text:span text:style-name="OrgSrcFontLockKeywordFace">setq</text:span><text:s/>window-focus-p<text:s/>t)))</text:p>
      <text:p text:style-name="OrgSrcBlockLastLine">(add-hook<text:s/>'focus-out-hook<text:s/>#'(lambda<text:s/>()<text:s/>(<text:span text:style-name="OrgSrcFontLockKeywordFace">setq</text:span><text:s/>window-focus-p<text:s/>nil)))</text:p>
      <text:h text:style-name="Heading_20_2" text:outline-level="2" text:is-list-header="false">
<text:bookmark-start text:name="OrgXref.org571cd18"/>
<text:bookmark text:name="org571cd18"/>警告の抑制
<text:bookmark-end text:name="OrgXref.org571cd18"/></text:h>
      <text:p text:style-name="Text_20_body">起動時に警告が出てうっとうしい場合に使います．起動直後に呼ばれるように， <text:span text:style-name="OrgCode">.emacs</text:span> の上の方に書いておくとよいと思います．<text:line-break/></text:p>
      <text:list text:style-name="OrgBulletedList" text:continue-numbering="false">
        <text:list-item>
          <text:p text:style-name="Text_20_body"><text:a xlink:type="simple" xlink:href="http://d.hatena.ne.jp/kitokitoki/20100425/p1">http://d.hatena.ne.jp/kitokitoki/20100425/p1</text:a><text:line-break/></text:p>
        </text:list-item>
      </text:list>
      <text:p text:style-name="OrgSrcBlock">(<text:span text:style-name="OrgSrcFontLockKeywordFace">setq</text:span><text:s/>byte-compile-warnings</text:p>
      <text:p text:style-name="OrgSrcBlock"><text:s/><text:s/><text:s/><text:s/><text:s/><text:s/>'(free-vars<text:s/>unresolved<text:s/>callargs<text:s/>redefine<text:s/>obsolete<text:s/>noruntime</text:p>
      <text:p text:style-name="OrgSrcBlock"><text:s/><text:s/><text:s/><text:s/><text:s/><text:s/><text:s/><text:s/><text:s/><text:s/><text:s/><text:s/><text:s/><text:s/><text:s/><text:s/><text:s/><text:s/>cl-functions<text:s/>interactive-only<text:s/>make-local))</text:p>
      <text:p text:style-name="OrgSrcBlockLastLine">(<text:span text:style-name="OrgSrcFontLockKeywordFace">setq</text:span><text:s/>ad-redefinition-action<text:s/>'accept)</text:p>
      <text:h text:style-name="Heading_20_2" text:outline-level="2" text:is-list-header="false">
<text:bookmark-start text:name="OrgXref.org07fdd63"/>
<text:bookmark text:name="org07fdd63"/>エラー表示の抑制
<text:bookmark-end text:name="OrgXref.org07fdd63"/></text:h>
      <text:p text:style-name="Text_20_body">普段使いでは要らないので抑制します．<text:line-break/></text:p>
      <text:p text:style-name="OrgSrcBlockLastLine">(<text:span text:style-name="OrgSrcFontLockKeywordFace">setq</text:span><text:s/>debug-on-error<text:s/>nil)</text:p>
      <text:h text:style-name="Heading_20_2" text:outline-level="2" text:is-list-header="false">
<text:bookmark-start text:name="OrgXref.org0b82c07"/>
<text:bookmark text:name="org0b82c07"/>compilation buffer でのデータ表示で自動するスクロールする
<text:bookmark-end text:name="OrgXref.org0b82c07"/></text:h>
      <text:p text:style-name="Text_20_body"><text:span text:style-name="OrgCode">nil</text:span> のままだと，出力が続いてもスクロールされないので，自動的にスクロールされるように設定．<text:line-break/></text:p>
      <text:p text:style-name="OrgSrcBlockLastLine">(<text:span text:style-name="OrgSrcFontLockKeywordFace">setq</text:span><text:s/>compilation-scroll-output<text:s/>t)</text:p>
      <text:h text:style-name="Heading_20_2" text:outline-level="2" text:is-list-header="false">
<text:bookmark-start text:name="OrgXref.orgb28ebcf"/>
<text:bookmark text:name="orgb28ebcf"/>C-x C-c で容易にEmacsを終了させないように質問する
<text:bookmark-end text:name="OrgXref.orgb28ebcf"/></text:h>
      <text:p text:style-name="Text_20_body"><text:span text:style-name="OrgCode">y-or-n-p</text:span> を指定するだけです．<text:line-break/></text:p>
      <text:p text:style-name="OrgSrcBlockLastLine">(<text:span text:style-name="OrgSrcFontLockKeywordFace">setq</text:span><text:s/>confirm-kill-emacs<text:s/>'y-or-n-p)</text:p>
      <text:p text:style-name="Text_20_body">以前は， <text:span text:style-name="OrgCode">C-x C-c</text:span> を以下の関数に割り当てて，任意の質問文で入力を求めていました．<text:line-break/></text:p>
      <text:p text:style-name="OrgSrcBlock"><text:span text:style-name="OrgSrcFontLockCommentDelimiterFace">;;;<text:s/></text:span><text:span text:style-name="OrgSrcFontLockCommentFace">Cite:<text:s/>http://flex.ee.uec.ac.jp/texi/emacs-jp/emacs-jp_12.html</text:span></text:p>
      <text:p text:style-name="OrgSrcBlock"><text:span text:style-name="OrgSrcFontLockCommentDelimiterFace">;;;<text:s/></text:span><text:span text:style-name="OrgSrcFontLockCommentFace">Cite:<text:s/>http://d.hatena.ne.jp/Ubuntu/20090417/1239934416</text:span></text:p>
      <text:p text:style-name="OrgSrcBlock"><text:span text:style-name="OrgSrcFontLockCommentDelimiterFace">;;<text:s/></text:span><text:span text:style-name="OrgSrcFontLockCommentFace">A<text:s/>simple<text:s/>solution<text:s/>is<text:s/>(setq<text:s/>confirm-kill-emacs<text:s/>'y-or-n-p).</text:span></text:p>
      <text:p text:style-name="OrgSrcBlock">(<text:span text:style-name="OrgSrcFontLockKeywordFace">defun</text:span><text:s/><text:span text:style-name="OrgSrcFontLockFunctionNameFace">confirm-save-buffers-kill-emacs</text:span><text:s/>(<text:span text:style-name="OrgSrcFontLockTypeFace">&amp;optional</text:span><text:s/>arg)</text:p>
      <text:p text:style-name="OrgSrcBlock"><text:s/><text:s/><text:span text:style-name="OrgSrcFontLockDocFace">"Show<text:s/>yes<text:s/>or<text:s/>no<text:s/>when<text:s/>you<text:s/>try<text:s/>to<text:s/>kill<text:s/>Emacs"</text:span></text:p>
      <text:p text:style-name="OrgSrcBlock"><text:s/><text:s/>(<text:span text:style-name="OrgSrcFontLockKeywordFace">interactive</text:span><text:s/><text:span text:style-name="OrgSrcFontLockStringFace">"P"</text:span>)</text:p>
      <text:p text:style-name="OrgSrcBlock"><text:s/><text:s/>(<text:span text:style-name="OrgSrcFontLockKeywordFace">cond</text:span><text:s/>(arg<text:s/>(save-buffers-kill-emacs))</text:p>
      <text:p text:style-name="OrgSrcBlock"><text:s/><text:s/><text:s/><text:s/><text:s/><text:s/><text:s/><text:s/>(t</text:p>
      <text:p text:style-name="OrgSrcBlock"><text:s/><text:s/><text:s/><text:s/><text:s/><text:s/><text:s/><text:s/><text:s/>(<text:span text:style-name="OrgSrcFontLockKeywordFace">when</text:span><text:s/>(yes-or-no-p<text:s/><text:span text:style-name="OrgSrcFontLockStringFace">"Are<text:s/>you<text:s/>sure<text:s/>to<text:s/>quit<text:s/>Emacs<text:s/>now?<text:s/>"</text:span>)</text:p>
      <text:p text:style-name="OrgSrcBlock"><text:s/><text:s/><text:s/><text:s/><text:s/><text:s/><text:s/><text:s/><text:s/><text:s/><text:s/>(save-buffers-kill-emacs)))))</text:p>
      <text:p text:style-name="OrgSrcBlockLastLine">(global-set-key<text:s/>(kbd<text:s/><text:span text:style-name="OrgSrcFontLockStringFace">"C-x<text:s/>C-c"</text:span>)<text:s/>'confirm-save-buffers-kill-emacs)</text:p>
      <text:h text:style-name="Heading_20_2" text:outline-level="2" text:is-list-header="false">
<text:bookmark-start text:name="OrgXref.orga3a1eea"/>
<text:bookmark text:name="orga3a1eea"/>[shut-up.el] Messages 出力を封じる（制御する）
<text:bookmark-end text:name="OrgXref.orga3a1eea"/></text:h>
      <text:p text:style-name="Text_20_body"><text:span text:style-name="OrgCode">shut-up.el</text:span> というマクロがあり，現在はそちらを使っています．非常に強力です．<text:line-break/></text:p>
      <text:p text:style-name="OrgSrcBlock">(<text:span text:style-name="OrgSrcFontLockKeywordFace">defun</text:span><text:s/><text:span text:style-name="OrgSrcFontLockFunctionNameFace">hoge</text:span><text:s/>()</text:p>
      <text:p text:style-name="OrgSrcBlock"><text:s/><text:s/>(<text:span text:style-name="OrgSrcFontLockKeywordFace">interactive</text:span>)</text:p>
      <text:p text:style-name="OrgSrcBlock"><text:s/><text:s/>(<text:span text:style-name="OrgSrcFontLockKeywordFace">if</text:span><text:s/>(<text:span text:style-name="OrgSrcFontLockKeywordFace">require</text:span><text:s/>'<text:span text:style-name="OrgSrcFontLockConstantFace">shut-up</text:span><text:s/>nil<text:s/>t)</text:p>
      <text:p text:style-name="OrgSrcBlock"><text:s/><text:s/><text:s/><text:s/><text:s/><text:s/>(<text:span text:style-name="OrgSrcFontLockKeywordFace">shut-up</text:span><text:s/>(recentf-save-list))</text:p>
      <text:p text:style-name="OrgSrcBlockLastLine"><text:s/><text:s/><text:s/><text:s/>(recentf-save-list)))</text:p>
      <text:p text:style-name="Text_20_body">以下はそれ以前のアプローチ． <text:span text:style-name="OrgCode">recentf-save-list</text:span> を <text:span text:style-name="OrgCode">find-file-hook</text:span> にぶら下げていますが，そのままだと <text:span text:style-name="OrgCode">org-agenda</text:span> の初回実行時にたくさんのメッセージが出てしまうところ，このマクロを介すだけで抑制可能です． <text:span text:style-name="OrgCode">message-log-max</text:span> で制御できるのがすごい．<text:line-break/></text:p>
      <text:list text:style-name="OrgBulletedList" text:continue-numbering="false">
        <text:list-item>
          <text:p text:style-name="Text_20_body"><text:a xlink:type="simple" xlink:href="http://qiita.com/itiut@github/items/d917eafd6ab255629346">Emacs - エコーエリアや <text:span text:style-name="Bold">Messages</text:span> バッファにメッセージを表示させたくない - Qiita</text:a><text:line-break/></text:p>
        </text:list-item>
      </text:list>
      <text:p text:style-name="OrgSrcBlock">(<text:span text:style-name="OrgSrcFontLockKeywordFace">defmacro</text:span><text:s/><text:span text:style-name="OrgSrcFontLockFunctionNameFace">with-suppressed-message</text:span><text:s/>(<text:span text:style-name="OrgSrcFontLockTypeFace">&amp;rest</text:span><text:s/>body)</text:p>
      <text:p text:style-name="OrgSrcBlock"><text:s/><text:s/><text:span text:style-name="OrgSrcFontLockDocFace">"Suppress<text:s/>new<text:s/>messages<text:s/>temporarily<text:s/>in<text:s/>the<text:s/>echo<text:s/>area<text:s/>and<text:s/>the<text:s/>`</text:span><text:span text:style-name="OrgSrcFontLockConstantFace">*Messages*</text:span><text:span text:style-name="OrgSrcFontLockDocFace">'<text:s/>buffer<text:s/>while<text:s/>BODY<text:s/>is<text:s/>evaluated."</text:span></text:p>
      <text:p text:style-name="OrgSrcBlock"><text:s/><text:s/>(<text:span text:style-name="OrgSrcFontLockKeywordFace">declare</text:span><text:s/>(indent<text:s/>0))</text:p>
      <text:p text:style-name="OrgSrcBlock"><text:s/><text:s/>(<text:span text:style-name="OrgSrcFontLockKeywordFace">let</text:span><text:s/>((message-log-max<text:s/>nil))</text:p>
      <text:p text:style-name="OrgSrcBlockLastLine"><text:s/><text:s/><text:s/><text:s/>`(<text:span text:style-name="OrgSrcFontLockKeywordFace">with-temp-message</text:span><text:s/>(<text:span text:style-name="OrgSrcFontLockKeywordFace">or</text:span><text:s/>(current-message)<text:s/><text:span text:style-name="OrgSrcFontLockStringFace">""</text:span>)<text:s/>,@body)))</text:p>
      <text:h text:style-name="Heading_20_2" text:outline-level="2" text:is-list-header="false">
<text:bookmark-start text:name="OrgXref.orgc9c7d53"/>
<text:bookmark text:name="orgc9c7d53"/>エンターキーの挙動
<text:bookmark-end text:name="OrgXref.orgc9c7d53"/></text:h>
      <text:p text:style-name="Text_20_body">好みの問題ですかね．<text:line-break/></text:p>
      <text:p text:style-name="OrgSrcBlockLastLine">(global-set-key<text:s/>(kbd<text:s/><text:span text:style-name="OrgSrcFontLockStringFace">"RET"</text:span>)<text:s/>'electric-newline-and-maybe-indent)</text:p>
      <text:h text:style-name="Heading_20_2" text:outline-level="2" text:is-list-header="false">
<text:bookmark-start text:name="OrgXref.orgb53c4cd"/>
<text:bookmark text:name="orgb53c4cd"/>コマンド入力中に入力過程をミニバッファに反映する
<text:bookmark-end text:name="OrgXref.orgb53c4cd"/></text:h>
      <text:p text:style-name="Text_20_body">標準値は <text:span text:style-name="OrgCode">1</text:span> です．例えば， <text:span text:style-name="OrgCode">C-c f r</text:span> で発動する関数があるとき， <text:span text:style-name="OrgCode">C-c</text:span> を入力するとその直後にはミニバッファに何も表示されませんが， <text:span text:style-name="OrgCode">echo-keystrokes</text:span> だけ経過すると， <text:span text:style-name="OrgCode">C-c</text:span> が表示されます． <text:span text:style-name="OrgCode">0</text:span> に設定すると，いくら経過しても何も表示しません．<text:line-break/></text:p>
      <text:p text:style-name="OrgSrcBlockLastLine">(<text:span text:style-name="OrgSrcFontLockKeywordFace">setq</text:span><text:s/>echo-keystrokes<text:s/>0.5)</text:p>
      <text:h text:style-name="Heading_20_1" text:outline-level="1" text:is-list-header="false">
<text:bookmark-start text:name="OrgXref.ID-1C3F08FC-FA31-447B-BD55-3E47C9FDB072"/>
<text:bookmark text:name="ID-1C3F08FC-FA31-447B-BD55-3E47C9FDB072"/>
<text:bookmark-end text:name="OrgXref.ID-1C3F08FC-FA31-447B-BD55-3E47C9FDB072"/>
<text:bookmark-start text:name="OrgXref.orgbde5a01"/>
<text:bookmark text:name="orgbde5a01"/>コア設定
<text:bookmark-end text:name="OrgXref.orgbde5a01"/></text:h>
      <text:p text:style-name="Text_20_body">Emacs を操作して文書編集する上で欠かせない設定です．<text:line-break/></text:p>
      <text:h text:style-name="Heading_20_2" text:outline-level="2" text:is-list-header="false">
<text:bookmark-start text:name="OrgXref.org8c70eb0"/>
<text:bookmark text:name="org8c70eb0"/>言語／文字コード
<text:bookmark-end text:name="OrgXref.org8c70eb0"/></text:h>
      <text:p text:style-name="Text_20_body">徹底的にUTF-8に合わせます．<text:line-break/></text:p>
      <text:p text:style-name="Text_20_body"><text:span text:style-name="OrgCode">save-buffer-coding-system</text:span> を設定すると， <text:span text:style-name="OrgCode">buffer-file-coding-system</text:span> の値を無視して，指定した <text:span text:style-name="OrgCode">save-buffer-coding-system</text:span> の値でバッファを保存する．つまり， <text:span text:style-name="OrgCode">buffer-file-coding-system</text:span> に統一するなら設定不要．<text:line-break/></text:p>
      <text:p text:style-name="Text_20_body"><text:span text:style-name="OrgCode">set-default-coding-systems</text:span> か <text:span text:style-name="OrgCode">prefer-coding-system</text:span> を設定すると，同時に <text:span text:style-name="OrgCode">file-name-coding-system=，=set-terminal-coding-system=，=set-keyboard-coding-system</text:span> も同時に設定される．=prefer-coding-system= は，文字コード自動判定の最上位判定項目を設定する．<text:line-break/></text:p>
      <text:p text:style-name="Text_20_body"><text:span text:style-name="OrgCode">set-buffer-file-coding-system</text:span> は，Xとのデータやりとりを設定する．<text:line-break/></text:p>
      <text:p text:style-name="OrgSrcBlock">(prefer-coding-system<text:s/>'utf-8-unix)</text:p>
      <text:p text:style-name="OrgSrcBlock"><text:span text:style-name="OrgSrcFontLockCommentDelimiterFace">;;<text:s/></text:span><text:span text:style-name="OrgSrcFontLockCommentFace">(set-language-environment<text:s/>"Japanese")<text:s/>;;<text:s/>will<text:s/>take<text:s/>20-30[ms]</text:span></text:p>
      <text:p text:style-name="OrgSrcBlock">(set-locale-environment<text:s/><text:span text:style-name="OrgSrcFontLockStringFace">"en_US.UTF-8"</text:span>)<text:s/><text:span text:style-name="OrgSrcFontLockCommentDelimiterFace">;<text:s/></text:span><text:span text:style-name="OrgSrcFontLockCommentFace">"ja_JP.UTF-8"</text:span></text:p>
      <text:p text:style-name="OrgSrcBlock">(set-default-coding-systems<text:s/>'utf-8-unix)</text:p>
      <text:p text:style-name="OrgSrcBlock">(set-selection-coding-system<text:s/>'utf-8-unix)</text:p>
      <text:p text:style-name="OrgSrcBlockLastLine">(set-buffer-file-coding-system<text:s/>'utf-8-unix)</text:p>
      <text:h text:style-name="Heading_20_2" text:outline-level="2" text:is-list-header="false">
<text:bookmark-start text:name="OrgXref.orgfe45509"/>
<text:bookmark text:name="orgfe45509"/>日本語入力
<text:bookmark-end text:name="OrgXref.orgfe45509"/></text:h>
      <text:p text:style-name="Text_20_body">NSビルド用のインラインパッチを適用している場合に使います．Lion でも使える自分用にカスタマイズした <text:a xlink:type="simple" xlink:href="https://gist.github.com/1532344">inline-patch</text:a> を使っています．<text:line-break/></text:p>
      <text:list text:style-name="OrgBulletedList" text:continue-numbering="false">
        <text:list-item>
          <text:p text:style-name="Text_20_body">Emacs24用には，Mavericks対応した<text:a xlink:type="simple" xlink:href="https://gist.github.com/takaxp/9658281">パッチ</text:a>を使っています．<text:line-break/></text:p>
        </text:list-item>
        <text:list-item>
          <text:p text:style-name="Text_20_body">Emacs24.5用は<text:a xlink:type="simple" xlink:href="https://gist.github.com/takaxp/1d91107b311b63b57529">こちら</text:a>．<text:line-break/></text:p>
        </text:list-item>
        <text:list-item>
          <text:p text:style-name="Text_20_body">Emacs25.2用は<text:a xlink:type="simple" xlink:href="https://gist.github.com/takaxp/3314a153f6d02d82ef1833638d338ecf">こちら</text:a>．<text:line-break/></text:p>
        </text:list-item>
      </text:list>
      <text:p text:style-name="OrgSrcBlock">(<text:span text:style-name="OrgSrcFontLockKeywordFace">when</text:span><text:s/>(fboundp<text:s/>'mac-add-key-passed-to-system)</text:p>
      <text:p text:style-name="OrgSrcBlock"><text:s/><text:s/>(<text:span text:style-name="OrgSrcFontLockKeywordFace">setq</text:span><text:s/>default-input-method<text:s/><text:span text:style-name="OrgSrcFontLockStringFace">"MacOSX"</text:span>)</text:p>
      <text:p text:style-name="OrgSrcBlockLastLine"><text:s/><text:s/>(mac-add-key-passed-to-system<text:s/>'shift))</text:p>
      <text:h text:style-name="Heading_20_2" text:outline-level="2" text:is-list-header="false">
<text:bookmark-start text:name="OrgXref.org46ae95f"/>
<text:bookmark text:name="org46ae95f"/>[ag.el] 検索
<text:bookmark-end text:name="OrgXref.org46ae95f"/></text:h>
      <text:p text:style-name="Text_20_body">検索には <text:span text:style-name="OrgCode">The Silver Searcher</text:span> を使います．あらかじめインストールしておく必要があります．MacPorts の場合，the_silver_searcher の名称で頒布されています． <text:span text:style-name="OrgCode">exec-path</text:span> に <text:span text:style-name="OrgCode">/opt/local/bin</text:span> が含まれていることを確認してください．<text:line-break/></text:p>
      <text:p text:style-name="OrgSrcBlock">the_silver_searcher<text:s/>@0.18.1<text:s/>(textproc)</text:p>
      <text:p text:style-name="OrgSrcBlockLastLine"><text:s/>A<text:s/>code-searching<text:s/>tool<text:s/>similar<text:s/>to<text:s/>ack,<text:s/>but<text:s/>faster.</text:p>
      <text:p text:style-name="Text_20_body">カスタマイズした関数を <text:span text:style-name="OrgCode">C-M-f</text:span> にぶら下げています．helm インタフェースを使う <text:span text:style-name="OrgCode">helm-ag</text:span> もあります．<text:line-break/></text:p>
      <text:p text:style-name="OrgSrcBlock">(<text:span text:style-name="OrgSrcFontLockKeywordFace">when</text:span><text:s/>(<text:span text:style-name="OrgSrcFontLockKeywordFace">and</text:span><text:s/>(executable-find<text:s/><text:span text:style-name="OrgSrcFontLockStringFace">"ag"</text:span>)</text:p>
      <text:p text:style-name="OrgSrcBlock"><text:s/><text:s/><text:s/><text:s/><text:s/><text:s/><text:s/><text:s/><text:s/><text:s/><text:s/>(autoload-if-found</text:p>
      <text:p text:style-name="OrgSrcBlock"><text:s/><text:s/><text:s/><text:s/><text:s/><text:s/><text:s/><text:s/><text:s/><text:s/><text:s/><text:s/>'(my:ag<text:s/>ag)</text:p>
      <text:p text:style-name="OrgSrcBlock"><text:s/><text:s/><text:s/><text:s/><text:s/><text:s/><text:s/><text:s/><text:s/><text:s/><text:s/><text:s/><text:span text:style-name="OrgSrcFontLockStringFace">"ag"</text:span><text:s/>nil<text:s/>t))</text:p>
      <text:p text:style-name="OrgSrcBlock"/>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ag</text:span><text:s/>nil<text:s/>t))</text:p>
      <text:p text:style-name="OrgSrcBlock"/>
      <text:p text:style-name="OrgSrcBlock"><text:s/><text:s/>(<text:span text:style-name="OrgSrcFontLockKeywordFace">with-eval-after-load</text:span><text:s/><text:span text:style-name="OrgSrcFontLockStringFace">"ag"</text:span></text:p>
      <text:p text:style-name="OrgSrcBlock"><text:s/><text:s/><text:s/><text:s/>(<text:span text:style-name="OrgSrcFontLockKeywordFace">setq</text:span><text:s/>ag-highlight-search<text:s/>t)</text:p>
      <text:p text:style-name="OrgSrcBlock"><text:s/><text:s/><text:s/><text:s/>(<text:span text:style-name="OrgSrcFontLockKeywordFace">setq</text:span><text:s/>ag-reuse-buffers<text:s/>t)<text:s/><text:span text:style-name="OrgSrcFontLockCommentDelimiterFace">;;<text:s/></text:span><text:span text:style-name="OrgSrcFontLockCommentFace">nil:<text:s/>別ウィンドウが開く</text:span></text:p>
      <text:p text:style-name="OrgSrcBlock"><text:s/><text:s/><text:s/><text:s/>(<text:span text:style-name="OrgSrcFontLockKeywordFace">setq</text:span><text:s/>ag-reuse-window<text:s/>nil)<text:s/><text:span text:style-name="OrgSrcFontLockCommentDelimiterFace">;;<text:s/></text:span><text:span text:style-name="OrgSrcFontLockCommentFace">nil:<text:s/>結果を選択時に別ウィンドウに結果を出す</text:span></text:p>
      <text:p text:style-name="OrgSrcBlock"><text:s/><text:s/><text:s/><text:s/><text:span text:style-name="OrgSrcFontLockCommentDelimiterFace">;;<text:s/></text:span><text:span text:style-name="OrgSrcFontLockCommentFace">q<text:s/>でウィンドウを抜ける</text:span></text:p>
      <text:p text:style-name="OrgSrcBlock"><text:s/><text:s/><text:s/><text:s/><text:span text:style-name="OrgSrcFontLockCommentDelimiterFace">;;<text:s/></text:span><text:span text:style-name="OrgSrcFontLockCommentFace">(define-key<text:s/>ag-mode-map<text:s/>(kbd<text:s/>"q")<text:s/>'delete-window)</text:span></text:p>
      <text:p text:style-name="OrgSrcBlock"/>
      <text:p text:style-name="OrgSrcBlock"><text:s/><text:s/><text:s/><text:s/><text:span text:style-name="OrgSrcFontLockCommentDelimiterFace">;;<text:s/></text:span><text:span text:style-name="OrgSrcFontLockCommentFace">自動的に出力バッファに移動</text:span></text:p>
      <text:p text:style-name="OrgSrcBlock"><text:s/><text:s/><text:s/><text:s/>(<text:span text:style-name="OrgSrcFontLockKeywordFace">defun</text:span><text:s/><text:span text:style-name="OrgSrcFontLockFunctionNameFace">my:ag</text:span><text:s/>()</text:p>
      <text:p text:style-name="OrgSrcBlock"><text:s/><text:s/><text:s/><text:s/><text:s/><text:s/>(<text:span text:style-name="OrgSrcFontLockKeywordFace">interactive</text:span>)</text:p>
      <text:p text:style-name="OrgSrcBlock"><text:s/><text:s/><text:s/><text:s/><text:s/><text:s/>(call-interactively<text:s/>'ag)</text:p>
      <text:p text:style-name="OrgSrcBlock"><text:s/><text:s/><text:s/><text:s/><text:s/><text:s/>(switch-to-buffer-other-frame<text:s/><text:span text:style-name="OrgSrcFontLockStringFace">"*ag<text:s/>search*"</text:span>)))</text:p>
      <text:p text:style-name="OrgSrcBlock"/>
      <text:p text:style-name="OrgSrcBlock"><text:s/><text:s/>(global-set-key<text:s/>(kbd<text:s/><text:span text:style-name="OrgSrcFontLockStringFace">"C-M-f"</text:span>)<text:s/>'my:ag)</text:p>
      <text:p text:style-name="OrgSrcBlockLastLine"><text:s/><text:s/>(autoload-if-found<text:s/>'(helm-ag)<text:s/><text:span text:style-name="OrgSrcFontLockStringFace">"helm-ag"</text:span><text:s/>nil<text:s/>t))</text:p>
      <text:h text:style-name="Heading_20_2" text:outline-level="2" text:is-list-header="false">
<text:bookmark-start text:name="OrgXref.orgb96ed22"/>
<text:bookmark text:name="orgb96ed22"/>基本キーバインド
<text:bookmark-end text:name="OrgXref.orgb96ed22"/></text:h>
      <text:p text:style-name="Text_20_body">次の機能にキーバインドを設定する．<text:line-break/></text:p>
      <text:list text:style-name="OrgBulletedList" text:continue-numbering="false">
        <text:list-item>
          <text:p text:style-name="Text_20_body">Cmd+V でペースト（Mac用）<text:line-break/></text:p>
        </text:list-item>
        <text:list-item>
          <text:p text:style-name="Text_20_body">Cmd と Option を逆にする（Mac用）<text:line-break/></text:p>
        </text:list-item>
        <text:list-item>
          <text:p text:style-name="Text_20_body">削除<text:line-break/></text:p>
        </text:list-item>
      </text:list>
      <text:p text:style-name="OrgSrcBlock">(<text:span text:style-name="OrgSrcFontLockKeywordFace">when</text:span><text:s/>(memq<text:s/>window-system<text:s/>'(mac<text:s/>ns))</text:p>
      <text:p text:style-name="OrgSrcBlock"><text:s/><text:s/>(global-set-key<text:s/>(kbd<text:s/><text:span text:style-name="OrgSrcFontLockStringFace">"M-v"</text:span>)<text:s/>'yank)</text:p>
      <text:p text:style-name="OrgSrcBlock"><text:s/><text:s/>(<text:span text:style-name="OrgSrcFontLockKeywordFace">when</text:span><text:s/>(boundp<text:s/>'ns-command-modifier)</text:p>
      <text:p text:style-name="OrgSrcBlock"><text:s/><text:s/><text:s/><text:s/>(<text:span text:style-name="OrgSrcFontLockKeywordFace">setq</text:span><text:s/>ns-command-modifier<text:s/>'meta))</text:p>
      <text:p text:style-name="OrgSrcBlock"><text:s/><text:s/>(<text:span text:style-name="OrgSrcFontLockKeywordFace">when</text:span><text:s/>(boundp<text:s/>'ns-alternate-modifier)</text:p>
      <text:p text:style-name="OrgSrcBlock"><text:s/><text:s/><text:s/><text:s/>(<text:span text:style-name="OrgSrcFontLockKeywordFace">setq</text:span><text:s/>ns-alternate-modifier<text:s/>'super))</text:p>
      <text:p text:style-name="OrgSrcBlock"><text:s/><text:s/>(<text:span text:style-name="OrgSrcFontLockKeywordFace">when</text:span><text:s/>(boundp<text:s/>'ns-pop-up-frames)</text:p>
      <text:p text:style-name="OrgSrcBlock"><text:s/><text:s/><text:s/><text:s/>(<text:span text:style-name="OrgSrcFontLockKeywordFace">setq</text:span><text:s/>ns-pop-up-frames<text:s/>nil))</text:p>
      <text:p text:style-name="OrgSrcBlock"><text:s/><text:s/>(global-set-key<text:s/>[ns-drag-file]<text:s/>'ns-find-file))<text:s/><text:span text:style-name="OrgSrcFontLockCommentDelimiterFace">;<text:s/></text:span><text:span text:style-name="OrgSrcFontLockCommentFace">D&amp;D<text:s/>for<text:s/>Emacs23</text:span></text:p>
      <text:p text:style-name="OrgSrcBlock"/>
      <text:p text:style-name="OrgSrcBlock">(global-set-key<text:s/>[delete]<text:s/>'delete-char)</text:p>
      <text:p text:style-name="OrgSrcBlockLastLine">(global-set-key<text:s/>[kp-delete]<text:s/>'delete-char)</text:p>
      <text:h text:style-name="Heading_20_2" text:outline-level="2" text:is-list-header="false">
<text:bookmark-start text:name="OrgXref.org7f937c8"/>
<text:bookmark text:name="org7f937c8"/>ナローイングするか
<text:bookmark-end text:name="OrgXref.org7f937c8"/></text:h>
      <text:p text:style-name="Text_20_body">ナローイングを有効にします．ナローイングを知らないユーザが「データが消えた！」と勘違いしないように，デフォルトでは無効になっています．<text:line-break/></text:p>
      <text:p text:style-name="Text_20_body">Org Mode でナローイングを使う場合は，特に設定しなくてもOKです．<text:line-break/></text:p>
      <text:p text:style-name="OrgSrcBlockLastLine">(put<text:s/>'narrow-to-region<text:s/>'disabled<text:s/>nil)</text:p>
      <text:p text:style-name="Text_20_body"><text:span text:style-name="OrgCode">fancy-narrow</text:span> を使うと，通常バッファ上で表示しなくなる領域を目立たないように残すことができます．<text:line-break/></text:p>
      <text:p text:style-name="OrgSrcBlock">(autoload-if-found</text:p>
      <text:p text:style-name="OrgSrcBlock"><text:s/>'(fancy-narrow-to-region</text:p>
      <text:p text:style-name="OrgSrcBlock"><text:s/><text:s/><text:s/>fancy-widen</text:p>
      <text:p text:style-name="OrgSrcBlock"><text:s/><text:s/><text:s/>org-fancy-narrow-to-block</text:p>
      <text:p text:style-name="OrgSrcBlock"><text:s/><text:s/><text:s/>org-fancy-narrow-to-element</text:p>
      <text:p text:style-name="OrgSrcBlock"><text:s/><text:s/><text:s/>org-fancy-narrow-to-subtree)</text:p>
      <text:p text:style-name="OrgSrcBlockLastLine"><text:s/><text:span text:style-name="OrgSrcFontLockStringFace">"fancy-narrow"</text:span><text:s/>nil<text:s/>t)</text:p>
      <text:h text:style-name="Heading_20_2" text:outline-level="2" text:is-list-header="false">
<text:bookmark-start text:name="OrgXref.org125b352"/>
<text:bookmark text:name="org125b352"/>バッファの終わりでのnewlineを禁止する
<text:bookmark-end text:name="OrgXref.org125b352"/></text:h>
      <text:p text:style-name="OrgSrcBlock"><text:span text:style-name="OrgSrcFontLockCommentDelimiterFace">;;<text:s/></text:span><text:span text:style-name="OrgSrcFontLockCommentFace">Avoid<text:s/>adding<text:s/>a<text:s/>new<text:s/>line<text:s/>at<text:s/>the<text:s/>end<text:s/>of<text:s/>buffer</text:span></text:p>
      <text:p text:style-name="OrgSrcBlockLastLine">(<text:span text:style-name="OrgSrcFontLockKeywordFace">setq</text:span><text:s/>next-line-add-newlines<text:s/>nil)</text:p>
      <text:h text:style-name="Heading_20_2" text:outline-level="2" text:is-list-header="false">
<text:bookmark-start text:name="OrgXref.org0333291"/>
<text:bookmark text:name="org0333291"/>常に最終行に一行追加する
<text:bookmark-end text:name="OrgXref.org0333291"/></text:h>
      <text:p text:style-name="OrgSrcBlock"><text:span text:style-name="OrgSrcFontLockCommentDelimiterFace">;;<text:s/></text:span><text:span text:style-name="OrgSrcFontLockCommentFace">Limit<text:s/>the<text:s/>final<text:s/>word<text:s/>to<text:s/>a<text:s/>line<text:s/>break<text:s/>code<text:s/>(automatically<text:s/>correct)</text:span></text:p>
      <text:p text:style-name="OrgSrcBlockLastLine">(<text:span text:style-name="OrgSrcFontLockKeywordFace">setq</text:span><text:s/>require-final-newline<text:s/>t)</text:p>
      <text:h text:style-name="Heading_20_2" text:outline-level="2" text:is-list-header="false">
<text:bookmark-start text:name="OrgXref.orgc8b00ea"/>
<text:bookmark text:name="orgc8b00ea"/>長い文章を右端で常に折り返す
<text:bookmark-end text:name="OrgXref.orgc8b00ea"/></text:h>
      <text:p text:style-name="OrgSrcBlock">(<text:span text:style-name="OrgSrcFontLockKeywordFace">setq</text:span><text:s/>truncate-lines<text:s/>nil)</text:p>
      <text:p text:style-name="OrgSrcBlockLastLine">(<text:span text:style-name="OrgSrcFontLockKeywordFace">setq</text:span><text:s/>truncate-partial-width-windows<text:s/>nil)</text:p>
      <text:h text:style-name="Heading_20_2" text:outline-level="2" text:is-list-header="false">
<text:bookmark-start text:name="OrgXref.orga384684"/>
<text:bookmark text:name="orga384684"/>バッファが外部から編集された場合に自動で再読み込みする
<text:bookmark-end text:name="OrgXref.orga384684"/></text:h>
      <text:p text:style-name="Text_20_body"><text:span text:style-name="OrgCode">auto-save-buffers</text:span> を使っていれば，バッファは常に保存された状態になるため， revert が即座に反映されます．適宜バックアップツールと組み合わせないと，バッファが自動更新されてしまうので不安かもしれません．<text:line-break/></text:p>
      <text:p text:style-name="Text_20_body"><text:span text:style-name="OrgCode">helm-config</text:span> の後に呼んでいるのは，Emacs起動時の単純な高速化対策です．<text:line-break/></text:p>
      <text:p text:style-name="OrgSrcBlock">(<text:span text:style-name="OrgSrcFontLockKeywordFace">with-eval-after-load</text:span><text:s/><text:span text:style-name="OrgSrcFontLockStringFace">"helm-config"</text:span></text:p>
      <text:p text:style-name="OrgSrcBlockLastLine"><text:s/><text:s/>(global-auto-revert-mode<text:s/>1))</text:p>
      <text:h text:style-name="Heading_20_2" text:outline-level="2" text:is-list-header="false">
<text:bookmark-start text:name="OrgXref.org22a3429"/>
<text:bookmark text:name="org22a3429"/>[uniquify.el] 同じバッファ名が開かれた場合に区別する
<text:bookmark-end text:name="OrgXref.org22a3429"/></text:h>
      <text:p text:style-name="Text_20_body">ビルトインの <text:span text:style-name="OrgCode">uniquify</text:span> を使います．<text:line-break/></text:p>
      <text:p text:style-name="OrgSrcBlockLastLine">(<text:span text:style-name="OrgSrcFontLockKeywordFace">setq</text:span><text:s/>uniquify-buffer-name-style<text:s/>'post-forward-angle-brackets)</text:p>
      <text:h text:style-name="Heading_20_2" text:outline-level="2" text:is-list-header="false">
<text:bookmark-start text:name="OrgXref.org017efb9"/>
<text:bookmark text:name="org017efb9"/>マウスで選択した領域を自動コピー
<text:bookmark-end text:name="OrgXref.org017efb9"/></text:h>
      <text:p text:style-name="Text_20_body">マウスで選択すると，勝手にペーストボードにデータが流れます．<text:line-break/></text:p>
      <text:p text:style-name="OrgSrcBlockLastLine">(<text:span text:style-name="OrgSrcFontLockKeywordFace">setq</text:span><text:s/>mouse-drag-copy-region<text:s/>t)</text:p>
      <text:h text:style-name="Heading_20_2" text:outline-level="2" text:is-list-header="false">
<text:bookmark-start text:name="OrgXref.orge12aad6"/>
<text:bookmark text:name="orge12aad6"/>パッケージ管理
<text:bookmark-end text:name="OrgXref.orge12aad6"/></text:h>
      <text:p text:style-name="Text_20_body"><text:a xlink:type="simple" xlink:href="https://github.com/cask/cask">Cask</text:a>+Palletの環境を採用しました．それまでは，特定のディレクトリに必要な elisp をダウンロードしておいたり，git から取り寄せて，それらをload-pathに設定するスクリプトを準備するなど，個人的なルールで運用してきましたが，希望の機能をCaskが提供しているので，Emacs24.4になるタイミングで移行しました．<text:line-break/></text:p>
      <text:p text:style-name="Text_20_body">ただし，頒布元が危ういようなファイルはやはり個人で管理しておきたいので，Caskで管理する対象は，MEPLA経由で入手可能なメンテナンスが行き届いたパッケージに限定しています．また，普通の使い方（casl.elを読み込んで初期化）をしていると，起動時に少し時間を要するので，所定のディレクトリにCaskで取り寄せたすべてのファイルをコピーして，そのディレクトリだけをload-pathで指定するという使い方もしています．今のところ大きな問題は生じていません．<text:line-break/></text:p>
      <text:h text:style-name="Heading_20_3" text:outline-level="3" text:is-list-header="false">
<text:bookmark-start text:name="OrgXref.org13013f8"/>
<text:bookmark text:name="org13013f8"/>[cask-mode.el] モード設定
<text:bookmark-end text:name="OrgXref.org13013f8"/></text:h>
      <text:list text:style-name="OrgBulletedList" text:continue-numbering="false">
        <text:list-item>
          <text:p text:style-name="Text_20_body"><text:a xlink:type="simple" xlink:href="https://github.com/Wilfred/cask-mode">Wilfred/cask-mode: Major mode for editing Cask files</text:a><text:line-break/></text:p>
        </text:list-item>
      </text:list>
      <text:p text:style-name="OrgSrcBlock">(<text:span text:style-name="OrgSrcFontLockKeywordFace">when</text:span><text:s/>(autoload-if-found</text:p>
      <text:p text:style-name="OrgSrcBlock"><text:s/><text:s/><text:s/><text:s/><text:s/><text:s/><text:s/>'(cask-mode)</text:p>
      <text:p text:style-name="OrgSrcBlock"><text:s/><text:s/><text:s/><text:s/><text:s/><text:s/><text:s/><text:span text:style-name="OrgSrcFontLockStringFace">"cask-mode"</text:span><text:s/>nil<text:s/>t)</text:p>
      <text:p text:style-name="OrgSrcBlock"/>
      <text:p text:style-name="OrgSrcBlockLastLine"><text:s/><text:s/>(<text:span text:style-name="OrgSrcFontLockKeywordFace">push</text:span><text:s/>'(<text:span text:style-name="OrgSrcFontLockStringFace">"/Cask\\'"</text:span><text:s/>.<text:s/>cask-mode)<text:s/>auto-mode-alist))</text:p>
      <text:h text:style-name="Heading_20_3" text:outline-level="3" text:is-list-header="false">
<text:bookmark-start text:name="OrgXref.org1489772"/>
<text:bookmark text:name="org1489772"/>Cask のセットアップ
<text:bookmark-end text:name="OrgXref.org1489772"/></text:h>
      <text:p text:style-name="Text_20_body">以下は自分用のメモです．<text:line-break/></text:p>
      <text:list text:style-name="OrgNumberedList" text:continue-numbering="false">
        <text:list-item>
          <text:p text:style-name="Text_20_body">curl -fsSkL <text:a xlink:type="simple" xlink:href="https://raw.github.com/cask/cask/master/go">https://raw.github.com/cask/cask/master/go</text:a> | python<text:line-break/></text:p>
        </text:list-item>
        <text:list-item>
          <text:p text:style-name="Text_20_body">~/.cask/bin に PATH を通す (see .zshenv, export PATH="${HOME}/.cask/bin:{$PATH}")<text:line-break/></text:p>
        </text:list-item>
        <text:list-item>
          <text:p text:style-name="Text_20_body">cask upgrade<text:line-break/></text:p>
        </text:list-item>
        <text:list-item>
          <text:p text:style-name="Text_20_body">cd ~/.emacs.d<text:line-break/></text:p>
        </text:list-item>
        <text:list-item>
          <text:p text:style-name="Text_20_body">cask init            ;; ~/.emacs.d/Cask が存在しない場合だけ実行<text:line-break/></text:p>
        </text:list-item>
        <text:list-item>
          <text:p text:style-name="Text_20_body">cask install<text:line-break/></text:p>
        </text:list-item>
      </text:list>
      <text:h text:style-name="Heading_20_3" text:outline-level="3" text:is-list-header="false">
<text:bookmark-start text:name="OrgXref.orgea5665c"/>
<text:bookmark text:name="orgea5665c"/>load-path を一箇所にして起動を高速化
<text:bookmark-end text:name="OrgXref.orgea5665c"/></text:h>
      <text:p text:style-name="Text_20_body">Caskを使うと，個々のパッケージが独立にload-pathに設定されます．これにより依存関係がスッキリするわけですが，数が増えると起動時間が遅くなります．重いです．自分の例では，800[ms]のオーバーヘッドでした．これを避けるには，load-pathを一箇所に集約することが効きます．オーバーヘッドは約100[ms]まで削減できました．場合によっては依存関係に問題が生じる可能性がありますが，今のところは問題になっていません．<text:line-break/></text:p>
      <text:list text:style-name="OrgNumberedList" text:continue-numbering="false">
        <text:list-item>
          <text:p text:style-name="Text_20_body"><text:span text:style-name="OrgCode">~/.emacs.d/.cask/package/&lt;emacs-version&gt;</text:span> なるフォルダを作る<text:line-break/></text:p>
        </text:list-item>
        <text:list-item>
          <text:p text:style-name="Text_20_body"><text:span text:style-name="OrgCode">~/.emacs.d/.cask/24.4.1/elpa/*/*</text:span> と <text:span text:style-name="OrgCode">~/.emacs.d/.cask/24.4.1/elpa/*/lisp/*</text:span> をすべて上記フォルダにコピー<text:line-break/></text:p>
        </text:list-item>
        <text:list-item>
          <text:p text:style-name="Text_20_body"><text:span text:style-name="OrgCode">~/.emacs</text:span> で， <text:span text:style-name="OrgCode">~/.emacs.d/.cask/package/&lt;emacs-version&gt;</text:span> を load-path に設定し，Caskは読み込まない<text:line-break/></text:p>
        </text:list-item>
      </text:list>
      <text:p text:style-name="Text_20_body"><text:span text:style-name="OrgCode">M-x lis-packges</text:span> を使って新しいパッケージをインストールする時だけ，以下のフラグを nil に書き換えてEmacsを起動します． <text:span text:style-name="OrgCode">load-path-setter</text:span> は独自関数です（普通に <text:span text:style-name="OrgCode">add-to-list</text:span> で追加するのと同じです）<text:line-break/></text:p>
      <text:p text:style-name="OrgSrcBlock">(<text:span text:style-name="OrgSrcFontLockKeywordFace">defconst</text:span><text:s/><text:span text:style-name="OrgSrcFontLockVariableNameFace">cask-package-dir</text:span></text:p>
      <text:p text:style-name="OrgSrcBlock"><text:s/><text:s/>(format<text:s/><text:span text:style-name="OrgSrcFontLockStringFace">"~/.emacs.d/.cask/package/%s"</text:span><text:s/>emacs-version))</text:p>
      <text:p text:style-name="OrgSrcBlock">(<text:span text:style-name="OrgSrcFontLockKeywordFace">if</text:span><text:s/>t</text:p>
      <text:p text:style-name="OrgSrcBlock"><text:s/><text:s/><text:s/><text:s/>(load-path-setter<text:s/>`(,cask-package-dir)<text:s/>'load-path)</text:p>
      <text:p text:style-name="OrgSrcBlock"><text:s/><text:s/>(<text:span text:style-name="OrgSrcFontLockKeywordFace">when</text:span><text:s/>(<text:span text:style-name="OrgSrcFontLockKeywordFace">or</text:span><text:s/>(<text:span text:style-name="OrgSrcFontLockKeywordFace">require</text:span><text:s/>'<text:span text:style-name="OrgSrcFontLockConstantFace">cask</text:span><text:s/><text:span text:style-name="OrgSrcFontLockStringFace">"~/.cask/cask.el"</text:span><text:s/>t)</text:p>
      <text:p text:style-name="OrgSrcBlock"><text:s/><text:s/><text:s/><text:s/><text:s/><text:s/><text:s/><text:s/><text:s/><text:s/><text:s/><text:s/>(<text:span text:style-name="OrgSrcFontLockKeywordFace">require</text:span><text:s/>'<text:span text:style-name="OrgSrcFontLockConstantFace">cask</text:span><text:s/><text:span text:style-name="OrgSrcFontLockStringFace">"/usr/local/opt/cask/cask.el"</text:span><text:s/>t))<text:s/><text:span text:style-name="OrgSrcFontLockCommentDelimiterFace">;;<text:s/></text:span><text:span text:style-name="OrgSrcFontLockCommentFace">Homebrew</text:span></text:p>
      <text:p text:style-name="OrgSrcBlock"><text:s/><text:s/><text:s/><text:s/>(<text:span text:style-name="OrgSrcFontLockKeywordFace">when</text:span><text:s/>(fboundp<text:s/>'cask-initialize)<text:s/>(cask-initialize)))<text:s/><text:span text:style-name="OrgSrcFontLockCommentDelimiterFace">;;<text:s/></text:span><text:span text:style-name="OrgSrcFontLockCommentFace">800[ms]</text:span></text:p>
      <text:p text:style-name="OrgSrcBlock"><text:s/><text:s/>(<text:span text:style-name="OrgSrcFontLockKeywordFace">when</text:span><text:s/>(<text:span text:style-name="OrgSrcFontLockKeywordFace">require</text:span><text:s/>'<text:span text:style-name="OrgSrcFontLockConstantFace">pallet</text:span><text:s/>nil<text:s/>t)</text:p>
      <text:p text:style-name="OrgSrcBlockLastLine"><text:s/><text:s/><text:s/><text:s/>(<text:span text:style-name="OrgSrcFontLockKeywordFace">when</text:span><text:s/>(fboundp<text:s/>'pallet-mode)<text:s/>(pallet-mode<text:s/>t))))</text:p>
      <text:p text:style-name="Text_20_body">Cask で新しいパッケージを導入したり，既存のパッケージを更新したら，その都度，package ディレクトリにコピーします．手動でやると面倒なので，次のようなスクリプトで対処します．アルファリリースなどに対応するときなど，少し調整が必要です．<text:line-break/></text:p>
      <text:p text:style-name="OrgSrcBlock"><text:span text:style-name="OrgSrcFontLockCommentDelimiterFace">#</text:span><text:span text:style-name="OrgSrcFontLockCommentFace">!/bin/</text:span><text:span text:style-name="OrgSrcFontLockKeywordFace">sh</text:span></text:p>
      <text:p text:style-name="OrgSrcBlock"/>
      <text:p text:style-name="OrgSrcBlock"><text:span text:style-name="OrgSrcFontLockCommentDelimiterFace">#<text:s/></text:span><text:span text:style-name="OrgSrcFontLockCommentFace">Required<text:s/>setting:<text:s/>alias<text:s/>emacs='/Applications/Emacs.app/Contents/MacOS/Emacs'</text:span></text:p>
      <text:p text:style-name="OrgSrcBlock"><text:span text:style-name="OrgSrcFontLockCommentDelimiterFace">#<text:s/></text:span><text:span text:style-name="OrgSrcFontLockCommentFace">exec<text:s/>cd<text:s/>~/.emacs.d<text:s/>&amp;&amp;<text:s/>cask<text:s/>upgrade-cask<text:s/>if<text:s/>you<text:s/>upgrade<text:s/>cask<text:s/>itself.</text:span></text:p>
      <text:p text:style-name="OrgSrcBlock"/>
      <text:p text:style-name="OrgSrcBlock"><text:span text:style-name="OrgSrcFontLockVariableNameFace">CASKPATH</text:span>=~/.emacs.d/.cask</text:p>
      <text:p text:style-name="OrgSrcBlock"><text:span text:style-name="OrgSrcFontLockCommentDelimiterFace">#</text:span><text:span text:style-name="OrgSrcFontLockCommentFace">VERSION=24.5.1</text:span></text:p>
      <text:p text:style-name="OrgSrcBlock"><text:span text:style-name="OrgSrcFontLockCommentDelimiterFace">#</text:span><text:span text:style-name="OrgSrcFontLockCommentFace">VERSION=25.0.95.1</text:span></text:p>
      <text:p text:style-name="OrgSrcBlock"><text:span text:style-name="OrgSrcFontLockVariableNameFace">VERSION</text:span>=25.2</text:p>
      <text:p text:style-name="OrgSrcBlock"><text:span text:style-name="OrgSrcFontLockCommentDelimiterFace">#</text:span><text:span text:style-name="OrgSrcFontLockCommentFace">VERSION=25.1.90.1</text:span></text:p>
      <text:p text:style-name="OrgSrcBlock"><text:span text:style-name="OrgSrcFontLockVariableNameFace">SUBDIR</text:span>=package/$<text:span text:style-name="OrgSrcFontLockVariableNameFace">VERSION</text:span></text:p>
      <text:p text:style-name="OrgSrcBlock"><text:span text:style-name="OrgSrcFontLockVariableNameFace">BACKUPDIR</text:span>=~/Dropbox/backup</text:p>
      <text:p text:style-name="OrgSrcBlock"><text:span text:style-name="OrgSrcFontLockVariableNameFace">EMACS</text:span>=<text:span text:style-name="OrgSrcShQuotedExec">`which<text:s/>emacs`</text:span></text:p>
      <text:p text:style-name="OrgSrcBlock"><text:span text:style-name="OrgSrcFontLockKeywordFace">if</text:span><text:s/>[<text:s/>$<text:span text:style-name="OrgSrcFontLockVariableNameFace">HOSTTYPE</text:span><text:s/>=<text:s/><text:span text:style-name="OrgSrcFontLockStringFace">"intel-mac"</text:span><text:s/>];<text:s/><text:span text:style-name="OrgSrcFontLockKeywordFace">then</text:span></text:p>
      <text:p text:style-name="OrgSrcBlock"><text:span text:style-name="OrgSrcFontLockVariableNameFace">EMACS</text:span>=/Applications/Emacs.app/Contents/MacOS/Emacs</text:p>
      <text:p text:style-name="OrgSrcBlock"><text:span text:style-name="OrgSrcFontLockKeywordFace">fi</text:span></text:p>
      <text:p text:style-name="OrgSrcBlock"><text:span text:style-name="OrgSrcFontLockCommentDelimiterFace">#<text:s/></text:span><text:span text:style-name="OrgSrcFontLockCommentFace">COMMAND="$EMACS<text:s/>-batch<text:s/>-q<text:s/>-l<text:s/>~/.emacs<text:s/>-f<text:s/>batch-byte-compile";</text:span></text:p>
      <text:p text:style-name="OrgSrcBlock"><text:span text:style-name="OrgSrcFontLockKeywordFace">if</text:span><text:s/>[<text:s/>-d<text:s/><text:span text:style-name="OrgSrcFontLockStringFace">"$CASKPATH/$SUBDIR"</text:span><text:s/>];<text:s/><text:span text:style-name="OrgSrcFontLockKeywordFace">then</text:span></text:p>
      <text:p text:style-name="OrgSrcBlock"><text:s/><text:s/><text:s/><text:s/><text:span text:style-name="OrgSrcFontLockBuiltinFace">echo</text:span><text:s/><text:span text:style-name="OrgSrcFontLockStringFace">"---<text:s/>Removing<text:s/>$CASKPATH/$SUBDIR"</text:span></text:p>
      <text:p text:style-name="OrgSrcBlock"><text:s/><text:s/><text:s/><text:s/>rm<text:s/>-r<text:s/><text:span text:style-name="OrgSrcFontLockStringFace">"$CASKPATH/$SUBDIR"</text:span></text:p>
      <text:p text:style-name="OrgSrcBlock"><text:span text:style-name="OrgSrcFontLockKeywordFace">else</text:span></text:p>
      <text:p text:style-name="OrgSrcBlock"><text:s/><text:s/><text:s/><text:s/><text:span text:style-name="OrgSrcFontLockBuiltinFace">echo</text:span><text:s/><text:span text:style-name="OrgSrcFontLockStringFace">"---<text:s/>Target<text:s/>dir<text:s/>does<text:s/>NOT<text:s/>exist<text:s/>($CASKPATH/$SUBDIR)."</text:span></text:p>
      <text:p text:style-name="OrgSrcBlock"><text:s/><text:s/><text:s/><text:s/><text:span text:style-name="OrgSrcFontLockKeywordFace">exit</text:span></text:p>
      <text:p text:style-name="OrgSrcBlock"><text:span text:style-name="OrgSrcFontLockKeywordFace">fi</text:span></text:p>
      <text:p text:style-name="OrgSrcBlock">mkdir<text:s/>-p<text:s/>$<text:span text:style-name="OrgSrcFontLockVariableNameFace">CASKPATH</text:span>/$<text:span text:style-name="OrgSrcFontLockVariableNameFace">SUBDIR</text:span></text:p>
      <text:p text:style-name="OrgSrcBlock"/>
      <text:p text:style-name="OrgSrcBlock"><text:span text:style-name="OrgSrcFontLockBuiltinFace">cd</text:span><text:s/>~/.emacs.d</text:p>
      <text:p text:style-name="OrgSrcBlock"><text:span text:style-name="OrgSrcFontLockBuiltinFace">echo</text:span><text:s/><text:span text:style-name="OrgSrcFontLockStringFace">"---<text:s/>Cask<text:s/>install"</text:span></text:p>
      <text:p text:style-name="OrgSrcBlock"><text:span text:style-name="OrgSrcFontLockVariableNameFace">EMACS</text:span>=<text:span text:style-name="OrgSrcFontLockStringFace">"/Applications/Emacs.app/Contents/MacOS/Emacs"</text:span><text:s/>cask<text:s/>install</text:p>
      <text:p text:style-name="OrgSrcBlock"/>
      <text:p text:style-name="OrgSrcBlock"><text:span text:style-name="OrgSrcFontLockBuiltinFace">echo</text:span><text:s/><text:span text:style-name="OrgSrcFontLockStringFace">"---<text:s/>Cask<text:s/>update"</text:span></text:p>
      <text:p text:style-name="OrgSrcBlock"><text:span text:style-name="OrgSrcFontLockVariableNameFace">EMACS</text:span>=<text:span text:style-name="OrgSrcFontLockStringFace">"/Applications/Emacs.app/Contents/MacOS/Emacs"</text:span><text:s/>cask<text:s/>update</text:p>
      <text:p text:style-name="OrgSrcBlock"/>
      <text:p text:style-name="OrgSrcBlock"><text:span text:style-name="OrgSrcFontLockCommentDelimiterFace">#<text:s/></text:span><text:span text:style-name="OrgSrcFontLockCommentFace">echo<text:s/>"---<text:s/>Removing<text:s/>org-mode<text:s/>installed<text:s/>by<text:s/>Cask<text:s/>unexpectedly"</text:span></text:p>
      <text:p text:style-name="OrgSrcBlock">/bin/rm<text:s/>-rf<text:s/>~/.emacs.d/.cask/$<text:span text:style-name="OrgSrcFontLockVariableNameFace">VERSION</text:span>/elpa/org-20*</text:p>
      <text:p text:style-name="OrgSrcBlock"/>
      <text:p text:style-name="OrgSrcBlock"><text:span text:style-name="OrgSrcFontLockBuiltinFace">echo</text:span><text:s/><text:span text:style-name="OrgSrcFontLockStringFace">"---<text:s/>Copying<text:s/>elisp<text:s/>files"</text:span></text:p>
      <text:p text:style-name="OrgSrcBlock">/bin/cp<text:s/>-rf<text:s/>~/.emacs.d/.cask/$<text:span text:style-name="OrgSrcFontLockVariableNameFace">VERSION</text:span>/elpa/*/*<text:s/>$<text:span text:style-name="OrgSrcFontLockVariableNameFace">CASKPATH</text:span>/$<text:span text:style-name="OrgSrcFontLockVariableNameFace">SUBDIR</text:span></text:p>
      <text:p text:style-name="OrgSrcBlock">/bin/cp<text:s/>-rf<text:s/>~/.emacs.d/.cask/$<text:span text:style-name="OrgSrcFontLockVariableNameFace">VERSION</text:span>/elpa/*/lisp/*<text:s/>$<text:span text:style-name="OrgSrcFontLockVariableNameFace">CASKPATH</text:span>/$<text:span text:style-name="OrgSrcFontLockVariableNameFace">SUBDIR</text:span></text:p>
      <text:p text:style-name="OrgSrcBlock"><text:span text:style-name="OrgSrcFontLockBuiltinFace">cd</text:span><text:s/>$<text:span text:style-name="OrgSrcFontLockVariableNameFace">CASKPATH</text:span>/$<text:span text:style-name="OrgSrcFontLockVariableNameFace">SUBDIR</text:span></text:p>
      <text:p text:style-name="OrgSrcBlock">rm<text:s/>-rf<text:s/>./*~</text:p>
      <text:p text:style-name="OrgSrcBlock"/>
      <text:p text:style-name="OrgSrcBlockLastLine"><text:span text:style-name="OrgSrcFontLockBuiltinFace">echo</text:span><text:s/><text:span text:style-name="OrgSrcFontLockStringFace">"---<text:s/>Done"</text:span></text:p>
      <text:h text:style-name="Heading_20_3" text:outline-level="3" text:is-list-header="false">
<text:bookmark-start text:name="OrgXref.orgc5eb30d"/>
<text:bookmark text:name="orgc5eb30d"/>[paradox.el] パッケージ選択画面の改善
<text:bookmark-end text:name="OrgXref.orgc5eb30d"/></text:h>
      <text:p text:style-name="Text_20_body">パッケージインストール用のバッファが多機能になります．スターが表示されたり，ミニバッファには様々な情報が表示されるようになります．基本の操作系は同じで，拡張部分は <text:span text:style-name="OrgCode">h</text:span> を押すとミニバッファにディスパッチャが表示されます．<text:line-break/></text:p>
      <text:p text:style-name="OrgSrcBlock">(<text:span text:style-name="OrgSrcFontLockKeywordFace">when</text:span><text:s/>(autoload-if-found</text:p>
      <text:p text:style-name="OrgSrcBlock"><text:s/><text:s/><text:s/><text:s/><text:s/><text:s/><text:s/>'(paradox-list-packages<text:s/>my:list-packages<text:s/>my:setup-cask)</text:p>
      <text:p text:style-name="OrgSrcBlock"><text:s/><text:s/><text:s/><text:s/><text:s/><text:s/><text:s/><text:span text:style-name="OrgSrcFontLockStringFace">"paradox"</text:span><text:s/>nil<text:s/>t)</text:p>
      <text:p text:style-name="OrgSrcBlock"/>
      <text:p text:style-name="OrgSrcBlock"><text:s/><text:s/>(<text:span text:style-name="OrgSrcFontLockKeywordFace">with-eval-after-load</text:span><text:s/><text:span text:style-name="OrgSrcFontLockStringFace">"paradox"</text:span></text:p>
      <text:p text:style-name="OrgSrcBlock"><text:s/><text:s/><text:s/><text:s/>(<text:span text:style-name="OrgSrcFontLockKeywordFace">when</text:span><text:s/>(fboundp<text:s/>'paradox-enable)</text:p>
      <text:p text:style-name="OrgSrcBlockLastLine"><text:s/><text:s/><text:s/><text:s/><text:s/><text:s/>(paradox-enable))))</text:p>
      <text:h text:style-name="Heading_20_2" text:outline-level="2" text:is-list-header="false">
<text:bookmark-start text:name="OrgXref.orgbc7d7d6"/>
<text:bookmark text:name="orgbc7d7d6"/>インデント
<text:bookmark-end text:name="OrgXref.orgbc7d7d6"/></text:h>
      <text:p text:style-name="Text_20_body">オープンソース等で他の人のコードを修正する場合は，以下のような設定は良くないかもしれません．例えば差分を取ると見た目は変わらないのに，タブとスペースの違いから差分ありと判定されてしまい，意図しない編集履歴が残ることがあります．ただこの問題は，修正対象のファイルが限定されているならば， <text:span text:style-name="OrgCode">M-x tabify</text:span> や <text:span text:style-name="OrgCode">M-x untabify</text:span> で回避できそうです．<text:line-break/></text:p>
      <text:p text:style-name="Text_20_body">一方， <text:span text:style-name="OrgCode">org-mode</text:span> のソースブロックは半角スペース統一されているため，この設定のほうが都合が良いです．<text:line-break/></text:p>
      <text:p text:style-name="OrgSrcBlock">(<text:span text:style-name="OrgSrcFontLockKeywordFace">setq-default</text:span><text:s/>tab-width<text:s/>2)</text:p>
      <text:p text:style-name="OrgSrcBlock">(<text:span text:style-name="OrgSrcFontLockKeywordFace">setq-default</text:span><text:s/>indent-tabs-mode<text:s/>nil)</text:p>
      <text:p text:style-name="OrgSrcBlock">(<text:span text:style-name="OrgSrcFontLockKeywordFace">setq</text:span><text:s/>indent-line-function<text:s/>'insert-tab)</text:p>
      <text:p text:style-name="OrgSrcBlock"/>
      <text:p text:style-name="OrgSrcBlock"><text:span text:style-name="OrgSrcFontLockCommentDelimiterFace">;;<text:s/></text:span><text:span text:style-name="OrgSrcFontLockCommentFace">(add-hook<text:s/>'emacs-lisp-mode-hook</text:span></text:p>
      <text:p text:style-name="OrgSrcBlock"><text:span text:style-name="OrgSrcFontLockCommentDelimiterFace">;;<text:s/><text:s/><text:s/><text:s/><text:s/><text:s/><text:s/><text:s/><text:s/><text:s/><text:s/></text:span><text:span text:style-name="OrgSrcFontLockCommentFace">'(lambda<text:s/>()</text:span></text:p>
      <text:p text:style-name="OrgSrcBlock"><text:span text:style-name="OrgSrcFontLockCommentDelimiterFace">;;<text:s/><text:s/><text:s/><text:s/><text:s/><text:s/><text:s/><text:s/><text:s/><text:s/><text:s/><text:s/><text:s/><text:s/></text:span><text:span text:style-name="OrgSrcFontLockCommentFace">(setq<text:s/>indent-tabs-mode<text:s/>t)</text:span></text:p>
      <text:p text:style-name="OrgSrcBlock"><text:span text:style-name="OrgSrcFontLockCommentDelimiterFace">;;<text:s/><text:s/><text:s/><text:s/><text:s/><text:s/><text:s/><text:s/><text:s/><text:s/><text:s/><text:s/><text:s/><text:s/></text:span><text:span text:style-name="OrgSrcFontLockCommentFace">(setq<text:s/>tab-width<text:s/>8)</text:span></text:p>
      <text:p text:style-name="OrgSrcBlockLastLine"><text:span text:style-name="OrgSrcFontLockCommentDelimiterFace">;;<text:s/><text:s/><text:s/><text:s/><text:s/><text:s/><text:s/><text:s/><text:s/><text:s/><text:s/><text:s/><text:s/><text:s/></text:span><text:span text:style-name="OrgSrcFontLockCommentFace">(setq<text:s/>indent-line-function<text:s/>'lisp-indent-line)))</text:span></text:p>
      <text:h text:style-name="Heading_20_2" text:outline-level="2" text:is-list-header="false">
<text:bookmark-start text:name="OrgXref.orgfb00787"/>
<text:bookmark text:name="orgfb00787"/>[aggressive-indent] 即時バッファ整形
<text:bookmark-end text:name="OrgXref.orgfb00787"/></text:h>
      <text:p text:style-name="Text_20_body">特定のメジャーモードで，とにかく整形しまくります． <text:span text:style-name="OrgCode">python-mode</text:span> では意図しないインデントになったりします． <text:span text:style-name="OrgCode">web-mode</text:span> だと異常に重かったりします．<text:line-break/></text:p>
      <text:p text:style-name="OrgSrcBlock">(<text:span text:style-name="OrgSrcFontLockKeywordFace">when</text:span><text:s/>(autoload-if-found</text:p>
      <text:p text:style-name="OrgSrcBlock"><text:s/><text:s/><text:s/><text:s/><text:s/><text:s/><text:s/>'(aggressive-indent-mode)</text:p>
      <text:p text:style-name="OrgSrcBlock"><text:s/><text:s/><text:s/><text:s/><text:s/><text:s/><text:s/><text:span text:style-name="OrgSrcFontLockStringFace">"aggressive-indent"</text:span><text:s/>nil<text:s/>t)</text:p>
      <text:p text:style-name="OrgSrcBlock"/>
      <text:p text:style-name="OrgSrcBlock"><text:s/><text:s/>(<text:span text:style-name="OrgSrcFontLockKeywordFace">dolist</text:span></text:p>
      <text:p text:style-name="OrgSrcBlock"><text:s/><text:s/><text:s/><text:s/><text:s/><text:s/>(hook</text:p>
      <text:p text:style-name="OrgSrcBlock"><text:s/><text:s/><text:s/><text:s/><text:s/><text:s/><text:s/>'(<text:span text:style-name="OrgSrcFontLockCommentDelimiterFace">;;<text:s/></text:span><text:span text:style-name="OrgSrcFontLockCommentFace">python-mode-hook</text:span></text:p>
      <text:p text:style-name="OrgSrcBlock"><text:s/><text:s/><text:s/><text:s/><text:s/><text:s/><text:s/><text:s/><text:s/><text:span text:style-name="OrgSrcFontLockCommentDelimiterFace">;;<text:s/></text:span><text:span text:style-name="OrgSrcFontLockCommentFace">nxml-mode-hook</text:span></text:p>
      <text:p text:style-name="OrgSrcBlock"><text:s/><text:s/><text:s/><text:s/><text:s/><text:s/><text:s/><text:s/><text:s/><text:span text:style-name="OrgSrcFontLockCommentDelimiterFace">;;<text:s/></text:span><text:span text:style-name="OrgSrcFontLockCommentFace">web-mode-hook</text:span></text:p>
      <text:p text:style-name="OrgSrcBlock"><text:s/><text:s/><text:s/><text:s/><text:s/><text:s/><text:s/><text:s/><text:s/>emacs-lisp-mode-hook</text:p>
      <text:p text:style-name="OrgSrcBlock"><text:s/><text:s/><text:s/><text:s/><text:s/><text:s/><text:s/><text:s/><text:s/>lisp-mode-hook<text:s/>perl-mode-hook<text:s/>c-mode-common-hook))</text:p>
      <text:p text:style-name="OrgSrcBlockLastLine"><text:s/><text:s/><text:s/><text:s/>(add-hook<text:s/>hook<text:s/>'aggressive-indent-mode)))</text:p>
      <text:h text:style-name="Heading_20_2" text:outline-level="2" text:is-list-header="false">
<text:bookmark-start text:name="OrgXref.org6313be1"/>
<text:bookmark text:name="org6313be1"/>[ws-butler.el] 不要なスペースを自動除去
<text:bookmark-end text:name="OrgXref.org6313be1"/></text:h>
      <text:p text:style-name="Text_20_body">行末のスペース等が不要に残るのを回避できます．バッファ保存時の自動処理です．<text:line-break/></text:p>
      <text:p text:style-name="Text_20_body"><text:span text:style-name="OrgCode">helm-config</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ws-butler-mode<text:s/>ws-butler-global-mode)</text:p>
      <text:p text:style-name="OrgSrcBlock"><text:s/><text:s/><text:s/><text:s/><text:s/><text:s/><text:s/><text:span text:style-name="OrgSrcFontLockStringFace">"ws-butler"</text:span><text:s/>nil<text:s/>t)</text:p>
      <text:p text:style-name="OrgSrcBlock"/>
      <text:p text:style-name="OrgSrcBlock"><text:s/><text:s/>(<text:span text:style-name="OrgSrcFontLockKeywordFace">with-eval-after-load</text:span><text:s/><text:span text:style-name="OrgSrcFontLockStringFace">"ws-butler"</text:span></text:p>
      <text:p text:style-name="OrgSrcBlock"><text:s/><text:s/><text:s/><text:s/>(<text:span text:style-name="OrgSrcFontLockKeywordFace">push</text:span><text:s/>'org-mode<text:s/>ws-butler-global-exempt-modes)</text:p>
      <text:p text:style-name="OrgSrcBlock"><text:s/><text:s/><text:s/><text:s/>(<text:span text:style-name="OrgSrcFontLockKeywordFace">push</text:span><text:s/>'empty-booting-mode<text:s/>ws-butler-global-exempt-modes))</text:p>
      <text:p text:style-name="OrgSrcBlock"/>
      <text:p text:style-name="OrgSrcBlock"><text:s/><text:s/>(<text:span text:style-name="OrgSrcFontLockKeywordFace">with-eval-after-load</text:span><text:s/><text:span text:style-name="OrgSrcFontLockStringFace">"helm-config"</text:span></text:p>
      <text:p text:style-name="OrgSrcBlockLastLine"><text:s/><text:s/><text:s/><text:s/>(ws-butler-global-mode)))</text:p>
      <text:h text:style-name="Heading_20_2" text:outline-level="2" text:is-list-header="false">
<text:bookmark-start text:name="OrgXref.org22591f9"/>
<text:bookmark text:name="org22591f9"/>ファイルリンクを辿る時に確認のメッセージを出さない
<text:bookmark-end text:name="OrgXref.org22591f9"/></text:h>
      <text:p text:style-name="Text_20_body">そのまま辿ってファイルオープンします．<text:line-break/></text:p>
      <text:p text:style-name="OrgSrcBlockLastLine">(<text:span text:style-name="OrgSrcFontLockKeywordFace">setq</text:span><text:s/>vc-follow-symlinks<text:s/>t)</text:p>
      <text:h text:style-name="Heading_20_2" text:outline-level="2" text:is-list-header="false">
<text:bookmark-start text:name="OrgXref.org99980e6"/>
<text:bookmark text:name="org99980e6"/>MBPビルド用設定
<text:bookmark-end text:name="OrgXref.org99980e6"/></text:h>
      <text:p text:style-name="Text_20_body">NSビルド版で生じた日本語入力時のチラつきを避けるために，MBP版ビルドに(一時期)浮気しました．以下はその時にNSビルドの振る舞いに近づけるためにがんばった設定です．詳細な情報は，リンク先の記事にあります．<text:line-break/></text:p>
      <text:list text:style-name="OrgBulletedList" text:continue-numbering="false">
        <text:list-item>
          <text:p text:style-name="Text_20_body"><text:a xlink:type="simple" xlink:href="http://qiita.com/takaxp/items/a86ee2aacb27c7c3a902">Emacs 25.1/25.2 を EMP版で快適に使う - Qiita</text:a><text:line-break/></text:p>
        </text:list-item>
      </text:list>
      <text:p text:style-name="OrgSrcBlock">(<text:span text:style-name="OrgSrcFontLockKeywordFace">when</text:span><text:s/>(eq<text:s/>window-system<text:s/>'mac)</text:p>
      <text:p text:style-name="OrgSrcBlock"><text:s/><text:s/>(mac-auto-ascii-mode<text:s/>1)</text:p>
      <text:p text:style-name="OrgSrcBlock"/>
      <text:p text:style-name="OrgSrcBlock"><text:s/><text:s/>(<text:span text:style-name="OrgSrcFontLockKeywordFace">defvar</text:span><text:s/><text:span text:style-name="OrgSrcFontLockVariableNameFace">mac-win-last-ime-status</text:span><text:s/>'off)<text:s/><text:span text:style-name="OrgSrcFontLockCommentDelimiterFace">;;<text:s/></text:span><text:span text:style-name="OrgSrcFontLockCommentFace">{'off|'on}</text:span></text:p>
      <text:p text:style-name="OrgSrcBlock"><text:s/><text:s/>(<text:span text:style-name="OrgSrcFontLockKeywordFace">defun</text:span><text:s/><text:span text:style-name="OrgSrcFontLockFunctionNameFace">mac-win-save-last-ime-status</text:span><text:s/>()</text:p>
      <text:p text:style-name="OrgSrcBlock"><text:s/><text:s/><text:s/><text:s/>(<text:span text:style-name="OrgSrcFontLockKeywordFace">setq</text:span><text:s/>mac-win-last-ime-status</text:p>
      <text:p text:style-name="OrgSrcBlock"><text:s/><text:s/><text:s/><text:s/><text:s/><text:s/><text:s/><text:s/><text:s/><text:s/>(<text:span text:style-name="OrgSrcFontLockKeywordFace">if</text:span><text:s/>(string-match<text:s/><text:span text:style-name="OrgSrcFontLockStringFace">"\\.</text:span><text:span text:style-name="OrgSrcFontLockRegexpGroupingBackslash">\\</text:span><text:span text:style-name="OrgSrcFontLockRegexpGroupingConstruct">(</text:span><text:span text:style-name="OrgSrcFontLockStringFace">Roman</text:span><text:span text:style-name="OrgSrcFontLockRegexpGroupingBackslash">\\</text:span><text:span text:style-name="OrgSrcFontLockRegexpGroupingConstruct">|</text:span><text:span text:style-name="OrgSrcFontLockStringFace">US</text:span><text:span text:style-name="OrgSrcFontLockRegexpGroupingBackslash">\\</text:span><text:span text:style-name="OrgSrcFontLockRegexpGroupingConstruct">)</text:span><text:span text:style-name="OrgSrcFontLockStringFace">$"</text:span><text:s/>(mac-input-source))</text:p>
      <text:p text:style-name="OrgSrcBlock"><text:s/><text:s/><text:s/><text:s/><text:s/><text:s/><text:s/><text:s/><text:s/><text:s/><text:s/><text:s/><text:s/><text:s/>'off<text:s/>'on)))</text:p>
      <text:p text:style-name="OrgSrcBlock"><text:s/><text:s/>(mac-win-save-last-ime-status)<text:s/><text:span text:style-name="OrgSrcFontLockCommentDelimiterFace">;;<text:s/></text:span><text:span text:style-name="OrgSrcFontLockCommentFace">初期化</text:span></text:p>
      <text:p text:style-name="OrgSrcBlock"/>
      <text:p text:style-name="OrgSrcBlock"><text:s/><text:s/>(<text:span text:style-name="OrgSrcFontLockKeywordFace">defun</text:span><text:s/><text:span text:style-name="OrgSrcFontLockFunctionNameFace">mac-win-restore-ime</text:span><text:s/>()</text:p>
      <text:p text:style-name="OrgSrcBlock"><text:s/><text:s/><text:s/><text:s/>(<text:span text:style-name="OrgSrcFontLockKeywordFace">when</text:span><text:s/>(<text:span text:style-name="OrgSrcFontLockKeywordFace">and</text:span><text:s/>mac-auto-ascii-mode</text:p>
      <text:p text:style-name="OrgSrcBlock"><text:s/><text:s/><text:s/><text:s/><text:s/><text:s/><text:s/><text:s/><text:s/><text:s/><text:s/><text:s/><text:s/><text:s/><text:s/>(eq<text:s/>mac-win-last-ime-status<text:s/>'on))</text:p>
      <text:p text:style-name="OrgSrcBlock"><text:s/><text:s/><text:s/><text:s/><text:s/><text:s/>(mac-select-input-source</text:p>
      <text:p text:style-name="OrgSrcBlock"><text:s/><text:s/><text:s/><text:s/><text:s/><text:s/><text:s/><text:span text:style-name="OrgSrcFontLockStringFace">"com.google.inputmethod.Japanese.base"</text:span>)))</text:p>
      <text:p text:style-name="OrgSrcBlock"/>
      <text:p text:style-name="OrgSrcBlock"><text:s/><text:s/>(<text:span text:style-name="OrgSrcFontLockKeywordFace">defun</text:span><text:s/><text:span text:style-name="OrgSrcFontLockFunctionNameFace">advice:mac-auto-ascii-setup-input-source</text:span><text:s/>(<text:span text:style-name="OrgSrcFontLockTypeFace">&amp;optional</text:span><text:s/>_prompt)</text:p>
      <text:p text:style-name="OrgSrcBlock"><text:s/><text:s/><text:s/><text:s/><text:span text:style-name="OrgSrcFontLockDocFace">"Extension<text:s/>to<text:s/>store<text:s/>IME<text:s/>status"</text:span></text:p>
      <text:p text:style-name="OrgSrcBlock"><text:s/><text:s/><text:s/><text:s/>(mac-win-save-last-ime-status))</text:p>
      <text:p text:style-name="OrgSrcBlock"><text:s/><text:s/>(advice-add<text:s/>'mac-auto-ascii-setup-input-source<text:s/><text:span text:style-name="OrgSrcFontLockBuiltinFace">:before</text:span></text:p>
      <text:p text:style-name="OrgSrcBlock"><text:s/><text:s/><text:s/><text:s/><text:s/><text:s/><text:s/><text:s/><text:s/><text:s/><text:s/><text:s/><text:s/><text:s/>#'advice:mac-auto-ascii-setup-input-source)</text:p>
      <text:p text:style-name="OrgSrcBlock"/>
      <text:p text:style-name="OrgSrcBlock"><text:s/><text:s/>(<text:span text:style-name="OrgSrcFontLockKeywordFace">defun</text:span><text:s/><text:span text:style-name="OrgSrcFontLockFunctionNameFace">mac-win-restore-ime-target-commands</text:span><text:s/>()</text:p>
      <text:p text:style-name="OrgSrcBlock"><text:s/><text:s/><text:s/><text:s/>(<text:span text:style-name="OrgSrcFontLockKeywordFace">when</text:span><text:s/>(<text:span text:style-name="OrgSrcFontLockKeywordFace">and</text:span><text:s/>mac-auto-ascii-mode</text:p>
      <text:p text:style-name="OrgSrcBlock"><text:s/><text:s/><text:s/><text:s/><text:s/><text:s/><text:s/><text:s/><text:s/><text:s/><text:s/><text:s/><text:s/><text:s/><text:s/>(eq<text:s/>mac-win-last-ime-status<text:s/>'on))</text:p>
      <text:p text:style-name="OrgSrcBlock"><text:s/><text:s/><text:s/><text:s/><text:s/><text:s/>(mapc<text:s/>(<text:span text:style-name="OrgSrcFontLockKeywordFace">lambda</text:span><text:s/>(command)</text:p>
      <text:p text:style-name="OrgSrcBlock"><text:s/><text:s/><text:s/><text:s/><text:s/><text:s/><text:s/><text:s/><text:s/><text:s/><text:s/><text:s/><text:s/><text:s/>(<text:span text:style-name="OrgSrcFontLockKeywordFace">when</text:span><text:s/>(string-match</text:p>
      <text:p text:style-name="OrgSrcBlock"><text:s/><text:s/><text:s/><text:s/><text:s/><text:s/><text:s/><text:s/><text:s/><text:s/><text:s/><text:s/><text:s/><text:s/><text:s/><text:s/><text:s/><text:s/><text:s/><text:s/><text:s/>(format<text:s/><text:span text:style-name="OrgSrcFontLockStringFace">"^%s"</text:span><text:s/>command)<text:s/>(format<text:s/><text:span text:style-name="OrgSrcFontLockStringFace">"%s"</text:span><text:s/>this-command))</text:p>
      <text:p text:style-name="OrgSrcBlock"><text:s/><text:s/><text:s/><text:s/><text:s/><text:s/><text:s/><text:s/><text:s/><text:s/><text:s/><text:s/><text:s/><text:s/><text:s/><text:s/>(mac-select-input-source</text:p>
      <text:p text:style-name="OrgSrcBlock"><text:s/><text:s/><text:s/><text:s/><text:s/><text:s/><text:s/><text:s/><text:s/><text:s/><text:s/><text:s/><text:s/><text:s/><text:s/><text:s/><text:s/><text:span text:style-name="OrgSrcFontLockStringFace">"com.google.inputmethod.Japanese.base"</text:span>)))</text:p>
      <text:p text:style-name="OrgSrcBlock"><text:s/><text:s/><text:s/><text:s/><text:s/><text:s/><text:s/><text:s/><text:s/><text:s/><text:s/><text:s/>mac-win-target-commands)))</text:p>
      <text:p text:style-name="OrgSrcBlock"/>
      <text:p text:style-name="OrgSrcBlock"><text:s/><text:s/>(add-hook<text:s/>'pre-command-hook<text:s/>'mac-win-restore-ime-target-commands)</text:p>
      <text:p text:style-name="OrgSrcBlock"/>
      <text:p text:style-name="OrgSrcBlock"><text:s/><text:s/>(<text:span text:style-name="OrgSrcFontLockKeywordFace">defvar</text:span><text:s/><text:span text:style-name="OrgSrcFontLockVariableNameFace">mac-win-target-commands</text:span></text:p>
      <text:p text:style-name="OrgSrcBlock"><text:s/><text:s/><text:s/><text:s/>'(find-file<text:s/>save-buffer<text:s/>other-window<text:s/>delete-window<text:s/>split-window))</text:p>
      <text:p text:style-name="OrgSrcBlock"/>
      <text:p text:style-name="OrgSrcBlock"><text:s/><text:s/><text:span text:style-name="OrgSrcFontLockCommentDelimiterFace">;;<text:s/></text:span><text:span text:style-name="OrgSrcFontLockCommentFace">バッファリストを見るとき</text:span></text:p>
      <text:p text:style-name="OrgSrcBlock"><text:s/><text:s/>(add-to-list<text:s/>'mac-win-target-commands<text:s/>'helm-buffers-list)</text:p>
      <text:p text:style-name="OrgSrcBlock"><text:s/><text:s/><text:span text:style-name="OrgSrcFontLockCommentDelimiterFace">;;<text:s/></text:span><text:span text:style-name="OrgSrcFontLockCommentFace">ChangeLogに行くとき</text:span></text:p>
      <text:p text:style-name="OrgSrcBlock"><text:s/><text:s/>(add-to-list<text:s/>'mac-win-target-commands<text:s/>'add-change-log-entry-other-window)</text:p>
      <text:p text:style-name="OrgSrcBlock"><text:s/><text:s/><text:span text:style-name="OrgSrcFontLockCommentDelimiterFace">;;<text:s/></text:span><text:span text:style-name="OrgSrcFontLockCommentFace">個人用の関数を使うとき</text:span></text:p>
      <text:p text:style-name="OrgSrcBlock"><text:s/><text:s/><text:span text:style-name="OrgSrcFontLockCommentDelimiterFace">;;<text:s/></text:span><text:span text:style-name="OrgSrcFontLockCommentFace">(add-to-list<text:s/>'mac-win-target-commands<text:s/>'my:)</text:span></text:p>
      <text:p text:style-name="OrgSrcBlock"><text:s/><text:s/><text:span text:style-name="OrgSrcFontLockCommentDelimiterFace">;;<text:s/></text:span><text:span text:style-name="OrgSrcFontLockCommentFace">自分で作ったパッケージ群の関数を使うとき</text:span></text:p>
      <text:p text:style-name="OrgSrcBlock"><text:s/><text:s/>(add-to-list<text:s/>'mac-win-target-commands<text:s/>'change-frame)</text:p>
      <text:p text:style-name="OrgSrcBlock"><text:s/><text:s/><text:span text:style-name="OrgSrcFontLockCommentDelimiterFace">;;<text:s/></text:span><text:span text:style-name="OrgSrcFontLockCommentFace">org-mode<text:s/>で締め切りを設定するとき．</text:span></text:p>
      <text:p text:style-name="OrgSrcBlock"><text:s/><text:s/>(add-to-list<text:s/>'mac-win-target-commands<text:s/>'org-deadline)</text:p>
      <text:p text:style-name="OrgSrcBlock"><text:s/><text:s/><text:span text:style-name="OrgSrcFontLockCommentDelimiterFace">;;<text:s/></text:span><text:span text:style-name="OrgSrcFontLockCommentFace">org-mode<text:s/>で締め切りを設定するとき．</text:span></text:p>
      <text:p text:style-name="OrgSrcBlock"><text:s/><text:s/><text:span text:style-name="OrgSrcFontLockCommentDelimiterFace">;;<text:s/></text:span><text:span text:style-name="OrgSrcFontLockCommentFace">(add-to-list<text:s/>'mac-win-target-commands<text:s/>'org-capture)</text:span></text:p>
      <text:p text:style-name="OrgSrcBlock"><text:s/><text:s/><text:span text:style-name="OrgSrcFontLockCommentDelimiterFace">;;<text:s/></text:span><text:span text:style-name="OrgSrcFontLockCommentFace">query-replace<text:s/>で変換するとき</text:span></text:p>
      <text:p text:style-name="OrgSrcBlock"><text:s/><text:s/>(add-to-list<text:s/>'mac-win-target-commands<text:s/>'query-replace)</text:p>
      <text:p text:style-name="OrgSrcBlock"/>
      <text:p text:style-name="OrgSrcBlock"><text:s/><text:s/><text:span text:style-name="OrgSrcFontLockCommentDelimiterFace">;;<text:s/></text:span><text:span text:style-name="OrgSrcFontLockCommentFace">ミニバッファ利用後にIMEを戻す</text:span></text:p>
      <text:p text:style-name="OrgSrcBlock"><text:s/><text:s/><text:span text:style-name="OrgSrcFontLockCommentDelimiterFace">;;<text:s/></text:span><text:span text:style-name="OrgSrcFontLockCommentFace">M-x<text:s/>でのコマンド選択でIMEを戻せる．</text:span></text:p>
      <text:p text:style-name="OrgSrcBlock"><text:s/><text:s/><text:span text:style-name="OrgSrcFontLockCommentDelimiterFace">;;<text:s/></text:span><text:span text:style-name="OrgSrcFontLockCommentFace">これ移動先で<text:s/>q<text:s/>が効かないことがある</text:span></text:p>
      <text:p text:style-name="OrgSrcBlock"><text:s/><text:s/>(add-hook<text:s/>'minibuffer-setup-hook<text:s/>'mac-win-save-last-ime-status)</text:p>
      <text:p text:style-name="OrgSrcBlock"><text:s/><text:s/>(add-hook<text:s/>'minibuffer-exit-hook<text:s/>'mac-win-restore-ime)</text:p>
      <text:p text:style-name="OrgSrcBlock"/>
      <text:p text:style-name="OrgSrcBlock"><text:s/><text:s/><text:span text:style-name="OrgSrcFontLockCommentDelimiterFace">;;<text:s/></text:span><text:span text:style-name="OrgSrcFontLockCommentFace">タイトルバーの振る舞いを<text:s/>NS版に合わせる．</text:span></text:p>
      <text:p text:style-name="OrgSrcBlock"><text:s/><text:s/>(<text:span text:style-name="OrgSrcFontLockKeywordFace">setq</text:span><text:s/>frame-title-format<text:s/>(format<text:s/>(<text:span text:style-name="OrgSrcFontLockKeywordFace">if</text:span><text:s/>(buffer-file-name)<text:s/><text:span text:style-name="OrgSrcFontLockStringFace">"%%f"</text:span><text:s/><text:span text:style-name="OrgSrcFontLockStringFace">"%%b"</text:span>)))</text:p>
      <text:p text:style-name="OrgSrcBlock"/>
      <text:p text:style-name="OrgSrcBlock"><text:s/><text:s/><text:span text:style-name="OrgSrcFontLockCommentDelimiterFace">;;<text:s/></text:span><text:span text:style-name="OrgSrcFontLockCommentFace">なおテーマを切り替えたら，face<text:s/>の設定をリロードしないと期待通りにならない</text:span></text:p>
      <text:p text:style-name="OrgSrcBlock"><text:s/><text:s/>(custom-set-faces</text:p>
      <text:p text:style-name="OrgSrcBlock"><text:s/><text:s/><text:s/><text:span text:style-name="OrgSrcFontLockCommentDelimiterFace">;;<text:s/></text:span><text:span text:style-name="OrgSrcFontLockCommentFace">変換前入力時の文字列用<text:s/>face</text:span></text:p>
      <text:p text:style-name="OrgSrcBlock"><text:s/><text:s/><text:s/>`(mac-ts-converted-text</text:p>
      <text:p text:style-name="OrgSrcBlock"><text:s/><text:s/><text:s/><text:s/><text:s/>((((background<text:s/>dark))<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pan text:style-name="OrgSrcFontLockBuiltinFace">:background</text:span><text:s/>,(face-attribute<text:s/>'hl-line<text:s/><text:span text:style-name="OrgSrcFontLockBuiltinFace">:background</text:span>))</text:p>
      <text:p text:style-name="OrgSrcBlock"><text:s/><text:s/><text:s/><text:s/><text:s/><text:s/>(t<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pan text:style-name="OrgSrcFontLockBuiltinFace">:background</text:span><text:s/>,(face-attribute<text:s/>'hl-line<text:s/><text:span text:style-name="OrgSrcFontLockBuiltinFace">:background</text:span>)))))</text:p>
      <text:p text:style-name="OrgSrcBlock"><text:s/><text:s/><text:s/><text:span text:style-name="OrgSrcFontLockCommentDelimiterFace">;;<text:s/></text:span><text:span text:style-name="OrgSrcFontLockCommentFace">変換対象の文字列用<text:s/>face</text:span></text:p>
      <text:p text:style-name="OrgSrcBlock"><text:s/><text:s/><text:s/>`(mac-ts-selected-converted-text</text:p>
      <text:p text:style-name="OrgSrcBlock"><text:s/><text:s/><text:s/><text:s/><text:s/>((((background<text:s/>dark))<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pan text:style-name="OrgSrcFontLockBuiltinFace">:background</text:span><text:s/>,(face-attribute<text:s/>'hl-line<text:s/><text:span text:style-name="OrgSrcFontLockBuiltinFace">:background</text:span>))</text:p>
      <text:p text:style-name="OrgSrcBlock"><text:s/><text:s/><text:s/><text:s/><text:s/><text:s/>(t<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pan text:style-name="OrgSrcFontLockBuiltinFace">:background</text:span><text:s/>,(face-attribute<text:s/>'hl-line<text:s/><text:span text:style-name="OrgSrcFontLockBuiltinFace">:background</text:span>))))))</text:p>
      <text:p text:style-name="OrgSrcBlock"/>
      <text:p text:style-name="OrgSrcBlock"><text:s/><text:s/>(<text:span text:style-name="OrgSrcFontLockKeywordFace">when</text:span><text:s/>(fboundp<text:s/>'mac-input-source)</text:p>
      <text:p text:style-name="OrgSrcBlock"><text:s/><text:s/><text:s/><text:s/>(run-with-idle-timer<text:s/>3<text:s/>t<text:s/>'my:mac-keyboard-input-source))</text:p>
      <text:p text:style-name="OrgSrcBlock"/>
      <text:p text:style-name="OrgSrcBlock"/>
      <text:p text:style-name="OrgSrcBlock"><text:s/><text:s/><text:span text:style-name="OrgSrcFontLockCommentDelimiterFace">;;<text:s/></text:span><text:span text:style-name="OrgSrcFontLockCommentFace">あまりよいアプローチでは無い気がするけど，org-heading<text:s/>上とagendaでは</text:span></text:p>
      <text:p text:style-name="OrgSrcBlock"><text:s/><text:s/><text:span text:style-name="OrgSrcFontLockCommentDelimiterFace">;;<text:s/></text:span><text:span text:style-name="OrgSrcFontLockCommentFace">1秒アイドルすると，自動的に<text:s/>IME<text:s/>を<text:s/>OFF<text:s/>にする</text:span></text:p>
      <text:p text:style-name="OrgSrcBlock"><text:s/><text:s/>(<text:span text:style-name="OrgSrcFontLockKeywordFace">defun</text:span><text:s/><text:span text:style-name="OrgSrcFontLockFunctionNameFace">my:mac-win-org-heading-auto-ascii</text:span><text:s/>()</text:p>
      <text:p text:style-name="OrgSrcBlock"><text:s/><text:s/><text:s/><text:s/>(<text:span text:style-name="OrgSrcFontLockKeywordFace">when</text:span><text:s/>(<text:span text:style-name="OrgSrcFontLockKeywordFace">and</text:span><text:s/>(eq<text:s/>major-mode<text:s/>'org-mode)</text:p>
      <text:p text:style-name="OrgSrcBlock"><text:s/><text:s/><text:s/><text:s/><text:s/><text:s/><text:s/><text:s/><text:s/><text:s/><text:s/><text:s/><text:s/><text:s/><text:s/>(<text:span text:style-name="OrgSrcFontLockKeywordFace">or</text:span><text:s/>(looking-at<text:s/>org-heading-regexp)</text:p>
      <text:p text:style-name="OrgSrcBlock"><text:s/><text:s/><text:s/><text:s/><text:s/><text:s/><text:s/><text:s/><text:s/><text:s/><text:s/><text:s/><text:s/><text:s/><text:s/><text:s/><text:s/><text:s/><text:s/>(equal<text:s/>(buffer-name)<text:s/>org-agenda-buffer-name)))</text:p>
      <text:p text:style-name="OrgSrcBlock"><text:s/><text:s/><text:s/><text:s/><text:s/><text:s/>(<text:span text:style-name="OrgSrcFontLockKeywordFace">setq</text:span><text:s/>mac-win-last-ime-status<text:s/>'off)</text:p>
      <text:p text:style-name="OrgSrcBlock"><text:s/><text:s/><text:s/><text:s/><text:s/><text:s/>(mac-auto-ascii-select-input-source)))</text:p>
      <text:p text:style-name="OrgSrcBlock"><text:s/><text:s/>(<text:span text:style-name="OrgSrcFontLockKeywordFace">when</text:span><text:s/>(fboundp<text:s/>'mac-auto-ascii-select-input-source)</text:p>
      <text:p text:style-name="OrgSrcBlock"><text:s/><text:s/><text:s/><text:s/>(run-with-idle-timer<text:s/>1<text:s/>t<text:s/>'my:mac-win-org-heading-auto-ascii))</text:p>
      <text:p text:style-name="OrgSrcBlock"/>
      <text:p text:style-name="OrgSrcBlock"><text:s/><text:s/><text:span text:style-name="OrgSrcFontLockCommentDelimiterFace">;;<text:s/></text:span><text:span text:style-name="OrgSrcFontLockCommentFace">EMP版Emacsの野良ビルド用独自設定群</text:span></text:p>
      <text:p text:style-name="OrgSrcBlock"><text:s/><text:s/><text:span text:style-name="OrgSrcFontLockCommentDelimiterFace">;;<text:s/></text:span><text:span text:style-name="OrgSrcFontLockCommentFace">IME<text:s/>toggleを<text:s/>Emacs内で有効にする</text:span></text:p>
      <text:p text:style-name="OrgSrcBlock"><text:s/><text:s/>(<text:span text:style-name="OrgSrcFontLockKeywordFace">defun</text:span><text:s/><text:span text:style-name="OrgSrcFontLockFunctionNameFace">mac-win-ime-toggle</text:span><text:s/>()</text:p>
      <text:p text:style-name="OrgSrcBlock"><text:s/><text:s/><text:s/><text:s/>(<text:span text:style-name="OrgSrcFontLockKeywordFace">interactive</text:span>)</text:p>
      <text:p text:style-name="OrgSrcBlock"><text:s/><text:s/><text:s/><text:s/>(<text:span text:style-name="OrgSrcFontLockKeywordFace">when</text:span><text:s/>(fboundp<text:s/>'mac-input-source)</text:p>
      <text:p text:style-name="OrgSrcBlock"><text:s/><text:s/><text:s/><text:s/><text:s/><text:s/>(mac-select-input-source</text:p>
      <text:p text:style-name="OrgSrcBlock"><text:s/><text:s/><text:s/><text:s/><text:s/><text:s/><text:s/>(concat<text:s/><text:span text:style-name="OrgSrcFontLockStringFace">"com.google.inputmethod.Japanese"</text:span></text:p>
      <text:p text:style-name="OrgSrcBlock"><text:s/><text:s/><text:s/><text:s/><text:s/><text:s/><text:s/><text:s/><text:s/><text:s/><text:s/><text:s/><text:s/><text:s/><text:s/>(<text:span text:style-name="OrgSrcFontLockKeywordFace">if</text:span><text:s/>(string-match<text:s/><text:span text:style-name="OrgSrcFontLockStringFace">"\\.base$"</text:span><text:s/>(mac-input-source))</text:p>
      <text:p text:style-name="OrgSrcBlock"><text:s/><text:s/><text:s/><text:s/><text:s/><text:s/><text:s/><text:s/><text:s/><text:s/><text:s/><text:s/><text:s/><text:s/><text:s/><text:s/><text:s/><text:s/><text:s/><text:span text:style-name="OrgSrcFontLockStringFace">".Roman"</text:span><text:s/><text:span text:style-name="OrgSrcFontLockStringFace">".base"</text:span>)))))</text:p>
      <text:p text:style-name="OrgSrcBlock"><text:s/><text:s/>(global-set-key<text:s/>(kbd<text:s/><text:span text:style-name="OrgSrcFontLockStringFace">"M-SPC"</text:span>)<text:s/>'mac-win-ime-toggle)</text:p>
      <text:p text:style-name="OrgSrcBlock"><text:s/><text:s/>(global-set-key<text:s/>(kbd<text:s/><text:span text:style-name="OrgSrcFontLockStringFace">"S-SPC"</text:span>)<text:s/>'mac-win-ime-toggle)</text:p>
      <text:p text:style-name="OrgSrcBlock"/>
      <text:p text:style-name="OrgSrcBlock"><text:s/><text:s/><text:span text:style-name="OrgSrcFontLockCommentDelimiterFace">;;<text:s/></text:span><text:span text:style-name="OrgSrcFontLockCommentFace">isearch<text:s/>中にIMEを切り替えると，[I-Search]<text:s/>の表示が消える．</text:span></text:p>
      <text:p text:style-name="OrgSrcBlock"><text:s/><text:s/>(define-key<text:s/>isearch-mode-map<text:s/>(kbd<text:s/><text:span text:style-name="OrgSrcFontLockStringFace">"M-SPC"</text:span>)<text:s/>'mac-win-ime-toggle)</text:p>
      <text:p text:style-name="OrgSrcBlock"><text:s/><text:s/>(define-key<text:s/>isearch-mode-map<text:s/>(kbd<text:s/><text:span text:style-name="OrgSrcFontLockStringFace">"S-SPC"</text:span>)<text:s/>'mac-win-ime-toggle)</text:p>
      <text:p text:style-name="OrgSrcBlock"/>
      <text:p text:style-name="OrgSrcBlock"><text:s/><text:s/>(<text:span text:style-name="OrgSrcFontLockKeywordFace">setq</text:span><text:s/>mac-win-ime-cursor-type<text:s/>my:cursor-type-ime-on)</text:p>
      <text:p text:style-name="OrgSrcBlock"><text:s/><text:s/><text:span text:style-name="OrgSrcFontLockCommentDelimiterFace">;;<text:s/></text:span><text:span text:style-name="OrgSrcFontLockCommentFace">minibuffer<text:s/>では↑の背景色を無効にする</text:span></text:p>
      <text:p text:style-name="OrgSrcBlock"><text:s/><text:s/>(<text:span text:style-name="OrgSrcFontLockKeywordFace">when</text:span><text:s/>(fboundp<text:s/>'mac-min--minibuffer-setup)</text:p>
      <text:p text:style-name="OrgSrcBlock"><text:s/><text:s/><text:s/><text:s/>(add-hook<text:s/>'minibuffer-setup-hook<text:s/>'mac-min--minibuffer-setup))</text:p>
      <text:p text:style-name="OrgSrcBlock"><text:s/><text:s/><text:span text:style-name="OrgSrcFontLockCommentDelimiterFace">;;<text:s/></text:span><text:span text:style-name="OrgSrcFontLockCommentFace">echo-area<text:s/>でも背景色を無効にする</text:span></text:p>
      <text:p text:style-name="OrgSrcBlock"><text:s/><text:s/>(<text:span text:style-name="OrgSrcFontLockKeywordFace">setq</text:span><text:s/>mac-win-default-background-echo-area<text:s/>t)<text:s/><text:span text:style-name="OrgSrcFontLockCommentDelimiterFace">;;<text:s/></text:span><text:span text:style-name="OrgSrcFontLockCommentFace">*-text<text:s/>の<text:s/>background<text:s/>を無視</text:span></text:p>
      <text:p text:style-name="OrgSrcBlock"><text:s/><text:s/><text:span text:style-name="OrgSrcFontLockCommentDelimiterFace">;;<text:s/></text:span><text:span text:style-name="OrgSrcFontLockCommentFace">デバッグ用</text:span></text:p>
      <text:p text:style-name="OrgSrcBlock"><text:s/><text:s/>(<text:span text:style-name="OrgSrcFontLockKeywordFace">setq</text:span><text:s/>mac-win-debug-log<text:s/>nil)</text:p>
      <text:p text:style-name="OrgSrcBlock"><text:s/><text:s/><text:span text:style-name="OrgSrcFontLockCommentDelimiterFace">;;<text:s/></text:span><text:span text:style-name="OrgSrcFontLockCommentFace">Testing...</text:span></text:p>
      <text:p text:style-name="OrgSrcBlockLastLine"><text:s/><text:s/>(<text:span text:style-name="OrgSrcFontLockKeywordFace">setq</text:span><text:s/>mac-win-apply-org-heading-face<text:s/>t))</text:p>
      <text:h text:style-name="Heading_20_2" text:outline-level="2" text:is-list-header="false">
<text:bookmark-start text:name="OrgXref.org65c7fc9"/>
<text:bookmark text:name="org65c7fc9"/>NSビルド用設定<text:tab/><text:span text:style-name="OrgTags">[<text:span text:style-name="OrgTag">Mac</text:span>]</text:span>
<text:bookmark-end text:name="OrgXref.org65c7fc9"/></text:h>
      <text:p text:style-name="Text_20_body">インラインパッチの適用が前提の設定です． <text:span text:style-name="OrgCode">M-SPC/S-SPC</text:span> で日本語IMEのON/OFFができるようになります．インラインパッチの情報はリンク先にあります．<text:line-break/></text:p>
      <text:list text:style-name="OrgBulletedList" text:continue-numbering="false">
        <text:list-item>
          <text:p text:style-name="Text_20_body"><text:a xlink:type="simple" xlink:href="http://qiita.com/takaxp/items/e07bb286d80fa9dd8e05">emacs-25.2 をインラインパッチをあてて使う（OSX） - Qiita</text:a><text:line-break/></text:p>
        </text:list-item>
        <text:list-item>
          <text:p text:style-name="Text_20_body"><text:a xlink:type="simple" xlink:href="https://gist.github.com/takaxp/3314a153f6d02d82ef1833638d338ecf">An inline-patch for Emacs-25.2</text:a><text:line-break/></text:p>
        </text:list-item>
      </text:list>
      <text:p text:style-name="OrgSrcBlock">(<text:span text:style-name="OrgSrcFontLockKeywordFace">when</text:span><text:s/>(eq<text:s/>window-system<text:s/>'ns)</text:p>
      <text:p text:style-name="OrgSrcBlock"><text:s/><text:s/>(<text:span text:style-name="OrgSrcFontLockKeywordFace">when</text:span><text:s/>(boundp<text:s/>'mac-ime-cursor-type)<text:s/><text:span text:style-name="OrgSrcFontLockCommentDelimiterFace">;;<text:s/></text:span><text:span text:style-name="OrgSrcFontLockCommentFace">private<text:s/>patch</text:span></text:p>
      <text:p text:style-name="OrgSrcBlock"><text:s/><text:s/><text:s/><text:s/>(<text:span text:style-name="OrgSrcFontLockKeywordFace">setq</text:span><text:s/>mac-ime-cursor-type<text:s/>'(bar<text:s/>.<text:s/>2)))</text:p>
      <text:p text:style-name="OrgSrcBlock"/>
      <text:p text:style-name="OrgSrcBlock"><text:s/><text:s/>(<text:span text:style-name="OrgSrcFontLockKeywordFace">defun</text:span><text:s/><text:span text:style-name="OrgSrcFontLockFunctionNameFace">ns-org-heading-auto-ascii</text:span><text:s/>()</text:p>
      <text:p text:style-name="OrgSrcBlock"><text:s/><text:s/><text:s/><text:s/>(<text:span text:style-name="OrgSrcFontLockKeywordFace">when</text:span><text:s/>(<text:span text:style-name="OrgSrcFontLockKeywordFace">and</text:span><text:s/>window-focus-p</text:p>
      <text:p text:style-name="OrgSrcBlock"><text:s/><text:s/><text:s/><text:s/><text:s/><text:s/><text:s/><text:s/><text:s/><text:s/><text:s/><text:s/><text:s/><text:s/><text:s/>(eq<text:s/>major-mode<text:s/>'org-mode)</text:p>
      <text:p text:style-name="OrgSrcBlock"><text:s/><text:s/><text:s/><text:s/><text:s/><text:s/><text:s/><text:s/><text:s/><text:s/><text:s/><text:s/><text:s/><text:s/><text:s/>(<text:span text:style-name="OrgSrcFontLockKeywordFace">or</text:span><text:s/>(looking-at<text:s/>org-heading-regexp)</text:p>
      <text:p text:style-name="OrgSrcBlock"><text:s/><text:s/><text:s/><text:s/><text:s/><text:s/><text:s/><text:s/><text:s/><text:s/><text:s/><text:s/><text:s/><text:s/><text:s/><text:s/><text:s/><text:s/><text:s/>(equal<text:s/>(buffer-name)<text:s/>org-agenda-buffer-name)))</text:p>
      <text:p text:style-name="OrgSrcBlock"><text:s/><text:s/><text:s/><text:s/><text:s/><text:s/>(my:ime-off)))</text:p>
      <text:p text:style-name="OrgSrcBlock"/>
      <text:p text:style-name="OrgSrcBlock"><text:s/><text:s/>(<text:span text:style-name="OrgSrcFontLockKeywordFace">defun</text:span><text:s/><text:span text:style-name="OrgSrcFontLockFunctionNameFace">ns-ime-toggle</text:span><text:s/>()</text:p>
      <text:p text:style-name="OrgSrcBlock"><text:s/><text:s/><text:s/><text:s/>(<text:span text:style-name="OrgSrcFontLockKeywordFace">interactive</text:span>)</text:p>
      <text:p text:style-name="OrgSrcBlock"><text:s/><text:s/><text:s/><text:s/>(<text:span text:style-name="OrgSrcFontLockKeywordFace">when</text:span><text:s/>(fboundp<text:s/>'mac-get-current-input-source)</text:p>
      <text:p text:style-name="OrgSrcBlock"><text:s/><text:s/><text:s/><text:s/><text:s/><text:s/>(<text:span text:style-name="OrgSrcFontLockKeywordFace">if</text:span><text:s/>(my:ime-active-p)<text:s/>(my:ime-off)<text:s/>(my:ime-on))))</text:p>
      <text:p text:style-name="OrgSrcBlock"><text:s/><text:s/><text:span text:style-name="OrgSrcFontLockCommentDelimiterFace">;;<text:s/></text:span><text:span text:style-name="OrgSrcFontLockCommentFace">(mac-toggle-input-method</text:span></text:p>
      <text:p text:style-name="OrgSrcBlock"><text:s/><text:s/><text:span text:style-name="OrgSrcFontLockCommentDelimiterFace">;;<text:s/><text:s/></text:span><text:span text:style-name="OrgSrcFontLockCommentFace">(if<text:s/>(string-match<text:s/>"\\.base$"<text:s/>(mac-get-current-input-source))</text:span></text:p>
      <text:p text:style-name="OrgSrcBlock"><text:s/><text:s/><text:span text:style-name="OrgSrcFontLockCommentDelimiterFace">;;<text:s/><text:s/><text:s/><text:s/><text:s/><text:s/></text:span><text:span text:style-name="OrgSrcFontLockCommentFace">nil<text:s/>t))))</text:span></text:p>
      <text:p text:style-name="OrgSrcBlock"/>
      <text:p text:style-name="OrgSrcBlock"><text:s/><text:s/>(global-set-key<text:s/>(kbd<text:s/><text:span text:style-name="OrgSrcFontLockStringFace">"M-SPC"</text:span>)<text:s/>'ns-ime-toggle)<text:s/><text:span text:style-name="OrgSrcFontLockCommentDelimiterFace">;;<text:s/></text:span><text:span text:style-name="OrgSrcFontLockCommentFace">toggle-input-method</text:span></text:p>
      <text:p text:style-name="OrgSrcBlock"><text:s/><text:s/>(global-set-key<text:s/>(kbd<text:s/><text:span text:style-name="OrgSrcFontLockStringFace">"S-SPC"</text:span>)<text:s/>'ns-ime-toggle)<text:s/><text:span text:style-name="OrgSrcFontLockCommentDelimiterFace">;;<text:s/></text:span><text:span text:style-name="OrgSrcFontLockCommentFace">toggle-input-method</text:span></text:p>
      <text:p text:style-name="OrgSrcBlock"><text:s/><text:s/>(define-key<text:s/>isearch-mode-map<text:s/>(kbd<text:s/><text:span text:style-name="OrgSrcFontLockStringFace">"M-SPC"</text:span>)<text:s/>'ns-ime-toggle)</text:p>
      <text:p text:style-name="OrgSrcBlock"><text:s/><text:s/>(define-key<text:s/>isearch-mode-map<text:s/>(kbd<text:s/><text:span text:style-name="OrgSrcFontLockStringFace">"S-SPC"</text:span>)<text:s/>'ns-ime-toggle)</text:p>
      <text:p text:style-name="OrgSrcBlock"/>
      <text:p text:style-name="OrgSrcBlock"><text:s/><text:s/>(<text:span text:style-name="OrgSrcFontLockKeywordFace">when</text:span><text:s/>(fboundp<text:s/>'mac-toggle-input-method)</text:p>
      <text:p text:style-name="OrgSrcBlockLastLine"><text:s/><text:s/><text:s/><text:s/>(run-with-idle-timer<text:s/>1<text:s/>t<text:s/>'ns-org-heading-auto-ascii)))</text:p>
      <text:h text:style-name="Heading_20_1" text:outline-level="1" text:is-list-header="false">
<text:bookmark-start text:name="OrgXref.ID-EA964A06-2A41-40B4-9936-C59CE2E43AE5"/>
<text:bookmark text:name="ID-EA964A06-2A41-40B4-9936-C59CE2E43AE5"/>
<text:bookmark-end text:name="OrgXref.ID-EA964A06-2A41-40B4-9936-C59CE2E43AE5"/>
<text:bookmark-start text:name="OrgXref.orgd06d157"/>
<text:bookmark text:name="orgd06d157"/>カーソル移動
<text:bookmark-end text:name="OrgXref.orgd06d157"/></text:h>
      <text:p text:style-name="Text_20_body">カーソルの移動は，次のポリシーに従っています．デフォルトでは <text:span text:style-name="OrgCode">C-v/M-v</text:span> で上下移動になっていますが， <text:span text:style-name="OrgCode">M-v</text:span> は windows のペーストに対応するので混乱を招くので使っていません．ページスクロールは標準の <text:span text:style-name="OrgCode">cua-base.el</text:span> に記載されています．<text:line-break/></text:p>
      <text:section text:style-name="OrgIndentedSection-Level-0" text:name="Section1">
        <table:table table:style-name="OrgTable">
          <table:table-column table:style-name="OrgTableColumn"/>
          <table:table-column table:style-name="OrgTableColumn"/>
          <table:table-rows>
            <table:table-row>
              <table:table-cell table:style-name="OrgTblCellT">
                <text:p text:style-name="OrgTableContentsLeft">行移動</text:p>
              </table:table-cell>
              <table:table-cell table:style-name="OrgTblCellT">
                <text:p text:style-name="OrgTableContentsLeft">C-n/C-p</text:p>
              </table:table-cell>
            </table:table-row>
            <table:table-row>
              <table:table-cell table:style-name="OrgTblCell">
                <text:p text:style-name="OrgTableContentsLeft">ページ移動（スクロール）</text:p>
              </table:table-cell>
              <table:table-cell table:style-name="OrgTblCell">
                <text:p text:style-name="OrgTableContentsLeft">M-n/M-p</text:p>
              </table:table-cell>
            </table:table-row>
            <table:table-row>
              <table:table-cell table:style-name="OrgTblCell">
                <text:p text:style-name="OrgTableContentsLeft">ウィンドウ移動</text:p>
              </table:table-cell>
              <table:table-cell table:style-name="OrgTblCell">
                <text:p text:style-name="OrgTableContentsLeft">C-M-n/C-M-p</text:p>
              </table:table-cell>
            </table:table-row>
            <table:table-row>
              <table:table-cell table:style-name="OrgTblCell">
                <text:p text:style-name="OrgTableContentsLeft">バッファ切り替え</text:p>
              </table:table-cell>
              <table:table-cell table:style-name="OrgTblCell">
                <text:p text:style-name="OrgTableContentsLeft">M-]/M-[</text:p>
              </table:table-cell>
            </table:table-row>
            <table:table-row>
              <table:table-cell table:style-name="OrgTblCellB">
                <text:p text:style-name="OrgTableContentsLeft">バッファ先頭・末尾</text:p>
              </table:table-cell>
              <table:table-cell table:style-name="OrgTblCellB">
                <text:p text:style-name="OrgTableContentsLeft">C-M-t/C-M-b</text:p>
              </table:table-cell>
            </table:table-row>
          </table:table-rows>
        </table:table>
      </text:section>
      <text:h text:style-name="Heading_20_2" text:outline-level="2" text:is-list-header="false">
<text:bookmark-start text:name="OrgXref.org7418e92"/>
<text:bookmark text:name="org7418e92"/>バッファ内のカーソル移動
<text:bookmark-end text:name="OrgXref.org7418e92"/></text:h>
      <text:p text:style-name="Text_20_body">先頭に移動，最終行に移動，ページ単位の進む，ページ単位の戻る，行数を指定して移動．<text:line-break/></text:p>
      <text:p text:style-name="OrgSrcBlock">(global-set-key<text:s/>(kbd<text:s/><text:span text:style-name="OrgSrcFontLockStringFace">"C-M-t"</text:span>)<text:s/>'beginning-of-buffer)</text:p>
      <text:p text:style-name="OrgSrcBlock">(global-set-key<text:s/>(kbd<text:s/><text:span text:style-name="OrgSrcFontLockStringFace">"C-M-b"</text:span>)<text:s/>'end-of-buffer)</text:p>
      <text:p text:style-name="OrgSrcBlock"><text:span text:style-name="OrgSrcFontLockCommentDelimiterFace">;;<text:s/></text:span><text:span text:style-name="OrgSrcFontLockCommentFace">Backward<text:s/>page<text:s/>scrolling<text:s/>instead<text:s/>of<text:s/>M-v</text:span></text:p>
      <text:p text:style-name="OrgSrcBlock">(global-set-key<text:s/>(kbd<text:s/><text:span text:style-name="OrgSrcFontLockStringFace">"M-p"</text:span>)<text:s/>'scroll-down)</text:p>
      <text:p text:style-name="OrgSrcBlock"><text:span text:style-name="OrgSrcFontLockCommentDelimiterFace">;;<text:s/></text:span><text:span text:style-name="OrgSrcFontLockCommentFace">Frontward<text:s/>page<text:s/>scrolling<text:s/>instead<text:s/>of<text:s/>C-v</text:span></text:p>
      <text:p text:style-name="OrgSrcBlock">(global-set-key<text:s/>(kbd<text:s/><text:span text:style-name="OrgSrcFontLockStringFace">"M-n"</text:span>)<text:s/>'scroll-up)</text:p>
      <text:p text:style-name="OrgSrcBlock"><text:span text:style-name="OrgSrcFontLockCommentDelimiterFace">;;<text:s/></text:span><text:span text:style-name="OrgSrcFontLockCommentFace">Move<text:s/>cursor<text:s/>to<text:s/>a<text:s/>specific<text:s/>line</text:span></text:p>
      <text:p text:style-name="OrgSrcBlockLastLine">(global-set-key<text:s/>(kbd<text:s/><text:span text:style-name="OrgSrcFontLockStringFace">"C-c<text:s/>g"</text:span>)<text:s/>'goto-line)</text:p>
      <text:h text:style-name="Heading_20_2" text:outline-level="2" text:is-list-header="false">
<text:bookmark-start text:name="OrgXref.org8261574"/>
<text:bookmark text:name="org8261574"/>バッファ間のカーソル移動
<text:bookmark-end text:name="OrgXref.org8261574"/></text:h>
      <text:p text:style-name="Text_20_body"><text:span text:style-name="OrgCode">C-c o</text:span> でもいいですが，ワンアクションで移動できるようが楽です．次のように双方向で使えるように設定しています．<text:line-break/></text:p>
      <text:p text:style-name="OrgSrcBlock">(global-set-key<text:s/>(kbd<text:s/><text:span text:style-name="OrgSrcFontLockStringFace">"C-M-p"</text:span>)<text:s/>#'(lambda<text:s/>()<text:s/>(<text:span text:style-name="OrgSrcFontLockKeywordFace">interactive</text:span>)<text:s/>(other-window<text:s/>-1)))</text:p>
      <text:p text:style-name="OrgSrcBlockLastLine">(global-set-key<text:s/>(kbd<text:s/><text:span text:style-name="OrgSrcFontLockStringFace">"C-M-n"</text:span>)<text:s/>#'(lambda<text:s/>()<text:s/>(<text:span text:style-name="OrgSrcFontLockKeywordFace">interactive</text:span>)<text:s/>(other-window<text:s/>1)))</text:p>
      <text:h text:style-name="Heading_20_2" text:outline-level="2" text:is-list-header="false">
<text:bookmark-start text:name="OrgXref.org9848c2c"/>
<text:bookmark text:name="org9848c2c"/>スクロールを制御
<text:bookmark-end text:name="OrgXref.org9848c2c"/></text:h>
      <text:p text:style-name="Text_20_body">一行づつスクロールさせます．デフォルトではバッファの端でスクロールすると，半画面移動します．また，上下の端にカーソルがどのくらい近づいたらスクロールとみなすかも指定できます．<text:line-break/></text:p>
      <text:list text:style-name="OrgBulletedList" text:continue-numbering="false">
        <text:list-item>
          <text:p text:style-name="Text_20_body"><text:a xlink:type="simple" xlink:href="http://marigold.sakura.ne.jp/devel/emacs/scroll/index.html">http://marigold.sakura.ne.jp/devel/emacs/scroll/index.html</text:a><text:line-break/></text:p>
        </text:list-item>
      </text:list>
      <text:p text:style-name="Text_20_body">非ASCII文字を扱っているときに一行づつスクロールしない場合は，scroll-conservatively の値を1ではなく大きい数字にすると直るかもしれません．<text:line-break/></text:p>
      <text:list text:style-name="OrgBulletedList" text:continue-numbering="false">
        <text:list-item>
          <text:p text:style-name="Text_20_body"><text:a xlink:type="simple" xlink:href="http://www.emacswiki.org/emacs/SmoothScrolling">http://www.emacswiki.org/emacs/SmoothScrolling</text:a><text:line-break/></text:p>
        </text:list-item>
      </text:list>
      <text:p text:style-name="Text_20_body">scroll-margin を指定すると，カーソルがウィンドウの端から離れた状態でスクロールされます．<text:line-break/></text:p>
      <text:p text:style-name="OrgSrcBlock"><text:span text:style-name="OrgSrcFontLockCommentDelimiterFace">;;<text:s/></text:span><text:span text:style-name="OrgSrcFontLockCommentFace">Scroll<text:s/>window<text:s/>on<text:s/>a<text:s/>line-by-line<text:s/>basis</text:span></text:p>
      <text:p text:style-name="OrgSrcBlock">(<text:span text:style-name="OrgSrcFontLockKeywordFace">setq</text:span><text:s/>scroll-conservatively<text:s/>1000)</text:p>
      <text:p text:style-name="OrgSrcBlock">(<text:span text:style-name="OrgSrcFontLockKeywordFace">setq</text:span><text:s/>scroll-step<text:s/>1)</text:p>
      <text:p text:style-name="OrgSrcBlockLastLine"><text:span text:style-name="OrgSrcFontLockCommentDelimiterFace">;;<text:s/><text:s/></text:span><text:span text:style-name="OrgSrcFontLockCommentFace">(setq<text:s/>scroll-margin<text:s/>0)<text:s/>;<text:s/>default=0</text:span></text:p>
      <text:p text:style-name="Text_20_body">スクロール時のジャンプが気になる場合は次のパッケージを使うとよいです．<text:line-break/></text:p>
      <text:list text:style-name="OrgBulletedList" text:continue-numbering="false">
        <text:list-item>
          <text:p text:style-name="Text_20_body"><text:a xlink:type="simple" xlink:href="http://adamspiers.org/computing/elisp/smooth-scrolling.el">http://adamspiers.org/computing/elisp/smooth-scrolling.el</text:a><text:line-break/></text:p>
        </text:list-item>
      </text:list>
      <text:p text:style-name="OrgSrcBlock">(<text:span text:style-name="OrgSrcFontLockKeywordFace">when</text:span><text:s/>(<text:span text:style-name="OrgSrcFontLockKeywordFace">require</text:span><text:s/>'<text:span text:style-name="OrgSrcFontLockConstantFace">smooth-scrolling</text:span><text:s/>nil<text:s/>t)</text:p>
      <text:p text:style-name="OrgSrcBlockLastLine"><text:s/><text:s/>(<text:span text:style-name="OrgSrcFontLockKeywordFace">setq</text:span><text:s/>smooth-scroll-margin<text:s/>1))</text:p>
      <text:h text:style-name="Heading_20_2" text:outline-level="2" text:is-list-header="false">
<text:bookmark-start text:name="OrgXref.org6112d9a"/>
<text:bookmark text:name="org6112d9a"/>スクロールで表示を重複させる行数
<text:bookmark-end text:name="OrgXref.org6112d9a"/></text:h>
      <text:p text:style-name="OrgSrcBlock"><text:span text:style-name="OrgSrcFontLockCommentDelimiterFace">;;<text:s/></text:span><text:span text:style-name="OrgSrcFontLockCommentFace">Scroll<text:s/>window<text:s/>on<text:s/>a<text:s/>page-by-pabe<text:s/>basis<text:s/>with<text:s/>N<text:s/>line<text:s/>overlapping</text:span></text:p>
      <text:p text:style-name="OrgSrcBlockLastLine">(<text:span text:style-name="OrgSrcFontLockKeywordFace">setq</text:span><text:s/>next-screen-context-lines<text:s/>1)</text:p>
      <text:h text:style-name="Heading_20_2" text:outline-level="2" text:is-list-header="false">
<text:bookmark-start text:name="OrgXref.org38f2828"/>
<text:bookmark text:name="org38f2828"/>[SmoothScroll.el] カーソル固定でスクロールする
<text:bookmark-end text:name="OrgXref.org38f2828"/></text:h>
      <text:p text:style-name="Text_20_body"><text:a xlink:type="simple" xlink:href="https://raw.github.com/takaxp/EmacsScripts/master/SmoothScroll.el">https://raw.github.com/takaxp/EmacsScripts/master/SmoothScroll.el</text:a><text:line-break/><text:a xlink:type="simple" xlink:href="https://github.com/pglotov/EmacsScripts/blob/master/SmoothScroll.el">https://github.com/pglotov/EmacsScripts/blob/master/SmoothScroll.el</text:a><text:line-break/></text:p>
      <text:p text:style-name="Text_20_body">カーソル位置と行を固定してバッファを背景スクロールできます．<text:line-break/></text:p>
      <text:p text:style-name="Text_20_body">オリジナルのままだとコンパイル時に警告がでるので， <text:span text:style-name="OrgCode">line-move-visual</text:span> で書き換えています．残念ながら最近は使っていません．<text:line-break/></text:p>
      <text:p text:style-name="OrgSrcBlock">(<text:span text:style-name="OrgSrcFontLockKeywordFace">when</text:span><text:s/>(autoload-if-found</text:p>
      <text:p text:style-name="OrgSrcBlock"><text:s/><text:s/><text:s/><text:s/><text:s/><text:s/><text:s/>'(scroll-one-up<text:s/>scroll-one-down)</text:p>
      <text:p text:style-name="OrgSrcBlock"><text:s/><text:s/><text:s/><text:s/><text:s/><text:s/><text:s/><text:span text:style-name="OrgSrcFontLockStringFace">"smoothscroll"</text:span><text:s/>nil<text:s/>t)</text:p>
      <text:p text:style-name="OrgSrcBlock"/>
      <text:p text:style-name="OrgSrcBlock"><text:s/><text:s/>(global-set-key<text:s/>(kbd<text:s/><text:span text:style-name="OrgSrcFontLockStringFace">"s-&lt;up&gt;"</text:span>)<text:s/>'scroll-one-down)</text:p>
      <text:p text:style-name="OrgSrcBlockLastLine"><text:s/><text:s/>(global-set-key<text:s/>(kbd<text:s/><text:span text:style-name="OrgSrcFontLockStringFace">"s-&lt;down&gt;"</text:span>)<text:s/>'scroll-one-up))</text:p>
      <text:h text:style-name="Heading_20_2" text:outline-level="2" text:is-list-header="false">
<text:bookmark-start text:name="OrgXref.org8466eb2"/>
<text:bookmark text:name="org8466eb2"/>[smooth-scroll.el] 滑らかなスクロール
<text:bookmark-end text:name="OrgXref.org8466eb2"/></text:h>
      <text:p text:style-name="Text_20_body">良い感じです．スススっとスクロールします．<text:line-break/></text:p>
      <text:p text:style-name="OrgSrcBlock">(<text:span text:style-name="OrgSrcFontLockKeywordFace">when</text:span><text:s/>(autoload-if-found</text:p>
      <text:p text:style-name="OrgSrcBlock"><text:s/><text:s/><text:s/><text:s/><text:s/><text:s/><text:s/>'(smooth-scroll)</text:p>
      <text:p text:style-name="OrgSrcBlock"><text:s/><text:s/><text:s/><text:s/><text:s/><text:s/><text:s/><text:span text:style-name="OrgSrcFontLockStringFace">"smooth-scroll"</text:span><text:s/>nil<text:s/>t)</text:p>
      <text:p text:style-name="OrgSrcBlock"/>
      <text:p text:style-name="OrgSrcBlock"><text:s/><text:s/>(<text:span text:style-name="OrgSrcFontLockKeywordFace">with-eval-after-load</text:span><text:s/><text:span text:style-name="OrgSrcFontLockStringFace">"smooth-scroll"</text:span></text:p>
      <text:p text:style-name="OrgSrcBlock"><text:s/><text:s/><text:s/><text:s/>(<text:span text:style-name="OrgSrcFontLockKeywordFace">setq</text:span><text:s/>smooth-scroll/vscroll-step-size<text:s/>6)</text:p>
      <text:p text:style-name="OrgSrcBlock"><text:s/><text:s/><text:s/><text:s/>(<text:span text:style-name="OrgSrcFontLockKeywordFace">setq</text:span><text:s/>smooth-scroll/hscroll-step-size<text:s/>6))</text:p>
      <text:p text:style-name="OrgSrcBlock"/>
      <text:p text:style-name="OrgSrcBlockLastLine"><text:s/><text:s/>(smooth-scroll-mode<text:s/>t))</text:p>
      <text:h text:style-name="Heading_20_2" text:outline-level="2" text:is-list-header="false">
<text:bookmark-start text:name="OrgXref.orgfe5cd61"/>
<text:bookmark text:name="orgfe5cd61"/>[point-undo.el] カーソル位置を簡単にたどる
<text:bookmark-end text:name="OrgXref.orgfe5cd61"/></text:h>
      <text:p text:style-name="Text_20_body">autoload や autoload-if-found で定義すると，使いたい時に履歴が取れていないのでよろしくないです．起動時に有効化します． bm.el で明示的にマーカーを残して履歴をたどる方が気に入っているので，最近は point-undo を使っていません．シングルキーを割り当てておくと使いやすいです．<text:line-break/></text:p>
      <text:p text:style-name="OrgSrcBlock">(<text:span text:style-name="OrgSrcFontLockKeywordFace">when</text:span><text:s/>(<text:span text:style-name="OrgSrcFontLockKeywordFace">require</text:span><text:s/>'<text:span text:style-name="OrgSrcFontLockConstantFace">point-undo</text:span><text:s/>nil<text:s/>t)</text:p>
      <text:p text:style-name="OrgSrcBlock"><text:s/><text:s/><text:span text:style-name="OrgSrcFontLockCommentDelimiterFace">;;<text:s/></text:span><text:span text:style-name="OrgSrcFontLockCommentFace">[point-undo.el]<text:s/>Move<text:s/>the<text:s/>cursor<text:s/>to<text:s/>the<text:s/>previous<text:s/>position</text:span></text:p>
      <text:p text:style-name="OrgSrcBlock"><text:s/><text:s/>(global-set-key<text:s/>(kbd<text:s/><text:span text:style-name="OrgSrcFontLockStringFace">"&lt;f7&gt;"</text:span>)<text:s/>'point-undo)</text:p>
      <text:p text:style-name="OrgSrcBlock"><text:s/><text:s/><text:span text:style-name="OrgSrcFontLockCommentDelimiterFace">;;<text:s/></text:span><text:span text:style-name="OrgSrcFontLockCommentFace">[point-undo.el]<text:s/>Redo<text:s/>of<text:s/>point-undo</text:span></text:p>
      <text:p text:style-name="OrgSrcBlockLastLine"><text:s/><text:s/>(global-set-key<text:s/>(kbd<text:s/><text:span text:style-name="OrgSrcFontLockStringFace">"S-&lt;f7&gt;"</text:span>)<text:s/>'point-redo))</text:p>
      <text:h text:style-name="Heading_20_2" text:outline-level="2" text:is-list-header="false">
<text:bookmark-start text:name="OrgXref.org723234b"/>
<text:bookmark text:name="org723234b"/>[cycle-buffer.el] カレントバッファの表示切り替え
<text:bookmark-end text:name="OrgXref.org723234b"/></text:h>
      <text:p text:style-name="Text_20_body"><text:a xlink:type="simple" xlink:href="http://www.emacswiki.org/emacs/download/cycle-buffer.el">http://www.emacswiki.org/emacs/download/cycle-buffer.el</text:a><text:line-break/></text:p>
      <text:p text:style-name="Text_20_body">cycle-buffer を使うと，バッファの履歴をスライドショーのようにたどれます．ミニバッファに前後の履歴が表示されるので，何回キーを押せばいいかの目安になります．それを超える場合には，おとなしくバッファリストを使います．直近数件のバッファをたどるのに便利です．<text:line-break/></text:p>
      <text:p text:style-name="OrgSrcBlock">(<text:span text:style-name="OrgSrcFontLockKeywordFace">when</text:span><text:s/>(autoload-if-found</text:p>
      <text:p text:style-name="OrgSrcBlock"><text:s/><text:s/><text:s/><text:s/><text:s/><text:s/><text:s/>'(cycle-buffer<text:s/>cycle-buffer-backward)</text:p>
      <text:p text:style-name="OrgSrcBlock"><text:s/><text:s/><text:s/><text:s/><text:s/><text:s/><text:s/><text:span text:style-name="OrgSrcFontLockStringFace">"cycle-buffer"</text:span><text:s/>nil<text:s/>t)</text:p>
      <text:p text:style-name="OrgSrcBlock"/>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cycle-buffer</text:span><text:s/>nil<text:s/>t))</text:p>
      <text:p text:style-name="OrgSrcBlock"/>
      <text:p text:style-name="OrgSrcBlock"><text:s/><text:s/>(<text:span text:style-name="OrgSrcFontLockKeywordFace">with-eval-after-load</text:span><text:s/><text:span text:style-name="OrgSrcFontLockStringFace">"cycle-buffer"</text:span></text:p>
      <text:p text:style-name="OrgSrcBlock"><text:s/><text:s/><text:s/><text:s/>(<text:span text:style-name="OrgSrcFontLockKeywordFace">setq</text:span><text:s/>cycle-buffer-allow-visible<text:s/>t)</text:p>
      <text:p text:style-name="OrgSrcBlock"><text:s/><text:s/><text:s/><text:s/>(<text:span text:style-name="OrgSrcFontLockKeywordFace">setq</text:span><text:s/>cycle-buffer-show-length<text:s/>12)</text:p>
      <text:p text:style-name="OrgSrcBlock"><text:s/><text:s/><text:s/><text:s/>(<text:span text:style-name="OrgSrcFontLockKeywordFace">setq</text:span><text:s/>cycle-buffer-show-format<text:s/>'(<text:span text:style-name="OrgSrcFontLockStringFace">"<text:s/>&lt;(%s)&gt;"</text:span><text:s/>.<text:s/><text:span text:style-name="OrgSrcFontLockStringFace">"<text:s/>%s"</text:span>)))</text:p>
      <text:p text:style-name="OrgSrcBlock"/>
      <text:p text:style-name="OrgSrcBlock"><text:s/><text:s/>(global-set-key<text:s/>(kbd<text:s/><text:span text:style-name="OrgSrcFontLockStringFace">"M-]"</text:span>)<text:s/>'cycle-buffer)</text:p>
      <text:p text:style-name="OrgSrcBlockLastLine"><text:s/><text:s/>(global-set-key<text:s/>(kbd<text:s/><text:span text:style-name="OrgSrcFontLockStringFace">"M-["</text:span>)<text:s/>'cycle-buffer-backward))</text:p>
      <text:h text:style-name="Heading_20_2" text:outline-level="2" text:is-list-header="false">
<text:bookmark-start text:name="OrgXref.orgca2cf4b"/>
<text:bookmark text:name="orgca2cf4b"/>[bm.el] カーソル位置をブックマークして追う
<text:bookmark-end text:name="OrgXref.orgca2cf4b"/></text:h>
      <text:p text:style-name="Text_20_body"><text:a xlink:type="simple" xlink:href="https://github.com/joodland/bm">bm.el</text:a>は，カーソル位置をブックマークしておくためのツールです． <text:span text:style-name="OrgCode">point-undo</text:span> と比較して，ユーザが明示的に位置を保存でき，見た目にも使いやすいです．以下の例では， <text:span text:style-name="OrgCode">org-mode</text:span> のツリー内にブックマークがある時にも，上手い具合に表示ができるように調整してあります．カーソル移動は，順方向（ <text:span text:style-name="OrgCode">bm-next</text:span> ）にだけ使っています．<text:line-break/></text:p>
      <text:p text:style-name="Text_20_body">org-mode との連携には， <text:a xlink:type="simple" xlink:href="https://github.com/alphapapa/org-bookmark-heading">org-bookmark-heading</text:a> があります．ただ，私は下記の設定だけでそれほど不自由していません．<text:line-break/></text:p>
      <text:p text:style-name="OrgSrcBlock">(<text:span text:style-name="OrgSrcFontLockKeywordFace">when</text:span><text:s/>(autoload-if-found</text:p>
      <text:p text:style-name="OrgSrcBlock"><text:s/><text:s/><text:s/><text:s/><text:s/><text:s/><text:s/>'(my:bm-toggle</text:p>
      <text:p text:style-name="OrgSrcBlock"><text:s/><text:s/><text:s/><text:s/><text:s/><text:s/><text:s/><text:s/><text:s/>my:bm-next<text:s/>bm-buffer-save<text:s/>bm-buffer-restore<text:s/>bm-buffer-save-all</text:p>
      <text:p text:style-name="OrgSrcBlock"><text:s/><text:s/><text:s/><text:s/><text:s/><text:s/><text:s/><text:s/><text:s/>bm-repository-save<text:s/>bm-repository-load<text:s/>bm-load-and-restore)</text:p>
      <text:p text:style-name="OrgSrcBlock"><text:s/><text:s/><text:s/><text:s/><text:s/><text:s/><text:s/><text:span text:style-name="OrgSrcFontLockStringFace">"bm"</text:span><text:s/>nil<text:s/>t)</text:p>
      <text:p text:style-name="OrgSrcBlock"/>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bm</text:span><text:s/>nil<text:s/>t))</text:p>
      <text:p text:style-name="OrgSrcBlock"/>
      <text:p text:style-name="OrgSrcBlock"><text:s/><text:s/>(<text:span text:style-name="OrgSrcFontLockKeywordFace">with-eval-after-load</text:span><text:s/><text:span text:style-name="OrgSrcFontLockStringFace">"bm"</text:span></text:p>
      <text:p text:style-name="OrgSrcBlock"><text:s/><text:s/><text:s/><text:s/>(<text:span text:style-name="OrgSrcFontLockKeywordFace">setq-default</text:span><text:s/>bm-buffer-persistence<text:s/>t)</text:p>
      <text:p text:style-name="OrgSrcBlock"><text:s/><text:s/><text:s/><text:s/>(<text:span text:style-name="OrgSrcFontLockKeywordFace">setq</text:span><text:s/>bm-cycle-all-buffers<text:s/>t)</text:p>
      <text:p text:style-name="OrgSrcBlock"><text:s/><text:s/><text:s/><text:s/><text:span text:style-name="OrgSrcFontLockCommentDelimiterFace">;;<text:s/></text:span><text:span text:style-name="OrgSrcFontLockCommentFace">(setq<text:s/>bm-toggle-buffer-persistence<text:s/>t)</text:span></text:p>
      <text:p text:style-name="OrgSrcBlock"><text:s/><text:s/><text:s/><text:s/>(<text:span text:style-name="OrgSrcFontLockKeywordFace">setq</text:span><text:s/>bm-repository-file<text:s/><text:span text:style-name="OrgSrcFontLockStringFace">"~/Dropbox/emacs.d/.bookmark"</text:span>)</text:p>
      <text:p text:style-name="OrgSrcBlock"><text:s/><text:s/><text:s/><text:s/><text:span text:style-name="OrgSrcFontLockCommentDelimiterFace">;;<text:s/></text:span><text:span text:style-name="OrgSrcFontLockCommentFace">autoload<text:s/>との組み合わせでは無意味</text:span></text:p>
      <text:p text:style-name="OrgSrcBlock"><text:s/><text:s/><text:s/><text:s/><text:span text:style-name="OrgSrcFontLockCommentDelimiterFace">;;</text:span><text:span text:style-name="OrgSrcFontLockCommentFace">（after-init-hook<text:s/>を利用せよ）</text:span></text:p>
      <text:p text:style-name="OrgSrcBlock"><text:s/><text:s/><text:s/><text:s/><text:span text:style-name="OrgSrcFontLockCommentDelimiterFace">;;<text:s/></text:span><text:span text:style-name="OrgSrcFontLockCommentFace">(setq<text:s/>bm-restore-repository-on-load<text:s/>t)</text:span></text:p>
      <text:p text:style-name="OrgSrcBlock"><text:s/><text:s/><text:s/><text:s/>(<text:span text:style-name="OrgSrcFontLockKeywordFace">setq</text:span><text:s/>bm-buffer-persistence<text:s/>t)</text:p>
      <text:p text:style-name="OrgSrcBlock"><text:s/><text:s/><text:s/><text:s/>(<text:span text:style-name="OrgSrcFontLockKeywordFace">setq</text:span><text:s/>bm-persistent-face<text:s/>'bm-face)</text:p>
      <text:p text:style-name="OrgSrcBlock"><text:s/><text:s/><text:s/><text:s/>(<text:span text:style-name="OrgSrcFontLockKeywordFace">setq</text:span><text:s/>bm-repository-file</text:p>
      <text:p text:style-name="OrgSrcBlock"><text:s/><text:s/><text:s/><text:s/><text:s/><text:s/><text:s/><text:s/><text:s/><text:s/>(expand-file-name<text:s/><text:span text:style-name="OrgSrcFontLockStringFace">"~/Dropbox/emacs.d/.bm-repository"</text:span>))</text:p>
      <text:p text:style-name="OrgSrcBlock"><text:s/><text:s/><text:s/><text:s/>(bm-repository-load)</text:p>
      <text:p text:style-name="OrgSrcBlock"/>
      <text:p text:style-name="OrgSrcBlock"><text:s/><text:s/><text:s/><text:s/>(<text:span text:style-name="OrgSrcFontLockKeywordFace">defun</text:span><text:s/><text:span text:style-name="OrgSrcFontLockFunctionNameFace">my:bm-toggle</text:span><text:s/>()</text:p>
      <text:p text:style-name="OrgSrcBlock"><text:s/><text:s/><text:s/><text:s/><text:s/><text:s/><text:span text:style-name="OrgSrcFontLockDocFace">"bm-toggle<text:s/>with<text:s/>updating<text:s/>history"</text:span></text:p>
      <text:p text:style-name="OrgSrcBlock"><text:s/><text:s/><text:s/><text:s/><text:s/><text:s/>(<text:span text:style-name="OrgSrcFontLockKeywordFace">interactive</text:span>)</text:p>
      <text:p text:style-name="OrgSrcBlock"><text:s/><text:s/><text:s/><text:s/><text:s/><text:s/>(<text:span text:style-name="OrgSrcFontLockKeywordFace">let</text:span><text:s/>((bm<text:s/>(concat</text:p>
      <text:p text:style-name="OrgSrcBlock"><text:s/><text:s/><text:s/><text:s/><text:s/><text:s/><text:s/><text:s/><text:s/><text:s/><text:s/><text:s/><text:s/><text:s/><text:s/><text:s/><text:s/>(buffer-name)<text:s/><text:span text:style-name="OrgSrcFontLockStringFace">"::"</text:span></text:p>
      <text:p text:style-name="OrgSrcBlock"><text:s/><text:s/><text:s/><text:s/><text:s/><text:s/><text:s/><text:s/><text:s/><text:s/><text:s/><text:s/><text:s/><text:s/><text:s/><text:s/><text:s/>(<text:span text:style-name="OrgSrcFontLockKeywordFace">if</text:span><text:s/>(<text:span text:style-name="OrgSrcFontLockKeywordFace">and</text:span><text:s/>(equal<text:s/>major-mode<text:s/>'org-mode)</text:p>
      <text:p text:style-name="OrgSrcBlock"><text:s/><text:s/><text:s/><text:s/><text:s/><text:s/><text:s/><text:s/><text:s/><text:s/><text:s/><text:s/><text:s/><text:s/><text:s/><text:s/><text:s/><text:s/><text:s/><text:s/><text:s/><text:s/><text:s/><text:s/><text:s/><text:s/>(not<text:s/>(org-before-first-heading-p)))</text:p>
      <text:p text:style-name="OrgSrcBlock"><text:s/><text:s/><text:s/><text:s/><text:s/><text:s/><text:s/><text:s/><text:s/><text:s/><text:s/><text:s/><text:s/><text:s/><text:s/><text:s/><text:s/><text:s/><text:s/><text:s/><text:s/>(nth<text:s/>4<text:s/>(org-heading-components))</text:p>
      <text:p text:style-name="OrgSrcBlock"><text:s/><text:s/><text:s/><text:s/><text:s/><text:s/><text:s/><text:s/><text:s/><text:s/><text:s/><text:s/><text:s/><text:s/><text:s/><text:s/><text:s/><text:s/><text:s/>(format<text:s/><text:span text:style-name="OrgSrcFontLockStringFace">"%s"</text:span><text:s/>(line-number-at-pos))))))</text:p>
      <text:p text:style-name="OrgSrcBlock"><text:s/><text:s/><text:s/><text:s/><text:s/><text:s/><text:s/><text:s/>(<text:span text:style-name="OrgSrcFontLockKeywordFace">if</text:span><text:s/>(bm-bookmark-at<text:s/>(point))</text:p>
      <text:p text:style-name="OrgSrcBlock"><text:s/><text:s/><text:s/><text:s/><text:s/><text:s/><text:s/><text:s/><text:s/><text:s/><text:s/><text:s/>(bookmark-delete<text:s/>bm)</text:p>
      <text:p text:style-name="OrgSrcBlock"><text:s/><text:s/><text:s/><text:s/><text:s/><text:s/><text:s/><text:s/><text:s/><text:s/>(bookmark-set<text:s/>bm)))</text:p>
      <text:p text:style-name="OrgSrcBlock"><text:s/><text:s/><text:s/><text:s/><text:s/><text:s/>(bm-toggle)</text:p>
      <text:p text:style-name="OrgSrcBlock"><text:s/><text:s/><text:s/><text:s/><text:s/><text:s/>(bm-save))</text:p>
      <text:p text:style-name="OrgSrcBlock"/>
      <text:p text:style-name="OrgSrcBlock"><text:s/><text:s/><text:s/><text:s/>(<text:span text:style-name="OrgSrcFontLockKeywordFace">defun</text:span><text:s/><text:span text:style-name="OrgSrcFontLockFunctionNameFace">my:bm-next</text:span><text:s/>()</text:p>
      <text:p text:style-name="OrgSrcBlock"><text:s/><text:s/><text:s/><text:s/><text:s/><text:s/><text:span text:style-name="OrgSrcFontLockDocFace">"bm-next<text:s/>with<text:s/>org-mode"</text:span></text:p>
      <text:p text:style-name="OrgSrcBlock"><text:s/><text:s/><text:s/><text:s/><text:s/><text:s/>(<text:span text:style-name="OrgSrcFontLockKeywordFace">interactive</text:span>)</text:p>
      <text:p text:style-name="OrgSrcBlock"><text:s/><text:s/><text:s/><text:s/><text:s/><text:s/>(bm-next)</text:p>
      <text:p text:style-name="OrgSrcBlock"><text:s/><text:s/><text:s/><text:s/><text:s/><text:s/>(<text:span text:style-name="OrgSrcFontLockKeywordFace">when</text:span><text:s/>(<text:span text:style-name="OrgSrcFontLockKeywordFace">and</text:span><text:s/>(equal<text:s/>major-mode<text:s/>'org-mode)</text:p>
      <text:p text:style-name="OrgSrcBlock"><text:s/><text:s/><text:s/><text:s/><text:s/><text:s/><text:s/><text:s/><text:s/><text:s/><text:s/><text:s/><text:s/><text:s/><text:s/><text:s/><text:s/>(not<text:s/>(org-before-first-heading-p)))</text:p>
      <text:p text:style-name="OrgSrcBlock"><text:s/><text:s/><text:s/><text:s/><text:s/><text:s/><text:s/><text:s/>(widen)</text:p>
      <text:p text:style-name="OrgSrcBlock"><text:s/><text:s/><text:s/><text:s/><text:s/><text:s/><text:s/><text:s/>(org-overview)</text:p>
      <text:p text:style-name="OrgSrcBlock"><text:s/><text:s/><text:s/><text:s/><text:s/><text:s/><text:s/><text:s/>(org-reveal)</text:p>
      <text:p text:style-name="OrgSrcBlock"><text:s/><text:s/><text:s/><text:s/><text:s/><text:s/><text:s/><text:s/>(org-cycle-hide-drawers<text:s/>'all)</text:p>
      <text:p text:style-name="OrgSrcBlock"><text:s/><text:s/><text:s/><text:s/><text:s/><text:s/><text:s/><text:s/>(org-show-entry)</text:p>
      <text:p text:style-name="OrgSrcBlock"><text:s/><text:s/><text:s/><text:s/><text:s/><text:s/><text:s/><text:s/>(show-children)</text:p>
      <text:p text:style-name="OrgSrcBlock"><text:s/><text:s/><text:s/><text:s/><text:s/><text:s/><text:s/><text:s/>(org-show-siblings))))</text:p>
      <text:p text:style-name="OrgSrcBlock"/>
      <text:p text:style-name="OrgSrcBlock"><text:s/><text:s/><text:span text:style-name="OrgSrcFontLockCommentDelimiterFace">;;<text:s/></text:span><text:span text:style-name="OrgSrcFontLockCommentFace">ファイルオープン時にブックマークを復帰</text:span></text:p>
      <text:p text:style-name="OrgSrcBlock"><text:s/><text:s/>(add-hook<text:s/>'find-file-hook<text:s/>'bm-buffer-restore)</text:p>
      <text:p text:style-name="OrgSrcBlock"><text:s/><text:s/>(global-set-key<text:s/>(kbd<text:s/><text:span text:style-name="OrgSrcFontLockStringFace">"&lt;f9&gt;"</text:span>)<text:s/>'my:bm-toggle)</text:p>
      <text:p text:style-name="OrgSrcBlockLastLine"><text:s/><text:s/>(global-set-key<text:s/>(kbd<text:s/><text:span text:style-name="OrgSrcFontLockStringFace">"&lt;C-f9&gt;"</text:span>)<text:s/>'my:bm-next))</text:p>
      <text:h text:style-name="Heading_20_2" text:outline-level="2" text:is-list-header="false">
<text:bookmark-start text:name="OrgXref.orgd1f8eda"/>
<text:bookmark text:name="orgd1f8eda"/>[centered-cursor-mode.el] カーソル位置をバッファ中央に固定
<text:bookmark-end text:name="OrgXref.orgd1f8eda"/></text:h>
      <text:p text:style-name="Text_20_body"><text:span text:style-name="OrgCode">isearch-mode</text:span> の時だけ有効にしています．<text:line-break/></text:p>
      <text:p text:style-name="OrgSrcBlock">(<text:span text:style-name="OrgSrcFontLockKeywordFace">when</text:span><text:s/>(autoload-if-found</text:p>
      <text:p text:style-name="OrgSrcBlock"><text:s/><text:s/><text:s/><text:s/><text:s/><text:s/><text:s/>'(centered-cursor-mode)</text:p>
      <text:p text:style-name="OrgSrcBlock"><text:s/><text:s/><text:s/><text:s/><text:s/><text:s/><text:s/><text:span text:style-name="OrgSrcFontLockStringFace">"centered-cursor-mode"</text:span><text:s/>nil<text:s/>t)</text:p>
      <text:p text:style-name="OrgSrcBlock"/>
      <text:p text:style-name="OrgSrcBlock"><text:s/><text:s/>(add-hook<text:s/>'isearch-mode-hook</text:p>
      <text:p text:style-name="OrgSrcBlock"><text:s/><text:s/><text:s/><text:s/><text:s/><text:s/><text:s/><text:s/><text:s/><text:s/><text:s/><text:s/>#'(lambda<text:s/>()<text:s/>(centered-cursor-mode<text:s/>1)))</text:p>
      <text:p text:style-name="OrgSrcBlock"><text:s/><text:s/>(add-hook<text:s/>'isearch-mode-end-hook</text:p>
      <text:p text:style-name="OrgSrcBlockLastLine"><text:s/><text:s/><text:s/><text:s/><text:s/><text:s/><text:s/><text:s/><text:s/><text:s/><text:s/><text:s/>#'(lambda<text:s/>()<text:s/>(centered-cursor-mode<text:s/>-1))))</text:p>
      <text:h text:style-name="Heading_20_2" text:outline-level="2" text:is-list-header="false">
<text:bookmark-start text:name="OrgXref.orga32bbab"/>
<text:bookmark text:name="orga32bbab"/>[back-button] マークをたどる
<text:bookmark-end text:name="OrgXref.orga32bbab"/></text:h>
      <text:p text:style-name="Text_20_body">現在のバッファと開いている全てのバッファのマークを辿ることができます．いま注目している位置が，マーク全体でどのあたりに位置するのかをミニバッファに表示してくれます．ツールバーを表示している場合は，マークを付けたり辿る用のボタンが追加されます． <text:span text:style-name="OrgCode">global-mark-ring-max</text:span> を設定して，辿れるマークの数を拡張しておきます．<text:line-break/></text:p>
      <text:p text:style-name="Text_20_body">ただ <text:span text:style-name="OrgCode">C-x &lt;SPC&gt;</text:span> が潰れるので要注意です．矩形選択で用いる <text:span text:style-name="OrgCode">rectangle-mark-mode</text:span> に当てられているキーバインドです．<text:line-break/></text:p>
      <text:list text:style-name="OrgBulletedList" text:continue-numbering="false">
        <text:list-item>
          <text:p text:style-name="Text_20_body"><text:a xlink:type="simple" xlink:href="https://github.com/rolandwalker/back-button">rolandwalker/back-button: Visual navigation through mark rings in Emacs 🔊</text:a><text:line-break/></text:p>
        </text:list-item>
      </text:list>
      <text:p text:style-name="Text_20_body"><text:span text:style-name="OrgCode">helm-config</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back-button-mode</text:p>
      <text:p text:style-name="OrgSrcBlock"><text:s/><text:s/><text:s/><text:s/><text:s/><text:s/><text:s/><text:s/><text:s/>back-button-local-forward<text:s/>back-button-global-forward)</text:p>
      <text:p text:style-name="OrgSrcBlock"><text:s/><text:s/><text:s/><text:s/><text:s/><text:s/><text:s/><text:span text:style-name="OrgSrcFontLockStringFace">"back-button"</text:span><text:s/>nil<text:s/>t)</text:p>
      <text:p text:style-name="OrgSrcBlock"><text:s/><text:s/>(<text:span text:style-name="OrgSrcFontLockKeywordFace">with-eval-after-load</text:span><text:s/><text:span text:style-name="OrgSrcFontLockStringFace">"back-button"</text:span></text:p>
      <text:p text:style-name="OrgSrcBlock"><text:s/><text:s/><text:s/><text:s/>(<text:span text:style-name="OrgSrcFontLockKeywordFace">setq</text:span><text:s/>global-mark-ring-max<text:s/>64)</text:p>
      <text:p text:style-name="OrgSrcBlock"><text:s/><text:s/><text:s/><text:s/>(<text:span text:style-name="OrgSrcFontLockKeywordFace">setq</text:span><text:s/>back-button-local-forward-keystrokes<text:s/>'(<text:span text:style-name="OrgSrcFontLockStringFace">"&lt;f10&gt;"</text:span>))</text:p>
      <text:p text:style-name="OrgSrcBlock"><text:s/><text:s/><text:s/><text:s/>(<text:span text:style-name="OrgSrcFontLockKeywordFace">setq</text:span><text:s/>back-button-global-forward-keystrokes<text:s/>'(<text:span text:style-name="OrgSrcFontLockStringFace">"C-&lt;f10&gt;"</text:span>))</text:p>
      <text:p text:style-name="OrgSrcBlock"><text:s/><text:s/><text:s/><text:s/>(define-key<text:s/>back-button-mode-map</text:p>
      <text:p text:style-name="OrgSrcBlock"><text:s/><text:s/><text:s/><text:s/><text:s/><text:s/>(kbd<text:s/>(car<text:s/>back-button-local-forward-keystrokes))</text:p>
      <text:p text:style-name="OrgSrcBlock"><text:s/><text:s/><text:s/><text:s/><text:s/><text:s/>'back-button-local-forward)</text:p>
      <text:p text:style-name="OrgSrcBlock"><text:s/><text:s/><text:s/><text:s/>(define-key<text:s/>back-button-mode-map</text:p>
      <text:p text:style-name="OrgSrcBlock"><text:s/><text:s/><text:s/><text:s/><text:s/><text:s/>(kbd<text:s/>(car<text:s/>back-button-global-forward-keystrokes))</text:p>
      <text:p text:style-name="OrgSrcBlock"><text:s/><text:s/><text:s/><text:s/><text:s/><text:s/>'back-button-global-forward)</text:p>
      <text:p text:style-name="OrgSrcBlock"><text:s/><text:s/><text:s/><text:s/>(<text:span text:style-name="OrgSrcFontLockKeywordFace">setq</text:span><text:s/>back-button-mode-lighter<text:s/>nil)</text:p>
      <text:p text:style-name="OrgSrcBlock"><text:s/><text:s/><text:s/><text:s/>(<text:span text:style-name="OrgSrcFontLockKeywordFace">setq</text:span><text:s/>back-button-index-timeout<text:s/>0)))</text:p>
      <text:p text:style-name="OrgSrcBlock"/>
      <text:p text:style-name="OrgSrcBlock">(<text:span text:style-name="OrgSrcFontLockKeywordFace">with-eval-after-load</text:span><text:s/><text:span text:style-name="OrgSrcFontLockStringFace">"helm-config"</text:span></text:p>
      <text:p text:style-name="OrgSrcBlockLastLine"><text:s/><text:s/>(back-button-mode<text:s/>1))</text:p>
      <text:h text:style-name="Heading_20_2" text:outline-level="2" text:is-list-header="false">
<text:bookmark-start text:name="OrgXref.orge6f4ac3"/>
<text:bookmark text:name="orge6f4ac3"/>[smart-mark] C-g後に元の場所へカーソルを戻す
<text:bookmark-end text:name="OrgXref.orge6f4ac3"/></text:h>
      <text:p text:style-name="Text_20_body">すぐわかる例は， <text:span text:style-name="OrgCode">C-x h</text:span> で全選択して何もせず， <text:span text:style-name="OrgCode">C-g</text:span> する場合です．通常だとバッファの先頭にカーソルが置き去りにされますが， <text:span text:style-name="OrgCode">smart-mark</text:span> を使うと，全選択を実行した時の位置に自動的に戻してくれます．<text:line-break/></text:p>
      <text:p text:style-name="Text_20_body"><text:span text:style-name="OrgCode">helm-config</text:span> の後に呼んでいるのは，Emacs起動時の単純な高速化対策です．<text:line-break/></text:p>
      <text:list text:style-name="OrgBulletedList" text:continue-numbering="false">
        <text:list-item>
          <text:p text:style-name="Text_20_body"><text:a xlink:type="simple" xlink:href="https://github.com/zhangkaiyulw/smart-mark">zhangkaiyulw/smart-mark: Emacs package to restore point after C-g when mark</text:a><text:line-break/></text:p>
        </text:list-item>
      </text:list>
      <text:p text:style-name="OrgSrcBlock">(<text:span text:style-name="OrgSrcFontLockKeywordFace">with-eval-after-load</text:span><text:s/><text:span text:style-name="OrgSrcFontLockStringFace">"helm-config"</text:span></text:p>
      <text:p text:style-name="OrgSrcBlock"><text:s/><text:s/>(<text:span text:style-name="OrgSrcFontLockKeywordFace">when</text:span><text:s/>(<text:span text:style-name="OrgSrcFontLockKeywordFace">require</text:span><text:s/>'<text:span text:style-name="OrgSrcFontLockConstantFace">smart-mark</text:span><text:s/>nil<text:s/>t)</text:p>
      <text:p text:style-name="OrgSrcBlockLastLine"><text:s/><text:s/><text:s/><text:s/>(smart-mark-mode<text:s/>1)))</text:p>
      <text:h text:style-name="Heading_20_2" text:outline-level="2" text:is-list-header="false">
<text:bookmark-start text:name="OrgXref.orgbe8661f"/>
<text:bookmark text:name="orgbe8661f"/><text:span text:style-name="OrgTodo">TODO</text:span> [syntax-subword.el] M-f で移動する位置をより密にする
<text:bookmark-end text:name="OrgXref.orgbe8661f"/></text:h>
      <text:list text:style-name="OrgBulletedList" text:continue-numbering="false">
        <text:list-item>
          <text:p text:style-name="Text_20_body"><text:a xlink:type="simple" xlink:href="https://bitbucket.org/jpkotta/syntax-subword">https://bitbucket.org/jpkotta/syntax-subword</text:a><text:line-break/></text:p>
        </text:list-item>
      </text:list>
      <text:p text:style-name="OrgSrcBlock">(<text:span text:style-name="OrgSrcFontLockKeywordFace">with-eval-after-load</text:span><text:s/><text:span text:style-name="OrgSrcFontLockStringFace">"helm-config"</text:span></text:p>
      <text:p text:style-name="OrgSrcBlock"><text:s/><text:s/>(<text:span text:style-name="OrgSrcFontLockKeywordFace">when</text:span><text:s/>(<text:span text:style-name="OrgSrcFontLockKeywordFace">require</text:span><text:s/>'<text:span text:style-name="OrgSrcFontLockConstantFace">syntax-subword</text:span><text:s/>nil<text:s/>t)</text:p>
      <text:p text:style-name="OrgSrcBlockLastLine"><text:s/><text:s/><text:s/><text:s/>(global-syntax-subword-mode<text:s/>1)))</text:p>
      <text:h text:style-name="Heading_20_2" text:outline-level="2" text:is-list-header="false">
<text:bookmark-start text:name="OrgXref.org338fd06"/>
<text:bookmark text:name="org338fd06"/>[goto-chg.el] 編集箇所を簡単に辿る
<text:bookmark-end text:name="OrgXref.org338fd06"/></text:h>
      <text:p text:style-name="Text_20_body">編集結果を保持したまま編集箇所にカーソルを移すことができます．=C-/= の Undo のような操作で，簡単かつ高速にカーソルを移動できます．<text:line-break/></text:p>
      <text:list text:style-name="OrgBulletedList" text:continue-numbering="false">
        <text:list-item>
          <text:p text:style-name="Text_20_body"><text:span text:style-name="OrgCode">helm-config</text:span> の後に呼んでいるのは，Emacs起動時の単純な高速化対策です．<text:line-break/></text:p>
        </text:list-item>
      </text:list>
      <text:p text:style-name="OrgSrcBlock">(<text:span text:style-name="OrgSrcFontLockKeywordFace">with-eval-after-load</text:span><text:s/><text:span text:style-name="OrgSrcFontLockStringFace">"helm-config"</text:span></text:p>
      <text:p text:style-name="OrgSrcBlock"><text:s/><text:s/>(<text:span text:style-name="OrgSrcFontLockKeywordFace">when</text:span><text:s/>(<text:span text:style-name="OrgSrcFontLockKeywordFace">require</text:span><text:s/>'<text:span text:style-name="OrgSrcFontLockConstantFace">goto-chg</text:span><text:s/>nil<text:s/>t)</text:p>
      <text:p text:style-name="OrgSrcBlock"><text:s/><text:s/><text:s/><text:s/>(global-set-key<text:s/>(kbd<text:s/><text:span text:style-name="OrgSrcFontLockStringFace">"C-,"</text:span>)<text:s/>'goto-last-change)</text:p>
      <text:p text:style-name="OrgSrcBlock"><text:s/><text:s/><text:s/><text:s/>(global-set-key<text:s/>(kbd<text:s/><text:span text:style-name="OrgSrcFontLockStringFace">"C-."</text:span>)<text:s/>'goto-last-change-reverse)</text:p>
      <text:p text:style-name="OrgSrcBlock"/>
      <text:p text:style-name="OrgSrcBlock"><text:s/><text:s/><text:s/><text:s/>(<text:span text:style-name="OrgSrcFontLockKeywordFace">with-eval-after-load</text:span><text:s/><text:span text:style-name="OrgSrcFontLockStringFace">"flyspell"</text:span></text:p>
      <text:p text:style-name="OrgSrcBlock"><text:s/><text:s/><text:s/><text:s/><text:s/><text:s/>(define-key<text:s/>flyspell-mode-map<text:s/>(kbd<text:s/><text:span text:style-name="OrgSrcFontLockStringFace">"C-,"</text:span>)<text:s/>'goto-last-change)</text:p>
      <text:p text:style-name="OrgSrcBlockLastLine"><text:s/><text:s/><text:s/><text:s/><text:s/><text:s/>(define-key<text:s/>flyspell-mode-map<text:s/>(kbd<text:s/><text:span text:style-name="OrgSrcFontLockStringFace">"C-."</text:span>)<text:s/>'goto-last-change-reverse))))</text:p>
      <text:h text:style-name="Heading_20_1" text:outline-level="1" text:is-list-header="false">
<text:bookmark-start text:name="OrgXref.ID-9F985F7F-81DD-4A68-A61F-31ECF814DF58"/>
<text:bookmark text:name="ID-9F985F7F-81DD-4A68-A61F-31ECF814DF58"/>
<text:bookmark-end text:name="OrgXref.ID-9F985F7F-81DD-4A68-A61F-31ECF814DF58"/>
<text:bookmark-start text:name="OrgXref.org94755c5"/>
<text:bookmark text:name="org94755c5"/>編集サポート
<text:bookmark-end text:name="OrgXref.org94755c5"/></text:h>
      <text:h text:style-name="Heading_20_2" text:outline-level="2" text:is-list-header="false">
<text:bookmark-start text:name="OrgXref.org1796933"/>
<text:bookmark text:name="org1796933"/>矩形編集／連番入力
<text:bookmark-end text:name="OrgXref.org1796933"/></text:h>
      <text:p text:style-name="Text_20_body">Built-in の cua-base.el（CUA-mode）を使う．矩形選択は，領域選択後 <text:span text:style-name="OrgCode">cua-toggle-rectangle-mark</text:span> でもできるが， 24.4 からは， <text:span text:style-name="OrgCode">C-x SPC</text:span> を押下すると矩形モードに入り直感的に矩形選択ができるようになっています．<text:line-break/></text:p>
      <text:p text:style-name="OrgSrcBlock">(<text:span text:style-name="OrgSrcFontLockKeywordFace">require</text:span><text:s/>'<text:span text:style-name="OrgSrcFontLockConstantFace">cua-base</text:span>)</text:p>
      <text:p text:style-name="OrgSrcBlock">(cua-mode<text:s/>1)</text:p>
      <text:p text:style-name="OrgSrcBlockLastLine">(<text:span text:style-name="OrgSrcFontLockKeywordFace">setq</text:span><text:s/>cua-enable-cua-keys<text:s/>nil)</text:p>
      <text:p text:style-name="Text_20_body">矩形選択した後に， <text:span text:style-name="OrgCode">M-n</text:span> を押すと，連番をふれる．開始値，増加値を入力してから，hoge%03d.pgm などとすれば，hoge001，hoge002，，，と入力される．これと，org-mode の表機能（ <text:span text:style-name="OrgCode">C-c |</text:span> で選択部分を簡単に表にできる）を組み合わせれば，連番で数値をふったテーブルを容易に作れる．<text:line-break/></text:p>
      <text:p text:style-name="Text_20_body">なお，標準の rect.el に以下の機能が実装されている．<text:line-break/></text:p>
      <text:section text:style-name="OrgIndentedSection-Level-0" text:name="Section2">
        <table:table table:style-name="OrgTable">
          <table:table-column table:style-name="OrgTableColumn"/>
          <table:table-column table:style-name="OrgTableColumn"/>
          <table:table-rows>
            <table:table-row>
              <table:table-cell table:style-name="OrgTblCellT">
                <text:p text:style-name="OrgTableContentsLeft">矩形切り取り</text:p>
              </table:table-cell>
              <table:table-cell table:style-name="OrgTblCellT">
                <text:p text:style-name="OrgTableContentsLeft">C-x r k</text:p>
              </table:table-cell>
            </table:table-row>
            <table:table-row>
              <table:table-cell table:style-name="OrgTblCell">
                <text:p text:style-name="OrgTableContentsLeft">矩形削除</text:p>
              </table:table-cell>
              <table:table-cell table:style-name="OrgTblCell">
                <text:p text:style-name="OrgTableContentsLeft">C-x r d</text:p>
              </table:table-cell>
            </table:table-row>
            <table:table-row>
              <table:table-cell table:style-name="OrgTblCell">
                <text:p text:style-name="OrgTableContentsLeft">矩形貼り付け</text:p>
              </table:table-cell>
              <table:table-cell table:style-name="OrgTblCell">
                <text:p text:style-name="OrgTableContentsLeft">C-x r y</text:p>
              </table:table-cell>
            </table:table-row>
            <table:table-row>
              <table:table-cell table:style-name="OrgTblCell">
                <text:p text:style-name="OrgTableContentsLeft">矩形先頭に文字を挿入</text:p>
              </table:table-cell>
              <table:table-cell table:style-name="OrgTblCell">
                <text:p text:style-name="OrgTableContentsLeft">C-x r t</text:p>
              </table:table-cell>
            </table:table-row>
            <table:table-row>
              <table:table-cell table:style-name="OrgTblCellB">
                <text:p text:style-name="OrgTableContentsLeft">矩形を空白に変換する</text:p>
              </table:table-cell>
              <table:table-cell table:style-name="OrgTblCellB">
                <text:p text:style-name="OrgTableContentsLeft">C-x r c</text:p>
              </table:table-cell>
            </table:table-row>
          </table:table-rows>
        </table:table>
      </text:section>
      <text:h text:style-name="Heading_20_2" text:outline-level="2" text:is-list-header="false">
<text:bookmark-start text:name="OrgXref.orgd2a43bf"/>
<text:bookmark text:name="orgd2a43bf"/>Yank時に装飾を取る
<text:bookmark-end text:name="OrgXref.orgd2a43bf"/></text:h>
      <text:p text:style-name="OrgSrcBlockLastLine">(<text:span text:style-name="OrgSrcFontLockKeywordFace">setq</text:span><text:s/>yank-excluded-properties<text:s/>t)</text:p>
      <text:h text:style-name="Heading_20_2" text:outline-level="2" text:is-list-header="false">
<text:bookmark-start text:name="OrgXref.orgc909ce4"/>
<text:bookmark text:name="orgc909ce4"/>ファイル保存時に時間を記録する
<text:bookmark-end text:name="OrgXref.orgc909ce4"/></text:h>
      <text:p text:style-name="Text_20_body">Built-in の time-stamp.el を使う．<text:line-break/></text:p>
      <text:p text:style-name="Text_20_body">バッファの保存時にタイムスタンプを記録する．以下の設定では，バッファの先頭から10行以内に，"Last Update: " があると，"Last Update: 2011-12-31@12:00"のようにタイムスタンプが記録される．<text:line-break/></text:p>
      <text:p text:style-name="OrgSrcBlock">(add-hook<text:s/>'before-save-hook<text:s/>'time-stamp)</text:p>
      <text:p text:style-name="OrgSrcBlock">(<text:span text:style-name="OrgSrcFontLockKeywordFace">with-eval-after-load</text:span><text:s/><text:span text:style-name="OrgSrcFontLockStringFace">"time-stamp"</text:span></text:p>
      <text:p text:style-name="OrgSrcBlock"><text:s/><text:s/>(<text:span text:style-name="OrgSrcFontLockKeywordFace">setq</text:span><text:s/>time-stamp-start<text:s/><text:span text:style-name="OrgSrcFontLockStringFace">"Last<text:s/>Update:<text:s/>"</text:span>)</text:p>
      <text:p text:style-name="OrgSrcBlock"><text:s/><text:s/>(<text:span text:style-name="OrgSrcFontLockKeywordFace">setq</text:span><text:s/>time-stamp-format<text:s/><text:span text:style-name="OrgSrcFontLockStringFace">"%04y-%02m-%02d@%02H:%02M"</text:span>)</text:p>
      <text:p text:style-name="OrgSrcBlock"><text:s/><text:s/>(<text:span text:style-name="OrgSrcFontLockKeywordFace">setq</text:span><text:s/>time-stamp-end<text:s/><text:span text:style-name="OrgSrcFontLockStringFace">"$"</text:span>)</text:p>
      <text:p text:style-name="OrgSrcBlockLastLine"><text:s/><text:s/>(<text:span text:style-name="OrgSrcFontLockKeywordFace">setq</text:span><text:s/>time-stamp-line-limit<text:s/>10))<text:s/><text:span text:style-name="OrgSrcFontLockCommentDelimiterFace">;<text:s/></text:span><text:span text:style-name="OrgSrcFontLockCommentFace">def=8</text:span></text:p>
      <text:h text:style-name="Heading_20_2" text:outline-level="2" text:is-list-header="false">
<text:bookmark-start text:name="OrgXref.orga8864ed"/>
<text:bookmark text:name="orga8864ed"/>選択リージョンを使って検索
<text:bookmark-end text:name="OrgXref.orga8864ed"/></text:h>
      <text:p text:style-name="Text_20_body">検索語をミニバッファに入力するのが面倒なので，リージョンをそのまま検索語として利用します．<text:line-break/></text:p>
      <text:list text:style-name="OrgBulletedList" text:continue-numbering="false">
        <text:list-item>
          <text:p text:style-name="Text_20_body"><text:a xlink:type="simple" xlink:href="http://dev.ariel-networks.com/articles/emacs/part5/">http://dev.ariel-networks.com/articles/emacs/part5/</text:a><text:line-break/></text:p>
        </text:list-item>
      </text:list>
      <text:p text:style-name="OrgSrcBlock">(<text:span text:style-name="OrgSrcFontLockKeywordFace">defadvice</text:span><text:s/><text:span text:style-name="OrgSrcFontLockFunctionNameFace">isearch-mode</text:span></text:p>
      <text:p text:style-name="OrgSrcBlock"><text:s/><text:s/><text:s/><text:s/>(around<text:s/>isearch-mode-default-string</text:p>
      <text:p text:style-name="OrgSrcBlock"><text:s/><text:s/><text:s/><text:s/><text:s/><text:s/><text:s/><text:s/><text:s/><text:s/><text:s/><text:s/>(forward<text:s/><text:span text:style-name="OrgSrcFontLockTypeFace">&amp;optional</text:span><text:s/>regexp<text:s/>op-fun<text:s/>recursive-edit<text:s/>word-p)<text:s/>activate)</text:p>
      <text:p text:style-name="OrgSrcBlock"><text:s/><text:s/>(<text:span text:style-name="OrgSrcFontLockKeywordFace">if</text:span><text:s/>(<text:span text:style-name="OrgSrcFontLockKeywordFace">and</text:span><text:s/>transient-mark-mode<text:s/>mark-active<text:s/>(not<text:s/>(eq<text:s/>(mark)<text:s/>(point))))</text:p>
      <text:p text:style-name="OrgSrcBlock"><text:s/><text:s/><text:s/><text:s/><text:s/><text:s/>(<text:span text:style-name="OrgSrcFontLockKeywordFace">progn</text:span></text:p>
      <text:p text:style-name="OrgSrcBlock"><text:s/><text:s/><text:s/><text:s/><text:s/><text:s/><text:s/><text:s/>(isearch-update-ring<text:s/>(buffer-substring-no-properties<text:s/>(mark)<text:s/>(point)))</text:p>
      <text:p text:style-name="OrgSrcBlock"><text:s/><text:s/><text:s/><text:s/><text:s/><text:s/><text:s/><text:s/>(deactivate-mark)</text:p>
      <text:p text:style-name="OrgSrcBlock"><text:s/><text:s/><text:s/><text:s/><text:s/><text:s/><text:s/><text:s/>ad-do-it</text:p>
      <text:p text:style-name="OrgSrcBlock"><text:s/><text:s/><text:s/><text:s/><text:s/><text:s/><text:s/><text:s/>(<text:span text:style-name="OrgSrcFontLockKeywordFace">if</text:span><text:s/>(not<text:s/>forward)</text:p>
      <text:p text:style-name="OrgSrcBlock"><text:s/><text:s/><text:s/><text:s/><text:s/><text:s/><text:s/><text:s/><text:s/><text:s/><text:s/><text:s/>(isearch-repeat-backward)</text:p>
      <text:p text:style-name="OrgSrcBlock"><text:s/><text:s/><text:s/><text:s/><text:s/><text:s/><text:s/><text:s/><text:s/><text:s/>(goto-char<text:s/>(mark))</text:p>
      <text:p text:style-name="OrgSrcBlock"><text:s/><text:s/><text:s/><text:s/><text:s/><text:s/><text:s/><text:s/><text:s/><text:s/>(isearch-repeat-forward)))</text:p>
      <text:p text:style-name="OrgSrcBlockLastLine"><text:s/><text:s/><text:s/><text:s/>ad-do-it))</text:p>
      <text:h text:style-name="Heading_20_2" text:outline-level="2" text:is-list-header="false">
<text:bookmark-start text:name="OrgXref.org79dcaca"/>
<text:bookmark text:name="org79dcaca"/>ChangeLog モード
<text:bookmark-end text:name="OrgXref.org79dcaca"/></text:h>
      <text:p text:style-name="OrgSrcBlock">(<text:span text:style-name="OrgSrcFontLockKeywordFace">setq</text:span><text:s/>user-full-name<text:s/><text:span text:style-name="OrgSrcFontLockStringFace">"Your<text:s/>NAME"</text:span>)</text:p>
      <text:p text:style-name="OrgSrcBlockLastLine">(<text:span text:style-name="OrgSrcFontLockKeywordFace">setq</text:span><text:s/>user-mail-address<text:s/><text:span text:style-name="OrgSrcFontLockStringFace">"your@address.com"</text:span>)</text:p>
      <text:p text:style-name="OrgSrcBlock">(add-hook<text:s/>'change-log-mode-hook</text:p>
      <text:p text:style-name="OrgSrcBlock"><text:s/><text:s/><text:s/><text:s/><text:s/><text:s/><text:s/><text:s/><text:s/><text:s/>#'(lambda()</text:p>
      <text:p text:style-name="OrgSrcBlock"><text:s/><text:s/><text:s/><text:s/><text:s/><text:s/><text:s/><text:s/><text:s/><text:s/><text:s/><text:s/><text:s/>(orgstruct-mode)</text:p>
      <text:p text:style-name="OrgSrcBlock"><text:s/><text:s/><text:s/><text:s/><text:s/><text:s/><text:s/><text:s/><text:s/><text:s/><text:s/><text:s/><text:s/>(<text:span text:style-name="OrgSrcFontLockKeywordFace">setq</text:span><text:s/>tab-width<text:s/>4)</text:p>
      <text:p text:style-name="OrgSrcBlockLastLine"><text:s/><text:s/><text:s/><text:s/><text:s/><text:s/><text:s/><text:s/><text:s/><text:s/><text:s/><text:s/><text:s/>(<text:span text:style-name="OrgSrcFontLockKeywordFace">setq</text:span><text:s/>left-margin<text:s/>4)))</text:p>
      <text:h text:style-name="Heading_20_2" text:outline-level="2" text:is-list-header="false">
<text:bookmark-start text:name="OrgXref.org0a113be"/>
<text:bookmark text:name="org0a113be"/>テキストモード
<text:bookmark-end text:name="OrgXref.org0a113be"/></text:h>
      <text:p text:style-name="Text_20_body"><text:a xlink:type="simple" xlink:href="http://d.hatena.ne.jp/NeoCat/20080211">http://d.hatena.ne.jp/NeoCat/20080211</text:a><text:line-break/></text:p>
      <text:p text:style-name="Text_20_body">とは言っても，Org-modeを知ってから <text:span text:style-name="OrgCode">.txt</text:span> もテキストモードで開かなくなったので，ほぼ無意味な設定となりました．しかも， <text:span text:style-name="OrgCode">nxml-mode</text:span> で <text:span text:style-name="OrgCode">TAB</text:span> が効かなくなる現象が起きているので，以下の設定はしない方がよさげ．<text:line-break/></text:p>
      <text:p text:style-name="OrgSrcBlock">(add-hook<text:s/>'text-mode-hook</text:p>
      <text:p text:style-name="OrgSrcBlock"><text:s/><text:s/><text:s/><text:s/><text:s/><text:s/><text:s/><text:s/><text:s/><text:s/>#'(lambda()</text:p>
      <text:p text:style-name="OrgSrcBlock"><text:s/><text:s/><text:s/><text:s/><text:s/><text:s/><text:s/><text:s/><text:s/><text:s/><text:s/><text:s/><text:s/><text:s/>(<text:span text:style-name="OrgSrcFontLockKeywordFace">setq</text:span><text:s/>tab-width<text:s/>4)</text:p>
      <text:p text:style-name="OrgSrcBlock"><text:s/><text:s/><text:s/><text:s/><text:s/><text:s/><text:s/><text:s/><text:s/><text:s/><text:s/><text:s/><text:s/><text:s/>(<text:span text:style-name="OrgSrcFontLockKeywordFace">setq</text:span><text:s/>indent-line-function<text:s/>'tab-to-tab-stop)</text:p>
      <text:p text:style-name="OrgSrcBlock"><text:s/><text:s/><text:s/><text:s/><text:s/><text:s/><text:s/><text:s/><text:s/><text:s/><text:s/><text:s/><text:s/><text:s/>(<text:span text:style-name="OrgSrcFontLockKeywordFace">setq</text:span><text:s/>tab-stop-list</text:p>
      <text:p text:style-name="OrgSrcBlock"><text:s/><text:s/><text:s/><text:s/><text:s/><text:s/><text:s/><text:s/><text:s/><text:s/><text:s/><text:s/><text:s/><text:s/><text:s/><text:s/><text:s/><text:s/><text:s/><text:s/>'(4<text:s/>8<text:s/>12<text:s/>16<text:s/>20<text:s/>24<text:s/>28<text:s/>32<text:s/>36<text:s/>40<text:s/>44<text:s/>48<text:s/>52<text:s/>56<text:s/>60</text:p>
      <text:p text:style-name="OrgSrcBlockLastLine"><text:s/><text:s/><text:s/><text:s/><text:s/><text:s/><text:s/><text:s/><text:s/><text:s/><text:s/><text:s/><text:s/><text:s/><text:s/><text:s/><text:s/><text:s/><text:s/><text:s/><text:s/><text:s/><text:s/><text:s/>64<text:s/>68<text:s/>72<text:s/>76<text:s/>80))))</text:p>
      <text:h text:style-name="Heading_20_2" text:outline-level="2" text:is-list-header="false">
<text:bookmark-start text:name="OrgXref.org89567e6"/>
<text:bookmark text:name="org89567e6"/>C/C++モード
<text:bookmark-end text:name="OrgXref.org89567e6"/></text:h>
      <text:p text:style-name="OrgSrcBlock">(<text:span text:style-name="OrgSrcFontLockKeywordFace">when</text:span><text:s/>(autoload-if-found</text:p>
      <text:p text:style-name="OrgSrcBlock"><text:s/><text:s/><text:s/><text:s/><text:s/><text:s/><text:s/>'(modern-c++-font-lock-mode)</text:p>
      <text:p text:style-name="OrgSrcBlock"><text:s/><text:s/><text:s/><text:s/><text:s/><text:s/><text:s/><text:span text:style-name="OrgSrcFontLockStringFace">"modern-cpp-font-lock"</text:span><text:s/>nil<text:s/>t)</text:p>
      <text:p text:style-name="OrgSrcBlock"/>
      <text:p text:style-name="OrgSrcBlock"><text:s/><text:s/>(<text:span text:style-name="OrgSrcFontLockKeywordFace">push</text:span><text:s/>'(<text:span text:style-name="OrgSrcFontLockStringFace">"\\.h$"</text:span><text:s/>.<text:s/>c++-mode)<text:s/>auto-mode-alist)</text:p>
      <text:p text:style-name="OrgSrcBlockLastLine"><text:s/><text:s/>(add-hook<text:s/>'c++-mode-hook<text:s/>#'modern-c++-font-lock-mode))</text:p>
      <text:h text:style-name="Heading_20_2" text:outline-level="2" text:is-list-header="false">
<text:bookmark-start text:name="OrgXref.org213386f"/>
<text:bookmark text:name="org213386f"/>C#モード
<text:bookmark-end text:name="OrgXref.org213386f"/></text:h>
      <text:p text:style-name="OrgSrcBlock">(<text:span text:style-name="OrgSrcFontLockKeywordFace">when</text:span><text:s/>(autoload-if-found</text:p>
      <text:p text:style-name="OrgSrcBlock"><text:s/><text:s/><text:s/><text:s/><text:s/><text:s/><text:s/>'(csharp-mode)</text:p>
      <text:p text:style-name="OrgSrcBlock"><text:s/><text:s/><text:s/><text:s/><text:s/><text:s/><text:s/><text:span text:style-name="OrgSrcFontLockStringFace">"csharp-mode"</text:span><text:s/><text:span text:style-name="OrgSrcFontLockStringFace">"Major<text:s/>mode<text:s/>for<text:s/>editing<text:s/>C#<text:s/>mode."</text:span><text:s/>nil<text:s/>t)</text:p>
      <text:p text:style-name="OrgSrcBlock"/>
      <text:p text:style-name="OrgSrcBlockLastLine"><text:s/><text:s/>(<text:span text:style-name="OrgSrcFontLockKeywordFace">push</text:span><text:s/>'(<text:span text:style-name="OrgSrcFontLockStringFace">"\\.cs$"</text:span><text:s/>.<text:s/>csharp-mode)<text:s/>auto-mode-alist))</text:p>
      <text:h text:style-name="Heading_20_2" text:outline-level="2" text:is-list-header="false">
<text:bookmark-start text:name="OrgXref.org201fa18"/>
<text:bookmark text:name="org201fa18"/>Infoモード
<text:bookmark-end text:name="OrgXref.org201fa18"/></text:h>
      <text:p text:style-name="Text_20_body">Org-mode の日本語翻訳済みinfoを読むための設定．<text:a xlink:type="simple" xlink:href="https://github.com/org-mode-doc-ja/org-ja">翻訳プロジェクト</text:a>で頒布しています．<text:line-break/></text:p>
      <text:p text:style-name="OrgSrcBlock">(<text:span text:style-name="OrgSrcFontLockKeywordFace">when</text:span><text:s/>(autoload-if-found</text:p>
      <text:p text:style-name="OrgSrcBlock"><text:s/><text:s/><text:s/><text:s/><text:s/><text:s/><text:s/>'(info<text:s/>org-info-ja)</text:p>
      <text:p text:style-name="OrgSrcBlock"><text:s/><text:s/><text:s/><text:s/><text:s/><text:s/><text:s/><text:span text:style-name="OrgSrcFontLockStringFace">"info"</text:span><text:s/>nil<text:s/>t)</text:p>
      <text:p text:style-name="OrgSrcBlock"/>
      <text:p text:style-name="OrgSrcBlock"><text:s/><text:s/>(<text:span text:style-name="OrgSrcFontLockKeywordFace">with-eval-after-load</text:span><text:s/><text:span text:style-name="OrgSrcFontLockStringFace">"info"</text:span></text:p>
      <text:p text:style-name="OrgSrcBlock"><text:s/><text:s/><text:s/><text:s/>(add-to-list<text:s/>'Info-additional-directory-list</text:p>
      <text:p text:style-name="OrgSrcBlock"><text:s/><text:s/><text:s/><text:s/><text:s/><text:s/><text:s/><text:s/><text:s/><text:s/><text:s/><text:s/><text:s/><text:s/><text:s/><text:s/><text:s/>(expand-file-name<text:s/><text:span text:style-name="OrgSrcFontLockStringFace">"~/devel/mygit/org-ja/work/"</text:span>))</text:p>
      <text:p text:style-name="OrgSrcBlock"/>
      <text:p text:style-name="OrgSrcBlock"><text:s/><text:s/><text:s/><text:s/>(<text:span text:style-name="OrgSrcFontLockKeywordFace">defun</text:span><text:s/><text:span text:style-name="OrgSrcFontLockFunctionNameFace">org-info-ja</text:span><text:s/>(<text:span text:style-name="OrgSrcFontLockTypeFace">&amp;optional</text:span><text:s/>node)</text:p>
      <text:p text:style-name="OrgSrcBlock"><text:s/><text:s/><text:s/><text:s/><text:s/><text:s/><text:span text:style-name="OrgSrcFontLockDocFace">"(Japanese)<text:s/>Read<text:s/>documentation<text:s/>for<text:s/>Org-mode<text:s/>in<text:s/>the<text:s/>info<text:s/>system.</text:span></text:p>
      <text:p text:style-name="OrgSrcBlock"><text:span text:style-name="OrgSrcFontLockDocFace"><text:s/><text:s/><text:s/><text:s/>With<text:s/>optional<text:s/>NODE,<text:s/>go<text:s/>directly<text:s/>to<text:s/>that<text:s/>node."</text:span></text:p>
      <text:p text:style-name="OrgSrcBlock"><text:s/><text:s/><text:s/><text:s/><text:s/><text:s/>(<text:span text:style-name="OrgSrcFontLockKeywordFace">interactive</text:span>)</text:p>
      <text:p text:style-name="OrgSrcBlockLastLine"><text:s/><text:s/><text:s/><text:s/><text:s/><text:s/>(info<text:s/>(format<text:s/><text:span text:style-name="OrgSrcFontLockStringFace">"(org-ja)%s"</text:span><text:s/>(<text:span text:style-name="OrgSrcFontLockKeywordFace">or</text:span><text:s/>node<text:s/><text:span text:style-name="OrgSrcFontLockStringFace">""</text:span>))))))</text:p>
      <text:h text:style-name="Heading_20_2" text:outline-level="2" text:is-list-header="false">
<text:bookmark-start text:name="OrgXref.orgfc50197"/>
<text:bookmark text:name="orgfc50197"/>Rモード
<text:bookmark-end text:name="OrgXref.orgfc50197"/></text:h>
      <text:p text:style-name="OrgSrcBlock">(<text:span text:style-name="OrgSrcFontLockKeywordFace">when</text:span><text:s/>(autoload-if-found</text:p>
      <text:p text:style-name="OrgSrcBlock"><text:s/><text:s/><text:s/><text:s/><text:s/><text:s/><text:s/>'(R-mode<text:s/>R)</text:p>
      <text:p text:style-name="OrgSrcBlock"><text:s/><text:s/><text:s/><text:s/><text:s/><text:s/><text:s/><text:span text:style-name="OrgSrcFontLockStringFace">"ess-site"</text:span><text:s/><text:span text:style-name="OrgSrcFontLockStringFace">"Emacs<text:s/>Speaks<text:s/>Statistics<text:s/>mode"</text:span><text:s/>nil<text:s/>t)</text:p>
      <text:p text:style-name="OrgSrcBlock"/>
      <text:p text:style-name="OrgSrcBlockLastLine"><text:s/><text:s/>(<text:span text:style-name="OrgSrcFontLockKeywordFace">push</text:span><text:s/>'(<text:span text:style-name="OrgSrcFontLockStringFace">"\\.[rR]$"</text:span><text:s/>.<text:s/>R-mode)<text:s/>auto-mode-alist))</text:p>
      <text:h text:style-name="Heading_20_2" text:outline-level="2" text:is-list-header="false">
<text:bookmark-start text:name="OrgXref.orga4d2066"/>
<text:bookmark text:name="orga4d2066"/>nXMLモード
<text:bookmark-end text:name="OrgXref.orga4d2066"/></text:h>
      <text:p text:style-name="OrgSrcBlock">(<text:span text:style-name="OrgSrcFontLockKeywordFace">eval-when-compile</text:span></text:p>
      <text:p text:style-name="OrgSrcBlock"><text:s/><text:s/>(<text:span text:style-name="OrgSrcFontLockKeywordFace">require</text:span><text:s/>'<text:span text:style-name="OrgSrcFontLockConstantFace">nxml-mode</text:span><text:s/>nil<text:s/>t))</text:p>
      <text:p text:style-name="OrgSrcBlock"/>
      <text:p text:style-name="OrgSrcBlock">(add-hook<text:s/>'nxml-mode-hook</text:p>
      <text:p text:style-name="OrgSrcBlock"><text:s/><text:s/><text:s/><text:s/><text:s/><text:s/><text:s/><text:s/><text:s/><text:s/>#'(lambda<text:s/>()</text:p>
      <text:p text:style-name="OrgSrcBlock"><text:s/><text:s/><text:s/><text:s/><text:s/><text:s/><text:s/><text:s/><text:s/><text:s/><text:s/><text:s/><text:s/><text:s/>(define-key<text:s/>nxml-mode-map<text:s/><text:span text:style-name="OrgSrcFontLockStringFace">"\r"</text:span><text:s/>'newline-and-indent)</text:p>
      <text:p text:style-name="OrgSrcBlock"><text:s/><text:s/><text:s/><text:s/><text:s/><text:s/><text:s/><text:s/><text:s/><text:s/><text:s/><text:s/><text:s/><text:s/>(auto-fill-mode<text:s/>-1)</text:p>
      <text:p text:style-name="OrgSrcBlock"><text:s/><text:s/><text:s/><text:s/><text:s/><text:s/><text:s/><text:s/><text:s/><text:s/><text:s/><text:s/><text:s/><text:s/>(<text:span text:style-name="OrgSrcFontLockKeywordFace">setq</text:span><text:s/>indent-tabs-mode<text:s/>t)</text:p>
      <text:p text:style-name="OrgSrcBlock"><text:s/><text:s/><text:s/><text:s/><text:s/><text:s/><text:s/><text:s/><text:s/><text:s/><text:s/><text:s/><text:s/><text:s/>(<text:span text:style-name="OrgSrcFontLockKeywordFace">setq</text:span><text:s/>nxml-slash-auto-complete-flag<text:s/>t)</text:p>
      <text:p text:style-name="OrgSrcBlock"><text:s/><text:s/><text:s/><text:s/><text:s/><text:s/><text:s/><text:s/><text:s/><text:s/><text:s/><text:s/><text:s/><text:s/>(<text:span text:style-name="OrgSrcFontLockKeywordFace">setq</text:span><text:s/>tab-width<text:s/>1)</text:p>
      <text:p text:style-name="OrgSrcBlock"><text:s/><text:s/><text:s/><text:s/><text:s/><text:s/><text:s/><text:s/><text:s/><text:s/><text:s/><text:s/><text:s/><text:s/>(<text:span text:style-name="OrgSrcFontLockKeywordFace">setq</text:span><text:s/>nxml-child-indent<text:s/>1)</text:p>
      <text:p text:style-name="OrgSrcBlockLastLine"><text:s/><text:s/><text:s/><text:s/><text:s/><text:s/><text:s/><text:s/><text:s/><text:s/><text:s/><text:s/><text:s/><text:s/>(<text:span text:style-name="OrgSrcFontLockKeywordFace">setq</text:span><text:s/>nxml-attribute-indent<text:s/>0)))</text:p>
      <text:h text:style-name="Heading_20_2" text:outline-level="2" text:is-list-header="false">
<text:bookmark-start text:name="OrgXref.orgd73280a"/>
<text:bookmark text:name="orgd73280a"/>yamlモード
<text:bookmark-end text:name="OrgXref.orgd73280a"/></text:h>
      <text:p text:style-name="OrgSrcBlock">(<text:span text:style-name="OrgSrcFontLockKeywordFace">when</text:span><text:s/>(autoload-if-found</text:p>
      <text:p text:style-name="OrgSrcBlock"><text:s/><text:s/><text:s/><text:s/><text:s/><text:s/><text:s/>'(yaml-mode)</text:p>
      <text:p text:style-name="OrgSrcBlock"><text:s/><text:s/><text:s/><text:s/><text:s/><text:s/><text:s/><text:span text:style-name="OrgSrcFontLockStringFace">"yaml-mode"</text:span><text:s/>nil<text:s/>t)</text:p>
      <text:p text:style-name="OrgSrcBlock"/>
      <text:p text:style-name="OrgSrcBlockLastLine"><text:s/><text:s/>(<text:span text:style-name="OrgSrcFontLockKeywordFace">push</text:span><text:s/>'(<text:span text:style-name="OrgSrcFontLockStringFace">"\\.yml$"</text:span><text:s/>.<text:s/>yaml-mode)<text:s/>auto-mode-alist))</text:p>
      <text:h text:style-name="Heading_20_2" text:outline-level="2" text:is-list-header="false">
<text:bookmark-start text:name="OrgXref.org4a88e19"/>
<text:bookmark text:name="org4a88e19"/>jsonモード
<text:bookmark-end text:name="OrgXref.org4a88e19"/></text:h>
      <text:p text:style-name="OrgSrcBlock">(<text:span text:style-name="OrgSrcFontLockKeywordFace">when</text:span><text:s/>(autoload-if-found</text:p>
      <text:p text:style-name="OrgSrcBlock"><text:s/><text:s/><text:s/><text:s/><text:s/><text:s/><text:s/>'(json-mode)</text:p>
      <text:p text:style-name="OrgSrcBlock"><text:s/><text:s/><text:s/><text:s/><text:s/><text:s/><text:s/><text:span text:style-name="OrgSrcFontLockStringFace">"json-mode"</text:span><text:s/>nil<text:s/>t)</text:p>
      <text:p text:style-name="OrgSrcBlock"/>
      <text:p text:style-name="OrgSrcBlockLastLine"><text:s/><text:s/>(<text:span text:style-name="OrgSrcFontLockKeywordFace">push</text:span><text:s/>'(<text:span text:style-name="OrgSrcFontLockStringFace">"\\.json$"</text:span><text:s/>.<text:s/>json-mode)<text:s/>auto-mode-alist))</text:p>
      <text:h text:style-name="Heading_20_2" text:outline-level="2" text:is-list-header="false">
<text:bookmark-start text:name="OrgXref.org977fb60"/>
<text:bookmark text:name="org977fb60"/>javascriptモード
<text:bookmark-end text:name="OrgXref.org977fb60"/></text:h>
      <text:p text:style-name="OrgSrcBlock">(<text:span text:style-name="OrgSrcFontLockKeywordFace">when</text:span><text:s/>(autoload-if-found</text:p>
      <text:p text:style-name="OrgSrcBlock"><text:s/><text:s/><text:s/><text:s/><text:s/><text:s/><text:s/>'(js2-mode)</text:p>
      <text:p text:style-name="OrgSrcBlock"><text:s/><text:s/><text:s/><text:s/><text:s/><text:s/><text:s/><text:span text:style-name="OrgSrcFontLockStringFace">"js2-mode"</text:span><text:s/>nil<text:s/>t)</text:p>
      <text:p text:style-name="OrgSrcBlock"><text:s/><text:s/>(<text:span text:style-name="OrgSrcFontLockKeywordFace">with-eval-after-load</text:span><text:s/><text:span text:style-name="OrgSrcFontLockStringFace">"js2-mode"</text:span></text:p>
      <text:p text:style-name="OrgSrcBlock"><text:s/><text:s/><text:s/><text:s/>(<text:span text:style-name="OrgSrcFontLockKeywordFace">require</text:span><text:s/>'<text:span text:style-name="OrgSrcFontLockConstantFace">js2-refactor</text:span><text:s/>nil<text:s/>t)</text:p>
      <text:p text:style-name="OrgSrcBlock"><text:s/><text:s/><text:s/><text:s/>(<text:span text:style-name="OrgSrcFontLockKeywordFace">push</text:span><text:s/>'(<text:span text:style-name="OrgSrcFontLockStringFace">"\\.js$"</text:span><text:s/>.<text:s/>js2-mode)<text:s/>auto-mode-alist)</text:p>
      <text:p text:style-name="OrgSrcBlock"/>
      <text:p text:style-name="OrgSrcBlock"><text:s/><text:s/><text:s/><text:s/>(<text:span text:style-name="OrgSrcFontLockKeywordFace">when</text:span><text:s/>(autoload-if-found</text:p>
      <text:p text:style-name="OrgSrcBlock"><text:s/><text:s/><text:s/><text:s/><text:s/><text:s/><text:s/><text:s/><text:s/><text:s/><text:s/>'(ac-js2-mode<text:s/>ac-js2-setup-auto-complete-mode)</text:p>
      <text:p text:style-name="OrgSrcBlock"><text:s/><text:s/><text:s/><text:s/><text:s/><text:s/><text:s/><text:s/><text:s/><text:s/><text:s/><text:span text:style-name="OrgSrcFontLockStringFace">"ac-js2"</text:span><text:s/>nil<text:s/>t)</text:p>
      <text:p text:style-name="OrgSrcBlock"><text:s/><text:s/><text:s/><text:s/><text:s/><text:s/>(add-hook<text:s/>'js2-mode-hook<text:s/>#'ac-js2-mode))</text:p>
      <text:p text:style-name="OrgSrcBlock"/>
      <text:p text:style-name="OrgSrcBlock"><text:s/><text:s/><text:s/><text:s/>(<text:span text:style-name="OrgSrcFontLockKeywordFace">eval-when-compile</text:span></text:p>
      <text:p text:style-name="OrgSrcBlock"><text:s/><text:s/><text:s/><text:s/><text:s/><text:s/>(<text:span text:style-name="OrgSrcFontLockKeywordFace">require</text:span><text:s/>'<text:span text:style-name="OrgSrcFontLockConstantFace">tern</text:span><text:s/>nil<text:s/>t)</text:p>
      <text:p text:style-name="OrgSrcBlock"><text:s/><text:s/><text:s/><text:s/><text:s/><text:s/>(<text:span text:style-name="OrgSrcFontLockKeywordFace">require</text:span><text:s/>'<text:span text:style-name="OrgSrcFontLockConstantFace">tern-auto-complete</text:span><text:s/>nil<text:s/>t))</text:p>
      <text:p text:style-name="OrgSrcBlock"/>
      <text:p text:style-name="OrgSrcBlock"><text:s/><text:s/><text:s/><text:s/>(<text:span text:style-name="OrgSrcFontLockKeywordFace">if</text:span><text:s/>(executable-find<text:s/><text:span text:style-name="OrgSrcFontLockStringFace">"tern"</text:span>)</text:p>
      <text:p text:style-name="OrgSrcBlock"><text:s/><text:s/><text:s/><text:s/><text:s/><text:s/><text:s/><text:s/>(<text:span text:style-name="OrgSrcFontLockKeywordFace">when</text:span><text:s/>(autoload-if-found</text:p>
      <text:p text:style-name="OrgSrcBlock"><text:s/><text:s/><text:s/><text:s/><text:s/><text:s/><text:s/><text:s/><text:s/><text:s/><text:s/><text:s/><text:s/><text:s/><text:s/>'(tern-mode)</text:p>
      <text:p text:style-name="OrgSrcBlock"><text:s/><text:s/><text:s/><text:s/><text:s/><text:s/><text:s/><text:s/><text:s/><text:s/><text:s/><text:s/><text:s/><text:s/><text:s/><text:span text:style-name="OrgSrcFontLockStringFace">"tern"</text:span><text:s/>nil<text:s/>t)</text:p>
      <text:p text:style-name="OrgSrcBlock"><text:s/><text:s/><text:s/><text:s/><text:s/><text:s/><text:s/><text:s/><text:s/><text:s/>(<text:span text:style-name="OrgSrcFontLockKeywordFace">with-eval-after-load</text:span><text:s/><text:span text:style-name="OrgSrcFontLockStringFace">"tern"</text:span></text:p>
      <text:p text:style-name="OrgSrcBlock"><text:s/><text:s/><text:s/><text:s/><text:s/><text:s/><text:s/><text:s/><text:s/><text:s/><text:s/><text:s/>(tern-mode<text:s/>1)</text:p>
      <text:p text:style-name="OrgSrcBlock"><text:s/><text:s/><text:s/><text:s/><text:s/><text:s/><text:s/><text:s/><text:s/><text:s/><text:s/><text:s/><text:span text:style-name="OrgSrcFontLockCommentDelimiterFace">;;<text:s/></text:span><text:span text:style-name="OrgSrcFontLockCommentFace">tern-command<text:s/>shall<text:s/>be<text:s/>overwritten<text:s/>by<text:s/>actual<text:s/>path</text:span></text:p>
      <text:p text:style-name="OrgSrcBlock"><text:s/><text:s/><text:s/><text:s/><text:s/><text:s/><text:s/><text:s/><text:s/><text:s/><text:s/><text:s/>(<text:span text:style-name="OrgSrcFontLockKeywordFace">setq</text:span><text:s/>tern-command<text:s/>`(<text:span text:style-name="OrgSrcFontLockStringFace">"node"</text:span><text:s/>,(executable-find<text:s/><text:span text:style-name="OrgSrcFontLockStringFace">"tern"</text:span>)))</text:p>
      <text:p text:style-name="OrgSrcBlock"><text:s/><text:s/><text:s/><text:s/><text:s/><text:s/><text:s/><text:s/><text:s/><text:s/><text:s/><text:s/>(<text:span text:style-name="OrgSrcFontLockKeywordFace">when</text:span><text:s/>(<text:span text:style-name="OrgSrcFontLockKeywordFace">require</text:span><text:s/>'<text:span text:style-name="OrgSrcFontLockConstantFace">tern-auto-complete</text:span><text:s/>nil<text:s/>t)</text:p>
      <text:p text:style-name="OrgSrcBlock"><text:s/><text:s/><text:s/><text:s/><text:s/><text:s/><text:s/><text:s/><text:s/><text:s/><text:s/><text:s/><text:s/><text:s/>(tern-ac-setup)))</text:p>
      <text:p text:style-name="OrgSrcBlock"><text:s/><text:s/><text:s/><text:s/><text:s/><text:s/><text:s/><text:s/><text:s/><text:s/>(add-hook<text:s/>'js2-mode-hook<text:s/>#'tern-mode))</text:p>
      <text:p text:style-name="OrgSrcBlockLastLine"><text:s/><text:s/><text:s/><text:s/><text:s/><text:s/>(message<text:s/><text:span text:style-name="OrgSrcFontLockStringFace">"---<text:s/>tern<text:s/>is<text:s/>NOT<text:s/>installed<text:s/>in<text:s/>this<text:s/>system."</text:span>))))</text:p>
      <text:h text:style-name="Heading_20_2" text:outline-level="2" text:is-list-header="false">
<text:bookmark-start text:name="OrgXref.orgfe96896"/>
<text:bookmark text:name="orgfe96896"/>csvモード
<text:bookmark-end text:name="OrgXref.orgfe96896"/></text:h>
      <text:p text:style-name="OrgSrcBlock">(<text:span text:style-name="OrgSrcFontLockKeywordFace">when</text:span><text:s/>(autoload-if-found</text:p>
      <text:p text:style-name="OrgSrcBlock"><text:s/><text:s/><text:s/><text:s/><text:s/><text:s/><text:s/>'(csv-mode)</text:p>
      <text:p text:style-name="OrgSrcBlock"><text:s/><text:s/><text:s/><text:s/><text:s/><text:s/><text:s/><text:span text:style-name="OrgSrcFontLockStringFace">"csv-mode"</text:span><text:s/>nil<text:s/>t)</text:p>
      <text:p text:style-name="OrgSrcBlock"/>
      <text:p text:style-name="OrgSrcBlockLastLine"><text:s/><text:s/>(<text:span text:style-name="OrgSrcFontLockKeywordFace">push</text:span><text:s/>'(<text:span text:style-name="OrgSrcFontLockStringFace">"\\.csv$"</text:span><text:s/>.<text:s/>csv-mode)<text:s/>auto-mode-alist))</text:p>
      <text:h text:style-name="Heading_20_2" text:outline-level="2" text:is-list-header="false">
<text:bookmark-start text:name="OrgXref.orga1db3c1"/>
<text:bookmark text:name="orga1db3c1"/>asciiモード
<text:bookmark-end text:name="OrgXref.orga1db3c1"/></text:h>
      <text:p text:style-name="Text_20_body">カーソル下の文字のアスキーコードを別ウィンドウでリアルタイムに確認できます．<text:line-break/></text:p>
      <text:p text:style-name="OrgSrcBlock">(autoload-if-found</text:p>
      <text:p text:style-name="OrgSrcBlock"><text:s/>'(ascii-on<text:s/>ascii-off)</text:p>
      <text:p text:style-name="OrgSrcBlockLastLine"><text:s/><text:span text:style-name="OrgSrcFontLockStringFace">"ascii"</text:span><text:s/>nil<text:s/>t)</text:p>
      <text:h text:style-name="Heading_20_2" text:outline-level="2" text:is-list-header="false">
<text:bookmark-start text:name="OrgXref.orgd438698"/>
<text:bookmark text:name="orgd438698"/>esモード
<text:bookmark-end text:name="OrgXref.orgd438698"/></text:h>
      <text:list text:style-name="OrgBulletedList" text:continue-numbering="false">
        <text:list-item>
          <text:p text:style-name="Text_20_body"><text:a xlink:type="simple" xlink:href="https://github.com/dakrone/es-mode">https://github.com/dakrone/es-mode</text:a><text:line-break/></text:p>
        </text:list-item>
      </text:list>
      <text:p text:style-name="Text_20_body"><text:a xlink:type="simple" xlink:href="https://www.elastic.co/products/elasticsearch">ElasticSearch</text:a> のクエリを編集します．org-mode との連携もできます．<text:line-break/></text:p>
      <text:p text:style-name="OrgSrcBlock">(<text:span text:style-name="OrgSrcFontLockKeywordFace">when</text:span><text:s/>(autoload-if-found</text:p>
      <text:p text:style-name="OrgSrcBlock"><text:s/><text:s/><text:s/><text:s/><text:s/><text:s/><text:s/>'(es-mode)</text:p>
      <text:p text:style-name="OrgSrcBlock"><text:s/><text:s/><text:s/><text:s/><text:s/><text:s/><text:s/><text:span text:style-name="OrgSrcFontLockStringFace">"es-mode"</text:span><text:s/>nil<text:s/>t)</text:p>
      <text:p text:style-name="OrgSrcBlock"/>
      <text:p text:style-name="OrgSrcBlockLastLine"><text:s/><text:s/>(<text:span text:style-name="OrgSrcFontLockKeywordFace">push</text:span><text:s/>'(<text:span text:style-name="OrgSrcFontLockStringFace">"\\.es$"</text:span><text:s/>.<text:s/>es-mode)<text:s/>auto-mode-alist))</text:p>
      <text:h text:style-name="Heading_20_2" text:outline-level="2" text:is-list-header="false">
<text:bookmark-start text:name="OrgXref.orgf0fb0a1"/>
<text:bookmark text:name="orgf0fb0a1"/>gnuplotモード
<text:bookmark-end text:name="OrgXref.orgf0fb0a1"/></text:h>
      <text:p text:style-name="OrgSrcBlock">(<text:span text:style-name="OrgSrcFontLockKeywordFace">when</text:span><text:s/>(autoload-if-found</text:p>
      <text:p text:style-name="OrgSrcBlock"><text:s/><text:s/><text:s/><text:s/><text:s/><text:s/><text:s/>'(gnuplot-mode)</text:p>
      <text:p text:style-name="OrgSrcBlock"><text:s/><text:s/><text:s/><text:s/><text:s/><text:s/><text:s/><text:span text:style-name="OrgSrcFontLockStringFace">"gnuplot-mode"</text:span><text:s/>nil<text:s/>t)</text:p>
      <text:p text:style-name="OrgSrcBlock"/>
      <text:p text:style-name="OrgSrcBlockLastLine"><text:s/><text:s/>(<text:span text:style-name="OrgSrcFontLockKeywordFace">push</text:span><text:s/>'(<text:span text:style-name="OrgSrcFontLockStringFace">"\\.plt$"</text:span><text:s/>.<text:s/>gnuplot-mode)<text:s/>auto-mode-alist))</text:p>
      <text:h text:style-name="Heading_20_2" text:outline-level="2" text:is-list-header="false">
<text:bookmark-start text:name="OrgXref.org2ca370d"/>
<text:bookmark text:name="org2ca370d"/>markdown-mode
<text:bookmark-end text:name="OrgXref.org2ca370d"/></text:h>
      <text:list text:style-name="OrgBulletedList" text:continue-numbering="false">
        <text:list-item>
          <text:p text:style-name="Text_20_body"><text:a xlink:type="simple" xlink:href="http://jblevins.org/projects/markdown-mode/">http://jblevins.org/projects/markdown-mode/</text:a><text:line-break/></text:p>
        </text:list-item>
      </text:list>
      <text:p text:style-name="OrgSrcBlock">(<text:span text:style-name="OrgSrcFontLockKeywordFace">when</text:span><text:s/>(autoload-if-found</text:p>
      <text:p text:style-name="OrgSrcBlock"><text:s/><text:s/><text:s/><text:s/><text:s/><text:s/><text:s/>'(markdown-mode)</text:p>
      <text:p text:style-name="OrgSrcBlock"><text:s/><text:s/><text:s/><text:s/><text:s/><text:s/><text:s/><text:span text:style-name="OrgSrcFontLockStringFace">"markdown-mode"</text:span><text:s/>nil<text:s/>t)</text:p>
      <text:p text:style-name="OrgSrcBlock"/>
      <text:p text:style-name="OrgSrcBlock"><text:s/><text:s/>(<text:span text:style-name="OrgSrcFontLockKeywordFace">push</text:span><text:s/>'(<text:span text:style-name="OrgSrcFontLockStringFace">"\\.markdown$"</text:span><text:s/>.<text:s/>markdown-mode)<text:s/>auto-mode-alist)</text:p>
      <text:p text:style-name="OrgSrcBlockLastLine"><text:s/><text:s/>(<text:span text:style-name="OrgSrcFontLockKeywordFace">push</text:span><text:s/>'(<text:span text:style-name="OrgSrcFontLockStringFace">"\\.md$"</text:span><text:s/>.<text:s/>markdown-mode)<text:s/>auto-mode-alist))</text:p>
      <text:h text:style-name="Heading_20_2" text:outline-level="2" text:is-list-header="false">
<text:bookmark-start text:name="OrgXref.orga130332"/>
<text:bookmark text:name="orga130332"/>cmakeモード
<text:bookmark-end text:name="OrgXref.orga130332"/></text:h>
      <text:p text:style-name="OrgSrcBlock">(<text:span text:style-name="OrgSrcFontLockKeywordFace">if</text:span><text:s/>(executable-find<text:s/><text:span text:style-name="OrgSrcFontLockStringFace">"cmake"</text:span>)</text:p>
      <text:p text:style-name="OrgSrcBlock"><text:s/><text:s/><text:s/><text:s/>(<text:span text:style-name="OrgSrcFontLockKeywordFace">when</text:span><text:s/>(autoload-if-found</text:p>
      <text:p text:style-name="OrgSrcBlock"><text:s/><text:s/><text:s/><text:s/><text:s/><text:s/><text:s/><text:s/><text:s/><text:s/><text:s/>'(cmake-mode)</text:p>
      <text:p text:style-name="OrgSrcBlock"><text:s/><text:s/><text:s/><text:s/><text:s/><text:s/><text:s/><text:s/><text:s/><text:s/><text:s/><text:span text:style-name="OrgSrcFontLockStringFace">"cmake-mode"</text:span><text:s/>nil<text:s/>t)</text:p>
      <text:p text:style-name="OrgSrcBlock"/>
      <text:p text:style-name="OrgSrcBlock"><text:s/><text:s/><text:s/><text:s/><text:s/><text:s/>(add-to-list<text:s/>'auto-mode-alist<text:s/>'(<text:span text:style-name="OrgSrcFontLockStringFace">"CMakeLists\\.txt\\'"</text:span><text:s/>.<text:s/>cmake-mode))</text:p>
      <text:p text:style-name="OrgSrcBlock"><text:s/><text:s/><text:s/><text:s/><text:s/><text:s/>(add-to-list<text:s/>'auto-mode-alist<text:s/>'(<text:span text:style-name="OrgSrcFontLockStringFace">"\\.cmake\\'"</text:span><text:s/>.<text:s/>cmake-mode)))</text:p>
      <text:p text:style-name="OrgSrcBlockLastLine"><text:s/><text:s/>(message<text:s/><text:span text:style-name="OrgSrcFontLockStringFace">"---<text:s/>cmake<text:s/>is<text:s/>NOT<text:s/>installed."</text:span>))</text:p>
      <text:h text:style-name="Heading_20_2" text:outline-level="2" text:is-list-header="false">
<text:bookmark-start text:name="OrgXref.org23b5720"/>
<text:bookmark text:name="org23b5720"/>スペルチェック
<text:bookmark-end text:name="OrgXref.org23b5720"/></text:h>
      <text:p text:style-name="Text_20_body">Built-in の ispell を使う．チェックエンジンは，aspell を利用する．<text:line-break/></text:p>
      <text:section text:style-name="OrgIndentedSection-Level-0" text:name="Section3">
        <table:table table:style-name="OrgTable">
          <table:table-column table:style-name="OrgTableColumn"/>
          <table:table-column table:style-name="OrgTableColumn"/>
          <table:table-rows>
            <table:table-row>
              <table:table-cell table:style-name="OrgTblCellT">
                <text:p text:style-name="OrgTableContentsLeft">'ns</text:p>
              </table:table-cell>
              <table:table-cell table:style-name="OrgTblCellT">
                <text:p text:style-name="OrgTableContentsLeft">sudo port install aspell aspell-dict-en</text:p>
              </table:table-cell>
            </table:table-row>
            <table:table-row>
              <table:table-cell table:style-name="OrgTblCellB">
                <text:p text:style-name="OrgTableContentsLeft">'x32</text:p>
              </table:table-cell>
              <table:table-cell table:style-name="OrgTblCellB">
                <text:p text:style-name="OrgTableContentsLeft">installer.exe and aspell-en from <text:a xlink:type="simple" xlink:href="http://aspell.net/win32/">http://aspell.net/win32/</text:a></text:p>
              </table:table-cell>
            </table:table-row>
          </table:table-rows>
        </table:table>
      </text:section>
      <text:list text:style-name="OrgBulletedList" text:continue-numbering="false">
        <text:list-item>
          <text:p text:style-name="Text_20_body"><text:a xlink:type="simple" xlink:href="http://qiita.com/YutakakINJO/items/2c891aff66ef45251893">英語の文章を aspell でスペルチェック - Qiita</text:a><text:line-break/></text:p>
        </text:list-item>
      </text:list>
      <text:p text:style-name="Text_20_body">コマンドラインから <text:span text:style-name="OrgCode">aspell</text:span> を使う時は，<text:line-break/></text:p>
      <text:p text:style-name="OrgSrcBlockLastLine">aspell<text:s/>-l<text:s/>en<text:s/>-c<text:s/>&lt;file&gt;</text:p>
      <text:p text:style-name="Text_20_body">とすると， <text:span text:style-name="OrgCode">~/.aspell.en.pws</text:span> を個人辞書と暗黙的に設定して，スペルチェックをしてくれる． <text:span text:style-name="OrgCode">hunspell</text:span> が使える環境ならば，優先して使います．さらに， <text:span text:style-name="OrgCode">~/.aspell.conf</text:span> に，次を書いておきます．<text:line-break/></text:p>
      <text:p text:style-name="OrgSrcBlockLastLine">lang<text:s/>en_US</text:p>
      <text:p text:style-name="OrgSrcBlock">(<text:span text:style-name="OrgSrcFontLockKeywordFace">when</text:span><text:s/>(autoload-if-found</text:p>
      <text:p text:style-name="OrgSrcBlock"><text:s/><text:s/><text:s/><text:s/><text:s/><text:s/><text:s/>'(ispell-region<text:s/>ispell-complete-word)</text:p>
      <text:p text:style-name="OrgSrcBlock"><text:s/><text:s/><text:s/><text:s/><text:s/><text:s/><text:s/><text:span text:style-name="OrgSrcFontLockStringFace">"ispell"</text:span><text:s/>nil<text:s/>t)</text:p>
      <text:p text:style-name="OrgSrcBlock"/>
      <text:p text:style-name="OrgSrcBlock"><text:s/><text:s/>(<text:span text:style-name="OrgSrcFontLockKeywordFace">with-eval-after-load</text:span><text:s/><text:span text:style-name="OrgSrcFontLockStringFace">"ispell"</text:span></text:p>
      <text:p text:style-name="OrgSrcBlock"><text:s/><text:s/><text:s/><text:s/>(<text:span text:style-name="OrgSrcFontLockKeywordFace">cond</text:span></text:p>
      <text:p text:style-name="OrgSrcBlock"><text:s/><text:s/><text:s/><text:s/><text:s/>((executable-find<text:s/><text:span text:style-name="OrgSrcFontLockStringFace">"aspell"</text:span>)</text:p>
      <text:p text:style-name="OrgSrcBlock"><text:s/><text:s/><text:s/><text:s/><text:s/><text:s/><text:span text:style-name="OrgSrcFontLockCommentDelimiterFace">;;<text:s/></text:span><text:span text:style-name="OrgSrcFontLockCommentFace">(message<text:s/>"---<text:s/>aspell<text:s/>loaded.")</text:span></text:p>
      <text:p text:style-name="OrgSrcBlock"><text:s/><text:s/><text:s/><text:s/><text:s/><text:s/>(<text:span text:style-name="OrgSrcFontLockKeywordFace">setq-default</text:span><text:s/>ispell-program-name<text:s/><text:span text:style-name="OrgSrcFontLockStringFace">"aspell"</text:span>)</text:p>
      <text:p text:style-name="OrgSrcBlock"><text:s/><text:s/><text:s/><text:s/><text:s/><text:s/><text:span text:style-name="OrgSrcFontLockCommentDelimiterFace">;;<text:s/></text:span><text:span text:style-name="OrgSrcFontLockCommentFace">for<text:s/>English<text:s/>and<text:s/>Japanese<text:s/>mixed</text:span></text:p>
      <text:p text:style-name="OrgSrcBlock"><text:s/><text:s/><text:s/><text:s/><text:s/><text:s/>(add-to-list<text:s/>'ispell-skip-region-alist<text:s/>'(<text:span text:style-name="OrgSrcFontLockStringFace">"[</text:span><text:span text:style-name="OrgSrcFontLockNegationCharFace">^</text:span><text:span text:style-name="OrgSrcFontLockStringFace">\000-\377]+"</text:span>))</text:p>
      <text:p text:style-name="OrgSrcBlock"><text:s/><text:s/><text:s/><text:s/><text:s/><text:s/>(add-to-list<text:s/>'ispell-skip-region-alist</text:p>
      <text:p text:style-name="OrgSrcBlock"><text:s/><text:s/><text:s/><text:s/><text:s/><text:s/><text:s/><text:s/><text:s/><text:s/><text:s/><text:s/><text:s/><text:s/><text:s/><text:s/><text:s/><text:s/><text:s/>'(<text:span text:style-name="OrgSrcFontLockStringFace">"^#\\+BEGIN_SRC"</text:span><text:s/>.<text:s/><text:span text:style-name="OrgSrcFontLockStringFace">"^#\\+END_SRC"</text:span>))</text:p>
      <text:p text:style-name="OrgSrcBlock"><text:s/><text:s/><text:s/><text:s/><text:s/><text:s/>(add-to-list<text:s/>'ispell-skip-region-alist<text:s/>'(<text:span text:style-name="OrgSrcFontLockStringFace">"~"</text:span><text:s/><text:span text:style-name="OrgSrcFontLockStringFace">"~"</text:span>))</text:p>
      <text:p text:style-name="OrgSrcBlock"><text:s/><text:s/><text:s/><text:s/><text:s/><text:s/>(add-to-list<text:s/>'ispell-skip-region-alist<text:s/>'(<text:span text:style-name="OrgSrcFontLockStringFace">"="</text:span><text:s/><text:span text:style-name="OrgSrcFontLockStringFace">"="</text:span>))</text:p>
      <text:p text:style-name="OrgSrcBlock"><text:s/><text:s/><text:s/><text:s/><text:s/><text:s/>(add-to-list<text:s/>'ispell-skip-region-alist<text:s/>'(org-property-drawer-re))</text:p>
      <text:p text:style-name="OrgSrcBlock"><text:s/><text:s/><text:s/><text:s/><text:s/><text:s/>(<text:span text:style-name="OrgSrcFontLockKeywordFace">when</text:span><text:s/>(eq<text:s/>window-system<text:s/>'w32)</text:p>
      <text:p text:style-name="OrgSrcBlock"><text:s/><text:s/><text:s/><text:s/><text:s/><text:s/><text:s/><text:s/>(<text:span text:style-name="OrgSrcFontLockKeywordFace">setq-default</text:span><text:s/>ispell-program-name</text:p>
      <text:p text:style-name="OrgSrcBlock"><text:s/><text:s/><text:s/><text:s/><text:s/><text:s/><text:s/><text:s/><text:s/><text:s/><text:s/><text:s/><text:s/><text:s/><text:s/><text:s/><text:s/><text:s/><text:s/><text:s/><text:s/><text:s/><text:span text:style-name="OrgSrcFontLockStringFace">"C:/Program<text:s/>Files/Aspell/bin/aspell.exe"</text:span>))</text:p>
      <text:p text:style-name="OrgSrcBlock"><text:s/><text:s/><text:s/><text:s/><text:s/><text:s/>(<text:span text:style-name="OrgSrcFontLockKeywordFace">setq</text:span><text:s/>ispell-dictionary<text:s/><text:span text:style-name="OrgSrcFontLockStringFace">"english"</text:span>)</text:p>
      <text:p text:style-name="OrgSrcBlock"><text:s/><text:s/><text:s/><text:s/><text:s/><text:s/>(<text:span text:style-name="OrgSrcFontLockKeywordFace">setq</text:span><text:s/>ispell-personal-dictionary<text:s/><text:span text:style-name="OrgSrcFontLockStringFace">"~/Dropbox/emacs.d/.aspell.en.pws"</text:span>)</text:p>
      <text:p text:style-name="OrgSrcBlock"><text:s/><text:s/><text:s/><text:s/><text:s/><text:s/><text:span text:style-name="OrgSrcFontLockCommentDelimiterFace">;;<text:s/></text:span><text:span text:style-name="OrgSrcFontLockCommentFace">This<text:s/>will<text:s/>also<text:s/>avoid<text:s/>an<text:s/>IM-OFF<text:s/>issue<text:s/>for<text:s/>flyspell-mode.</text:span></text:p>
      <text:p text:style-name="OrgSrcBlock"><text:s/><text:s/><text:s/><text:s/><text:s/><text:s/>(<text:span text:style-name="OrgSrcFontLockKeywordFace">setq</text:span><text:s/>ispell-aspell-supports-utf8<text:s/>t)</text:p>
      <text:p text:style-name="OrgSrcBlock"><text:s/><text:s/><text:s/><text:s/><text:s/><text:s/>(<text:span text:style-name="OrgSrcFontLockKeywordFace">setq</text:span><text:s/>ispell-encoding8-command<text:s/>t)</text:p>
      <text:p text:style-name="OrgSrcBlock"><text:s/><text:s/><text:s/><text:s/><text:s/><text:s/>(<text:span text:style-name="OrgSrcFontLockKeywordFace">setq</text:span><text:s/>ispell-local-dictionary-alist</text:p>
      <text:p text:style-name="OrgSrcBlock"><text:s/><text:s/><text:s/><text:s/><text:s/><text:s/><text:s/><text:s/><text:s/><text:s/><text:s/><text:s/>'((nil<text:s/><text:span text:style-name="OrgSrcFontLockStringFace">"[a-zA-Z]"</text:span><text:s/><text:span text:style-name="OrgSrcFontLockStringFace">"[</text:span><text:span text:style-name="OrgSrcFontLockNegationCharFace">^</text:span><text:span text:style-name="OrgSrcFontLockStringFace">a-zA-Z]"</text:span><text:s/><text:span text:style-name="OrgSrcFontLockStringFace">"'"</text:span><text:s/>t</text:p>
      <text:p text:style-name="OrgSrcBlock"><text:s/><text:s/><text:s/><text:s/><text:s/><text:s/><text:s/><text:s/><text:s/><text:s/><text:s/><text:s/><text:s/><text:s/><text:s/><text:s/><text:s/><text:s/><text:s/>(<text:span text:style-name="OrgSrcFontLockStringFace">"-d"</text:span><text:s/><text:span text:style-name="OrgSrcFontLockStringFace">"en"</text:span><text:s/><text:span text:style-name="OrgSrcFontLockStringFace">"--encoding=utf-8"</text:span>)<text:s/>nil<text:s/>utf-8))))</text:p>
      <text:p text:style-name="OrgSrcBlock"/>
      <text:p text:style-name="OrgSrcBlock"><text:s/><text:s/><text:s/><text:s/><text:s/><text:span text:style-name="OrgSrcFontLockCommentDelimiterFace">;;<text:s/></text:span><text:span text:style-name="OrgSrcFontLockCommentFace">flyspell<text:s/>とペアで使う時に<text:s/>incorrect判定が日本語に反応したり，日本語変換時にASCIIに変わってしまうなど希望の動作にならないので，今のところ<text:s/>aspell<text:s/>を優先する．</text:span></text:p>
      <text:p text:style-name="OrgSrcBlock"><text:s/><text:s/><text:s/><text:s/><text:s/>((executable-find<text:s/><text:span text:style-name="OrgSrcFontLockStringFace">"hunspell"</text:span>)</text:p>
      <text:p text:style-name="OrgSrcBlock"><text:s/><text:s/><text:s/><text:s/><text:s/><text:s/>(setenv<text:s/><text:span text:style-name="OrgSrcFontLockStringFace">"LC_ALL"</text:span><text:s/><text:span text:style-name="OrgSrcFontLockStringFace">"en_US"</text:span>)</text:p>
      <text:p text:style-name="OrgSrcBlock"><text:s/><text:s/><text:s/><text:s/><text:s/><text:s/><text:span text:style-name="OrgSrcFontLockCommentDelimiterFace">;;<text:s/></text:span><text:span text:style-name="OrgSrcFontLockCommentFace">(message<text:s/>"---<text:s/>hunspell<text:s/>loaded.")</text:span></text:p>
      <text:p text:style-name="OrgSrcBlock"><text:s/><text:s/><text:s/><text:s/><text:s/><text:s/>(setenv<text:s/><text:span text:style-name="OrgSrcFontLockStringFace">"DICPATH"</text:span><text:s/><text:span text:style-name="OrgSrcFontLockStringFace">"/Applications/LibreOffice.app/Contents/Resources/extensions/dict-en"</text:span>)</text:p>
      <text:p text:style-name="OrgSrcBlock"><text:s/><text:s/><text:s/><text:s/><text:s/><text:s/>(ispell-change-dictionary<text:s/><text:span text:style-name="OrgSrcFontLockStringFace">"en_US"</text:span><text:s/>t)<text:s/><text:span text:style-name="OrgSrcFontLockCommentDelimiterFace">;;<text:s/></text:span><text:span text:style-name="OrgSrcFontLockCommentFace">必要．しかも<text:s/>ispell-program-name<text:s/>指定の前で．</text:span></text:p>
      <text:p text:style-name="OrgSrcBlock"><text:s/><text:s/><text:s/><text:s/><text:s/><text:s/>(<text:span text:style-name="OrgSrcFontLockKeywordFace">setq-default</text:span><text:s/>ispell-program-name<text:s/>(executable-find<text:s/><text:span text:style-name="OrgSrcFontLockStringFace">"hunspell"</text:span>))</text:p>
      <text:p text:style-name="OrgSrcBlock"><text:s/><text:s/><text:s/><text:s/><text:s/><text:s/>(<text:span text:style-name="OrgSrcFontLockKeywordFace">setq</text:span><text:s/>ispell-local-dictionary<text:s/><text:span text:style-name="OrgSrcFontLockStringFace">"en_US"</text:span>)</text:p>
      <text:p text:style-name="OrgSrcBlock"><text:s/><text:s/><text:s/><text:s/><text:s/><text:s/>(<text:span text:style-name="OrgSrcFontLockKeywordFace">setq</text:span><text:s/>ispell-dictionary<text:s/>ispell-local-dictionary)</text:p>
      <text:p text:style-name="OrgSrcBlock"><text:s/><text:s/><text:s/><text:s/><text:s/><text:s/><text:span text:style-name="OrgSrcFontLockCommentDelimiterFace">;;<text:s/></text:span><text:span text:style-name="OrgSrcFontLockCommentFace">Not<text:s/>regal<text:s/>way,<text:s/>but<text:s/>it's<text:s/>OK<text:s/>(usually<text:s/>ispell-local-dictionary-alist)</text:span></text:p>
      <text:p text:style-name="OrgSrcBlock"><text:s/><text:s/><text:s/><text:s/><text:s/><text:s/>(<text:span text:style-name="OrgSrcFontLockKeywordFace">setq</text:span><text:s/>ispell-local-dictionary-alist</text:p>
      <text:p text:style-name="OrgSrcBlock"><text:s/><text:s/><text:s/><text:s/><text:s/><text:s/><text:s/><text:s/><text:s/><text:s/><text:s/><text:s/>'((<text:span text:style-name="OrgSrcFontLockStringFace">"en_US"</text:span><text:s/><text:span text:style-name="OrgSrcFontLockStringFace">"[[:alpha:]]"</text:span><text:s/><text:span text:style-name="OrgSrcFontLockStringFace">"[</text:span><text:span text:style-name="OrgSrcFontLockNegationCharFace">^</text:span><text:span text:style-name="OrgSrcFontLockStringFace">[:alpha:]]"</text:span><text:s/><text:span text:style-name="OrgSrcFontLockStringFace">"[']"</text:span><text:s/>nil</text:p>
      <text:p text:style-name="OrgSrcBlock"><text:s/><text:s/><text:s/><text:s/><text:s/><text:s/><text:s/><text:s/><text:s/><text:s/><text:s/><text:s/><text:s/><text:s/><text:s/>(<text:span text:style-name="OrgSrcFontLockStringFace">"-d"</text:span><text:s/><text:span text:style-name="OrgSrcFontLockStringFace">"en_US"</text:span>)<text:s/>nil<text:s/>utf-8)</text:p>
      <text:p text:style-name="OrgSrcBlock"><text:s/><text:s/><text:s/><text:s/><text:s/><text:s/><text:s/><text:s/><text:s/><text:s/><text:s/><text:s/><text:s/><text:s/>(<text:span text:style-name="OrgSrcFontLockStringFace">"ja_JP"</text:span><text:s/><text:span text:style-name="OrgSrcFontLockStringFace">"[[:alpha:]]"</text:span><text:s/><text:span text:style-name="OrgSrcFontLockStringFace">"[</text:span><text:span text:style-name="OrgSrcFontLockNegationCharFace">^</text:span><text:span text:style-name="OrgSrcFontLockStringFace">[:alpha:]]"</text:span><text:s/><text:span text:style-name="OrgSrcFontLockStringFace">"[']"</text:span><text:s/>nil</text:p>
      <text:p text:style-name="OrgSrcBlock"><text:s/><text:s/><text:s/><text:s/><text:s/><text:s/><text:s/><text:s/><text:s/><text:s/><text:s/><text:s/><text:s/><text:s/><text:s/>(<text:span text:style-name="OrgSrcFontLockStringFace">"-d"</text:span><text:s/><text:span text:style-name="OrgSrcFontLockStringFace">"en_US"</text:span>)<text:s/>nil<text:s/>utf-8)))</text:p>
      <text:p text:style-name="OrgSrcBlock"><text:s/><text:s/><text:s/><text:s/><text:s/><text:s/>(<text:span text:style-name="OrgSrcFontLockKeywordFace">setq</text:span><text:s/>ispell-hunspell-dictionary-alist<text:s/>ispell-local-dictionary-alist)</text:p>
      <text:p text:style-name="OrgSrcBlock"><text:s/><text:s/><text:s/><text:s/><text:s/><text:s/>(<text:span text:style-name="OrgSrcFontLockKeywordFace">setq</text:span><text:s/>ispell-personal-dictionary<text:s/><text:span text:style-name="OrgSrcFontLockStringFace">"~/Dropbox/emacs.d/.hunspell.en.dic"</text:span>))</text:p>
      <text:p text:style-name="OrgSrcBlock"><text:s/><text:s/><text:s/><text:s/><text:s/>(t<text:s/>nil))</text:p>
      <text:p text:style-name="OrgSrcBlock"><text:s/><text:s/><text:s/><text:s/>)</text:p>
      <text:p text:style-name="OrgSrcBlock"/>
      <text:p text:style-name="OrgSrcBlock"><text:s/><text:s/><text:span text:style-name="OrgSrcFontLockCommentDelimiterFace">;;<text:s/></text:span><text:span text:style-name="OrgSrcFontLockCommentFace">Spell<text:s/>checking<text:s/>within<text:s/>a<text:s/>specified<text:s/>region</text:span></text:p>
      <text:p text:style-name="OrgSrcBlock"><text:s/><text:s/>(global-set-key<text:s/>(kbd<text:s/><text:span text:style-name="OrgSrcFontLockStringFace">"C-c<text:s/>f<text:s/>7"</text:span>)<text:s/>'ispell-region)</text:p>
      <text:p text:style-name="OrgSrcBlock"><text:s/><text:s/><text:span text:style-name="OrgSrcFontLockCommentDelimiterFace">;;<text:s/></text:span><text:span text:style-name="OrgSrcFontLockCommentFace">補完候補の表示（flyspell<text:s/>が使える時はそちらを優先して<text:s/>&lt;f7&gt;<text:s/>にする．</text:span></text:p>
      <text:p text:style-name="OrgSrcBlock"><text:s/><text:s/>(global-set-key<text:s/>(kbd<text:s/><text:span text:style-name="OrgSrcFontLockStringFace">"&lt;f7&gt;"</text:span>)<text:s/>'ispell-word))</text:p>
      <text:p text:style-name="OrgSrcBlock"><text:span text:style-name="OrgSrcFontLockCommentDelimiterFace">;;<text:s/></text:span><text:span text:style-name="OrgSrcFontLockCommentFace">(if<text:s/>(autoload-if-found<text:s/>'(helm-ispell)<text:s/>"helm-ispell"<text:s/>nil<text:s/>t)</text:span></text:p>
      <text:p text:style-name="OrgSrcBlockLastLine"><text:span text:style-name="OrgSrcFontLockCommentDelimiterFace">;;<text:s/><text:s/><text:s/><text:s/><text:s/></text:span><text:span text:style-name="OrgSrcFontLockCommentFace">#'helm-ispell<text:s/>#'ispell-word)))</text:span></text:p>
      <text:p text:style-name="OrgSrcBlock"><text:span text:style-name="OrgSrcFontLockCommentDelimiterFace">;;;<text:s/></text:span><text:span text:style-name="OrgSrcFontLockCommentFace">Use<text:s/>aspell<text:s/>for<text:s/>spell<text:s/>checking<text:s/>instead<text:s/>of<text:s/>ispell.</text:span></text:p>
      <text:p text:style-name="OrgSrcBlock">(<text:span text:style-name="OrgSrcFontLockKeywordFace">when</text:span><text:s/>(<text:span text:style-name="OrgSrcFontLockKeywordFace">and</text:span><text:s/>(executable-find<text:s/><text:span text:style-name="OrgSrcFontLockStringFace">"aspell"</text:span>)</text:p>
      <text:p text:style-name="OrgSrcBlock"><text:s/><text:s/><text:s/><text:s/><text:s/><text:s/><text:s/><text:s/><text:s/><text:s/><text:s/>(autoload-if-found</text:p>
      <text:p text:style-name="OrgSrcBlock"><text:s/><text:s/><text:s/><text:s/><text:s/><text:s/><text:s/><text:s/><text:s/><text:s/><text:s/><text:s/>'(ispell-region<text:s/>ispell-complete-word)</text:p>
      <text:p text:style-name="OrgSrcBlock"><text:s/><text:s/><text:s/><text:s/><text:s/><text:s/><text:s/><text:s/><text:s/><text:s/><text:s/><text:s/><text:span text:style-name="OrgSrcFontLockStringFace">"ispell"</text:span><text:s/>nil<text:s/>t))</text:p>
      <text:p text:style-name="OrgSrcBlock"><text:s/><text:s/>(<text:span text:style-name="OrgSrcFontLockKeywordFace">with-eval-after-load</text:span><text:s/><text:span text:style-name="OrgSrcFontLockStringFace">"ispell"</text:span></text:p>
      <text:p text:style-name="OrgSrcBlock"><text:s/><text:s/><text:s/><text:s/>(<text:span text:style-name="OrgSrcFontLockKeywordFace">setq-default</text:span><text:s/>ispell-program-name<text:s/><text:span text:style-name="OrgSrcFontLockStringFace">"aspell"</text:span>)</text:p>
      <text:p text:style-name="OrgSrcBlock"><text:s/><text:s/><text:s/><text:s/>(<text:span text:style-name="OrgSrcFontLockKeywordFace">when</text:span><text:s/>(eq<text:s/>window-system<text:s/>'w32)</text:p>
      <text:p text:style-name="OrgSrcBlock"><text:s/><text:s/><text:s/><text:s/><text:s/><text:s/>(<text:span text:style-name="OrgSrcFontLockKeywordFace">setq-default</text:span><text:s/>ispell-program-name</text:p>
      <text:p text:style-name="OrgSrcBlock"><text:s/><text:s/><text:s/><text:s/><text:s/><text:s/><text:s/><text:s/><text:s/><text:s/><text:s/><text:s/><text:s/><text:s/><text:s/><text:s/><text:s/><text:s/><text:s/><text:s/><text:span text:style-name="OrgSrcFontLockStringFace">"C:/Program<text:s/>Files/Aspell/bin/aspell.exe"</text:span>))</text:p>
      <text:p text:style-name="OrgSrcBlock"><text:s/><text:s/><text:s/><text:s/><text:span text:style-name="OrgSrcFontLockCommentDelimiterFace">;;<text:s/></text:span><text:span text:style-name="OrgSrcFontLockCommentFace">for<text:s/>English<text:s/>and<text:s/>Japanese<text:s/>mixed</text:span></text:p>
      <text:p text:style-name="OrgSrcBlock"><text:s/><text:s/><text:s/><text:s/>(add-to-list<text:s/>'ispell-skip-region-alist<text:s/>'(<text:span text:style-name="OrgSrcFontLockStringFace">"[</text:span><text:span text:style-name="OrgSrcFontLockNegationCharFace">^</text:span><text:span text:style-name="OrgSrcFontLockStringFace">\000-\377]+"</text:span>))</text:p>
      <text:p text:style-name="OrgSrcBlock"><text:s/><text:s/><text:s/><text:s/>(add-to-list<text:s/>'ispell-skip-region-alist</text:p>
      <text:p text:style-name="OrgSrcBlock"><text:s/><text:s/><text:s/><text:s/><text:s/><text:s/><text:s/><text:s/><text:s/><text:s/><text:s/><text:s/><text:s/><text:s/><text:s/><text:s/><text:s/>'(<text:span text:style-name="OrgSrcFontLockStringFace">"^#+BEGIN_SRC"</text:span><text:s/>.<text:s/><text:span text:style-name="OrgSrcFontLockStringFace">"^#+END_SRC"</text:span>))</text:p>
      <text:p text:style-name="OrgSrcBlock"><text:s/><text:s/><text:s/><text:s/><text:span text:style-name="OrgSrcFontLockCommentDelimiterFace">;;<text:s/></text:span><text:span text:style-name="OrgSrcFontLockCommentFace">(setq<text:s/>ispell-dictionarry<text:s/>"english")</text:span></text:p>
      <text:p text:style-name="OrgSrcBlock"><text:s/><text:s/><text:s/><text:s/><text:span text:style-name="OrgSrcFontLockCommentDelimiterFace">;;<text:s/></text:span><text:span text:style-name="OrgSrcFontLockCommentFace">(setq<text:s/>ispell-personal-dictionary</text:span></text:p>
      <text:p text:style-name="OrgSrcBlock"><text:s/><text:s/><text:s/><text:s/><text:span text:style-name="OrgSrcFontLockCommentDelimiterFace">;;<text:s/><text:s/><text:s/><text:s/><text:s/><text:s/><text:s/></text:span><text:span text:style-name="OrgSrcFontLockCommentFace">"~/Dropbox/emacs.d/.aspell.en.pws")</text:span></text:p>
      <text:p text:style-name="OrgSrcBlock"/>
      <text:p text:style-name="OrgSrcBlock"><text:s/><text:s/><text:s/><text:s/><text:span text:style-name="OrgSrcFontLockCommentDelimiterFace">;;<text:s/></text:span><text:span text:style-name="OrgSrcFontLockCommentFace">This<text:s/>will<text:s/>also<text:s/>avoid<text:s/>an<text:s/>IM-OFF<text:s/>issue<text:s/>for<text:s/>flyspell-mode.</text:span></text:p>
      <text:p text:style-name="OrgSrcBlock"><text:s/><text:s/><text:s/><text:s/><text:span text:style-name="OrgSrcFontLockCommentDelimiterFace">;;<text:s/><text:s/></text:span><text:span text:style-name="OrgSrcFontLockCommentFace">(setq<text:s/>ispell-aspell-supports-utf8<text:s/>t)</text:span></text:p>
      <text:p text:style-name="OrgSrcBlock"><text:s/><text:s/><text:s/><text:s/><text:span text:style-name="OrgSrcFontLockCommentDelimiterFace">;;<text:s/><text:s/></text:span><text:span text:style-name="OrgSrcFontLockCommentFace">(setq<text:s/>ispell-encoding8-command<text:s/>t)</text:span></text:p>
      <text:p text:style-name="OrgSrcBlock"><text:s/><text:s/><text:s/><text:s/><text:span text:style-name="OrgSrcFontLockCommentDelimiterFace">;;<text:s/></text:span><text:span text:style-name="OrgSrcFontLockCommentFace">(setq<text:s/>ispell-local-dictionary-alist</text:span></text:p>
      <text:p text:style-name="OrgSrcBlock"><text:s/><text:s/><text:s/><text:s/><text:span text:style-name="OrgSrcFontLockCommentDelimiterFace">;;<text:s/><text:s/><text:s/><text:s/><text:s/><text:s/><text:s/></text:span><text:span text:style-name="OrgSrcFontLockCommentFace">'((nil<text:s/>"[a-zA-Z]"<text:s/>"[</text:span><text:span text:style-name="OrgSrcFontLockNegationCharFace">^</text:span><text:span text:style-name="OrgSrcFontLockCommentFace">a-zA-Z]"<text:s/>"'"<text:s/>t</text:span></text:p>
      <text:p text:style-name="OrgSrcBlock"><text:s/><text:s/><text:s/><text:s/><text:span text:style-name="OrgSrcFontLockCommentDelimiterFace">;;<text:s/><text:s/><text:s/><text:s/><text:s/><text:s/><text:s/><text:s/><text:s/><text:s/><text:s/><text:s/><text:s/><text:s/></text:span><text:span text:style-name="OrgSrcFontLockCommentFace">("-d"<text:s/>"en"<text:s/>"--encoding=utf-8")<text:s/>nil<text:s/>utf-8)))</text:span></text:p>
      <text:p text:style-name="OrgSrcBlock"><text:s/><text:s/><text:s/><text:s/>)</text:p>
      <text:p text:style-name="OrgSrcBlock"/>
      <text:p text:style-name="OrgSrcBlock"><text:s/><text:s/><text:span text:style-name="OrgSrcFontLockCommentDelimiterFace">;;<text:s/></text:span><text:span text:style-name="OrgSrcFontLockCommentFace">Spell<text:s/>checking<text:s/>within<text:s/>a<text:s/>specified<text:s/>region</text:span></text:p>
      <text:p text:style-name="OrgSrcBlock"><text:s/><text:s/>(global-set-key<text:s/>(kbd<text:s/><text:span text:style-name="OrgSrcFontLockStringFace">"C-c<text:s/>f<text:s/>7"</text:span>)<text:s/>'ispell-region)</text:p>
      <text:p text:style-name="OrgSrcBlock"><text:s/><text:s/><text:span text:style-name="OrgSrcFontLockCommentDelimiterFace">;;<text:s/></text:span><text:span text:style-name="OrgSrcFontLockCommentFace">補完候補の表示</text:span></text:p>
      <text:p text:style-name="OrgSrcBlockLastLine"><text:s/><text:s/>(global-set-key<text:s/>(kbd<text:s/><text:span text:style-name="OrgSrcFontLockStringFace">"&lt;f7&gt;"</text:span>)<text:s/>'ispell-word))</text:p>
      <text:h text:style-name="Heading_20_2" text:outline-level="2" text:is-list-header="false">
<text:bookmark-start text:name="OrgXref.orgd306ca0"/>
<text:bookmark text:name="orgd306ca0"/>リアルタイムスペルチェック
<text:bookmark-end text:name="OrgXref.orgd306ca0"/></text:h>
      <text:p text:style-name="Text_20_body">Built-in の <text:a xlink:type="simple" xlink:href="http://www.emacswiki.org/emacs/FlySpell">flyspell.el</text:a> を使います．flyspell は内部で <text:span text:style-name="OrgCode">ispell</text:span> を読み込んでいるので，辞書機能自体はそちらの設定が使われます．<text:line-break/></text:p>
      <text:p text:style-name="Text_20_body"><text:a xlink:type="simple" xlink:href="http://www.morishima.net/~naoto/fragments/archives/2005/12/20/flyspell/">http://www.morishima.net/~naoto/fragments/archives/2005/12/20/flyspell/</text:a><text:line-break/></text:p>
      <text:p text:style-name="OrgSrcBlock">(<text:span text:style-name="OrgSrcFontLockKeywordFace">when</text:span><text:s/>(autoload-if-found</text:p>
      <text:p text:style-name="OrgSrcBlock"><text:s/><text:s/><text:s/><text:s/><text:s/><text:s/><text:s/>'(flyspell-prog-mode<text:s/>flyspell-mode)</text:p>
      <text:p text:style-name="OrgSrcBlock"><text:s/><text:s/><text:s/><text:s/><text:s/><text:s/><text:s/><text:span text:style-name="OrgSrcFontLockStringFace">"flyspell"</text:span><text:s/>nil<text:s/>t)</text:p>
      <text:p text:style-name="OrgSrcBlock"/>
      <text:p text:style-name="OrgSrcBlock"><text:s/><text:s/>(<text:span text:style-name="OrgSrcFontLockKeywordFace">with-eval-after-load</text:span><text:s/><text:span text:style-name="OrgSrcFontLockStringFace">"flyspell"</text:span></text:p>
      <text:p text:style-name="OrgSrcBlock"><text:s/><text:s/><text:s/><text:s/><text:span text:style-name="OrgSrcFontLockCommentDelimiterFace">;;<text:s/></text:span><text:span text:style-name="OrgSrcFontLockCommentFace">C-;<text:s/>をオーバーライド</text:span></text:p>
      <text:p text:style-name="OrgSrcBlock"><text:s/><text:s/><text:s/><text:s/>(<text:span text:style-name="OrgSrcFontLockKeywordFace">eval-when-compile</text:span></text:p>
      <text:p text:style-name="OrgSrcBlock"><text:s/><text:s/><text:s/><text:s/><text:s/><text:s/>(<text:span text:style-name="OrgSrcFontLockKeywordFace">require</text:span><text:s/>'<text:span text:style-name="OrgSrcFontLockConstantFace">flyspell</text:span><text:s/>nil<text:s/>t))</text:p>
      <text:p text:style-name="OrgSrcBlock"><text:s/><text:s/><text:s/><text:s/>(define-key<text:s/>flyspell-mode-map<text:s/>(kbd<text:s/><text:span text:style-name="OrgSrcFontLockStringFace">"C-;"</text:span>)<text:s/>'comment-dwim)</text:p>
      <text:p text:style-name="OrgSrcBlock"><text:s/><text:s/><text:s/><text:s/>(<text:span text:style-name="OrgSrcFontLockKeywordFace">setq</text:span><text:s/>flyspell-duplicate-distance<text:s/>0)</text:p>
      <text:p text:style-name="OrgSrcBlock"><text:s/><text:s/><text:s/><text:s/>(<text:span text:style-name="OrgSrcFontLockKeywordFace">setq</text:span><text:s/>flyspell-mode-line-string<text:s/><text:span text:style-name="OrgSrcFontLockStringFace">"<text:s/>F"</text:span>)</text:p>
      <text:p text:style-name="OrgSrcBlock"><text:s/><text:s/><text:s/><text:s/><text:span text:style-name="OrgSrcFontLockCommentDelimiterFace">;;<text:s/></text:span><text:span text:style-name="OrgSrcFontLockCommentFace">(setq<text:s/>flyspell-large-region<text:s/>200)</text:span></text:p>
      <text:p text:style-name="OrgSrcBlock"><text:s/><text:s/><text:s/><text:s/>(set-face-attribute<text:s/>'flyspell-duplicate<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01">#EA5506</text:span><text:span text:style-name="OrgSrcFontLockStringFace">"</text:span><text:s/><text:span text:style-name="OrgSrcFontLockBuiltinFace">:bold</text:span><text:s/>t</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underline</text:span><text:s/>t)</text:p>
      <text:p text:style-name="OrgSrcBlock"><text:s/><text:s/><text:s/><text:s/>(set-face-attribute<text:s/>'flyspell-incorrect<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02">#BA2636</text:span><text:span text:style-name="OrgSrcFontLockStringFace">"</text:span><text:s/><text:span text:style-name="OrgSrcFontLockBuiltinFace">:bold</text:span><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underline</text:span><text:s/>t)</text:p>
      <text:p text:style-name="OrgSrcBlock"><text:s/><text:s/><text:s/><text:s/><text:span text:style-name="OrgSrcFontLockCommentDelimiterFace">;;<text:s/></text:span><text:span text:style-name="OrgSrcFontLockCommentFace">ispell-complete-word<text:s/>のキーバインドを上書き</text:span></text:p>
      <text:p text:style-name="OrgSrcBlock"><text:s/><text:s/><text:s/><text:s/>(<text:span text:style-name="OrgSrcFontLockKeywordFace">when</text:span><text:s/>(<text:span text:style-name="OrgSrcFontLockKeywordFace">and</text:span><text:s/>(<text:span text:style-name="OrgSrcFontLockKeywordFace">require</text:span><text:s/>'<text:span text:style-name="OrgSrcFontLockConstantFace">helm</text:span><text:s/>nil<text:s/>t)</text:p>
      <text:p text:style-name="OrgSrcBlock"><text:s/><text:s/><text:s/><text:s/><text:s/><text:s/><text:s/><text:s/><text:s/><text:s/><text:s/><text:s/><text:s/><text:s/><text:s/>(<text:span text:style-name="OrgSrcFontLockKeywordFace">require</text:span><text:s/>'<text:span text:style-name="OrgSrcFontLockConstantFace">flyspell-correct-helm</text:span><text:s/>nil<text:s/>t))</text:p>
      <text:p text:style-name="OrgSrcBlock"><text:s/><text:s/><text:s/><text:s/><text:s/><text:s/>(global-set-key<text:s/>(kbd<text:s/><text:span text:style-name="OrgSrcFontLockStringFace">"&lt;f7&gt;"</text:span>)<text:s/>'flyspell-correct-word-generic))</text:p>
      <text:p text:style-name="OrgSrcBlock"><text:s/><text:s/><text:s/><text:s/><text:span text:style-name="OrgSrcFontLockCommentDelimiterFace">;;<text:s/></text:span><text:span text:style-name="OrgSrcFontLockCommentFace">Auto<text:s/>complete<text:s/>との衝突を回避</text:span></text:p>
      <text:p text:style-name="OrgSrcBlock"><text:s/><text:s/><text:s/><text:s/>(<text:span text:style-name="OrgSrcFontLockKeywordFace">with-eval-after-load</text:span><text:s/><text:span text:style-name="OrgSrcFontLockStringFace">"auto-complete"</text:span></text:p>
      <text:p text:style-name="OrgSrcBlock"><text:s/><text:s/><text:s/><text:s/><text:s/><text:s/>(ac-flyspell-workaround))</text:p>
      <text:p text:style-name="OrgSrcBlock"><text:s/><text:s/><text:s/><text:s/>(<text:span text:style-name="OrgSrcFontLockKeywordFace">defun</text:span><text:s/><text:span text:style-name="OrgSrcFontLockFunctionNameFace">my:flyspell-on</text:span><text:s/>()</text:p>
      <text:p text:style-name="OrgSrcBlock"><text:s/><text:s/><text:s/><text:s/><text:s/><text:s/>(<text:span text:style-name="OrgSrcFontLockKeywordFace">cond</text:span></text:p>
      <text:p text:style-name="OrgSrcBlock"><text:s/><text:s/><text:s/><text:s/><text:s/><text:s/><text:s/>((memq<text:s/>major-mode<text:s/>major-mode-with-flyspell)</text:p>
      <text:p text:style-name="OrgSrcBlock"><text:s/><text:s/><text:s/><text:s/><text:s/><text:s/><text:s/><text:s/>(turn-on-flyspell))</text:p>
      <text:p text:style-name="OrgSrcBlock"><text:s/><text:s/><text:s/><text:s/><text:s/><text:s/><text:s/>((memq<text:s/>major-mode<text:s/>major-mode-with-flyspell-prog)</text:p>
      <text:p text:style-name="OrgSrcBlock"><text:s/><text:s/><text:s/><text:s/><text:s/><text:s/><text:s/><text:s/>(flyspell-prog-mode))</text:p>
      <text:p text:style-name="OrgSrcBlock"><text:s/><text:s/><text:s/><text:s/><text:s/><text:s/><text:s/>(t<text:s/>nil)))</text:p>
      <text:p text:style-name="OrgSrcBlock"><text:s/><text:s/><text:s/><text:s/>(<text:span text:style-name="OrgSrcFontLockKeywordFace">defun</text:span><text:s/><text:span text:style-name="OrgSrcFontLockFunctionNameFace">my:flyspell-off</text:span><text:s/>()</text:p>
      <text:p text:style-name="OrgSrcBlock"><text:s/><text:s/><text:s/><text:s/><text:s/><text:s/>(<text:span text:style-name="OrgSrcFontLockKeywordFace">when</text:span><text:s/>(memq<text:s/>major-mode<text:s/>my:flyspell-target-modes)</text:p>
      <text:p text:style-name="OrgSrcBlock"><text:s/><text:s/><text:s/><text:s/><text:s/><text:s/><text:s/><text:s/>(turn-off-flyspell)))</text:p>
      <text:p text:style-name="OrgSrcBlock"><text:s/><text:s/><text:s/><text:s/><text:span text:style-name="OrgSrcFontLockCommentDelimiterFace">;;<text:s/></text:span><text:span text:style-name="OrgSrcFontLockCommentFace">[FIXME]<text:s/>nextstep+inline-patch版で<text:s/>flyspell<text:s/>すると，日本語nyuuのようになる場合があるので，それを回避（IME<text:s/>が<text:s/>ONになったら一時的に<text:s/>flyspell<text:s/>を止める）</text:span></text:p>
      <text:p text:style-name="OrgSrcBlock"><text:s/><text:s/><text:s/><text:s/>(add-hook<text:s/>'my:ime-off-hook<text:s/>'my:flyspell-on)</text:p>
      <text:p text:style-name="OrgSrcBlock"><text:s/><text:s/><text:s/><text:s/>(add-hook<text:s/>'my:ime-on-hook<text:s/>'my:flyspell-off))</text:p>
      <text:p text:style-name="OrgSrcBlock"/>
      <text:p text:style-name="OrgSrcBlock"><text:s/><text:s/>(<text:span text:style-name="OrgSrcFontLockKeywordFace">defvar</text:span><text:s/><text:span text:style-name="OrgSrcFontLockVariableNameFace">major-mode-with-flyspell</text:span></text:p>
      <text:p text:style-name="OrgSrcBlock"><text:s/><text:s/><text:s/><text:s/>'(text-mode<text:s/>change-log-mode<text:s/>latex-mode<text:s/>yatex-mode</text:p>
      <text:p text:style-name="OrgSrcBlock"><text:s/><text:s/><text:s/><text:s/><text:s/><text:s/><text:s/><text:s/><text:s/><text:s/><text:s/><text:s/><text:s/><text:s/><text:s/><text:s/>git-commit-mode<text:s/>org-mode))</text:p>
      <text:p text:style-name="OrgSrcBlock"><text:s/><text:s/>(<text:span text:style-name="OrgSrcFontLockKeywordFace">defvar</text:span><text:s/><text:span text:style-name="OrgSrcFontLockVariableNameFace">major-mode-with-flyspell-prog</text:span></text:p>
      <text:p text:style-name="OrgSrcBlock"><text:s/><text:s/><text:s/><text:s/>'(c-mode-common<text:s/>emacs-lisp-mode<text:s/>perl-mode<text:s/>python-mode))</text:p>
      <text:p text:style-name="OrgSrcBlock"><text:s/><text:s/>(<text:span text:style-name="OrgSrcFontLockKeywordFace">defvar</text:span><text:s/><text:span text:style-name="OrgSrcFontLockVariableNameFace">my:flyspell-target-modes</text:span></text:p>
      <text:p text:style-name="OrgSrcBlock"><text:s/><text:s/><text:s/><text:s/>(append<text:s/>major-mode-with-flyspell</text:p>
      <text:p text:style-name="OrgSrcBlock"><text:s/><text:s/><text:s/><text:s/><text:s/><text:s/><text:s/><text:s/><text:s/><text:s/><text:s/><text:s/>major-mode-with-flyspell-prog))</text:p>
      <text:p text:style-name="OrgSrcBlock"/>
      <text:p text:style-name="OrgSrcBlock"><text:s/><text:s/><text:span text:style-name="OrgSrcFontLockCommentDelimiterFace">;;<text:s/></text:span><text:span text:style-name="OrgSrcFontLockCommentFace">バッファ内の全てをチェック対象にするモードの<text:s/>hook<text:s/>に<text:s/>flyspell<text:s/>起動を登録</text:span></text:p>
      <text:p text:style-name="OrgSrcBlock"><text:s/><text:s/>(<text:span text:style-name="OrgSrcFontLockKeywordFace">dolist</text:span><text:s/>(hook<text:s/>major-mode-with-flyspell)</text:p>
      <text:p text:style-name="OrgSrcBlock"><text:s/><text:s/><text:s/><text:s/>(add-hook<text:s/>(intern<text:s/>(format<text:s/><text:span text:style-name="OrgSrcFontLockStringFace">"%s-hook"</text:span><text:s/>hook))</text:p>
      <text:p text:style-name="OrgSrcBlock"><text:s/><text:s/><text:s/><text:s/><text:s/><text:s/><text:s/><text:s/><text:s/><text:s/><text:s/><text:s/><text:s/><text:s/>#'(lambda<text:s/>()<text:s/>(flyspell-mode<text:s/>1))))</text:p>
      <text:p text:style-name="OrgSrcBlock"><text:s/><text:s/><text:span text:style-name="OrgSrcFontLockCommentDelimiterFace">;;<text:s/></text:span><text:span text:style-name="OrgSrcFontLockCommentFace">コメント行のみを対象にする</text:span></text:p>
      <text:p text:style-name="OrgSrcBlock"><text:s/><text:s/>(<text:span text:style-name="OrgSrcFontLockKeywordFace">dolist</text:span><text:s/>(hook<text:s/>major-mode-with-flyspell-prog)</text:p>
      <text:p text:style-name="OrgSrcBlock"><text:s/><text:s/><text:s/><text:s/>(add-hook<text:s/>(intern<text:s/>(format<text:s/><text:span text:style-name="OrgSrcFontLockStringFace">"%s-hook"</text:span><text:s/>hook))</text:p>
      <text:p text:style-name="OrgSrcBlockLastLine"><text:s/><text:s/><text:s/><text:s/><text:s/><text:s/><text:s/><text:s/><text:s/><text:s/><text:s/><text:s/><text:s/><text:s/>'flyspell-prog-mode)))</text:p>
      <text:h text:style-name="Heading_20_2" text:outline-level="2" text:is-list-header="false">
<text:bookmark-start text:name="OrgXref.orgcfbadef"/>
<text:bookmark text:name="orgcfbadef"/>[latex-math-preview.el] TeX数式をプレビュー
<text:bookmark-end text:name="OrgXref.orgcfbadef"/></text:h>
      <text:list text:style-name="OrgBulletedList" text:continue-numbering="false">
        <text:list-item>
          <text:p text:style-name="Text_20_body"><text:a xlink:type="simple" xlink:href="http://www.emacswiki.org/emacs/latex-math-preview.el">http://www.emacswiki.org/emacs/latex-math-preview.el</text:a><text:line-break/></text:p>
        </text:list-item>
        <text:list-item>
          <text:p text:style-name="Text_20_body"><text:a xlink:type="simple" xlink:href="http://transitive.info/software/latex-math-preview/">http://transitive.info/software/latex-math-preview/</text:a><text:line-break/></text:p>
        </text:list-item>
      </text:list>
      <text:p text:style-name="Text_20_body">以下の設定では， 数式で <text:span text:style-name="OrgCode">&lt;f6&gt;</text:span> を押すとプレビューが走り，さらに <text:span text:style-name="OrgCode">&lt;f6&gt;</text:span> を押すとプレビューウィンドウを閉じるように動作します．通常，=q= でプレビューを閉じられます．<text:line-break/></text:p>
      <text:p text:style-name="OrgSrcBlock">(<text:span text:style-name="OrgSrcFontLockKeywordFace">when</text:span><text:s/>(autoload-if-found</text:p>
      <text:p text:style-name="OrgSrcBlock"><text:s/><text:s/><text:s/><text:s/><text:s/><text:s/><text:s/>'(latex-math-preview-expression</text:p>
      <text:p text:style-name="OrgSrcBlock"><text:s/><text:s/><text:s/><text:s/><text:s/><text:s/><text:s/><text:s/><text:s/>latex-math-preview-insert-symbol</text:p>
      <text:p text:style-name="OrgSrcBlock"><text:s/><text:s/><text:s/><text:s/><text:s/><text:s/><text:s/><text:s/><text:s/>latex-math-preview-save-image-file</text:p>
      <text:p text:style-name="OrgSrcBlock"><text:s/><text:s/><text:s/><text:s/><text:s/><text:s/><text:s/><text:s/><text:s/>latex-math-preview-beamer-frame)</text:p>
      <text:p text:style-name="OrgSrcBlock"><text:s/><text:s/><text:s/><text:s/><text:s/><text:s/><text:s/><text:span text:style-name="OrgSrcFontLockStringFace">"latex-math-preview"</text:span><text:s/>nil<text:s/>t<text:s/>nil)</text:p>
      <text:p text:style-name="OrgSrcBlock"/>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latex-math-preview</text:span><text:s/>nil<text:s/>t))</text:p>
      <text:p text:style-name="OrgSrcBlock"/>
      <text:p text:style-name="OrgSrcBlock"><text:s/><text:s/>(<text:span text:style-name="OrgSrcFontLockKeywordFace">with-eval-after-load</text:span><text:s/><text:span text:style-name="OrgSrcFontLockStringFace">"latex-math-preview"</text:span></text:p>
      <text:p text:style-name="OrgSrcBlock"><text:s/><text:s/><text:s/><text:s/>(<text:span text:style-name="OrgSrcFontLockKeywordFace">setq</text:span><text:s/>latex-math-preview-command-path-alist</text:p>
      <text:p text:style-name="OrgSrcBlock"><text:s/><text:s/><text:s/><text:s/><text:s/><text:s/><text:s/><text:s/><text:s/><text:s/>'((latex<text:s/>.<text:s/><text:span text:style-name="OrgSrcFontLockStringFace">"latex"</text:span>)</text:p>
      <text:p text:style-name="OrgSrcBlock"><text:s/><text:s/><text:s/><text:s/><text:s/><text:s/><text:s/><text:s/><text:s/><text:s/><text:s/><text:s/>(dvipng<text:s/>.<text:s/><text:span text:style-name="OrgSrcFontLockStringFace">"dvipng"</text:span>)</text:p>
      <text:p text:style-name="OrgSrcBlock"><text:s/><text:s/><text:s/><text:s/><text:s/><text:s/><text:s/><text:s/><text:s/><text:s/><text:s/><text:s/>(dvips<text:s/>.<text:s/><text:span text:style-name="OrgSrcFontLockStringFace">"dvips"</text:span>)))</text:p>
      <text:p text:style-name="OrgSrcBlock"><text:s/><text:s/><text:s/><text:s/>(define-key<text:s/>latex-math-preview-expression-mode-map<text:s/>(kbd<text:s/><text:span text:style-name="OrgSrcFontLockStringFace">"&lt;f6&gt;"</text:span>)</text:p>
      <text:p text:style-name="OrgSrcBlock"><text:s/><text:s/><text:s/><text:s/><text:s/><text:s/>'latex-math-preview-delete-buffer))</text:p>
      <text:p text:style-name="OrgSrcBlock"/>
      <text:p text:style-name="OrgSrcBlockLastLine"><text:s/><text:s/>(global-set-key<text:s/>(kbd<text:s/><text:span text:style-name="OrgSrcFontLockStringFace">"&lt;f6&gt;"</text:span>)<text:s/>'latex-math-preview-expression))</text:p>
      <text:h text:style-name="Heading_20_2" text:outline-level="2" text:is-list-header="false">
<text:bookmark-start text:name="OrgXref.org04a3bc9"/>
<text:bookmark text:name="org04a3bc9"/>[po-mode.el] 翻訳ファイルの編集
<text:bookmark-end text:name="OrgXref.org04a3bc9"/></text:h>
      <text:list text:style-name="OrgBulletedList" text:continue-numbering="false">
        <text:list-item>
          <text:p text:style-name="Text_20_body"><text:a xlink:type="simple" xlink:href="http://www.emacswiki.org/emacs/PoMode">http://www.emacswiki.org/emacs/PoMode</text:a><text:line-break/></text:p>
        </text:list-item>
        <text:list-item>
          <text:p text:style-name="Text_20_body"><text:a xlink:type="simple" xlink:href="http://www.emacswiki.org/emacs/po-mode+.el">http://www.emacswiki.org/emacs/po-mode+.el</text:a><text:line-break/></text:p>
        </text:list-item>
      </text:list>
      <text:p text:style-name="OrgSrcBlock"><text:span text:style-name="OrgSrcFontLockCommentDelimiterFace">;;</text:span><text:span text:style-name="OrgSrcFontLockCommentFace">(autoload<text:s/>'po-mode<text:s/>"po-mode+"<text:s/>nil<text:s/>nil)</text:span></text:p>
      <text:p text:style-name="OrgSrcBlock"><text:span text:style-name="OrgSrcFontLockCommentDelimiterFace">;;</text:span><text:span text:style-name="OrgSrcFontLockCommentFace">(autoload<text:s/>'po-mode<text:s/>"po-mode"<text:s/>nil<text:s/>t)</text:span></text:p>
      <text:p text:style-name="OrgSrcBlock">(<text:span text:style-name="OrgSrcFontLockKeywordFace">when</text:span><text:s/>(autoload-if-found</text:p>
      <text:p text:style-name="OrgSrcBlock"><text:s/><text:s/><text:s/><text:s/><text:s/><text:s/><text:s/>'(po-mode)</text:p>
      <text:p text:style-name="OrgSrcBlock"><text:s/><text:s/><text:s/><text:s/><text:s/><text:s/><text:s/><text:span text:style-name="OrgSrcFontLockStringFace">"po-mode"</text:span><text:s/>nil<text:s/>t)</text:p>
      <text:p text:style-name="OrgSrcBlock"/>
      <text:p text:style-name="OrgSrcBlockLastLine"><text:s/><text:s/>(<text:span text:style-name="OrgSrcFontLockKeywordFace">push</text:span><text:s/>'(<text:span text:style-name="OrgSrcFontLockStringFace">"\\.po[tx]?\\'</text:span><text:span text:style-name="OrgSrcFontLockRegexpGroupingBackslash">\\</text:span><text:span text:style-name="OrgSrcFontLockRegexpGroupingConstruct">|</text:span><text:span text:style-name="OrgSrcFontLockStringFace">\\.po\\$"</text:span><text:s/>.<text:s/>po-mode)<text:s/>auto-mode-alist))</text:p>
      <text:h text:style-name="Heading_20_2" text:outline-level="2" text:is-list-header="false">
<text:bookmark-start text:name="OrgXref.org0ea91ce"/>
<text:bookmark text:name="org0ea91ce"/>[word-count.el] リージョン内の文字をカウントする
<text:bookmark-end text:name="OrgXref.org0ea91ce"/></text:h>
      <text:p text:style-name="Text_20_body">有効な頒布元に変更があった．<text:a xlink:type="simple" xlink:href="http://www.emacswiki.org/emacs/WordCount">word-count.el</text:a> から新しい頒布元にたどりつける．<text:line-break/></text:p>
      <text:p text:style-name="OrgSrcBlock">(<text:span text:style-name="OrgSrcFontLockKeywordFace">when</text:span><text:s/>(autoload-if-found</text:p>
      <text:p text:style-name="OrgSrcBlock"><text:s/><text:s/><text:s/><text:s/><text:s/><text:s/><text:s/>'(word-count-mode)</text:p>
      <text:p text:style-name="OrgSrcBlock"><text:s/><text:s/><text:s/><text:s/><text:s/><text:s/><text:s/><text:span text:style-name="OrgSrcFontLockStringFace">"word-count"</text:span><text:s/><text:span text:style-name="OrgSrcFontLockStringFace">"Minor<text:s/>mode<text:s/>to<text:s/>count<text:s/>words."</text:span><text:s/>t)</text:p>
      <text:p text:style-name="OrgSrcBlock"/>
      <text:p text:style-name="OrgSrcBlockLastLine"><text:s/><text:s/>(global-set-key<text:s/>(kbd<text:s/><text:span text:style-name="OrgSrcFontLockStringFace">"M-="</text:span>)<text:s/>'word-count-mode))</text:p>
      <text:p text:style-name="Text_20_body">と思ったら，ビルドインの simple.el に十分な機能なのがあった．<text:line-break/></text:p>
      <text:p text:style-name="OrgSrcBlockLastLine">(global-set-key<text:s/>(kbd<text:s/><text:span text:style-name="OrgSrcFontLockStringFace">"M-="</text:span>)<text:s/>'count-words)</text:p>
      <text:h text:style-name="Heading_20_2" text:outline-level="2" text:is-list-header="false">
<text:bookmark-start text:name="OrgXref.org82f3366"/>
<text:bookmark text:name="org82f3366"/>[yatex.el] YaTeXモード
<text:bookmark-end text:name="OrgXref.org82f3366"/></text:h>
      <text:p text:style-name="OrgSrcBlock">(<text:span text:style-name="OrgSrcFontLockKeywordFace">when</text:span><text:s/>(autoload-if-found</text:p>
      <text:p text:style-name="OrgSrcBlock"><text:s/><text:s/><text:s/><text:s/><text:s/><text:s/><text:s/>'(yatex-mode)</text:p>
      <text:p text:style-name="OrgSrcBlock"><text:s/><text:s/><text:s/><text:s/><text:s/><text:s/><text:s/><text:span text:style-name="OrgSrcFontLockStringFace">"yatex"</text:span><text:s/><text:span text:style-name="OrgSrcFontLockStringFace">"Yet<text:s/>Another<text:s/>LaTeX<text:s/>mode"</text:span><text:s/>t)</text:p>
      <text:p text:style-name="OrgSrcBlock"/>
      <text:p text:style-name="OrgSrcBlock"><text:s/><text:s/>(<text:span text:style-name="OrgSrcFontLockKeywordFace">with-eval-after-load</text:span><text:s/><text:span text:style-name="OrgSrcFontLockStringFace">"yatex"</text:span></text:p>
      <text:p text:style-name="OrgSrcBlock"><text:s/><text:s/><text:s/><text:s/><text:span text:style-name="OrgSrcFontLockCommentDelimiterFace">;;<text:s/></text:span><text:span text:style-name="OrgSrcFontLockCommentFace">1=Shift<text:s/>JIS,<text:s/>2=JIS,<text:s/>3=EUC,<text:s/>4=UTF-8</text:span></text:p>
      <text:p text:style-name="OrgSrcBlock"><text:s/><text:s/><text:s/><text:s/><text:span text:style-name="OrgSrcFontLockCommentDelimiterFace">;;<text:s/></text:span><text:span text:style-name="OrgSrcFontLockCommentFace">(setq<text:s/>YaTeX-kanji-code<text:s/>nil)</text:span></text:p>
      <text:p text:style-name="OrgSrcBlock"><text:s/><text:s/><text:s/><text:s/>(modify-coding-system-alist<text:s/>'file<text:s/><text:span text:style-name="OrgSrcFontLockStringFace">"\\.tex$'"</text:span><text:s/>'utf-8))</text:p>
      <text:p text:style-name="OrgSrcBlock"/>
      <text:p text:style-name="OrgSrcBlock"><text:s/><text:s/>(<text:span text:style-name="OrgSrcFontLockKeywordFace">push</text:span><text:s/>'(<text:span text:style-name="OrgSrcFontLockStringFace">"\\.tex$"</text:span><text:s/>.<text:s/>yatex-mode)<text:s/>auto-mode-alist)</text:p>
      <text:p text:style-name="OrgSrcBlock"><text:s/><text:s/><text:span text:style-name="OrgSrcFontLockCommentDelimiterFace">;;<text:s/></text:span><text:span text:style-name="OrgSrcFontLockCommentFace">Disable<text:s/>auto<text:s/>line<text:s/>break</text:span></text:p>
      <text:p text:style-name="OrgSrcBlock"><text:s/><text:s/>(add-hook<text:s/>'yatex-mode-hook</text:p>
      <text:p text:style-name="OrgSrcBlock"><text:s/><text:s/><text:s/><text:s/><text:s/><text:s/><text:s/><text:s/><text:s/><text:s/><text:s/><text:s/>#'(lambda<text:s/>()</text:p>
      <text:p text:style-name="OrgSrcBlockLastLine"><text:s/><text:s/><text:s/><text:s/><text:s/><text:s/><text:s/><text:s/><text:s/><text:s/><text:s/><text:s/><text:s/><text:s/><text:s/><text:s/>(<text:span text:style-name="OrgSrcFontLockKeywordFace">setq</text:span><text:s/>auto-fill-function<text:s/>nil))))</text:p>
      <text:h text:style-name="Heading_20_2" text:outline-level="2" text:is-list-header="false">
<text:bookmark-start text:name="OrgXref.org2e13188"/>
<text:bookmark text:name="org2e13188"/>[auxtex.el] AUCTEXモード
<text:bookmark-end text:name="OrgXref.org2e13188"/></text:h>
      <text:p text:style-name="OrgSrcBlock">(<text:span text:style-name="OrgSrcFontLockKeywordFace">when</text:span><text:s/>(autoload-if-found</text:p>
      <text:p text:style-name="OrgSrcBlock"><text:s/><text:s/><text:s/><text:s/><text:s/><text:s/><text:s/>'(autotex-latexmk)</text:p>
      <text:p text:style-name="OrgSrcBlock"><text:s/><text:s/><text:s/><text:s/><text:s/><text:s/><text:s/><text:span text:style-name="OrgSrcFontLockStringFace">"autotex-latexmk"</text:span><text:s/>nil<text:s/>t)</text:p>
      <text:p text:style-name="OrgSrcBlock"><text:s/><text:s/>(<text:span text:style-name="OrgSrcFontLockKeywordFace">with-eval-after-load</text:span><text:s/><text:span text:style-name="OrgSrcFontLockStringFace">"autotex-latexmk"</text:span></text:p>
      <text:p text:style-name="OrgSrcBlock"><text:s/><text:s/><text:s/><text:s/>(<text:span text:style-name="OrgSrcFontLockKeywordFace">setq</text:span><text:s/>TeX-auto-save<text:s/>t)</text:p>
      <text:p text:style-name="OrgSrcBlock"><text:s/><text:s/><text:s/><text:s/>(<text:span text:style-name="OrgSrcFontLockKeywordFace">setq</text:span><text:s/>TeX-parse-self<text:s/>t)</text:p>
      <text:p text:style-name="OrgSrcBlock"><text:s/><text:s/><text:s/><text:s/>(<text:span text:style-name="OrgSrcFontLockKeywordFace">setq-default</text:span><text:s/>TeX-master<text:s/>nil)</text:p>
      <text:p text:style-name="OrgSrcBlock"><text:s/><text:s/><text:s/><text:s/>(<text:span text:style-name="OrgSrcFontLockKeywordFace">setq</text:span><text:s/>TeX-PDF-mode<text:s/>t)</text:p>
      <text:p text:style-name="OrgSrcBlock"><text:s/><text:s/><text:s/><text:s/>(auctex-latexmk-setup))</text:p>
      <text:p text:style-name="OrgSrcBlockLastLine"><text:s/><text:s/>(<text:span text:style-name="OrgSrcFontLockKeywordFace">push</text:span><text:s/>'(<text:span text:style-name="OrgSrcFontLockStringFace">"\\.tex$"</text:span><text:s/>.<text:s/>autotex-latexmk)<text:s/>auto-mode-alist))</text:p>
      <text:h text:style-name="Heading_20_2" text:outline-level="2" text:is-list-header="false">
<text:bookmark-start text:name="OrgXref.org0d9621d"/>
<text:bookmark text:name="org0d9621d"/>[display-time-world-mode] 世界時計
<text:bookmark-end text:name="OrgXref.org0d9621d"/></text:h>
      <text:p text:style-name="Text_20_body">世界の時刻を確認するために wclock.el がありました（参考：<text:a xlink:type="simple" xlink:href="https://pxaka.tokyo/wiki/doku.php?id=emacs）が，現在はビルトインの">https://pxaka.tokyo/wiki/doku.php?id=emacs）が，現在はビルトインの</text:a> <text:span text:style-name="OrgCode">time.el</text:span> に <text:span text:style-name="OrgCode">display-time-world-mode</text:span> として吸収されているようです． <text:span text:style-name="OrgCode">display-time-world-buffer-name</text:span> に wclock が設定されているところが名残と思われます．<text:line-break/></text:p>
      <text:p text:style-name="OrgSrcBlock">(<text:span text:style-name="OrgSrcFontLockKeywordFace">when</text:span><text:s/>(autoload-if-found</text:p>
      <text:p text:style-name="OrgSrcBlock"><text:s/><text:s/><text:s/><text:s/><text:s/><text:s/><text:s/>'(display-time-world)</text:p>
      <text:p text:style-name="OrgSrcBlock"><text:s/><text:s/><text:s/><text:s/><text:s/><text:s/><text:s/><text:span text:style-name="OrgSrcFontLockStringFace">"time"</text:span><text:s/>nil<text:s/>t)</text:p>
      <text:p text:style-name="OrgSrcBlock"/>
      <text:p text:style-name="OrgSrcBlock"><text:s/><text:s/>(<text:span text:style-name="OrgSrcFontLockKeywordFace">with-eval-after-load</text:span><text:s/><text:span text:style-name="OrgSrcFontLockStringFace">"time"</text:span></text:p>
      <text:p text:style-name="OrgSrcBlockLastLine"><text:s/><text:s/><text:s/><text:s/>(define-key<text:s/>display-time-world-mode-map<text:s/><text:span text:style-name="OrgSrcFontLockStringFace">"q"</text:span><text:s/>'delete-window)))</text:p>
      <text:h text:style-name="Heading_20_2" text:outline-level="2" text:is-list-header="false">
<text:bookmark-start text:name="OrgXref.orgcff203f"/>
<text:bookmark text:name="orgcff203f"/>[yasnippet.el] Emacs用のテンプレートシステム
<text:bookmark-end text:name="OrgXref.orgcff203f"/></text:h>
      <text:list text:style-name="OrgBulletedList" text:continue-numbering="false">
        <text:list-item>
          <text:p text:style-name="Text_20_body"><text:a xlink:type="simple" xlink:href="https://github.com/capitaomorte/yasnippet">https://github.com/capitaomorte/yasnippet</text:a><text:line-break/></text:p>
        </text:list-item>
        <text:list-item>
          <text:p text:style-name="Text_20_body"><text:a xlink:type="simple" xlink:href="http://yasnippet-doc-jp.googlecode.com/svn/trunk/doc-jp/index.html">http://yasnippet-doc-jp.googlecode.com/svn/trunk/doc-jp/index.html</text:a><text:line-break/></text:p>
        </text:list-item>
        <text:list-item>
          <text:p text:style-name="Text_20_body"><text:a xlink:type="simple" xlink:href="http://d.hatena.ne.jp/IMAKADO/20080401/1206715770">http://d.hatena.ne.jp/IMAKADO/20080401/1206715770</text:a><text:line-break/></text:p>
        </text:list-item>
        <text:list-item>
          <text:p text:style-name="Text_20_body"><text:a xlink:type="simple" xlink:href="http://coderepos.org/share/browser/config/yasnippet">http://coderepos.org/share/browser/config/yasnippet</text:a><text:line-break/></text:p>
        </text:list-item>
        <text:list-item>
          <text:p text:style-name="Text_20_body"><text:a xlink:type="simple" xlink:href="https://github.com/RickMoynihan/yasnippet-org-mode">https://github.com/RickMoynihan/yasnippet-org-mode</text:a><text:line-break/></text:p>
        </text:list-item>
      </text:list>
      <text:p text:style-name="Text_20_body"><text:a xlink:type="simple" xlink:href="http://orgmode.org/manual/Conflicts.html">Org-modeとの衝突を避ける</text:a><text:line-break/></text:p>
      <text:p text:style-name="Text_20_body">↑のサイトで紹介されている回避策とは異なり，新たな <text:span text:style-name="OrgCode">my:yas-expand</text:span> を作ることで，orgバッファのソースブロック中で <text:span text:style-name="OrgCode">TAB</text:span> 押下してもエラーを受けないようにしました．ソースコードは <text:span text:style-name="OrgCode">C-c '</text:span> で開く別バッファで編集します．<text:line-break/></text:p>
      <text:p text:style-name="Text_20_body">↑どうやら<text:a xlink:type="simple" xlink:href="https://github.com/joaotavora/yasnippet/commit/0041efedf9f06bfe427d36547f7c4a73ab7405ba">本家で対応</text:a>がされたようです． <text:span text:style-name="OrgCode">my:yas-expand</text:span> なしで所望の動作になりました．ありがたや，ありがたや．<text:line-break/></text:p>
      <text:p text:style-name="OrgSrcBlock">(<text:span text:style-name="OrgSrcFontLockKeywordFace">when</text:span><text:s/>(autoload-if-found</text:p>
      <text:p text:style-name="OrgSrcBlock"><text:s/><text:s/><text:s/><text:s/><text:s/><text:s/><text:s/>'(yas-minor-mode<text:s/>yas-global-mode)</text:p>
      <text:p text:style-name="OrgSrcBlock"><text:s/><text:s/><text:s/><text:s/><text:s/><text:s/><text:s/><text:span text:style-name="OrgSrcFontLockStringFace">"yasnippet"</text:span><text:s/>nil<text:s/>t)</text:p>
      <text:p text:style-name="OrgSrcBlock"/>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yasnippet</text:span><text:s/>nil<text:s/>t))</text:p>
      <text:p text:style-name="OrgSrcBlock"/>
      <text:p text:style-name="OrgSrcBlock"><text:s/><text:s/>(<text:span text:style-name="OrgSrcFontLockKeywordFace">with-eval-after-load</text:span><text:s/><text:span text:style-name="OrgSrcFontLockStringFace">"yasnippet"</text:span></text:p>
      <text:p text:style-name="OrgSrcBlock"><text:s/><text:s/><text:s/><text:s/>(<text:span text:style-name="OrgSrcFontLockKeywordFace">setq</text:span><text:s/>yas-verbosity<text:s/>2)</text:p>
      <text:p text:style-name="OrgSrcBlock"><text:s/><text:s/><text:s/><text:s/>(<text:span text:style-name="OrgSrcFontLockKeywordFace">setq</text:span><text:s/>yas-snippet-dirs</text:p>
      <text:p text:style-name="OrgSrcBlock"><text:s/><text:s/><text:s/><text:s/><text:s/><text:s/><text:s/><text:s/><text:s/><text:s/>(list<text:s/><text:span text:style-name="OrgSrcFontLockStringFace">"~/Dropbox/emacs.d/yas-dict"</text:span></text:p>
      <text:p text:style-name="OrgSrcBlock"><text:s/><text:s/><text:s/><text:s/><text:s/><text:s/><text:s/><text:s/><text:s/><text:s/><text:s/><text:s/><text:s/><text:s/><text:s/><text:s/>'yas-installed-snippets-dir))<text:s/><text:span text:style-name="OrgSrcFontLockCommentDelimiterFace">;;<text:s/></text:span><text:span text:style-name="OrgSrcFontLockCommentFace">for<text:s/>Cask</text:span></text:p>
      <text:p text:style-name="OrgSrcBlock"/>
      <text:p text:style-name="OrgSrcBlock"><text:s/><text:s/><text:s/><text:s/>(<text:span text:style-name="OrgSrcFontLockKeywordFace">defun</text:span><text:s/><text:span text:style-name="OrgSrcFontLockFunctionNameFace">my:yas-expand-src-edit</text:span><text:s/>(<text:span text:style-name="OrgSrcFontLockTypeFace">&amp;optional</text:span><text:s/>field)</text:p>
      <text:p text:style-name="OrgSrcBlock"><text:s/><text:s/><text:s/><text:s/><text:s/><text:s/><text:span text:style-name="OrgSrcFontLockDocFace">"Override<text:s/>`</text:span><text:span text:style-name="OrgSrcFontLockConstantFace">yas-expand</text:span><text:span text:style-name="OrgSrcFontLockDocFace">'.<text:s/>Kick<text:s/>`</text:span><text:span text:style-name="OrgSrcFontLockConstantFace">org-edit-special</text:span><text:span text:style-name="OrgSrcFontLockDocFace">'<text:s/>directly<text:s/>in<text:s/>src-block."</text:span></text:p>
      <text:p text:style-name="OrgSrcBlock"><text:s/><text:s/><text:s/><text:s/><text:s/><text:s/>(<text:span text:style-name="OrgSrcFontLockKeywordFace">interactive</text:span>)</text:p>
      <text:p text:style-name="OrgSrcBlock"><text:s/><text:s/><text:s/><text:s/><text:s/><text:s/>(<text:span text:style-name="OrgSrcFontLockKeywordFace">cond</text:span><text:s/>((<text:span text:style-name="OrgSrcFontLockKeywordFace">and</text:span><text:s/>(equal<text:s/>major-mode<text:s/>'org-mode)</text:p>
      <text:p text:style-name="OrgSrcBlock"><text:s/><text:s/><text:s/><text:s/><text:s/><text:s/><text:s/><text:s/><text:s/><text:s/><text:s/><text:s/><text:s/><text:s/><text:s/><text:s/><text:s/><text:s/>(org-in-src-block-p<text:s/>t))</text:p>
      <text:p text:style-name="OrgSrcBlock"><text:s/><text:s/><text:s/><text:s/><text:s/><text:s/><text:s/><text:s/><text:s/><text:s/><text:s/><text:s/><text:s/>(org-edit-special))</text:p>
      <text:p text:style-name="OrgSrcBlock"><text:s/><text:s/><text:s/><text:s/><text:s/><text:s/><text:s/><text:s/><text:s/><text:s/><text:s/><text:s/>(t</text:p>
      <text:p text:style-name="OrgSrcBlock"><text:s/><text:s/><text:s/><text:s/><text:s/><text:s/><text:s/><text:s/><text:s/><text:s/><text:s/><text:s/><text:s/>(yas-expand<text:s/>field))))</text:p>
      <text:p text:style-name="OrgSrcBlock"/>
      <text:p text:style-name="OrgSrcBlock"><text:s/><text:s/><text:s/><text:s/>(<text:span text:style-name="OrgSrcFontLockKeywordFace">defun</text:span><text:s/><text:span text:style-name="OrgSrcFontLockFunctionNameFace">my:yas-expand</text:span><text:s/>(<text:span text:style-name="OrgSrcFontLockTypeFace">&amp;optional</text:span><text:s/>field)</text:p>
      <text:p text:style-name="OrgSrcBlock"><text:s/><text:s/><text:s/><text:s/><text:s/><text:s/><text:span text:style-name="OrgSrcFontLockDocFace">"Disable<text:s/>`</text:span><text:span text:style-name="OrgSrcFontLockConstantFace">yas-expand</text:span><text:span text:style-name="OrgSrcFontLockDocFace">'<text:s/>in<text:s/>src-block."</text:span></text:p>
      <text:p text:style-name="OrgSrcBlock"><text:s/><text:s/><text:s/><text:s/><text:s/><text:s/>(<text:span text:style-name="OrgSrcFontLockKeywordFace">interactive</text:span>)</text:p>
      <text:p text:style-name="OrgSrcBlock"><text:s/><text:s/><text:s/><text:s/><text:s/><text:s/>(<text:span text:style-name="OrgSrcFontLockKeywordFace">cond</text:span><text:s/>((<text:span text:style-name="OrgSrcFontLockKeywordFace">and</text:span><text:s/>(equal<text:s/>major-mode<text:s/>'org-mode)</text:p>
      <text:p text:style-name="OrgSrcBlock"><text:s/><text:s/><text:s/><text:s/><text:s/><text:s/><text:s/><text:s/><text:s/><text:s/><text:s/><text:s/><text:s/><text:s/><text:s/><text:s/><text:s/><text:s/>(org-at-heading-p))</text:p>
      <text:p text:style-name="OrgSrcBlock"><text:s/><text:s/><text:s/><text:s/><text:s/><text:s/><text:s/><text:s/><text:s/><text:s/><text:s/><text:s/><text:s/>(org-cycle))</text:p>
      <text:p text:style-name="OrgSrcBlock"><text:s/><text:s/><text:s/><text:s/><text:s/><text:s/><text:s/><text:s/><text:s/><text:s/><text:s/><text:s/>((<text:span text:style-name="OrgSrcFontLockKeywordFace">and</text:span><text:s/>(equal<text:s/>major-mode<text:s/>'org-mode)</text:p>
      <text:p text:style-name="OrgSrcBlock"><text:s/><text:s/><text:s/><text:s/><text:s/><text:s/><text:s/><text:s/><text:s/><text:s/><text:s/><text:s/><text:s/><text:s/><text:s/><text:s/><text:s/><text:s/>(org-in-src-block-p<text:s/>t)</text:p>
      <text:p text:style-name="OrgSrcBlock"><text:s/><text:s/><text:s/><text:s/><text:s/><text:s/><text:s/><text:s/><text:s/><text:s/><text:s/><text:s/><text:s/><text:s/><text:s/><text:s/><text:s/><text:s/>(not<text:s/>(<text:span text:style-name="OrgSrcFontLockKeywordFace">and</text:span><text:s/>(fboundp<text:s/>'org-src-edit-buffer-p)</text:p>
      <text:p text:style-name="OrgSrcBlock"><text:s/><text:s/><text:s/><text:s/><text:s/><text:s/><text:s/><text:s/><text:s/><text:s/><text:s/><text:s/><text:s/><text:s/><text:s/><text:s/><text:s/><text:s/><text:s/><text:s/><text:s/><text:s/><text:s/><text:s/><text:s/><text:s/><text:s/><text:s/>(org-src-edit-buffer-p))))</text:p>
      <text:p text:style-name="OrgSrcBlock"><text:s/><text:s/><text:s/><text:s/><text:s/><text:s/><text:s/><text:s/><text:s/><text:s/><text:s/><text:s/><text:s/>(org-cycle))</text:p>
      <text:p text:style-name="OrgSrcBlock"><text:s/><text:s/><text:s/><text:s/><text:s/><text:s/><text:s/><text:s/><text:s/><text:s/><text:s/><text:s/>(t<text:s/>(yas-expand<text:s/>field))))</text:p>
      <text:p text:style-name="OrgSrcBlock"/>
      <text:p text:style-name="OrgSrcBlock"><text:s/><text:s/><text:s/><text:s/><text:span text:style-name="OrgSrcFontLockCommentDelimiterFace">;;<text:s/></text:span><text:span text:style-name="OrgSrcFontLockCommentFace">本家できちんと対応されたので，不要になった．</text:span></text:p>
      <text:p text:style-name="OrgSrcBlock"><text:s/><text:s/><text:s/><text:s/><text:span text:style-name="OrgSrcFontLockCommentDelimiterFace">;;<text:s/></text:span><text:span text:style-name="OrgSrcFontLockCommentFace">(define-key<text:s/>yas-minor-mode-map<text:s/>(kbd<text:s/>"&lt;tab&gt;")<text:s/>'my:yas-expand)</text:span></text:p>
      <text:p text:style-name="OrgSrcBlock"/>
      <text:p text:style-name="OrgSrcBlock"><text:s/><text:s/><text:s/><text:s/>(yas-global-mode<text:s/>1))</text:p>
      <text:p text:style-name="OrgSrcBlock"/>
      <text:p text:style-name="OrgSrcBlock"><text:s/><text:s/>(<text:span text:style-name="OrgSrcFontLockKeywordFace">dolist</text:span><text:s/>(hook</text:p>
      <text:p text:style-name="OrgSrcBlock"><text:s/><text:s/><text:s/><text:s/><text:s/><text:s/><text:s/><text:s/><text:s/><text:s/><text:s/>(list</text:p>
      <text:p text:style-name="OrgSrcBlock"><text:s/><text:s/><text:s/><text:s/><text:s/><text:s/><text:s/><text:s/><text:s/><text:s/><text:s/><text:s/>'perl-mode-hook<text:s/>'c-mode-common-hook<text:s/>'js2-mode-hook<text:s/>'org-mode-hook</text:p>
      <text:p text:style-name="OrgSrcBlock"><text:s/><text:s/><text:s/><text:s/><text:s/><text:s/><text:s/><text:s/><text:s/><text:s/><text:s/><text:s/>'python-mode-hook<text:s/>'emacs-lisp-mode-hook))</text:p>
      <text:p text:style-name="OrgSrcBlockLastLine"><text:s/><text:s/><text:s/><text:s/>(add-hook<text:s/>hook<text:s/>'yas-minor-mode)))</text:p>
      <text:h text:style-name="Heading_20_2" text:outline-level="2" text:is-list-header="false">
<text:bookmark-start text:name="OrgXref.org19725fc"/>
<text:bookmark text:name="org19725fc"/>[sdic.el] 英辞郎で英単語を調べる
<text:bookmark-end text:name="OrgXref.org19725fc"/></text:h>
      <text:p text:style-name="Text_20_body"><text:a xlink:type="simple" xlink:href="http://www.namazu.org/~tsuchiya/sdic/index.html">http://www.namazu.org/~tsuchiya/sdic/index.html</text:a><text:line-break/></text:p>
      <text:p text:style-name="Text_20_body">Emacs から辞書を使う．lookup を使う方法もあるが，Emacsから使うのは英辞郎に限定．<text:line-break/></text:p>
      <text:p text:style-name="OrgSrcBlock">(<text:span text:style-name="OrgSrcFontLockKeywordFace">when</text:span><text:s/>(autoload-if-found</text:p>
      <text:p text:style-name="OrgSrcBlock"><text:s/><text:s/><text:s/><text:s/><text:s/><text:s/><text:s/>'(sdic-describe-word<text:s/>sdic-describe-word-at-point)</text:p>
      <text:p text:style-name="OrgSrcBlock"><text:s/><text:s/><text:s/><text:s/><text:s/><text:s/><text:s/><text:span text:style-name="OrgSrcFontLockStringFace">"sdic"</text:span><text:s/>nil<text:s/>t)</text:p>
      <text:p text:style-name="OrgSrcBlock"/>
      <text:p text:style-name="OrgSrcBlock"><text:s/><text:s/>(<text:span text:style-name="OrgSrcFontLockKeywordFace">with-eval-after-load</text:span><text:s/><text:span text:style-name="OrgSrcFontLockStringFace">"sdic"</text:span></text:p>
      <text:p text:style-name="OrgSrcBlock"><text:s/><text:s/><text:s/><text:s/>(<text:span text:style-name="OrgSrcFontLockKeywordFace">setq</text:span><text:s/>sdic-face-color<text:s/><text:span text:style-name="OrgSrcFontLockStringFace">"</text:span><text:span text:style-name="OrgSrcDefault0003">#3333FF</text:span><text:span text:style-name="OrgSrcFontLockStringFace">"</text:span>)</text:p>
      <text:p text:style-name="OrgSrcBlock"><text:s/><text:s/><text:s/><text:s/>(<text:span text:style-name="OrgSrcFontLockKeywordFace">setq</text:span><text:s/>sdic-default-coding-system<text:s/>'utf-8)</text:p>
      <text:p text:style-name="OrgSrcBlock"><text:s/><text:s/><text:s/><text:s/><text:span text:style-name="OrgSrcFontLockCommentDelimiterFace">;;<text:s/></text:span><text:span text:style-name="OrgSrcFontLockCommentFace">Dictionary<text:s/>(English<text:s/>=&gt;<text:s/>Japanese)</text:span></text:p>
      <text:p text:style-name="OrgSrcBlock"><text:s/><text:s/><text:s/><text:s/>(<text:span text:style-name="OrgSrcFontLockKeywordFace">setq</text:span><text:s/>sdic-eiwa-dictionary-list</text:p>
      <text:p text:style-name="OrgSrcBlock"><text:s/><text:s/><text:s/><text:s/><text:s/><text:s/><text:s/><text:s/><text:s/><text:s/>'((sdicf-client<text:s/><text:span text:style-name="OrgSrcFontLockStringFace">"~/Dropbox/Dic/EIJIRO6/EIJI-128.sdic"</text:span>)))</text:p>
      <text:p text:style-name="OrgSrcBlock"><text:s/><text:s/><text:s/><text:s/><text:span text:style-name="OrgSrcFontLockCommentDelimiterFace">;;<text:s/></text:span><text:span text:style-name="OrgSrcFontLockCommentFace">Dictionary<text:s/>(Japanese<text:s/>=&gt;<text:s/>English)</text:span></text:p>
      <text:p text:style-name="OrgSrcBlock"><text:s/><text:s/><text:s/><text:s/>(<text:span text:style-name="OrgSrcFontLockKeywordFace">setq</text:span><text:s/>sdic-waei-dictionary-list</text:p>
      <text:p text:style-name="OrgSrcBlock"><text:s/><text:s/><text:s/><text:s/><text:s/><text:s/><text:s/><text:s/><text:s/><text:s/>'((sdicf-client<text:s/><text:span text:style-name="OrgSrcFontLockStringFace">"~/Dropbox/Dic/EIJIRO6/WAEI-128.sdic"</text:span>))))</text:p>
      <text:p text:style-name="OrgSrcBlock"/>
      <text:p text:style-name="OrgSrcBlock"><text:s/><text:s/><text:span text:style-name="OrgSrcFontLockCommentDelimiterFace">;;<text:s/></text:span><text:span text:style-name="OrgSrcFontLockCommentFace">カーソルの位置の英単語の意味を調べる</text:span></text:p>
      <text:p text:style-name="OrgSrcBlock"><text:s/><text:s/>(global-set-key<text:s/>(kbd<text:s/><text:span text:style-name="OrgSrcFontLockStringFace">"C-M-w"</text:span>)<text:s/>'sdic-describe-word-at-point)</text:p>
      <text:p text:style-name="OrgSrcBlock"><text:s/><text:s/><text:span text:style-name="OrgSrcFontLockCommentDelimiterFace">;;<text:s/></text:span><text:span text:style-name="OrgSrcFontLockCommentFace">ミニバッファに英単語を入れて英辞郎を使う</text:span></text:p>
      <text:p text:style-name="OrgSrcBlockLastLine"><text:s/><text:s/>(global-set-key<text:s/>(kbd<text:s/><text:span text:style-name="OrgSrcFontLockStringFace">"C-c<text:s/>w"</text:span>)<text:s/>'sdic-describe-word))</text:p>
      <text:h text:style-name="Heading_20_2" text:outline-level="2" text:is-list-header="false">
<text:bookmark-start text:name="OrgXref.org25361c2"/>
<text:bookmark text:name="org25361c2"/>[osx-dictionary.el] MacOSのdictionary.appで辞書をひく
<text:bookmark-end text:name="OrgXref.org25361c2"/></text:h>
      <text:p text:style-name="Text_20_body"><text:span text:style-name="OrgCode">osx-dictionary</text:span> なるパッケージが存在します．さくさくと高速に動作します．<text:line-break/></text:p>
      <text:p text:style-name="OrgSrcBlock">(<text:span text:style-name="OrgSrcFontLockKeywordFace">when</text:span><text:s/>(autoload-if-found</text:p>
      <text:p text:style-name="OrgSrcBlock"><text:s/><text:s/><text:s/><text:s/><text:s/><text:s/><text:s/>'(osx-dictionary-search-pointer<text:s/>osx-dictionary-search-input)</text:p>
      <text:p text:style-name="OrgSrcBlock"><text:s/><text:s/><text:s/><text:s/><text:s/><text:s/><text:s/><text:span text:style-name="OrgSrcFontLockStringFace">"osx-dictionary"</text:span><text:s/>nil<text:s/>t)</text:p>
      <text:p text:style-name="OrgSrcBlock"/>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osx-dictionary</text:span><text:s/>nil<text:s/>t))</text:p>
      <text:p text:style-name="OrgSrcBlock"/>
      <text:p text:style-name="OrgSrcBlock"><text:s/><text:s/>(<text:span text:style-name="OrgSrcFontLockKeywordFace">with-eval-after-load</text:span><text:s/><text:span text:style-name="OrgSrcFontLockStringFace">"osx-dictionary"</text:span></text:p>
      <text:p text:style-name="OrgSrcBlock"><text:s/><text:s/><text:s/><text:s/>(<text:span text:style-name="OrgSrcFontLockKeywordFace">setq</text:span><text:s/>osx-dictionary-dictionary-choice<text:s/><text:span text:style-name="OrgSrcFontLockStringFace">"英辞郎<text:s/>第七版"</text:span>))</text:p>
      <text:p text:style-name="OrgSrcBlock"/>
      <text:p text:style-name="OrgSrcBlock"><text:s/><text:s/>(global-set-key<text:s/>(kbd<text:s/><text:span text:style-name="OrgSrcFontLockStringFace">"C-c<text:s/>f<text:s/>w"</text:span>)<text:s/>#'osx-dictionary-search-input)</text:p>
      <text:p text:style-name="OrgSrcBlockLastLine"><text:s/><text:s/>(global-set-key<text:s/>(kbd<text:s/><text:span text:style-name="OrgSrcFontLockStringFace">"C-M-w"</text:span>)<text:s/>#'osx-dictionary-search-pointer))</text:p>
      <text:p text:style-name="Text_20_body">COBUILD5をデフォルトで使うには，次のサイト参照してください．<text:line-break/></text:p>
      <text:list text:style-name="OrgBulletedList" text:continue-numbering="false">
        <text:list-item>
          <text:p text:style-name="Text_20_body"><text:a xlink:type="simple" xlink:href="http://safx-dev.blogspot.jp/2012/02/collins-cobuld-5dictionaryapp.html">Collins COBULD 5をDictionary.appで利用できるようにする</text:a><text:line-break/></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もしくは， <text:span text:style-name="OrgCode">osx-dictionary-dictionary-choice</text:span> で辞書名を指定します．<text:line-break/></text:p>
      <text:h text:style-name="Heading_20_3" text:outline-level="3" text:is-list-header="false">
<text:bookmark-start text:name="OrgXref.org6dfed25"/>
<text:bookmark text:name="org6dfed25"/>MacOSのdictionary.appでCOBUILD5の辞書をひく（旧）
<text:bookmark-end text:name="OrgXref.org6dfed25"/></text:h>
      <text:p text:style-name="Text_20_body">OS標準の辞書アプリ（dictionary.app）を経由して，バッファにCOBUILD5のデータを流し込むことができます．<text:line-break/></text:p>
      <text:list text:style-name="OrgBulletedList" text:continue-numbering="false">
        <text:list-item>
          <text:p text:style-name="Text_20_body"><text:a xlink:type="simple" xlink:href="http://sakito.jp/mac/dictionary.html#emacs">辞書(Dictionary).appを使い倒そう</text:a><text:line-break/></text:p>
        </text:list-item>
      </text:list>
      <text:p text:style-name="Text_20_body">以下の関数を準備します．<text:line-break/></text:p>
      <text:p text:style-name="OrgSrcBlock">(<text:span text:style-name="OrgSrcFontLockKeywordFace">defun</text:span><text:s/><text:span text:style-name="OrgSrcFontLockFunctionNameFace">dictionary</text:span><text:s/>()</text:p>
      <text:p text:style-name="OrgSrcBlock"><text:s/><text:s/><text:span text:style-name="OrgSrcFontLockDocFace">"dictionary.app"</text:span></text:p>
      <text:p text:style-name="OrgSrcBlock"><text:s/><text:s/>(<text:span text:style-name="OrgSrcFontLockKeywordFace">interactive</text:span>)</text:p>
      <text:p text:style-name="OrgSrcBlock"/>
      <text:p text:style-name="OrgSrcBlock"><text:s/><text:s/>(<text:span text:style-name="OrgSrcFontLockKeywordFace">let</text:span><text:s/>((editable<text:s/>(not<text:s/>buffer-read-only))</text:p>
      <text:p text:style-name="OrgSrcBlock"><text:s/><text:s/><text:s/><text:s/><text:s/><text:s/><text:s/><text:s/>(pt<text:s/>(<text:span text:style-name="OrgSrcFontLockKeywordFace">save-excursion</text:span><text:s/>(mouse-set-point<text:s/>last-nonmenu-event)))</text:p>
      <text:p text:style-name="OrgSrcBlock"><text:s/><text:s/><text:s/><text:s/><text:s/><text:s/><text:s/><text:s/>beg<text:s/>end)</text:p>
      <text:p text:style-name="OrgSrcBlock"/>
      <text:p text:style-name="OrgSrcBlock"><text:s/><text:s/><text:s/><text:s/>(<text:span text:style-name="OrgSrcFontLockKeywordFace">if</text:span><text:s/>(<text:span text:style-name="OrgSrcFontLockKeywordFace">and</text:span><text:s/>mark-active</text:p>
      <text:p text:style-name="OrgSrcBlock"><text:s/><text:s/><text:s/><text:s/><text:s/><text:s/><text:s/><text:s/><text:s/><text:s/><text:s/><text:s/><text:s/>(&lt;=<text:s/>(region-beginning)<text:s/>pt)<text:s/>(&lt;=<text:s/>pt<text:s/>(region-end))<text:s/>)</text:p>
      <text:p text:style-name="OrgSrcBlock"><text:s/><text:s/><text:s/><text:s/><text:s/><text:s/><text:s/><text:s/>(<text:span text:style-name="OrgSrcFontLockKeywordFace">setq</text:span><text:s/>beg<text:s/>(region-beginning)</text:p>
      <text:p text:style-name="OrgSrcBlock"><text:s/><text:s/><text:s/><text:s/><text:s/><text:s/><text:s/><text:s/><text:s/><text:s/><text:s/><text:s/><text:s/><text:s/>end<text:s/>(region-end))</text:p>
      <text:p text:style-name="OrgSrcBlock"><text:s/><text:s/><text:s/><text:s/><text:s/><text:s/>(<text:span text:style-name="OrgSrcFontLockKeywordFace">save-excursion</text:span></text:p>
      <text:p text:style-name="OrgSrcBlock"><text:s/><text:s/><text:s/><text:s/><text:s/><text:s/><text:s/><text:s/>(goto-char<text:s/>pt)</text:p>
      <text:p text:style-name="OrgSrcBlock"><text:s/><text:s/><text:s/><text:s/><text:s/><text:s/><text:s/><text:s/>(<text:span text:style-name="OrgSrcFontLockKeywordFace">setq</text:span><text:s/>end<text:s/>(<text:span text:style-name="OrgSrcFontLockKeywordFace">progn</text:span><text:s/>(forward-word)<text:s/>(point)))</text:p>
      <text:p text:style-name="OrgSrcBlock"><text:s/><text:s/><text:s/><text:s/><text:s/><text:s/><text:s/><text:s/>(<text:span text:style-name="OrgSrcFontLockKeywordFace">setq</text:span><text:s/>beg<text:s/>(<text:span text:style-name="OrgSrcFontLockKeywordFace">progn</text:span><text:s/>(backward-word)<text:s/>(point)))</text:p>
      <text:p text:style-name="OrgSrcBlock"><text:s/><text:s/><text:s/><text:s/><text:s/><text:s/><text:s/><text:s/>))</text:p>
      <text:p text:style-name="OrgSrcBlock"/>
      <text:p text:style-name="OrgSrcBlock"><text:s/><text:s/><text:s/><text:s/>(<text:span text:style-name="OrgSrcFontLockKeywordFace">let</text:span><text:s/>((word<text:s/>(buffer-substring-no-properties<text:s/>beg<text:s/>end))</text:p>
      <text:p text:style-name="OrgSrcBlock"><text:s/><text:s/><text:s/><text:s/><text:s/><text:s/><text:s/><text:s/><text:s/><text:s/><text:span text:style-name="OrgSrcFontLockCommentDelimiterFace">;;<text:s/><text:s/><text:s/><text:s/><text:s/><text:s/><text:s/><text:s/><text:s/><text:s/><text:s/><text:s/></text:span><text:span text:style-name="OrgSrcFontLockCommentFace">(win<text:s/>(selected-window))</text:span></text:p>
      <text:p text:style-name="OrgSrcBlock"><text:s/><text:s/><text:s/><text:s/><text:s/><text:s/><text:s/><text:s/><text:s/><text:s/>(tmpbuf<text:s/><text:span text:style-name="OrgSrcFontLockStringFace">"<text:s/>*<text:s/>dict-process*"</text:span>))</text:p>
      <text:p text:style-name="OrgSrcBlock"><text:s/><text:s/><text:s/><text:s/><text:s/><text:s/>(pop-to-buffer<text:s/>tmpbuf)</text:p>
      <text:p text:style-name="OrgSrcBlock"><text:s/><text:s/><text:s/><text:s/><text:s/><text:s/>(erase-buffer)</text:p>
      <text:p text:style-name="OrgSrcBlock"><text:s/><text:s/><text:s/><text:s/><text:s/><text:s/>(insert<text:s/><text:span text:style-name="OrgSrcFontLockStringFace">"Query:<text:s/>"</text:span><text:s/>word<text:s/><text:span text:style-name="OrgSrcFontLockStringFace">"\n\n"</text:span>)</text:p>
      <text:p text:style-name="OrgSrcBlock"><text:s/><text:s/><text:s/><text:s/><text:s/><text:s/>(start-process<text:s/><text:span text:style-name="OrgSrcFontLockStringFace">"dict-process"</text:span><text:s/>tmpbuf<text:s/><text:span text:style-name="OrgSrcFontLockStringFace">"dict.py"</text:span><text:s/>word)</text:p>
      <text:p text:style-name="OrgSrcBlock"><text:s/><text:s/><text:s/><text:s/><text:s/><text:s/>(goto-char<text:s/>0)</text:p>
      <text:p text:style-name="OrgSrcBlock"><text:s/><text:s/><text:s/><text:s/><text:s/><text:s/><text:span text:style-name="OrgSrcFontLockCommentDelimiterFace">;;<text:s/><text:s/><text:s/><text:s/><text:s/><text:s/><text:s/><text:s/></text:span><text:span text:style-name="OrgSrcFontLockCommentFace">(select-window<text:s/>win)</text:span></text:p>
      <text:p text:style-name="OrgSrcBlockLastLine"><text:s/><text:s/><text:s/><text:s/><text:s/><text:s/>)))</text:p>
      <text:p text:style-name="Text_20_body">これでカーソル以下の単語の情報が別ウィンドウに出ます．チェックし終わったら <text:span text:style-name="OrgCode">C-x 1</text:span> (delete-other-windows) で表示を閉じます． <text:span text:style-name="OrgCode">q</text:span> で閉じられるようにしたり，ツールチップで表示したりもできるはずです．<text:line-break/></text:p>
      <text:p text:style-name="Text_20_body">マスタカさんのナイスソリューションをまだ試していないので，こちらの方がエレガントかもしれません．<text:line-break/></text:p>
      <text:list text:style-name="OrgBulletedList" text:continue-numbering="false">
        <text:list-item>
          <text:p text:style-name="Text_20_body"><text:a xlink:type="simple" xlink:href="http://masutaka.net/chalow/2011-05-18-1.html">Emacs で Mac の辞書を sdic っぽく使う </text:a><text:line-break/></text:p>
        </text:list-item>
        <text:list-item>
          <text:p text:style-name="Text_20_body"><text:a xlink:type="simple" xlink:href="http://masutaka.net/chalow/2012-09-17-1.html">EmacsからMacの辞書をお手軽に使う</text:a><text:line-break/></text:p>
        </text:list-item>
      </text:list>
      <text:p text:style-name="Text_20_body">なお，COBUILD5の辞書データをdictionary.appで引けるようにするには以下の操作が必要です．<text:line-break/></text:p>
      <text:list text:style-name="OrgBulletedList" text:continue-numbering="false">
        <text:list-item>
          <text:p text:style-name="Text_20_body"><text:a xlink:type="simple" xlink:href="http://safx-dev.blogspot.jp/2012/02/collins-cobuld-5dictionaryapp.html">Collins COBULD 5をDictionary.appで利用できるようにする</text:a><text:line-break/></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text:line-break/></text:p>
      <text:list text:style-name="OrgNumberedList" text:continue-numbering="false">
        <text:list-item>
          <text:p text:style-name="Text_20_body">
<text:bookmark-start text:name="OrgXref.org18635a6"/>
<text:bookmark text:name="org18635a6"/>マイナーモード化
<text:bookmark-end text:name="OrgXref.org18635a6"/></text:p>
          <text:p text:style-name="Text_20_body"><text:span text:style-name="OrgCode">q</text:span> で閉じたくなったのでマイナーモードを作りました．これまで通り， <text:span text:style-name="OrgCode">C-M-w</text:span> でカーソル下の単語を調べてポップアップで表示．カーソルはその新しいバッファに移しておき， <text:span text:style-name="OrgCode">q</text:span> で閉じられます．新しいバッファ内で別な単語を <text:span text:style-name="OrgCode">C-M-w</text:span> で調べると，同じバッファに結果を再描画します．<text:line-break/></text:p>
          <text:p text:style-name="Text_20_body">マイナーモード化した elisp は，<text:a xlink:type="simple" xlink:href="https://gist.github.com/takaxp/9786376">gist</text:a>で公開しています．<text:line-break/></text:p>
        </text:list-item>
        <text:list-item>
          <text:p text:style-name="Text_20_body">
<text:bookmark-start text:name="OrgXref.org4239c2b"/>
<text:bookmark text:name="org4239c2b"/>キーバインド
<text:bookmark-end text:name="OrgXref.org4239c2b"/></text:p>
          <text:p text:style-name="Text_20_body">マイナーモード化した dict-app を使う場合は以下のようにします．sdic を使っている人は，sdic 用の設定と衝突しないように気をつけます．<text:line-break/></text:p>
          <text:p text:style-name="OrgSrcBlock">(<text:span text:style-name="OrgSrcFontLockKeywordFace">when</text:span><text:s/>(autoload-if-found</text:p>
          <text:p text:style-name="OrgSrcBlock"><text:s/><text:s/><text:s/><text:s/><text:s/><text:s/><text:s/>'(dict-app-search)</text:p>
          <text:p text:style-name="OrgSrcBlock"><text:s/><text:s/><text:s/><text:s/><text:s/><text:s/><text:s/><text:span text:style-name="OrgSrcFontLockStringFace">"dict-app"</text:span><text:s/>nil<text:s/>t)</text:p>
          <text:p text:style-name="OrgSrcBlock"/>
          <text:p text:style-name="OrgSrcBlock"><text:s/><text:s/><text:span text:style-name="OrgSrcFontLockCommentDelimiterFace">;;<text:s/></text:span><text:span text:style-name="OrgSrcFontLockCommentFace">カーソルの位置の英単語の意味を調べる</text:span></text:p>
          <text:p text:style-name="OrgSrcBlockLastLine"><text:s/><text:s/>(global-set-key<text:s/>(kbd<text:s/><text:span text:style-name="OrgSrcFontLockStringFace">"C-M-w"</text:span>)<text:s/>'dict-app-search))</text:p>
        </text:list-item>
      </text:list>
      <text:h text:style-name="Heading_20_2" text:outline-level="2" text:is-list-header="false">
<text:bookmark-start text:name="OrgXref.orge12c867"/>
<text:bookmark text:name="orge12c867"/>[lookup.el] 辞書
<text:bookmark-end text:name="OrgXref.orge12c867"/></text:h>
      <text:p text:style-name="Text_20_body">最近使っていません．<text:line-break/></text:p>
      <text:p text:style-name="OrgSrcBlock"><text:span text:style-name="OrgSrcFontLockCommentDelimiterFace">;;<text:s/></text:span><text:span text:style-name="OrgSrcFontLockCommentFace">.lookup/cache.el</text:span></text:p>
      <text:p text:style-name="OrgSrcBlock">(<text:span text:style-name="OrgSrcFontLockKeywordFace">setq</text:span><text:s/>lookup-init-directory<text:s/><text:span text:style-name="OrgSrcFontLockStringFace">"~/env/dot_files/.lookup"</text:span>)</text:p>
      <text:p text:style-name="OrgSrcBlock"/>
      <text:p text:style-name="OrgSrcBlock">(autoload<text:s/>'lookup<text:s/><text:span text:style-name="OrgSrcFontLockStringFace">"lookup"</text:span><text:s/>nil<text:s/>t)</text:p>
      <text:p text:style-name="OrgSrcBlock">(autoload<text:s/>'lookup-region<text:s/><text:span text:style-name="OrgSrcFontLockStringFace">"lookup"</text:span><text:s/>nil<text:s/>t)</text:p>
      <text:p text:style-name="OrgSrcBlock">(autoload<text:s/>'lookup-word<text:s/><text:span text:style-name="OrgSrcFontLockStringFace">"lookup"</text:span><text:s/>nil<text:s/>t)</text:p>
      <text:p text:style-name="OrgSrcBlock">(autoload<text:s/>'lookup-select-dictionaries<text:s/><text:span text:style-name="OrgSrcFontLockStringFace">"lookup"</text:span><text:s/>nil<text:s/>t)</text:p>
      <text:p text:style-name="OrgSrcBlock"/>
      <text:p text:style-name="OrgSrcBlock">(<text:span text:style-name="OrgSrcFontLockKeywordFace">setq</text:span><text:s/>lookup-search-modules</text:p>
      <text:p text:style-name="OrgSrcBlock"><text:s/><text:s/><text:s/><text:s/><text:s/><text:s/>'((<text:span text:style-name="OrgSrcFontLockStringFace">"default"</text:span></text:p>
      <text:p text:style-name="OrgSrcBlock"><text:s/><text:s/><text:s/><text:s/><text:s/><text:s/><text:s/><text:s/><text:s/>(<text:span text:style-name="OrgSrcFontLockStringFace">"ndeb:/Users/taka/Dropbox/Dic/COBUILD5/cobuild"</text:span><text:s/><text:span text:style-name="OrgSrcFontLockBuiltinFace">:priority</text:span><text:s/>t)</text:p>
      <text:p text:style-name="OrgSrcBlock"><text:s/><text:s/><text:s/><text:s/><text:s/><text:s/><text:s/><text:s/><text:s/>(<text:span text:style-name="OrgSrcFontLockStringFace">"ndeb:/Users/taka/Dropbox/Dic/COBUILD5/wordbank"</text:span><text:s/><text:span text:style-name="OrgSrcFontLockBuiltinFace">:priority</text:span><text:s/>t)</text:p>
      <text:p text:style-name="OrgSrcBlock"><text:s/><text:s/><text:s/><text:s/><text:s/><text:s/><text:s/><text:s/><text:s/>(<text:span text:style-name="OrgSrcFontLockStringFace">"ndeb:/Users/taka/Dropbox/Dic/LDOCE4/ldoce4"</text:span><text:s/><text:span text:style-name="OrgSrcFontLockBuiltinFace">:priority</text:span><text:s/>t)</text:p>
      <text:p text:style-name="OrgSrcBlock"><text:s/><text:s/><text:s/><text:s/><text:s/><text:s/><text:s/><text:s/><text:s/>(<text:span text:style-name="OrgSrcFontLockStringFace">"ndeb:/Users/taka/Dropbox/Dic/LDOCE4/bank"</text:span><text:s/><text:span text:style-name="OrgSrcFontLockBuiltinFace">:priority</text:span><text:s/>t)</text:p>
      <text:p text:style-name="OrgSrcBlock"><text:s/><text:s/><text:s/><text:s/><text:s/><text:s/><text:s/><text:s/><text:s/>(<text:span text:style-name="OrgSrcFontLockStringFace">"ndeb:/Users/taka/Dropbox/Dic/LDOCE4/colloc"</text:span><text:s/><text:span text:style-name="OrgSrcFontLockBuiltinFace">:priority</text:span><text:s/>t)</text:p>
      <text:p text:style-name="OrgSrcBlock"><text:s/><text:s/><text:s/><text:s/><text:s/><text:s/><text:s/><text:s/><text:s/>(<text:span text:style-name="OrgSrcFontLockStringFace">"ndeb:/Users/taka/Dropbox/Dic/LDOCE4/activ"</text:span><text:s/><text:span text:style-name="OrgSrcFontLockBuiltinFace">:priority</text:span><text:s/>t))))</text:p>
      <text:p text:style-name="OrgSrcBlock"/>
      <text:p text:style-name="OrgSrcBlock">(<text:span text:style-name="OrgSrcFontLockKeywordFace">setq</text:span><text:s/>lookup-agent-attributes</text:p>
      <text:p text:style-name="OrgSrcBlock"><text:s/><text:s/><text:s/><text:s/><text:s/><text:s/>'((<text:span text:style-name="OrgSrcFontLockStringFace">"ndeb:/Users/taka/Dropbox/Dic/COBUILD5"</text:span></text:p>
      <text:p text:style-name="OrgSrcBlock"><text:s/><text:s/><text:s/><text:s/><text:s/><text:s/><text:s/><text:s/><text:s/>(dictionaries<text:s/><text:span text:style-name="OrgSrcFontLockStringFace">"cobuild"</text:span><text:s/><text:span text:style-name="OrgSrcFontLockStringFace">"wordbank"</text:span>))</text:p>
      <text:p text:style-name="OrgSrcBlock"><text:s/><text:s/><text:s/><text:s/><text:s/><text:s/><text:s/><text:s/>(<text:span text:style-name="OrgSrcFontLockStringFace">"ndeb:/Users/taka/Dropbox/Dic/LDOCE4"</text:span></text:p>
      <text:p text:style-name="OrgSrcBlock"><text:s/><text:s/><text:s/><text:s/><text:s/><text:s/><text:s/><text:s/><text:s/>(dictionaries<text:s/><text:span text:style-name="OrgSrcFontLockStringFace">"ldoce4"</text:span><text:s/><text:span text:style-name="OrgSrcFontLockStringFace">"bank"</text:span><text:s/><text:span text:style-name="OrgSrcFontLockStringFace">"colloc"</text:span><text:s/><text:span text:style-name="OrgSrcFontLockStringFace">"activ"</text:span>))))</text:p>
      <text:p text:style-name="OrgSrcBlock"/>
      <text:p text:style-name="OrgSrcBlock">(<text:span text:style-name="OrgSrcFontLockKeywordFace">setq</text:span><text:s/>lookup-dictionary-attributes</text:p>
      <text:p text:style-name="OrgSrcBlock"><text:s/><text:s/><text:s/><text:s/><text:s/><text:s/>'((<text:span text:style-name="OrgSrcFontLockStringFace">"ndeb:/Users/taka/Dropbox/Dic/COBUILD5/cobuild"</text:span></text:p>
      <text:p text:style-name="OrgSrcBlock"><text:s/><text:s/><text:s/><text:s/><text:s/><text:s/><text:s/><text:s/><text:s/>(title<text:s/>.<text:s/><text:span text:style-name="OrgSrcFontLockStringFace">"COBUILD<text:s/>5th<text:s/>Edition"</text:span>)</text:p>
      <text:p text:style-name="OrgSrcBlock"><text:s/><text:s/><text:s/><text:s/><text:s/><text:s/><text:s/><text:s/><text:s/>(methods<text:s/>exact<text:s/>prefix))</text:p>
      <text:p text:style-name="OrgSrcBlock"><text:s/><text:s/><text:s/><text:s/><text:s/><text:s/><text:s/><text:s/>(<text:span text:style-name="OrgSrcFontLockStringFace">"ndeb:/Users/taka/Dropbox/Dic/COBUILD5/wordbank"</text:span></text:p>
      <text:p text:style-name="OrgSrcBlock"><text:s/><text:s/><text:s/><text:s/><text:s/><text:s/><text:s/><text:s/><text:s/>(title<text:s/>.<text:s/><text:span text:style-name="OrgSrcFontLockStringFace">"Wordbank"</text:span>)</text:p>
      <text:p text:style-name="OrgSrcBlock"><text:s/><text:s/><text:s/><text:s/><text:s/><text:s/><text:s/><text:s/><text:s/>(methods))</text:p>
      <text:p text:style-name="OrgSrcBlock"><text:s/><text:s/><text:s/><text:s/><text:s/><text:s/><text:s/><text:s/>(<text:span text:style-name="OrgSrcFontLockStringFace">"ndeb:/Users/taka/Dropbox/Dic/LDOCE4/ldoce4"</text:span></text:p>
      <text:p text:style-name="OrgSrcBlock"><text:s/><text:s/><text:s/><text:s/><text:s/><text:s/><text:s/><text:s/><text:s/>(title<text:s/>.<text:s/><text:span text:style-name="OrgSrcFontLockStringFace">"Longman<text:s/>4th<text:s/>Edition"</text:span>)</text:p>
      <text:p text:style-name="OrgSrcBlock"><text:s/><text:s/><text:s/><text:s/><text:s/><text:s/><text:s/><text:s/><text:s/>(methods<text:s/>exact<text:s/>prefix))</text:p>
      <text:p text:style-name="OrgSrcBlock"><text:s/><text:s/><text:s/><text:s/><text:s/><text:s/><text:s/><text:s/>(<text:span text:style-name="OrgSrcFontLockStringFace">"ndeb:/Users/taka/Dropbox/Dic/LDOCE4/bank"</text:span></text:p>
      <text:p text:style-name="OrgSrcBlock"><text:s/><text:s/><text:s/><text:s/><text:s/><text:s/><text:s/><text:s/><text:s/>(title<text:s/>.<text:s/><text:span text:style-name="OrgSrcFontLockStringFace">"LDOCE4<text:s/>Examples<text:s/>and<text:s/>Phrases"</text:span>)</text:p>
      <text:p text:style-name="OrgSrcBlock"><text:s/><text:s/><text:s/><text:s/><text:s/><text:s/><text:s/><text:s/><text:s/>(methods<text:s/>exact<text:s/>prefix<text:s/>menu))</text:p>
      <text:p text:style-name="OrgSrcBlock"><text:s/><text:s/><text:s/><text:s/><text:s/><text:s/><text:s/><text:s/>(<text:span text:style-name="OrgSrcFontLockStringFace">"ndeb:/Users/taka/Dropbox/Dic/LDOCE4/colloc"</text:span></text:p>
      <text:p text:style-name="OrgSrcBlock"><text:s/><text:s/><text:s/><text:s/><text:s/><text:s/><text:s/><text:s/><text:s/>(title<text:s/>.<text:s/><text:span text:style-name="OrgSrcFontLockStringFace">"LDOCE4<text:s/>Collocation"</text:span>)</text:p>
      <text:p text:style-name="OrgSrcBlock"><text:s/><text:s/><text:s/><text:s/><text:s/><text:s/><text:s/><text:s/><text:s/>(methods<text:s/>exact<text:s/>prefix))</text:p>
      <text:p text:style-name="OrgSrcBlock"><text:s/><text:s/><text:s/><text:s/><text:s/><text:s/><text:s/><text:s/>(<text:span text:style-name="OrgSrcFontLockStringFace">"ndeb:/Users/taka/Dropbox/Dic/LDOCE4/activ"</text:span></text:p>
      <text:p text:style-name="OrgSrcBlock"><text:s/><text:s/><text:s/><text:s/><text:s/><text:s/><text:s/><text:s/><text:s/>(title<text:s/>.<text:s/><text:span text:style-name="OrgSrcFontLockStringFace">"Longman<text:s/>Activator"</text:span>)</text:p>
      <text:p text:style-name="OrgSrcBlock"><text:s/><text:s/><text:s/><text:s/><text:s/><text:s/><text:s/><text:s/><text:s/>(methods<text:s/>exact<text:s/>prefix<text:s/>menu))))</text:p>
      <text:p text:style-name="OrgSrcBlock"/>
      <text:p text:style-name="OrgSrcBlock">(<text:span text:style-name="OrgSrcFontLockKeywordFace">setq</text:span><text:s/>lookup-default-dictionary-options</text:p>
      <text:p text:style-name="OrgSrcBlock"><text:s/><text:s/><text:s/><text:s/><text:s/><text:s/>'((<text:span text:style-name="OrgSrcFontLockBuiltinFace">:stemmer</text:span><text:s/>.<text:s/><text:s/>stem-english)))</text:p>
      <text:p text:style-name="OrgSrcBlock">(<text:span text:style-name="OrgSrcFontLockKeywordFace">setq</text:span><text:s/>lookup-use-kakasi<text:s/>nil)</text:p>
      <text:p text:style-name="OrgSrcBlock">(global-set-key<text:s/>(kbd<text:s/><text:span text:style-name="OrgSrcFontLockStringFace">"&lt;f6&gt;"</text:span>)<text:s/>'lookup-word)</text:p>
      <text:p text:style-name="OrgSrcBlock"/>
      <text:p text:style-name="OrgSrcBlock"><text:span text:style-name="OrgSrcFontLockCommentDelimiterFace">;;;<text:s/></text:span><text:span text:style-name="OrgSrcFontLockCommentFace">lookup<text:s/>for<text:s/>dictionary<text:s/>(require<text:s/>EB<text:s/>Library,<text:s/>eblook,<text:s/>and<text:s/>lookup.el)</text:span></text:p>
      <text:p text:style-name="OrgSrcBlock"><text:span text:style-name="OrgSrcFontLockCommentDelimiterFace">;;<text:s/></text:span><text:span text:style-name="OrgSrcFontLockCommentFace">package<text:s/>download:<text:s/>http://sourceforge.net/projects/lookup</text:span></text:p>
      <text:p text:style-name="OrgSrcBlock"><text:span text:style-name="OrgSrcFontLockCommentDelimiterFace">;;<text:s/></text:span><text:span text:style-name="OrgSrcFontLockCommentFace">http://lookup.sourceforge.net/docs/ja/index.shtml#Top</text:span></text:p>
      <text:p text:style-name="OrgSrcBlock"><text:span text:style-name="OrgSrcFontLockCommentDelimiterFace">;;<text:s/></text:span><text:span text:style-name="OrgSrcFontLockCommentFace">http://www.bookshelf.jp/texi/lookup/lookup-guide.html#SEC_Top</text:span></text:p>
      <text:p text:style-name="OrgSrcBlock"><text:span text:style-name="OrgSrcFontLockCommentDelimiterFace">;;</text:span><text:span text:style-name="OrgSrcFontLockCommentFace">(load<text:s/>"lookup-autoloads")<text:s/>;<text:s/>for<text:s/>1.99</text:span></text:p>
      <text:p text:style-name="OrgSrcBlock"><text:span text:style-name="OrgSrcFontLockCommentDelimiterFace">;;</text:span><text:span text:style-name="OrgSrcFontLockCommentFace">(autoload<text:s/>'lookup<text:s/>"lookup"<text:s/>nil<text:s/>t)</text:span></text:p>
      <text:p text:style-name="OrgSrcBlock"><text:span text:style-name="OrgSrcFontLockCommentDelimiterFace">;;</text:span><text:span text:style-name="OrgSrcFontLockCommentFace">(autoload<text:s/>'lookup-region<text:s/>"lookup"<text:s/>nil<text:s/>t)</text:span></text:p>
      <text:p text:style-name="OrgSrcBlock"><text:span text:style-name="OrgSrcFontLockCommentDelimiterFace">;;</text:span><text:span text:style-name="OrgSrcFontLockCommentFace">(autoload<text:s/>'lookup-word<text:s/>"lookup"<text:s/>nil<text:s/>t)</text:span></text:p>
      <text:p text:style-name="OrgSrcBlock"><text:span text:style-name="OrgSrcFontLockCommentDelimiterFace">;;</text:span><text:span text:style-name="OrgSrcFontLockCommentFace">(autoload<text:s/>'lookup-select-dictionaries<text:s/>"lookup"<text:s/>nil<text:s/>t)</text:span></text:p>
      <text:p text:style-name="OrgSrcBlock"><text:span text:style-name="OrgSrcFontLockCommentDelimiterFace">;;<text:s/></text:span><text:span text:style-name="OrgSrcFontLockCommentFace">Search<text:s/>Agents</text:span></text:p>
      <text:p text:style-name="OrgSrcBlock"><text:span text:style-name="OrgSrcFontLockCommentDelimiterFace">;;<text:s/></text:span><text:span text:style-name="OrgSrcFontLockCommentFace">ndeb<text:s/>option<text:s/>requries<text:s/>"eblook"<text:s/>command</text:span></text:p>
      <text:p text:style-name="OrgSrcBlock"><text:span text:style-name="OrgSrcFontLockCommentDelimiterFace">;;<text:s/></text:span><text:span text:style-name="OrgSrcFontLockCommentFace">Use<text:s/>expand-file-name!</text:span></text:p>
      <text:p text:style-name="OrgSrcBlock"><text:span text:style-name="OrgSrcFontLockCommentDelimiterFace">;;</text:span><text:span text:style-name="OrgSrcFontLockCommentFace">(setq<text:s/>lookup-search-agents<text:s/>`((ndeb<text:s/>,(concat<text:s/>homedir<text:s/>"/Dropbox/Dic/COBUILD5"))</text:span></text:p>
      <text:p text:style-name="OrgSrcBlock"><text:span text:style-name="OrgSrcFontLockCommentDelimiterFace">;;<text:s/><text:s/><text:s/><text:s/><text:s/><text:s/><text:s/><text:s/><text:s/><text:s/><text:s/><text:s/><text:s/><text:s/><text:s/><text:s/><text:s/><text:s/><text:s/><text:s/><text:s/><text:s/><text:s/><text:s/><text:s/><text:s/><text:s/><text:s/></text:span><text:span text:style-name="OrgSrcFontLockCommentFace">(ndeb<text:s/>,(concat<text:s/>homedir<text:s/>"/Dropbox/Dic/LDOCE4"))))</text:span></text:p>
      <text:p text:style-name="OrgSrcBlock"><text:span text:style-name="OrgSrcFontLockCommentDelimiterFace">;;</text:span><text:span text:style-name="OrgSrcFontLockCommentFace">(setq<text:s/>lookup-use-bitmap<text:s/>nil)</text:span></text:p>
      <text:p text:style-name="OrgSrcBlock"><text:span text:style-name="OrgSrcFontLockCommentDelimiterFace">;;</text:span><text:span text:style-name="OrgSrcFontLockCommentFace">(setq<text:s/>ndeb-program-name<text:s/>"/usr/bin/eblook")</text:span></text:p>
      <text:p text:style-name="OrgSrcBlock"><text:span text:style-name="OrgSrcFontLockCommentDelimiterFace">;;</text:span><text:span text:style-name="OrgSrcFontLockCommentFace">(when<text:s/>(eq<text:s/>window-system<text:s/>'ns)</text:span></text:p>
      <text:p text:style-name="OrgSrcBlock"><text:span text:style-name="OrgSrcFontLockCommentDelimiterFace">;;<text:s/><text:s/></text:span><text:span text:style-name="OrgSrcFontLockCommentFace">(setq<text:s/>ndeb-program-name<text:s/>"/opt/local/bin/eblook")</text:span></text:p>
      <text:p text:style-name="OrgSrcBlock"><text:span text:style-name="OrgSrcFontLockCommentDelimiterFace">;;<text:s/><text:s/></text:span><text:span text:style-name="OrgSrcFontLockCommentFace">(setq<text:s/>ndeb-program-arguments<text:s/>'("-q"<text:s/>"-e"<text:s/>"euc-jp"))</text:span></text:p>
      <text:p text:style-name="OrgSrcBlockLastLine"><text:span text:style-name="OrgSrcFontLockCommentDelimiterFace">;;<text:s/><text:s/></text:span><text:span text:style-name="OrgSrcFontLockCommentFace">(setq<text:s/>ndeb-process-coding-system<text:s/>'utf-8))<text:s/>;<text:s/>utf-8-hfs</text:span></text:p>
      <text:h text:style-name="Heading_20_2" text:outline-level="2" text:is-list-header="false">
<text:bookmark-start text:name="OrgXref.orgb7df5b2"/>
<text:bookmark text:name="orgb7df5b2"/>[cacoo] Cacoo で描く
<text:bookmark-end text:name="OrgXref.orgb7df5b2"/></text:h>
      <text:p text:style-name="Text_20_body">画像をリサイズしてバッファに表示する用途にも使える．<text:line-break/></text:p>
      <text:p text:style-name="OrgSrcBlock">(<text:span text:style-name="OrgSrcFontLockKeywordFace">when</text:span><text:s/>(autoload-if-found</text:p>
      <text:p text:style-name="OrgSrcBlock"><text:s/><text:s/><text:s/><text:s/><text:s/><text:s/><text:s/>'(toggle-cacoo-minor-mode)</text:p>
      <text:p text:style-name="OrgSrcBlock"><text:s/><text:s/><text:s/><text:s/><text:s/><text:s/><text:s/><text:span text:style-name="OrgSrcFontLockStringFace">"cacoo"</text:span><text:s/>nil<text:s/>t)</text:p>
      <text:p text:style-name="OrgSrcBlock"/>
      <text:p text:style-name="OrgSrcBlock"><text:s/><text:s/>(<text:span text:style-name="OrgSrcFontLockKeywordFace">with-eval-after-load</text:span><text:s/><text:span text:style-name="OrgSrcFontLockStringFace">"cacoo"</text:span></text:p>
      <text:p text:style-name="OrgSrcBlock"><text:s/><text:s/><text:s/><text:s/>(<text:span text:style-name="OrgSrcFontLockKeywordFace">require</text:span><text:s/>'<text:span text:style-name="OrgSrcFontLockConstantFace">cacoo-plugins</text:span>))</text:p>
      <text:p text:style-name="OrgSrcBlock"/>
      <text:p text:style-name="OrgSrcBlockLastLine"><text:s/><text:s/>(global-set-key<text:s/>(kbd<text:s/><text:span text:style-name="OrgSrcFontLockStringFace">"M--"</text:span>)<text:s/>'toggle-cacoo-minor-mode))</text:p>
      <text:h text:style-name="Heading_20_2" text:outline-level="2" text:is-list-header="false">
<text:bookmark-start text:name="OrgXref.orgd72be9a"/>
<text:bookmark text:name="orgd72be9a"/>[iedit] バッファ内の同じ文字列を一度に編集する
<text:bookmark-end text:name="OrgXref.orgd72be9a"/></text:h>
      <text:p text:style-name="Text_20_body"><text:a xlink:type="simple" xlink:href="http://emacswiki.org/emacs/iedit.el">iedit.el</text:a> を使うと，バッファ内の同じ文字列を一度に編集することができる．部分重複のない変数名を置き換えるときに有用な場合がある．<text:line-break/></text:p>
      <text:p text:style-name="OrgSrcBlockLastLine">(<text:span text:style-name="OrgSrcFontLockKeywordFace">require</text:span><text:s/>'<text:span text:style-name="OrgSrcFontLockConstantFace">iedit</text:span><text:s/>nil<text:s/>t)</text:p>
      <text:h text:style-name="Heading_20_2" text:outline-level="2" text:is-list-header="false">
<text:bookmark-start text:name="OrgXref.orgf3d3c36"/>
<text:bookmark text:name="orgf3d3c36"/>[web-mode] HTML編集
<text:bookmark-end text:name="OrgXref.orgf3d3c36"/></text:h>
      <text:p text:style-name="Text_20_body">HTML編集をするなら <text:a xlink:type="simple" xlink:href="http://web-mode.org/">web-mode</text:a> がお勧めです．古いHTMLモードを使っている方は，移行時期です．以下の <text:span text:style-name="OrgCode">my:web-indent-fold</text:span> では， タブキーを打つたびにタグでくくられた領域を展開／非表示して整形します．Org-mode っぽい動作になりますが，操作の度にバッファに変更が加わったと判断されるので好みが分かれると思います．自動保存を有効にしているとそれほど気になりません．<text:line-break/></text:p>
      <text:p text:style-name="OrgSrcBlock">(<text:span text:style-name="OrgSrcFontLockKeywordFace">when</text:span><text:s/>(autoload-if-found</text:p>
      <text:p text:style-name="OrgSrcBlock"><text:s/><text:s/><text:s/><text:s/><text:s/><text:s/><text:s/>'(web-mode)</text:p>
      <text:p text:style-name="OrgSrcBlock"><text:s/><text:s/><text:s/><text:s/><text:s/><text:s/><text:s/><text:span text:style-name="OrgSrcFontLockStringFace">"web-mode"</text:span><text:s/><text:span text:style-name="OrgSrcFontLockStringFace">"web-mode"</text:span><text:s/>t)</text:p>
      <text:p text:style-name="OrgSrcBlock"/>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web-mode</text:span><text:s/>nil<text:s/>t))</text:p>
      <text:p text:style-name="OrgSrcBlock"/>
      <text:p text:style-name="OrgSrcBlock"><text:s/><text:s/>(<text:span text:style-name="OrgSrcFontLockKeywordFace">with-eval-after-load</text:span><text:s/><text:span text:style-name="OrgSrcFontLockStringFace">"web-mode"</text:span></text:p>
      <text:p text:style-name="OrgSrcBlock"><text:s/><text:s/><text:s/><text:s/>(<text:span text:style-name="OrgSrcFontLockKeywordFace">defun</text:span><text:s/><text:span text:style-name="OrgSrcFontLockFunctionNameFace">my:web-indent-fold</text:span><text:s/>()</text:p>
      <text:p text:style-name="OrgSrcBlock"><text:s/><text:s/><text:s/><text:s/><text:s/><text:s/>(<text:span text:style-name="OrgSrcFontLockKeywordFace">interactive</text:span>)</text:p>
      <text:p text:style-name="OrgSrcBlock"><text:s/><text:s/><text:s/><text:s/><text:s/><text:s/>(web-mode-fold-or-unfold)</text:p>
      <text:p text:style-name="OrgSrcBlock"><text:s/><text:s/><text:s/><text:s/><text:s/><text:s/>(web-mode-buffer-indent)</text:p>
      <text:p text:style-name="OrgSrcBlock"><text:s/><text:s/><text:s/><text:s/><text:s/><text:s/>(indent-for-tab-command))</text:p>
      <text:p text:style-name="OrgSrcBlock"/>
      <text:p text:style-name="OrgSrcBlock"><text:s/><text:s/><text:s/><text:s/><text:span text:style-name="OrgSrcFontLockCommentDelimiterFace">;;<text:s/></text:span><text:span text:style-name="OrgSrcFontLockCommentFace">indent</text:span></text:p>
      <text:p text:style-name="OrgSrcBlock"><text:s/><text:s/><text:s/><text:s/>(<text:span text:style-name="OrgSrcFontLockKeywordFace">setq</text:span><text:s/>web-mode-markup-indent-offset<text:s/>1)</text:p>
      <text:p text:style-name="OrgSrcBlock"/>
      <text:p text:style-name="OrgSrcBlock"><text:s/><text:s/><text:s/><text:s/><text:span text:style-name="OrgSrcFontLockCommentDelimiterFace">;;<text:s/></text:span><text:span text:style-name="OrgSrcFontLockCommentFace">色の設定</text:span></text:p>
      <text:p text:style-name="OrgSrcBlock"><text:s/><text:s/><text:s/><text:s/>(custom-set-faces</text:p>
      <text:p text:style-name="OrgSrcBlock"><text:s/><text:s/><text:s/><text:s/><text:s/><text:span text:style-name="OrgSrcFontLockCommentDelimiterFace">;;<text:s/></text:span><text:span text:style-name="OrgSrcFontLockCommentFace">custom-set-faces<text:s/>was<text:s/>added<text:s/>by<text:s/>Custom.</text:span></text:p>
      <text:p text:style-name="OrgSrcBlock"><text:s/><text:s/><text:s/><text:s/><text:s/><text:span text:style-name="OrgSrcFontLockCommentDelimiterFace">;;<text:s/></text:span><text:span text:style-name="OrgSrcFontLockCommentFace">If<text:s/>you<text:s/>edit<text:s/>it<text:s/>by<text:s/>hand,<text:s/>you<text:s/>could<text:s/>mess<text:s/>it<text:s/>up,<text:s/>so<text:s/>be<text:s/>careful.</text:span></text:p>
      <text:p text:style-name="OrgSrcBlock"><text:s/><text:s/><text:s/><text:s/><text:s/><text:span text:style-name="OrgSrcFontLockCommentDelimiterFace">;;<text:s/></text:span><text:span text:style-name="OrgSrcFontLockCommentFace">Your<text:s/>init<text:s/>file<text:s/>should<text:s/>contain<text:s/>only<text:s/>one<text:s/>such<text:s/>instance.</text:span></text:p>
      <text:p text:style-name="OrgSrcBlock"><text:s/><text:s/><text:s/><text:s/><text:s/><text:span text:style-name="OrgSrcFontLockCommentDelimiterFace">;;<text:s/></text:span><text:span text:style-name="OrgSrcFontLockCommentFace">If<text:s/>there<text:s/>is<text:s/>more<text:s/>than<text:s/>one,<text:s/>they<text:s/>won't<text:s/>work<text:s/>right.</text:span></text:p>
      <text:p text:style-name="OrgSrcBlock"><text:s/><text:s/><text:s/><text:s/><text:s/>'(web-mode-comment-face<text:s/>((t<text:s/>(<text:span text:style-name="OrgSrcFontLockBuiltinFace">:foreground</text:span><text:s/><text:span text:style-name="OrgSrcFontLockStringFace">"</text:span><text:span text:style-name="OrgSrcDefault0004">#D9333F</text:span><text:span text:style-name="OrgSrcFontLockStringFace">"</text:span>))))</text:p>
      <text:p text:style-name="OrgSrcBlock"><text:s/><text:s/><text:s/><text:s/><text:s/>'(web-mode-css-at-rule-face<text:s/>((t<text:s/>(<text:span text:style-name="OrgSrcFontLockBuiltinFace">:foreground</text:span><text:s/><text:span text:style-name="OrgSrcFontLockStringFace">"</text:span><text:span text:style-name="OrgSrcDefault0005">#FF7F00</text:span><text:span text:style-name="OrgSrcFontLockStringFace">"</text:span>))))</text:p>
      <text:p text:style-name="OrgSrcBlock"><text:s/><text:s/><text:s/><text:s/><text:s/>'(web-mode-css-pseudo-class-face<text:s/>((t<text:s/>(<text:span text:style-name="OrgSrcFontLockBuiltinFace">:foreground</text:span><text:s/><text:span text:style-name="OrgSrcFontLockStringFace">"</text:span><text:span text:style-name="OrgSrcDefault0005">#FF7F00</text:span><text:span text:style-name="OrgSrcFontLockStringFace">"</text:span>))))</text:p>
      <text:p text:style-name="OrgSrcBlock"><text:s/><text:s/><text:s/><text:s/><text:s/>'(web-mode-css-rule-face<text:s/>((t<text:s/>(<text:span text:style-name="OrgSrcFontLockBuiltinFace">:foreground</text:span><text:s/><text:span text:style-name="OrgSrcFontLockStringFace">"</text:span><text:span text:style-name="OrgSrcDefault0006">#A0D8EF</text:span><text:span text:style-name="OrgSrcFontLockStringFace">"</text:span>))))</text:p>
      <text:p text:style-name="OrgSrcBlock"><text:s/><text:s/><text:s/><text:s/><text:s/>'(web-mode-doctype-face<text:s/>((t<text:s/>(<text:span text:style-name="OrgSrcFontLockBuiltinFace">:foreground</text:span><text:s/><text:span text:style-name="OrgSrcFontLockStringFace">"</text:span><text:span text:style-name="OrgSrcDefault0007">#82AE46</text:span><text:span text:style-name="OrgSrcFontLockStringFace">"</text:span>))))</text:p>
      <text:p text:style-name="OrgSrcBlock"><text:s/><text:s/><text:s/><text:s/><text:s/>'(web-mode-html-attr-name-face<text:s/>((t<text:s/>(<text:span text:style-name="OrgSrcFontLockBuiltinFace">:foreground</text:span><text:s/><text:span text:style-name="OrgSrcFontLockStringFace">"</text:span><text:span text:style-name="OrgSrcDefault0008">#C97586</text:span><text:span text:style-name="OrgSrcFontLockStringFace">"</text:span>))))</text:p>
      <text:p text:style-name="OrgSrcBlock"><text:s/><text:s/><text:s/><text:s/><text:s/>'(web-mode-html-attr-value-face<text:s/>((t<text:s/>(<text:span text:style-name="OrgSrcFontLockBuiltinFace">:foreground</text:span><text:s/><text:span text:style-name="OrgSrcFontLockStringFace">"</text:span><text:span text:style-name="OrgSrcDefault0007">#82AE46</text:span><text:span text:style-name="OrgSrcFontLockStringFace">"</text:span>))))</text:p>
      <text:p text:style-name="OrgSrcBlock"><text:s/><text:s/><text:s/><text:s/><text:s/>'(web-mode-html-tag-face<text:s/>((t<text:s/>(<text:span text:style-name="OrgSrcFontLockBuiltinFace">:foreground</text:span><text:s/><text:span text:style-name="OrgSrcFontLockStringFace">"#</text:span><text:span text:style-name="OrgSrcDefault0009">#4682ae</text:span><text:span text:style-name="OrgSrcFontLockStringFace">"</text:span><text:s/><text:span text:style-name="OrgSrcFontLockBuiltinFace">:weight</text:span><text:s/>bold))))</text:p>
      <text:p text:style-name="OrgSrcBlock"><text:s/><text:s/><text:s/><text:s/><text:s/>'(web-mode-server-comment-face<text:s/>((t<text:s/>(<text:span text:style-name="OrgSrcFontLockBuiltinFace">:foreground</text:span><text:s/><text:span text:style-name="OrgSrcFontLockStringFace">"</text:span><text:span text:style-name="OrgSrcDefault0004">#D9333F</text:span><text:span text:style-name="OrgSrcFontLockStringFace">"</text:span>)))))</text:p>
      <text:p text:style-name="OrgSrcBlock"><text:s/><text:s/><text:s/><text:s/>(define-key<text:s/>web-mode-map<text:s/>(kbd<text:s/><text:span text:style-name="OrgSrcFontLockStringFace">"&lt;tab&gt;"</text:span>)<text:s/>'my:web-indent-fold))</text:p>
      <text:p text:style-name="OrgSrcBlock"/>
      <text:p text:style-name="OrgSrcBlock"><text:s/><text:s/><text:span text:style-name="OrgSrcFontLockCommentDelimiterFace">;;<text:s/></text:span><text:span text:style-name="OrgSrcFontLockCommentFace">web-mode<text:s/>で開くファイルの拡張子を指定</text:span></text:p>
      <text:p text:style-name="OrgSrcBlock"><text:s/><text:s/>(<text:span text:style-name="OrgSrcFontLockKeywordFace">push</text:span><text:s/>'(<text:span text:style-name="OrgSrcFontLockStringFace">"\\.phtml\\'"</text:span><text:s/>.<text:s/>web-mode)<text:s/>auto-mode-alist)</text:p>
      <text:p text:style-name="OrgSrcBlock"><text:s/><text:s/>(<text:span text:style-name="OrgSrcFontLockKeywordFace">push</text:span><text:s/>'(<text:span text:style-name="OrgSrcFontLockStringFace">"\\.tpl\\.php\\'"</text:span><text:s/>.<text:s/>web-mode)<text:s/>auto-mode-alist)</text:p>
      <text:p text:style-name="OrgSrcBlock"><text:s/><text:s/>(<text:span text:style-name="OrgSrcFontLockKeywordFace">push</text:span><text:s/>'(<text:span text:style-name="OrgSrcFontLockStringFace">"\\.jsp\\'"</text:span><text:s/>.<text:s/>web-mode)<text:s/>auto-mode-alist)</text:p>
      <text:p text:style-name="OrgSrcBlock"><text:s/><text:s/>(<text:span text:style-name="OrgSrcFontLockKeywordFace">push</text:span><text:s/>'(<text:span text:style-name="OrgSrcFontLockStringFace">"\\.as[cp]x\\'"</text:span><text:s/>.<text:s/>web-mode)<text:s/>auto-mode-alist)</text:p>
      <text:p text:style-name="OrgSrcBlock"><text:s/><text:s/>(<text:span text:style-name="OrgSrcFontLockKeywordFace">push</text:span><text:s/>'(<text:span text:style-name="OrgSrcFontLockStringFace">"\\.erb\\'"</text:span><text:s/>.<text:s/>web-mode)<text:s/>auto-mode-alist)</text:p>
      <text:p text:style-name="OrgSrcBlock"><text:s/><text:s/>(<text:span text:style-name="OrgSrcFontLockKeywordFace">push</text:span><text:s/>'(<text:span text:style-name="OrgSrcFontLockStringFace">"\\.mustache\\'"</text:span><text:s/>.<text:s/>web-mode)<text:s/>auto-mode-alist)</text:p>
      <text:p text:style-name="OrgSrcBlock"><text:s/><text:s/>(<text:span text:style-name="OrgSrcFontLockKeywordFace">push</text:span><text:s/>'(<text:span text:style-name="OrgSrcFontLockStringFace">"\\.djhtml\\'"</text:span><text:s/>.<text:s/>web-mode)<text:s/>auto-mode-alist)</text:p>
      <text:p text:style-name="OrgSrcBlockLastLine"><text:s/><text:s/>(<text:span text:style-name="OrgSrcFontLockKeywordFace">push</text:span><text:s/>'(<text:span text:style-name="OrgSrcFontLockStringFace">"\\.html?\\'"</text:span><text:s/>.<text:s/>web-mode)<text:s/>auto-mode-alist))</text:p>
      <text:h text:style-name="Heading_20_2" text:outline-level="2" text:is-list-header="false">
<text:bookmark-start text:name="OrgXref.org6d0a08d"/>
<text:bookmark text:name="org6d0a08d"/>[emmet-mode] zencoding の後継
<text:bookmark-end text:name="OrgXref.org6d0a08d"/></text:h>
      <text:p text:style-name="OrgSrcBlock">(<text:span text:style-name="OrgSrcFontLockKeywordFace">when</text:span><text:s/>(autoload-if-found</text:p>
      <text:p text:style-name="OrgSrcBlock"><text:s/><text:s/><text:s/><text:s/><text:s/><text:s/><text:s/>'(emmet-mode)</text:p>
      <text:p text:style-name="OrgSrcBlock"><text:s/><text:s/><text:s/><text:s/><text:s/><text:s/><text:s/><text:span text:style-name="OrgSrcFontLockStringFace">"emmet-mode"</text:span><text:s/>nil<text:s/>t<text:s/>nil)</text:p>
      <text:p text:style-name="OrgSrcBlock"/>
      <text:p text:style-name="OrgSrcBlock"><text:s/><text:s/>(<text:span text:style-name="OrgSrcFontLockKeywordFace">with-eval-after-load</text:span><text:s/><text:span text:style-name="OrgSrcFontLockStringFace">"emmet-mode"</text:span></text:p>
      <text:p text:style-name="OrgSrcBlock"><text:s/><text:s/><text:s/><text:s/>(<text:span text:style-name="OrgSrcFontLockKeywordFace">setq</text:span><text:s/>emmet-indentation<text:s/>2)</text:p>
      <text:p text:style-name="OrgSrcBlock"><text:s/><text:s/><text:s/><text:s/>(<text:span text:style-name="OrgSrcFontLockKeywordFace">setq</text:span><text:s/>emmet-move-cursor-between-quotes<text:s/>t))</text:p>
      <text:p text:style-name="OrgSrcBlock"/>
      <text:p text:style-name="OrgSrcBlock"><text:s/><text:s/>(<text:span text:style-name="OrgSrcFontLockKeywordFace">push</text:span><text:s/>'(<text:span text:style-name="OrgSrcFontLockStringFace">"\\.xml\\'"</text:span><text:s/>.<text:s/>nxml-mode)<text:s/>auto-mode-alist)</text:p>
      <text:p text:style-name="OrgSrcBlock"><text:s/><text:s/>(<text:span text:style-name="OrgSrcFontLockKeywordFace">push</text:span><text:s/>'(<text:span text:style-name="OrgSrcFontLockStringFace">"\\.rdf\\'"</text:span><text:s/>.<text:s/>nxml-mode)<text:s/>auto-mode-alist)</text:p>
      <text:p text:style-name="OrgSrcBlock"><text:s/><text:s/>(<text:span text:style-name="OrgSrcFontLockKeywordFace">dolist</text:span><text:s/>(hook</text:p>
      <text:p text:style-name="OrgSrcBlock"><text:s/><text:s/><text:s/><text:s/><text:s/><text:s/><text:s/><text:s/><text:s/><text:s/><text:s/>'(sgml-mode-hook</text:p>
      <text:p text:style-name="OrgSrcBlock"><text:s/><text:s/><text:s/><text:s/><text:s/><text:s/><text:s/><text:s/><text:s/><text:s/><text:s/><text:s/><text:s/>nxml-mode-hook<text:s/>css-mode-hook<text:s/>html-mode-hook<text:s/>web-mode-hook))</text:p>
      <text:p text:style-name="OrgSrcBlockLastLine"><text:s/><text:s/><text:s/><text:s/>(add-hook<text:s/>hook<text:s/>'emmet-mode)))</text:p>
      <text:h text:style-name="Heading_20_2" text:outline-level="2" text:is-list-header="false">
<text:bookmark-start text:name="OrgXref.org844a6a0"/>
<text:bookmark text:name="org844a6a0"/>[zencoding-mode] HTML編集の高速化（旧）
<text:bookmark-end text:name="OrgXref.org844a6a0"/></text:h>
      <text:p text:style-name="Text_20_body">zencoding でタグ打ちを効率化します．今は emmet-mode を使います．<text:line-break/></text:p>
      <text:list text:style-name="OrgBulletedList" text:continue-numbering="false">
        <text:list-item>
          <text:p text:style-name="Text_20_body"><text:a xlink:type="simple" xlink:href="http://www.emacswiki.org/emacs/ZenCoding">http://www.emacswiki.org/emacs/ZenCoding</text:a><text:line-break/></text:p>
        </text:list-item>
      </text:list>
      <text:p text:style-name="OrgSrcBlock">(<text:span text:style-name="OrgSrcFontLockKeywordFace">when</text:span><text:s/>(autoload-if-found</text:p>
      <text:p text:style-name="OrgSrcBlock"><text:s/><text:s/><text:s/><text:s/><text:s/><text:s/><text:s/>'(zencoding-mode<text:s/>zencoding-expand-line)</text:p>
      <text:p text:style-name="OrgSrcBlock"><text:s/><text:s/><text:s/><text:s/><text:s/><text:s/><text:s/><text:span text:style-name="OrgSrcFontLockStringFace">"zencoding-mode"</text:span><text:s/><text:span text:style-name="OrgSrcFontLockStringFace">"Zen-coding"</text:span><text:s/>t)</text:p>
      <text:p text:style-name="OrgSrcBlock"/>
      <text:p text:style-name="OrgSrcBlock"><text:s/><text:s/>(<text:span text:style-name="OrgSrcFontLockKeywordFace">with-eval-after-load</text:span><text:s/><text:span text:style-name="OrgSrcFontLockStringFace">"zencoding-mode"</text:span></text:p>
      <text:p text:style-name="OrgSrcBlock"><text:s/><text:s/><text:s/><text:s/>(define-key<text:s/>zencoding-mode-keymap</text:p>
      <text:p text:style-name="OrgSrcBlock"><text:s/><text:s/><text:s/><text:s/><text:s/><text:s/>(kbd<text:s/><text:span text:style-name="OrgSrcFontLockStringFace">"M-&lt;return&gt;"</text:span>)<text:s/>'zencoding-expand-line))</text:p>
      <text:p text:style-name="OrgSrcBlock"/>
      <text:p text:style-name="OrgSrcBlock"><text:s/><text:s/>(add-hook<text:s/>'sgml-mode-hook<text:s/>'zencoding-mode)</text:p>
      <text:p text:style-name="OrgSrcBlock"><text:s/><text:s/>(add-hook<text:s/>'html-mode-hook<text:s/>'zencoding-mode)</text:p>
      <text:p text:style-name="OrgSrcBlockLastLine"><text:s/><text:s/>(add-hook<text:s/>'web-mode-hook<text:s/>'zencoding-mode))</text:p>
      <text:h text:style-name="Heading_20_2" text:outline-level="2" text:is-list-header="false">
<text:bookmark-start text:name="OrgXref.orgf807e86"/>
<text:bookmark text:name="orgf807e86"/>[describe-number] 16進数などを確認
<text:bookmark-end text:name="OrgXref.orgf807e86"/></text:h>
      <text:p text:style-name="Text_20_body"><text:span text:style-name="OrgCode">describe-number.el</text:span> を使うと，16進数表示や文字コードを確認できます．<text:line-break/></text:p>
      <text:p text:style-name="OrgSrcBlock">(autoload-if-found</text:p>
      <text:p text:style-name="OrgSrcBlock"><text:s/>'(describe-number<text:s/>describe-number-at-point)</text:p>
      <text:p text:style-name="OrgSrcBlockLastLine"><text:s/><text:span text:style-name="OrgSrcFontLockStringFace">"describe-number"</text:span><text:s/>nil<text:s/>t)</text:p>
      <text:h text:style-name="Heading_20_2" text:outline-level="2" text:is-list-header="false">
<text:bookmark-start text:name="OrgXref.org1fea534"/>
<text:bookmark text:name="org1fea534"/>[web-beautify.el] ソースコード整形
<text:bookmark-end text:name="OrgXref.org1fea534"/></text:h>
      <text:p text:style-name="Text_20_body">ソースコードを読みやすい表示に整形します．バッファの自動時に自動で整形を実施するには， <text:span text:style-name="OrgCode">after-save-hook</text:span> を使えばOKですね．<text:line-break/></text:p>
      <text:section text:style-name="OrgIndentedSection-Level-0" text:name="Section4">
        <table:table table:style-name="OrgTable">
          <table:table-column table:style-name="OrgTableColumn"/>
          <table:table-column table:style-name="OrgTableColumn"/>
          <table:table-rows>
            <table:table-row>
              <table:table-cell table:style-name="OrgTblCellT">
                <text:p text:style-name="OrgTableContentsLeft">JavaScript</text:p>
              </table:table-cell>
              <table:table-cell table:style-name="OrgTblCellT">
                <text:p text:style-name="OrgTableContentsLeft">M-x web-beautify-js</text:p>
              </table:table-cell>
            </table:table-row>
            <table:table-row>
              <table:table-cell table:style-name="OrgTblCell">
                <text:p text:style-name="OrgTableContentsLeft">HTML</text:p>
              </table:table-cell>
              <table:table-cell table:style-name="OrgTblCell">
                <text:p text:style-name="OrgTableContentsLeft">M-x web-beautify-html</text:p>
              </table:table-cell>
            </table:table-row>
            <table:table-row>
              <table:table-cell table:style-name="OrgTblCellB">
                <text:p text:style-name="OrgTableContentsLeft">CSS</text:p>
              </table:table-cell>
              <table:table-cell table:style-name="OrgTblCellB">
                <text:p text:style-name="OrgTableContentsLeft">M-x web-beautify-css</text:p>
              </table:table-cell>
            </table:table-row>
          </table:table-rows>
        </table:table>
      </text:section>
      <text:p text:style-name="OrgSrcBlock">(<text:span text:style-name="OrgSrcFontLockKeywordFace">if</text:span><text:s/>(executable-find<text:s/><text:span text:style-name="OrgSrcFontLockStringFace">"js-beautify"</text:span>)</text:p>
      <text:p text:style-name="OrgSrcBlock"><text:s/><text:s/><text:s/><text:s/>(<text:span text:style-name="OrgSrcFontLockKeywordFace">when</text:span><text:s/>(autoload-if-found</text:p>
      <text:p text:style-name="OrgSrcBlock"><text:s/><text:s/><text:s/><text:s/><text:s/><text:s/><text:s/><text:s/><text:s/><text:s/><text:s/>'(js2-mode)</text:p>
      <text:p text:style-name="OrgSrcBlock"><text:s/><text:s/><text:s/><text:s/><text:s/><text:s/><text:s/><text:s/><text:s/><text:s/><text:s/><text:span text:style-name="OrgSrcFontLockStringFace">"js2-mode"</text:span><text:s/>nil<text:s/>t)</text:p>
      <text:p text:style-name="OrgSrcBlock"/>
      <text:p text:style-name="OrgSrcBlock"><text:s/><text:s/><text:s/><text:s/><text:s/><text:s/>(<text:span text:style-name="OrgSrcFontLockKeywordFace">eval-when-compile</text:span></text:p>
      <text:p text:style-name="OrgSrcBlock"><text:s/><text:s/><text:s/><text:s/><text:s/><text:s/><text:s/><text:s/>(<text:span text:style-name="OrgSrcFontLockKeywordFace">require</text:span><text:s/>'<text:span text:style-name="OrgSrcFontLockConstantFace">js2-mode</text:span><text:s/>nil<text:s/>t))</text:p>
      <text:p text:style-name="OrgSrcBlock"/>
      <text:p text:style-name="OrgSrcBlock"><text:s/><text:s/><text:s/><text:s/><text:s/><text:s/>(<text:span text:style-name="OrgSrcFontLockKeywordFace">with-eval-after-load</text:span><text:s/><text:span text:style-name="OrgSrcFontLockStringFace">"js2-mode"</text:span></text:p>
      <text:p text:style-name="OrgSrcBlock"><text:s/><text:s/><text:s/><text:s/><text:s/><text:s/><text:s/><text:s/>(<text:span text:style-name="OrgSrcFontLockKeywordFace">when</text:span><text:s/>(<text:span text:style-name="OrgSrcFontLockKeywordFace">require</text:span><text:s/>'<text:span text:style-name="OrgSrcFontLockConstantFace">web-beautify</text:span><text:s/>nil<text:s/>t)</text:p>
      <text:p text:style-name="OrgSrcBlock"><text:s/><text:s/><text:s/><text:s/><text:s/><text:s/><text:s/><text:s/><text:s/><text:s/>(define-key<text:s/>js2-mode-map<text:s/>(kbd<text:s/><text:span text:style-name="OrgSrcFontLockStringFace">"C-c<text:s/>b"</text:span>)<text:s/>'web-beautify-js)</text:p>
      <text:p text:style-name="OrgSrcBlock"><text:s/><text:s/><text:s/><text:s/><text:s/><text:s/><text:s/><text:s/><text:s/><text:s/>(define-key<text:s/>js2-mode-map<text:s/>(kbd<text:s/><text:span text:style-name="OrgSrcFontLockStringFace">"C-c<text:s/>b"</text:span>)<text:s/>'web-beautify-css))))</text:p>
      <text:p text:style-name="OrgSrcBlock"/>
      <text:p text:style-name="OrgSrcBlock"><text:s/><text:s/>(message<text:s/><text:span text:style-name="OrgSrcFontLockStringFace">"---<text:s/>js-beautify<text:s/>is<text:s/>NOT<text:s/>installed."</text:span>)</text:p>
      <text:p text:style-name="OrgSrcBlockLastLine"><text:s/><text:s/>(message<text:s/><text:span text:style-name="OrgSrcFontLockStringFace">"---<text:s/>Note:<text:s/>npm<text:s/>-g<text:s/>install<text:s/>js-beautify"</text:span>))</text:p>
      <text:h text:style-name="Heading_20_2" text:outline-level="2" text:is-list-header="false">
<text:bookmark-start text:name="OrgXref.org5f9b1af"/>
<text:bookmark text:name="org5f9b1af"/>[smartparens.el] 対応するカッコの挿入をアシスト
<text:bookmark-end text:name="OrgXref.org5f9b1af"/></text:h>
      <text:list text:style-name="OrgBulletedList" text:continue-numbering="false">
        <text:list-item>
          <text:p text:style-name="Text_20_body"><text:a xlink:type="simple" xlink:href="http://smartparens.readthedocs.io/">http://smartparens.readthedocs.io/</text:a><text:line-break/></text:p>
        </text:list-item>
      </text:list>
      <text:p text:style-name="Text_20_body"><text:span text:style-name="OrgCode">helm-config</text:span> の後に呼んでいるのは，Emacs起動時の単純な高速化対策です．<text:line-break/></text:p>
      <text:p text:style-name="OrgSrcBlock">(<text:span text:style-name="OrgSrcFontLockKeywordFace">with-eval-after-load</text:span><text:s/><text:span text:style-name="OrgSrcFontLockStringFace">"helm-config"</text:span></text:p>
      <text:p text:style-name="OrgSrcBlock"><text:s/><text:s/>(<text:span text:style-name="OrgSrcFontLockKeywordFace">when</text:span><text:s/>(<text:span text:style-name="OrgSrcFontLockKeywordFace">require</text:span><text:s/>'<text:span text:style-name="OrgSrcFontLockConstantFace">smartparens</text:span><text:s/>nil<text:s/>t)</text:p>
      <text:p text:style-name="OrgSrcBlock"><text:s/><text:s/><text:s/><text:s/>(<text:span text:style-name="OrgSrcFontLockKeywordFace">setq-default</text:span><text:s/>sp-highlight-pair-overlay<text:s/>nil)</text:p>
      <text:p text:style-name="OrgSrcBlock"><text:s/><text:s/><text:s/><text:s/>(<text:span text:style-name="OrgSrcFontLockKeywordFace">setq-default</text:span><text:s/>sp-highlight-wrap-overlay<text:s/>nil)</text:p>
      <text:p text:style-name="OrgSrcBlock"><text:s/><text:s/><text:s/><text:s/>(<text:span text:style-name="OrgSrcFontLockKeywordFace">setq-default</text:span><text:s/>sp-highlight-wrap-tag-overlay<text:s/>nil)</text:p>
      <text:p text:style-name="OrgSrcBlock"><text:s/><text:s/><text:s/><text:s/>(sp-local-pair<text:s/>'org-mode<text:s/><text:span text:style-name="OrgSrcFontLockStringFace">"$"</text:span><text:s/><text:span text:style-name="OrgSrcFontLockStringFace">"$"</text:span>)</text:p>
      <text:p text:style-name="OrgSrcBlock"><text:s/><text:s/><text:s/><text:s/>(sp-local-pair<text:s/>'yatex-mode<text:s/><text:span text:style-name="OrgSrcFontLockStringFace">"$"</text:span><text:s/><text:span text:style-name="OrgSrcFontLockStringFace">"$"</text:span>)</text:p>
      <text:p text:style-name="OrgSrcBlock"><text:s/><text:s/><text:s/><text:s/>(sp-local-pair<text:s/>'emacs-lisp-mode<text:s/><text:span text:style-name="OrgSrcFontLockStringFace">"`"</text:span><text:s/><text:span text:style-name="OrgSrcFontLockStringFace">"'"</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LastLine"><text:s/><text:s/><text:s/><text:s/>(smartparens-global-mode)))</text:p>
      <text:h text:style-name="Heading_20_2" text:outline-level="2" text:is-list-header="false">
<text:bookmark-start text:name="OrgXref.org9ab28fe"/>
<text:bookmark text:name="org9ab28fe"/>[replace-from-region.el] 選択領域を別の文字列に置き換える
<text:bookmark-end text:name="OrgXref.org9ab28fe"/></text:h>
      <text:p text:style-name="OrgSrcBlock">(autoload-if-found</text:p>
      <text:p text:style-name="OrgSrcBlock"><text:s/>'(query-replace-from-region<text:s/>query-replace-regexp-from-region)</text:p>
      <text:p text:style-name="OrgSrcBlockLastLine"><text:s/><text:span text:style-name="OrgSrcFontLockStringFace">"replace-from-region"</text:span><text:s/>nil<text:s/>t)</text:p>
      <text:h text:style-name="Heading_20_2" text:outline-level="2" text:is-list-header="false">
<text:bookmark-start text:name="OrgXref.orgdc25c63"/>
<text:bookmark text:name="orgdc25c63"/>[selected.el] リージョン選択時のアクションを制御
<text:bookmark-end text:name="OrgXref.orgdc25c63"/></text:h>
      <text:p text:style-name="Text_20_body">選択した後に右クリック的な感じでリージョンに対するアクションを制御できます．選択領域に対するスピードコマンドですね．普通にシングルキーを割り当てると，日本語IMEが有効な時に上手くいかないので， <text:span text:style-name="OrgCode">activate-mark-hook</text:span> と <text:span text:style-name="OrgCode">deactivate-mark-hook</text:span> に細工しています．<text:line-break/></text:p>
      <text:list text:style-name="OrgBulletedList" text:continue-numbering="false">
        <text:list-item>
          <text:p text:style-name="Text_20_body"><text:a xlink:type="simple" xlink:href="https://github.com/Kungsgeten/selected.el">Kungsgeten/selected.el: Keymap for when region is active</text:a><text:line-break/></text:p>
        </text:list-item>
        <text:list-item>
          <text:p text:style-name="Text_20_body"><text:a xlink:type="simple" xlink:href="https://www.reddit.com/r/emacs/comments/4fxnss/selectedel_keymap_for_when_region_is_active/">selected.el - Keymap for when region is active : emacs</text:a><text:line-break/></text:p>
        </text:list-item>
      </text:list>
      <text:p text:style-name="Text_20_body"><text:span text:style-name="OrgCode">helm-config</text:span> の後に呼んでいるのは，Emacs起動時の単純な高速化対策です．<text:line-break/></text:p>
      <text:p text:style-name="OrgSrcBlock">(<text:span text:style-name="OrgSrcFontLockKeywordFace">with-eval-after-load</text:span><text:s/><text:span text:style-name="OrgSrcFontLockStringFace">"helm-config"</text:span></text:p>
      <text:p text:style-name="OrgSrcBlock"><text:s/><text:s/>(<text:span text:style-name="OrgSrcFontLockKeywordFace">when</text:span><text:s/>(<text:span text:style-name="OrgSrcFontLockKeywordFace">require</text:span><text:s/>'<text:span text:style-name="OrgSrcFontLockConstantFace">selected</text:span><text:s/>nil<text:s/>t)</text:p>
      <text:p text:style-name="OrgSrcBlock"><text:s/><text:s/><text:s/><text:s/>(<text:span text:style-name="OrgSrcFontLockKeywordFace">defvar</text:span><text:s/><text:span text:style-name="OrgSrcFontLockVariableNameFace">my:ime-flag</text:span><text:s/>nil)</text:p>
      <text:p text:style-name="OrgSrcBlock"><text:s/><text:s/><text:s/><text:s/>(<text:span text:style-name="OrgSrcFontLockKeywordFace">declare-function</text:span><text:s/>my:ime-active-p<text:s/><text:span text:style-name="OrgSrcFontLockStringFace">"init"</text:span><text:s/>nil)</text:p>
      <text:p text:style-name="OrgSrcBlock"><text:s/><text:s/><text:s/><text:s/>(<text:span text:style-name="OrgSrcFontLockKeywordFace">declare-function</text:span><text:s/>my:ime-on<text:s/><text:span text:style-name="OrgSrcFontLockStringFace">"init"</text:span><text:s/>(<text:span text:style-name="OrgSrcFontLockTypeFace">&amp;optional</text:span><text:s/>sticky))</text:p>
      <text:p text:style-name="OrgSrcBlock"><text:s/><text:s/><text:s/><text:s/>(<text:span text:style-name="OrgSrcFontLockKeywordFace">declare-function</text:span><text:s/>my:ime-off<text:s/><text:span text:style-name="OrgSrcFontLockStringFace">"init"</text:span><text:s/>(<text:span text:style-name="OrgSrcFontLockTypeFace">&amp;optional</text:span><text:s/>sticky))</text:p>
      <text:p text:style-name="OrgSrcBlock"><text:s/><text:s/><text:s/><text:s/>(<text:span text:style-name="OrgSrcFontLockKeywordFace">when</text:span><text:s/>(fboundp<text:s/>'mac-set-input-method-parameter)</text:p>
      <text:p text:style-name="OrgSrcBlock"><text:s/><text:s/><text:s/><text:s/><text:s/><text:s/>(add-hook<text:s/>'activate-mark-hook</text:p>
      <text:p text:style-name="OrgSrcBlock"><text:s/><text:s/><text:s/><text:s/><text:s/><text:s/><text:s/><text:s/><text:s/><text:s/><text:s/><text:s/><text:s/><text:s/><text:s/><text:s/>#'(lambda<text:s/>()</text:p>
      <text:p text:style-name="OrgSrcBlock"><text:s/><text:s/><text:s/><text:s/><text:s/><text:s/><text:s/><text:s/><text:s/><text:s/><text:s/><text:s/><text:s/><text:s/><text:s/><text:s/><text:s/><text:s/><text:s/><text:s/>(<text:span text:style-name="OrgSrcFontLockKeywordFace">if</text:span><text:s/>(not<text:s/>(my:ime-active-p))</text:p>
      <text:p text:style-name="OrgSrcBlock"><text:s/><text:s/><text:s/><text:s/><text:s/><text:s/><text:s/><text:s/><text:s/><text:s/><text:s/><text:s/><text:s/><text:s/><text:s/><text:s/><text:s/><text:s/><text:s/><text:s/><text:s/><text:s/><text:s/><text:s/>(<text:span text:style-name="OrgSrcFontLockKeywordFace">setq</text:span><text:s/>my:ime-flag<text:s/>nil)</text:p>
      <text:p text:style-name="OrgSrcBlock"><text:s/><text:s/><text:s/><text:s/><text:s/><text:s/><text:s/><text:s/><text:s/><text:s/><text:s/><text:s/><text:s/><text:s/><text:s/><text:s/><text:s/><text:s/><text:s/><text:s/><text:s/><text:s/>(<text:span text:style-name="OrgSrcFontLockKeywordFace">setq</text:span><text:s/>my:ime-flag<text:s/>t)</text:p>
      <text:p text:style-name="OrgSrcBlock"><text:s/><text:s/><text:s/><text:s/><text:s/><text:s/><text:s/><text:s/><text:s/><text:s/><text:s/><text:s/><text:s/><text:s/><text:s/><text:s/><text:s/><text:s/><text:s/><text:s/><text:s/><text:s/>(my:ime-off))))</text:p>
      <text:p text:style-name="OrgSrcBlock"><text:s/><text:s/><text:s/><text:s/><text:s/><text:s/>(add-hook<text:s/>'deactivate-mark-hook</text:p>
      <text:p text:style-name="OrgSrcBlock"><text:s/><text:s/><text:s/><text:s/><text:s/><text:s/><text:s/><text:s/><text:s/><text:s/><text:s/><text:s/><text:s/><text:s/><text:s/><text:s/>#'(lambda<text:s/>()</text:p>
      <text:p text:style-name="OrgSrcBlock"><text:s/><text:s/><text:s/><text:s/><text:s/><text:s/><text:s/><text:s/><text:s/><text:s/><text:s/><text:s/><text:s/><text:s/><text:s/><text:s/><text:s/><text:s/><text:s/><text:s/>(<text:span text:style-name="OrgSrcFontLockKeywordFace">when</text:span><text:s/>my:ime-flag</text:p>
      <text:p text:style-name="OrgSrcBlock"><text:s/><text:s/><text:s/><text:s/><text:s/><text:s/><text:s/><text:s/><text:s/><text:s/><text:s/><text:s/><text:s/><text:s/><text:s/><text:s/><text:s/><text:s/><text:s/><text:s/><text:s/><text:s/>(my:ime-on)))))</text:p>
      <text:p text:style-name="OrgSrcBlock"><text:s/><text:s/><text:s/><text:s/>(define-key<text:s/>selected-keymap<text:s/>(kbd<text:s/><text:span text:style-name="OrgSrcFontLockStringFace">";"</text:span>)<text:s/>#'comment-dwim)</text:p>
      <text:p text:style-name="OrgSrcBlock"><text:s/><text:s/><text:s/><text:s/>(define-key<text:s/>selected-keymap<text:s/>(kbd<text:s/><text:span text:style-name="OrgSrcFontLockStringFace">"="</text:span>)<text:s/>#'count-words-region)</text:p>
      <text:p text:style-name="OrgSrcBlock"><text:s/><text:s/><text:s/><text:s/>(define-key<text:s/>selected-keymap<text:s/>(kbd<text:s/><text:span text:style-name="OrgSrcFontLockStringFace">"f"</text:span>)<text:s/>#'describe-function)</text:p>
      <text:p text:style-name="OrgSrcBlock"><text:s/><text:s/><text:s/><text:s/>(define-key<text:s/>selected-keymap<text:s/>(kbd<text:s/><text:span text:style-name="OrgSrcFontLockStringFace">"v"</text:span>)<text:s/>#'describe-variable)</text:p>
      <text:p text:style-name="OrgSrcBlock"><text:s/><text:s/><text:s/><text:s/>(define-key<text:s/>selected-keymap<text:s/>(kbd<text:s/><text:span text:style-name="OrgSrcFontLockStringFace">"w"</text:span>)<text:s/>#'osx-dictionary-search-pointer)</text:p>
      <text:p text:style-name="OrgSrcBlock"><text:s/><text:s/><text:s/><text:s/>(define-key<text:s/>selected-keymap<text:s/>(kbd<text:s/><text:span text:style-name="OrgSrcFontLockStringFace">"5"</text:span>)<text:s/>#'query-replace-from-region)</text:p>
      <text:p text:style-name="OrgSrcBlock"><text:s/><text:s/><text:s/><text:s/>(define-key<text:s/>selected-keymap<text:s/>(kbd<text:s/><text:span text:style-name="OrgSrcFontLockStringFace">"g"</text:span>)<text:s/>#'my:google-this)</text:p>
      <text:p text:style-name="OrgSrcBlock"><text:s/><text:s/><text:s/><text:s/>(define-key<text:s/>selected-keymap<text:s/>(kbd<text:s/><text:span text:style-name="OrgSrcFontLockStringFace">"s"</text:span>)<text:s/>#'osx-lib-say-region)</text:p>
      <text:p text:style-name="OrgSrcBlock"><text:s/><text:s/><text:s/><text:s/>(<text:span text:style-name="OrgSrcFontLockKeywordFace">setq</text:span><text:s/>selected-org-mode-map<text:s/>(make-sparse-keymap))</text:p>
      <text:p text:style-name="OrgSrcBlock"><text:s/><text:s/><text:s/><text:s/>(define-key<text:s/>selected-org-mode-map<text:s/>(kbd<text:s/><text:span text:style-name="OrgSrcFontLockStringFace">"t"</text:span>)<text:s/>#'org-table-convert-region)</text:p>
      <text:p text:style-name="OrgSrcBlock"><text:s/><text:s/><text:s/><text:s/>(define-key<text:s/>selected-keymap<text:s/>(kbd<text:s/><text:span text:style-name="OrgSrcFontLockStringFace">"q"</text:span>)<text:s/>#'keyboard-quit)</text:p>
      <text:p text:style-name="OrgSrcBlock"/>
      <text:p text:style-name="OrgSrcBlock"><text:s/><text:s/><text:s/><text:s/>(<text:span text:style-name="OrgSrcFontLockKeywordFace">when</text:span><text:s/>(<text:span text:style-name="OrgSrcFontLockKeywordFace">require</text:span><text:s/>'<text:span text:style-name="OrgSrcFontLockConstantFace">help-fns+</text:span><text:s/>nil<text:s/>t)</text:p>
      <text:p text:style-name="OrgSrcBlock"><text:s/><text:s/><text:s/><text:s/><text:s/><text:s/>(<text:span text:style-name="OrgSrcFontLockKeywordFace">defun</text:span><text:s/><text:span text:style-name="OrgSrcFontLockFunctionNameFace">my:describe-selected-keymap</text:span><text:s/>()</text:p>
      <text:p text:style-name="OrgSrcBlock"><text:s/><text:s/><text:s/><text:s/><text:s/><text:s/><text:s/><text:s/>(<text:span text:style-name="OrgSrcFontLockKeywordFace">interactive</text:span>)</text:p>
      <text:p text:style-name="OrgSrcBlock"><text:s/><text:s/><text:s/><text:s/><text:s/><text:s/><text:s/><text:s/>(describe-keymap<text:s/>'selected-keymap))</text:p>
      <text:p text:style-name="OrgSrcBlock"><text:s/><text:s/><text:s/><text:s/><text:s/><text:s/>(define-key<text:s/>selected-keymap<text:s/>(kbd<text:s/><text:span text:style-name="OrgSrcFontLockStringFace">"h"</text:span>)<text:s/>#'my:describe-selected-keymap))</text:p>
      <text:p text:style-name="OrgSrcBlockLastLine"><text:s/><text:s/><text:s/><text:s/>(selected-global-mode<text:s/>1)))</text:p>
      <text:h text:style-name="Heading_20_2" text:outline-level="2" text:is-list-header="false">
<text:bookmark-start text:name="OrgXref.org96f0398"/>
<text:bookmark text:name="org96f0398"/><text:span text:style-name="OrgTodo">TODO</text:span> [git-complete.el] GIT grep を使う補完エンジン
<text:bookmark-end text:name="OrgXref.org96f0398"/></text:h>
      <text:list text:style-name="OrgBulletedList" text:continue-numbering="false">
        <text:list-item>
          <text:p text:style-name="Text_20_body"><text:a xlink:type="simple" xlink:href="https://github.com/zk-phi/git-complete">zk-phi/git-complete: {Emacs} Yet another completion engine powered by "git grep"</text:a><text:line-break/></text:p>
        </text:list-item>
      </text:list>
      <text:p text:style-name="OrgSrcBlock">(<text:span text:style-name="OrgSrcFontLockKeywordFace">when</text:span><text:s/>(autoload-if-found</text:p>
      <text:p text:style-name="OrgSrcBlock"><text:s/><text:s/><text:s/><text:s/><text:s/><text:s/><text:s/>'(git-complete)</text:p>
      <text:p text:style-name="OrgSrcBlock"><text:s/><text:s/><text:s/><text:s/><text:s/><text:s/><text:s/><text:span text:style-name="OrgSrcFontLockStringFace">"git-complete"</text:span><text:s/>nil<text:s/>t)</text:p>
      <text:p text:style-name="OrgSrcBlockLastLine"><text:s/><text:s/>(global-set-key<text:s/>(kbd<text:s/><text:span text:style-name="OrgSrcFontLockStringFace">"C-c<text:s/>f<text:s/>&lt;tab&gt;"</text:span>)<text:s/>'git-complete))</text:p>
      <text:h text:style-name="Heading_20_1" text:outline-level="1" text:is-list-header="false">
<text:bookmark-start text:name="OrgXref.ID-A4124093-F87D-45C9-82B0-3EE3E0B830E8"/>
<text:bookmark text:name="ID-A4124093-F87D-45C9-82B0-3EE3E0B830E8"/>
<text:bookmark-end text:name="OrgXref.ID-A4124093-F87D-45C9-82B0-3EE3E0B830E8"/>
<text:bookmark-start text:name="OrgXref.orgc06635e"/>
<text:bookmark text:name="orgc06635e"/>表示サポート
<text:bookmark-end text:name="OrgXref.orgc06635e"/></text:h>
      <text:h text:style-name="Heading_20_2" text:outline-level="2" text:is-list-header="false">
<text:bookmark-start text:name="OrgXref.org8b7f89a"/>
<text:bookmark text:name="org8b7f89a"/>モードラインのモード名を短くする
<text:bookmark-end text:name="OrgXref.org8b7f89a"/></text:h>
      <text:p text:style-name="Text_20_body">以前は自作したパッケージを使っていましたが，不具合も多く，調べると <text:span text:style-name="OrgCode">diminish.el</text:span> という素晴らしいパッケージがあったので移行しました．これはマイナーモードの短縮表示なので，メジャーモードは個別にフックで <text:span text:style-name="OrgCode">mode-name</text:span> を書き換えて対応します． <text:span text:style-name="OrgCode">use-package.el</text:span> を使っていると依存関係から自動的にインストールされます．<text:line-break/></text:p>
      <text:p text:style-name="Text_20_body"><text:span text:style-name="OrgCode">diminish.el</text:span> を使えば，短縮名に書き換えることも，存在自体を消してしまうこともできます．helm だけ行儀が悪いので，後段での設定時に diminish を呼ぶようにしています．代替パッケージに，<text:a xlink:type="simple" xlink:href="https://github.com/Malabarba/rich-minority">rich-minority-mode</text:a>があります．<text:line-break/></text:p>
      <text:p text:style-name="Text_20_body">メジャーモードの短縮表示は <text:span text:style-name="OrgCode">diminish</text:span> に頼らず，単純に各モードの <text:span text:style-name="OrgCode">hook</text:span> で対処します．<text:line-break/></text:p>
      <text:p text:style-name="OrgSrcBlock">(<text:span text:style-name="OrgSrcFontLockKeywordFace">when</text:span><text:s/>(<text:span text:style-name="OrgSrcFontLockKeywordFace">require</text:span><text:s/>'<text:span text:style-name="OrgSrcFontLockConstantFace">diminish</text:span><text:s/>nil<text:s/>t)</text:p>
      <text:p text:style-name="OrgSrcBlock"><text:s/><text:s/>(<text:span text:style-name="OrgSrcFontLockKeywordFace">with-eval-after-load</text:span><text:s/><text:span text:style-name="OrgSrcFontLockStringFace">"ggtags"</text:span><text:s/>(diminish<text:s/>'ggtags-mode<text:s/><text:span text:style-name="OrgSrcFontLockStringFace">"<text:s/>G"</text:span>))</text:p>
      <text:p text:style-name="OrgSrcBlock"><text:s/><text:s/>(<text:span text:style-name="OrgSrcFontLockKeywordFace">with-eval-after-load</text:span><text:s/><text:span text:style-name="OrgSrcFontLockStringFace">"orgstruct"</text:span><text:s/>(diminish<text:s/>'orgstruct-mode<text:s/><text:span text:style-name="OrgSrcFontLockStringFace">"<text:s/>OrgS"</text:span>))</text:p>
      <text:p text:style-name="OrgSrcBlock"><text:s/><text:s/>(<text:span text:style-name="OrgSrcFontLockKeywordFace">with-eval-after-load</text:span><text:s/><text:span text:style-name="OrgSrcFontLockStringFace">"centered-cursor-mode"</text:span></text:p>
      <text:p text:style-name="OrgSrcBlock"><text:s/><text:s/><text:s/><text:s/>(diminish<text:s/>'centered-cursor-mode))</text:p>
      <text:p text:style-name="OrgSrcBlock"><text:s/><text:s/>(<text:span text:style-name="OrgSrcFontLockKeywordFace">with-eval-after-load</text:span><text:s/><text:span text:style-name="OrgSrcFontLockStringFace">"volatile-highlights"</text:span></text:p>
      <text:p text:style-name="OrgSrcBlock"><text:s/><text:s/><text:s/><text:s/>(diminish<text:s/>'volatile-highlights-mode))</text:p>
      <text:p text:style-name="OrgSrcBlock"><text:s/><text:s/>(<text:span text:style-name="OrgSrcFontLockKeywordFace">with-eval-after-load</text:span><text:s/><text:span text:style-name="OrgSrcFontLockStringFace">"aggressive-indent"</text:span></text:p>
      <text:p text:style-name="OrgSrcBlock"><text:s/><text:s/><text:s/><text:s/>(diminish<text:s/>'aggressive-indent-mode))</text:p>
      <text:p text:style-name="OrgSrcBlock"><text:s/><text:s/>(<text:span text:style-name="OrgSrcFontLockKeywordFace">with-eval-after-load</text:span><text:s/><text:span text:style-name="OrgSrcFontLockStringFace">"all-the-icons-dired"</text:span></text:p>
      <text:p text:style-name="OrgSrcBlock"><text:s/><text:s/><text:s/><text:s/>(diminish<text:s/>'all-the-icons-dired-mode))</text:p>
      <text:p text:style-name="OrgSrcBlock"><text:s/><text:s/>(<text:span text:style-name="OrgSrcFontLockKeywordFace">with-eval-after-load</text:span><text:s/><text:span text:style-name="OrgSrcFontLockStringFace">"yasnippet"</text:span><text:s/>(diminish<text:s/>'yas-minor-mode))</text:p>
      <text:p text:style-name="OrgSrcBlock"><text:s/><text:s/>(<text:span text:style-name="OrgSrcFontLockKeywordFace">with-eval-after-load</text:span><text:s/><text:span text:style-name="OrgSrcFontLockStringFace">"auto-complete"</text:span><text:s/>(diminish<text:s/>'auto-complete-mode))</text:p>
      <text:p text:style-name="OrgSrcBlock"><text:s/><text:s/>(<text:span text:style-name="OrgSrcFontLockKeywordFace">with-eval-after-load</text:span><text:s/><text:span text:style-name="OrgSrcFontLockStringFace">"ws-butler"</text:span><text:s/>(diminish<text:s/>'ws-butler-mode))</text:p>
      <text:p text:style-name="OrgSrcBlock"><text:s/><text:s/>(<text:span text:style-name="OrgSrcFontLockKeywordFace">with-eval-after-load</text:span><text:s/><text:span text:style-name="OrgSrcFontLockStringFace">"isearch"</text:span><text:s/>(diminish<text:s/>'isearch-mode))</text:p>
      <text:p text:style-name="OrgSrcBlock"><text:s/><text:s/>(<text:span text:style-name="OrgSrcFontLockKeywordFace">with-eval-after-load</text:span><text:s/><text:span text:style-name="OrgSrcFontLockStringFace">"autorevert"</text:span><text:s/>(diminish<text:s/>'auto-revert-mode))</text:p>
      <text:p text:style-name="OrgSrcBlock"><text:s/><text:s/>(<text:span text:style-name="OrgSrcFontLockKeywordFace">with-eval-after-load</text:span><text:s/><text:span text:style-name="OrgSrcFontLockStringFace">"smooth-scroll"</text:span><text:s/>(diminish<text:s/>'smooth-scroll-mode))</text:p>
      <text:p text:style-name="OrgSrcBlock"><text:s/><text:s/>(<text:span text:style-name="OrgSrcFontLockKeywordFace">with-eval-after-load</text:span><text:s/><text:span text:style-name="OrgSrcFontLockStringFace">"whitespace"</text:span><text:s/>(diminish<text:s/>'global-whitespace-mode))</text:p>
      <text:p text:style-name="OrgSrcBlock"><text:s/><text:s/>(<text:span text:style-name="OrgSrcFontLockKeywordFace">with-eval-after-load</text:span><text:s/><text:span text:style-name="OrgSrcFontLockStringFace">"emmet-mode"</text:span><text:s/>(diminish<text:s/>'emmet-mode))</text:p>
      <text:p text:style-name="OrgSrcBlock"><text:s/><text:s/>(<text:span text:style-name="OrgSrcFontLockKeywordFace">with-eval-after-load</text:span><text:s/><text:span text:style-name="OrgSrcFontLockStringFace">"abbrev"</text:span><text:s/>(diminish<text:s/>'abbrev-mode))</text:p>
      <text:p text:style-name="OrgSrcBlock"><text:s/><text:s/>(<text:span text:style-name="OrgSrcFontLockKeywordFace">with-eval-after-load</text:span><text:s/><text:span text:style-name="OrgSrcFontLockStringFace">"doxymacs"</text:span><text:s/>(diminish<text:s/>'doxymacs-mode))</text:p>
      <text:p text:style-name="OrgSrcBlock"><text:s/><text:s/>(<text:span text:style-name="OrgSrcFontLockKeywordFace">with-eval-after-load</text:span><text:s/><text:span text:style-name="OrgSrcFontLockStringFace">"editorconfig"</text:span><text:s/>(diminish<text:s/>'editorconfig-mode))</text:p>
      <text:p text:style-name="OrgSrcBlock"><text:s/><text:s/>(<text:span text:style-name="OrgSrcFontLockKeywordFace">with-eval-after-load</text:span><text:s/><text:span text:style-name="OrgSrcFontLockStringFace">"rainbow-mode"</text:span><text:s/>(diminish<text:s/>'rainbow-mode))</text:p>
      <text:p text:style-name="OrgSrcBlock"><text:s/><text:s/>(<text:span text:style-name="OrgSrcFontLockKeywordFace">with-eval-after-load</text:span><text:s/><text:span text:style-name="OrgSrcFontLockStringFace">"guide-key"</text:span><text:s/>(diminish<text:s/>'guide-key-mode))</text:p>
      <text:p text:style-name="OrgSrcBlock"><text:s/><text:s/>(<text:span text:style-name="OrgSrcFontLockKeywordFace">with-eval-after-load</text:span><text:s/><text:span text:style-name="OrgSrcFontLockStringFace">"highlight-symbol"</text:span><text:s/>(diminish<text:s/>'highlight-symbol-mode))</text:p>
      <text:p text:style-name="OrgSrcBlock"><text:s/><text:s/>(<text:span text:style-name="OrgSrcFontLockKeywordFace">with-eval-after-load</text:span><text:s/><text:span text:style-name="OrgSrcFontLockStringFace">"which-key"</text:span><text:s/>(diminish<text:s/>'which-key-mode))</text:p>
      <text:p text:style-name="OrgSrcBlock"><text:s/><text:s/>(<text:span text:style-name="OrgSrcFontLockKeywordFace">with-eval-after-load</text:span><text:s/><text:span text:style-name="OrgSrcFontLockStringFace">"fancy-narrow"</text:span><text:s/>(diminish<text:s/>'fancy-narrow-mode))</text:p>
      <text:p text:style-name="OrgSrcBlock"><text:s/><text:s/>(<text:span text:style-name="OrgSrcFontLockKeywordFace">with-eval-after-load</text:span><text:s/><text:span text:style-name="OrgSrcFontLockStringFace">"smartparens"</text:span><text:s/>(diminish<text:s/>'smartparens-mode))</text:p>
      <text:p text:style-name="OrgSrcBlock"><text:s/><text:s/>(<text:span text:style-name="OrgSrcFontLockKeywordFace">with-eval-after-load</text:span><text:s/><text:span text:style-name="OrgSrcFontLockStringFace">"selected"</text:span><text:s/>(diminish<text:s/>'selected-minor-mode))</text:p>
      <text:p text:style-name="OrgSrcBlock"><text:s/><text:s/><text:span text:style-name="OrgSrcFontLockCommentDelimiterFace">;;<text:s/></text:span><text:span text:style-name="OrgSrcFontLockCommentFace">(with-eval-after-load<text:s/>"org-autolist"<text:s/>(diminish<text:s/>'org-autolist-mode))</text:span></text:p>
      <text:p text:style-name="OrgSrcBlock"><text:s/><text:s/><text:s/><text:span text:style-name="OrgSrcFontLockCommentDelimiterFace">;;;<text:s/><text:s/></text:span><text:span text:style-name="OrgSrcFontLockCommentFace">(with-eval-after-load<text:s/>"helm"<text:s/>(diminish<text:s/>'helm-mode<text:s/>"<text:s/>H"))</text:span></text:p>
      <text:p text:style-name="OrgSrcBlock"><text:s/><text:s/>)</text:p>
      <text:p text:style-name="OrgSrcBlock"/>
      <text:p text:style-name="OrgSrcBlock"><text:span text:style-name="OrgSrcFontLockCommentDelimiterFace">;;<text:s/></text:span><text:span text:style-name="OrgSrcFontLockCommentFace">メジャーモードの短縮</text:span></text:p>
      <text:p text:style-name="OrgSrcBlock">(add-hook<text:s/>'c-mode-hook<text:s/>#'(lambda<text:s/>()<text:s/>(<text:span text:style-name="OrgSrcFontLockKeywordFace">setq</text:span><text:s/>mode-name<text:s/><text:span text:style-name="OrgSrcFontLockStringFace">"C"</text:span>)))</text:p>
      <text:p text:style-name="OrgSrcBlock">(add-hook<text:s/>'js2-mode-hook<text:s/>#'(lambda<text:s/>()<text:s/>(<text:span text:style-name="OrgSrcFontLockKeywordFace">setq</text:span><text:s/>mode-name<text:s/><text:span text:style-name="OrgSrcFontLockStringFace">"JS"</text:span>)))</text:p>
      <text:p text:style-name="OrgSrcBlock">(add-hook<text:s/>'c++-mode-hook<text:s/>#'(lambda<text:s/>()<text:s/>(<text:span text:style-name="OrgSrcFontLockKeywordFace">setq</text:span><text:s/>mode-name<text:s/><text:span text:style-name="OrgSrcFontLockStringFace">"C++"</text:span>)))</text:p>
      <text:p text:style-name="OrgSrcBlock">(add-hook<text:s/>'csharp-mode-hook<text:s/>#'(lambda<text:s/>()<text:s/>(<text:span text:style-name="OrgSrcFontLockKeywordFace">setq</text:span><text:s/>mode-name<text:s/><text:span text:style-name="OrgSrcFontLockStringFace">"C#"</text:span>)))</text:p>
      <text:p text:style-name="OrgSrcBlock">(add-hook<text:s/>'prog-mode-hook<text:s/>#'(lambda<text:s/>()<text:s/>(<text:span text:style-name="OrgSrcFontLockKeywordFace">setq</text:span><text:s/>mode-name<text:s/><text:span text:style-name="OrgSrcFontLockStringFace">"Pr"</text:span>)))</text:p>
      <text:p text:style-name="OrgSrcBlock">(add-hook<text:s/>'emacs-lisp-mode-hook<text:s/>#'(lambda<text:s/>()<text:s/>(<text:span text:style-name="OrgSrcFontLockKeywordFace">setq</text:span><text:s/>mode-name<text:s/><text:span text:style-name="OrgSrcFontLockStringFace">"El"</text:span>)))</text:p>
      <text:p text:style-name="OrgSrcBlock">(add-hook<text:s/>'python-mode-hook<text:s/>#'(lambda<text:s/>()<text:s/>(<text:span text:style-name="OrgSrcFontLockKeywordFace">setq</text:span><text:s/>mode-name<text:s/><text:span text:style-name="OrgSrcFontLockStringFace">"Py"</text:span>)))</text:p>
      <text:p text:style-name="OrgSrcBlock">(add-hook<text:s/>'perl-mode-hook<text:s/>#'(lambda<text:s/>()<text:s/>(<text:span text:style-name="OrgSrcFontLockKeywordFace">setq</text:span><text:s/>mode-name<text:s/><text:span text:style-name="OrgSrcFontLockStringFace">"Pl"</text:span>)))</text:p>
      <text:p text:style-name="OrgSrcBlock">(add-hook<text:s/>'web-mode-hook<text:s/>#'(lambda<text:s/>()<text:s/>(<text:span text:style-name="OrgSrcFontLockKeywordFace">setq</text:span><text:s/>mode-name<text:s/><text:span text:style-name="OrgSrcFontLockStringFace">"W"</text:span>)))</text:p>
      <text:p text:style-name="OrgSrcBlockLastLine">(add-hook<text:s/>'lisp-interaction-mode-hook<text:s/>#'(lambda<text:s/>()<text:s/>(<text:span text:style-name="OrgSrcFontLockKeywordFace">setq</text:span><text:s/>mode-name<text:s/><text:span text:style-name="OrgSrcFontLockStringFace">"Lisp"</text:span>)))</text:p>
      <text:h text:style-name="Heading_20_2" text:outline-level="2" text:is-list-header="false">
<text:bookmark-start text:name="OrgXref.orge820e9e"/>
<text:bookmark text:name="orge820e9e"/>モードラインのNarrowを短くする
<text:bookmark-end text:name="OrgXref.orge820e9e"/></text:h>
      <text:p text:style-name="Text_20_body">標準では「Narrow」と表示されますが，「N」に短縮し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mode-line-modes</text:p>
      <text:p text:style-name="OrgSrcBlock"><text:s/><text:s/><text:s/><text:s/><text:s/><text:s/><text:s/><text:s/>(mapcar</text:p>
      <text:p text:style-name="OrgSrcBlock"><text:s/><text:s/><text:s/><text:s/><text:s/><text:s/><text:s/><text:s/><text:s/>(<text:span text:style-name="OrgSrcFontLockKeywordFace">lambda</text:span><text:s/>(entry)</text:p>
      <text:p text:style-name="OrgSrcBlock"><text:s/><text:s/><text:s/><text:s/><text:s/><text:s/><text:s/><text:s/><text:s/><text:s/><text:s/>(<text:span text:style-name="OrgSrcFontLockKeywordFace">if</text:span><text:s/>(<text:span text:style-name="OrgSrcFontLockKeywordFace">and</text:span><text:s/>(stringp<text:s/>entry)</text:p>
      <text:p text:style-name="OrgSrcBlock"><text:s/><text:s/><text:s/><text:s/><text:s/><text:s/><text:s/><text:s/><text:s/><text:s/><text:s/><text:s/><text:s/><text:s/><text:s/><text:s/><text:s/><text:s/><text:s/><text:s/>(string=<text:s/>entry<text:s/><text:span text:style-name="OrgSrcFontLockStringFace">"%n"</text:span>))</text:p>
      <text:p text:style-name="OrgSrcBlock"><text:s/><text:s/><text:s/><text:s/><text:s/><text:s/><text:s/><text:s/><text:s/><text:s/><text:s/><text:s/><text:s/><text:s/><text:s/>'(<text:span text:style-name="OrgSrcFontLockBuiltinFace">:eval</text:span><text:s/>(<text:span text:style-name="OrgSrcFontLockKeywordFace">if</text:span><text:s/>(<text:span text:style-name="OrgSrcFontLockKeywordFace">and</text:span><text:s/>(=<text:s/>1<text:s/>(point-min))</text:p>
      <text:p text:style-name="OrgSrcBlock"><text:s/><text:s/><text:s/><text:s/><text:s/><text:s/><text:s/><text:s/><text:s/><text:s/><text:s/><text:s/><text:s/><text:s/><text:s/><text:s/><text:s/><text:s/><text:s/><text:s/><text:s/><text:s/><text:s/><text:s/><text:s/><text:s/><text:s/><text:s/><text:s/><text:s/><text:s/><text:s/>(=<text:s/>(1+<text:s/>(buffer-size))<text:s/>(point-max)))<text:s/><text:span text:style-name="OrgSrcFontLockStringFace">""</text:span></text:p>
      <text:p text:style-name="OrgSrcBlock"><text:s/><text:s/><text:s/><text:s/><text:s/><text:s/><text:s/><text:s/><text:s/><text:s/><text:s/><text:s/><text:s/><text:s/><text:s/><text:s/><text:s/><text:s/><text:s/><text:s/><text:s/><text:s/><text:s/><text:s/><text:s/><text:span text:style-name="OrgSrcFontLockStringFace">"<text:s/>N"</text:span>))<text:s/><text:span text:style-name="OrgSrcFontLockWarningFace">entry))</text:span></text:p>
      <text:p text:style-name="OrgSrcBlockLastLine"><text:s/><text:s/><text:s/><text:s/><text:s/><text:s/><text:s/><text:s/><text:s/>mode-line-modes)))</text:p>
      <text:h text:style-name="Heading_20_2" text:outline-level="2" text:is-list-header="false">
<text:bookmark-start text:name="OrgXref.org795e6d6"/>
<text:bookmark text:name="org795e6d6"/>モードラインの節約（VC-mode編）
<text:bookmark-end text:name="OrgXref.org795e6d6"/></text:h>
      <text:p text:style-name="Text_20_body">定形で表示されている <text:span text:style-name="OrgCode">Git</text:span> を消します．<text:line-break/></text:p>
      <text:p text:style-name="OrgSrcBlock">(<text:span text:style-name="OrgSrcFontLockKeywordFace">with-eval-after-load</text:span><text:s/><text:span text:style-name="OrgSrcFontLockStringFace">"vc-hooks"</text:span></text:p>
      <text:p text:style-name="OrgSrcBlock"><text:s/><text:s/>(setcdr<text:s/>(assq<text:s/>'vc-mode<text:s/>mode-line-format)</text:p>
      <text:p text:style-name="OrgSrcBlockLastLine"><text:s/><text:s/><text:s/><text:s/><text:s/><text:s/><text:s/><text:s/><text:s/><text:s/>'((<text:span text:style-name="OrgSrcFontLockBuiltinFace">:eval</text:span><text:s/>(replace-regexp-in-string<text:s/><text:span text:style-name="OrgSrcFontLockStringFace">"^<text:s/>Git"</text:span><text:s/><text:span text:style-name="OrgSrcFontLockStringFace">"<text:s/>"</text:span><text:s/>vc-mode)))))</text:p>
      <text:h text:style-name="Heading_20_2" text:outline-level="2" text:is-list-header="false">
<text:bookmark-start text:name="OrgXref.orgbf668e9"/>
<text:bookmark text:name="orgbf668e9"/>モードラインの色をカスタマイズする
<text:bookmark-end text:name="OrgXref.orgbf668e9"/></text:h>
      <text:p text:style-name="OrgSrcBlock">(set-face-attribute<text:s/>'mode-line<text:s/>nil<text:s/><text:span text:style-name="OrgSrcFontLockBuiltinFace">:overline</text:span><text:s/><text:span text:style-name="OrgSrcFontLockStringFace">"</text:span><text:span text:style-name="OrgSrcDefault0010">#203e6f</text:span><text:span text:style-name="OrgSrcFontLockStringFace">"</text:span><text:s/><text:span text:style-name="OrgSrcFontLockBuiltinFace">:box</text:span><text:s/>nil)</text:p>
      <text:p text:style-name="OrgSrcBlock">(set-face-foreground<text:s/>'mode-line<text:s/><text:span text:style-name="OrgSrcFontLockStringFace">"</text:span><text:span text:style-name="OrgSrcDefault0010">#203e6f</text:span><text:span text:style-name="OrgSrcFontLockStringFace">"</text:span>)</text:p>
      <text:p text:style-name="OrgSrcBlock">(set-face-background<text:s/>'mode-line<text:s/><text:span text:style-name="OrgSrcFontLockStringFace">"</text:span><text:span text:style-name="OrgSrcDefault0011">#b2cefb</text:span><text:span text:style-name="OrgSrcFontLockStringFace">"</text:span>)</text:p>
      <text:p text:style-name="OrgSrcBlock"/>
      <text:p text:style-name="OrgSrcBlock">(set-face-attribute<text:s/>'mode-line-inactive<text:s/>nil<text:s/><text:span text:style-name="OrgSrcFontLockBuiltinFace">:overline</text:span><text:s/><text:span text:style-name="OrgSrcFontLockStringFace">"</text:span><text:span text:style-name="OrgSrcDefault0012">#94bbf9</text:span><text:span text:style-name="OrgSrcFontLockStringFace">"</text:span><text:s/><text:span text:style-name="OrgSrcFontLockBuiltinFace">:box</text:span><text:s/>nil)</text:p>
      <text:p text:style-name="OrgSrcBlock">(set-face-foreground<text:s/>'mode-line-inactive<text:s/><text:s/><text:span text:style-name="OrgSrcFontLockStringFace">"</text:span><text:span text:style-name="OrgSrcDefault0012">#94bbf9</text:span><text:span text:style-name="OrgSrcFontLockStringFace">"</text:span>)</text:p>
      <text:p text:style-name="OrgSrcBlockLastLine">(set-face-background<text:s/>'mode-line-inactive<text:s/><text:span text:style-name="OrgSrcFontLockStringFace">"</text:span><text:span text:style-name="OrgSrcDefault0013">#d8e6fd</text:span><text:span text:style-name="OrgSrcFontLockStringFace">"</text:span>)</text:p>
      <text:h text:style-name="Heading_20_3" text:outline-level="3" text:is-list-header="false">
<text:bookmark-start text:name="OrgXref.orgd4b296e"/>
<text:bookmark text:name="orgd4b296e"/>色セット例
<text:bookmark-end text:name="OrgXref.orgd4b296e"/></text:h>
      <text:list text:style-name="OrgBulletedList" text:continue-numbering="false">
        <text:list-item>
          <text:p text:style-name="Text_20_body">青／白<text:line-break/></text:p>
        </text:list-item>
      </text:list>
      <text:section text:style-name="OrgIndentedSection-Level-0" text:name="Section5">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558BE2</text:p>
              </table:table-cell>
              <table:table-cell table:style-name="OrgTblCell">
                <text:p text:style-name="OrgTableContentsLeft">FFFFFF</text:p>
              </table:table-cell>
              <table:table-cell table:style-name="OrgTblCell">
                <text:p text:style-name="OrgTableContentsLeft">566f99</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EFEFEF</text:p>
              </table:table-cell>
              <table:table-cell table:style-name="OrgTblCellB">
                <text:p text:style-name="OrgTableContentsLeft">a4bfea</text:p>
              </table:table-cell>
            </table:table-row>
          </table:table-rows>
        </table:table>
      </text:section>
      <text:list text:style-name="OrgBulletedList" text:continue-numbering="false">
        <text:list-item>
          <text:p text:style-name="Text_20_body">青<text:line-break/></text:p>
        </text:list-item>
      </text:list>
      <text:section text:style-name="OrgIndentedSection-Level-0" text:name="Section6">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2cefb</text:p>
              </table:table-cell>
              <table:table-cell table:style-name="OrgTblCell">
                <text:p text:style-name="OrgTableContentsLeft">203e6f</text:p>
              </table:table-cell>
              <table:table-cell table:style-name="OrgTblCell">
                <text:p text:style-name="OrgTableContentsLeft">203e6f</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94bbf9</text:p>
              </table:table-cell>
              <table:table-cell table:style-name="OrgTblCellB">
                <text:p text:style-name="OrgTableContentsLeft">94bbf9</text:p>
              </table:table-cell>
            </table:table-row>
          </table:table-rows>
        </table:table>
      </text:section>
      <text:list text:style-name="OrgBulletedList" text:continue-numbering="false">
        <text:list-item>
          <text:p text:style-name="Text_20_body">緑<text:line-break/></text:p>
        </text:list-item>
      </text:list>
      <text:section text:style-name="OrgIndentedSection-Level-0" text:name="Section7">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1fbd6</text:p>
              </table:table-cell>
              <table:table-cell table:style-name="OrgTblCell">
                <text:p text:style-name="OrgTableContentsLeft">206f47</text:p>
              </table:table-cell>
              <table:table-cell table:style-name="OrgTblCell">
                <text:p text:style-name="OrgTableContentsLeft">206f47</text:p>
              </table:table-cell>
            </table:table-row>
            <table:table-row>
              <table:table-cell table:style-name="OrgTblCellB">
                <text:p text:style-name="OrgTableContentsLeft">inactive</text:p>
              </table:table-cell>
              <table:table-cell table:style-name="OrgTblCellB">
                <text:p text:style-name="OrgTableContentsLeft">95f9c7</text:p>
              </table:table-cell>
              <table:table-cell table:style-name="OrgTblCellB">
                <text:p text:style-name="OrgTableContentsLeft">95f9c7</text:p>
              </table:table-cell>
              <table:table-cell table:style-name="OrgTblCellB">
                <text:p text:style-name="OrgTableContentsLeft">95f9c7</text:p>
              </table:table-cell>
            </table:table-row>
          </table:table-rows>
        </table:table>
      </text:section>
      <text:h text:style-name="Heading_20_2" text:outline-level="2" text:is-list-header="false">
<text:bookmark-start text:name="OrgXref.org4cf0069"/>
<text:bookmark text:name="org4cf0069"/>visible-bell のカスタマイズ
<text:bookmark-end text:name="OrgXref.org4cf0069"/></text:h>
      <text:p text:style-name="Text_20_body"><text:a xlink:type="simple" xlink:href="http://www.emacswiki.org/emacs/MilesBader">http://www.emacswiki.org/emacs/MilesBader</text:a> を参考にカスタマイズしていました．現在は後継パッケージ（<text:a xlink:type="simple" xlink:href="http://www.emacswiki.org/emacs/echo-bell.el"><text:a xlink:type="simple" xlink:href="http://www.emacswiki.org/emacs/echo-bell.el">http://www.emacswiki.org/emacs/echo-bell.el</text:a></text:a>）があり，MELPAから取れます．<text:line-break/></text:p>
      <text:p text:style-name="Text_20_body">visibl-bell を使うと，操作ミスで発生するビープ音を，視覚的な表示に入れ替えられます．ただ，デフォルトではバッファ中央に黒い四角が表示されて少々鬱陶しいので，ミニバッファの点滅に変更します．<text:line-break/></text:p>
      <text:p text:style-name="OrgSrcBlock">(<text:span text:style-name="OrgSrcFontLockKeywordFace">when</text:span><text:s/>(autoload-if-found</text:p>
      <text:p text:style-name="OrgSrcBlock"><text:s/><text:s/><text:s/><text:s/><text:s/><text:s/><text:s/>'(echo-area-bell)</text:p>
      <text:p text:style-name="OrgSrcBlock"><text:s/><text:s/><text:s/><text:s/><text:s/><text:s/><text:s/><text:span text:style-name="OrgSrcFontLockStringFace">"echo-area-bell"</text:span><text:s/>nil<text:s/>t)</text:p>
      <text:p text:style-name="OrgSrcBlock"/>
      <text:p text:style-name="OrgSrcBlock"><text:s/><text:s/>(<text:span text:style-name="OrgSrcFontLockKeywordFace">with-eval-after-load</text:span><text:s/><text:span text:style-name="OrgSrcFontLockStringFace">"echo-area-bell"</text:span></text:p>
      <text:p text:style-name="OrgSrcBlock"><text:s/><text:s/><text:s/><text:s/>(<text:span text:style-name="OrgSrcFontLockKeywordFace">setq</text:span><text:s/>visible-bell<text:s/>t)</text:p>
      <text:p text:style-name="OrgSrcBlock"><text:s/><text:s/><text:s/><text:s/>(<text:span text:style-name="OrgSrcFontLockKeywordFace">setq</text:span><text:s/>ring-bell-function<text:s/>'echo-area-bell)))</text:p>
      <text:p text:style-name="OrgSrcBlock"/>
      <text:p text:style-name="OrgSrcBlock"/>
      <text:p text:style-name="OrgSrcBlock"><text:span text:style-name="OrgSrcFontLockCommentDelimiterFace">;;<text:s/></text:span><text:span text:style-name="OrgSrcFontLockCommentFace">パッケージ（echo-bell）の場合</text:span></text:p>
      <text:p text:style-name="OrgSrcBlock">(<text:span text:style-name="OrgSrcFontLockKeywordFace">when</text:span><text:s/>(<text:span text:style-name="OrgSrcFontLockKeywordFace">require</text:span><text:s/>'<text:span text:style-name="OrgSrcFontLockConstantFace">echo-bell</text:span><text:s/>nil<text:s/>t)</text:p>
      <text:p text:style-name="OrgSrcBlock"><text:s/><text:s/>(echo-bell-mode<text:s/>1)</text:p>
      <text:p text:style-name="OrgSrcBlock"><text:s/><text:s/>(<text:span text:style-name="OrgSrcFontLockKeywordFace">setq</text:span><text:s/>echo-bell-string<text:s/><text:span text:style-name="OrgSrcFontLockStringFace">""</text:span>)</text:p>
      <text:p text:style-name="OrgSrcBlock"><text:s/><text:s/>(<text:span text:style-name="OrgSrcFontLockKeywordFace">setq</text:span><text:s/>echo-bell-background<text:s/><text:span text:style-name="OrgSrcFontLockStringFace">"</text:span><text:span text:style-name="OrgSrcDefault0014">#FFDCDC</text:span><text:span text:style-name="OrgSrcFontLockStringFace">"</text:span>)</text:p>
      <text:p text:style-name="OrgSrcBlockLastLine"><text:s/><text:s/>(<text:span text:style-name="OrgSrcFontLockKeywordFace">setq</text:span><text:s/>echo-bell-delay<text:s/>0.1))</text:p>
      <text:p text:style-name="Text_20_body">ビープ音も無しかつ視覚効果も無くすには，次のようにします．<text:line-break/></text:p>
      <text:p text:style-name="Text_20_body">see <text:a xlink:type="simple" xlink:href="http://yohshiy.blog.fc2.com/blog-entry-171.html">http://yohshiy.blog.fc2.com/blog-entry-171.html</text:a><text:line-break/></text:p>
      <text:p text:style-name="OrgSrcBlock"><text:span text:style-name="OrgSrcFontLockCommentDelimiterFace">;;<text:s/><text:s/></text:span><text:span text:style-name="OrgSrcFontLockCommentFace">(setq<text:s/>visible-bell<text:s/>nil)<text:s/>;;<text:s/>default=nil</text:span></text:p>
      <text:p text:style-name="OrgSrcBlockLastLine"><text:s/><text:s/>(<text:span text:style-name="OrgSrcFontLockKeywordFace">setq</text:span><text:s/>ring-bell-function<text:s/>'ignore)</text:p>
      <text:h text:style-name="Heading_20_2" text:outline-level="2" text:is-list-header="false">
<text:bookmark-start text:name="OrgXref.org914884b"/>
<text:bookmark text:name="org914884b"/>常に <text:span text:style-name="Bold">scratch</text:span> を表示して起動する
<text:bookmark-end text:name="OrgXref.org914884b"/></text:h>
      <text:p text:style-name="Text_20_body"><text:span text:style-name="OrgCode">session.el</text:span> や <text:span text:style-name="OrgCode">desktop.el</text:span> を使っていても，いつも <text:span text:style-name="OrgCode">*scratch*</text:span> バッファを表示する．そうじゃないと安心できない人向け．<text:line-break/></text:p>
      <text:p text:style-name="Text_20_body">使われるメジャーモードと表示する文字列も制御できます．<text:line-break/></text:p>
      <text:p text:style-name="OrgSrcBlock"><text:span text:style-name="OrgSrcFontLockCommentDelimiterFace">;;<text:s/></text:span><text:span text:style-name="OrgSrcFontLockCommentFace">Start<text:s/>Emacs<text:s/>with<text:s/>scratch<text:s/>buffer<text:s/>even<text:s/>though<text:s/>it<text:s/>call<text:s/>session.el/desktop.el</text:span></text:p>
      <text:p text:style-name="OrgSrcBlock">(add-hook<text:s/>'emacs-startup-hook<text:s/>#'(lambda<text:s/>()<text:s/>(switch-to-buffer<text:s/><text:span text:style-name="OrgSrcFontLockStringFace">"*scratch*"</text:span>)))</text:p>
      <text:p text:style-name="OrgSrcBlock">(<text:span text:style-name="OrgSrcFontLockKeywordFace">setq</text:span><text:s/>initial-major-mode<text:s/>'text-mode)</text:p>
      <text:p text:style-name="OrgSrcBlock">(<text:span text:style-name="OrgSrcFontLockKeywordFace">setq</text:span><text:s/>initial-scratch-message</text:p>
      <text:p text:style-name="OrgSrcBlock"><text:s/><text:s/><text:s/><text:s/><text:s/><text:s/>(concat<text:s/><text:span text:style-name="OrgSrcFontLockStringFace">"<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text:p>
      <text:p text:style-name="OrgSrcBlock"><text:s/><text:s/><text:s/><text:s/><text:s/><text:s/><text:s/><text:s/><text:s/><text:s/><text:s/><text:s/><text:s/><text:s/>(format-time-string<text:s/><text:span text:style-name="OrgSrcFontLockStringFace">"%Y-%m-%d<text:s/>(%a.)"</text:span>)<text:s/><text:span text:style-name="OrgSrcFontLockStringFace">"\n"</text:span></text:p>
      <text:p text:style-name="OrgSrcBlock"><text:s/><text:s/><text:s/><text:s/><text:s/><text:s/><text:s/><text:s/><text:s/><text:s/><text:s/><text:s/><text:s/><text:s/><text:span text:style-name="OrgSrcFontLockStringFace">"-----------------------------------------------------"</text:span></text:p>
      <text:p text:style-name="OrgSrcBlockLastLine"><text:s/><text:s/><text:s/><text:s/><text:s/><text:s/><text:s/><text:s/><text:s/><text:s/><text:s/><text:s/><text:s/><text:s/><text:span text:style-name="OrgSrcFontLockStringFace">"--------------------------\n"</text:span>))</text:p>
      <text:p text:style-name="Text_20_body">最近は，起動用にメジャーモードを書いて対応しています．詳しくはリンク先にて．<text:line-break/></text:p>
      <text:list text:style-name="OrgBulletedList" text:continue-numbering="false">
        <text:list-item>
          <text:p text:style-name="Text_20_body"><text:a xlink:type="simple" xlink:href="http://qiita.com/takaxp/items/12c01bff4c687b3f242b">高速起動用ミニマム*scratch*バッファ - Qiita</text:a><text:line-break/></text:p>
        </text:list-item>
      </text:list>
      <text:p text:style-name="OrgSrcBlock">(<text:span text:style-name="OrgSrcFontLockKeywordFace">when</text:span><text:s/>(<text:span text:style-name="OrgSrcFontLockKeywordFace">require</text:span><text:s/>'<text:span text:style-name="OrgSrcFontLockConstantFace">empty-booting</text:span><text:s/>nil<text:s/>t)</text:p>
      <text:p text:style-name="OrgSrcBlock"><text:s/><text:s/>(<text:span text:style-name="OrgSrcFontLockKeywordFace">setq</text:span><text:s/>initial-buffer-choice<text:s/>t)</text:p>
      <text:p text:style-name="OrgSrcBlock"><text:s/><text:s/>(<text:span text:style-name="OrgSrcFontLockKeywordFace">setq</text:span><text:s/>initial-scratch-message<text:s/>nil)</text:p>
      <text:p text:style-name="OrgSrcBlock"><text:s/><text:s/>(<text:span text:style-name="OrgSrcFontLockKeywordFace">setq</text:span><text:s/>initial-major-mode<text:s/>'empty-booting-mode)</text:p>
      <text:p text:style-name="OrgSrcBlock"><text:s/><text:s/><text:span text:style-name="OrgSrcFontLockCommentDelimiterFace">;;<text:s/><text:s/></text:span><text:span text:style-name="OrgSrcFontLockCommentFace">:underline<text:s/>"</text:span><text:span text:style-name="OrgSrcDefault0010">#203e6f</text:span><text:span text:style-name="OrgSrcFontLockCommentFace">"</text:span></text:p>
      <text:p text:style-name="OrgSrcBlock"><text:s/><text:s/>(set-face-foreground<text:s/>'header-line<text:s/><text:span text:style-name="OrgSrcFontLockStringFace">"</text:span><text:span text:style-name="OrgSrcDefault0015">#FFFFFF</text:span><text:span text:style-name="OrgSrcFontLockStringFace">"</text:span>)<text:s/><text:span text:style-name="OrgSrcFontLockCommentDelimiterFace">;;<text:s/></text:span><text:span text:style-name="OrgSrcFontLockCommentFace">"</text:span><text:span text:style-name="OrgSrcDefault0010">#203e6f</text:span><text:span text:style-name="OrgSrcFontLockCommentFace">"<text:s/></text:span><text:span text:style-name="OrgSrcDefault0016">#333333</text:span></text:p>
      <text:p text:style-name="OrgSrcBlock"><text:s/><text:s/>(set-face-background<text:s/>'header-line<text:s/><text:span text:style-name="OrgSrcFontLockStringFace">"</text:span><text:span text:style-name="OrgSrcDefault0017">#7e59b5</text:span><text:span text:style-name="OrgSrcFontLockStringFace">"</text:span>)<text:s/><text:span text:style-name="OrgSrcFontLockCommentDelimiterFace">;;<text:s/></text:span><text:span text:style-name="OrgSrcDefault0018">#ffb08c</text:span></text:p>
      <text:p text:style-name="OrgSrcBlock"><text:s/><text:s/>(set-face-attribute<text:s/>'header-line<text:s/>nil</text:p>
      <text:p text:style-name="OrgSrcBlock"><text:s/><text:s/><text:s/><text:s/><text:s/><text:s/><text:s/><text:s/><text:s/><text:s/><text:s/><text:s/><text:s/><text:s/><text:s/><text:s/><text:s/><text:s/><text:s/><text:s/><text:s/><text:s/><text:span text:style-name="OrgSrcFontLockBuiltinFace">:inherit</text:span><text:s/>nil</text:p>
      <text:p text:style-name="OrgSrcBlock"><text:s/><text:s/><text:s/><text:s/><text:s/><text:s/><text:s/><text:s/><text:s/><text:s/><text:s/><text:s/><text:s/><text:s/><text:s/><text:s/><text:s/><text:s/><text:s/><text:s/><text:s/><text:s/><text:span text:style-name="OrgSrcFontLockBuiltinFace">:overline</text:span><text:s/>nil</text:p>
      <text:p text:style-name="OrgSrcBlock"><text:s/><text:s/><text:s/><text:s/><text:s/><text:s/><text:s/><text:s/><text:s/><text:s/><text:s/><text:s/><text:s/><text:s/><text:s/><text:s/><text:s/><text:s/><text:s/><text:s/><text:s/><text:s/><text:span text:style-name="OrgSrcFontLockBuiltinFace">:underline</text:span><text:s/>nil)</text:p>
      <text:p text:style-name="OrgSrcBlock"><text:s/><text:s/>(<text:span text:style-name="OrgSrcFontLockKeywordFace">setq</text:span><text:s/>header-line-format</text:p>
      <text:p text:style-name="OrgSrcBlock"><text:s/><text:s/><text:s/><text:s/><text:s/><text:s/><text:s/><text:s/>(concat</text:p>
      <text:p text:style-name="OrgSrcBlock"><text:s/><text:s/><text:s/><text:s/><text:s/><text:s/><text:s/><text:s/><text:s/><text:span text:style-name="OrgSrcFontLockStringFace">"<text:s/>GNU<text:s/>Emacs<text:s/><text:s/><text:s/><text:s/><text:s/><text:s/><text:s/><text:s/><text:s/><text:s/><text:s/><text:s/><text:s/><text:s/><text:s/><text:s/><text:s/><text:s/><text:s/><text:s/><text:s/><text:s/><text:s/><text:s/><text:s/><text:s/><text:s/><text:s/><text:s/><text:s/><text:s/><text:s/><text:s/><text:s/><text:s/><text:s/><text:s/><text:s/><text:s/><text:s/><text:s/><text:s/><text:s/><text:s/><text:s/><text:s/><text:s/><text:s/><text:s/><text:s/>"</text:span></text:p>
      <text:p text:style-name="OrgSrcBlock"><text:s/><text:s/><text:s/><text:s/><text:s/><text:s/><text:s/><text:s/><text:s/>(format-time-string<text:s/><text:span text:style-name="OrgSrcFontLockStringFace">"W%U:<text:s/>%Y-%m-%d<text:s/>%a."</text:span>))))</text:p>
      <text:p text:style-name="OrgSrcBlock"/>
      <text:p text:style-name="OrgSrcBlock">(global-set-key<text:s/>(kbd<text:s/><text:span text:style-name="OrgSrcFontLockStringFace">"C-M-s"</text:span>)<text:s/>#'(lambda<text:s/>()<text:s/>(<text:span text:style-name="OrgSrcFontLockKeywordFace">interactive</text:span>)</text:p>
      <text:p text:style-name="OrgSrcBlockLastLine"><text:s/><text:s/><text:s/><text:s/><text:s/><text:s/><text:s/><text:s/><text:s/><text:s/><text:s/><text:s/><text:s/><text:s/><text:s/><text:s/><text:s/><text:s/><text:s/><text:s/><text:s/><text:s/><text:s/><text:s/><text:s/><text:s/><text:s/><text:s/><text:s/><text:s/><text:s/><text:s/><text:s/><text:s/>(switch-to-buffer<text:s/><text:span text:style-name="OrgSrcFontLockStringFace">"*scratch*"</text:span>)))</text:p>
      <text:h text:style-name="Heading_20_2" text:outline-level="2" text:is-list-header="false">
<text:bookmark-start text:name="OrgXref.org992c775"/>
<text:bookmark text:name="org992c775"/>バッテリー情報をモードラインに表示する
<text:bookmark-end text:name="OrgXref.org992c775"/></text:h>
      <text:p text:style-name="OrgSrcBlock"><text:span text:style-name="OrgSrcFontLockCommentDelimiterFace">;;<text:s/></text:span><text:span text:style-name="OrgSrcFontLockCommentFace">Show<text:s/>battery<text:s/>information<text:s/>on<text:s/>the<text:s/>mode<text:s/>line.</text:span></text:p>
      <text:p text:style-name="OrgSrcBlockLastLine">(display-battery-mode<text:s/>t)</text:p>
      <text:h text:style-name="Heading_20_2" text:outline-level="2" text:is-list-header="false">
<text:bookmark-start text:name="OrgXref.orgb541165"/>
<text:bookmark text:name="orgb541165"/>スクロールバーを非表示にする
<text:bookmark-end text:name="OrgXref.orgb541165"/></text:h>
      <text:p text:style-name="Text_20_body">スクロールバーを非表示にするには，nil を指定します．<text:line-break/>右側に表示したい場合は，'right とします．<text:line-break/></text:p>
      <text:p text:style-name="OrgSrcBlock"><text:span text:style-name="OrgSrcFontLockCommentDelimiterFace">;;<text:s/></text:span><text:span text:style-name="OrgSrcFontLockCommentFace">Show<text:s/>scroll<text:s/>bar<text:s/>or<text:s/>not</text:span></text:p>
      <text:p text:style-name="OrgSrcBlock">(<text:span text:style-name="OrgSrcFontLockKeywordFace">when</text:span><text:s/>window-system</text:p>
      <text:p text:style-name="OrgSrcBlockLastLine"><text:s/><text:s/>(set-scroll-bar-mode<text:s/>-1))<text:s/><text:span text:style-name="OrgSrcFontLockCommentDelimiterFace">;<text:s/></text:span><text:span text:style-name="OrgSrcFontLockCommentFace">'right</text:span></text:p>
      <text:h text:style-name="Heading_20_2" text:outline-level="2" text:is-list-header="false">
<text:bookmark-start text:name="OrgXref.orga4123d1"/>
<text:bookmark text:name="orga4123d1"/>[yascroll] フリンジにスクロールバーを出す
<text:bookmark-end text:name="OrgXref.orga4123d1"/></text:h>
      <text:p text:style-name="Text_20_body"><text:span text:style-name="OrgCode">yascroll</text:span> を使います．<text:line-break/></text:p>
      <text:list text:style-name="OrgBulletedList" text:continue-numbering="false">
        <text:list-item>
          <text:p text:style-name="Text_20_body"><text:a xlink:type="simple" xlink:href="http://d.hatena.ne.jp/m2ym/20110401/1301617991">http://d.hatena.ne.jp/m2ym/20110401/1301617991</text:a><text:line-break/></text:p>
        </text:list-item>
        <text:list-item>
          <text:p text:style-name="Text_20_body">2015-03-15: smooth-scroll との組み合わせで重いのを確認．<text:line-break/></text:p>
        </text:list-item>
      </text:list>
      <text:p text:style-name="Text_20_body"><text:span text:style-name="OrgCode">helm-config</text:span> の後に呼んでいるのは，Emacs起動時の単純な高速化対策です．<text:line-break/></text:p>
      <text:p text:style-name="OrgSrcBlock">(<text:span text:style-name="OrgSrcFontLockKeywordFace">with-eval-after-load</text:span><text:s/><text:span text:style-name="OrgSrcFontLockStringFace">"helm-config"</text:span></text:p>
      <text:p text:style-name="OrgSrcBlock"><text:s/><text:s/>(<text:span text:style-name="OrgSrcFontLockKeywordFace">when</text:span><text:s/>(<text:span text:style-name="OrgSrcFontLockKeywordFace">require</text:span><text:s/>'<text:span text:style-name="OrgSrcFontLockConstantFace">yascroll</text:span><text:s/>nil<text:s/>t)</text:p>
      <text:p text:style-name="OrgSrcBlock"><text:s/><text:s/><text:s/><text:s/>(<text:span text:style-name="OrgSrcFontLockKeywordFace">setq</text:span><text:s/>yascroll:delay-to-hide<text:s/>2)</text:p>
      <text:p text:style-name="OrgSrcBlock"><text:s/><text:s/><text:s/><text:s/>(<text:span text:style-name="OrgSrcFontLockKeywordFace">setq</text:span><text:s/>yascroll:disabled-modes<text:s/>'(org-mode))</text:p>
      <text:p text:style-name="OrgSrcBlock"><text:s/><text:s/><text:s/><text:s/>(set-face-foreground<text:s/>'yascroll:thumb-fringe<text:s/><text:span text:style-name="OrgSrcFontLockStringFace">"</text:span><text:span text:style-name="OrgSrcDefault0011">#b2cefb</text:span><text:span text:style-name="OrgSrcFontLockStringFace">"</text:span>)</text:p>
      <text:p text:style-name="OrgSrcBlock"><text:s/><text:s/><text:s/><text:s/>(set-face-background<text:s/>'yascroll:thumb-fringe<text:s/><text:span text:style-name="OrgSrcFontLockStringFace">"</text:span><text:span text:style-name="OrgSrcDefault0011">#b2cefb</text:span><text:span text:style-name="OrgSrcFontLockStringFace">"</text:span>)</text:p>
      <text:p text:style-name="OrgSrcBlockLastLine"><text:s/><text:s/><text:s/><text:s/>(global-yascroll-bar-mode<text:s/>1)))</text:p>
      <text:h text:style-name="Heading_20_2" text:outline-level="2" text:is-list-header="false">
<text:bookmark-start text:name="OrgXref.orgc6bdf94"/>
<text:bookmark text:name="orgc6bdf94"/>ツールバーを非表示にする
<text:bookmark-end text:name="OrgXref.orgc6bdf94"/></text:h>
      <text:p text:style-name="Text_20_body">ツールバーは使わないので非表示にします．<text:line-break/></text:p>
      <text:p text:style-name="OrgSrcBlock"><text:span text:style-name="OrgSrcFontLockCommentDelimiterFace">;;<text:s/></text:span><text:span text:style-name="OrgSrcFontLockCommentFace">Disable<text:s/>to<text:s/>show<text:s/>the<text:s/>tool<text:s/>bar.</text:span></text:p>
      <text:p text:style-name="OrgSrcBlock">(<text:span text:style-name="OrgSrcFontLockKeywordFace">when</text:span><text:s/>window-system</text:p>
      <text:p text:style-name="OrgSrcBlockLastLine"><text:s/><text:s/>(tool-bar-mode<text:s/>-1))</text:p>
      <text:h text:style-name="Heading_20_2" text:outline-level="2" text:is-list-header="false">
<text:bookmark-start text:name="OrgXref.orge9133ea"/>
<text:bookmark text:name="orge9133ea"/>起動時のスプラッシュ画面を表示しない
<text:bookmark-end text:name="OrgXref.orge9133ea"/></text:h>
      <text:p text:style-name="OrgSrcBlock"><text:span text:style-name="OrgSrcFontLockCommentDelimiterFace">;;<text:s/></text:span><text:span text:style-name="OrgSrcFontLockCommentFace">Disable<text:s/>to<text:s/>show<text:s/>the<text:s/>splash<text:s/>window<text:s/>at<text:s/>startup</text:span></text:p>
      <text:p text:style-name="OrgSrcBlockLastLine">(<text:span text:style-name="OrgSrcFontLockKeywordFace">setq</text:span><text:s/>inhibit-startup-screen<text:s/>t)</text:p>
      <text:h text:style-name="Heading_20_2" text:outline-level="2" text:is-list-header="false">
<text:bookmark-start text:name="OrgXref.orgb7bab89"/>
<text:bookmark text:name="orgb7bab89"/>カーソル行の行数をモードラインに表示する
<text:bookmark-end text:name="OrgXref.orgb7bab89"/></text:h>
      <text:p text:style-name="OrgSrcBlock"><text:span text:style-name="OrgSrcFontLockCommentDelimiterFace">;;<text:s/></text:span><text:span text:style-name="OrgSrcFontLockCommentFace">Show<text:s/>line<text:s/>number<text:s/>in<text:s/>the<text:s/>mode<text:s/>line.</text:span></text:p>
      <text:p text:style-name="OrgSrcBlock">(<text:span text:style-name="OrgSrcFontLockKeywordFace">with-eval-after-load</text:span><text:s/><text:span text:style-name="OrgSrcFontLockStringFace">"helm-config"</text:span></text:p>
      <text:p text:style-name="OrgSrcBlockLastLine"><text:s/><text:s/>(line-number-mode<text:s/>1))</text:p>
      <text:h text:style-name="Heading_20_2" text:outline-level="2" text:is-list-header="false">
<text:bookmark-start text:name="OrgXref.org4a9031e"/>
<text:bookmark text:name="org4a9031e"/>カーソル行の関数名をモードラインに表示する
<text:bookmark-end text:name="OrgXref.org4a9031e"/></text:h>
      <text:list text:style-name="OrgBulletedList" text:continue-numbering="false">
        <text:list-item>
          <text:p text:style-name="Text_20_body">emacs24.3 で重く感じるので外している．<text:line-break/></text:p>
        </text:list-item>
      </text:list>
      <text:p text:style-name="OrgSrcBlock"><text:span text:style-name="OrgSrcFontLockCommentDelimiterFace">;;<text:s/></text:span><text:span text:style-name="OrgSrcFontLockCommentFace">Show<text:s/>function<text:s/>name<text:s/>in<text:s/>the<text:s/>mode<text:s/>line.</text:span></text:p>
      <text:p text:style-name="OrgSrcBlockLastLine">(which-function-mode<text:s/>t)</text:p>
      <text:h text:style-name="Heading_20_2" text:outline-level="2" text:is-list-header="false">
<text:bookmark-start text:name="OrgXref.org19523fe"/>
<text:bookmark text:name="org19523fe"/>時刻をモードラインに表示する
<text:bookmark-end text:name="OrgXref.org19523fe"/></text:h>
      <text:p text:style-name="Text_20_body"><text:span text:style-name="OrgCode">helm-config</text:span> の後に呼んでいるのは，Emacs起動時の単純な高速化対策です．<text:line-break/></text:p>
      <text:p text:style-name="OrgSrcBlock"><text:span text:style-name="OrgSrcFontLockCommentDelimiterFace">;;<text:s/></text:span><text:span text:style-name="OrgSrcFontLockCommentFace">Show<text:s/>clock<text:s/>in<text:s/>in<text:s/>the<text:s/>mode<text:s/>line</text:span></text:p>
      <text:p text:style-name="OrgSrcBlock">(<text:span text:style-name="OrgSrcFontLockKeywordFace">with-eval-after-load</text:span><text:s/><text:span text:style-name="OrgSrcFontLockStringFace">"helm-config"</text:span></text:p>
      <text:p text:style-name="OrgSrcBlock"><text:s/><text:s/>(<text:span text:style-name="OrgSrcFontLockKeywordFace">setq</text:span><text:s/>display-time-format<text:s/><text:span text:style-name="OrgSrcFontLockStringFace">"%H%M.%S"</text:span>)<text:s/><text:span text:style-name="OrgSrcFontLockCommentDelimiterFace">;;<text:s/></text:span><text:span text:style-name="OrgSrcFontLockCommentFace">%y%m%d.</text:span></text:p>
      <text:p text:style-name="OrgSrcBlock"><text:s/><text:s/>(<text:span text:style-name="OrgSrcFontLockKeywordFace">setq</text:span><text:s/>display-time-interval<text:s/>1)</text:p>
      <text:p text:style-name="OrgSrcBlock"><text:s/><text:s/>(<text:span text:style-name="OrgSrcFontLockKeywordFace">setq</text:span><text:s/>display-time-default-load-average<text:s/>nil)</text:p>
      <text:p text:style-name="OrgSrcBlockLastLine"><text:s/><text:s/>(display-time-mode<text:s/>1))</text:p>
      <text:h text:style-name="Heading_20_2" text:outline-level="2" text:is-list-header="false">
<text:bookmark-start text:name="OrgXref.orgd1870bf"/>
<text:bookmark text:name="orgd1870bf"/>対応するカッコをハイライトする
<text:bookmark-end text:name="OrgXref.orgd1870bf"/></text:h>
      <text:p text:style-name="Text_20_body">Built-in の paren.el が利用できる．拡張版として <text:a xlink:type="simple" xlink:href="http://www.emacswiki.org/emacs/mic-paren.el">mic-paren.el</text:a> があり，現在はこれを利用している． <text:span text:style-name="OrgCode">helm</text:span> の起動で有効化しています．<text:line-break/></text:p>
      <text:p text:style-name="Text_20_body"><text:span text:style-name="OrgCode">helm-config</text:span> の後に呼んでいるのは，Emacs起動時の単純な高速化対策です．<text:line-break/></text:p>
      <text:p text:style-name="OrgSrcBlock">(<text:span text:style-name="OrgSrcFontLockKeywordFace">with-eval-after-load</text:span><text:s/><text:span text:style-name="OrgSrcFontLockStringFace">"helm-config"</text:span></text:p>
      <text:p text:style-name="OrgSrcBlock"><text:s/><text:s/>(<text:span text:style-name="OrgSrcFontLockKeywordFace">when</text:span><text:s/>(<text:span text:style-name="OrgSrcFontLockKeywordFace">require</text:span><text:s/>'<text:span text:style-name="OrgSrcFontLockConstantFace">mic-paren</text:span><text:s/>nil<text:s/>t)</text:p>
      <text:p text:style-name="OrgSrcBlock"><text:s/><text:s/><text:s/><text:s/>(<text:span text:style-name="OrgSrcFontLockKeywordFace">setq</text:span><text:s/>paren-sexp-mode<text:s/>nil)</text:p>
      <text:p text:style-name="OrgSrcBlock"><text:s/><text:s/><text:s/><text:s/>(set-face-foreground<text:s/>'paren-face-match<text:s/><text:span text:style-name="OrgSrcFontLockStringFace">"</text:span><text:span text:style-name="OrgSrcDefault0015">#FFFFFF</text:span><text:span text:style-name="OrgSrcFontLockStringFace">"</text:span>)</text:p>
      <text:p text:style-name="OrgSrcBlock"><text:s/><text:s/><text:s/><text:s/><text:span text:style-name="OrgSrcFontLockCommentDelimiterFace">;;<text:s/></text:span><text:span text:style-name="OrgSrcFontLockCommentFace">Deep<text:s/></text:span><text:span text:style-name="OrgSrcDefault0019">blue</text:span><text:span text:style-name="OrgSrcFontLockCommentFace">:<text:s/></text:span><text:span text:style-name="OrgSrcDefault0020">#6666CC</text:span><text:span text:style-name="OrgSrcFontLockCommentFace">,<text:s/></text:span><text:span text:style-name="OrgSrcDefault0000">orange</text:span><text:span text:style-name="OrgSrcFontLockCommentFace">:<text:s/></text:span><text:span text:style-name="OrgSrcDefault0021">#FFCC66</text:span></text:p>
      <text:p text:style-name="OrgSrcBlock"><text:s/><text:s/><text:s/><text:s/>(set-face-background<text:s/>'paren-face-match<text:s/><text:span text:style-name="OrgSrcFontLockStringFace">"</text:span><text:span text:style-name="OrgSrcDefault0022">#66CC66</text:span><text:span text:style-name="OrgSrcFontLockStringFace">"</text:span>)</text:p>
      <text:p text:style-name="OrgSrcBlockLastLine"><text:s/><text:s/><text:s/><text:s/>(paren-activate)))</text:p>
      <text:p text:style-name="Text_20_body">paren.el の場合は以下の設定．<text:line-break/></text:p>
      <text:p text:style-name="OrgSrcBlock">(<text:span text:style-name="OrgSrcFontLockKeywordFace">setq</text:span><text:s/>show-paren-delay<text:s/>0)</text:p>
      <text:p text:style-name="OrgSrcBlock">(show-paren-mode<text:s/>t)</text:p>
      <text:p text:style-name="OrgSrcBlock"><text:span text:style-name="OrgSrcFontLockCommentDelimiterFace">;;<text:s/></text:span><text:span text:style-name="OrgSrcFontLockCommentFace">(setq<text:s/>show-paren-style<text:s/>'expression)<text:s/>;<text:s/>カッコ内も強調</text:span></text:p>
      <text:p text:style-name="OrgSrcBlock"><text:span text:style-name="OrgSrcFontLockCommentDelimiterFace">;;</text:span><text:span text:style-name="OrgSrcFontLockCommentFace">(set-face-background<text:s/>'show-paren-match-face<text:s/>"</text:span><text:span text:style-name="OrgSrcDefault0023">#5DA4ff</text:span><text:span text:style-name="OrgSrcFontLockCommentFace">")<text:s/>;<text:s/>カーソルより濃い青</text:span></text:p>
      <text:p text:style-name="OrgSrcBlock">(set-face-background<text:s/>'show-paren-match-face<text:s/><text:span text:style-name="OrgSrcFontLockStringFace">"</text:span><text:span text:style-name="OrgSrcDefault0024">#a634ff</text:span><text:span text:style-name="OrgSrcFontLockStringFace">"</text:span>)</text:p>
      <text:p text:style-name="OrgSrcBlock">(set-face-foreground<text:s/>'show-paren-match-face<text:s/><text:span text:style-name="OrgSrcFontLockStringFace">"</text:span><text:span text:style-name="OrgSrcDefault0015">#FFFFFF</text:span><text:span text:style-name="OrgSrcFontLockStringFace">"</text:span>)</text:p>
      <text:p text:style-name="OrgSrcBlock">(set-face-underline-p<text:s/>'show-paren-match-face<text:s/>nil)</text:p>
      <text:p text:style-name="OrgSrcBlockLastLine">(<text:span text:style-name="OrgSrcFontLockKeywordFace">setq</text:span><text:s/>show-paren-style<text:s/>'parenthesis)</text:p>
      <text:h text:style-name="Heading_20_2" text:outline-level="2" text:is-list-header="false">
<text:bookmark-start text:name="OrgXref.org7e4be53"/>
<text:bookmark text:name="org7e4be53"/>全角スペースと行末タブ／半角スペースを強調表示する
<text:bookmark-end text:name="OrgXref.org7e4be53"/></text:h>
      <text:list text:style-name="OrgBulletedList" text:continue-numbering="false">
        <text:list-item>
          <text:p text:style-name="Text_20_body"><text:a xlink:type="simple" xlink:href="http://ubulog.blogspot.jp/2007/09/emacs_09.html">http://ubulog.blogspot.jp/2007/09/emacs_09.html</text:a><text:line-break/></text:p>
        </text:list-item>
        <text:list-item>
          <text:p text:style-name="Text_20_body"><text:a xlink:type="simple" xlink:href="https://beiznotes.org/200906031244034052-2/">emacsでタブとEOFと全角空白の表示を。</text:a><text:line-break/></text:p>
        </text:list-item>
        <text:list-item>
          <text:p text:style-name="Text_20_body"><text:a xlink:type="simple" xlink:href="http://qiita.com/itiut@github/items/4d74da2412a29ef59c3a">whitespace-modeを使って、ファイルの保存時に行末のスペースや末尾の改行を削除する - Qiita</text:a><text:line-break/></text:p>
        </text:list-item>
      </text:list>
      <text:p text:style-name="Text_20_body">英語で原稿を書く時に全角スペースが入っているを苦労するので，強調表示して編集中でも気づくようにします．また，行末のタブや半角スペースも無駄なので，入り込まないように強調しています．パッケージを使うと too much かなという印象があったので，個別の設定だけを使わせてもらっています．<text:line-break/></text:p>
      <text:p text:style-name="OrgSrcBlock">(<text:span text:style-name="OrgSrcFontLockKeywordFace">with-eval-after-load</text:span><text:s/><text:span text:style-name="OrgSrcFontLockStringFace">"helm-config"</text:span></text:p>
      <text:p text:style-name="OrgSrcBlock"><text:s/><text:s/><text:span text:style-name="OrgSrcFontLockCommentDelimiterFace">;;<text:s/></text:span><text:span text:style-name="OrgSrcFontLockCommentFace">スペース</text:span></text:p>
      <text:p text:style-name="OrgSrcBlock"><text:s/><text:s/>(<text:span text:style-name="OrgSrcFontLockKeywordFace">defface</text:span><text:s/><text:span text:style-name="OrgSrcFontLockVariableNameFace">my:face-b-1</text:span></text:p>
      <text:p text:style-name="OrgSrcBlock"><text:s/><text:s/><text:s/><text:s/>'((t<text:s/>(<text:span text:style-name="OrgSrcFontLockBuiltinFace">:background</text:span><text:s/><text:span text:style-name="OrgSrcFontLockStringFace">"</text:span><text:span text:style-name="OrgSrcDefault0025">gray</text:span><text:span text:style-name="OrgSrcFontLockStringFace">"</text:span><text:s/><text:span text:style-name="OrgSrcFontLockBuiltinFace">:bold</text:span><text:s/>t<text:s/><text:span text:style-name="OrgSrcFontLockBuiltinFace">:underline</text:span><text:s/><text:span text:style-name="OrgSrcFontLockStringFace">"</text:span><text:span text:style-name="OrgSrcDefault0026">red</text:span><text:span text:style-name="OrgSrcFontLockStringFace">"</text:span>)))</text:p>
      <text:p text:style-name="OrgSrcBlock"><text:s/><text:s/><text:s/><text:s/>nil<text:s/><text:span text:style-name="OrgSrcFontLockBuiltinFace">:group</text:span><text:s/>'font-lock-highlighting-faces)</text:p>
      <text:p text:style-name="OrgSrcBlock"><text:s/><text:s/><text:span text:style-name="OrgSrcFontLockCommentDelimiterFace">;;<text:s/></text:span><text:span text:style-name="OrgSrcFontLockCommentFace">タブだけの行</text:span></text:p>
      <text:p text:style-name="OrgSrcBlock"><text:s/><text:s/>(<text:span text:style-name="OrgSrcFontLockKeywordFace">defface</text:span><text:s/><text:span text:style-name="OrgSrcFontLockVariableNameFace">my:face-b-2</text:span></text:p>
      <text:p text:style-name="OrgSrcBlock"><text:s/><text:s/><text:s/><text:s/>'((t<text:s/>(<text:span text:style-name="OrgSrcFontLockBuiltinFace">:background</text:span><text:s/><text:span text:style-name="OrgSrcFontLockStringFace">"</text:span><text:span text:style-name="OrgSrcDefault0000">orange</text:span><text:span text:style-name="OrgSrcFontLockStringFace">"</text:span><text:s/><text:span text:style-name="OrgSrcFontLockBuiltinFace">:bold</text:span><text:s/>t<text:s/><text:span text:style-name="OrgSrcFontLockBuiltinFace">:underline</text:span><text:s/><text:span text:style-name="OrgSrcFontLockStringFace">"</text:span><text:span text:style-name="OrgSrcDefault0026">red</text:span><text:span text:style-name="OrgSrcFontLockStringFace">"</text:span>)))</text:p>
      <text:p text:style-name="OrgSrcBlock"><text:s/><text:s/><text:s/><text:s/>nil<text:s/><text:span text:style-name="OrgSrcFontLockBuiltinFace">:group</text:span><text:s/>'font-lock-highlighting-faces)</text:p>
      <text:p text:style-name="OrgSrcBlock"><text:s/><text:s/><text:span text:style-name="OrgSrcFontLockCommentDelimiterFace">;;<text:s/></text:span><text:span text:style-name="OrgSrcFontLockCommentFace">半角スペース</text:span></text:p>
      <text:p text:style-name="OrgSrcBlock"><text:s/><text:s/>(<text:span text:style-name="OrgSrcFontLockKeywordFace">defface</text:span><text:s/><text:span text:style-name="OrgSrcFontLockVariableNameFace">my:face-b-3</text:span><text:s/>'((t<text:s/>(<text:span text:style-name="OrgSrcFontLockBuiltinFace">:background</text:span><text:s/><text:span text:style-name="OrgSrcFontLockStringFace">"</text:span><text:span text:style-name="OrgSrcDefault0000">orange</text:span><text:span text:style-name="OrgSrcFontLockStringFace">"</text:span>)))</text:p>
      <text:p text:style-name="OrgSrcBlock"><text:s/><text:s/><text:s/><text:s/>nil<text:s/><text:span text:style-name="OrgSrcFontLockBuiltinFace">:group</text:span><text:s/>'font-lock-highlighting-faces)</text:p>
      <text:p text:style-name="OrgSrcBlock"/>
      <text:p text:style-name="OrgSrcBlock"><text:s/><text:s/>(<text:span text:style-name="OrgSrcFontLockKeywordFace">defvar</text:span><text:s/><text:span text:style-name="OrgSrcFontLockVariableNameFace">my:face-b-1</text:span><text:s/>'my:face-b-1)</text:p>
      <text:p text:style-name="OrgSrcBlock"><text:s/><text:s/>(<text:span text:style-name="OrgSrcFontLockKeywordFace">defvar</text:span><text:s/><text:span text:style-name="OrgSrcFontLockVariableNameFace">my:face-b-2</text:span><text:s/>'my:face-b-2)</text:p>
      <text:p text:style-name="OrgSrcBlock"><text:s/><text:s/>(<text:span text:style-name="OrgSrcFontLockKeywordFace">defvar</text:span><text:s/><text:span text:style-name="OrgSrcFontLockVariableNameFace">my:face-b-3</text:span><text:s/>'my:face-b-3)</text:p>
      <text:p text:style-name="OrgSrcBlock"><text:s/><text:s/>(<text:span text:style-name="OrgSrcFontLockKeywordFace">defadvice</text:span><text:s/><text:span text:style-name="OrgSrcFontLockFunctionNameFace">font-lock-mode</text:span><text:s/>(before<text:s/>my:font-lock-mode<text:s/>())</text:p>
      <text:p text:style-name="OrgSrcBlock"><text:s/><text:s/><text:s/><text:s/>(font-lock-add-keywords</text:p>
      <text:p text:style-name="OrgSrcBlock"><text:s/><text:s/><text:s/><text:s/><text:s/>major-mode</text:p>
      <text:p text:style-name="OrgSrcBlock"><text:s/><text:s/><text:s/><text:s/><text:s/><text:span text:style-name="OrgSrcFontLockCommentDelimiterFace">;;<text:s/></text:span><text:span text:style-name="OrgSrcFontLockCommentFace">"[\t]+$"<text:s/>行末のタブ</text:span></text:p>
      <text:p text:style-name="OrgSrcBlock"><text:s/><text:s/><text:s/><text:s/><text:s/>'((<text:span text:style-name="OrgSrcFontLockStringFace">"</text:span><text:span text:style-name="OrgSrcFontLockStringFace">　</text:span><text:span text:style-name="OrgSrcFontLockStringFace">"</text:span><text:s/>0<text:s/>my:face-b-1<text:s/>append)</text:p>
      <text:p text:style-name="OrgSrcBlock"><text:s/><text:s/><text:s/><text:s/><text:s/><text:s/><text:s/>(<text:span text:style-name="OrgSrcFontLockStringFace">"[<text:s/>]+$"</text:span><text:s/>0<text:s/>my:face-b-3<text:s/>append)</text:p>
      <text:p text:style-name="OrgSrcBlock"><text:s/><text:s/><text:s/><text:s/><text:s/><text:s/><text:s/>(<text:span text:style-name="OrgSrcFontLockStringFace">"[\t]+$"</text:span><text:s/>0<text:s/>my:face-b-2<text:s/>append))))</text:p>
      <text:p text:style-name="OrgSrcBlock"><text:s/><text:s/>(ad-enable-advice<text:s/>'font-lock-mode<text:s/>'before<text:s/>'my:font-lock-mode)</text:p>
      <text:p text:style-name="OrgSrcBlock"><text:s/><text:s/>(ad-activate<text:s/>'font-lock-mode))</text:p>
      <text:p text:style-name="OrgSrcBlock"/>
      <text:p text:style-name="OrgSrcBlock"><text:span text:style-name="OrgSrcFontLockCommentDelimiterFace">;;</text:span><text:span text:style-name="OrgSrcFontLockCommentFace">show<text:s/>EOF</text:span></text:p>
      <text:p text:style-name="OrgSrcBlock"><text:span text:style-name="OrgSrcFontLockCommentDelimiterFace">;;<text:s/></text:span><text:span text:style-name="OrgSrcFontLockCommentFace">(defun<text:s/>set-buffer-end-mark()</text:span></text:p>
      <text:p text:style-name="OrgSrcBlock"><text:span text:style-name="OrgSrcFontLockCommentDelimiterFace">;;<text:s/><text:s/><text:s/></text:span><text:span text:style-name="OrgSrcFontLockCommentFace">(let<text:s/>((overlay<text:s/>(make-overlay<text:s/>(point-max)<text:s/>(point-max))))</text:span></text:p>
      <text:p text:style-name="OrgSrcBlock"><text:span text:style-name="OrgSrcFontLockCommentDelimiterFace">;;<text:s/><text:s/><text:s/><text:s/><text:s/></text:span><text:span text:style-name="OrgSrcFontLockCommentFace">(overlay-put<text:s/>overlay<text:s/>'before-string<text:s/>#("[EOF]"<text:s/>0<text:s/>5<text:s/>(face<text:s/>highlight)))</text:span></text:p>
      <text:p text:style-name="OrgSrcBlock"><text:span text:style-name="OrgSrcFontLockCommentDelimiterFace">;;<text:s/><text:s/><text:s/><text:s/><text:s/></text:span><text:span text:style-name="OrgSrcFontLockCommentFace">(overlay-put<text:s/>overlay<text:s/>'insert-behind-hooks</text:span></text:p>
      <text:p text:style-name="OrgSrcBlock"><text:span text:style-name="OrgSrcFontLockCommentDelimiterFace">;;<text:s/><text:s/><text:s/><text:s/><text:s/><text:s/><text:s/><text:s/><text:s/><text:s/><text:s/><text:s/><text:s/><text:s/><text:s/><text:s/><text:s/><text:s/></text:span><text:span text:style-name="OrgSrcFontLockCommentFace">'((lambda<text:s/>(overlay<text:s/>after<text:s/>beg<text:s/>end<text:s/>&amp;optional<text:s/>len)</text:span></text:p>
      <text:p text:style-name="OrgSrcBlock"><text:span text:style-name="OrgSrcFontLockCommentDelimiterFace">;;<text:s/><text:s/><text:s/><text:s/><text:s/><text:s/><text:s/><text:s/><text:s/><text:s/><text:s/><text:s/><text:s/><text:s/><text:s/><text:s/><text:s/><text:s/><text:s/><text:s/><text:s/><text:s/></text:span><text:span text:style-name="OrgSrcFontLockCommentFace">(when<text:s/>after</text:span></text:p>
      <text:p text:style-name="OrgSrcBlock"><text:span text:style-name="OrgSrcFontLockCommentDelimiterFace">;;<text:s/><text:s/><text:s/><text:s/><text:s/><text:s/><text:s/><text:s/><text:s/><text:s/><text:s/><text:s/><text:s/><text:s/><text:s/><text:s/><text:s/><text:s/><text:s/><text:s/><text:s/><text:s/><text:s/><text:s/></text:span><text:span text:style-name="OrgSrcFontLockCommentFace">(move-overlay<text:s/>overlay<text:s/>(point-max)<text:s/>(point-max))))))))</text:span></text:p>
      <text:p text:style-name="OrgSrcBlockLastLine"><text:span text:style-name="OrgSrcFontLockCommentDelimiterFace">;;<text:s/></text:span><text:span text:style-name="OrgSrcFontLockCommentFace">(add-hook<text:s/>'find-file-hooks<text:s/>'set-buffer-end-mark)</text:span></text:p>
      <text:h text:style-name="Heading_20_2" text:outline-level="2" text:is-list-header="false">
<text:bookmark-start text:name="OrgXref.orgdc6d1f9"/>
<text:bookmark text:name="orgdc6d1f9"/>バッファの終わりをフリンジで明示
<text:bookmark-end text:name="OrgXref.orgdc6d1f9"/></text:h>
      <text:p text:style-name="Text_20_body">以下の設定では，ウィンドウ以下にバッファが続いているかを表す矢印と，続いていないことを示すカギカッコをフリンジに表示します．<text:line-break/></text:p>
      <text:p text:style-name="OrgSrcBlock">(<text:span text:style-name="OrgSrcFontLockKeywordFace">setq-default</text:span><text:s/>indicate-buffer-boundaries</text:p>
      <text:p text:style-name="OrgSrcBlockLastLine"><text:s/><text:s/><text:s/><text:s/><text:s/><text:s/><text:s/><text:s/><text:s/><text:s/><text:s/><text:s/><text:s/><text:s/>'((top<text:s/>.<text:s/>nil)<text:s/>(bottom<text:s/>.<text:s/>right)<text:s/>(down<text:s/>.<text:s/>right)))</text:p>
      <text:h text:style-name="Heading_20_2" text:outline-level="2" text:is-list-header="false">
<text:bookmark-start text:name="OrgXref.org28843c3"/>
<text:bookmark text:name="org28843c3"/>[migemo.el] ローマ字入力で日本語を検索する
<text:bookmark-end text:name="OrgXref.org28843c3"/></text:h>
      <text:p text:style-name="Text_20_body"><text:a xlink:type="simple" xlink:href="http://0xcc.net/migemo/#download">http://0xcc.net/migemo/#download</text:a><text:line-break/></text:p>
      <text:p text:style-name="Text_20_body">以下は，<text:a xlink:type="simple" xlink:href="http://www.kaoriya.net/software/cmigemo">cmigemo</text:a> を使う設定です．<text:line-break/></text:p>
      <text:p text:style-name="OrgSrcBlock">(<text:span text:style-name="OrgSrcFontLockKeywordFace">when</text:span><text:s/>(autoload-if-found</text:p>
      <text:p text:style-name="OrgSrcBlock"><text:s/><text:s/><text:s/><text:s/><text:s/><text:s/><text:s/>'(migemo-init)</text:p>
      <text:p text:style-name="OrgSrcBlock"><text:s/><text:s/><text:s/><text:s/><text:s/><text:s/><text:s/><text:span text:style-name="OrgSrcFontLockStringFace">"migemo"</text:span><text:s/>nil<text:s/>t)</text:p>
      <text:p text:style-name="OrgSrcBlock"/>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migemo</text:span><text:s/>nil<text:s/>t))</text:p>
      <text:p text:style-name="OrgSrcBlock"/>
      <text:p text:style-name="OrgSrcBlock"><text:s/><text:s/>(<text:span text:style-name="OrgSrcFontLockKeywordFace">with-eval-after-load</text:span><text:s/><text:span text:style-name="OrgSrcFontLockStringFace">"migemo"</text:span></text:p>
      <text:p text:style-name="OrgSrcBlock"><text:s/><text:s/><text:s/><text:s/>(<text:span text:style-name="OrgSrcFontLockKeywordFace">setq</text:span><text:s/>completion-ignore-case<text:s/>t)<text:s/><text:span text:style-name="OrgSrcFontLockCommentDelimiterFace">;;<text:s/></text:span><text:span text:style-name="OrgSrcFontLockCommentFace">case-independent</text:span></text:p>
      <text:p text:style-name="OrgSrcBlock"><text:s/><text:s/><text:s/><text:s/>(<text:span text:style-name="OrgSrcFontLockKeywordFace">setq</text:span><text:s/>migemo-command<text:s/><text:span text:style-name="OrgSrcFontLockStringFace">"cmigemo"</text:span>)</text:p>
      <text:p text:style-name="OrgSrcBlock"><text:s/><text:s/><text:s/><text:s/>(<text:span text:style-name="OrgSrcFontLockKeywordFace">setq</text:span><text:s/>migemo-options<text:s/>'(<text:span text:style-name="OrgSrcFontLockStringFace">"-q"</text:span><text:s/><text:span text:style-name="OrgSrcFontLockStringFace">"--emacs"</text:span><text:s/><text:span text:style-name="OrgSrcFontLockStringFace">"-i"</text:span><text:s/><text:span text:style-name="OrgSrcFontLockStringFace">"\a"</text:span>))</text:p>
      <text:p text:style-name="OrgSrcBlock"><text:s/><text:s/><text:s/><text:s/>(<text:span text:style-name="OrgSrcFontLockKeywordFace">setq</text:span><text:s/>migemo-dictionary<text:s/><text:span text:style-name="OrgSrcFontLockStringFace">"/usr/local/share/migemo/utf-8/migemo-dict"</text:span>)</text:p>
      <text:p text:style-name="OrgSrcBlock"><text:s/><text:s/><text:s/><text:s/>(<text:span text:style-name="OrgSrcFontLockKeywordFace">setq</text:span><text:s/>migemo-user-dictionary<text:s/>nil)</text:p>
      <text:p text:style-name="OrgSrcBlock"><text:s/><text:s/><text:s/><text:s/>(<text:span text:style-name="OrgSrcFontLockKeywordFace">setq</text:span><text:s/>migemo-regex-dictionary<text:s/>nil)</text:p>
      <text:p text:style-name="OrgSrcBlock"><text:s/><text:s/><text:s/><text:s/>(<text:span text:style-name="OrgSrcFontLockKeywordFace">setq</text:span><text:s/>migemo-use-pattern-alist<text:s/>t)</text:p>
      <text:p text:style-name="OrgSrcBlock"><text:s/><text:s/><text:s/><text:s/>(<text:span text:style-name="OrgSrcFontLockKeywordFace">setq</text:span><text:s/>migemo-use-frequent-pattern-alist<text:s/>t)</text:p>
      <text:p text:style-name="OrgSrcBlock"><text:s/><text:s/><text:s/><text:s/>(<text:span text:style-name="OrgSrcFontLockKeywordFace">setq</text:span><text:s/>migemo-pattern-alist-length<text:s/>1024)</text:p>
      <text:p text:style-name="OrgSrcBlock"><text:s/><text:s/><text:s/><text:s/>(<text:span text:style-name="OrgSrcFontLockKeywordFace">setq</text:span><text:s/>migemo-coding-system<text:s/>'utf-8-unix))</text:p>
      <text:p text:style-name="OrgSrcBlock"/>
      <text:p text:style-name="OrgSrcBlock"><text:s/><text:s/>(<text:span text:style-name="OrgSrcFontLockKeywordFace">if</text:span><text:s/>(executable-find<text:s/><text:span text:style-name="OrgSrcFontLockStringFace">"cmigemo"</text:span>)</text:p>
      <text:p text:style-name="OrgSrcBlock"><text:s/><text:s/><text:s/><text:s/><text:s/><text:s/>(add-hook<text:s/>'isearch-mode-hook<text:s/>'migemo-init)</text:p>
      <text:p text:style-name="OrgSrcBlockLastLine"><text:s/><text:s/><text:s/><text:s/>(message<text:s/><text:span text:style-name="OrgSrcFontLockStringFace">"---<text:s/>cmigemo<text:s/>is<text:s/>NOT<text:s/>installed."</text:span>)))</text:p>
      <text:h text:style-name="Heading_20_2" text:outline-level="2" text:is-list-header="false">
<text:bookmark-start text:name="OrgXref.org29df909"/>
<text:bookmark text:name="org29df909"/>[anything.el] 何でも絞り込みインターフェイス（旧）
<text:bookmark-end text:name="OrgXref.org29df909"/></text:h>
      <text:list text:style-name="OrgBulletedList" text:continue-numbering="false">
        <text:list-item>
          <text:p text:style-name="Text_20_body">helm に移行しました．<text:line-break/></text:p>
        </text:list-item>
      </text:list>
      <text:p text:style-name="Text_20_body"><text:a xlink:type="simple" xlink:href="http://svn.coderepos.org/share/lang/elisp/anything-c-moccur/trunk/anything-c-moccur.el">http://svn.coderepos.org/share/lang/elisp/anything-c-moccur/trunk/anything-c-moccur.el</text:a><text:line-break/><text:a xlink:type="simple" xlink:href="http://d.hatena.ne.jp/IMAKADO/20080724/1216882563">http://d.hatena.ne.jp/IMAKADO/20080724/1216882563</text:a><text:line-break/></text:p>
      <text:p text:style-name="OrgSrcBlock">(<text:span text:style-name="OrgSrcFontLockKeywordFace">when</text:span><text:s/>(autoload-if-found</text:p>
      <text:p text:style-name="OrgSrcBlock"><text:s/><text:s/><text:s/><text:s/><text:s/><text:s/><text:s/>'(anything-other-buffer</text:p>
      <text:p text:style-name="OrgSrcBlock"><text:s/><text:s/><text:s/><text:s/><text:s/><text:s/><text:s/><text:s/><text:s/>anything-complete<text:s/>anything-M-x</text:p>
      <text:p text:style-name="OrgSrcBlock"><text:s/><text:s/><text:s/><text:s/><text:s/><text:s/><text:s/><text:s/><text:s/>anything-c-moccur-occur-by-moccur)</text:p>
      <text:p text:style-name="OrgSrcBlock"><text:s/><text:s/><text:s/><text:s/><text:s/><text:s/><text:s/><text:span text:style-name="OrgSrcFontLockStringFace">"anything-startup"</text:span><text:s/>nil<text:s/>t)</text:p>
      <text:p text:style-name="OrgSrcBlock"/>
      <text:p text:style-name="OrgSrcBlock"><text:s/><text:s/>(<text:span text:style-name="OrgSrcFontLockKeywordFace">with-eval-after-load</text:span><text:s/><text:span text:style-name="OrgSrcFontLockStringFace">"anything-startup"</text:span></text:p>
      <text:p text:style-name="OrgSrcBlock"><text:s/><text:s/><text:s/><text:s/>(<text:span text:style-name="OrgSrcFontLockKeywordFace">require</text:span><text:s/>'<text:span text:style-name="OrgSrcFontLockConstantFace">anything-c-moccur</text:span><text:s/>nil<text:s/>t)</text:p>
      <text:p text:style-name="OrgSrcBlock"><text:s/><text:s/><text:s/><text:s/><text:span text:style-name="OrgSrcFontLockCommentDelimiterFace">;;<text:s/><text:s/></text:span><text:span text:style-name="OrgSrcFontLockCommentFace">(setq<text:s/>moccur-split-word<text:s/>t)</text:span></text:p>
      <text:p text:style-name="OrgSrcBlock"><text:s/><text:s/><text:s/><text:s/><text:span text:style-name="OrgSrcFontLockCommentDelimiterFace">;;<text:s/><text:s/></text:span><text:span text:style-name="OrgSrcFontLockCommentFace">(setq<text:s/>anything-c-locate-options<text:s/>`("locate"<text:s/>"-w"))</text:span></text:p>
      <text:p text:style-name="OrgSrcBlock"/>
      <text:p text:style-name="OrgSrcBlock"><text:s/><text:s/><text:s/><text:s/><text:span text:style-name="OrgSrcFontLockCommentDelimiterFace">;;<text:s/></text:span><text:span text:style-name="OrgSrcFontLockCommentFace">M-x<text:s/>install-elisp-from-emacswiki<text:s/>recentf-ext.el</text:span></text:p>
      <text:p text:style-name="OrgSrcBlock"><text:s/><text:s/><text:s/><text:s/><text:span text:style-name="OrgSrcFontLockCommentDelimiterFace">;;<text:s/></text:span><text:span text:style-name="OrgSrcFontLockCommentFace">http://www.emacswiki.org/cgi-bin/wiki/download/recentf-ext.el</text:span></text:p>
      <text:p text:style-name="OrgSrcBlock"><text:s/><text:s/><text:s/><text:s/><text:span text:style-name="OrgSrcFontLockCommentDelimiterFace">;;<text:s/><text:s/></text:span><text:span text:style-name="OrgSrcFontLockCommentFace">(autoload-if-found<text:s/>'recentf-ext<text:s/>"recentf-ext"<text:s/>nil<text:s/>t)</text:span></text:p>
      <text:p text:style-name="OrgSrcBlock"><text:s/><text:s/><text:s/><text:s/><text:span text:style-name="OrgSrcFontLockCommentDelimiterFace">;;<text:s/><text:s/><text:s/><text:s/><text:s/><text:s/><text:s/><text:s/><text:s/><text:s/><text:s/><text:s/><text:s/><text:s/></text:span><text:span text:style-name="OrgSrcFontLockCommentFace">(require<text:s/>'recentf-ext<text:s/>nil<text:s/>t)</text:span></text:p>
      <text:p text:style-name="OrgSrcBlock"/>
      <text:p text:style-name="OrgSrcBlock"><text:s/><text:s/><text:s/><text:s/>(<text:span text:style-name="OrgSrcFontLockKeywordFace">when</text:span><text:s/>(<text:span text:style-name="OrgSrcFontLockKeywordFace">require</text:span><text:s/>'<text:span text:style-name="OrgSrcFontLockConstantFace">migemo</text:span><text:s/>nil<text:s/>t)</text:p>
      <text:p text:style-name="OrgSrcBlock"><text:s/><text:s/><text:s/><text:s/><text:s/><text:s/>(<text:span text:style-name="OrgSrcFontLockKeywordFace">setq</text:span><text:s/>moccur-use-migemo<text:s/>t))</text:p>
      <text:p text:style-name="OrgSrcBlock"><text:s/><text:s/><text:s/><text:s/><text:span text:style-name="OrgSrcFontLockCommentDelimiterFace">;;<text:s/></text:span><text:span text:style-name="OrgSrcFontLockCommentFace">M-x<text:s/>anything-grep-by-name</text:span></text:p>
      <text:p text:style-name="OrgSrcBlock"><text:s/><text:s/><text:s/><text:s/>(<text:span text:style-name="OrgSrcFontLockKeywordFace">setq</text:span><text:s/>anything-grep-alist</text:p>
      <text:p text:style-name="OrgSrcBlock"><text:s/><text:s/><text:s/><text:s/><text:s/><text:s/><text:s/><text:s/><text:s/><text:s/>'((<text:span text:style-name="OrgSrcFontLockStringFace">"Org-files"</text:span><text:s/>(<text:span text:style-name="OrgSrcFontLockStringFace">"egrep<text:s/>-Hin<text:s/>%s<text:s/>*.org"</text:span><text:s/><text:span text:style-name="OrgSrcFontLockStringFace">"~/Dropbox/org/"</text:span>))</text:p>
      <text:p text:style-name="OrgSrcBlock"><text:s/><text:s/><text:s/><text:s/><text:s/><text:s/><text:s/><text:s/><text:s/><text:s/><text:s/><text:s/>(<text:span text:style-name="OrgSrcFontLockStringFace">".emacs.d"</text:span><text:s/>(<text:span text:style-name="OrgSrcFontLockStringFace">"egrep<text:s/>-Hin<text:s/>%s<text:s/>*.el"</text:span><text:s/><text:span text:style-name="OrgSrcFontLockStringFace">"~/.emacs.d/"</text:span>))</text:p>
      <text:p text:style-name="OrgSrcBlock"><text:s/><text:s/><text:s/><text:s/><text:s/><text:s/><text:s/><text:s/><text:s/><text:s/><text:s/><text:s/>(<text:span text:style-name="OrgSrcFontLockStringFace">"ChangeLog"</text:span><text:s/>(<text:span text:style-name="OrgSrcFontLockStringFace">"egrep<text:s/>-Hin<text:s/>%s<text:s/>ChangeLog"</text:span><text:s/><text:span text:style-name="OrgSrcFontLockStringFace">"~/"</text:span>))))</text:p>
      <text:p text:style-name="OrgSrcBlock"><text:s/><text:s/><text:s/><text:s/><text:span text:style-name="OrgSrcFontLockCommentDelimiterFace">;;<text:s/></text:span><text:span text:style-name="OrgSrcFontLockCommentFace">("Spotlight"<text:s/>("mdfind<text:s/>%s<text:s/>-onlyin<text:s/>~/Dropbox/Documents/Library/"<text:s/>""))))</text:span></text:p>
      <text:p text:style-name="OrgSrcBlock"/>
      <text:p text:style-name="OrgSrcBlock"><text:s/><text:s/><text:s/><text:s/>(<text:span text:style-name="OrgSrcFontLockKeywordFace">defun</text:span><text:s/><text:span text:style-name="OrgSrcFontLockFunctionNameFace">my:anything</text:span><text:s/>()</text:p>
      <text:p text:style-name="OrgSrcBlock"><text:s/><text:s/><text:s/><text:s/><text:s/><text:s/>(<text:span text:style-name="OrgSrcFontLockKeywordFace">interactive</text:span>)</text:p>
      <text:p text:style-name="OrgSrcBlock"><text:s/><text:s/><text:s/><text:s/><text:s/><text:s/>(anything-other-buffer</text:p>
      <text:p text:style-name="OrgSrcBlock"><text:s/><text:s/><text:s/><text:s/><text:s/><text:s/><text:s/>'(anything-c-source-recentf</text:p>
      <text:p text:style-name="OrgSrcBlock"><text:s/><text:s/><text:s/><text:s/><text:s/><text:s/><text:s/><text:s/><text:s/>anything-c-source-file-name-history</text:p>
      <text:p text:style-name="OrgSrcBlock"><text:s/><text:s/><text:s/><text:s/><text:s/><text:s/><text:s/><text:s/><text:s/>anything-c-source-buffers</text:p>
      <text:p text:style-name="OrgSrcBlock"><text:s/><text:s/><text:s/><text:s/><text:s/><text:s/><text:s/><text:s/><text:s/>anything-c-source-emacs-commands</text:p>
      <text:p text:style-name="OrgSrcBlock"><text:s/><text:s/><text:s/><text:s/><text:s/><text:s/><text:s/><text:s/><text:s/>anything-c-source-locate)</text:p>
      <text:p text:style-name="OrgSrcBlock"><text:s/><text:s/><text:s/><text:s/><text:s/><text:s/><text:s/><text:span text:style-name="OrgSrcFontLockStringFace">"<text:s/>*my:anything*"</text:span>))</text:p>
      <text:p text:style-name="OrgSrcBlock"/>
      <text:p text:style-name="OrgSrcBlock"><text:s/><text:s/><text:s/><text:s/>(<text:span text:style-name="OrgSrcFontLockKeywordFace">defun</text:span><text:s/><text:span text:style-name="OrgSrcFontLockFunctionNameFace">my:anything-buffer</text:span><text:s/>()</text:p>
      <text:p text:style-name="OrgSrcBlock"><text:s/><text:s/><text:s/><text:s/><text:s/><text:s/>(<text:span text:style-name="OrgSrcFontLockKeywordFace">interactive</text:span>)</text:p>
      <text:p text:style-name="OrgSrcBlock"><text:s/><text:s/><text:s/><text:s/><text:s/><text:s/>(anything-other-buffer</text:p>
      <text:p text:style-name="OrgSrcBlock"><text:s/><text:s/><text:s/><text:s/><text:s/><text:s/><text:s/>'(anything-c-source-buffers)</text:p>
      <text:p text:style-name="OrgSrcBlock"><text:s/><text:s/><text:s/><text:s/><text:s/><text:s/><text:s/><text:span text:style-name="OrgSrcFontLockStringFace">"<text:s/>*my:anthing-buffer*"</text:span>))</text:p>
      <text:p text:style-name="OrgSrcBlock"/>
      <text:p text:style-name="OrgSrcBlock"><text:s/><text:s/><text:s/><text:s/>(<text:span text:style-name="OrgSrcFontLockKeywordFace">when</text:span><text:s/>(memq<text:s/>window-system<text:s/>'(mac<text:s/>ns))</text:p>
      <text:p text:style-name="OrgSrcBlock"><text:s/><text:s/><text:s/><text:s/><text:s/><text:s/>(<text:span text:style-name="OrgSrcFontLockKeywordFace">defun</text:span><text:s/><text:span text:style-name="OrgSrcFontLockFunctionNameFace">my:anything-spotlight</text:span><text:s/>()</text:p>
      <text:p text:style-name="OrgSrcBlock"><text:s/><text:s/><text:s/><text:s/><text:s/><text:s/><text:s/><text:s/><text:span text:style-name="OrgSrcFontLockDocFace">"Spotlight<text:s/>search<text:s/>with<text:s/>anything.el"</text:span></text:p>
      <text:p text:style-name="OrgSrcBlock"><text:s/><text:s/><text:s/><text:s/><text:s/><text:s/><text:s/><text:s/>(<text:span text:style-name="OrgSrcFontLockKeywordFace">interactive</text:span>)</text:p>
      <text:p text:style-name="OrgSrcBlock"><text:s/><text:s/><text:s/><text:s/><text:s/><text:s/><text:s/><text:s/>(anything-other-buffer</text:p>
      <text:p text:style-name="OrgSrcBlock"><text:s/><text:s/><text:s/><text:s/><text:s/><text:s/><text:s/><text:s/><text:s/>'(anything-c-source-mac-spotlight)</text:p>
      <text:p text:style-name="OrgSrcBlock"><text:s/><text:s/><text:s/><text:s/><text:s/><text:s/><text:s/><text:s/><text:s/><text:span text:style-name="OrgSrcFontLockStringFace">"<text:s/>*anything-spotlight*"</text:span>)))</text:p>
      <text:p text:style-name="OrgSrcBlock"/>
      <text:p text:style-name="OrgSrcBlock"><text:s/><text:s/><text:s/><text:s/>(<text:span text:style-name="OrgSrcFontLockKeywordFace">setq</text:span><text:s/>anything-candidate-number-limit<text:s/>50)<text:s/><text:span text:style-name="OrgSrcFontLockCommentDelimiterFace">;<text:s/></text:span><text:span text:style-name="OrgSrcFontLockCommentFace">50</text:span></text:p>
      <text:p text:style-name="OrgSrcBlock"><text:s/><text:s/><text:s/><text:s/>(<text:span text:style-name="OrgSrcFontLockKeywordFace">setq</text:span><text:s/>anything-input-idle-delay<text:s/>0.1)<text:s/><text:s/><text:s/><text:s/><text:s/><text:s/><text:span text:style-name="OrgSrcFontLockCommentDelimiterFace">;<text:s/></text:span><text:span text:style-name="OrgSrcFontLockCommentFace">0.1</text:span></text:p>
      <text:p text:style-name="OrgSrcBlock"><text:s/><text:s/><text:s/><text:s/>(<text:span text:style-name="OrgSrcFontLockKeywordFace">setq</text:span><text:s/>anything-idle-delay<text:s/>0.5)<text:s/><text:s/><text:s/><text:s/><text:s/><text:s/><text:s/><text:s/><text:s/><text:s/><text:s/><text:s/><text:span text:style-name="OrgSrcFontLockCommentDelimiterFace">;<text:s/></text:span><text:span text:style-name="OrgSrcFontLockCommentFace">0.5</text:span></text:p>
      <text:p text:style-name="OrgSrcBlock"><text:s/><text:s/><text:s/><text:s/>(<text:span text:style-name="OrgSrcFontLockKeywordFace">setq</text:span><text:s/>anything-quick-update<text:s/>nil))<text:s/><text:s/><text:s/><text:s/><text:s/><text:s/><text:s/><text:s/><text:span text:style-name="OrgSrcFontLockCommentDelimiterFace">;<text:s/></text:span><text:span text:style-name="OrgSrcFontLockCommentFace">nil</text:span></text:p>
      <text:p text:style-name="OrgSrcBlock"/>
      <text:p text:style-name="OrgSrcBlock"><text:s/><text:s/><text:span text:style-name="OrgSrcFontLockCommentDelimiterFace">;;<text:s/></text:span><text:span text:style-name="OrgSrcFontLockCommentFace">Show<text:s/>ibuffer<text:s/>powered<text:s/>by<text:s/>anything</text:span></text:p>
      <text:p text:style-name="OrgSrcBlock"><text:s/><text:s/><text:span text:style-name="OrgSrcFontLockCommentDelimiterFace">;;<text:s/><text:s/></text:span><text:span text:style-name="OrgSrcFontLockCommentFace">(with-eval-after-load<text:s/>"anything-startup"</text:span></text:p>
      <text:p text:style-name="OrgSrcBlock"><text:s/><text:s/>(global-set-key<text:s/>(kbd<text:s/><text:span text:style-name="OrgSrcFontLockStringFace">"M-x"</text:span>)<text:s/>'anything-M-x)</text:p>
      <text:p text:style-name="OrgSrcBlock"><text:s/><text:s/>(global-set-key<text:s/>(kbd<text:s/><text:span text:style-name="OrgSrcFontLockStringFace">"C-c<text:s/>o"</text:span>)<text:s/>'anything-c-moccur-occur-by-moccur)</text:p>
      <text:p text:style-name="OrgSrcBlock"><text:s/><text:s/>(global-set-key<text:s/>(kbd<text:s/><text:span text:style-name="OrgSrcFontLockStringFace">"C-M-r"</text:span>)<text:s/>'my:anything)</text:p>
      <text:p text:style-name="OrgSrcBlock"><text:s/><text:s/>(global-set-key<text:s/>(kbd<text:s/><text:span text:style-name="OrgSrcFontLockStringFace">"C-M-s"</text:span>)<text:s/>'my:anything-spotlight)</text:p>
      <text:p text:style-name="OrgSrcBlockLastLine"><text:s/><text:s/>(global-set-key<text:s/>(kbd<text:s/><text:span text:style-name="OrgSrcFontLockStringFace">"C-x<text:s/>C-b"</text:span>)<text:s/>'my:anything-buffer))</text:p>
      <text:h text:style-name="Heading_20_2" text:outline-level="2" text:is-list-header="false">
<text:bookmark-start text:name="OrgXref.org2e915ac"/>
<text:bookmark text:name="org2e915ac"/>[helm.el] 続・何でも絞り込みインターフェイス
<text:bookmark-end text:name="OrgXref.org2e915ac"/></text:h>
      <text:p text:style-name="Text_20_body"><text:span text:style-name="OrgCode">M-s</text:span> を <text:span text:style-name="OrgCode">helm-swoop</text:span> にあてていましたが， <text:span text:style-name="OrgCode">M-s</text:span> を入り口にたくさんの検索系コマンドが割り振られているため <text:span text:style-name="OrgCode">M-s M-s</text:span> に変えました．<text:line-break/></text:p>
      <text:p text:style-name="OrgSrcBlock">(<text:span text:style-name="OrgSrcFontLockKeywordFace">when</text:span><text:s/>(autoload-if-found</text:p>
      <text:p text:style-name="OrgSrcBlock"><text:s/><text:s/><text:s/><text:s/><text:s/><text:s/><text:s/>'(helm-M-x</text:p>
      <text:p text:style-name="OrgSrcBlock"><text:s/><text:s/><text:s/><text:s/><text:s/><text:s/><text:s/><text:s/><text:s/>helm-locate<text:s/>helm-recentf<text:s/>helm-buffers-list<text:s/>helm-descbinds</text:p>
      <text:p text:style-name="OrgSrcBlock"><text:s/><text:s/><text:s/><text:s/><text:s/><text:s/><text:s/><text:s/><text:s/>helm-occur<text:s/>helm-swoop<text:s/>helm-flycheck<text:s/>helm-bookmarks)</text:p>
      <text:p text:style-name="OrgSrcBlock"><text:s/><text:s/><text:s/><text:s/><text:s/><text:s/><text:s/><text:span text:style-name="OrgSrcFontLockStringFace">"helm-config"</text:span><text:s/>nil<text:s/>t)</text:p>
      <text:p text:style-name="OrgSrcBlock"/>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helm</text:span><text:s/>nil<text:s/>t)</text:p>
      <text:p text:style-name="OrgSrcBlock"><text:s/><text:s/><text:s/><text:s/>(<text:span text:style-name="OrgSrcFontLockKeywordFace">require</text:span><text:s/>'<text:span text:style-name="OrgSrcFontLockConstantFace">helm-config</text:span><text:s/>nil<text:s/>t))</text:p>
      <text:p text:style-name="OrgSrcBlock"/>
      <text:p text:style-name="OrgSrcBlock"><text:s/><text:s/>(<text:span text:style-name="OrgSrcFontLockKeywordFace">with-eval-after-load</text:span><text:s/><text:span text:style-name="OrgSrcFontLockStringFace">"helm-config"</text:span></text:p>
      <text:p text:style-name="OrgSrcBlock"><text:s/><text:s/><text:s/><text:s/>(helm-mode<text:s/>1)</text:p>
      <text:p text:style-name="OrgSrcBlock"><text:s/><text:s/><text:s/><text:s/>(<text:span text:style-name="OrgSrcFontLockKeywordFace">when</text:span><text:s/>(<text:span text:style-name="OrgSrcFontLockKeywordFace">require</text:span><text:s/>'<text:span text:style-name="OrgSrcFontLockConstantFace">diminish</text:span><text:s/>nil<text:s/>t)</text:p>
      <text:p text:style-name="OrgSrcBlock"><text:s/><text:s/><text:s/><text:s/><text:s/><text:s/>(diminish<text:s/>'helm-mode))<text:s/><text:span text:style-name="OrgSrcFontLockCommentDelimiterFace">;;<text:s/><text:s/></text:span><text:span text:style-name="OrgSrcFontLockCommentFace">"<text:s/>H"</text:span></text:p>
      <text:p text:style-name="OrgSrcBlock"/>
      <text:p text:style-name="OrgSrcBlock"><text:s/><text:s/><text:s/><text:s/>(<text:span text:style-name="OrgSrcFontLockKeywordFace">when</text:span><text:s/>(<text:span text:style-name="OrgSrcFontLockKeywordFace">require</text:span><text:s/>'<text:span text:style-name="OrgSrcFontLockConstantFace">helm-swoop</text:span><text:s/>nil<text:s/>t)</text:p>
      <text:p text:style-name="OrgSrcBlock"><text:s/><text:s/><text:s/><text:s/><text:s/><text:s/><text:span text:style-name="OrgSrcFontLockCommentDelimiterFace">;;<text:s/></text:span><text:span text:style-name="OrgSrcFontLockCommentFace">カーソルの単語が<text:s/>org<text:s/>の見出し（*の集まり）なら検索対象にしない．</text:span></text:p>
      <text:p text:style-name="OrgSrcBlock"><text:s/><text:s/><text:s/><text:s/><text:s/><text:s/>(<text:span text:style-name="OrgSrcFontLockKeywordFace">setq</text:span><text:s/>helm-swoop-pre-input-function</text:p>
      <text:p text:style-name="OrgSrcBlock"><text:s/><text:s/><text:s/><text:s/><text:s/><text:s/><text:s/><text:s/><text:s/><text:s/><text:s/><text:s/>#'(lambda()</text:p>
      <text:p text:style-name="OrgSrcBlock"><text:s/><text:s/><text:s/><text:s/><text:s/><text:s/><text:s/><text:s/><text:s/><text:s/><text:s/><text:s/><text:s/><text:s/><text:s/><text:s/>(<text:span text:style-name="OrgSrcFontLockKeywordFace">unless</text:span><text:s/>(thing-at-point-looking-at<text:s/><text:span text:style-name="OrgSrcFontLockStringFace">"^\\*+"</text:span>)</text:p>
      <text:p text:style-name="OrgSrcBlock"><text:s/><text:s/><text:s/><text:s/><text:s/><text:s/><text:s/><text:s/><text:s/><text:s/><text:s/><text:s/><text:s/><text:s/><text:s/><text:s/><text:s/><text:s/>(thing-at-point<text:s/>'symbol))))</text:p>
      <text:p text:style-name="OrgSrcBlock"><text:s/><text:s/><text:s/><text:s/><text:s/><text:s/><text:span text:style-name="OrgSrcFontLockCommentDelimiterFace">;;<text:s/></text:span><text:span text:style-name="OrgSrcFontLockCommentFace">配色設定</text:span></text:p>
      <text:p text:style-name="OrgSrcBlock"><text:s/><text:s/><text:s/><text:s/><text:s/><text:s/>(set-face-attribute</text:p>
      <text:p text:style-name="OrgSrcBlock"><text:s/><text:s/><text:s/><text:s/><text:s/><text:s/><text:s/>'helm-swoop-target-line-face<text:s/>nil<text:s/><text:span text:style-name="OrgSrcFontLockBuiltinFace">:background</text:span><text:s/><text:span text:style-name="OrgSrcFontLockStringFace">"</text:span><text:span text:style-name="OrgSrcDefault0027">#FFEDDC</text:span><text:span text:style-name="OrgSrcFontLockStringFace">"</text:span>)</text:p>
      <text:p text:style-name="OrgSrcBlock"><text:s/><text:s/><text:s/><text:s/><text:s/><text:s/>(set-face-attribute</text:p>
      <text:p text:style-name="OrgSrcBlock"><text:s/><text:s/><text:s/><text:s/><text:s/><text:s/><text:s/>'helm-swoop-target-word-face<text:s/>nil<text:s/><text:span text:style-name="OrgSrcFontLockBuiltinFace">:background</text:span><text:s/><text:span text:style-name="OrgSrcFontLockStringFace">"</text:span><text:span text:style-name="OrgSrcDefault0028">#FF5443</text:span><text:span text:style-name="OrgSrcFontLockStringFace">"</text:span>))</text:p>
      <text:p text:style-name="OrgSrcBlock"/>
      <text:p text:style-name="OrgSrcBlock"><text:s/><text:s/><text:s/><text:s/>(<text:span text:style-name="OrgSrcFontLockKeywordFace">when</text:span><text:s/>(<text:span text:style-name="OrgSrcFontLockKeywordFace">require</text:span><text:s/>'<text:span text:style-name="OrgSrcFontLockConstantFace">helm-files</text:span><text:s/>nil<text:s/>t)</text:p>
      <text:p text:style-name="OrgSrcBlock"><text:s/><text:s/><text:s/><text:s/><text:s/><text:s/>(define-key<text:s/>helm-find-files-map</text:p>
      <text:p text:style-name="OrgSrcBlock"><text:s/><text:s/><text:s/><text:s/><text:s/><text:s/><text:s/><text:s/>(kbd<text:s/><text:span text:style-name="OrgSrcFontLockStringFace">"&lt;tab&gt;"</text:span>)<text:s/>'helm-execute-persistent-action)</text:p>
      <text:p text:style-name="OrgSrcBlock"><text:s/><text:s/><text:s/><text:s/><text:s/><text:s/>(define-key<text:s/>helm-read-file-map</text:p>
      <text:p text:style-name="OrgSrcBlock"><text:s/><text:s/><text:s/><text:s/><text:s/><text:s/><text:s/><text:s/>(kbd<text:s/><text:span text:style-name="OrgSrcFontLockStringFace">"&lt;tab&gt;"</text:span>)<text:s/>'helm-execute-persistent-action))</text:p>
      <text:p text:style-name="OrgSrcBlock"/>
      <text:p text:style-name="OrgSrcBlock"><text:s/><text:s/><text:s/><text:s/>(<text:span text:style-name="OrgSrcFontLockKeywordFace">when</text:span><text:s/>(<text:span text:style-name="OrgSrcFontLockKeywordFace">require</text:span><text:s/>'<text:span text:style-name="OrgSrcFontLockConstantFace">helm-google</text:span><text:s/>nil<text:s/>t)</text:p>
      <text:p text:style-name="OrgSrcBlock"><text:s/><text:s/><text:s/><text:s/><text:s/><text:s/>(<text:span text:style-name="OrgSrcFontLockKeywordFace">setq</text:span><text:s/>helm-google-tld<text:s/><text:span text:style-name="OrgSrcFontLockStringFace">"co.jp"</text:span>))</text:p>
      <text:p text:style-name="OrgSrcBlock"/>
      <text:p text:style-name="OrgSrcBlock"><text:s/><text:s/><text:s/><text:s/><text:span text:style-name="OrgSrcFontLockCommentDelimiterFace">;;<text:s/></text:span><text:span text:style-name="OrgSrcFontLockCommentFace">(require<text:s/>'recentf-ext<text:s/>nil<text:s/>t)</text:span></text:p>
      <text:p text:style-name="OrgSrcBlock"><text:s/><text:s/><text:s/><text:s/><text:span text:style-name="OrgSrcFontLockCommentDelimiterFace">;;<text:s/></text:span><text:span text:style-name="OrgSrcFontLockCommentFace">helm-find-files<text:s/>を呼ばせない</text:span></text:p>
      <text:p text:style-name="OrgSrcBlock"><text:s/><text:s/><text:s/><text:s/><text:span text:style-name="OrgSrcFontLockCommentDelimiterFace">;;<text:s/></text:span><text:span text:style-name="OrgSrcFontLockCommentFace">(add-to-list<text:s/>'helm-completing-read-handlers-alist<text:s/>'(find-file<text:s/>.<text:s/>nil))</text:span></text:p>
      <text:p text:style-name="OrgSrcBlock"><text:s/><text:s/><text:s/><text:s/><text:span text:style-name="OrgSrcFontLockCommentDelimiterFace">;;<text:s/></text:span><text:span text:style-name="OrgSrcFontLockCommentFace">helm-mode-ag<text:s/>を呼ばせない</text:span></text:p>
      <text:p text:style-name="OrgSrcBlock"><text:s/><text:s/><text:s/><text:s/>(add-to-list<text:s/>'helm-completing-read-handlers-alist<text:s/>'(ag<text:s/>.<text:s/>nil))</text:p>
      <text:p text:style-name="OrgSrcBlock"><text:s/><text:s/><text:s/><text:s/><text:span text:style-name="OrgSrcFontLockCommentDelimiterFace">;;<text:s/></text:span><text:span text:style-name="OrgSrcFontLockCommentFace">helm-mode-org-set-tags<text:s/>を呼ばせない</text:span></text:p>
      <text:p text:style-name="OrgSrcBlock"><text:s/><text:s/><text:s/><text:s/>(add-to-list<text:s/>'helm-completing-read-handlers-alist</text:p>
      <text:p text:style-name="OrgSrcBlock"><text:s/><text:s/><text:s/><text:s/><text:s/><text:s/><text:s/><text:s/><text:s/><text:s/><text:s/><text:s/><text:s/><text:s/><text:s/><text:s/><text:s/>'(org-set-tags<text:s/>.<text:s/>nil))</text:p>
      <text:p text:style-name="OrgSrcBlock"><text:s/><text:s/><text:s/><text:s/>(<text:span text:style-name="OrgSrcFontLockKeywordFace">setq</text:span><text:s/>helm-display-source-at-screen-top<text:s/>nil)</text:p>
      <text:p text:style-name="OrgSrcBlock"><text:s/><text:s/><text:s/><text:s/><text:span text:style-name="OrgSrcFontLockCommentDelimiterFace">;;<text:s/><text:s/><text:s/><text:s/><text:s/><text:s/><text:s/><text:s/><text:s/></text:span><text:span text:style-name="OrgSrcFontLockCommentFace">(setq<text:s/>helm-display-header-line<text:s/>nil)</text:span></text:p>
      <text:p text:style-name="OrgSrcBlock"/>
      <text:p text:style-name="OrgSrcBlock"><text:s/><text:s/><text:s/><text:s/><text:span text:style-name="OrgSrcFontLockCommentDelimiterFace">;;<text:s/></text:span><text:span text:style-name="OrgSrcFontLockCommentFace">helm-autoresize-mode<text:s/>を有効にしつつ<text:s/>30%<text:s/>に固定</text:span></text:p>
      <text:p text:style-name="OrgSrcBlock"><text:s/><text:s/><text:s/><text:s/>(helm-autoresize-mode<text:s/>1)</text:p>
      <text:p text:style-name="OrgSrcBlock"><text:s/><text:s/><text:s/><text:s/>(<text:span text:style-name="OrgSrcFontLockKeywordFace">setq</text:span><text:s/>helm-autoresize-max-height<text:s/>30)</text:p>
      <text:p text:style-name="OrgSrcBlock"><text:s/><text:s/><text:s/><text:s/>(<text:span text:style-name="OrgSrcFontLockKeywordFace">setq</text:span><text:s/>helm-autoresize-min-height<text:s/>30)</text:p>
      <text:p text:style-name="OrgSrcBlock"><text:s/><text:s/><text:s/><text:s/>(set-face-attribute<text:s/>'helm-source-header<text:s/>nil</text:p>
      <text:p text:style-name="OrgSrcBlock"><text:s/><text:s/><text:s/><text:s/><text:s/><text:s/><text:s/><text:s/><text:s/><text:s/><text:s/><text:s/><text:s/><text:s/><text:s/><text:s/><text:s/><text:s/><text:s/><text:s/><text:s/><text:s/><text:s/><text:s/><text:span text:style-name="OrgSrcFontLockBuiltinFace">:height</text:span><text:s/>1.0<text:s/><text:span text:style-name="OrgSrcFontLockBuiltinFace">:family</text:span><text:s/><text:span text:style-name="OrgSrcFontLockStringFace">"Verdana"</text:span><text:s/><text:span text:style-name="OrgSrcFontLockBuiltinFace">:weight</text:span><text:s/>'norma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29">#666666</text:span><text:span text:style-name="OrgSrcFontLockStringFace">"</text:span><text:s/><text:span text:style-name="OrgSrcFontLockBuiltinFace">:background</text:span><text:s/><text:span text:style-name="OrgSrcFontLockStringFace">"</text:span><text:span text:style-name="OrgSrcDefault0030">#DADADA</text:span><text:span text:style-name="OrgSrcFontLockStringFace">"</text:span>)</text:p>
      <text:p text:style-name="OrgSrcBlock"><text:s/><text:s/><text:s/><text:s/>(<text:span text:style-name="OrgSrcFontLockKeywordFace">when</text:span><text:s/>(memq<text:s/>window-system<text:s/>'(mac<text:s/>ns))</text:p>
      <text:p text:style-name="OrgSrcBlock"><text:s/><text:s/><text:s/><text:s/><text:s/><text:s/>(<text:span text:style-name="OrgSrcFontLockKeywordFace">setq</text:span><text:s/>helm-locate-command<text:s/><text:span text:style-name="OrgSrcFontLockStringFace">"mdfind<text:s/>-name<text:s/>%s<text:s/>%s"</text:span>))</text:p>
      <text:p text:style-name="OrgSrcBlock"/>
      <text:p text:style-name="OrgSrcBlock"><text:s/><text:s/><text:s/><text:s/>(<text:span text:style-name="OrgSrcFontLockKeywordFace">require</text:span><text:s/>'<text:span text:style-name="OrgSrcFontLockConstantFace">helm-css-scss</text:span><text:s/>nil<text:s/>t)</text:p>
      <text:p text:style-name="OrgSrcBlock"><text:s/><text:s/><text:s/><text:s/>(<text:span text:style-name="OrgSrcFontLockKeywordFace">require</text:span><text:s/>'<text:span text:style-name="OrgSrcFontLockConstantFace">helm-emmet</text:span><text:s/>nil<text:s/>t)</text:p>
      <text:p text:style-name="OrgSrcBlock"><text:s/><text:s/><text:s/><text:s/>(<text:span text:style-name="OrgSrcFontLockKeywordFace">require</text:span><text:s/>'<text:span text:style-name="OrgSrcFontLockConstantFace">helm-bm</text:span><text:s/>nil<text:s/>t)</text:p>
      <text:p text:style-name="OrgSrcBlock"><text:s/><text:s/><text:s/><text:s/>(<text:span text:style-name="OrgSrcFontLockKeywordFace">require</text:span><text:s/>'<text:span text:style-name="OrgSrcFontLockConstantFace">helm-descbinds</text:span><text:s/>nil<text:s/>t))</text:p>
      <text:p text:style-name="OrgSrcBlock"/>
      <text:p text:style-name="OrgSrcBlock"><text:s/><text:s/><text:span text:style-name="OrgSrcFontLockCommentDelimiterFace">;;<text:s/></text:span><text:span text:style-name="OrgSrcFontLockCommentFace">この修正が必要</text:span></text:p>
      <text:p text:style-name="OrgSrcBlock"><text:s/><text:s/><text:span text:style-name="OrgSrcFontLockCommentDelimiterFace">;;<text:s/></text:span><text:span text:style-name="OrgSrcFontLockCommentFace">(when<text:s/>(require<text:s/>'helm-migemo<text:s/>nil<text:s/>t)</text:span></text:p>
      <text:p text:style-name="OrgSrcBlock"><text:s/><text:s/><text:span text:style-name="OrgSrcFontLockCommentDelimiterFace">;;<text:s/><text:s/><text:s/></text:span><text:span text:style-name="OrgSrcFontLockCommentFace">(defun<text:s/>helm-compile-source--candidates-in-buffer<text:s/>(source)</text:span></text:p>
      <text:p text:style-name="OrgSrcBlock"><text:s/><text:s/><text:span text:style-name="OrgSrcFontLockCommentDelimiterFace">;;<text:s/><text:s/><text:s/><text:s/><text:s/></text:span><text:span text:style-name="OrgSrcFontLockCommentFace">(helm-aif<text:s/>(assoc<text:s/>'candidates-in-buffer<text:s/>source)</text:span></text:p>
      <text:p text:style-name="OrgSrcBlock"><text:s/><text:s/><text:span text:style-name="OrgSrcFontLockCommentDelimiterFace">;;<text:s/><text:s/><text:s/><text:s/><text:s/><text:s/><text:s/><text:s/><text:s/></text:span><text:span text:style-name="OrgSrcFontLockCommentFace">(append<text:s/>source</text:span></text:p>
      <text:p text:style-name="OrgSrcBlock"><text:s/><text:s/><text:span text:style-name="OrgSrcFontLockCommentDelimiterFace">;;<text:s/><text:s/><text:s/><text:s/><text:s/><text:s/><text:s/><text:s/><text:s/><text:s/><text:s/><text:s/><text:s/><text:s/><text:s/><text:s/><text:s/></text:span><text:span text:style-name="OrgSrcFontLockCommentFace">`((candidates</text:span></text:p>
      <text:p text:style-name="OrgSrcBlock"><text:s/><text:s/><text:span text:style-name="OrgSrcFontLockCommentDelimiterFace">;;<text:s/><text:s/><text:s/><text:s/><text:s/><text:s/><text:s/><text:s/><text:s/><text:s/><text:s/><text:s/><text:s/><text:s/><text:s/><text:s/><text:s/><text:s/><text:s/><text:s/></text:span><text:span text:style-name="OrgSrcFontLockCommentFace">.<text:s/>,(or<text:s/>(cdr<text:s/>it)</text:span></text:p>
      <text:p text:style-name="OrgSrcBlock"><text:s/><text:s/><text:span text:style-name="OrgSrcFontLockCommentDelimiterFace">;;<text:s/><text:s/><text:s/><text:s/><text:s/><text:s/><text:s/><text:s/><text:s/><text:s/><text:s/><text:s/><text:s/><text:s/><text:s/><text:s/><text:s/><text:s/><text:s/><text:s/><text:s/><text:s/><text:s/><text:s/><text:s/><text:s/><text:s/></text:span><text:span text:style-name="OrgSrcFontLockCommentFace">(lambda<text:s/>()</text:span></text:p>
      <text:p text:style-name="OrgSrcBlock"><text:s/><text:s/><text:span text:style-name="OrgSrcFontLockCommentDelimiterFace">;;<text:s/><text:s/><text:s/><text:s/><text:s/><text:s/><text:s/><text:s/><text:s/><text:s/><text:s/><text:s/><text:s/><text:s/><text:s/><text:s/><text:s/><text:s/><text:s/><text:s/><text:s/><text:s/><text:s/><text:s/><text:s/><text:s/><text:s/><text:s/><text:s/></text:span><text:span text:style-name="OrgSrcFontLockCommentFace">;;<text:s/>Do<text:s/>not<text:s/>use<text:s/>`</text:span><text:span text:style-name="OrgSrcFontLockConstantFace">source</text:span><text:span text:style-name="OrgSrcFontLockCommentFace">'<text:s/>because<text:s/>other<text:s/>plugins</text:span></text:p>
      <text:p text:style-name="OrgSrcBlock"><text:s/><text:s/><text:span text:style-name="OrgSrcFontLockCommentDelimiterFace">;;<text:s/><text:s/><text:s/><text:s/><text:s/><text:s/><text:s/><text:s/><text:s/><text:s/><text:s/><text:s/><text:s/><text:s/><text:s/><text:s/><text:s/><text:s/><text:s/><text:s/><text:s/><text:s/><text:s/><text:s/><text:s/><text:s/><text:s/><text:s/><text:s/></text:span><text:span text:style-name="OrgSrcFontLockCommentFace">;;<text:s/>(such<text:s/>as<text:s/>helm-migemo)<text:s/>may<text:s/>change<text:s/>it</text:span></text:p>
      <text:p text:style-name="OrgSrcBlock"><text:s/><text:s/><text:span text:style-name="OrgSrcFontLockCommentDelimiterFace">;;<text:s/><text:s/><text:s/><text:s/><text:s/><text:s/><text:s/><text:s/><text:s/><text:s/><text:s/><text:s/><text:s/><text:s/><text:s/><text:s/><text:s/><text:s/><text:s/><text:s/><text:s/><text:s/><text:s/><text:s/><text:s/><text:s/><text:s/><text:s/><text:s/></text:span><text:span text:style-name="OrgSrcFontLockCommentFace">(helm-candidates-in-buffer</text:span></text:p>
      <text:p text:style-name="OrgSrcBlock"><text:s/><text:s/><text:span text:style-name="OrgSrcFontLockCommentDelimiterFace">;;<text:s/><text:s/><text:s/><text:s/><text:s/><text:s/><text:s/><text:s/><text:s/><text:s/><text:s/><text:s/><text:s/><text:s/><text:s/><text:s/><text:s/><text:s/><text:s/><text:s/><text:s/><text:s/><text:s/><text:s/><text:s/><text:s/><text:s/><text:s/><text:s/><text:s/></text:span><text:span text:style-name="OrgSrcFontLockCommentFace">(helm-get-current-source)))))</text:span></text:p>
      <text:p text:style-name="OrgSrcBlock"><text:s/><text:s/><text:span text:style-name="OrgSrcFontLockCommentDelimiterFace">;;<text:s/><text:s/><text:s/><text:s/><text:s/><text:s/><text:s/><text:s/><text:s/><text:s/><text:s/><text:s/><text:s/><text:s/><text:s/><text:s/><text:s/><text:s/><text:s/></text:span><text:span text:style-name="OrgSrcFontLockCommentFace">(volatile)<text:s/>(match<text:s/>identity)))</text:span></text:p>
      <text:p text:style-name="OrgSrcBlock"><text:s/><text:s/><text:span text:style-name="OrgSrcFontLockCommentDelimiterFace">;;<text:s/><text:s/><text:s/><text:s/><text:s/><text:s/><text:s/></text:span><text:span text:style-name="OrgSrcFontLockCommentFace">source)))</text:span></text:p>
      <text:p text:style-name="OrgSrcBlock"/>
      <text:p text:style-name="OrgSrcBlock"><text:s/><text:s/>(global-set-key<text:s/>(kbd<text:s/><text:span text:style-name="OrgSrcFontLockStringFace">"M-x"</text:span>)<text:s/>'helm-M-x)</text:p>
      <text:p text:style-name="OrgSrcBlock"><text:s/><text:s/>(global-set-key<text:s/>(kbd<text:s/><text:span text:style-name="OrgSrcFontLockStringFace">"C-M-r"</text:span>)<text:s/>'helm-recentf)</text:p>
      <text:p text:style-name="OrgSrcBlock"><text:s/><text:s/>(global-set-key<text:s/>(kbd<text:s/><text:span text:style-name="OrgSrcFontLockStringFace">"C-M-l"</text:span>)<text:s/>'helm-locate)</text:p>
      <text:p text:style-name="OrgSrcBlock"><text:s/><text:s/>(global-set-key<text:s/>(kbd<text:s/><text:span text:style-name="OrgSrcFontLockStringFace">"C-c<text:s/>f<text:s/>b"</text:span>)<text:s/>'helm-bookmarks)</text:p>
      <text:p text:style-name="OrgSrcBlock"><text:s/><text:s/>(global-set-key<text:s/>(kbd<text:s/><text:span text:style-name="OrgSrcFontLockStringFace">"C-x<text:s/>C-b"</text:span>)<text:s/>'helm-buffers-list)</text:p>
      <text:p text:style-name="OrgSrcBlock"><text:s/><text:s/>(global-set-key<text:s/>(kbd<text:s/><text:span text:style-name="OrgSrcFontLockStringFace">"M-s<text:s/>M-s"</text:span>)<text:s/>'helm-swoop)</text:p>
      <text:p text:style-name="OrgSrcBlock"><text:s/><text:s/>(global-set-key<text:s/>(kbd<text:s/><text:span text:style-name="OrgSrcFontLockStringFace">"C-c<text:s/>o"</text:span>)<text:s/>'helm-occur)</text:p>
      <text:p text:style-name="OrgSrcBlockLastLine"><text:s/><text:s/>(global-set-key<text:s/>(kbd<text:s/><text:span text:style-name="OrgSrcFontLockStringFace">"C-h<text:s/>d"</text:span>)<text:s/>'helm-descbinds))</text:p>
      <text:h text:style-name="Heading_20_2" text:outline-level="2" text:is-list-header="false">
<text:bookmark-start text:name="OrgXref.org621c03b"/>
<text:bookmark text:name="org621c03b"/>[stripe-buffer.el] テーブルの色をストライプにする
<text:bookmark-end text:name="OrgXref.org621c03b"/></text:h>
      <text:p text:style-name="Text_20_body"><text:a xlink:type="simple" xlink:href="https://github.com/sabof/stripe-buffer/blob/master/stripe-buffer.el">stripe-buffer.el</text:a>を使います．重くツリーが多いOrgバッファだと激重になる可能性があります．<text:line-break/></text:p>
      <text:p text:style-name="OrgSrcBlock">(<text:span text:style-name="OrgSrcFontLockKeywordFace">when</text:span><text:s/>(autoload-if-found</text:p>
      <text:p text:style-name="OrgSrcBlock"><text:s/><text:s/><text:s/><text:s/><text:s/><text:s/><text:s/>'(turn-on-stripe-table-mode)</text:p>
      <text:p text:style-name="OrgSrcBlock"><text:s/><text:s/><text:s/><text:s/><text:s/><text:s/><text:s/><text:span text:style-name="OrgSrcFontLockStringFace">"stripe-buffer"</text:span><text:s/>nil<text:s/>t)</text:p>
      <text:p text:style-name="OrgSrcBlock"/>
      <text:p text:style-name="OrgSrcBlockLastLine"><text:s/><text:s/>(add-hook<text:s/>'org-mode-hook<text:s/>'turn-on-stripe-table-mode))</text:p>
      <text:h text:style-name="Heading_20_2" text:outline-level="2" text:is-list-header="false">
<text:bookmark-start text:name="OrgXref.orge0b0c3d"/>
<text:bookmark text:name="orge0b0c3d"/>[rainbow-delimiters] 対応するカッコに色を付ける
<text:bookmark-end text:name="OrgXref.orge0b0c3d"/></text:h>
      <text:p text:style-name="Text_20_body">複数のカッコが重なる言語では，カッコの対応関係がひと目で理解し難い場合があります． <text:span text:style-name="OrgCode">rainbow-delimiters</text:span> を使うと，対応するカッコを七色に色付けして見やすくできます．デフォルトだと色がパステル調で薄いので，パラメータを追加して調整します．<text:line-break/></text:p>
      <text:p text:style-name="Text_20_body"><text:span text:style-name="OrgCode">org-block</text:span> 内でうまく動かないようなので，本格導入は様子見中です．<text:line-break/></text:p>
      <text:p text:style-name="OrgSrcBlock">(<text:span text:style-name="OrgSrcFontLockKeywordFace">with-eval-after-load</text:span><text:s/><text:span text:style-name="OrgSrcFontLockStringFace">"rainbow-delimiters"</text:span></text:p>
      <text:p text:style-name="OrgSrcBlock"><text:s/><text:s/><text:span text:style-name="OrgSrcFontLockCommentDelimiterFace">;;<text:s/></text:span><text:span text:style-name="OrgSrcFontLockCommentFace">https://yoo2080.wordpress.com/2013/12/21/small-rainbow-delimiters-tutorial/</text:span></text:p>
      <text:p text:style-name="OrgSrcBlock"><text:s/><text:s/>(<text:span text:style-name="OrgSrcFontLockKeywordFace">require</text:span><text:s/>'<text:span text:style-name="OrgSrcFontLockConstantFace">cl-lib</text:span>)</text:p>
      <text:p text:style-name="OrgSrcBlock"><text:s/><text:s/>(<text:span text:style-name="OrgSrcFontLockKeywordFace">require</text:span><text:s/>'<text:span text:style-name="OrgSrcFontLockConstantFace">color</text:span>)</text:p>
      <text:p text:style-name="OrgSrcBlock"><text:s/><text:s/>(<text:span text:style-name="OrgSrcFontLockKeywordFace">cl-loop</text:span></text:p>
      <text:p text:style-name="OrgSrcBlock"><text:s/><text:s/><text:s/>for<text:s/>index<text:s/>from<text:s/>1<text:s/>to<text:s/>rainbow-delimiters-max-face-count</text:p>
      <text:p text:style-name="OrgSrcBlock"><text:s/><text:s/><text:s/>do</text:p>
      <text:p text:style-name="OrgSrcBlock"><text:s/><text:s/><text:s/>(<text:span text:style-name="OrgSrcFontLockKeywordFace">let</text:span><text:s/>((face<text:s/>(intern<text:s/>(format<text:s/><text:span text:style-name="OrgSrcFontLockStringFace">"rainbow-delimiters-depth-%d-face"</text:span><text:s/>index))))</text:p>
      <text:p text:style-name="OrgSrcBlock"><text:s/><text:s/><text:s/><text:s/><text:s/>(<text:span text:style-name="OrgSrcFontLockKeywordFace">cl-callf</text:span><text:s/>color-saturate-name<text:s/>(face-foreground<text:s/>face)<text:s/>50))))</text:p>
      <text:p text:style-name="OrgSrcBlock"/>
      <text:p text:style-name="OrgSrcBlock">(add-hook<text:s/>'prog-mode-hook</text:p>
      <text:p text:style-name="OrgSrcBlock"><text:s/><text:s/><text:s/><text:s/><text:s/><text:s/><text:s/><text:s/><text:s/><text:s/>#'(lambda<text:s/>()</text:p>
      <text:p text:style-name="OrgSrcBlock"><text:s/><text:s/><text:s/><text:s/><text:s/><text:s/><text:s/><text:s/><text:s/><text:s/><text:s/><text:s/><text:s/><text:s/>(<text:span text:style-name="OrgSrcFontLockKeywordFace">unless</text:span><text:s/>(equal<text:s/>(buffer-name)<text:s/><text:span text:style-name="OrgSrcFontLockStringFace">"*scratch*"</text:span>)</text:p>
      <text:p text:style-name="OrgSrcBlockLastLine"><text:s/><text:s/><text:s/><text:s/><text:s/><text:s/><text:s/><text:s/><text:s/><text:s/><text:s/><text:s/><text:s/><text:s/><text:s/><text:s/>(rainbow-delimiters-mode))))</text:p>
      <text:h text:style-name="Heading_20_2" text:outline-level="2" text:is-list-header="false">
<text:bookmark-start text:name="OrgXref.org626cfd1"/>
<text:bookmark text:name="org626cfd1"/>[git-gutter-fringe] 編集差分をフレーム端で視覚化
<text:bookmark-end text:name="OrgXref.org626cfd1"/></text:h>
      <text:p text:style-name="Text_20_body">編集差分の視覚化は元々 git-gutter が提供している機能です．有効にするとフレームの幅が若干広がってしまうので，気になる人は git-gutter-fringe を使えばよいです．<text:line-break/></text:p>
      <text:p text:style-name="OrgSrcBlock">(<text:span text:style-name="OrgSrcFontLockKeywordFace">when</text:span><text:s/>(autoload-if-found</text:p>
      <text:p text:style-name="OrgSrcBlock"><text:s/><text:s/><text:s/><text:s/><text:s/><text:s/><text:s/>'(git-gutter-mode)</text:p>
      <text:p text:style-name="OrgSrcBlock"><text:s/><text:s/><text:s/><text:s/><text:s/><text:s/><text:s/><text:span text:style-name="OrgSrcFontLockStringFace">"git-gutter-fringe"</text:span><text:s/>nil<text:s/>t)</text:p>
      <text:p text:style-name="OrgSrcBlock"/>
      <text:p text:style-name="OrgSrcBlock"><text:s/><text:s/>(<text:span text:style-name="OrgSrcFontLockKeywordFace">with-eval-after-load</text:span><text:s/><text:span text:style-name="OrgSrcFontLockStringFace">"git-gutter-fringe"</text:span></text:p>
      <text:p text:style-name="OrgSrcBlock"><text:s/><text:s/><text:s/><text:s/>(<text:span text:style-name="OrgSrcFontLockKeywordFace">setq</text:span><text:s/>git-gutter:lighter<text:s/><text:span text:style-name="OrgSrcFontLockStringFace">""</text:span>)</text:p>
      <text:p text:style-name="OrgSrcBlock"><text:s/><text:s/><text:s/><text:s/><text:span text:style-name="OrgSrcFontLockCommentDelimiterFace">;;<text:s/></text:span><text:span text:style-name="OrgSrcFontLockCommentFace">"!"</text:span></text:p>
      <text:p text:style-name="OrgSrcBlock"><text:s/><text:s/><text:s/><text:s/>(fringe-helper-define<text:s/>'git-gutter-fr:modified<text:s/>nil</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pan text:style-name="OrgSrcFontLockCommentDelimiterFace">;;<text:s/></text:span><text:span text:style-name="OrgSrcFontLockCommentFace">"+"</text:span></text:p>
      <text:p text:style-name="OrgSrcBlock"><text:s/><text:s/><text:s/><text:s/>(fringe-helper-define<text:s/>'git-gutter-fr:added<text:s/>nil</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XXXX."</text:span></text:p>
      <text:p text:style-name="OrgSrcBlock"><text:s/><text:s/><text:s/><text:s/><text:s/><text:s/><text:s/><text:s/><text:s/><text:s/><text:s/><text:s/><text:s/><text:s/><text:s/><text:s/><text:s/><text:s/><text:s/><text:s/><text:s/><text:s/><text:s/><text:s/><text:s/><text:s/><text:span text:style-name="OrgSrcFontLockStringFace">".XXXX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pan text:style-name="OrgSrcFontLockCommentDelimiterFace">;;<text:s/></text:span><text:span text:style-name="OrgSrcFontLockCommentFace">"-"</text:span></text:p>
      <text:p text:style-name="OrgSrcBlock"><text:s/><text:s/><text:s/><text:s/>(fringe-helper-define<text:s/>'git-gutter-fr:deleted<text:s/>nil</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XXXXXX."</text:span></text:p>
      <text:p text:style-name="OrgSrcBlock"><text:s/><text:s/><text:s/><text:s/><text:s/><text:s/><text:s/><text:s/><text:s/><text:s/><text:s/><text:s/><text:s/><text:s/><text:s/><text:s/><text:s/><text:s/><text:s/><text:s/><text:s/><text:s/><text:s/><text:s/><text:s/><text:s/><text:span text:style-name="OrgSrcFontLockStringFace">".XXXXXX."</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pan text:style-name="OrgSrcFontLockKeywordFace">setq</text:span><text:s/>git-gutter-fr:side<text:s/>'left-fringe)</text:p>
      <text:p text:style-name="OrgSrcBlock"><text:s/><text:s/><text:s/><text:s/>(set-face-foreground<text:s/>'git-gutter-fr:added<text:s/><text:s/><text:s/><text:s/><text:span text:style-name="OrgSrcFontLockStringFace">"</text:span><text:span text:style-name="OrgSrcDefault0031">#FF2600</text:span><text:span text:style-name="OrgSrcFontLockStringFace">"</text:span>)</text:p>
      <text:p text:style-name="OrgSrcBlock"><text:s/><text:s/><text:s/><text:s/>(set-face-foreground<text:s/>'git-gutter-fr:modified<text:s/><text:span text:style-name="OrgSrcFontLockStringFace">"</text:span><text:span text:style-name="OrgSrcDefault0000">orange</text:span><text:span text:style-name="OrgSrcFontLockStringFace">"</text:span>)</text:p>
      <text:p text:style-name="OrgSrcBlock"><text:s/><text:s/><text:s/><text:s/>(set-face-foreground<text:s/>'git-gutter-fr:deleted<text:s/><text:s/><text:span text:style-name="OrgSrcFontLockStringFace">"</text:span><text:span text:style-name="OrgSrcDefault0032">medium<text:s/>sea<text:s/>green</text:span><text:span text:style-name="OrgSrcFontLockStringFace">"</text:span>))</text:p>
      <text:p text:style-name="OrgSrcBlock"/>
      <text:p text:style-name="OrgSrcBlock"><text:s/><text:s/>(add-hook<text:s/>'emacs-lisp-mode-hook<text:s/>'git-gutter-mode)</text:p>
      <text:p text:style-name="OrgSrcBlock"><text:s/><text:s/>(add-hook<text:s/>'lisp-mode-hook<text:s/>'git-gutter-mode)</text:p>
      <text:p text:style-name="OrgSrcBlock"><text:s/><text:s/>(add-hook<text:s/>'perl-mode-hook<text:s/>'git-gutter-mode)</text:p>
      <text:p text:style-name="OrgSrcBlock"><text:s/><text:s/>(add-hook<text:s/>'python-mode-hook<text:s/>'git-gutter-mode)</text:p>
      <text:p text:style-name="OrgSrcBlock"><text:s/><text:s/>(add-hook<text:s/>'c-mode-common-hook<text:s/>'git-gutter-mode)</text:p>
      <text:p text:style-name="OrgSrcBlock"><text:s/><text:s/>(add-hook<text:s/>'nxml-mode-hook<text:s/>'git-gutter-mode)</text:p>
      <text:p text:style-name="OrgSrcBlockLastLine"><text:s/><text:s/>(add-hook<text:s/>'web-mode-hook<text:s/>'git-gutter-mode))</text:p>
      <text:h text:style-name="Heading_20_2" text:outline-level="2" text:is-list-header="false">
<text:bookmark-start text:name="OrgXref.orgb8777ef"/>
<text:bookmark text:name="orgb8777ef"/>[zlc.el] find-file バッファを zsh ライクにする
<text:bookmark-end text:name="OrgXref.orgb8777ef"/></text:h>
      <text:p text:style-name="Text_20_body">ファイル選択を zsh ライクに変更できます．<text:line-break/></text:p>
      <text:p text:style-name="OrgSrcBlock">(<text:span text:style-name="OrgSrcFontLockKeywordFace">when</text:span><text:s/>(<text:span text:style-name="OrgSrcFontLockKeywordFace">require</text:span><text:s/>'<text:span text:style-name="OrgSrcFontLockConstantFace">zlc</text:span><text:s/>nil<text:s/>t)</text:p>
      <text:p text:style-name="OrgSrcBlock"><text:s/><text:s/><text:span text:style-name="OrgSrcFontLockCommentDelimiterFace">;;<text:s/></text:span><text:span text:style-name="OrgSrcFontLockCommentFace">http://d.hatena.ne.jp/mooz/20101003/p1</text:span></text:p>
      <text:p text:style-name="OrgSrcBlock"><text:s/><text:s/>(zlc-mode<text:s/>1)</text:p>
      <text:p text:style-name="OrgSrcBlock"><text:s/><text:s/>(set-face-attribute<text:s/>'zlc-selected-completion-face<text:s/>nil</text:p>
      <text:p text:style-name="OrgSrcBlock"><text:s/><text:s/><text:s/><text:s/><text:s/><text:s/><text:s/><text:s/><text:s/><text:s/><text:s/><text:s/><text:s/><text:s/><text:s/><text:s/><text:s/><text:s/><text:s/><text:s/><text:s/><text:s/><text:span text:style-name="OrgSrcFontLockBuiltinFace">:foreground</text:span><text:s/><text:span text:style-name="OrgSrcFontLockStringFace">"</text:span><text:span text:style-name="OrgSrcDefault0033">#000000</text:span><text:span text:style-name="OrgSrcFontLockStringFace">"</text:span><text:s/><text:span text:style-name="OrgSrcFontLockBuiltinFace">:background</text:span><text:s/><text:span text:style-name="OrgSrcFontLockStringFace">"</text:span><text:span text:style-name="OrgSrcDefault0034">#9DFFD2</text:span><text:span text:style-name="OrgSrcFontLockStringFace">"</text:span><text:s/><text:span text:style-name="OrgSrcFontLockBuiltinFace">:bold</text:span><text:s/>t)</text:p>
      <text:p text:style-name="OrgSrcBlock"><text:s/><text:s/><text:span text:style-name="OrgSrcFontLockCommentDelimiterFace">;;<text:s/><text:s/><text:s/><text:s/></text:span><text:span text:style-name="OrgSrcFontLockCommentFace">(setq<text:s/>zlc-select-completion-immediately<text:s/>t)</text:span></text:p>
      <text:p text:style-name="OrgSrcBlock"><text:s/><text:s/>(<text:span text:style-name="OrgSrcFontLockKeywordFace">let</text:span><text:s/>((map<text:s/>minibuffer-local-map))</text:p>
      <text:p text:style-name="OrgSrcBlock"><text:s/><text:s/><text:s/><text:s/><text:span text:style-name="OrgSrcFontLockCommentDelimiterFace">;;<text:s/></text:span><text:span text:style-name="OrgSrcFontLockCommentFace">like<text:s/>menu<text:s/>select</text:span></text:p>
      <text:p text:style-name="OrgSrcBlock"><text:s/><text:s/><text:s/><text:s/>(define-key<text:s/>map<text:s/>(kbd<text:s/><text:span text:style-name="OrgSrcFontLockStringFace">"C-n"</text:span>)<text:s/>'zlc-select-next-vertical)</text:p>
      <text:p text:style-name="OrgSrcBlock"><text:s/><text:s/><text:s/><text:s/>(define-key<text:s/>map<text:s/>(kbd<text:s/><text:span text:style-name="OrgSrcFontLockStringFace">"C-p"</text:span>)<text:s/>'zlc-select-previous-vertical)</text:p>
      <text:p text:style-name="OrgSrcBlock"><text:s/><text:s/><text:s/><text:s/>(define-key<text:s/>map<text:s/>(kbd<text:s/><text:span text:style-name="OrgSrcFontLockStringFace">"C-f"</text:span>)<text:s/>'zlc-select-next)</text:p>
      <text:p text:style-name="OrgSrcBlock"><text:s/><text:s/><text:s/><text:s/>(define-key<text:s/>map<text:s/>(kbd<text:s/><text:span text:style-name="OrgSrcFontLockStringFace">"C-b"</text:span>)<text:s/>'zlc-select-previous)</text:p>
      <text:p text:style-name="OrgSrcBlock"><text:s/><text:s/><text:s/><text:s/><text:span text:style-name="OrgSrcFontLockCommentDelimiterFace">;;<text:s/></text:span><text:span text:style-name="OrgSrcFontLockCommentFace">reset<text:s/>selection</text:span></text:p>
      <text:p text:style-name="OrgSrcBlockLastLine"><text:s/><text:s/><text:s/><text:s/>(define-key<text:s/>map<text:s/>(kbd<text:s/><text:span text:style-name="OrgSrcFontLockStringFace">"C-c"</text:span>)<text:s/>'zlc-reset)))</text:p>
      <text:h text:style-name="Heading_20_2" text:outline-level="2" text:is-list-header="false">
<text:bookmark-start text:name="OrgXref.orgecf26e4"/>
<text:bookmark text:name="orgecf26e4"/>[japanese-holidays] カレンダーをカラフルにする
<text:bookmark-end text:name="OrgXref.orgecf26e4"/></text:h>
      <text:p text:style-name="Text_20_body">ビルドインの <text:span text:style-name="OrgCode">holidays</text:span> と， <text:span text:style-name="OrgCode">japanese-holidays</text:span> を使います．土日祝日に色を着けます．土曜日と日曜祝日で異なる配色にできます．<text:line-break/></text:p>
      <text:p text:style-name="OrgSrcBlock">(<text:span text:style-name="OrgSrcFontLockKeywordFace">with-eval-after-load</text:span><text:s/><text:span text:style-name="OrgSrcFontLockStringFace">"calendar"</text:span></text:p>
      <text:p text:style-name="OrgSrcBlock"><text:s/><text:s/>(add-hook<text:s/>'calendar-today-visible-hook<text:s/>'calendar-mark-today)</text:p>
      <text:p text:style-name="OrgSrcBlock"/>
      <text:p text:style-name="OrgSrcBlock"><text:s/><text:s/>(<text:span text:style-name="OrgSrcFontLockKeywordFace">when</text:span><text:s/>(<text:span text:style-name="OrgSrcFontLockKeywordFace">require</text:span><text:s/>'<text:span text:style-name="OrgSrcFontLockConstantFace">japanese-holidays</text:span><text:s/>nil<text:s/>t)</text:p>
      <text:p text:style-name="OrgSrcBlock"><text:s/><text:s/><text:s/><text:s/>(<text:span text:style-name="OrgSrcFontLockKeywordFace">setq</text:span><text:s/>calendar-holidays</text:p>
      <text:p text:style-name="OrgSrcBlock"><text:s/><text:s/><text:s/><text:s/><text:s/><text:s/><text:s/><text:s/><text:s/><text:s/>(append<text:s/>japanese-holidays</text:p>
      <text:p text:style-name="OrgSrcBlock"><text:s/><text:s/><text:s/><text:s/><text:s/><text:s/><text:s/><text:s/><text:s/><text:s/><text:s/><text:s/><text:s/><text:s/><text:s/><text:s/><text:s/><text:s/>holiday-local-holidays<text:s/>holiday-other-holidays))</text:p>
      <text:p text:style-name="OrgSrcBlock"><text:s/><text:s/><text:s/><text:s/>(<text:span text:style-name="OrgSrcFontLockKeywordFace">setq</text:span><text:s/>mark-holidays-in-calendar<text:s/>t)</text:p>
      <text:p text:style-name="OrgSrcBlock"><text:s/><text:s/><text:s/><text:s/>(<text:span text:style-name="OrgSrcFontLockKeywordFace">setq</text:span><text:s/>japanese-holiday-weekend-marker</text:p>
      <text:p text:style-name="OrgSrcBlock"><text:s/><text:s/><text:s/><text:s/><text:s/><text:s/><text:s/><text:s/><text:s/><text:s/>'(holiday<text:s/>nil<text:s/>nil<text:s/>nil<text:s/>nil<text:s/>nil<text:s/>japanese-holiday-saturday))</text:p>
      <text:p text:style-name="OrgSrcBlock"><text:s/><text:s/><text:s/><text:s/>(<text:span text:style-name="OrgSrcFontLockKeywordFace">setq</text:span><text:s/>japanese-holiday-weekend<text:s/>'(0<text:s/>6))</text:p>
      <text:p text:style-name="OrgSrcBlock"><text:s/><text:s/><text:s/><text:s/>(add-hook<text:s/>'calendar-today-visible-hook<text:s/>'japanese-holiday-mark-weekend)</text:p>
      <text:p text:style-name="OrgSrcBlockLastLine"><text:s/><text:s/><text:s/><text:s/>(add-hook<text:s/>'calendar-today-invisible-hook<text:s/>'japanese-holiday-mark-weekend)))</text:p>
      <text:h text:style-name="Heading_20_2" text:outline-level="2" text:is-list-header="false">
<text:bookmark-start text:name="OrgXref.org42bdc8a"/>
<text:bookmark text:name="org42bdc8a"/>[calendar.el] カレンダーで週番号を表示する
<text:bookmark-end text:name="OrgXref.org42bdc8a"/></text:h>
      <text:p text:style-name="Text_20_body">ビルドインの <text:span text:style-name="OrgCode">calendar.el</text:span> にある <text:span text:style-name="OrgCode">calendar-intermonth-text</text:span> をカスタマイズすると，カレンダーに週番号を表示させることが可能です．ただ， <text:span text:style-name="OrgCode">calendar.el</text:span> に記載されている例だと， <text:span text:style-name="OrgCode">calendar-week-start-day</text:span> が <text:span text:style-name="OrgCode">1</text:span> 以外の時に計算結果がおかしくなるので，次のように <text:span text:style-name="OrgCode">calendar-absolute-from-gregorian</text:span> に渡す値を補正する必要があります．<text:line-break/></text:p>
      <text:p text:style-name="OrgSrcBlock">(<text:span text:style-name="OrgSrcFontLockKeywordFace">with-eval-after-load</text:span><text:s/><text:span text:style-name="OrgSrcFontLockStringFace">"calendar"</text:span></text:p>
      <text:p text:style-name="OrgSrcBlock"><text:s/><text:s/>(<text:span text:style-name="OrgSrcFontLockKeywordFace">setq</text:span><text:s/>calendar-week-start-day<text:s/>1)</text:p>
      <text:p text:style-name="OrgSrcBlock"><text:s/><text:s/>(copy-face<text:s/>'default<text:s/>'calendar-iso-week-header-face)</text:p>
      <text:p text:style-name="OrgSrcBlock"><text:s/><text:s/>(set-face-attribute<text:s/>'calendar-iso-week-header-face<text:s/>nil</text:p>
      <text:p text:style-name="OrgSrcBlock"><text:s/><text:s/><text:s/><text:s/><text:s/><text:s/><text:s/><text:s/><text:s/><text:s/><text:s/><text:s/><text:s/><text:s/><text:s/><text:s/><text:s/><text:s/><text:s/><text:s/><text:s/><text:s/><text:span text:style-name="OrgSrcFontLockBuiltinFace">:height</text:span><text:s/>1.0<text:s/><text:span text:style-name="OrgSrcFontLockBuiltinFace">:foreground</text:span><text:s/><text:span text:style-name="OrgSrcFontLockStringFace">"</text:span><text:span text:style-name="OrgSrcDefault0035">#1010FF</text:span><text:span text:style-name="OrgSrcFontLockStringFace">"</text:span></text:p>
      <text:p text:style-name="OrgSrcBlock"><text:s/><text:s/><text:s/><text:s/><text:s/><text:s/><text:s/><text:s/><text:s/><text:s/><text:s/><text:s/><text:s/><text:s/><text:s/><text:s/><text:s/><text:s/><text:s/><text:s/><text:s/><text:s/><text:span text:style-name="OrgSrcFontLockBuiltinFace">:background</text:span><text:s/>(face-background<text:s/>'default))</text:p>
      <text:p text:style-name="OrgSrcBlock"><text:s/><text:s/>(<text:span text:style-name="OrgSrcFontLockKeywordFace">setq</text:span><text:s/>calendar-intermonth-header</text:p>
      <text:p text:style-name="OrgSrcBlock"><text:s/><text:s/><text:s/><text:s/><text:s/><text:s/><text:s/><text:s/>(propertize<text:s/><text:span text:style-name="OrgSrcFontLockStringFace">"<text:s/>w"</text:span></text:p>
      <text:p text:style-name="OrgSrcBlock"><text:s/><text:s/><text:s/><text:s/><text:s/><text:s/><text:s/><text:s/><text:s/><text:s/><text:s/><text:s/><text:s/><text:s/><text:s/><text:s/><text:s/><text:s/><text:s/><text:s/>'font-lock-face<text:s/>'calendar-iso-week-header-face))</text:p>
      <text:p text:style-name="OrgSrcBlock"/>
      <text:p text:style-name="OrgSrcBlock"><text:s/><text:s/>(copy-face<text:s/>font-lock-constant-face<text:s/>'calendar-iso-week-face)</text:p>
      <text:p text:style-name="OrgSrcBlock"><text:s/><text:s/>(set-face-attribute<text:s/>'calendar-iso-week-face<text:s/>nil</text:p>
      <text:p text:style-name="OrgSrcBlock"><text:s/><text:s/><text:s/><text:s/><text:s/><text:s/><text:s/><text:s/><text:s/><text:s/><text:s/><text:s/><text:s/><text:s/><text:s/><text:s/><text:s/><text:s/><text:s/><text:s/><text:s/><text:s/><text:span text:style-name="OrgSrcFontLockBuiltinFace">:height</text:span><text:s/>1.0<text:s/><text:span text:style-name="OrgSrcFontLockBuiltinFace">:foreground</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text:span text:style-name="OrgSrcFontLockBuiltinFace">:background</text:span><text:s/>(face-background<text:s/>'default))</text:p>
      <text:p text:style-name="OrgSrcBlock"/>
      <text:p text:style-name="OrgSrcBlock"><text:s/><text:s/>(<text:span text:style-name="OrgSrcFontLockKeywordFace">setq</text:span><text:s/>calendar-intermonth-text</text:p>
      <text:p text:style-name="OrgSrcBlock"><text:s/><text:s/><text:s/><text:s/><text:s/><text:s/><text:s/><text:s/>'(propertize</text:p>
      <text:p text:style-name="OrgSrcBlock"><text:s/><text:s/><text:s/><text:s/><text:s/><text:s/><text:s/><text:s/><text:s/><text:s/>(format<text:s/><text:span text:style-name="OrgSrcFontLockStringFace">"%02d"</text:span></text:p>
      <text:p text:style-name="OrgSrcBlock"><text:s/><text:s/><text:s/><text:s/><text:s/><text:s/><text:s/><text:s/><text:s/><text:s/><text:s/><text:s/><text:s/><text:s/><text:s/><text:s/><text:s/><text:s/>(car</text:p>
      <text:p text:style-name="OrgSrcBlock"><text:s/><text:s/><text:s/><text:s/><text:s/><text:s/><text:s/><text:s/><text:s/><text:s/><text:s/><text:s/><text:s/><text:s/><text:s/><text:s/><text:s/><text:s/><text:s/>(calendar-iso-from-absolute</text:p>
      <text:p text:style-name="OrgSrcBlock"><text:s/><text:s/><text:s/><text:s/><text:s/><text:s/><text:s/><text:s/><text:s/><text:s/><text:s/><text:s/><text:s/><text:s/><text:s/><text:s/><text:s/><text:s/><text:s/><text:s/>(calendar-absolute-from-gregorian</text:p>
      <text:p text:style-name="OrgSrcBlock"><text:s/><text:s/><text:s/><text:s/><text:s/><text:s/><text:s/><text:s/><text:s/><text:s/><text:s/><text:s/><text:s/><text:s/><text:s/><text:s/><text:s/><text:s/><text:s/><text:s/><text:s/>(list<text:s/>month</text:p>
      <text:p text:style-name="OrgSrcBlock"><text:s/><text:s/><text:s/><text:s/><text:s/><text:s/><text:s/><text:s/><text:s/><text:s/><text:s/><text:s/><text:s/><text:s/><text:s/><text:s/><text:s/><text:s/><text:s/><text:s/><text:s/><text:s/><text:s/><text:s/><text:s/><text:s/><text:s/>(-<text:s/>day<text:s/>(1-<text:s/>calendar-week-start-day))<text:s/>year)))))</text:p>
      <text:p text:style-name="OrgSrcBlock"><text:s/><text:s/><text:s/><text:s/><text:s/><text:s/><text:s/><text:s/><text:s/><text:s/>'font-lock-face<text:s/>'calendar-iso-week-face)))</text:p>
      <text:p text:style-name="OrgSrcBlock"/>
      <text:p text:style-name="OrgSrcBlockLastLine">(global-set-key<text:s/>(kbd<text:s/><text:span text:style-name="OrgSrcFontLockStringFace">"C-c<text:s/>f<text:s/>c<text:s/>c"</text:span>)<text:s/>'calendar)</text:p>
      <text:h text:style-name="Heading_20_2" text:outline-level="2" text:is-list-header="false">
<text:bookmark-start text:name="OrgXref.org60175f3"/>
<text:bookmark text:name="org60175f3"/>[guide-key] キーバインドの選択肢をポップアップする
<text:bookmark-end text:name="OrgXref.org60175f3"/></text:h>
      <text:p text:style-name="Text_20_body"><text:span text:style-name="OrgCode">which-key</text:span> に移行しました．<text:line-break/></text:p>
      <text:p text:style-name="Text_20_body">自分用の関数にキーバインドを付けたのはいいけど，覚えられない時に使っています．以下の例では， <text:span text:style-name="OrgCode">helm</text:span> もしくは <text:span text:style-name="OrgCode">org</text:span> が読み込まれた時についでに有効化し， <text:span text:style-name="OrgCode">C-c f</text:span> を押して， 0.5秒経つと，その後ろに続くキーの一覧がポップします．すでに覚えたキーバインドならば，0.5秒以内に打てるでしょうから，ポップ表示無しで通常通りにコマンドが発行します．色分けも効くのでわかりやすいです．<text:line-break/></text:p>
      <text:p text:style-name="OrgSrcBlock">(<text:span text:style-name="OrgSrcFontLockKeywordFace">when</text:span><text:s/>(autoload-if-found</text:p>
      <text:p text:style-name="OrgSrcBlock"><text:s/><text:s/><text:s/><text:s/><text:s/><text:s/><text:s/>'(guide-key-mode)</text:p>
      <text:p text:style-name="OrgSrcBlock"><text:s/><text:s/><text:s/><text:s/><text:s/><text:s/><text:s/><text:span text:style-name="OrgSrcFontLockStringFace">"guide-key"</text:span><text:s/>nil<text:s/>t)</text:p>
      <text:p text:style-name="OrgSrcBlock"/>
      <text:p text:style-name="OrgSrcBlock"><text:s/><text:s/>(<text:span text:style-name="OrgSrcFontLockKeywordFace">with-eval-after-load</text:span><text:s/><text:span text:style-name="OrgSrcFontLockStringFace">"guide-key"</text:span></text:p>
      <text:p text:style-name="OrgSrcBlock"><text:s/><text:s/><text:s/><text:s/>(<text:span text:style-name="OrgSrcFontLockKeywordFace">setq</text:span><text:s/>guide-key/guide-key-sequence<text:s/>'(<text:span text:style-name="OrgSrcFontLockStringFace">"C-c<text:s/>f"</text:span><text:s/><text:span text:style-name="OrgSrcFontLockStringFace">"C-c<text:s/>f<text:s/>c"</text:span>))</text:p>
      <text:p text:style-name="OrgSrcBlock"><text:s/><text:s/><text:s/><text:s/>(<text:span text:style-name="OrgSrcFontLockKeywordFace">setq</text:span><text:s/>guide-key/popup-window-position<text:s/>'bottom)</text:p>
      <text:p text:style-name="OrgSrcBlock"><text:s/><text:s/><text:s/><text:s/>(<text:span text:style-name="OrgSrcFontLockKeywordFace">setq</text:span><text:s/>guide-key/idle-delay<text:s/>0.5)</text:p>
      <text:p text:style-name="OrgSrcBlock"><text:s/><text:s/><text:s/><text:s/>(<text:span text:style-name="OrgSrcFontLockKeywordFace">setq</text:span><text:s/>guide-key/highlight-command-regexp</text:p>
      <text:p text:style-name="OrgSrcBlock"><text:s/><text:s/><text:s/><text:s/><text:s/><text:s/><text:s/><text:s/><text:s/><text:s/>'((<text:span text:style-name="OrgSrcFontLockStringFace">"my:"</text:span><text:s/>.<text:s/><text:span text:style-name="OrgSrcFontLockStringFace">"</text:span><text:span text:style-name="OrgSrcDefault0026">red</text:span><text:span text:style-name="OrgSrcFontLockStringFace">"</text:span>)</text:p>
      <text:p text:style-name="OrgSrcBlock"><text:s/><text:s/><text:s/><text:s/><text:s/><text:s/><text:s/><text:s/><text:s/><text:s/><text:s/><text:s/>(<text:span text:style-name="OrgSrcFontLockStringFace">"takaxp:"</text:span><text:s/>.<text:s/><text:span text:style-name="OrgSrcFontLockStringFace">"</text:span><text:span text:style-name="OrgSrcDefault0019">blue</text:span><text:span text:style-name="OrgSrcFontLockStringFace">"</text:span>))))</text:p>
      <text:p text:style-name="OrgSrcBlock"/>
      <text:p text:style-name="OrgSrcBlock"><text:s/><text:s/>(<text:span text:style-name="OrgSrcFontLockKeywordFace">with-eval-after-load</text:span><text:s/><text:span text:style-name="OrgSrcFontLockStringFace">"org"</text:span></text:p>
      <text:p text:style-name="OrgSrcBlock"><text:s/><text:s/><text:s/><text:s/>(guide-key-mode<text:s/>1))</text:p>
      <text:p text:style-name="OrgSrcBlock"/>
      <text:p text:style-name="OrgSrcBlock"><text:s/><text:s/>(<text:span text:style-name="OrgSrcFontLockKeywordFace">with-eval-after-load</text:span><text:s/><text:span text:style-name="OrgSrcFontLockStringFace">"helm-config"</text:span></text:p>
      <text:p text:style-name="OrgSrcBlockLastLine"><text:s/><text:s/><text:s/><text:s/>(guide-key-mode<text:s/>1)))</text:p>
      <text:h text:style-name="Heading_20_2" text:outline-level="2" text:is-list-header="false">
<text:bookmark-start text:name="OrgXref.orgb5f5507"/>
<text:bookmark text:name="orgb5f5507"/>[which-key] キーバインドの選択肢をポップアップする
<text:bookmark-end text:name="OrgXref.orgb5f5507"/></text:h>
      <text:p text:style-name="Text_20_body"><text:span text:style-name="OrgCode">guide-key.el</text:span> の後発． <text:span text:style-name="OrgCode">guide-key.el</text:span> の改良でもあり，ディスパッチャが見やすく，直感的でとても使いやすい．<text:line-break/></text:p>
      <text:p text:style-name="Text_20_body">起動時間を短縮するため，設定の読み込みは <text:span text:style-name="OrgCode">org-mode</text:span> か <text:span text:style-name="OrgCode">helm</text:span> 起動時に行うように遅延設定している．<text:line-break/></text:p>
      <text:p text:style-name="OrgSrcBlock">(<text:span text:style-name="OrgSrcFontLockKeywordFace">when</text:span><text:s/>(autoload-if-found</text:p>
      <text:p text:style-name="OrgSrcBlock"><text:s/><text:s/><text:s/><text:s/><text:s/><text:s/><text:s/>'(which-key-mode)</text:p>
      <text:p text:style-name="OrgSrcBlock"><text:s/><text:s/><text:s/><text:s/><text:s/><text:s/><text:s/><text:span text:style-name="OrgSrcFontLockStringFace">"which-key"</text:span><text:s/>nil<text:s/>t)</text:p>
      <text:p text:style-name="OrgSrcBlock"/>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which-key</text:span><text:s/>nil<text:s/>t))</text:p>
      <text:p text:style-name="OrgSrcBlock"/>
      <text:p text:style-name="OrgSrcBlock"><text:s/><text:s/>(<text:span text:style-name="OrgSrcFontLockKeywordFace">with-eval-after-load</text:span><text:s/><text:span text:style-name="OrgSrcFontLockStringFace">"which-key"</text:span></text:p>
      <text:p text:style-name="OrgSrcBlock"><text:s/><text:s/><text:s/><text:s/>(<text:span text:style-name="OrgSrcFontLockKeywordFace">setq</text:span><text:s/>which-key-idle-delay<text:s/>1.0))</text:p>
      <text:p text:style-name="OrgSrcBlock"/>
      <text:p text:style-name="OrgSrcBlock"><text:s/><text:s/>(add-hook<text:s/>'org-mode-hook<text:s/>#'which-key-mode)</text:p>
      <text:p text:style-name="OrgSrcBlockLastLine"><text:s/><text:s/>(add-hook<text:s/>'helm-after-initialize-hook<text:s/>#'which-key-mode))</text:p>
      <text:h text:style-name="Heading_20_2" text:outline-level="2" text:is-list-header="false">
<text:bookmark-start text:name="OrgXref.orgd39d643"/>
<text:bookmark text:name="orgd39d643"/>[stock-ticker] 株価をモードラインに表示
<text:bookmark-end text:name="OrgXref.orgd39d643"/></text:h>
      <text:p text:style-name="Text_20_body">日経平均やダウ平均の状況をモードラインに表示します．表示が長くなる傾向があるので， <text:span text:style-name="OrgCode">stock-ticker--parse</text:span> を再定義して，銘柄（3桁のみ）と変動率だけを表示しています．<text:line-break/></text:p>
      <text:p text:style-name="Text_20_body">起動時には不要なので，ウィンドウにフォーカスが移った時に開始して，さらに1分でモードラインから消えるようにしています．<text:line-break/></text:p>
      <text:p text:style-name="Text_20_body">色々と不安定になってきたので，最近は使っていません．<text:line-break/></text:p>
      <text:p text:style-name="OrgSrcBlock">(<text:span text:style-name="OrgSrcFontLockKeywordFace">when</text:span><text:s/>(autoload-if-found</text:p>
      <text:p text:style-name="OrgSrcBlock"><text:s/><text:s/><text:s/><text:s/><text:s/><text:s/><text:s/>'(my:activate-stock-ticker<text:s/>stock-ticker-global-mode)</text:p>
      <text:p text:style-name="OrgSrcBlock"><text:s/><text:s/><text:s/><text:s/><text:s/><text:s/><text:s/><text:span text:style-name="OrgSrcFontLockStringFace">"stock-ticker"</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stock-ticker</text:span><text:s/>nil<text:s/>t))</text:p>
      <text:p text:style-name="OrgSrcBlock"><text:s/><text:s/>(<text:span text:style-name="OrgSrcFontLockKeywordFace">with-eval-after-load</text:span><text:s/><text:span text:style-name="OrgSrcFontLockStringFace">"stock-ticker"</text:span></text:p>
      <text:p text:style-name="OrgSrcBlock"><text:s/><text:s/><text:s/><text:s/>(<text:span text:style-name="OrgSrcFontLockKeywordFace">defun</text:span><text:s/><text:span text:style-name="OrgSrcFontLockFunctionNameFace">stock-ticker--parse</text:span><text:s/>(data)</text:p>
      <text:p text:style-name="OrgSrcBlock"><text:s/><text:s/><text:s/><text:s/><text:s/><text:s/><text:span text:style-name="OrgSrcFontLockDocFace">"Parse<text:s/>financial<text:s/>DATA<text:s/>into<text:s/>list<text:s/>of<text:s/>display<text:s/>strings."</text:span></text:p>
      <text:p text:style-name="OrgSrcBlock"><text:s/><text:s/><text:s/><text:s/><text:s/><text:s/>(<text:span text:style-name="OrgSrcFontLockKeywordFace">let</text:span><text:s/>((qs<text:s/>(assoc-default</text:p>
      <text:p text:style-name="OrgSrcBlock"><text:s/><text:s/><text:s/><text:s/><text:s/><text:s/><text:s/><text:s/><text:s/><text:s/><text:s/><text:s/><text:s/><text:s/><text:s/><text:s/><text:s/>'quote<text:s/>(assoc-default</text:p>
      <text:p text:style-name="OrgSrcBlock"><text:s/><text:s/><text:s/><text:s/><text:s/><text:s/><text:s/><text:s/><text:s/><text:s/><text:s/><text:s/><text:s/><text:s/><text:s/><text:s/><text:s/><text:s/><text:s/><text:s/><text:s/><text:s/><text:s/><text:s/><text:s/>'results<text:s/>(assoc-default<text:s/>'query<text:s/>data)))))</text:p>
      <text:p text:style-name="OrgSrcBlock"><text:s/><text:s/><text:s/><text:s/><text:s/><text:s/><text:s/><text:s/>(mapcar</text:p>
      <text:p text:style-name="OrgSrcBlock"><text:s/><text:s/><text:s/><text:s/><text:s/><text:s/><text:s/><text:s/><text:s/>(<text:span text:style-name="OrgSrcFontLockKeywordFace">lambda</text:span><text:s/>(q)</text:p>
      <text:p text:style-name="OrgSrcBlock"><text:s/><text:s/><text:s/><text:s/><text:s/><text:s/><text:s/><text:s/><text:s/><text:s/><text:s/>(<text:span text:style-name="OrgSrcFontLockKeywordFace">let</text:span><text:s/>((percent<text:s/>(assoc-default<text:s/>'PercentChange<text:s/>q))</text:p>
      <text:p text:style-name="OrgSrcBlock"><text:s/><text:s/><text:s/><text:s/><text:s/><text:s/><text:s/><text:s/><text:s/><text:s/><text:s/><text:s/><text:s/><text:s/><text:s/><text:s/><text:s/>(name<text:s/>(assoc-default<text:s/>'Name<text:s/>q))</text:p>
      <text:p text:style-name="OrgSrcBlock"><text:s/><text:s/><text:s/><text:s/><text:s/><text:s/><text:s/><text:s/><text:s/><text:s/><text:s/><text:s/><text:s/><text:s/><text:s/><text:s/><text:s/>(symbol<text:s/>(assoc-default<text:s/>'Symbol<text:s/>q))</text:p>
      <text:p text:style-name="OrgSrcBlock"><text:s/><text:s/><text:s/><text:s/><text:s/><text:s/><text:s/><text:s/><text:s/><text:s/><text:s/><text:s/><text:s/><text:s/><text:s/><text:s/><text:s/>(change<text:s/>(assoc-default<text:s/>'Change<text:s/>q)))</text:p>
      <text:p text:style-name="OrgSrcBlock"><text:s/><text:s/><text:s/><text:s/><text:s/><text:s/><text:s/><text:s/><text:s/><text:s/><text:s/><text:s/><text:s/>(format<text:s/><text:span text:style-name="OrgSrcFontLockStringFace">"<text:s/>%s:%s"</text:span></text:p>
      <text:p text:style-name="OrgSrcBlock"><text:s/><text:s/><text:s/><text:s/><text:s/><text:s/><text:s/><text:s/><text:s/><text:s/><text:s/><text:s/><text:s/><text:s/><text:s/><text:s/><text:s/><text:s/><text:s/><text:s/><text:s/>(substring</text:p>
      <text:p text:style-name="OrgSrcBlock"><text:s/><text:s/><text:s/><text:s/><text:s/><text:s/><text:s/><text:s/><text:s/><text:s/><text:s/><text:s/><text:s/><text:s/><text:s/><text:s/><text:s/><text:s/><text:s/><text:s/><text:s/><text:s/>(<text:span text:style-name="OrgSrcFontLockKeywordFace">if</text:span><text:s/>(<text:span text:style-name="OrgSrcFontLockKeywordFace">or</text:span></text:p>
      <text:p text:style-name="OrgSrcBlock"><text:s/><text:s/><text:s/><text:s/><text:s/><text:s/><text:s/><text:s/><text:s/><text:s/><text:s/><text:s/><text:s/><text:s/><text:s/><text:s/><text:s/><text:s/><text:s/><text:s/><text:s/><text:s/><text:s/><text:s/><text:s/><text:s/><text:s/>(string-match<text:s/><text:span text:style-name="OrgSrcFontLockStringFace">"="</text:span><text:s/>symbol)</text:p>
      <text:p text:style-name="OrgSrcBlock"><text:s/><text:s/><text:s/><text:s/><text:s/><text:s/><text:s/><text:s/><text:s/><text:s/><text:s/><text:s/><text:s/><text:s/><text:s/><text:s/><text:s/><text:s/><text:s/><text:s/><text:s/><text:s/><text:s/><text:s/><text:s/><text:s/><text:s/>(string-match<text:s/><text:span text:style-name="OrgSrcFontLockStringFace">"\\^"</text:span><text:s/>symbol))</text:p>
      <text:p text:style-name="OrgSrcBlock"><text:s/><text:s/><text:s/><text:s/><text:s/><text:s/><text:s/><text:s/><text:s/><text:s/><text:s/><text:s/><text:s/><text:s/><text:s/><text:s/><text:s/><text:s/><text:s/><text:s/><text:s/><text:s/><text:s/><text:s/><text:s/><text:s/>name<text:s/>symbol)<text:s/><text:span text:style-name="OrgSrcFontLockWarningFace">0<text:s/>3)</text:span></text:p>
      <text:p text:style-name="OrgSrcBlock"><text:s/><text:s/><text:s/><text:s/><text:s/><text:s/><text:s/><text:s/><text:s/><text:s/><text:s/><text:s/><text:s/><text:s/><text:s/><text:s/><text:s/><text:s/><text:s/><text:s/><text:s/>(<text:span text:style-name="OrgSrcFontLockKeywordFace">if</text:span><text:s/>percent<text:s/>percent<text:s/><text:span text:style-name="OrgSrcFontLockStringFace">""</text:span>))))</text:p>
      <text:p text:style-name="OrgSrcBlock"><text:s/><text:s/><text:s/><text:s/><text:s/><text:s/><text:s/><text:s/><text:s/>qs)))</text:p>
      <text:p text:style-name="OrgSrcBlock"><text:s/><text:s/><text:s/><text:s/>(<text:span text:style-name="OrgSrcFontLockKeywordFace">setq</text:span><text:s/>stock-ticker-display-interval<text:s/>5)</text:p>
      <text:p text:style-name="OrgSrcBlock"><text:s/><text:s/><text:s/><text:s/>(<text:span text:style-name="OrgSrcFontLockKeywordFace">setq</text:span><text:s/>stock-ticker-symbols<text:s/>'(<text:span text:style-name="OrgSrcFontLockStringFace">"^N225"</text:span><text:s/><text:span text:style-name="OrgSrcFontLockStringFace">"DOW"</text:span>))</text:p>
      <text:p text:style-name="OrgSrcBlock"><text:s/><text:s/><text:s/><text:s/>(<text:span text:style-name="OrgSrcFontLockKeywordFace">setq</text:span><text:s/>stock-ticker-update-interval<text:s/>300)</text:p>
      <text:p text:style-name="OrgSrcBlock"/>
      <text:p text:style-name="OrgSrcBlock"><text:s/><text:s/><text:s/><text:s/>(<text:span text:style-name="OrgSrcFontLockKeywordFace">defun</text:span><text:s/><text:span text:style-name="OrgSrcFontLockFunctionNameFace">my:activate-stock-ticker</text:span><text:s/>(<text:span text:style-name="OrgSrcFontLockTypeFace">&amp;optional</text:span><text:s/>duration)</text:p>
      <text:p text:style-name="OrgSrcBlock"><text:s/><text:s/><text:s/><text:s/><text:s/><text:s/><text:span text:style-name="OrgSrcFontLockDocFace">"Activate<text:s/>stock-ticker<text:s/>within<text:s/>the<text:s/>given<text:s/>duration."</text:span></text:p>
      <text:p text:style-name="OrgSrcBlock"><text:s/><text:s/><text:s/><text:s/><text:s/><text:s/>(stock-ticker-global-mode<text:s/>1)</text:p>
      <text:p text:style-name="OrgSrcBlock"><text:s/><text:s/><text:s/><text:s/><text:s/><text:s/>(<text:span text:style-name="OrgSrcFontLockKeywordFace">unless</text:span><text:s/>(numberp<text:s/>duration)</text:p>
      <text:p text:style-name="OrgSrcBlock"><text:s/><text:s/><text:s/><text:s/><text:s/><text:s/><text:s/><text:s/>(<text:span text:style-name="OrgSrcFontLockKeywordFace">setq</text:span><text:s/>duration<text:s/>90))</text:p>
      <text:p text:style-name="OrgSrcBlock"><text:s/><text:s/><text:s/><text:s/><text:s/><text:s/>(run-with-timer<text:s/>duration<text:s/>nil<text:s/>'stock-ticker-global-mode<text:s/>-1)))</text:p>
      <text:p text:style-name="OrgSrcBlock"/>
      <text:p text:style-name="OrgSrcBlockLastLine"><text:s/><text:s/>(add-hook<text:s/>'focus-in-hook<text:s/>'my:activate-stock-ticker))</text:p>
      <text:h text:style-name="Heading_20_2" text:outline-level="2" text:is-list-header="false">
<text:bookmark-start text:name="OrgXref.orga5dbd68"/>
<text:bookmark text:name="orga5dbd68"/>[mode-icons] 使用中のモード表示をアイコンで代替
<text:bookmark-end text:name="OrgXref.orga5dbd68"/></text:h>
      <text:p text:style-name="Text_20_body">しばらく使ってみたが，統一感が失われるので使用停止中．<text:line-break/></text:p>
      <text:p text:style-name="OrgSrcBlock">(<text:span text:style-name="OrgSrcFontLockKeywordFace">when</text:span><text:s/>(<text:span text:style-name="OrgSrcFontLockKeywordFace">require</text:span><text:s/>'<text:span text:style-name="OrgSrcFontLockConstantFace">mode-icons</text:span><text:s/>nil<text:s/>t)</text:p>
      <text:p text:style-name="OrgSrcBlock"><text:s/><text:s/><text:span text:style-name="OrgSrcFontLockCommentDelimiterFace">;;<text:s/></text:span><text:span text:style-name="OrgSrcFontLockCommentFace">アイコンを保存しているディレクトリを指定</text:span></text:p>
      <text:p text:style-name="OrgSrcBlock"><text:s/><text:s/>(<text:span text:style-name="OrgSrcFontLockKeywordFace">setq</text:span><text:s/>mode-icons--directory</text:p>
      <text:p text:style-name="OrgSrcBlock"><text:s/><text:s/><text:s/><text:s/><text:s/><text:s/><text:s/><text:s/>(expand-file-name<text:s/><text:span text:style-name="OrgSrcFontLockStringFace">"~/.emacs.d/.cask/package/icons"</text:span>))</text:p>
      <text:p text:style-name="OrgSrcBlockLastLine"><text:s/><text:s/>(mode-icons-mode<text:s/>1))</text:p>
      <text:h text:style-name="Heading_20_2" text:outline-level="2" text:is-list-header="false">
<text:bookmark-start text:name="OrgXref.orgf2c58da"/>
<text:bookmark text:name="orgf2c58da"/>[highlight-symbol] 同じ名前のシンボルをハイライトする
<text:bookmark-end text:name="OrgXref.orgf2c58da"/></text:h>
      <text:p text:style-name="Text_20_body">一定時間が過ぎると，カーソル下のワードをバッファ内で検索し，ハイライトしてくれる．殺風景なバッファに動きが出て良い．また， <text:span text:style-name="OrgCode">highlight-symbol-nav-mode</text:span> を使うと，シンボル間を <text:span text:style-name="OrgCode">M-n/M-p</text:span> で移動できるので，毎度検索しなくてよい．<text:line-break/></text:p>
      <text:p text:style-name="OrgSrcBlock">(<text:span text:style-name="OrgSrcFontLockKeywordFace">when</text:span><text:s/>(autoload-if-found</text:p>
      <text:p text:style-name="OrgSrcBlock"><text:s/><text:s/><text:s/><text:s/><text:s/><text:s/><text:s/>'(highlight-symbol-mode<text:s/>highlight-symbol-nav-mode)</text:p>
      <text:p text:style-name="OrgSrcBlock"><text:s/><text:s/><text:s/><text:s/><text:s/><text:s/><text:s/><text:span text:style-name="OrgSrcFontLockStringFace">"highlight-symbol"</text:span><text:s/>nil<text:s/>t)</text:p>
      <text:p text:style-name="OrgSrcBlock"/>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highlight-symbol</text:span><text:s/>nil<text:s/>t))</text:p>
      <text:p text:style-name="OrgSrcBlock"/>
      <text:p text:style-name="OrgSrcBlock"><text:s/><text:s/>(<text:span text:style-name="OrgSrcFontLockKeywordFace">with-eval-after-load</text:span><text:s/><text:span text:style-name="OrgSrcFontLockStringFace">"highlight-symbol"</text:span></text:p>
      <text:p text:style-name="OrgSrcBlock"><text:s/><text:s/><text:s/><text:s/>(<text:span text:style-name="OrgSrcFontLockKeywordFace">setq</text:span><text:s/>highlight-symbol-idle-delay<text:s/>0.5))</text:p>
      <text:p text:style-name="OrgSrcBlock"/>
      <text:p text:style-name="OrgSrcBlock"><text:s/><text:s/>(<text:span text:style-name="OrgSrcFontLockKeywordFace">dolist</text:span><text:s/>(hook<text:s/>'(emacs-lisp-mode-hook<text:s/>c-mode-common-hook<text:s/>prog-mode-hook))</text:p>
      <text:p text:style-name="OrgSrcBlockLastLine"><text:s/><text:s/><text:s/><text:s/>(add-hook<text:s/>hook<text:s/>'highlight-symbol-mode)))</text:p>
      <text:h text:style-name="Heading_20_2" text:outline-level="2" text:is-list-header="false">
<text:bookmark-start text:name="OrgXref.orgb1d40b3"/>
<text:bookmark text:name="orgb1d40b3"/>[all-the-icons-dired] フォントを使ったアイコンを表示
<text:bookmark-end text:name="OrgXref.orgb1d40b3"/></text:h>
      <text:p text:style-name="Text_20_body"><text:span text:style-name="OrgCode">dired</text:span> と <text:span text:style-name="OrgCode">neotree</text:span> で，ファイルのアイコンを表示します． <text:span text:style-name="OrgCode">all-the-icons</text:span> をインストール後に， <text:span text:style-name="OrgCode">M-x all-the-icons-install-fonts</text:span> を忘れずに実行する必要があります． <text:span text:style-name="OrgCode">neotree</text:span> の設定は別セクションに記載しています．<text:line-break/></text:p>
      <text:p text:style-name="OrgSrcBlock">(<text:span text:style-name="OrgSrcFontLockKeywordFace">when</text:span><text:s/>(autoload-if-found</text:p>
      <text:p text:style-name="OrgSrcBlock"><text:s/><text:s/><text:s/><text:s/><text:s/><text:s/><text:s/>'(all-the-icons-dired-mode)</text:p>
      <text:p text:style-name="OrgSrcBlock"><text:s/><text:s/><text:s/><text:s/><text:s/><text:s/><text:s/><text:span text:style-name="OrgSrcFontLockStringFace">"all-the-icons-dired"</text:span><text:s/>nil<text:s/>t)</text:p>
      <text:p text:style-name="OrgSrcBlock"/>
      <text:p text:style-name="OrgSrcBlockLastLine"><text:s/><text:s/>(add-hook<text:s/>'dired-mode-hook<text:s/>'all-the-icons-dired-mode))</text:p>
      <text:h text:style-name="Heading_20_1" text:outline-level="1" text:is-list-header="false">
<text:bookmark-start text:name="OrgXref.ID-EA136A60-1E4C-4B30-B8DC-EBD48D64DAF4"/>
<text:bookmark text:name="ID-EA136A60-1E4C-4B30-B8DC-EBD48D64DAF4"/>
<text:bookmark-end text:name="OrgXref.ID-EA136A60-1E4C-4B30-B8DC-EBD48D64DAF4"/>
<text:bookmark-start text:name="OrgXref.orgad20ad5"/>
<text:bookmark text:name="orgad20ad5"/>メディアサポート
<text:bookmark-end text:name="OrgXref.orgad20ad5"/></text:h>
      <text:h text:style-name="Heading_20_2" text:outline-level="2" text:is-list-header="false">
<text:bookmark-start text:name="OrgXref.org14ce525"/>
<text:bookmark text:name="org14ce525"/>[bongo.el] Emacsのバッファで音楽ライブラリを管理する
<text:bookmark-end text:name="OrgXref.org14ce525"/></text:h>
      <text:p text:style-name="Text_20_body"><text:a xlink:type="simple" xlink:href="https://pxaka.tokyo/wiki/doku.php?id=emacs">iTunes の代わりに Emacs を使う</text:a><text:line-break/></text:p>
      <text:p text:style-name="Text_20_body">autoload を設定すると， <text:span text:style-name="OrgCode">*.bango-playlist</text:span> や <text:span text:style-name="OrgCode">*.bongo-library</text:span> から起動できないので，明示的に require している．なお，bongo-mplayer を使う場合，bongo を先にrequireするとうまく動作しない（bongo.el の最後で，bongo-mplayer が provide されているからだと思われる）．<text:line-break/></text:p>
      <text:p text:style-name="Text_20_body">以下の設定では，autoload で使いつつ，=M-x init-bongo= でプレイリストを読み込んでいる．これならば，Emacs起動時は軽量で，かつ，プレイリストの訪問で Bongo を開始できる．<text:line-break/></text:p>
      <text:p text:style-name="OrgSrcBlock">(<text:span text:style-name="OrgSrcFontLockKeywordFace">when</text:span><text:s/>(autoload-if-found</text:p>
      <text:p text:style-name="OrgSrcBlock"><text:s/><text:s/><text:s/><text:s/><text:s/><text:s/><text:s/>'(bongo)</text:p>
      <text:p text:style-name="OrgSrcBlock"><text:s/><text:s/><text:s/><text:s/><text:s/><text:s/><text:s/><text:span text:style-name="OrgSrcFontLockStringFace">"bongo-mplayer"</text:span><text:s/>nil<text:s/>t)</text:p>
      <text:p text:style-name="OrgSrcBlock"/>
      <text:p text:style-name="OrgSrcBlock"><text:s/><text:s/>(<text:span text:style-name="OrgSrcFontLockKeywordFace">with-eval-after-load</text:span><text:s/><text:span text:style-name="OrgSrcFontLockStringFace">"bongo-mplayer"</text:span></text:p>
      <text:p text:style-name="OrgSrcBlock"><text:s/><text:s/><text:s/><text:s/>(<text:span text:style-name="OrgSrcFontLockKeywordFace">defun</text:span><text:s/><text:span text:style-name="OrgSrcFontLockFunctionNameFace">init-bongo</text:span><text:s/>()</text:p>
      <text:p text:style-name="OrgSrcBlock"><text:s/><text:s/><text:s/><text:s/><text:s/><text:s/>(<text:span text:style-name="OrgSrcFontLockKeywordFace">interactive</text:span>)</text:p>
      <text:p text:style-name="OrgSrcBlock"><text:s/><text:s/><text:s/><text:s/><text:s/><text:s/>(bongo)</text:p>
      <text:p text:style-name="OrgSrcBlock"><text:s/><text:s/><text:s/><text:s/><text:s/><text:s/>(find-file<text:s/><text:span text:style-name="OrgSrcFontLockStringFace">"~/Desktop/next/Tidy/hoge.bongo-playlist"</text:span>))</text:p>
      <text:p text:style-name="OrgSrcBlock"/>
      <text:p text:style-name="OrgSrcBlock"><text:s/><text:s/><text:s/><text:s/><text:span text:style-name="OrgSrcFontLockCommentDelimiterFace">;;<text:s/></text:span><text:span text:style-name="OrgSrcFontLockCommentFace">Volume<text:s/>control</text:span></text:p>
      <text:p text:style-name="OrgSrcBlock"><text:s/><text:s/><text:s/><text:s/><text:span text:style-name="OrgSrcFontLockCommentDelimiterFace">;;<text:s/><text:s/><text:s/><text:s/><text:s/><text:s/><text:s/><text:s/><text:s/></text:span><text:span text:style-name="OrgSrcFontLockCommentFace">(require<text:s/>volume.el<text:s/>nil<text:s/>t)</text:span></text:p>
      <text:p text:style-name="OrgSrcBlock"><text:s/><text:s/><text:s/><text:s/>(<text:span text:style-name="OrgSrcFontLockKeywordFace">setq</text:span><text:s/>bongo-mplayer-extra-arguments<text:s/>'(<text:span text:style-name="OrgSrcFontLockStringFace">"-volume"</text:span><text:s/><text:span text:style-name="OrgSrcFontLockStringFace">"1"</text:span>))</text:p>
      <text:p text:style-name="OrgSrcBlock"><text:s/><text:s/><text:s/><text:s/><text:span text:style-name="OrgSrcFontLockCommentDelimiterFace">;;<text:s/></text:span><text:span text:style-name="OrgSrcFontLockCommentFace">Avoid<text:s/>error<text:s/>when<text:s/>editing<text:s/>bongo<text:s/>buffers</text:span></text:p>
      <text:p text:style-name="OrgSrcBlock"><text:s/><text:s/><text:s/><text:s/>(<text:span text:style-name="OrgSrcFontLockKeywordFace">setq</text:span><text:s/>yank-excluded-properties<text:s/>nil)</text:p>
      <text:p text:style-name="OrgSrcBlock"><text:s/><text:s/><text:s/><text:s/><text:span text:style-name="OrgSrcFontLockCommentDelimiterFace">;;<text:s/></text:span><text:span text:style-name="OrgSrcFontLockCommentFace">Use<text:s/>mplayer</text:span></text:p>
      <text:p text:style-name="OrgSrcBlockLastLine"><text:s/><text:s/><text:s/><text:s/>(<text:span text:style-name="OrgSrcFontLockKeywordFace">setq</text:span><text:s/>bongo-enabled-backends<text:s/>'(mplayer))))</text:p>
      <text:p text:style-name="Text_20_body">org-player.el を使えば，org-mode のバッファから Bongo を操作できる．<text:line-break/></text:p>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player</text:span><text:s/>nil<text:s/>t))</text:p>
      <text:p text:style-name="Text_20_body">音量コントロールには，<text:a xlink:type="simple" xlink:href="https://github.com/dbrock/volume-el">volume.el</text:a>が必要です．設定がうまくいかないので保留中<text:line-break/></text:p>
      <text:p text:style-name="OrgSrcBlockLastLine">(autoload<text:s/>'volume<text:s/><text:span text:style-name="OrgSrcFontLockStringFace">"volume"</text:span><text:s/><text:span text:style-name="OrgSrcFontLockDocFace">"Tweak<text:s/>your<text:s/>sound<text:s/>card<text:s/>volume."</text:span><text:s/>t)</text:p>
      <text:h text:style-name="Heading_20_2" text:outline-level="2" text:is-list-header="false">
<text:bookmark-start text:name="OrgXref.org09ebf26"/>
<text:bookmark text:name="org09ebf26"/>[GoogleMaps.el] GoogleMaps を Emacs 内で使う
<text:bookmark-end text:name="OrgXref.org09ebf26"/></text:h>
      <text:p text:style-name="Text_20_body"><text:a xlink:type="simple" xlink:href="http://julien.danjou.info/software/google-maps.el">http://julien.danjou.info/software/google-maps.el</text:a><text:line-break/></text:p>
      <text:p text:style-name="Text_20_body"><text:span text:style-name="OrgCode">M-x google-maps</text:span> で起動します．<text:line-break/></text:p>
      <text:p text:style-name="OrgSrcBlock">(<text:span text:style-name="OrgSrcFontLockKeywordFace">when</text:span><text:s/>(autoload-if-found</text:p>
      <text:p text:style-name="OrgSrcBlock"><text:s/><text:s/><text:s/><text:s/><text:s/><text:s/><text:s/>'(google-maps)</text:p>
      <text:p text:style-name="OrgSrcBlock"><text:s/><text:s/><text:s/><text:s/><text:s/><text:s/><text:s/><text:span text:style-name="OrgSrcFontLockStringFace">"google-maps"</text:span><text:s/>nil<text:s/>t)</text:p>
      <text:p text:style-name="OrgSrcBlock"/>
      <text:p text:style-name="OrgSrcBlock"><text:s/><text:s/>(<text:span text:style-name="OrgSrcFontLockKeywordFace">with-eval-after-load</text:span><text:s/><text:span text:style-name="OrgSrcFontLockStringFace">"google-maps"</text:span></text:p>
      <text:p text:style-name="OrgSrcBlockLastLine"><text:s/><text:s/><text:s/><text:s/>(<text:span text:style-name="OrgSrcFontLockKeywordFace">require</text:span><text:s/>'<text:span text:style-name="OrgSrcFontLockConstantFace">org-location-google-maps</text:span><text:s/>nil<text:s/>t)))</text:p>
      <text:p text:style-name="Text_20_body"><text:span text:style-name="OrgCode">+/-</text:span> でズーム， <text:span text:style-name="OrgCode">矢印</text:span> で移動， <text:span text:style-name="OrgCode">q</text:span> で終了します．また， <text:span text:style-name="OrgCode">w</text:span> でURLを取得してコピー， <text:span text:style-name="OrgCode">t</text:span> で地図の種別を変更できます．<text:line-break/></text:p>
      <text:p text:style-name="Text_20_body">Org-mode を使っている場合には， <text:span text:style-name="OrgCode">C-c M-L</text:span> で表示されるプロンプトで検索すると，プロパティにそのキーワードが記録されます．後から <text:span text:style-name="OrgCode">C-c M-l</text:span> すれば，いつでも地図を表示できるようになります．<text:line-break/></text:p>
      <text:h text:style-name="Heading_20_2" text:outline-level="2" text:is-list-header="false">
<text:bookmark-start text:name="OrgXref.org13dd048"/>
<text:bookmark text:name="org13dd048"/>[org-google-weather.el] org-agenda に天気を表示する
<text:bookmark-end text:name="OrgXref.org13dd048"/></text:h>
      <text:p text:style-name="Text_20_body">残念ながら Google API が変更になり動かなくなったそうです．<text:line-break/></text:p>
      <text:p text:style-name="Text_20_body"><text:a xlink:type="simple" xlink:href="http://julien.danjou.info/software/google-weather.el">http://julien.danjou.info/software/google-weather.el</text:a><text:line-break/></text:p>
      <text:p text:style-name="OrgSrcBlock">(<text:span text:style-name="OrgSrcFontLockKeywordFace">require</text:span><text:s/>'<text:span text:style-name="OrgSrcFontLockConstantFace">google-weather</text:span><text:s/>nil<text:s/>t)</text:p>
      <text:p text:style-name="OrgSrcBlock">(<text:span text:style-name="OrgSrcFontLockKeywordFace">when</text:span><text:s/>(<text:span text:style-name="OrgSrcFontLockKeywordFace">require</text:span><text:s/>'<text:span text:style-name="OrgSrcFontLockConstantFace">org-google-weather</text:span><text:s/>nil<text:s/>t)</text:p>
      <text:p text:style-name="OrgSrcBlockLastLine"><text:s/><text:s/>'(org-google-weather-use-google-icons<text:s/>t))</text:p>
      <text:h text:style-name="Heading_20_2" text:outline-level="2" text:is-list-header="false">
<text:bookmark-start text:name="OrgXref.orgaf0a47c"/>
<text:bookmark text:name="orgaf0a47c"/>[japanlaw.el] Emacs 電子六法
<text:bookmark-end text:name="OrgXref.orgaf0a47c"/></text:h>
      <text:p text:style-name="Text_20_body">Emacs で総務省の「<text:a xlink:type="simple" xlink:href="http://law.e-gov.go.jp/">法令データ提供システム</text:a>」に登録された法令データを閲覧します． <text:span text:style-name="OrgCode">w3m</text:span> が必要です．<text:line-break/></text:p>
      <text:list text:style-name="OrgBulletedList" text:continue-numbering="false">
        <text:list-item>
          <text:p text:style-name="Text_20_body"><text:a xlink:type="simple" xlink:href="http://www.ne.jp/asahi/alpha/kazu/laws.html">Emacs 電子六法</text:a><text:line-break/></text:p>
        </text:list-item>
        <text:list-item>
          <text:p text:style-name="Text_20_body"><text:a xlink:type="simple" xlink:href="https://github.com/mhayashi1120/japanlaw.el">mhayashi1120/japanlaw.el: Emacs 電子六法</text:a><text:line-break/></text:p>
        </text:list-item>
      </text:list>
      <text:p text:style-name="OrgSrcBlock">(<text:span text:style-name="OrgSrcFontLockKeywordFace">if</text:span><text:s/>(executable-find<text:s/><text:span text:style-name="OrgSrcFontLockStringFace">"w3m"</text:span>)</text:p>
      <text:p text:style-name="OrgSrcBlock"><text:s/><text:s/><text:s/><text:s/>(autoload-if-found</text:p>
      <text:p text:style-name="OrgSrcBlock"><text:s/><text:s/><text:s/><text:s/><text:s/>'(japanlaw)</text:p>
      <text:p text:style-name="OrgSrcBlock"><text:s/><text:s/><text:s/><text:s/><text:s/><text:span text:style-name="OrgSrcFontLockStringFace">"japanlaw"</text:span><text:s/>nil<text:s/>t)</text:p>
      <text:p text:style-name="OrgSrcBlock"/>
      <text:p text:style-name="OrgSrcBlockLastLine"><text:s/><text:s/>(message<text:s/><text:span text:style-name="OrgSrcFontLockStringFace">"---<text:s/>w3m<text:s/>is<text:s/>NOT<text:s/>installed."</text:span>))</text:p>
      <text:h text:style-name="Heading_20_2" text:outline-level="2" text:is-list-header="false">
<text:bookmark-start text:name="OrgXref.org13f30da"/>
<text:bookmark text:name="org13f30da"/>[sunshine.el] 天気を知る
<text:bookmark-end text:name="OrgXref.org13f30da"/></text:h>
      <text:list text:style-name="OrgBulletedList" text:continue-numbering="false">
        <text:list-item>
          <text:p text:style-name="Text_20_body"><text:a xlink:type="simple" xlink:href="https://openweathermap.org/">https://openweathermap.org/</text:a> にアカウントを作り，APIを呼び出すための専用IDを発行する必要があります．取得した idを， <text:span text:style-name="OrgCode">sunshine-appid</text:span> に格納し， <text:span text:style-name="OrgCode">sunshine-location</text:span> で対象地域を設定すれば， <text:span text:style-name="OrgCode">M-x sunshine-forecast</text:span> で天気が表示されます． <text:span text:style-name="OrgCode">M-x sunshine-quick-format</text:span> を使うと，結果がミニバッファに表示されます．<text:line-break/></text:p>
        </text:list-item>
      </text:list>
      <text:p text:style-name="OrgSrcBlock">(<text:span text:style-name="OrgSrcFontLockKeywordFace">when</text:span><text:s/>(autoload-if-found</text:p>
      <text:p text:style-name="OrgSrcBlock"><text:s/><text:s/><text:s/><text:s/><text:s/><text:s/><text:s/>'(sunshine-forecast<text:s/>sunshine-quick-forecast)</text:p>
      <text:p text:style-name="OrgSrcBlock"><text:s/><text:s/><text:s/><text:s/><text:s/><text:s/><text:s/><text:span text:style-name="OrgSrcFontLockStringFace">"sunshine"</text:span><text:s/>nil<text:s/>t)</text:p>
      <text:p text:style-name="OrgSrcBlock"/>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sunshine</text:span>))</text:p>
      <text:p text:style-name="OrgSrcBlock"/>
      <text:p text:style-name="OrgSrcBlock"><text:s/><text:s/>(<text:span text:style-name="OrgSrcFontLockKeywordFace">with-eval-after-load</text:span><text:s/><text:span text:style-name="OrgSrcFontLockStringFace">"sunshine"</text:span></text:p>
      <text:p text:style-name="OrgSrcBlock"><text:s/><text:s/><text:s/><text:s/><text:span text:style-name="OrgSrcFontLockCommentDelimiterFace">;;<text:s/></text:span><text:span text:style-name="OrgSrcFontLockCommentFace">(setq<text:s/>sunshine-location<text:s/>"Tokyo,<text:s/>Japan")</text:span></text:p>
      <text:p text:style-name="OrgSrcBlock"><text:s/><text:s/><text:s/><text:s/><text:span text:style-name="OrgSrcFontLockCommentDelimiterFace">;;<text:s/></text:span><text:span text:style-name="OrgSrcFontLockCommentFace">(setq<text:s/>sunshine-appid<text:s/>"................................")</text:span></text:p>
      <text:p text:style-name="OrgSrcBlock"><text:s/><text:s/><text:s/><text:s/>(<text:span text:style-name="OrgSrcFontLockKeywordFace">setq</text:span><text:s/>sunshine-show-icons<text:s/>t)</text:p>
      <text:p text:style-name="OrgSrcBlockLastLine"><text:s/><text:s/><text:s/><text:s/>(<text:span text:style-name="OrgSrcFontLockKeywordFace">setq</text:span><text:s/>sunshine-units<text:s/>'metric)))</text:p>
      <text:h text:style-name="Heading_20_1" text:outline-level="1" text:is-list-header="false">
<text:bookmark-start text:name="OrgXref.ID-EEAD6DA7-2E2A-4898-AD4D-4D7795A476CF"/>
<text:bookmark text:name="ID-EEAD6DA7-2E2A-4898-AD4D-4D7795A476CF"/>
<text:bookmark-end text:name="OrgXref.ID-EEAD6DA7-2E2A-4898-AD4D-4D7795A476CF"/>
<text:bookmark-start text:name="OrgXref.orgbae22fc"/>
<text:bookmark text:name="orgbae22fc"/>履歴／ファイル管理
<text:bookmark-end text:name="OrgXref.orgbae22fc"/></text:h>
      <text:h text:style-name="Heading_20_2" text:outline-level="2" text:is-list-header="false">
<text:bookmark-start text:name="OrgXref.org946d4aa"/>
<text:bookmark text:name="org946d4aa"/>[dired] ファイラのサポートツール
<text:bookmark-end text:name="OrgXref.org946d4aa"/></text:h>
      <text:p text:style-name="Text_20_body"><text:span text:style-name="OrgCode">dired.el</text:span> をリッチに使うツール群．<text:line-break/></text:p>
      <text:p text:style-name="OrgSrcBlock">(<text:span text:style-name="OrgSrcFontLockKeywordFace">with-eval-after-load</text:span><text:s/><text:span text:style-name="OrgSrcFontLockStringFace">"dired"</text:span></text:p>
      <text:p text:style-name="OrgSrcBlock"><text:s/><text:s/>(<text:span text:style-name="OrgSrcFontLockKeywordFace">when</text:span><text:s/>(<text:span text:style-name="OrgSrcFontLockKeywordFace">require</text:span><text:s/>'<text:span text:style-name="OrgSrcFontLockConstantFace">gited</text:span><text:s/>nil<text:s/>t)</text:p>
      <text:p text:style-name="OrgSrcBlock"><text:s/><text:s/><text:s/><text:s/>(define-key<text:s/>dired-mode-map<text:s/>(kbd<text:s/><text:span text:style-name="OrgSrcFontLockStringFace">"C-x<text:s/>C-g"</text:span>)<text:s/>'gited-list-branches))</text:p>
      <text:p text:style-name="OrgSrcBlock"><text:s/><text:s/><text:span text:style-name="OrgSrcFontLockCommentDelimiterFace">;;<text:s/></text:span><text:span text:style-name="OrgSrcFontLockCommentFace">https://github.com/Fuco1/dired-hacks</text:span></text:p>
      <text:p text:style-name="OrgSrcBlock"/>
      <text:p text:style-name="OrgSrcBlock"><text:s/><text:s/>(<text:span text:style-name="OrgSrcFontLockKeywordFace">when</text:span><text:s/>(<text:span text:style-name="OrgSrcFontLockKeywordFace">require</text:span><text:s/>'<text:span text:style-name="OrgSrcFontLockConstantFace">dired-narrow</text:span><text:s/>nil<text:s/>t)</text:p>
      <text:p text:style-name="OrgSrcBlock"><text:s/><text:s/><text:s/><text:s/>(define-key<text:s/>dired-mode-map<text:s/>(kbd<text:s/><text:span text:style-name="OrgSrcFontLockStringFace">"/"</text:span>)<text:s/>'dired-narrow))</text:p>
      <text:p text:style-name="OrgSrcBlock"/>
      <text:p text:style-name="OrgSrcBlockLastLine"><text:s/><text:s/>(<text:span text:style-name="OrgSrcFontLockKeywordFace">require</text:span><text:s/>'<text:span text:style-name="OrgSrcFontLockConstantFace">dired-du</text:span><text:s/>nil<text:s/>t))</text:p>
      <text:h text:style-name="Heading_20_2" text:outline-level="2" text:is-list-header="false">
<text:bookmark-start text:name="OrgXref.orgb1747e4"/>
<text:bookmark text:name="orgb1747e4"/>Undoバッファを無限に取る
<text:bookmark-end text:name="OrgXref.orgb1747e4"/></text:h>
      <text:p text:style-name="OrgSrcBlockLastLine">(<text:span text:style-name="OrgSrcFontLockKeywordFace">setq</text:span><text:s/>undo-outer-limit<text:s/>nil)</text:p>
      <text:h text:style-name="Heading_20_2" text:outline-level="2" text:is-list-header="false">
<text:bookmark-start text:name="OrgXref.org66ebcd9"/>
<text:bookmark text:name="org66ebcd9"/>[undo-tree] 編集履歴をわかりやすくたどる
<text:bookmark-end text:name="OrgXref.org66ebcd9"/></text:h>
      <text:p text:style-name="Text_20_body">Undoのツリーが表示され，履歴をたどれます． <text:span text:style-name="OrgCode">C-x u</text:span> と <text:span text:style-name="OrgCode">q</text:span> に対して，フレームサイズの変更を紐付けています．また， <text:span text:style-name="OrgCode">auto-save-buffers</text:span> が org-files をどんどん保存して記録してしまうので，ツリーを選んでいる時に auto-save-buffers が発動するのを別途抑制しています．加えて， <text:span text:style-name="OrgCode">org-tree-slide</text:span> でナローイングしていると，タイムスタンプが記録される時に履歴が辿れなくなるので， <text:span text:style-name="OrgCode">org-tree-slide</text:span> が有効の時は，タイムスタンプを押させないように別途制限を加えています．<text:line-break/></text:p>
      <text:p text:style-name="OrgSrcBlock">(<text:span text:style-name="OrgSrcFontLockKeywordFace">when</text:span><text:s/>(autoload-if-found</text:p>
      <text:p text:style-name="OrgSrcBlock"><text:s/><text:s/><text:s/><text:s/><text:s/><text:s/><text:s/>'(my:undo-tree-visualize)</text:p>
      <text:p text:style-name="OrgSrcBlock"><text:s/><text:s/><text:s/><text:s/><text:s/><text:s/><text:s/><text:span text:style-name="OrgSrcFontLockStringFace">"undo-tree"</text:span><text:s/>nil<text:s/>t)</text:p>
      <text:p text:style-name="OrgSrcBlock"/>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moom</text:span><text:s/>nil<text:s/>t)</text:p>
      <text:p text:style-name="OrgSrcBlock"><text:s/><text:s/><text:s/><text:s/>(<text:span text:style-name="OrgSrcFontLockKeywordFace">require</text:span><text:s/>'<text:span text:style-name="OrgSrcFontLockConstantFace">undo-tree</text:span><text:s/>nil<text:s/>t))</text:p>
      <text:p text:style-name="OrgSrcBlock"/>
      <text:p text:style-name="OrgSrcBlock"><text:s/><text:s/>(<text:span text:style-name="OrgSrcFontLockKeywordFace">with-eval-after-load</text:span><text:s/><text:span text:style-name="OrgSrcFontLockStringFace">"undo-tree"</text:span></text:p>
      <text:p text:style-name="OrgSrcBlock"><text:s/><text:s/><text:s/><text:s/>(global-undo-tree-mode)</text:p>
      <text:p text:style-name="OrgSrcBlock"><text:s/><text:s/><text:s/><text:s/>(<text:span text:style-name="OrgSrcFontLockKeywordFace">defvar</text:span><text:s/><text:span text:style-name="OrgSrcFontLockVariableNameFace">undo-tree-active</text:span><text:s/>nil)</text:p>
      <text:p text:style-name="OrgSrcBlock"><text:s/><text:s/><text:s/><text:s/>(<text:span text:style-name="OrgSrcFontLockKeywordFace">setq</text:span><text:s/>undo-tree-mode-lighter<text:s/>nil)<text:s/><text:span text:style-name="OrgSrcFontLockCommentDelimiterFace">;;<text:s/></text:span><text:span text:style-name="OrgSrcFontLockCommentFace">モードライン領域を節約</text:span></text:p>
      <text:p text:style-name="OrgSrcBlock"><text:s/><text:s/><text:s/><text:s/>(<text:span text:style-name="OrgSrcFontLockKeywordFace">defun</text:span><text:s/><text:span text:style-name="OrgSrcFontLockFunctionNameFace">my:undo-tree-visualizer-quit</text:span><text:s/>()</text:p>
      <text:p text:style-name="OrgSrcBlock"><text:s/><text:s/><text:s/><text:s/><text:s/><text:s/>(<text:span text:style-name="OrgSrcFontLockKeywordFace">interactive</text:span>)</text:p>
      <text:p text:style-name="OrgSrcBlock"><text:s/><text:s/><text:s/><text:s/><text:s/><text:s/>(undo-tree-visualizer-quit)</text:p>
      <text:p text:style-name="OrgSrcBlock"><text:s/><text:s/><text:s/><text:s/><text:s/><text:s/>(delete-window)</text:p>
      <text:p text:style-name="OrgSrcBlock"><text:s/><text:s/><text:s/><text:s/><text:s/><text:s/>(<text:span text:style-name="OrgSrcFontLockKeywordFace">when</text:span><text:s/>undo-tree-active</text:p>
      <text:p text:style-name="OrgSrcBlock"><text:s/><text:s/><text:s/><text:s/><text:s/><text:s/><text:s/><text:s/>(set-frame-width<text:s/>(selected-frame)</text:p>
      <text:p text:style-name="OrgSrcBlock"><text:s/><text:s/><text:s/><text:s/><text:s/><text:s/><text:s/><text:s/><text:s/><text:s/><text:s/><text:s/><text:s/><text:s/><text:s/><text:s/><text:s/><text:s/><text:s/><text:s/><text:s/><text:s/><text:s/><text:s/><text:s/>(-<text:s/>(frame-width)<text:s/>63))</text:p>
      <text:p text:style-name="OrgSrcBlock"><text:s/><text:s/><text:s/><text:s/><text:s/><text:s/><text:s/><text:s/>(<text:span text:style-name="OrgSrcFontLockKeywordFace">setq</text:span><text:s/>undo-tree-active<text:s/>nil))</text:p>
      <text:p text:style-name="OrgSrcBlock"><text:s/><text:s/><text:s/><text:s/><text:s/><text:s/>(<text:span text:style-name="OrgSrcFontLockKeywordFace">when</text:span><text:s/>(&lt;<text:s/>(frame-width)<text:s/>moom--target-frame-width)</text:p>
      <text:p text:style-name="OrgSrcBlock"><text:s/><text:s/><text:s/><text:s/><text:s/><text:s/><text:s/><text:s/>(set-frame-width<text:s/>(selected-frame)<text:s/>moom--target-frame-width)))</text:p>
      <text:p text:style-name="OrgSrcBlock"><text:s/><text:s/><text:s/><text:s/>(<text:span text:style-name="OrgSrcFontLockKeywordFace">defun</text:span><text:s/><text:span text:style-name="OrgSrcFontLockFunctionNameFace">my:undo-tree-visualize</text:span><text:s/>()</text:p>
      <text:p text:style-name="OrgSrcBlock"><text:s/><text:s/><text:s/><text:s/><text:s/><text:s/>(<text:span text:style-name="OrgSrcFontLockKeywordFace">interactive</text:span>)</text:p>
      <text:p text:style-name="OrgSrcBlock"><text:s/><text:s/><text:s/><text:s/><text:s/><text:s/>(<text:span text:style-name="OrgSrcFontLockKeywordFace">when</text:span><text:s/>(<text:span text:style-name="OrgSrcFontLockKeywordFace">and</text:span><text:s/>(not<text:s/>undo-tree-active)<text:s/>(not<text:s/>(eq<text:s/>buffer-undo-list<text:s/>t)))</text:p>
      <text:p text:style-name="OrgSrcBlock"><text:s/><text:s/><text:s/><text:s/><text:s/><text:s/><text:s/><text:s/>(set-frame-width<text:s/>(selected-frame)</text:p>
      <text:p text:style-name="OrgSrcBlock"><text:s/><text:s/><text:s/><text:s/><text:s/><text:s/><text:s/><text:s/><text:s/><text:s/><text:s/><text:s/><text:s/><text:s/><text:s/><text:s/><text:s/><text:s/><text:s/><text:s/><text:s/><text:s/><text:s/><text:s/><text:s/>(+<text:s/>(frame-width)<text:s/>63))</text:p>
      <text:p text:style-name="OrgSrcBlock"><text:s/><text:s/><text:s/><text:s/><text:s/><text:s/><text:s/><text:s/>(<text:span text:style-name="OrgSrcFontLockKeywordFace">setq</text:span><text:s/>undo-tree-active<text:s/>t))</text:p>
      <text:p text:style-name="OrgSrcBlock"><text:s/><text:s/><text:s/><text:s/><text:s/><text:s/>(undo-tree-visualize))</text:p>
      <text:p text:style-name="OrgSrcBlock"/>
      <text:p text:style-name="OrgSrcBlock"><text:s/><text:s/><text:s/><text:s/>(define-key<text:s/>undo-tree-visualizer-mode-map<text:s/>(kbd<text:s/><text:span text:style-name="OrgSrcFontLockStringFace">"q"</text:span>)</text:p>
      <text:p text:style-name="OrgSrcBlock"><text:s/><text:s/><text:s/><text:s/><text:s/><text:s/>'my:undo-tree-visualizer-quit)</text:p>
      <text:p text:style-name="OrgSrcBlock"><text:s/><text:s/><text:s/><text:s/><text:span text:style-name="OrgSrcFontLockCommentDelimiterFace">;;<text:s/></text:span><text:span text:style-name="OrgSrcFontLockCommentFace">undo-tree-map<text:s/>にも必要</text:span></text:p>
      <text:p text:style-name="OrgSrcBlock"><text:s/><text:s/><text:s/><text:s/>(define-key<text:s/>undo-tree-map<text:s/>(kbd<text:s/><text:span text:style-name="OrgSrcFontLockStringFace">"C-x<text:s/>u"</text:span>)</text:p>
      <text:p text:style-name="OrgSrcBlock"><text:s/><text:s/><text:s/><text:s/><text:s/><text:s/>'my:undo-tree-visualize))</text:p>
      <text:p text:style-name="OrgSrcBlock"/>
      <text:p text:style-name="OrgSrcBlockLastLine"><text:s/><text:s/>(global-set-key<text:s/>(kbd<text:s/><text:span text:style-name="OrgSrcFontLockStringFace">"C-x<text:s/>u"</text:span>)<text:s/>'my:undo-tree-visualize))</text:p>
      <text:h text:style-name="Heading_20_2" text:outline-level="2" text:is-list-header="false">
<text:bookmark-start text:name="OrgXref.org292c7d3"/>
<text:bookmark text:name="org292c7d3"/>バッファ保存時にバックアップファイルを生成する
<text:bookmark-end text:name="OrgXref.org292c7d3"/></text:h>
      <text:p text:style-name="Text_20_body">バッファが保存されるとき，必ずバックアップを生成する．<text:line-break/></text:p>
      <text:p text:style-name="OrgSrcBlock"><text:span text:style-name="OrgSrcFontLockCommentDelimiterFace">;;<text:s/></text:span><text:span text:style-name="OrgSrcFontLockCommentFace">Backup<text:s/>the<text:s/>buffer<text:s/>whenever<text:s/>the<text:s/>buffer<text:s/>is<text:s/>saved</text:span></text:p>
      <text:p text:style-name="OrgSrcBlock">(global-set-key<text:s/>(kbd<text:s/><text:span text:style-name="OrgSrcFontLockStringFace">"C-x<text:s/>C-s"</text:span>)</text:p>
      <text:p text:style-name="OrgSrcBlockLastLine"><text:s/><text:s/><text:s/><text:s/><text:s/><text:s/><text:s/><text:s/><text:s/><text:s/><text:s/><text:s/><text:s/><text:s/><text:s/><text:s/>#'(lambda<text:s/>()<text:s/>(<text:span text:style-name="OrgSrcFontLockKeywordFace">interactive</text:span>)<text:s/>(save-buffer<text:s/>16)))</text:p>
      <text:h text:style-name="Heading_20_2" text:outline-level="2" text:is-list-header="false">
<text:bookmark-start text:name="OrgXref.org816f7d4"/>
<text:bookmark text:name="org816f7d4"/>バッファ保存時にバックアップを生成させない
<text:bookmark-end text:name="OrgXref.org816f7d4"/></text:h>
      <text:p text:style-name="OrgSrcBlock"><text:span text:style-name="OrgSrcFontLockCommentDelimiterFace">;;<text:s/></text:span><text:span text:style-name="OrgSrcFontLockCommentFace">*.~</text:span></text:p>
      <text:p text:style-name="OrgSrcBlock">(<text:span text:style-name="OrgSrcFontLockKeywordFace">setq</text:span><text:s/>make-backup-files<text:s/>nil)</text:p>
      <text:p text:style-name="OrgSrcBlock"><text:span text:style-name="OrgSrcFontLockCommentDelimiterFace">;;<text:s/></text:span><text:span text:style-name="OrgSrcFontLockCommentFace">.#*</text:span></text:p>
      <text:p text:style-name="OrgSrcBlock">(<text:span text:style-name="OrgSrcFontLockKeywordFace">setq</text:span><text:s/>auto-save-default<text:s/>nil)</text:p>
      <text:p text:style-name="OrgSrcBlock"><text:span text:style-name="OrgSrcFontLockCommentDelimiterFace">;;<text:s/></text:span><text:span text:style-name="OrgSrcFontLockCommentFace">auto-save-list</text:span></text:p>
      <text:p text:style-name="OrgSrcBlockLastLine">(<text:span text:style-name="OrgSrcFontLockKeywordFace">setq</text:span><text:s/>auto-save-list-file-prefix<text:s/>nil)</text:p>
      <text:h text:style-name="Heading_20_2" text:outline-level="2" text:is-list-header="false">
<text:bookmark-start text:name="OrgXref.orgf0d82cf"/>
<text:bookmark text:name="orgf0d82cf"/>ミニバッファの履歴を保存しリストアする
<text:bookmark-end text:name="OrgXref.orgf0d82cf"/></text:h>
      <text:p text:style-name="OrgSrcBlock">(<text:span text:style-name="OrgSrcFontLockKeywordFace">when</text:span><text:s/>(<text:span text:style-name="OrgSrcFontLockKeywordFace">require</text:span><text:s/>'<text:span text:style-name="OrgSrcFontLockConstantFace">savehist</text:span><text:s/>nil<text:s/>t)</text:p>
      <text:p text:style-name="OrgSrcBlock"><text:s/><text:s/><text:span text:style-name="OrgSrcFontLockCommentDelimiterFace">;;<text:s/></text:span><text:span text:style-name="OrgSrcFontLockCommentFace">ヒストリファイルを明示的に指定</text:span></text:p>
      <text:p text:style-name="OrgSrcBlock"><text:s/><text:s/>(<text:span text:style-name="OrgSrcFontLockKeywordFace">setq</text:span><text:s/>savehist-file<text:s/><text:span text:style-name="OrgSrcFontLockStringFace">"~/Dropbox/emacs.d/.history"</text:span>)</text:p>
      <text:p text:style-name="OrgSrcBlockLastLine"><text:s/><text:s/>(savehist-mode<text:s/>1))</text:p>
      <text:h text:style-name="Heading_20_2" text:outline-level="2" text:is-list-header="false">
<text:bookmark-start text:name="OrgXref.orgde41d48"/>
<text:bookmark text:name="orgde41d48"/>履歴サイズを大きくする
<text:bookmark-end text:name="OrgXref.orgde41d48"/></text:h>
      <text:p text:style-name="Text_20_body">tで無限大に指定する．<text:line-break/></text:p>
      <text:p text:style-name="OrgSrcBlockLastLine">(<text:span text:style-name="OrgSrcFontLockKeywordFace">setq</text:span><text:s/>history-length<text:s/>2000)</text:p>
      <text:h text:style-name="Heading_20_2" text:outline-level="2" text:is-list-header="false">
<text:bookmark-start text:name="OrgXref.orgdd60572"/>
<text:bookmark text:name="orgdd60572"/>Emacs終了時に開いていたバッファを起動時に復元する
<text:bookmark-end text:name="OrgXref.orgdd60572"/></text:h>
      <text:p text:style-name="Text_20_body">Built-in の <text:a xlink:type="simple" xlink:href="http://www.emacswiki.org/emacs/DeskTop">desktop.el</text:a> を使う．<text:line-break/></text:p>
      <text:p text:style-name="Text_20_body">org バッファを CONTENT view で大量に開いていると，再起動が非常に遅くなるので利用を中止した．代替手段として，session.el と recentf の組み合わせがある．最近利用したファイルとそのカーソル位置が保持されるため，最後に訪問していたファイルを比較的簡単に復元できる．頻繁に復元するバッファには，別途キーバインドを割り当てておけば問題ない．<text:line-break/></text:p>
      <text:p text:style-name="OrgSrcBlock">(<text:span text:style-name="OrgSrcFontLockKeywordFace">with-eval-after-load</text:span><text:s/><text:span text:style-name="OrgSrcFontLockStringFace">"helm-config"</text:span></text:p>
      <text:p text:style-name="OrgSrcBlock"><text:s/><text:s/>(<text:span text:style-name="OrgSrcFontLockKeywordFace">when</text:span><text:s/>(<text:span text:style-name="OrgSrcFontLockKeywordFace">require</text:span><text:s/>'<text:span text:style-name="OrgSrcFontLockConstantFace">desktop</text:span><text:s/>nil<text:s/>t)</text:p>
      <text:p text:style-name="OrgSrcBlock"><text:s/><text:s/><text:s/><text:s/>(<text:span text:style-name="OrgSrcFontLockKeywordFace">setq</text:span><text:s/>desktop-files-not-to-save<text:s/><text:span text:style-name="OrgSrcFontLockStringFace">"</text:span><text:span text:style-name="OrgSrcFontLockRegexpGroupingBackslash">\\</text:span><text:span text:style-name="OrgSrcFontLockRegexpGroupingConstruct">(</text:span><text:span text:style-name="OrgSrcFontLockStringFace">^/tmp</text:span><text:span text:style-name="OrgSrcFontLockRegexpGroupingBackslash">\\</text:span><text:span text:style-name="OrgSrcFontLockRegexpGroupingConstruct">|</text:span><text:span text:style-name="OrgSrcFontLockStringFace">^/var</text:span><text:span text:style-name="OrgSrcFontLockRegexpGroupingBackslash">\\</text:span><text:span text:style-name="OrgSrcFontLockRegexpGroupingConstruct">|</text:span><text:span text:style-name="OrgSrcFontLockStringFace">^/ssh:</text:span><text:span text:style-name="OrgSrcFontLockRegexpGroupingBackslash">\\</text:span><text:span text:style-name="OrgSrcFontLockRegexpGroupingConstruct">)</text:span><text:span text:style-name="OrgSrcFontLockStringFace">"</text:span>)</text:p>
      <text:p text:style-name="OrgSrcBlockLastLine"><text:s/><text:s/><text:s/><text:s/>(desktop-save-mode<text:s/>1)))</text:p>
      <text:h text:style-name="Heading_20_2" text:outline-level="2" text:is-list-header="false">
<text:bookmark-start text:name="OrgXref.orgeed8718"/>
<text:bookmark text:name="orgeed8718"/>最近開いたファイルリストを保持
<text:bookmark-end text:name="OrgXref.orgeed8718"/></text:h>
      <text:p text:style-name="Text_20_body">Built-in の <text:a xlink:type="simple" xlink:href="http://www.emacswiki.org/emacs/RecentFiles">recentf.el</text:a> を使う．<text:line-break/></text:p>
      <text:p text:style-name="Text_20_body"><text:a xlink:type="simple" xlink:href="http://d.hatena.ne.jp/tomoya/20110217/1297928222">http://d.hatena.ne.jp/tomoya/20110217/1297928222</text:a><text:line-break/></text:p>
      <text:p text:style-name="Text_20_body">session.el でも履歴管理できるが，anything のソースとして使っているので併用している．<text:line-break/></text:p>
      <text:p text:style-name="Text_20_body">起動直後から有効にするので，autolad-if-load で括る必要はない．<text:line-break/></text:p>
      <text:p text:style-name="Text_20_body">recentf-auto-cleanup を <text:span text:style-name="OrgCode">'mode</text:span> などにすると起動時にファイルのクリーニングが行われるてしまうので，='never= で回避し，アイドルタイマーなどで対応する．これだけで50[ms]ほど起動を高速化できる．<text:line-break/></text:p>
      <text:p text:style-name="OrgSrcBlock">(<text:span text:style-name="OrgSrcFontLockKeywordFace">when</text:span><text:s/>(autoload-if-found</text:p>
      <text:p text:style-name="OrgSrcBlock"><text:s/><text:s/><text:s/><text:s/><text:s/><text:s/><text:s/>'(rencetf-mode<text:s/>recentf-save-list-without-msg<text:s/>recentf-open-files)</text:p>
      <text:p text:style-name="OrgSrcBlock"><text:s/><text:s/><text:s/><text:s/><text:s/><text:s/><text:s/><text:span text:style-name="OrgSrcFontLockStringFace">"recentf"</text:span><text:s/>nil<text:s/>t)</text:p>
      <text:p text:style-name="OrgSrcBlock"/>
      <text:p text:style-name="OrgSrcBlock"><text:s/><text:s/>(<text:span text:style-name="OrgSrcFontLockKeywordFace">with-eval-after-load</text:span><text:s/><text:span text:style-name="OrgSrcFontLockStringFace">"recentf"</text:span></text:p>
      <text:p text:style-name="OrgSrcBlock"><text:s/><text:s/><text:s/><text:s/>(<text:span text:style-name="OrgSrcFontLockKeywordFace">defun</text:span><text:s/><text:span text:style-name="OrgSrcFontLockFunctionNameFace">recentf-save-list-without-msg</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pan text:style-name="OrgSrcFontLockKeywordFace">if</text:span><text:s/>(<text:span text:style-name="OrgSrcFontLockKeywordFace">require</text:span><text:s/>'<text:span text:style-name="OrgSrcFontLockConstantFace">shut-up</text:span><text:s/>nil<text:s/>t)</text:p>
      <text:p text:style-name="OrgSrcBlock"><text:s/><text:s/><text:s/><text:s/><text:s/><text:s/><text:s/><text:s/><text:s/><text:s/><text:s/><text:s/>(<text:span text:style-name="OrgSrcFontLockKeywordFace">shut-up</text:span><text:s/>(recentf-save-list))</text:p>
      <text:p text:style-name="OrgSrcBlock"><text:s/><text:s/><text:s/><text:s/><text:s/><text:s/><text:s/><text:s/><text:s/><text:s/>(recentf-save-list)))</text:p>
      <text:p text:style-name="OrgSrcBlock"><text:s/><text:s/><text:s/><text:s/><text:s/><text:s/>(message<text:s/><text:span text:style-name="OrgSrcFontLockStringFace">""</text:span>))</text:p>
      <text:p text:style-name="OrgSrcBlock"><text:s/><text:s/><text:s/><text:s/>(<text:span text:style-name="OrgSrcFontLockKeywordFace">defun</text:span><text:s/><text:span text:style-name="OrgSrcFontLockFunctionNameFace">recentf-cleanup-without-msg</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pan text:style-name="OrgSrcFontLockKeywordFace">if</text:span><text:s/>(<text:span text:style-name="OrgSrcFontLockKeywordFace">require</text:span><text:s/>'<text:span text:style-name="OrgSrcFontLockConstantFace">shut-up</text:span><text:s/>nil<text:s/>t)</text:p>
      <text:p text:style-name="OrgSrcBlock"><text:s/><text:s/><text:s/><text:s/><text:s/><text:s/><text:s/><text:s/><text:s/><text:s/><text:s/><text:s/>(<text:span text:style-name="OrgSrcFontLockKeywordFace">shut-up</text:span><text:s/>(recentf-cleanup))</text:p>
      <text:p text:style-name="OrgSrcBlock"><text:s/><text:s/><text:s/><text:s/><text:s/><text:s/><text:s/><text:s/><text:s/><text:s/>(recentf-cleanup)))</text:p>
      <text:p text:style-name="OrgSrcBlock"><text:s/><text:s/><text:s/><text:s/><text:s/><text:s/>(message<text:s/><text:span text:style-name="OrgSrcFontLockStringFace">""</text:span>))</text:p>
      <text:p text:style-name="OrgSrcBlock"><text:s/><text:s/><text:s/><text:s/>(add-hook<text:s/>'focus-out-hook<text:s/>'recentf-save-list-without-msg)</text:p>
      <text:p text:style-name="OrgSrcBlock"><text:s/><text:s/><text:s/><text:s/>(add-hook<text:s/>'focus-out-hook<text:s/>'recentf-cleanup-without-msg)</text:p>
      <text:p text:style-name="OrgSrcBlock"/>
      <text:p text:style-name="OrgSrcBlock"><text:s/><text:s/><text:s/><text:s/>(<text:span text:style-name="OrgSrcFontLockKeywordFace">setq</text:span><text:s/>recentf-max-saved-items<text:s/>2000)</text:p>
      <text:p text:style-name="OrgSrcBlock"><text:s/><text:s/><text:s/><text:s/>(<text:span text:style-name="OrgSrcFontLockKeywordFace">setq</text:span><text:s/>recentf-save-file</text:p>
      <text:p text:style-name="OrgSrcBlock"><text:s/><text:s/><text:s/><text:s/><text:s/><text:s/><text:s/><text:s/><text:s/><text:s/>(expand-file-name<text:s/><text:span text:style-name="OrgSrcFontLockStringFace">"~/.emacs.d/recentf"</text:span>))</text:p>
      <text:p text:style-name="OrgSrcBlock"><text:s/><text:s/><text:s/><text:s/>(<text:span text:style-name="OrgSrcFontLockKeywordFace">setq</text:span><text:s/>recentf-auto-cleanup<text:s/>'never)</text:p>
      <text:p text:style-name="OrgSrcBlock"><text:s/><text:s/><text:s/><text:s/>(<text:span text:style-name="OrgSrcFontLockKeywordFace">setq</text:span><text:s/>recentf-exclude</text:p>
      <text:p text:style-name="OrgSrcBlock"><text:s/><text:s/><text:s/><text:s/><text:s/><text:s/><text:s/><text:s/><text:s/><text:s/>'(<text:span text:style-name="OrgSrcFontLockStringFace">".recentf"</text:span><text:s/><text:span text:style-name="OrgSrcFontLockStringFace">"^/tmp\\.*"</text:span></text:p>
      <text:p text:style-name="OrgSrcBlock"><text:s/><text:s/><text:s/><text:s/><text:s/><text:s/><text:s/><text:s/><text:s/><text:s/><text:s/><text:s/><text:span text:style-name="OrgSrcFontLockStringFace">"^/private\\.*"</text:span><text:s/><text:span text:style-name="OrgSrcFontLockStringFace">"^/var/folders\\.*"</text:span><text:s/><text:span text:style-name="OrgSrcFontLockStringFace">"/TAGS$"</text:span>)))</text:p>
      <text:p text:style-name="OrgSrcBlock"/>
      <text:p text:style-name="OrgSrcBlockLastLine"><text:s/><text:s/>(add-hook<text:s/>'after-init-hook<text:s/>'recentf-mode))</text:p>
      <text:h text:style-name="Heading_20_2" text:outline-level="2" text:is-list-header="false">
<text:bookmark-start text:name="OrgXref.orgd602457"/>
<text:bookmark text:name="orgd602457"/>深夜にバッファを自動整理する
<text:bookmark-end text:name="OrgXref.orgd602457"/></text:h>
      <text:list text:style-name="OrgBulletedList" text:continue-numbering="false">
        <text:list-item>
          <text:p text:style-name="Text_20_body"><text:a xlink:type="simple" xlink:href="http://www.emacswiki.org/emacs-zh/CleanBufferList">http://www.emacswiki.org/emacs-zh/CleanBufferList</text:a><text:line-break/></text:p>
        </text:list-item>
      </text:list>
      <text:p text:style-name="OrgSrcBlock">(<text:span text:style-name="OrgSrcFontLockKeywordFace">when</text:span><text:s/>(<text:span text:style-name="OrgSrcFontLockKeywordFace">require</text:span><text:s/>'<text:span text:style-name="OrgSrcFontLockConstantFace">midnight</text:span><text:s/>nil<text:s/>t)</text:p>
      <text:p text:style-name="OrgSrcBlock"><text:s/><text:s/>(<text:span text:style-name="OrgSrcFontLockKeywordFace">setq</text:span><text:s/>clean-buffer-list-buffer-names</text:p>
      <text:p text:style-name="OrgSrcBlock"><text:s/><text:s/><text:s/><text:s/><text:s/><text:s/><text:s/><text:s/>(append<text:s/>clean-buffer-list-kill-buffer-names</text:p>
      <text:p text:style-name="OrgSrcBlock"><text:s/><text:s/><text:s/><text:s/><text:s/><text:s/><text:s/><text:s/><text:s/><text:s/><text:s/><text:s/><text:s/><text:s/><text:s/><text:s/>'(<text:span text:style-name="OrgSrcFontLockStringFace">"note.txt"</text:span>)))</text:p>
      <text:p text:style-name="OrgSrcBlock"><text:s/><text:s/>(<text:span text:style-name="OrgSrcFontLockKeywordFace">setq</text:span><text:s/>clean-buffer-list-delay-general<text:s/>1)</text:p>
      <text:p text:style-name="OrgSrcBlockLastLine"><text:s/><text:s/>(<text:span text:style-name="OrgSrcFontLockKeywordFace">setq</text:span><text:s/>clean-buffer-list-delay-special<text:s/>10))</text:p>
      <text:h text:style-name="Heading_20_2" text:outline-level="2" text:is-list-header="false">
<text:bookmark-start text:name="OrgXref.org45f99f8"/>
<text:bookmark text:name="org45f99f8"/>[auto-save-buffers.el] 一定間隔でバッファを保存する
<text:bookmark-end text:name="OrgXref.org45f99f8"/></text:h>
      <text:list text:style-name="OrgBulletedList" text:continue-numbering="false">
        <text:list-item>
          <text:p text:style-name="Text_20_body"><text:a xlink:type="simple" xlink:href="http://0xcc.net/misc/auto-save/">http://0xcc.net/misc/auto-save/</text:a><text:line-break/></text:p>
        </text:list-item>
      </text:list>
      <text:p text:style-name="Text_20_body">同じ機能で比較的新しいパッケージに， <text:span text:style-name="OrgCode">real-auto-save</text:span> があります．ただ，私の場合は，以下のようなモードごとの制御がうまくできなかったので移行していません．<text:line-break/></text:p>
      <text:p text:style-name="Text_20_body"><text:span text:style-name="OrgCode">helm-config</text:span> の後に呼んでいるのは，Emacs起動時の単純な高速化対策です．<text:line-break/></text:p>
      <text:p text:style-name="OrgSrcBlock">(<text:span text:style-name="OrgSrcFontLockKeywordFace">with-eval-after-load</text:span><text:s/><text:span text:style-name="OrgSrcFontLockStringFace">"helm-config"</text:span></text:p>
      <text:p text:style-name="OrgSrcBlock"><text:s/><text:s/>(<text:span text:style-name="OrgSrcFontLockKeywordFace">when</text:span><text:s/>(<text:span text:style-name="OrgSrcFontLockKeywordFace">require</text:span><text:s/>'<text:span text:style-name="OrgSrcFontLockConstantFace">auto-save-buffers</text:span><text:s/>nil<text:s/>t)</text:p>
      <text:p text:style-name="OrgSrcBlock"><text:s/><text:s/><text:s/><text:s/>(<text:span text:style-name="OrgSrcFontLockKeywordFace">defun</text:span><text:s/><text:span text:style-name="OrgSrcFontLockFunctionNameFace">my:auto-save-buffers</text:span><text:s/>()</text:p>
      <text:p text:style-name="OrgSrcBlock"><text:s/><text:s/><text:s/><text:s/><text:s/><text:s/>(<text:span text:style-name="OrgSrcFontLockKeywordFace">cond</text:span><text:s/>((equal<text:s/>major-mode<text:s/>'undo-tree-visualizer-mode)<text:s/>nil)</text:p>
      <text:p text:style-name="OrgSrcBlock"><text:s/><text:s/><text:s/><text:s/><text:s/><text:s/><text:s/><text:s/><text:s/><text:s/><text:s/><text:s/>((equal<text:s/>major-mode<text:s/>'diff-mode)<text:s/>nil)</text:p>
      <text:p text:style-name="OrgSrcBlock"><text:s/><text:s/><text:s/><text:s/><text:s/><text:s/><text:s/><text:s/><text:s/><text:s/><text:s/><text:s/>((string-match<text:s/><text:span text:style-name="OrgSrcFontLockStringFace">"Org<text:s/>Src"</text:span><text:s/>(buffer-name))<text:s/>nil)</text:p>
      <text:p text:style-name="OrgSrcBlock"><text:s/><text:s/><text:s/><text:s/><text:s/><text:s/><text:s/><text:s/><text:s/><text:s/><text:s/><text:s/>(t<text:s/>(<text:span text:style-name="OrgSrcFontLockKeywordFace">if</text:span><text:s/>(<text:span text:style-name="OrgSrcFontLockKeywordFace">require</text:span><text:s/>'<text:span text:style-name="OrgSrcFontLockConstantFace">shut-up</text:span><text:s/>nil<text:s/>t)</text:p>
      <text:p text:style-name="OrgSrcBlock"><text:s/><text:s/><text:s/><text:s/><text:s/><text:s/><text:s/><text:s/><text:s/><text:s/><text:s/><text:s/><text:s/><text:s/><text:s/><text:s/><text:s/><text:s/><text:s/>(<text:span text:style-name="OrgSrcFontLockKeywordFace">shut-up</text:span><text:s/>(auto-save-buffers))</text:p>
      <text:p text:style-name="OrgSrcBlock"><text:s/><text:s/><text:s/><text:s/><text:s/><text:s/><text:s/><text:s/><text:s/><text:s/><text:s/><text:s/><text:s/><text:s/><text:s/><text:s/><text:s/>(auto-save-buffers)))))</text:p>
      <text:p text:style-name="OrgSrcBlockLastLine"><text:s/><text:s/><text:s/><text:s/>(run-with-idle-timer<text:s/>1.6<text:s/>t<text:s/>#'my:auto-save-buffers)))</text:p>
      <text:h text:style-name="Heading_20_2" text:outline-level="2" text:is-list-header="false">
<text:bookmark-start text:name="OrgXref.org10d2db6"/>
<text:bookmark text:name="org10d2db6"/>[backup-dir.el] バックアップファイルを一箇所に集める
<text:bookmark-end text:name="OrgXref.org10d2db6"/></text:h>
      <text:p text:style-name="Text_20_body"><text:span text:style-name="OrgCode">backup-each-save</text:span> を使うようになりました．<text:line-break/></text:p>
      <text:list text:style-name="OrgBulletedList" text:continue-numbering="false">
        <text:list-item>
          <text:p text:style-name="Text_20_body"><text:a xlink:type="simple" xlink:href="http://www.emacswiki.org/emacs/BackupDirectory">http://www.emacswiki.org/emacs/BackupDirectory</text:a><text:line-break/></text:p>
        </text:list-item>
        <text:list-item>
          <text:p text:style-name="Text_20_body"><text:a xlink:type="simple" xlink:href="http://www.northbound-train.com/emacs-hosted/backup-dir.el">http://www.northbound-train.com/emacs-hosted/backup-dir.el</text:a><text:line-break/></text:p>
        </text:list-item>
        <text:list-item>
          <text:p text:style-name="Text_20_body"><text:a xlink:type="simple" xlink:href="http://www.northbound-train.com/emacs.html">http://www.northbound-train.com/emacs.html</text:a><text:line-break/></text:p>
        </text:list-item>
      </text:list>
      <text:p text:style-name="OrgSrcBlock">(make-variable-buffer-local<text:s/>'backup-inhibited)</text:p>
      <text:p text:style-name="OrgSrcBlock">(<text:span text:style-name="OrgSrcFontLockKeywordFace">setq</text:span><text:s/>backup-files-store-dir<text:s/><text:span text:style-name="OrgSrcFontLockStringFace">"~/.emacs.d/backup"</text:span>)</text:p>
      <text:p text:style-name="OrgSrcBlock">(<text:span text:style-name="OrgSrcFontLockKeywordFace">unless</text:span><text:s/>(file-directory-p<text:s/>backup-files-store-dir)</text:p>
      <text:p text:style-name="OrgSrcBlock"><text:s/><text:s/>(message<text:s/><text:span text:style-name="OrgSrcFontLockStringFace">"!!!<text:s/>%s<text:s/>does<text:s/>not<text:s/>exist.<text:s/>!!!"</text:span><text:s/>backup-files-store-dir)</text:p>
      <text:p text:style-name="OrgSrcBlock"><text:s/><text:s/>(sleep-for<text:s/>1))</text:p>
      <text:p text:style-name="OrgSrcBlock">(<text:span text:style-name="OrgSrcFontLockKeywordFace">when</text:span><text:s/>(<text:span text:style-name="OrgSrcFontLockKeywordFace">require</text:span><text:s/>'<text:span text:style-name="OrgSrcFontLockConstantFace">backup-dir</text:span><text:s/>nil<text:s/>t)</text:p>
      <text:p text:style-name="OrgSrcBlock"><text:s/><text:s/>(<text:span text:style-name="OrgSrcFontLockKeywordFace">when</text:span><text:s/>(file-directory-p<text:s/>backup-files-store-dir)</text:p>
      <text:p text:style-name="OrgSrcBlock"><text:s/><text:s/><text:s/><text:s/><text:span text:style-name="OrgSrcFontLockCommentDelimiterFace">;;<text:s/></text:span><text:span text:style-name="OrgSrcFontLockCommentFace">backup<text:s/>path</text:span></text:p>
      <text:p text:style-name="OrgSrcBlock"><text:s/><text:s/><text:s/><text:s/>(<text:span text:style-name="OrgSrcFontLockKeywordFace">setq</text:span><text:s/>bkup-backup-directory-info<text:s/>'((t<text:s/><text:span text:style-name="OrgSrcFontLockStringFace">"~/.emacs.d/backup"</text:span><text:s/>ok-create)))</text:p>
      <text:p text:style-name="OrgSrcBlock"><text:s/><text:s/><text:s/><text:s/><text:span text:style-name="OrgSrcFontLockCommentDelimiterFace">;;<text:s/></text:span><text:span text:style-name="OrgSrcFontLockCommentFace">for<text:s/>tramp</text:span></text:p>
      <text:p text:style-name="OrgSrcBlock"><text:s/><text:s/><text:s/><text:s/>(<text:span text:style-name="OrgSrcFontLockKeywordFace">setq</text:span><text:s/>tramp-bkup-backup-directory-info<text:s/>bkup-backup-directory-info)</text:p>
      <text:p text:style-name="OrgSrcBlock"><text:s/><text:s/><text:s/><text:s/><text:span text:style-name="OrgSrcFontLockCommentDelimiterFace">;;<text:s/></text:span><text:span text:style-name="OrgSrcFontLockCommentFace">generation<text:s/>properties</text:span></text:p>
      <text:p text:style-name="OrgSrcBlock"><text:s/><text:s/><text:s/><text:s/>(<text:span text:style-name="OrgSrcFontLockKeywordFace">setq</text:span><text:s/>delete-old-versions<text:s/>t</text:p>
      <text:p text:style-name="OrgSrcBlock"><text:s/><text:s/><text:s/><text:s/><text:s/><text:s/><text:s/><text:s/><text:s/><text:s/>kept-old-versions<text:s/>0</text:p>
      <text:p text:style-name="OrgSrcBlock"><text:s/><text:s/><text:s/><text:s/><text:s/><text:s/><text:s/><text:s/><text:s/><text:s/>kept-new-versions<text:s/>5</text:p>
      <text:p text:style-name="OrgSrcBlockLastLine"><text:s/><text:s/><text:s/><text:s/><text:s/><text:s/><text:s/><text:s/><text:s/><text:s/>version-control<text:s/>t)))</text:p>
      <text:h text:style-name="Heading_20_2" text:outline-level="2" text:is-list-header="false">
<text:bookmark-start text:name="OrgXref.org50df01d"/>
<text:bookmark text:name="org50df01d"/>[backup-each-save] クラッシュに備える
<text:bookmark-end text:name="OrgXref.org50df01d"/></text:h>
      <text:p text:style-name="Text_20_body">直近のファイルを常にバックアップします． <text:span text:style-name="OrgCode">backup-dir.el</text:span> でも良いですが，バックアップの目的が，バッファ編集中に <text:span text:style-name="OrgCode">emacs</text:span> が落ちる時の保険ならば， <text:span text:style-name="OrgCode">backup-each-save</text:span> の方が適切な場合があります．以下の例では，すべてのファイルを保存の度に保存しつつ， <text:span text:style-name="OrgCode">emacs</text:span> 終了時に7日前までのバックアップファイルをすべて削除するようにしています．<text:line-break/></text:p>
      <text:p text:style-name="Text_20_body"><text:span text:style-name="OrgCode">helm-config</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backup-each-save)</text:p>
      <text:p text:style-name="OrgSrcBlock"><text:s/><text:s/><text:s/><text:s/><text:s/><text:s/><text:s/><text:span text:style-name="OrgSrcFontLockStringFace">"backup-each-save"</text:span><text:s/>nil<text:s/>t)</text:p>
      <text:p text:style-name="OrgSrcBlock"/>
      <text:p text:style-name="OrgSrcBlock"><text:s/><text:s/>(<text:span text:style-name="OrgSrcFontLockKeywordFace">with-eval-after-load</text:span><text:s/><text:span text:style-name="OrgSrcFontLockStringFace">"backup-each-save"</text:span></text:p>
      <text:p text:style-name="OrgSrcBlock"><text:s/><text:s/><text:s/><text:s/>(<text:span text:style-name="OrgSrcFontLockKeywordFace">setq</text:span><text:s/>backup-each-save-mirror-location<text:s/><text:span text:style-name="OrgSrcFontLockStringFace">"~/.emacs.d/backup"</text:span>)</text:p>
      <text:p text:style-name="OrgSrcBlock"><text:s/><text:s/><text:s/><text:s/>(<text:span text:style-name="OrgSrcFontLockKeywordFace">setq</text:span><text:s/>backup-each-save-time-format<text:s/><text:span text:style-name="OrgSrcFontLockStringFace">"%y-%m-%d_%M:%S"</text:span>)</text:p>
      <text:p text:style-name="OrgSrcBlock"><text:s/><text:s/><text:s/><text:s/>(<text:span text:style-name="OrgSrcFontLockKeywordFace">setq</text:span><text:s/>backup-each-save-size-limit<text:s/>1048576))</text:p>
      <text:p text:style-name="OrgSrcBlock"/>
      <text:p text:style-name="OrgSrcBlock"><text:s/><text:s/><text:span text:style-name="OrgSrcFontLockCommentDelimiterFace">;;<text:s/></text:span><text:span text:style-name="OrgSrcFontLockCommentFace">なぜか<text:s/>(backup-each-save)<text:s/>の直接呼び出しだとだめ</text:span></text:p>
      <text:p text:style-name="OrgSrcBlock"><text:s/><text:s/>(<text:span text:style-name="OrgSrcFontLockKeywordFace">with-eval-after-load</text:span><text:s/><text:span text:style-name="OrgSrcFontLockStringFace">"helm-config"</text:span></text:p>
      <text:p text:style-name="OrgSrcBlock"><text:s/><text:s/><text:s/><text:s/>(<text:span text:style-name="OrgSrcFontLockKeywordFace">require</text:span><text:s/>'<text:span text:style-name="OrgSrcFontLockConstantFace">backup-each-save</text:span><text:s/>nil<text:s/>t)</text:p>
      <text:p text:style-name="OrgSrcBlock"><text:s/><text:s/><text:s/><text:s/><text:span text:style-name="OrgSrcFontLockCommentDelimiterFace">;;<text:s/></text:span><text:span text:style-name="OrgSrcFontLockCommentFace">%y-%m-%d_%M:%S<text:s/>で終わるファイルを本来のメジャーモードで開く</text:span></text:p>
      <text:p text:style-name="OrgSrcBlock"><text:s/><text:s/><text:s/><text:s/>(add-to-list<text:s/>'auto-mode-alist<text:s/>'(<text:span text:style-name="OrgSrcFontLockStringFace">"-[0-9-]\\{8\\}_[0-9:]\\{5\\}$"</text:span><text:s/>nil<text:s/>t)))</text:p>
      <text:p text:style-name="OrgSrcBlock"/>
      <text:p text:style-name="OrgSrcBlock"><text:s/><text:s/>(add-hook<text:s/>'after-save-hook</text:p>
      <text:p text:style-name="OrgSrcBlock"><text:s/><text:s/><text:s/><text:s/><text:s/><text:s/><text:s/><text:s/><text:s/><text:s/><text:s/><text:s/>#'(lambda<text:s/>()<text:s/>(<text:span text:style-name="OrgSrcFontLockKeywordFace">unless</text:span><text:s/>(equal<text:s/>(buffer-name)<text:s/><text:span text:style-name="OrgSrcFontLockStringFace">"recentf"</text:span>)</text:p>
      <text:p text:style-name="OrgSrcBlock"><text:s/><text:s/><text:s/><text:s/><text:s/><text:s/><text:s/><text:s/><text:s/><text:s/><text:s/><text:s/><text:s/><text:s/><text:s/><text:s/><text:s/><text:s/><text:s/><text:s/><text:s/><text:s/><text:s/><text:s/><text:s/><text:s/><text:s/>(backup-each-save)))))</text:p>
      <text:p text:style-name="OrgSrcBlock"/>
      <text:p text:style-name="OrgSrcBlock">(<text:span text:style-name="OrgSrcFontLockKeywordFace">when</text:span><text:s/>(autoload-if-found</text:p>
      <text:p text:style-name="OrgSrcBlock"><text:s/><text:s/><text:s/><text:s/><text:s/><text:s/><text:s/>'(recursive-delete-backup-files<text:s/>delete-backup-files)</text:p>
      <text:p text:style-name="OrgSrcBlock"><text:s/><text:s/><text:s/><text:s/><text:s/><text:s/><text:s/><text:span text:style-name="OrgSrcFontLockStringFace">"utility"</text:span><text:s/>nil<text:s/>t)</text:p>
      <text:p text:style-name="OrgSrcBlock"/>
      <text:p text:style-name="OrgSrcBlock"><text:s/><text:s/><text:span text:style-name="OrgSrcFontLockCommentDelimiterFace">;;<text:s/></text:span><text:span text:style-name="OrgSrcFontLockCommentFace">backup-each-save<text:s/>が作るファイルのうち条件にあうものを終了時に削除</text:span></text:p>
      <text:p text:style-name="OrgSrcBlock"><text:s/><text:s/>(add-hook<text:s/>'kill-emacs-hook</text:p>
      <text:p text:style-name="OrgSrcBlock"><text:s/><text:s/><text:s/><text:s/><text:s/><text:s/><text:s/><text:s/><text:s/><text:s/><text:s/><text:s/>#'(lambda<text:s/>()</text:p>
      <text:p text:style-name="OrgSrcBlock"><text:s/><text:s/><text:s/><text:s/><text:s/><text:s/><text:s/><text:s/><text:s/><text:s/><text:s/><text:s/><text:s/><text:s/><text:s/><text:s/>(<text:span text:style-name="OrgSrcFontLockKeywordFace">when</text:span><text:s/>(fboundp<text:s/>'recursive-delete-backup-files)</text:p>
      <text:p text:style-name="OrgSrcBlockLastLine"><text:s/><text:s/><text:s/><text:s/><text:s/><text:s/><text:s/><text:s/><text:s/><text:s/><text:s/><text:s/><text:s/><text:s/><text:s/><text:s/><text:s/><text:s/>(recursive-delete-backup-files<text:s/>7)))))</text:p>
      <text:h text:style-name="Heading_20_2" text:outline-level="2" text:is-list-header="false">
<text:bookmark-start text:name="OrgXref.org5e00a67"/>
<text:bookmark text:name="org5e00a67"/>特定のファイルを Dropbox 以下にバックアップする
<text:bookmark-end text:name="OrgXref.org5e00a67"/></text:h>
      <text:p text:style-name="Text_20_body">複数の端末でEmacsを使うと，稀に端末の環境に依存した設定ファイルが必要になり，それらは端末間で共有しません．私の場合は， <text:span text:style-name="OrgCode">recentf</text:span> がそれに該当します．とは言えバックアップしていないのは不安なので，なんとかします．引数にバックアップ対象のファイルリストを渡せます．<text:line-break/></text:p>
      <text:p text:style-name="Text_20_body">ちょっとダサいのですが，予め <text:span text:style-name="OrgCode">~/Dropbox/backup</text:span> の下に， <text:span text:style-name="OrgCode">system-name</text:span> で得られる値のディレクトリを作成する必要があります． <text:span text:style-name="OrgCode">my:backup</text:span> は <text:a xlink:type="simple" xlink:href="./utility.el">./utility.el</text:a> で実装しています．<text:line-break/></text:p>
      <text:p text:style-name="Text_20_body"><text:span text:style-name="OrgCode">helm-config</text:span> の後に呼んでいるのは，Emacs起動時の単純な高速化対策です．<text:line-break/></text:p>
      <text:p text:style-name="OrgSrcBlock">(<text:span text:style-name="OrgSrcFontLockKeywordFace">with-eval-after-load</text:span><text:s/><text:span text:style-name="OrgSrcFontLockStringFace">"helm-config"</text:span></text:p>
      <text:p text:style-name="OrgSrcBlock"><text:s/><text:s/>(<text:span text:style-name="OrgSrcFontLockKeywordFace">defun</text:span><text:s/><text:span text:style-name="OrgSrcFontLockFunctionNameFace">my:backup-recentf</text:span><text:s/>()</text:p>
      <text:p text:style-name="OrgSrcBlock"><text:s/><text:s/><text:s/><text:s/>(my:backup<text:s/><text:span text:style-name="OrgSrcFontLockStringFace">"~/.emacs.d/recentf"</text:span>))</text:p>
      <text:p text:style-name="OrgSrcBlockLastLine"><text:s/><text:s/>(run-with-idle-timer<text:s/>180<text:s/>t<text:s/>'my:backup-recentf))</text:p>
      <text:h text:style-name="Heading_20_2" text:outline-level="2" text:is-list-header="false">
<text:bookmark-start text:name="OrgXref.org33e459a"/>
<text:bookmark text:name="org33e459a"/>[session.el] 様々な履歴を保存し復元に利用する
<text:bookmark-end text:name="OrgXref.org33e459a"/></text:h>
      <text:p text:style-name="Text_20_body"><text:a xlink:type="simple" xlink:href="http://emacs-session.sourceforge.net/">http://emacs-session.sourceforge.net/</text:a><text:line-break/></text:p>
      <text:list text:style-name="OrgBulletedList" text:continue-numbering="false">
        <text:list-item>
          <text:p text:style-name="Text_20_body">入力履歴の保持（検索語，表示したバッファ履歴）<text:line-break/></text:p>
        </text:list-item>
        <text:list-item>
          <text:p text:style-name="Text_20_body">保存時のカーソル位置の保持<text:line-break/></text:p>
        </text:list-item>
        <text:list-item>
          <text:p text:style-name="Text_20_body">キルリングの保持<text:line-break/></text:p>
        </text:list-item>
        <text:list-item>
          <text:p text:style-name="Text_20_body">変更が加えられたファイル履歴の保持<text:line-break/></text:p>
        </text:list-item>
      </text:list>
      <text:p text:style-name="Text_20_body"><text:span text:style-name="OrgCode">M-x session-save-session</text:span><text:line-break/></text:p>
      <text:p text:style-name="Text_20_body">session-undo-check を指定していると，保存時ではなくバッファを閉じるときの状態を保持する．<text:line-break/></text:p>
      <text:p text:style-name="Text_20_body">Org Mode と併用する場合は，my:org-reveal-session-jump の設定が必須．<text:line-break/></text:p>
      <text:p text:style-name="OrgSrcBlock">(<text:span text:style-name="OrgSrcFontLockKeywordFace">when</text:span><text:s/>(autoload-if-found</text:p>
      <text:p text:style-name="OrgSrcBlock"><text:s/><text:s/><text:s/><text:s/><text:s/><text:s/><text:s/>'(session-initialize)</text:p>
      <text:p text:style-name="OrgSrcBlock"><text:s/><text:s/><text:s/><text:s/><text:s/><text:s/><text:s/><text:span text:style-name="OrgSrcFontLockStringFace">"session"</text:span><text:s/>nil<text:s/>t)</text:p>
      <text:p text:style-name="OrgSrcBlock"/>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session</text:span><text:s/>nil<text:s/>t))</text:p>
      <text:p text:style-name="OrgSrcBlock"/>
      <text:p text:style-name="OrgSrcBlock"><text:s/><text:s/>(<text:span text:style-name="OrgSrcFontLockKeywordFace">with-eval-after-load</text:span><text:s/><text:span text:style-name="OrgSrcFontLockStringFace">"session"</text:span></text:p>
      <text:p text:style-name="OrgSrcBlock"><text:s/><text:s/><text:s/><text:s/>(add-to-list<text:s/>'session-globals-exclude<text:s/>'org-mark-ring)</text:p>
      <text:p text:style-name="OrgSrcBlock"><text:s/><text:s/><text:s/><text:s/><text:span text:style-name="OrgSrcFontLockCommentDelimiterFace">;;<text:s/></text:span><text:span text:style-name="OrgSrcFontLockCommentFace">Change<text:s/>save<text:s/>point<text:s/>of<text:s/>session.el</text:span></text:p>
      <text:p text:style-name="OrgSrcBlock"><text:s/><text:s/><text:s/><text:s/>(<text:span text:style-name="OrgSrcFontLockKeywordFace">setq</text:span><text:s/>session-save-file</text:p>
      <text:p text:style-name="OrgSrcBlock"><text:s/><text:s/><text:s/><text:s/><text:s/><text:s/><text:s/><text:s/><text:s/><text:s/>(expand-file-name<text:s/><text:span text:style-name="OrgSrcFontLockStringFace">"~/Dropbox/emacs.d/.session"</text:span>))</text:p>
      <text:p text:style-name="OrgSrcBlock"><text:s/><text:s/><text:s/><text:s/>(<text:span text:style-name="OrgSrcFontLockKeywordFace">setq</text:span><text:s/>session-initialize<text:s/>'(de-saveplace<text:s/>session<text:s/>keys<text:s/>menus<text:s/>places)</text:p>
      <text:p text:style-name="OrgSrcBlock"><text:s/><text:s/><text:s/><text:s/><text:s/><text:s/><text:s/><text:s/><text:s/><text:s/>session-globals-include<text:s/>'((kill-ring<text:s/>100)</text:p>
      <text:p text:style-name="OrgSrcBlock"><text:s/><text:s/><text:s/><text:s/><text:s/><text:s/><text:s/><text:s/><text:s/><text:s/><text:s/><text:s/><text:s/><text:s/><text:s/><text:s/><text:s/><text:s/><text:s/><text:s/><text:s/><text:s/><text:s/><text:s/><text:s/><text:s/><text:s/><text:s/><text:s/><text:s/><text:s/><text:s/><text:s/><text:s/><text:s/><text:s/>(session-file-alist<text:s/>100<text:s/>t)</text:p>
      <text:p text:style-name="OrgSrcBlock"><text:s/><text:s/><text:s/><text:s/><text:s/><text:s/><text:s/><text:s/><text:s/><text:s/><text:s/><text:s/><text:s/><text:s/><text:s/><text:s/><text:s/><text:s/><text:s/><text:s/><text:s/><text:s/><text:s/><text:s/><text:s/><text:s/><text:s/><text:s/><text:s/><text:s/><text:s/><text:s/><text:s/><text:s/><text:s/><text:s/>(file-name-history<text:s/>200)</text:p>
      <text:p text:style-name="OrgSrcBlock"><text:s/><text:s/><text:s/><text:s/><text:s/><text:s/><text:s/><text:s/><text:s/><text:s/><text:s/><text:s/><text:s/><text:s/><text:s/><text:s/><text:s/><text:s/><text:s/><text:s/><text:s/><text:s/><text:s/><text:s/><text:s/><text:s/><text:s/><text:s/><text:s/><text:s/><text:s/><text:s/><text:s/><text:s/><text:s/><text:s/>search-ring<text:s/>regexp-search-ring))</text:p>
      <text:p text:style-name="OrgSrcBlock"><text:s/><text:s/><text:s/><text:s/>(<text:span text:style-name="OrgSrcFontLockKeywordFace">setq</text:span><text:s/>session-undo-check<text:s/>-1))</text:p>
      <text:p text:style-name="OrgSrcBlock"/>
      <text:p text:style-name="OrgSrcBlock"><text:s/><text:s/>(add-hook<text:s/>'after-init-hook<text:s/>'session-initialize))</text:p>
      <text:p text:style-name="OrgSrcBlock"/>
      <text:p text:style-name="OrgSrcBlock"><text:span text:style-name="OrgSrcFontLockCommentDelimiterFace">;;<text:s/></text:span><text:span text:style-name="OrgSrcFontLockCommentFace">FIXME</text:span></text:p>
      <text:p text:style-name="OrgSrcBlock"><text:span text:style-name="OrgSrcFontLockCommentDelimiterFace">;;<text:s/><text:s/></text:span><text:span text:style-name="OrgSrcFontLockCommentFace">(setq<text:s/>session-set-file-name-exclude-regexp</text:span></text:p>
      <text:p text:style-name="OrgSrcBlock"><text:span text:style-name="OrgSrcFontLockCommentDelimiterFace">;;<text:s/><text:s/><text:s/><text:s/><text:s/><text:s/><text:s/><text:s/></text:span><text:span text:style-name="OrgSrcFontLockCommentFace">"^/private/\\.\\*"))</text:span></text:p>
      <text:p text:style-name="OrgSrcBlockLastLine"><text:span text:style-name="OrgSrcFontLockCommentDelimiterFace">;;<text:s/><text:s/><text:s/><text:s/><text:s/><text:s/><text:s/><text:s/><text:s/><text:s/></text:span><text:span text:style-name="OrgSrcFontLockCommentFace">"[/\\]\\.overview\\|[/\\]\\.session\\|News[/\\]\\|^/private\\.*\\|^/var/folders\\.*"))</text:span></text:p>
      <text:p text:style-name="Text_20_body">次はテスト中．orgバッファを開いたらカーソル位置をorg-revealしたいが，time-stampなどと組み合わせたり，org-tree-slideと組み合わせていると，うまくいかない．バッファを表示した時に org-reveal (C-c C-r) を打つのをサボりたいだけなのだが．．．<text:line-break/></text:p>
      <text:p text:style-name="Text_20_body"><text:a xlink:type="simple" xlink:href="http://www.emacswiki.org/emacs/EmacsSession">http://www.emacswiki.org/emacs/EmacsSession</text:a><text:line-break/></text:p>
      <text:p text:style-name="OrgSrcBlock">(<text:span text:style-name="OrgSrcFontLockKeywordFace">when</text:span><text:s/>(autoload-if-found</text:p>
      <text:p text:style-name="OrgSrcBlock"><text:s/><text:s/><text:s/><text:s/><text:s/><text:s/><text:s/>'(session-initialize)</text:p>
      <text:p text:style-name="OrgSrcBlock"><text:s/><text:s/><text:s/><text:s/><text:s/><text:s/><text:s/><text:span text:style-name="OrgSrcFontLockStringFace">"session"</text:span><text:s/>nil<text:s/>t)</text:p>
      <text:p text:style-name="OrgSrcBlock"><text:s/><text:s/>(add-hook<text:s/>'after-init-hook<text:s/>'session-initialize)</text:p>
      <text:p text:style-name="OrgSrcBlock"><text:s/><text:s/>(eval-after-load<text:s/><text:span text:style-name="OrgSrcFontLockStringFace">"session"</text:span></text:p>
      <text:p text:style-name="OrgSrcBlock"><text:s/><text:s/><text:s/><text:s/>'(<text:span text:style-name="OrgSrcFontLockKeywordFace">progn</text:span></text:p>
      <text:p text:style-name="OrgSrcBlock"><text:s/><text:s/><text:s/><text:s/><text:s/><text:s/><text:s/><text:span text:style-name="OrgSrcFontLockCommentDelimiterFace">;;<text:s/></text:span><text:span text:style-name="OrgSrcFontLockCommentFace">For<text:s/>Org-mode</text:span></text:p>
      <text:p text:style-name="OrgSrcBlock"><text:s/><text:s/><text:s/><text:s/><text:s/><text:s/><text:s/>(<text:span text:style-name="OrgSrcFontLockKeywordFace">defun</text:span><text:s/><text:span text:style-name="OrgSrcFontLockFunctionNameFace">my:maybe-reveal</text:span><text:s/>()</text:p>
      <text:p text:style-name="OrgSrcBlock"><text:s/><text:s/><text:s/><text:s/><text:s/><text:s/><text:s/><text:s/><text:s/>(<text:span text:style-name="OrgSrcFontLockKeywordFace">interactive</text:span>)</text:p>
      <text:p text:style-name="OrgSrcBlock"><text:s/><text:s/><text:s/><text:s/><text:s/><text:s/><text:s/><text:s/><text:s/>(<text:span text:style-name="OrgSrcFontLockKeywordFace">when</text:span><text:s/>(<text:span text:style-name="OrgSrcFontLockKeywordFace">and</text:span><text:s/>(<text:span text:style-name="OrgSrcFontLockKeywordFace">or</text:span><text:s/>(memq<text:s/>major-mode<text:s/>'(org-mode<text:s/>outline-mode))</text:p>
      <text:p text:style-name="OrgSrcBlock"><text:s/><text:s/><text:s/><text:s/><text:s/><text:s/><text:s/><text:s/><text:s/><text:s/><text:s/><text:s/><text:s/><text:s/><text:s/><text:s/><text:s/><text:s/><text:s/><text:s/><text:s/><text:s/><text:s/><text:s/>(<text:span text:style-name="OrgSrcFontLockKeywordFace">and</text:span><text:s/>(boundp<text:s/>'outline-minor-mominor-de)</text:p>
      <text:p text:style-name="OrgSrcBlock"><text:s/><text:s/><text:s/><text:s/><text:s/><text:s/><text:s/><text:s/><text:s/><text:s/><text:s/><text:s/><text:s/><text:s/><text:s/><text:s/><text:s/><text:s/><text:s/><text:s/><text:s/><text:s/><text:s/><text:s/><text:s/><text:s/><text:s/><text:s/><text:s/>outline-minor-mode))</text:p>
      <text:p text:style-name="OrgSrcBlock"><text:s/><text:s/><text:s/><text:s/><text:s/><text:s/><text:s/><text:s/><text:s/><text:s/><text:s/><text:s/><text:s/><text:s/><text:s/><text:s/><text:s/><text:s/><text:s/><text:s/>(outline-invisible-p))</text:p>
      <text:p text:style-name="OrgSrcBlock"><text:s/><text:s/><text:s/><text:s/><text:s/><text:s/><text:s/><text:s/><text:s/><text:s/><text:s/>(<text:span text:style-name="OrgSrcFontLockKeywordFace">if</text:span><text:s/>(eq<text:s/>major-mode<text:s/>'org-mode)</text:p>
      <text:p text:style-name="OrgSrcBlock"><text:s/><text:s/><text:s/><text:s/><text:s/><text:s/><text:s/><text:s/><text:s/><text:s/><text:s/><text:s/><text:s/><text:s/><text:s/>(org-reveal)</text:p>
      <text:p text:style-name="OrgSrcBlock"><text:s/><text:s/><text:s/><text:s/><text:s/><text:s/><text:s/><text:s/><text:s/><text:s/><text:s/><text:s/><text:s/>(show-subtree))))</text:p>
      <text:p text:style-name="OrgSrcBlock"/>
      <text:p text:style-name="OrgSrcBlock"><text:s/><text:s/><text:s/><text:s/><text:s/><text:s/><text:s/>(<text:span text:style-name="OrgSrcFontLockKeywordFace">defun</text:span><text:s/><text:span text:style-name="OrgSrcFontLockFunctionNameFace">my:org-reveal-session-jump</text:span><text:s/>()</text:p>
      <text:p text:style-name="OrgSrcBlock"><text:s/><text:s/><text:s/><text:s/><text:s/><text:s/><text:s/><text:s/><text:s/>(message<text:s/><text:span text:style-name="OrgSrcFontLockStringFace">"call!"</text:span>)</text:p>
      <text:p text:style-name="OrgSrcBlock"><text:s/><text:s/><text:s/><text:s/><text:s/><text:s/><text:s/><text:s/><text:s/>(<text:span text:style-name="OrgSrcFontLockKeywordFace">when</text:span><text:s/>(<text:span text:style-name="OrgSrcFontLockKeywordFace">and</text:span><text:s/>(eq<text:s/>major-mode<text:s/>'org-mode)</text:p>
      <text:p text:style-name="OrgSrcBlock"><text:s/><text:s/><text:s/><text:s/><text:s/><text:s/><text:s/><text:s/><text:s/><text:s/><text:s/><text:s/><text:s/><text:s/><text:s/><text:s/><text:s/><text:s/><text:s/><text:s/>(outline-invisible-p))</text:p>
      <text:p text:style-name="OrgSrcBlock"><text:s/><text:s/><text:s/><text:s/><text:s/><text:s/><text:s/><text:s/><text:s/><text:s/><text:s/>(org-reveal)))</text:p>
      <text:p text:style-name="OrgSrcBlock"/>
      <text:p text:style-name="OrgSrcBlock"><text:s/><text:s/><text:s/><text:s/><text:s/><text:s/><text:s/><text:span text:style-name="OrgSrcFontLockCommentDelimiterFace">;;<text:s/></text:span><text:span text:style-name="OrgSrcFontLockCommentFace">C-x<text:s/>C-/</text:span></text:p>
      <text:p text:style-name="OrgSrcBlock"><text:s/><text:s/><text:s/><text:s/><text:s/><text:s/><text:s/>(add-hook<text:s/>'session-after-jump-to-last-change-hook</text:p>
      <text:p text:style-name="OrgSrcBlockLastLine"><text:s/><text:s/><text:s/><text:s/><text:s/><text:s/><text:s/><text:s/><text:s/><text:s/><text:s/><text:s/><text:s/><text:s/><text:s/><text:s/><text:s/>'my:maybe-reveal))))</text:p>
      <text:h text:style-name="Heading_20_2" text:outline-level="2" text:is-list-header="false">
<text:bookmark-start text:name="OrgXref.org312c41a"/>
<text:bookmark text:name="org312c41a"/>[wakatime-mode.el] WakaTime を利用して作業記録する
<text:bookmark-end text:name="OrgXref.org312c41a"/></text:h>
      <text:list text:style-name="OrgNumberedList" text:continue-numbering="false">
        <text:list-item>
          <text:p text:style-name="Text_20_body"><text:a xlink:type="simple" xlink:href="https://www.wakati.me/">https://www.wakati.me/</text:a>（API発行とログGUI表示）<text:line-break/></text:p>
        </text:list-item>
        <text:list-item>
          <text:p text:style-name="Text_20_body"><text:a xlink:type="simple" xlink:href="https://github.com/wakatime/wakatime">https://github.com/wakatime/wakatime</text:a>（ログ記録用スクリプト）<text:line-break/></text:p>
        </text:list-item>
        <text:list-item>
          <text:p text:style-name="Text_20_body"><text:a xlink:type="simple" xlink:href="https://github.com/nyuhuhuu/wakatime-mode">https://github.com/nyuhuhuu/wakatime-mode</text:a>（Emacs用プラグイン）<text:line-break/></text:p>
        </text:list-item>
      </text:list>
      <text:p text:style-name="Text_20_body">利用開始前に，ログ表示サイトでルールをカスタマイズしておくとよい．例えば，拡張子が <text:span text:style-name="OrgCode">.org</text:span> なファイルの場合，言語設定を <text:span text:style-name="OrgCode">Text</text:span> にする，という具合に．すると，グラフ表示がわかりやすくなる．<text:line-break/></text:p>
      <text:p text:style-name="OrgSrcBlock"><text:s/><text:s/>(<text:span text:style-name="OrgSrcFontLockKeywordFace">when</text:span><text:s/>(<text:span text:style-name="OrgSrcFontLockKeywordFace">require</text:span><text:s/>'<text:span text:style-name="OrgSrcFontLockConstantFace">wakatime-mode</text:span><text:s/>nil<text:s/>t)</text:p>
      <text:p text:style-name="OrgSrcBlock"><text:s/><text:s/><text:s/><text:s/>(<text:span text:style-name="OrgSrcFontLockKeywordFace">setq</text:span><text:s/>wakatime-api-key<text:s/><text:span text:style-name="OrgSrcFontLockStringFace">"&lt;insert<text:s/>your<text:s/>own<text:s/>api<text:s/>key&gt;"</text:span>)</text:p>
      <text:p text:style-name="OrgSrcBlock"><text:s/><text:s/><text:s/><text:s/>(<text:span text:style-name="OrgSrcFontLockKeywordFace">setq</text:span><text:s/>wakatime-cli-path<text:s/><text:span text:style-name="OrgSrcFontLockStringFace">"/Users/taka/Dropbox/emacs.d/bin/wakatime-cli.py"</text:span>)</text:p>
      <text:p text:style-name="OrgSrcBlock"><text:s/><text:s/><text:s/><text:s/><text:span text:style-name="OrgSrcFontLockCommentDelimiterFace">;;<text:s/></text:span><text:span text:style-name="OrgSrcFontLockCommentFace">すべてのバッファで訪問時に記録を開始</text:span></text:p>
      <text:p text:style-name="OrgSrcBlock"><text:span text:style-name="OrgSrcFontLockCommentDelimiterFace">;<text:s/><text:s/><text:s/><text:s/></text:span><text:span text:style-name="OrgSrcFontLockCommentFace">(global-wakatime-mode)</text:span></text:p>
      <text:p text:style-name="OrgSrcBlockLastLine"><text:s/><text:s/><text:s/><text:s/>)</text:p>
      <text:h text:style-name="Heading_20_2" text:outline-level="2" text:is-list-header="false">
<text:bookmark-start text:name="OrgXref.org67980ea"/>
<text:bookmark text:name="org67980ea"/>[neotree.el] ディレクトリ情報をツリー表示
<text:bookmark-end text:name="OrgXref.org67980ea"/></text:h>
      <text:p text:style-name="OrgSrcBlock">(<text:span text:style-name="OrgSrcFontLockKeywordFace">when</text:span><text:s/>(autoload-if-found</text:p>
      <text:p text:style-name="OrgSrcBlock"><text:s/><text:s/><text:s/><text:s/><text:s/><text:s/><text:s/>'(neotree<text:s/>neotree-toggle)</text:p>
      <text:p text:style-name="OrgSrcBlock"><text:s/><text:s/><text:s/><text:s/><text:s/><text:s/><text:s/><text:span text:style-name="OrgSrcFontLockStringFace">"neotree"</text:span><text:s/>nil<text:s/>t)</text:p>
      <text:p text:style-name="OrgSrcBlock"/>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neotree</text:span><text:s/>nil<text:s/>t))</text:p>
      <text:p text:style-name="OrgSrcBlock"/>
      <text:p text:style-name="OrgSrcBlock"><text:s/><text:s/>(<text:span text:style-name="OrgSrcFontLockKeywordFace">with-eval-after-load</text:span><text:s/><text:span text:style-name="OrgSrcFontLockStringFace">"neotree"</text:span></text:p>
      <text:p text:style-name="OrgSrcBlock"><text:s/><text:s/><text:s/><text:s/>(<text:span text:style-name="OrgSrcFontLockKeywordFace">setq</text:span><text:s/>neo-show-hidden-files<text:s/>t)</text:p>
      <text:p text:style-name="OrgSrcBlock"><text:s/><text:s/><text:s/><text:s/>(<text:span text:style-name="OrgSrcFontLockKeywordFace">setq</text:span><text:s/>neo-persist-show<text:s/>t)</text:p>
      <text:p text:style-name="OrgSrcBlock"><text:s/><text:s/><text:s/><text:s/>(<text:span text:style-name="OrgSrcFontLockKeywordFace">setq</text:span><text:s/>neo-theme<text:s/>'arrow)</text:p>
      <text:p text:style-name="OrgSrcBlock"><text:s/><text:s/><text:s/><text:s/><text:span text:style-name="OrgSrcFontLockCommentDelimiterFace">;;<text:s/></text:span><text:span text:style-name="OrgSrcFontLockCommentFace">(setq<text:s/>neo-window-position<text:s/>'right)</text:span></text:p>
      <text:p text:style-name="OrgSrcBlock"><text:s/><text:s/><text:s/><text:s/><text:span text:style-name="OrgSrcFontLockCommentDelimiterFace">;;<text:s/></text:span><text:span text:style-name="OrgSrcFontLockCommentFace">(setq<text:s/>neo-vc-integration<text:s/>'(face<text:s/>char))<text:s/>;;<text:s/>Itls<text:s/>heavy<text:s/>at<text:s/>2017-08-31</text:span></text:p>
      <text:p text:style-name="OrgSrcBlock"><text:s/><text:s/><text:s/><text:s/>(<text:span text:style-name="OrgSrcFontLockKeywordFace">setq</text:span><text:s/>neo-smart-open<text:s/>t)</text:p>
      <text:p text:style-name="OrgSrcBlock"><text:s/><text:s/><text:s/><text:s/>(<text:span text:style-name="OrgSrcFontLockKeywordFace">when</text:span><text:s/>(<text:span text:style-name="OrgSrcFontLockKeywordFace">require</text:span><text:s/>'<text:span text:style-name="OrgSrcFontLockConstantFace">all-the-icons-dired</text:span><text:s/>nil<text:s/>t)</text:p>
      <text:p text:style-name="OrgSrcBlock"><text:s/><text:s/><text:s/><text:s/><text:s/><text:s/>(<text:span text:style-name="OrgSrcFontLockKeywordFace">setq</text:span><text:s/>neo-theme<text:s/>(<text:span text:style-name="OrgSrcFontLockKeywordFace">if</text:span><text:s/>(display-graphic-p)<text:s/>'icons<text:s/>'arrow)))</text:p>
      <text:p text:style-name="OrgSrcBlock"><text:s/><text:s/><text:s/><text:s/>(<text:span text:style-name="OrgSrcFontLockKeywordFace">defvar</text:span><text:s/><text:span text:style-name="OrgSrcFontLockVariableNameFace">my:neo-frame-width-single</text:span><text:s/>80)</text:p>
      <text:p text:style-name="OrgSrcBlock"><text:s/><text:s/><text:s/><text:s/>(<text:span text:style-name="OrgSrcFontLockKeywordFace">defvar</text:span><text:s/><text:span text:style-name="OrgSrcFontLockVariableNameFace">my:neo-frame-width-double</text:span><text:s/>my:neo-frame-width-single)</text:p>
      <text:p text:style-name="OrgSrcBlock"><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pan text:style-name="OrgSrcFontLockKeywordFace">setq</text:span><text:s/>my:neo-frame-width-single<text:s/>moom-frame-width-single)</text:p>
      <text:p text:style-name="OrgSrcBlock"><text:s/><text:s/><text:s/><text:s/><text:s/><text:s/>(<text:span text:style-name="OrgSrcFontLockKeywordFace">setq</text:span><text:s/>my:neo-frame-width-double<text:s/>moom-frame-width-double))</text:p>
      <text:p text:style-name="OrgSrcBlock"><text:s/><text:s/><text:s/><text:s/>(<text:span text:style-name="OrgSrcFontLockKeywordFace">defvar</text:span><text:s/><text:span text:style-name="OrgSrcFontLockVariableNameFace">my:neo-adjusted-window-width</text:span><text:s/>(+<text:s/>3<text:s/>neo-window-width))</text:p>
      <text:p text:style-name="OrgSrcBlock"><text:s/><text:s/><text:s/><text:s/>(<text:span text:style-name="OrgSrcFontLockKeywordFace">defun</text:span><text:s/><text:span text:style-name="OrgSrcFontLockFunctionNameFace">advice:neotree-show</text:span><text:s/>()</text:p>
      <text:p text:style-name="OrgSrcBlock"><text:s/><text:s/><text:s/><text:s/><text:s/><text:s/><text:span text:style-name="OrgSrcFontLockDocFace">"Extension<text:s/>to<text:s/>support<text:s/>change<text:s/>frame<text:s/>width<text:s/>when<text:s/>opening<text:s/>neotree."</text:span></text:p>
      <text:p text:style-name="OrgSrcBlock"><text:s/><text:s/><text:s/><text:s/><text:s/><text:s/>(<text:span text:style-name="OrgSrcFontLockKeywordFace">unless</text:span><text:s/>(neo-global--window-exists-p)</text:p>
      <text:p text:style-name="OrgSrcBlock"><text:s/><text:s/><text:s/><text:s/><text:s/><text:s/><text:s/><text:s/>(set-frame-width<text:s/>(selected-frame)</text:p>
      <text:p text:style-name="OrgSrcBlock"><text:s/><text:s/><text:s/><text:s/><text:s/><text:s/><text:s/><text:s/><text:s/><text:s/><text:s/><text:s/><text:s/><text:s/><text:s/><text:s/><text:s/><text:s/><text:s/><text:s/><text:s/><text:s/><text:s/><text:s/><text:s/>(+<text:s/>(frame-width)<text:s/>my:neo-adjusted-window-width))</text:p>
      <text:p text:style-name="OrgSrcBlock"><text:s/><text:s/><text:s/><text:s/><text:s/><text:s/><text:s/><text:s/><text:span text:style-name="OrgSrcFontLockCommentDelimiterFace">;;<text:s/></text:span><text:span text:style-name="OrgSrcFontLockCommentFace">override</text:span></text:p>
      <text:p text:style-name="OrgSrcBlock"><text:s/><text:s/><text:s/><text:s/><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text:s/><text:s/><text:s/>(<text:span text:style-name="OrgSrcFontLockKeywordFace">setq</text:span><text:s/>moom-frame-width-single</text:p>
      <text:p text:style-name="OrgSrcBlock"><text:s/><text:s/><text:s/><text:s/><text:s/><text:s/><text:s/><text:s/><text:s/><text:s/><text:s/><text:s/><text:s/><text:s/><text:s/><text:s/>(+<text:s/>my:neo-frame-width-single<text:s/>my:neo-adjusted-window-width))</text:p>
      <text:p text:style-name="OrgSrcBlock"><text:s/><text:s/><text:s/><text:s/><text:s/><text:s/><text:s/><text:s/><text:s/><text:s/>(<text:span text:style-name="OrgSrcFontLockKeywordFace">setq</text:span><text:s/>moom-frame-width-double</text:p>
      <text:p text:style-name="OrgSrcBlock"><text:s/><text:s/><text:s/><text:s/><text:s/><text:s/><text:s/><text:s/><text:s/><text:s/><text:s/><text:s/><text:s/><text:s/><text:s/><text:s/>(+<text:s/>my:neo-frame-width-double<text:s/>my:neo-adjusted-window-width)))))</text:p>
      <text:p text:style-name="OrgSrcBlock"><text:s/><text:s/><text:s/><text:s/>(advice-add<text:s/>'neotree-show<text:s/><text:span text:style-name="OrgSrcFontLockBuiltinFace">:before</text:span><text:s/>#'advice:neotree-show)</text:p>
      <text:p text:style-name="OrgSrcBlock"><text:s/><text:s/><text:s/><text:s/>(<text:span text:style-name="OrgSrcFontLockKeywordFace">defun</text:span><text:s/><text:span text:style-name="OrgSrcFontLockFunctionNameFace">advice:neotree-hide</text:span><text:s/>()</text:p>
      <text:p text:style-name="OrgSrcBlock"><text:s/><text:s/><text:s/><text:s/><text:s/><text:s/><text:span text:style-name="OrgSrcFontLockDocFace">"Extension<text:s/>to<text:s/>support<text:s/>change<text:s/>frame<text:s/>width<text:s/>when<text:s/>closing<text:s/>neotree."</text:span></text:p>
      <text:p text:style-name="OrgSrcBlock"><text:s/><text:s/><text:s/><text:s/><text:s/><text:s/>(<text:span text:style-name="OrgSrcFontLockKeywordFace">when</text:span><text:s/>(neo-global--window-exists-p)</text:p>
      <text:p text:style-name="OrgSrcBlock"><text:s/><text:s/><text:s/><text:s/><text:s/><text:s/><text:s/><text:s/>(set-frame-width<text:s/>(selected-frame)</text:p>
      <text:p text:style-name="OrgSrcBlock"><text:s/><text:s/><text:s/><text:s/><text:s/><text:s/><text:s/><text:s/><text:s/><text:s/><text:s/><text:s/><text:s/><text:s/><text:s/><text:s/><text:s/><text:s/><text:s/><text:s/><text:s/><text:s/><text:s/><text:s/><text:s/>(-<text:s/>(frame-width)<text:s/>my:neo-adjusted-window-width))</text:p>
      <text:p text:style-name="OrgSrcBlock"><text:s/><text:s/><text:s/><text:s/><text:s/><text:s/><text:s/><text:s/><text:span text:style-name="OrgSrcFontLockCommentDelimiterFace">;;<text:s/></text:span><text:span text:style-name="OrgSrcFontLockCommentFace">restore</text:span></text:p>
      <text:p text:style-name="OrgSrcBlock"><text:s/><text:s/><text:s/><text:s/><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text:s/><text:s/><text:s/>(<text:span text:style-name="OrgSrcFontLockKeywordFace">setq</text:span><text:s/>moom-frame-width-single<text:s/>my:neo-frame-width-single)</text:p>
      <text:p text:style-name="OrgSrcBlock"><text:s/><text:s/><text:s/><text:s/><text:s/><text:s/><text:s/><text:s/><text:s/><text:s/>(<text:span text:style-name="OrgSrcFontLockKeywordFace">setq</text:span><text:s/>moom-frame-width-double<text:s/>my:neo-frame-width-double)))</text:p>
      <text:p text:style-name="OrgSrcBlock"><text:s/><text:s/><text:s/><text:s/><text:s/><text:s/>(<text:span text:style-name="OrgSrcFontLockKeywordFace">when</text:span><text:s/>(&gt;<text:s/>my:neo-frame-width-single<text:s/>(frame-width))</text:p>
      <text:p text:style-name="OrgSrcBlock"><text:s/><text:s/><text:s/><text:s/><text:s/><text:s/><text:s/><text:s/>(set-frame-width<text:s/>(selected-frame)<text:s/>my:neo-frame-width-single)))</text:p>
      <text:p text:style-name="OrgSrcBlock"><text:s/><text:s/><text:s/><text:s/>(advice-add<text:s/>'neotree-hide<text:s/><text:span text:style-name="OrgSrcFontLockBuiltinFace">:before</text:span><text:s/>#'advice:neotree-hide)</text:p>
      <text:p text:style-name="OrgSrcBlock"><text:s/><text:s/><text:s/><text:s/>(<text:span text:style-name="OrgSrcFontLockKeywordFace">when</text:span><text:s/>neo-persist-show</text:p>
      <text:p text:style-name="OrgSrcBlock"><text:s/><text:s/><text:s/><text:s/><text:s/><text:s/>(add-hook<text:s/>'popwin:before-popup-hook</text:p>
      <text:p text:style-name="OrgSrcBlock"><text:s/><text:s/><text:s/><text:s/><text:s/><text:s/><text:s/><text:s/><text:s/><text:s/><text:s/><text:s/><text:s/><text:s/><text:s/><text:s/>#'(lambda<text:s/>()<text:s/>(<text:span text:style-name="OrgSrcFontLockKeywordFace">setq</text:span><text:s/>neo-persist-show<text:s/>nil)))</text:p>
      <text:p text:style-name="OrgSrcBlock"><text:s/><text:s/><text:s/><text:s/><text:s/><text:s/>(add-hook<text:s/>'popwin:after-popup-hook</text:p>
      <text:p text:style-name="OrgSrcBlock"><text:s/><text:s/><text:s/><text:s/><text:s/><text:s/><text:s/><text:s/><text:s/><text:s/><text:s/><text:s/><text:s/><text:s/><text:s/><text:s/>#'(lambda<text:s/>()<text:s/>(<text:span text:style-name="OrgSrcFontLockKeywordFace">setq</text:span><text:s/>neo-persist-show<text:s/>t)))))</text:p>
      <text:p text:style-name="OrgSrcBlock"/>
      <text:p text:style-name="OrgSrcBlockLastLine"><text:s/><text:s/>(global-set-key<text:s/>(kbd<text:s/><text:span text:style-name="OrgSrcFontLockStringFace">"C-c<text:s/>n"</text:span>)<text:s/>'neotree-toggle))</text:p>
      <text:h text:style-name="Heading_20_2" text:outline-level="2" text:is-list-header="false">
<text:bookmark-start text:name="OrgXref.orga70efac"/>
<text:bookmark text:name="orga70efac"/>[osx-trash] system-move-file-to-trash を有効にする
<text:bookmark-end text:name="OrgXref.orga70efac"/></text:h>
      <text:p text:style-name="Text_20_body"><text:a xlink:type="simple" xlink:href="https://github.com/lunaryorn/osx-trash.el">osx-trash</text:a> は，OSXで <text:span text:style-name="OrgCode">system-move-file-to-trash</text:span> を使えるようにする．単独で使うのはあまり考えられないので，読み込みを <text:span text:style-name="OrgCode">dired</text:span> に紐付けます．<text:line-break/></text:p>
      <text:p text:style-name="OrgSrcBlock">(<text:span text:style-name="OrgSrcFontLockKeywordFace">with-eval-after-load</text:span><text:s/><text:span text:style-name="OrgSrcFontLockStringFace">"dired"</text:span></text:p>
      <text:p text:style-name="OrgSrcBlock"><text:s/><text:s/>(<text:span text:style-name="OrgSrcFontLockKeywordFace">setq</text:span><text:s/>dired-use-ls-dired<text:s/>nil)</text:p>
      <text:p text:style-name="OrgSrcBlock"><text:s/><text:s/>(<text:span text:style-name="OrgSrcFontLockKeywordFace">when</text:span><text:s/>(<text:span text:style-name="OrgSrcFontLockKeywordFace">require</text:span><text:s/>'<text:span text:style-name="OrgSrcFontLockConstantFace">osx-trash</text:span><text:s/>nil<text:s/>t)</text:p>
      <text:p text:style-name="OrgSrcBlock"><text:s/><text:s/><text:s/><text:s/>(<text:span text:style-name="OrgSrcFontLockKeywordFace">setq</text:span><text:s/>delete-by-moving-to-trash<text:s/>t)</text:p>
      <text:p text:style-name="OrgSrcBlockLastLine"><text:s/><text:s/><text:s/><text:s/>(osx-trash-setup)))</text:p>
      <text:h text:style-name="Heading_20_2" text:outline-level="2" text:is-list-header="false">
<text:bookmark-start text:name="OrgXref.org1b8d9b2"/>
<text:bookmark text:name="org1b8d9b2"/><text:span text:style-name="OrgTodo">TODO</text:span> [helpful] リッチなヘルプページ
<text:bookmark-end text:name="OrgXref.org1b8d9b2"/></text:h>
      <text:p text:style-name="OrgSrcBlock">(<text:span text:style-name="OrgSrcFontLockKeywordFace">when</text:span><text:s/>(autoload-if-found</text:p>
      <text:p text:style-name="OrgSrcBlock"><text:s/><text:s/><text:s/><text:s/><text:s/><text:s/><text:s/>'(helpful-function)</text:p>
      <text:p text:style-name="OrgSrcBlock"><text:s/><text:s/><text:s/><text:s/><text:s/><text:s/><text:s/><text:span text:style-name="OrgSrcFontLockStringFace">"helpful"</text:span><text:s/>nil<text:s/>t)</text:p>
      <text:p text:style-name="OrgSrcBlock"><text:s/><text:s/>(<text:span text:style-name="OrgSrcFontLockKeywordFace">with-eval-after-load</text:span><text:s/><text:span text:style-name="OrgSrcFontLockStringFace">"helpful"</text:span></text:p>
      <text:p text:style-name="OrgSrcBlock"><text:s/><text:s/><text:s/><text:s/>(<text:span text:style-name="OrgSrcFontLockKeywordFace">require</text:span><text:s/>'<text:span text:style-name="OrgSrcFontLockConstantFace">helm-config</text:span><text:s/>nil<text:s/>t))</text:p>
      <text:p text:style-name="OrgSrcBlockLastLine"><text:s/><text:s/>(global-set-key<text:s/>(kbd<text:s/><text:span text:style-name="OrgSrcFontLockStringFace">"C-h<text:s/>f"</text:span>)<text:s/>'helpful-function))</text:p>
      <text:h text:style-name="Heading_20_2" text:outline-level="2" text:is-list-header="false">
<text:bookmark-start text:name="OrgXref.orgde13290"/>
<text:bookmark text:name="orgde13290"/>[keyfreq.el] コマンドログ
<text:bookmark-end text:name="OrgXref.orgde13290"/></text:h>
      <text:p text:style-name="Text_20_body">発行しているコマンドの使用頻度を記録し確認できます．デフォルトで， <text:span text:style-name="OrgCode">~/.emacs.keyfreq</text:span> に情報が記録されます．<text:line-break/></text:p>
      <text:p text:style-name="OrgSrcBlock">(<text:span text:style-name="OrgSrcFontLockKeywordFace">when</text:span><text:s/>(autoload-if-found</text:p>
      <text:p text:style-name="OrgSrcBlock"><text:s/><text:s/><text:s/><text:s/><text:s/><text:s/><text:s/>'(keyfreq-mode<text:s/>keyfreq-autosave-mode<text:s/>keyfreq-show)</text:p>
      <text:p text:style-name="OrgSrcBlock"><text:s/><text:s/><text:s/><text:s/><text:s/><text:s/><text:s/><text:span text:style-name="OrgSrcFontLockStringFace">"keyfreq"</text:span><text:s/>nil<text:s/>t)</text:p>
      <text:p text:style-name="OrgSrcBlock"/>
      <text:p text:style-name="OrgSrcBlock"><text:s/><text:s/>(<text:span text:style-name="OrgSrcFontLockKeywordFace">with-eval-after-load</text:span><text:s/><text:span text:style-name="OrgSrcFontLockStringFace">"keyfreq"</text:span></text:p>
      <text:p text:style-name="OrgSrcBlock"><text:s/><text:s/><text:s/><text:s/>(<text:span text:style-name="OrgSrcFontLockKeywordFace">defun</text:span><text:s/><text:span text:style-name="OrgSrcFontLockFunctionNameFace">advice:keyfreq-show</text:span><text:s/>()</text:p>
      <text:p text:style-name="OrgSrcBlock"><text:s/><text:s/><text:s/><text:s/><text:s/><text:s/><text:span text:style-name="OrgSrcFontLockDocFace">"Extension<text:s/>to<text:s/>make<text:s/>the<text:s/>buffer<text:s/>view-only."</text:span></text:p>
      <text:p text:style-name="OrgSrcBlock"><text:s/><text:s/><text:s/><text:s/><text:s/><text:s/>(<text:span text:style-name="OrgSrcFontLockKeywordFace">interactive</text:span>)</text:p>
      <text:p text:style-name="OrgSrcBlock"><text:s/><text:s/><text:s/><text:s/><text:s/><text:s/>(<text:span text:style-name="OrgSrcFontLockKeywordFace">if</text:span><text:s/>(<text:span text:style-name="OrgSrcFontLockKeywordFace">require</text:span><text:s/>'<text:span text:style-name="OrgSrcFontLockConstantFace">shut-up</text:span><text:s/>nil<text:s/>t)</text:p>
      <text:p text:style-name="OrgSrcBlock"><text:s/><text:s/><text:s/><text:s/><text:s/><text:s/><text:s/><text:s/><text:s/><text:s/>(<text:span text:style-name="OrgSrcFontLockKeywordFace">shut-up</text:span><text:s/>(view-buffer<text:s/>keyfreq-buffer))</text:p>
      <text:p text:style-name="OrgSrcBlock"><text:s/><text:s/><text:s/><text:s/><text:s/><text:s/>(view-buffer<text:s/>keyfreq-buffer)))</text:p>
      <text:p text:style-name="OrgSrcBlock"><text:s/><text:s/><text:s/><text:s/>(advice-add<text:s/>'keyfreq-show<text:s/><text:span text:style-name="OrgSrcFontLockBuiltinFace">:after</text:span><text:s/>#'advice:keyfreq-show)</text:p>
      <text:p text:style-name="OrgSrcBlock"><text:s/><text:s/><text:s/><text:s/><text:span text:style-name="OrgSrcFontLockCommentDelimiterFace">;;<text:s/></text:span><text:span text:style-name="OrgSrcFontLockCommentFace">(define-key<text:s/>keyfreq-mode-map<text:s/>(kbd<text:s/>"q")</text:span></text:p>
      <text:p text:style-name="OrgSrcBlock"><text:s/><text:s/><text:s/><text:s/><text:span text:style-name="OrgSrcFontLockCommentDelimiterFace">;;<text:s/><text:s/><text:s/></text:span><text:span text:style-name="OrgSrcFontLockCommentFace">#'(lambda<text:s/>()<text:s/>(interactive)</text:span></text:p>
      <text:p text:style-name="OrgSrcBlock"><text:s/><text:s/><text:s/><text:s/><text:span text:style-name="OrgSrcFontLockCommentDelimiterFace">;;<text:s/><text:s/><text:s/><text:s/><text:s/><text:s/><text:s/></text:span><text:span text:style-name="OrgSrcFontLockCommentFace">(when<text:s/>(string=<text:s/>(buffer-name)<text:s/>keyfreq-buffer)</text:span></text:p>
      <text:p text:style-name="OrgSrcBlock"><text:s/><text:s/><text:s/><text:s/><text:span text:style-name="OrgSrcFontLockCommentDelimiterFace">;;<text:s/><text:s/><text:s/><text:s/><text:s/><text:s/><text:s/><text:s/><text:s/></text:span><text:span text:style-name="OrgSrcFontLockCommentFace">(kill-buffer-and-window))))</text:span></text:p>
      <text:p text:style-name="OrgSrcBlock"><text:s/><text:s/><text:s/><text:s/>(<text:span text:style-name="OrgSrcFontLockKeywordFace">setq</text:span><text:s/>keyfreq-file</text:p>
      <text:p text:style-name="OrgSrcBlock"><text:s/><text:s/><text:s/><text:s/><text:s/><text:s/><text:s/><text:s/><text:s/><text:s/>(expand-file-name<text:s/><text:span text:style-name="OrgSrcFontLockStringFace">"~/Dropbox/emacs.d/.keyfreq"</text:span>))</text:p>
      <text:p text:style-name="OrgSrcBlock"><text:s/><text:s/><text:s/><text:s/>(keyfreq-autosave-mode<text:s/>1))</text:p>
      <text:p text:style-name="OrgSrcBlock"/>
      <text:p text:style-name="OrgSrcBlock"><text:s/><text:s/>(<text:span text:style-name="OrgSrcFontLockKeywordFace">with-eval-after-load</text:span><text:s/><text:span text:style-name="OrgSrcFontLockStringFace">"helm-config"</text:span></text:p>
      <text:p text:style-name="OrgSrcBlockLastLine"><text:s/><text:s/><text:s/><text:s/>(keyfreq-mode<text:s/>1)))</text:p>
      <text:h text:style-name="Heading_20_1" text:outline-level="1" text:is-list-header="false">
<text:bookmark-start text:name="OrgXref.ID-FDED94E1-ADB0-466B-98A0-9138F4360779"/>
<text:bookmark text:name="ID-FDED94E1-ADB0-466B-98A0-9138F4360779"/>
<text:bookmark-end text:name="OrgXref.ID-FDED94E1-ADB0-466B-98A0-9138F4360779"/>
<text:bookmark-start text:name="OrgXref.orge70f894"/>
<text:bookmark text:name="orge70f894"/>開発サポート
<text:bookmark-end text:name="OrgXref.orge70f894"/></text:h>
      <text:h text:style-name="Heading_20_2" text:outline-level="2" text:is-list-header="false">
<text:bookmark-start text:name="OrgXref.org0958daf"/>
<text:bookmark text:name="org0958daf"/>便利キーバインド
<text:bookmark-end text:name="OrgXref.org0958daf"/></text:h>
      <text:p text:style-name="OrgSrcBlock">(global-set-key<text:s/>(kbd<text:s/><text:span text:style-name="OrgSrcFontLockStringFace">"C-;"</text:span>)<text:s/>'comment-dwim)<text:s/><text:span text:style-name="OrgSrcFontLockCommentDelimiterFace">;;<text:s/></text:span><text:span text:style-name="OrgSrcFontLockCommentFace">M-;<text:s/>is<text:s/>the<text:s/>defualt</text:span></text:p>
      <text:p text:style-name="OrgSrcBlockLastLine">(global-set-key<text:s/>(kbd<text:s/><text:span text:style-name="OrgSrcFontLockStringFace">"C-c<text:s/>c"</text:span>)<text:s/>'compile)</text:p>
      <text:h text:style-name="Heading_20_2" text:outline-level="2" text:is-list-header="false">
<text:bookmark-start text:name="OrgXref.orga6479b6"/>
<text:bookmark text:name="orga6479b6"/>[gist.el] Gist インターフェイス
<text:bookmark-end text:name="OrgXref.orga6479b6"/></text:h>
      <text:p text:style-name="OrgSrcBlockLastLine">(autoload-if-found<text:s/>'(gist)<text:s/><text:span text:style-name="OrgSrcFontLockStringFace">"gist"</text:span><text:s/>nil<text:s/>t)</text:p>
      <text:h text:style-name="Heading_20_2" text:outline-level="2" text:is-list-header="false">
<text:bookmark-start text:name="OrgXref.org8907ef6"/>
<text:bookmark text:name="org8907ef6"/>[doxymacs.el] Doxygen のコメントを簡単に入力する
<text:bookmark-end text:name="OrgXref.org8907ef6"/></text:h>
      <text:list text:style-name="OrgBulletedList" text:continue-numbering="false">
        <text:list-item>
          <text:p text:style-name="Text_20_body"><text:a xlink:type="simple" xlink:href="http://doxymacs.sourceforge.net/">http://doxymacs.sourceforge.net/</text:a><text:line-break/></text:p>
        </text:list-item>
      </text:list>
      <text:p text:style-name="OrgSrcBlock">(<text:span text:style-name="OrgSrcFontLockKeywordFace">when</text:span><text:s/>(autoload-if-found</text:p>
      <text:p text:style-name="OrgSrcBlock"><text:s/><text:s/><text:s/><text:s/><text:s/><text:s/><text:s/>'(doxymacs-mode)</text:p>
      <text:p text:style-name="OrgSrcBlock"><text:s/><text:s/><text:s/><text:s/><text:s/><text:s/><text:s/><text:span text:style-name="OrgSrcFontLockStringFace">"doxymacs"</text:span><text:s/>nil<text:s/>t)</text:p>
      <text:p text:style-name="OrgSrcBlock"/>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doxymacs</text:span><text:s/>nil<text:s/>t))</text:p>
      <text:p text:style-name="OrgSrcBlock"/>
      <text:p text:style-name="OrgSrcBlock"><text:s/><text:s/>(<text:span text:style-name="OrgSrcFontLockKeywordFace">with-eval-after-load</text:span><text:s/><text:span text:style-name="OrgSrcFontLockStringFace">"doxymacs"</text:span></text:p>
      <text:p text:style-name="OrgSrcBlock"><text:s/><text:s/><text:s/><text:s/>(<text:span text:style-name="OrgSrcFontLockKeywordFace">setq</text:span><text:s/>doxymacs-doxygen-style<text:s/><text:span text:style-name="OrgSrcFontLockStringFace">"JavaDoc"</text:span>)</text:p>
      <text:p text:style-name="OrgSrcBlock"><text:s/><text:s/><text:s/><text:s/>(add-hook<text:s/>'font-lock-mode-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when</text:span><text:s/>(memq<text:s/>major-mode<text:s/>'(c-mode<text:s/>c++-mode))</text:p>
      <text:p text:style-name="OrgSrcBlock"><text:s/><text:s/><text:s/><text:s/><text:s/><text:s/><text:s/><text:s/><text:s/><text:s/><text:s/><text:s/><text:s/><text:s/><text:s/><text:s/><text:s/><text:s/><text:s/><text:s/>(doxymacs-font-lock))))</text:p>
      <text:p text:style-name="OrgSrcBlock"><text:s/><text:s/><text:s/><text:s/>(define-key<text:s/>doxymacs-mode-map<text:s/>(kbd<text:s/><text:span text:style-name="OrgSrcFontLockStringFace">"C-c<text:s/>C-s"</text:span>)<text:s/>'ff-find-other-file))</text:p>
      <text:p text:style-name="OrgSrcBlock"/>
      <text:p text:style-name="OrgSrcBlockLastLine"><text:s/><text:s/>(add-hook<text:s/>'c-mode-common-hook<text:s/>'doxymacs-mode))</text:p>
      <text:h text:style-name="Heading_20_2" text:outline-level="2" text:is-list-header="false">
<text:bookmark-start text:name="OrgXref.org4e3dc76"/>
<text:bookmark text:name="org4e3dc76"/>[matlab.el] Matlab用の設定<text:tab/><text:span text:style-name="OrgTags">[<text:span text:style-name="OrgTag">Mac</text:span>]</text:span>
<text:bookmark-end text:name="OrgXref.org4e3dc76"/></text:h>
      <text:p text:style-name="OrgSrcBlock">(<text:span text:style-name="OrgSrcFontLockKeywordFace">when</text:span><text:s/>(<text:span text:style-name="OrgSrcFontLockKeywordFace">and</text:span><text:s/>(memq<text:s/>window-system<text:s/>'(mac<text:s/>ns))</text:p>
      <text:p text:style-name="OrgSrcBlock"><text:s/><text:s/><text:s/><text:s/><text:s/><text:s/><text:s/><text:s/><text:s/><text:s/><text:s/>(&gt;<text:s/>emacs-major-version<text:s/>23))</text:p>
      <text:p text:style-name="OrgSrcBlock"><text:s/><text:s/>(<text:span text:style-name="OrgSrcFontLockKeywordFace">when</text:span><text:s/>(autoload-if-found</text:p>
      <text:p text:style-name="OrgSrcBlock"><text:s/><text:s/><text:s/><text:s/><text:s/><text:s/><text:s/><text:s/><text:s/>'(matlab-mode<text:s/>matlab-shell)</text:p>
      <text:p text:style-name="OrgSrcBlock"><text:s/><text:s/><text:s/><text:s/><text:s/><text:s/><text:s/><text:s/><text:s/><text:span text:style-name="OrgSrcFontLockStringFace">"matlab"</text:span><text:s/>nil<text:s/>t)</text:p>
      <text:p text:style-name="OrgSrcBlockLastLine"><text:s/><text:s/><text:s/><text:s/>(<text:span text:style-name="OrgSrcFontLockKeywordFace">push</text:span><text:s/>'(<text:span text:style-name="OrgSrcFontLockStringFace">"\\.m$"</text:span><text:s/>.<text:s/>matlab-mode)<text:s/>auto-mode-alist)))</text:p>
      <text:h text:style-name="Heading_20_2" text:outline-level="2" text:is-list-header="false">
<text:bookmark-start text:name="OrgXref.orge1391a6"/>
<text:bookmark text:name="orge1391a6"/>[flycheck.el] 構文エラー表示
<text:bookmark-end text:name="OrgXref.orge1391a6"/></text:h>
      <text:list text:style-name="OrgBulletedList" text:continue-numbering="false">
        <text:list-item>
          <text:p text:style-name="Text_20_body">auto-complete より前に hook設定しておくと余計なエラーが出ないようです．<text:line-break/></text:p>
        </text:list-item>
      </text:list>
      <text:p text:style-name="OrgSrcBlock"><text:span text:style-name="OrgSrcFontLockCommentDelimiterFace">;;</text:span><text:span text:style-name="OrgSrcFontLockCommentFace">http://qiita.com/senda-akiha/items/cddb02cfdbc0c8c7bc2b</text:span></text:p>
      <text:p text:style-name="OrgSrcBlock">(<text:span text:style-name="OrgSrcFontLockKeywordFace">when</text:span><text:s/>(autoload-if-found</text:p>
      <text:p text:style-name="OrgSrcBlock"><text:s/><text:s/><text:s/><text:s/><text:s/><text:s/><text:s/>'(flycheck-mode)</text:p>
      <text:p text:style-name="OrgSrcBlock"><text:s/><text:s/><text:s/><text:s/><text:s/><text:s/><text:s/><text:span text:style-name="OrgSrcFontLockStringFace">"flycheck"</text:span><text:s/>nil<text:s/>t)</text:p>
      <text:p text:style-name="OrgSrcBlock"/>
      <text:p text:style-name="OrgSrcBlock"><text:s/><text:s/>(<text:span text:style-name="OrgSrcFontLockKeywordFace">with-eval-after-load</text:span><text:s/><text:span text:style-name="OrgSrcFontLockStringFace">"flycheck"</text:span></text:p>
      <text:p text:style-name="OrgSrcBlock"><text:s/><text:s/><text:s/><text:s/>(<text:span text:style-name="OrgSrcFontLockKeywordFace">require</text:span><text:s/>'<text:span text:style-name="OrgSrcFontLockConstantFace">helm-flycheck</text:span><text:s/>nil<text:s/>t)</text:p>
      <text:p text:style-name="OrgSrcBlock"><text:s/><text:s/><text:s/><text:s/>(<text:span text:style-name="OrgSrcFontLockKeywordFace">setq</text:span><text:s/>flycheck-gcc-language-standard<text:s/><text:span text:style-name="OrgSrcFontLockStringFace">"c++11"</text:span>)</text:p>
      <text:p text:style-name="OrgSrcBlock"><text:s/><text:s/><text:s/><text:s/>(<text:span text:style-name="OrgSrcFontLockKeywordFace">setq</text:span><text:s/>flycheck-clang-language-standard<text:s/><text:span text:style-name="OrgSrcFontLockStringFace">"c++11"</text:span>)</text:p>
      <text:p text:style-name="OrgSrcBlock"><text:s/><text:s/><text:s/><text:s/>(<text:span text:style-name="OrgSrcFontLockKeywordFace">when</text:span><text:s/>(<text:span text:style-name="OrgSrcFontLockKeywordFace">require</text:span><text:s/>'<text:span text:style-name="OrgSrcFontLockConstantFace">flycheck-pos-tip</text:span><text:s/>nil<text:s/>t)</text:p>
      <text:p text:style-name="OrgSrcBlock"><text:s/><text:s/><text:s/><text:s/><text:s/><text:s/>'(custom-set-variables</text:p>
      <text:p text:style-name="OrgSrcBlock"><text:s/><text:s/><text:s/><text:s/><text:s/><text:s/><text:s/><text:s/>'(flycheck-display-errors-function</text:p>
      <text:p text:style-name="OrgSrcBlock"><text:s/><text:s/><text:s/><text:s/><text:s/><text:s/><text:s/><text:s/><text:s/><text:s/>#'flycheck-pos-tip-error-messages))))</text:p>
      <text:p text:style-name="OrgSrcBlock"/>
      <text:p text:style-name="OrgSrcBlock"><text:s/><text:s/><text:span text:style-name="OrgSrcFontLockCommentDelimiterFace">;;<text:s/></text:span><text:span text:style-name="OrgSrcFontLockCommentFace">(flycheck-add-next-checker<text:s/>'javascript-jshint</text:span></text:p>
      <text:p text:style-name="OrgSrcBlock"><text:s/><text:s/><text:span text:style-name="OrgSrcFontLockCommentDelimiterFace">;;<text:s/></text:span><text:span text:style-name="OrgSrcFontLockCommentFace">'javascript-gjslint)</text:span></text:p>
      <text:p text:style-name="OrgSrcBlock"/>
      <text:p text:style-name="OrgSrcBlock"><text:s/><text:s/>(<text:span text:style-name="OrgSrcFontLockKeywordFace">dolist</text:span></text:p>
      <text:p text:style-name="OrgSrcBlock"><text:s/><text:s/><text:s/><text:s/><text:s/><text:s/>(hook</text:p>
      <text:p text:style-name="OrgSrcBlock"><text:s/><text:s/><text:s/><text:s/><text:s/><text:s/><text:s/>'(js2-mode-hook<text:s/>c-mode-common-hook<text:s/>perl-mode-hook<text:s/>python-mode-hook))</text:p>
      <text:p text:style-name="OrgSrcBlockLastLine"><text:s/><text:s/><text:s/><text:s/>(add-hook<text:s/>hook<text:s/>'flycheck-mode)))</text:p>
      <text:h text:style-name="Heading_20_2" text:outline-level="2" text:is-list-header="false">
<text:bookmark-start text:name="OrgXref.org0f3c8cd"/>
<text:bookmark text:name="org0f3c8cd"/>[auto-complete.el] 自動補完機能
<text:bookmark-end text:name="OrgXref.org0f3c8cd"/></text:h>
      <text:p text:style-name="Text_20_body"><text:a xlink:type="simple" xlink:href="http://cx4a.org/software/auto-complete/manual.ja.html">http://cx4a.org/software/auto-complete/manual.ja.html</text:a><text:line-break/></text:p>
      <text:list text:style-name="OrgBulletedList" text:continue-numbering="false">
        <text:list-item>
          <text:p text:style-name="Text_20_body">辞書データを使う（ <text:span text:style-name="OrgCode">ac-dictionary-directories</text:span> ）<text:line-break/></text:p>
        </text:list-item>
        <text:list-item>
          <text:p text:style-name="Text_20_body">auto-complete.el, auto-complete-config.el, fuzzy.el, popup.el を使う．<text:line-break/></text:p>
        </text:list-item>
        <text:list-item>
          <text:p text:style-name="Text_20_body"><text:a xlink:type="simple" xlink:href="http://cx4a.org/software/auto-complete/manual.ja.html">日本語マニュアル</text:a><text:line-break/></text:p>
        </text:list-item>
        <text:list-item>
          <text:p text:style-name="Text_20_body">ac-auto-start を 4 にしておけば，3文字までは TAB を yasnippet に渡せる．<text:line-break/></text:p>
        </text:list-item>
      </text:list>
      <text:p text:style-name="Text_20_body">Org-mode ユーザにとって <text:span text:style-name="OrgCode">TAB</text:span> は非常に重要なコマンド．そこに <text:span text:style-name="OrgCode">auto-complete</text:span> と <text:span text:style-name="OrgCode">yasnippet</text:span> が <text:span text:style-name="OrgCode">TAB</text:span> を奪いに来るので，住み分けが重要になる．=ac-auto-start= を=4=にすると，&lt;s=TAB= によるソースブロックの短縮入力を <text:span text:style-name="OrgCode">yasnippet</text:span> で実行できる（この目的だけならば=3=を指定してもいい）．&lt;sys などと4文字入力すると，=auto-complete= が動いて &lt;system&gt; などを補完してくれる．もちろん，見出しで <text:span text:style-name="OrgCode">TAB</text:span> を押すときには，ツリーの表示／非表示の切り替えになる．<text:line-break/></text:p>
      <text:p text:style-name="Text_20_body">情報源については，<text:a xlink:type="simple" xlink:href="http://cx4a.org/software/auto-complete/manual.ja.html#.E6.A8.99.E6.BA.96.E6.83.85.E5.A0.B1.E6.BA.90">オンラインマニュアル</text:a>を参照のこと．<text:line-break/></text:p>
      <text:p text:style-name="Text_20_body">auto-complete が正しく効いているかは，バッファ内で適当にパスを打ち込んで，補完候補が表示されるかで判定判定できると思います（ <text:span text:style-name="OrgCode">/home</text:span> を入力とか）<text:line-break/></text:p>
      <text:p text:style-name="OrgSrcBlock">(<text:span text:style-name="OrgSrcFontLockKeywordFace">when</text:span><text:s/>(autoload-if-found</text:p>
      <text:p text:style-name="OrgSrcBlock"><text:s/><text:s/><text:s/><text:s/><text:s/><text:s/><text:s/>'(ac-default-setup<text:s/>ac-org-mode-setup)</text:p>
      <text:p text:style-name="OrgSrcBlock"><text:s/><text:s/><text:s/><text:s/><text:s/><text:s/><text:s/><text:span text:style-name="OrgSrcFontLockStringFace">"auto-complete"</text:span><text:s/>nil<text:s/>t)</text:p>
      <text:p text:style-name="OrgSrcBlock"/>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auto-complete</text:span><text:s/>nil<text:s/>t))</text:p>
      <text:p text:style-name="OrgSrcBlock"/>
      <text:p text:style-name="OrgSrcBlock"><text:s/><text:s/>(<text:span text:style-name="OrgSrcFontLockKeywordFace">with-eval-after-load</text:span><text:s/><text:span text:style-name="OrgSrcFontLockStringFace">"auto-complete"</text:span></text:p>
      <text:p text:style-name="OrgSrcBlock"><text:s/><text:s/><text:s/><text:s/>(<text:span text:style-name="OrgSrcFontLockKeywordFace">require</text:span><text:s/>'<text:span text:style-name="OrgSrcFontLockConstantFace">auto-complete-config</text:span><text:s/>nil<text:s/>t)</text:p>
      <text:p text:style-name="OrgSrcBlock"><text:s/><text:s/><text:s/><text:s/>(ac-config-default)</text:p>
      <text:p text:style-name="OrgSrcBlock"><text:s/><text:s/><text:s/><text:s/><text:span text:style-name="OrgSrcFontLockCommentDelimiterFace">;;<text:s/></text:span><text:span text:style-name="OrgSrcFontLockCommentFace">追加のメジャーモードを設定</text:span></text:p>
      <text:p text:style-name="OrgSrcBlock"><text:s/><text:s/><text:s/><text:s/>(add-to-list<text:s/>'ac-modes<text:s/>'objc-mode)</text:p>
      <text:p text:style-name="OrgSrcBlock"><text:s/><text:s/><text:s/><text:s/>(add-to-list<text:s/>'ac-modes<text:s/>'org-mode)</text:p>
      <text:p text:style-name="OrgSrcBlock"><text:s/><text:s/><text:s/><text:s/><text:span text:style-name="OrgSrcFontLockCommentDelimiterFace">;;<text:s/></text:span><text:span text:style-name="OrgSrcFontLockCommentFace">ac-modes<text:s/>にあるメジャーモードで有効にする</text:span></text:p>
      <text:p text:style-name="OrgSrcBlock"><text:s/><text:s/><text:s/><text:s/><text:span text:style-name="OrgSrcFontLockCommentDelimiterFace">;;</text:span><text:span text:style-name="OrgSrcFontLockCommentFace">lisp,<text:s/>c,<text:s/>c++,<text:s/>java,<text:s/>perl,<text:s/>cperl,<text:s/>python,<text:s/>makefile,<text:s/>sh,<text:s/>fortran,<text:s/>f90</text:span></text:p>
      <text:p text:style-name="OrgSrcBlock"><text:s/><text:s/><text:s/><text:s/>(global-auto-complete-mode<text:s/>t)</text:p>
      <text:p text:style-name="OrgSrcBlock"><text:s/><text:s/><text:s/><text:s/><text:span text:style-name="OrgSrcFontLockCommentDelimiterFace">;;<text:s/></text:span><text:span text:style-name="OrgSrcFontLockCommentFace">辞書</text:span></text:p>
      <text:p text:style-name="OrgSrcBlock"><text:s/><text:s/><text:s/><text:s/>(add-to-list<text:s/>'ac-dictionary-directories<text:s/><text:span text:style-name="OrgSrcFontLockStringFace">"~/.emacs.d/ac-dict"</text:span>)</text:p>
      <text:p text:style-name="OrgSrcBlock"><text:s/><text:s/><text:s/><text:s/><text:span text:style-name="OrgSrcFontLockCommentDelimiterFace">;;<text:s/></text:span><text:span text:style-name="OrgSrcFontLockCommentFace">history</text:span></text:p>
      <text:p text:style-name="OrgSrcBlock"><text:s/><text:s/><text:s/><text:s/>(<text:span text:style-name="OrgSrcFontLockKeywordFace">setq</text:span><text:s/>ac-comphist-file<text:s/><text:span text:style-name="OrgSrcFontLockStringFace">"~/Dropbox/config/ac-comphist.dat"</text:span>)</text:p>
      <text:p text:style-name="OrgSrcBlock"><text:s/><text:s/><text:s/><text:s/><text:span text:style-name="OrgSrcFontLockCommentDelimiterFace">;;<text:s/></text:span><text:span text:style-name="OrgSrcFontLockCommentFace">n文字以上で補完表示する（"&lt;s<text:s/>TAB"<text:s/>の場合<text:s/>yasnippet<text:s/>が呼ばれる）</text:span></text:p>
      <text:p text:style-name="OrgSrcBlock"><text:s/><text:s/><text:s/><text:s/>(<text:span text:style-name="OrgSrcFontLockKeywordFace">setq</text:span><text:s/>ac-auto-start<text:s/>4)</text:p>
      <text:p text:style-name="OrgSrcBlock"><text:s/><text:s/><text:s/><text:s/><text:span text:style-name="OrgSrcFontLockCommentDelimiterFace">;;<text:s/></text:span><text:span text:style-name="OrgSrcFontLockCommentFace">n秒後にメニューを表示</text:span></text:p>
      <text:p text:style-name="OrgSrcBlock"><text:s/><text:s/><text:s/><text:s/>(<text:span text:style-name="OrgSrcFontLockKeywordFace">setq</text:span><text:s/>ac-auto-show-menu<text:s/>2.0)</text:p>
      <text:p text:style-name="OrgSrcBlock"><text:s/><text:s/><text:s/><text:s/><text:span text:style-name="OrgSrcFontLockCommentDelimiterFace">;;<text:s/></text:span><text:span text:style-name="OrgSrcFontLockCommentFace">ツールチップの表示</text:span></text:p>
      <text:p text:style-name="OrgSrcBlock"><text:s/><text:s/><text:s/><text:s/>(<text:span text:style-name="OrgSrcFontLockKeywordFace">setq</text:span><text:s/>ac-use-quick-help<text:s/>t)</text:p>
      <text:p text:style-name="OrgSrcBlock"><text:s/><text:s/><text:s/><text:s/>(<text:span text:style-name="OrgSrcFontLockKeywordFace">setq</text:span><text:s/>ac-quick-help-delay<text:s/>2.0)</text:p>
      <text:p text:style-name="OrgSrcBlock"><text:s/><text:s/><text:s/><text:s/>(<text:span text:style-name="OrgSrcFontLockKeywordFace">setq</text:span><text:s/>ac-quick-help-height<text:s/>10)</text:p>
      <text:p text:style-name="OrgSrcBlock"><text:s/><text:s/><text:s/><text:s/><text:span text:style-name="OrgSrcFontLockCommentDelimiterFace">;;<text:s/></text:span><text:span text:style-name="OrgSrcFontLockCommentFace">C-n/C-p<text:s/>でメニューをたどる</text:span></text:p>
      <text:p text:style-name="OrgSrcBlock"><text:s/><text:s/><text:s/><text:s/>(<text:span text:style-name="OrgSrcFontLockKeywordFace">setq</text:span><text:s/>ac-use-menu-map<text:s/>t)</text:p>
      <text:p text:style-name="OrgSrcBlock"><text:s/><text:s/><text:s/><text:s/><text:span text:style-name="OrgSrcFontLockCommentDelimiterFace">;;<text:s/></text:span><text:span text:style-name="OrgSrcFontLockCommentFace">TAB<text:s/>で補完（org-mode<text:s/>でも効くようにする）</text:span></text:p>
      <text:p text:style-name="OrgSrcBlock"><text:s/><text:s/><text:s/><text:s/>(define-key<text:s/>ac-completing-map<text:s/>[tab]<text:s/>'ac-complete)</text:p>
      <text:p text:style-name="OrgSrcBlock"><text:s/><text:s/><text:s/><text:s/><text:span text:style-name="OrgSrcFontLockCommentDelimiterFace">;;<text:s/></text:span><text:span text:style-name="OrgSrcFontLockCommentFace">RET<text:s/>での補完を禁止</text:span></text:p>
      <text:p text:style-name="OrgSrcBlock"><text:s/><text:s/><text:s/><text:s/>(define-key<text:s/>ac-completing-map<text:s/><text:span text:style-name="OrgSrcFontLockStringFace">"\r"</text:span><text:s/>nil)</text:p>
      <text:p text:style-name="OrgSrcBlock"><text:s/><text:s/><text:s/><text:s/><text:span text:style-name="OrgSrcFontLockCommentDelimiterFace">;;<text:s/></text:span><text:span text:style-name="OrgSrcFontLockCommentFace">補完メニューの表示精度を高める</text:span></text:p>
      <text:p text:style-name="OrgSrcBlock"><text:s/><text:s/><text:s/><text:s/>(<text:span text:style-name="OrgSrcFontLockKeywordFace">setq</text:span><text:s/>popup-use-optimized-column-computation<text:s/>nil)</text:p>
      <text:p text:style-name="OrgSrcBlock"><text:s/><text:s/><text:s/><text:s/><text:span text:style-name="OrgSrcFontLockCommentDelimiterFace">;;</text:span><text:span text:style-name="OrgSrcFontLockCommentFace">(setq<text:s/>ac-candidate-max<text:s/>10)</text:span></text:p>
      <text:p text:style-name="OrgSrcBlock"/>
      <text:p text:style-name="OrgSrcBlock"><text:s/><text:s/><text:s/><text:s/>(<text:span text:style-name="OrgSrcFontLockKeywordFace">defun</text:span><text:s/><text:span text:style-name="OrgSrcFontLockFunctionNameFace">ac-org-mode-setup</text:span><text:s/>()</text:p>
      <text:p text:style-name="OrgSrcBlock"><text:s/><text:s/><text:s/><text:s/><text:s/><text:s/><text:span text:style-name="OrgSrcFontLockCommentDelimiterFace">;;<text:s/><text:s/><text:s/><text:s/><text:s/><text:s/><text:s/><text:s/><text:s/><text:s/><text:s/><text:s/></text:span><text:span text:style-name="OrgSrcFontLockCommentFace">(message<text:s/>"<text:s/>&gt;&gt;<text:s/>ac-org-mode-setup")</text:span></text:p>
      <text:p text:style-name="OrgSrcBlock"><text:s/><text:s/><text:s/><text:s/><text:s/><text:s/>(<text:span text:style-name="OrgSrcFontLockKeywordFace">setq</text:span><text:s/>ac-sources<text:s/>'(</text:p>
      <text:p text:style-name="OrgSrcBlock"><text:s/><text:s/><text:s/><text:s/><text:s/><text:s/><text:s/><text:s/><text:s/><text:s/><text:s/><text:s/><text:s/><text:s/><text:s/><text:s/><text:s/><text:s/><text:s/><text:s/><text:s/><text:s/><text:s/><text:s/><text:s/>ac-source-abbrev<text:s/><text:span text:style-name="OrgSrcFontLockCommentDelimiterFace">;<text:s/></text:span><text:span text:style-name="OrgSrcFontLockCommentFace">Emacs<text:s/>の略語</text:span></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css-property<text:s/>;<text:s/>heavy</text:span></text:p>
      <text:p text:style-name="OrgSrcBlock"><text:s/><text:s/><text:s/><text:s/><text:s/><text:s/><text:s/><text:s/><text:s/><text:s/><text:s/><text:s/><text:s/><text:s/><text:s/><text:s/><text:s/><text:s/><text:s/><text:s/><text:s/><text:s/><text:s/><text:s/><text:s/>ac-source-dictionary<text:s/><text:span text:style-name="OrgSrcFontLockCommentDelimiterFace">;<text:s/></text:span><text:span text:style-name="OrgSrcFontLockCommentFace">辞書</text:span></text:p>
      <text:p text:style-name="OrgSrcBlock"><text:s/><text:s/><text:s/><text:s/><text:s/><text:s/><text:s/><text:s/><text:s/><text:s/><text:s/><text:s/><text:s/><text:s/><text:s/><text:s/><text:s/><text:s/><text:s/><text:s/><text:s/><text:s/><text:s/><text:s/><text:s/>ac-source-features</text:p>
      <text:p text:style-name="OrgSrcBlock"><text:s/><text:s/><text:s/><text:s/><text:s/><text:s/><text:s/><text:s/><text:s/><text:s/><text:s/><text:s/><text:s/><text:s/><text:s/><text:s/><text:s/><text:s/><text:s/><text:s/><text:s/><text:s/><text:s/><text:s/><text:s/>ac-source-filename</text:p>
      <text:p text:style-name="OrgSrcBlock"><text:s/><text:s/><text:s/><text:s/><text:s/><text:s/><text:s/><text:s/><text:s/><text:s/><text:s/><text:s/><text:s/><text:s/><text:s/><text:s/><text:s/><text:s/><text:s/><text:s/><text:s/><text:s/><text:s/><text:s/><text:s/>ac-source-files-in-current-dir</text:p>
      <text:p text:style-name="OrgSrcBlock"><text:s/><text:s/><text:s/><text:s/><text:s/><text:s/><text:s/><text:s/><text:s/><text:s/><text:s/><text:s/><text:s/><text:s/><text:s/><text:s/><text:s/><text:s/><text:s/><text:s/><text:s/><text:s/><text:s/><text:s/><text:s/>ac-source-functions</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gtags</text:span></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imenu</text:span></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semantic</text:span></text:p>
      <text:p text:style-name="OrgSrcBlock"><text:s/><text:s/><text:s/><text:s/><text:s/><text:s/><text:s/><text:s/><text:s/><text:s/><text:s/><text:s/><text:s/><text:s/><text:s/><text:s/><text:s/><text:s/><text:s/><text:s/><text:s/><text:s/><text:s/><text:s/><text:s/>ac-source-symbols</text:p>
      <text:p text:style-name="OrgSrcBlock"><text:s/><text:s/><text:s/><text:s/><text:s/><text:s/><text:s/><text:s/><text:s/><text:s/><text:s/><text:s/><text:s/><text:s/><text:s/><text:s/><text:s/><text:s/><text:s/><text:s/><text:s/><text:s/><text:s/><text:s/><text:s/>ac-source-variables</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yasnippet</text:span></text:p>
      <text:p text:style-name="OrgSrcBlock"><text:s/><text:s/><text:s/><text:s/><text:s/><text:s/><text:s/><text:s/><text:s/><text:s/><text:s/><text:s/><text:s/><text:s/><text:s/><text:s/><text:s/><text:s/><text:s/><text:s/><text:s/><text:s/><text:s/><text:s/><text:s/>)))</text:p>
      <text:p text:style-name="OrgSrcBlock"/>
      <text:p text:style-name="OrgSrcBlock"><text:s/><text:s/><text:s/><text:s/>(<text:span text:style-name="OrgSrcFontLockKeywordFace">defun</text:span><text:s/><text:span text:style-name="OrgSrcFontLockFunctionNameFace">ac-default-setup</text:span><text:s/>()</text:p>
      <text:p text:style-name="OrgSrcBlock"><text:s/><text:s/><text:s/><text:s/><text:s/><text:s/><text:span text:style-name="OrgSrcFontLockCommentDelimiterFace">;;<text:s/><text:s/><text:s/><text:s/><text:s/><text:s/><text:s/><text:s/><text:s/><text:s/><text:s/><text:s/></text:span><text:span text:style-name="OrgSrcFontLockCommentFace">(message<text:s/>"<text:s/>&gt;&gt;<text:s/>ac-default-setup")</text:span></text:p>
      <text:p text:style-name="OrgSrcBlock"><text:s/><text:s/><text:s/><text:s/><text:s/><text:s/><text:span text:style-name="OrgSrcFontLockCommentDelimiterFace">;;<text:s/></text:span><text:span text:style-name="OrgSrcFontLockCommentFace">ac-source-words-in-same-mode-buffers</text:span></text:p>
      <text:p text:style-name="OrgSrcBlock"><text:s/><text:s/><text:s/><text:s/><text:s/><text:s/>(<text:span text:style-name="OrgSrcFontLockKeywordFace">setq</text:span><text:s/>ac-sources<text:s/>'(ac-source-filename</text:p>
      <text:p text:style-name="OrgSrcBlock"><text:s/><text:s/><text:s/><text:s/><text:s/><text:s/><text:s/><text:s/><text:s/><text:s/><text:s/><text:s/><text:s/><text:s/><text:s/><text:s/><text:s/><text:s/><text:s/><text:s/><text:s/><text:s/><text:s/><text:s/><text:s/>ac-source-abbrev</text:p>
      <text:p text:style-name="OrgSrcBlock"><text:s/><text:s/><text:s/><text:s/><text:s/><text:s/><text:s/><text:s/><text:s/><text:s/><text:s/><text:s/><text:s/><text:s/><text:s/><text:s/><text:s/><text:s/><text:s/><text:s/><text:s/><text:s/><text:s/><text:s/><text:s/>ac-source-dictionary</text:p>
      <text:p text:style-name="OrgSrcBlock"><text:s/><text:s/><text:s/><text:s/><text:s/><text:s/><text:s/><text:s/><text:s/><text:s/><text:s/><text:s/><text:s/><text:s/><text:s/><text:s/><text:s/><text:s/><text:s/><text:s/><text:s/><text:s/><text:s/><text:s/><text:s/>))))</text:p>
      <text:p text:style-name="OrgSrcBlock"/>
      <text:p text:style-name="OrgSrcBlock"><text:s/><text:s/>(<text:span text:style-name="OrgSrcFontLockKeywordFace">dolist</text:span><text:s/>(hook</text:p>
      <text:p text:style-name="OrgSrcBlock"><text:s/><text:s/><text:s/><text:s/><text:s/><text:s/><text:s/><text:s/><text:s/><text:s/><text:s/>(list<text:s/>'org-mode-hook<text:s/>'python-mode-hook</text:p>
      <text:p text:style-name="OrgSrcBlock"><text:s/><text:s/><text:s/><text:s/><text:s/><text:s/><text:s/><text:s/><text:s/><text:s/><text:s/><text:s/><text:s/><text:s/><text:s/><text:s/><text:s/>'perl-mode-hook<text:s/>'objc-mode-hook))</text:p>
      <text:p text:style-name="OrgSrcBlock"><text:s/><text:s/><text:s/><text:s/>(add-hook<text:s/>hook<text:s/>'ac-default-setup))</text:p>
      <text:p text:style-name="OrgSrcBlock"><text:s/><text:s/><text:span text:style-name="OrgSrcFontLockCommentDelimiterFace">;;<text:s/></text:span><text:span text:style-name="OrgSrcFontLockCommentFace">*scratch*<text:s/>バッファでは無効化</text:span></text:p>
      <text:p text:style-name="OrgSrcBlock"><text:s/><text:s/>(add-hook<text:s/>'lisp-mode-hook</text:p>
      <text:p text:style-name="OrgSrcBlock"><text:s/><text:s/><text:s/><text:s/><text:s/><text:s/><text:s/><text:s/><text:s/><text:s/><text:s/><text:s/>#'(lambda<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ac-default-setup))))</text:p>
      <text:p text:style-name="OrgSrcBlockLastLine"><text:s/><text:s/>(add-hook<text:s/>'org-mode-hook<text:s/>'ac-org-mode-setup))</text:p>
      <text:h text:style-name="Heading_20_2" text:outline-level="2" text:is-list-header="false">
<text:bookmark-start text:name="OrgXref.orgcc33646"/>
<text:bookmark text:name="orgcc33646"/>[auto-complete-clang.el] オムニ補完
<text:bookmark-end text:name="OrgXref.orgcc33646"/></text:h>
      <text:p text:style-name="Text_20_body">C++バッファでメソッドを補完対象とする．try-catch を使っている場合， <text:span text:style-name="OrgCode">-fcxx-exceptions</text:span> オプションが必要で，これはプリコンパイルヘッダを生成する時も同じだ．ここ示す設定では， <text:span text:style-name="OrgCode">~/.emacs.d/</text:span> 以下に <text:span text:style-name="OrgCode">stdafx.pch</text:span> を生成する必要があり，以下のコマンドを用いてプリコンパイルヘッダを生成する．ヘッダファイルのパスを適切に与えれば，Boostや自作のライブラリも補完対象に設定できる．<text:line-break/></text:p>
      <text:p text:style-name="Text_20_body">現状では，補完直後にデフォルトの引数がすべて書き込まれてしまう．なんかうまいことしたいものだ．<text:line-break/></text:p>
      <text:p text:style-name="OrgSrcBlockLastLine">clang<text:s/>-cc1<text:s/>-x<text:s/>c++-header<text:s/>-fcxx-exceptions<text:s/>./stdafx.h<text:s/>-emit-pch<text:s/>-o<text:s/>./stdafx.pch<text:s/>-I/usr/local/include<text:s/>-I/usr/local/include/netpbm</text:p>
      <text:p text:style-name="Text_20_body">以下の設定は，先に <text:span text:style-name="OrgCode">auto-complete.el</text:span> に関する設定を読み込んでいることを前提としている．<text:line-break/></text:p>
      <text:p text:style-name="OrgSrcBlock">(<text:span text:style-name="OrgSrcFontLockKeywordFace">when</text:span><text:s/>(autoload-if-found</text:p>
      <text:p text:style-name="OrgSrcBlock"><text:s/><text:s/><text:s/><text:s/><text:s/><text:s/><text:s/>'(auto-complete<text:s/>ac-cc-mode-setup)</text:p>
      <text:p text:style-name="OrgSrcBlock"><text:s/><text:s/><text:s/><text:s/><text:s/><text:s/><text:s/><text:span text:style-name="OrgSrcFontLockStringFace">"auto-complete"</text:span><text:s/>nil<text:s/>t)</text:p>
      <text:p text:style-name="OrgSrcBlock"/>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auto-complete</text:span><text:s/>nil<text:s/>t))</text:p>
      <text:p text:style-name="OrgSrcBlock"/>
      <text:p text:style-name="OrgSrcBlock"><text:s/><text:s/>(<text:span text:style-name="OrgSrcFontLockKeywordFace">with-eval-after-load</text:span><text:s/><text:span text:style-name="OrgSrcFontLockStringFace">"auto-complete"</text:span></text:p>
      <text:p text:style-name="OrgSrcBlock"><text:s/><text:s/><text:s/><text:s/>(<text:span text:style-name="OrgSrcFontLockKeywordFace">require</text:span><text:s/>'<text:span text:style-name="OrgSrcFontLockConstantFace">auto-complete-clang</text:span><text:s/>nil<text:s/>t)</text:p>
      <text:p text:style-name="OrgSrcBlock"><text:s/><text:s/><text:s/><text:s/><text:span text:style-name="OrgSrcFontLockCommentDelimiterFace">;;<text:s/></text:span><text:span text:style-name="OrgSrcFontLockCommentFace">ac-cc-mode-setup<text:s/>のオーバーライド</text:span></text:p>
      <text:p text:style-name="OrgSrcBlock"><text:s/><text:s/><text:s/><text:s/>(<text:span text:style-name="OrgSrcFontLockKeywordFace">defun</text:span><text:s/><text:span text:style-name="OrgSrcFontLockFunctionNameFace">ac-cc-mode-setup</text:span><text:s/>()</text:p>
      <text:p text:style-name="OrgSrcBlock"><text:s/><text:s/><text:s/><text:s/><text:s/><text:s/>(<text:span text:style-name="OrgSrcFontLockKeywordFace">setq</text:span><text:s/>ac-clang-prefix-header<text:s/><text:span text:style-name="OrgSrcFontLockStringFace">"~/.emacs.d/stdafx.pch"</text:span>)</text:p>
      <text:p text:style-name="OrgSrcBlock"><text:s/><text:s/><text:s/><text:s/><text:s/><text:s/>(<text:span text:style-name="OrgSrcFontLockKeywordFace">setq</text:span><text:s/>ac-clang-flags<text:s/>'(<text:span text:style-name="OrgSrcFontLockStringFace">"-w"</text:span><text:s/><text:span text:style-name="OrgSrcFontLockStringFace">"-ferror-limit"</text:span><text:s/><text:span text:style-name="OrgSrcFontLockStringFace">"1"</text:span></text:p>
      <text:p text:style-name="OrgSrcBlock"><text:s/><text:s/><text:s/><text:s/><text:s/><text:s/><text:s/><text:s/><text:s/><text:s/><text:s/><text:s/><text:s/><text:s/><text:s/><text:s/><text:s/><text:s/><text:s/><text:s/><text:s/><text:s/><text:s/><text:s/><text:s/><text:s/><text:s/><text:s/><text:s/><text:span text:style-name="OrgSrcFontLockStringFace">"-fcxx-exceptions"</text:span>))</text:p>
      <text:p text:style-name="OrgSrcBlock"><text:s/><text:s/><text:s/><text:s/><text:s/><text:s/>(<text:span text:style-name="OrgSrcFontLockKeywordFace">setq</text:span><text:s/>ac-sources<text:s/>'(ac-source-clang</text:p>
      <text:p text:style-name="OrgSrcBlock"><text:s/><text:s/><text:s/><text:s/><text:s/><text:s/><text:s/><text:s/><text:s/><text:s/><text:s/><text:s/><text:s/><text:s/><text:s/><text:s/><text:s/><text:s/><text:s/><text:s/><text:s/><text:s/><text:s/><text:s/><text:s/>ac-source-yasnippet</text:p>
      <text:p text:style-name="OrgSrcBlock"><text:s/><text:s/><text:s/><text:s/><text:s/><text:s/><text:s/><text:s/><text:s/><text:s/><text:s/><text:s/><text:s/><text:s/><text:s/><text:s/><text:s/><text:s/><text:s/><text:s/><text:s/><text:s/><text:s/><text:s/><text:s/>ac-source-gtags))))</text:p>
      <text:p text:style-name="OrgSrcBlock"/>
      <text:p text:style-name="OrgSrcBlockLastLine"><text:s/><text:s/>(add-hook<text:s/>'c-mode-common-hook<text:s/>'ac-cc-mode-setup))</text:p>
      <text:p text:style-name="Text_20_body">次のコードを hoge.cpp として保存し， <text:span text:style-name="OrgCode">v</text:span> と <text:span text:style-name="OrgCode">t</text:span> について補完できれば， <text:span text:style-name="OrgCode">STL</text:span> と <text:span text:style-name="OrgCode">Boost</text:span> のプリコンパイルヘッダが有効になっていることを確認できる．<text:line-break/></text:p>
      <text:p text:style-name="OrgSrcBlock"><text:span text:style-name="OrgSrcFontLockPreprocessorFace">#</text:span><text:span text:style-name="OrgSrcFontLockPreprocessorFace">include</text:span><text:s/><text:span text:style-name="OrgSrcFontLockStringFace">&lt;</text:span><text:span text:style-name="OrgSrcFontLockStringFace">iostream</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vector</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boost/timer.hpp</text:span><text:span text:style-name="OrgSrcFontLockStringFace">&gt;</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main</text:span>(){</text:p>
      <text:p text:style-name="OrgSrcBlock"><text:s/><text:s/><text:span text:style-name="OrgSrcFontLockConstantFace">std</text:span>::<text:span text:style-name="OrgSrcFontLockTypeFace">vector</text:span>&lt;<text:span text:style-name="OrgSrcFontLockTypeFace">int</text:span>&gt;<text:s/><text:span text:style-name="OrgSrcFontLockVariableNameFace">v</text:span>;</text:p>
      <text:p text:style-name="OrgSrcBlock"><text:s/><text:s/>v;<text:s/><text:span text:style-name="OrgSrcFontLockCommentDelimiterFace">/</text:span><text:span text:style-name="OrgSrcFontLockCommentDelimiterFace">/<text:s/></text:span><text:span text:style-name="OrgSrcFontLockCommentFace">ここ</text:span></text:p>
      <text:p text:style-name="OrgSrcBlock"><text:s/><text:s/><text:span text:style-name="OrgSrcFontLockConstantFace">b</text:span><text:span text:style-name="OrgSrcFontLockConstantFace">oost</text:span>::<text:span text:style-name="OrgSrcFontLockTypeFace">time</text:span><text:span text:style-name="OrgSrcFontLockTypeFace">r</text:span><text:s/><text:span text:style-name="OrgSrcFontLockVariableNameFace">t</text:span>;</text:p>
      <text:p text:style-name="OrgSrcBlock"><text:s/><text:s/>cout<text:s/>&lt;&lt;<text:s/>t;<text:s/><text:span text:style-name="OrgSrcFontLockCommentDelimiterFace">//<text:s/></text:span><text:span text:style-name="OrgSrcFontLockCommentFace">ここ</text:span></text:p>
      <text:p text:style-name="OrgSrcBlock"><text:s/><text:s/><text:span text:style-name="OrgSrcFontLockKeywordFace">return</text:span><text:s/>1;</text:p>
      <text:p text:style-name="OrgSrcBlockLastLine">}</text:p>
      <text:h text:style-name="Heading_20_3" text:outline-level="3" text:is-list-header="false">
<text:bookmark-start text:name="OrgXref.org7f13b91"/>
<text:bookmark text:name="org7f13b91"/>References
<text:bookmark-end text:name="OrgXref.org7f13b91"/></text:h>
      <text:list text:style-name="OrgBulletedList" text:continue-numbering="false">
        <text:list-item>
          <text:p text:style-name="Text_20_body"><text:a xlink:type="simple" xlink:href="http://d.hatena.ne.jp/kenbell1988/20120428/1335609313">http://d.hatena.ne.jp/kenbell1988/20120428/1335609313</text:a><text:line-break/></text:p>
        </text:list-item>
        <text:list-item>
          <text:p text:style-name="Text_20_body"><text:a xlink:type="simple" xlink:href="http://d.hatena.ne.jp/whitypig/20110306/1299416655">http://d.hatena.ne.jp/whitypig/20110306/1299416655</text:a><text:line-break/></text:p>
        </text:list-item>
        <text:list-item>
          <text:p text:style-name="Text_20_body"><text:a xlink:type="simple" xlink:href="http://d.hatena.ne.jp/yano-htn/?of=30">http://d.hatena.ne.jp/yano-htn/?of=30</text:a><text:line-break/></text:p>
        </text:list-item>
        <text:list-item>
          <text:p text:style-name="Text_20_body"><text:a xlink:type="simple" xlink:href="http://www.nomtats.com/2010/11/auto-completeelemacs.html">http://www.nomtats.com/2010/11/auto-completeelemacs.html</text:a><text:line-break/></text:p>
        </text:list-item>
        <text:list-item>
          <text:p text:style-name="Text_20_body"><text:a xlink:type="simple" xlink:href="http://www.plugmasters.com.br/plugfeed/post/73768/awesome-cc-autocompletion-in-emacs">http://www.plugmasters.com.br/plugfeed/post/73768/awesome-cc-autocompletion-in-emacs</text:a><text:line-break/></text:p>
        </text:list-item>
      </text:list>
      <text:h text:style-name="Heading_20_2" text:outline-level="2" text:is-list-header="false">
<text:bookmark-start text:name="OrgXref.orge5e683c"/>
<text:bookmark text:name="orge5e683c"/>[hideshowvis.el] 関数の表示／非表示
<text:bookmark-end text:name="OrgXref.orge5e683c"/></text:h>
      <text:list text:style-name="OrgBulletedList" text:continue-numbering="false">
        <text:list-item>
          <text:p text:style-name="Text_20_body"><text:a xlink:type="simple" xlink:href="http://www.emacswiki.org/emacs/hideshowvis.el">http://www.emacswiki.org/emacs/hideshowvis.el</text:a><text:line-break/></text:p>
        </text:list-item>
        <text:list-item>
          <text:p text:style-name="Text_20_body">org.el（約2万行）を開くために約2分必要なため，最近は使っていません．<text:line-break/></text:p>
        </text:list-item>
      </text:list>
      <text:p text:style-name="OrgSrcBlock">(<text:span text:style-name="OrgSrcFontLockKeywordFace">when</text:span><text:s/>(<text:span text:style-name="OrgSrcFontLockKeywordFace">and</text:span><text:s/>(memq<text:s/>window-system<text:s/>'(mac<text:s/>ns))</text:p>
      <text:p text:style-name="OrgSrcBlock"><text:s/><text:s/><text:s/><text:s/><text:s/><text:s/><text:s/><text:s/><text:s/><text:s/><text:s/>(&gt;<text:s/>emacs-major-version<text:s/>23))</text:p>
      <text:p text:style-name="OrgSrcBlock"><text:s/><text:s/>(<text:span text:style-name="OrgSrcFontLockKeywordFace">when</text:span><text:s/>(autoload-if-found</text:p>
      <text:p text:style-name="OrgSrcBlock"><text:s/><text:s/><text:s/><text:s/><text:s/><text:s/><text:s/><text:s/><text:s/>'(hideshowvis-enable<text:s/>hideshowvis-minor-mode)</text:p>
      <text:p text:style-name="OrgSrcBlock"><text:s/><text:s/><text:s/><text:s/><text:s/><text:s/><text:s/><text:s/><text:s/><text:span text:style-name="OrgSrcFontLockStringFace">"hideshowvis"</text:span><text:s/>nil<text:s/>t)</text:p>
      <text:p text:style-name="OrgSrcBlock"/>
      <text:p text:style-name="OrgSrcBlock"><text:s/><text:s/><text:s/><text:s/>(<text:span text:style-name="OrgSrcFontLockKeywordFace">with-eval-after-load</text:span><text:s/><text:span text:style-name="OrgSrcFontLockStringFace">"hideshowvis"</text:span></text:p>
      <text:p text:style-name="OrgSrcBlock"><text:s/><text:s/><text:s/><text:s/><text:s/><text:s/>(define-key<text:s/>hideshowvis-mode-map<text:s/>(kbd<text:s/><text:span text:style-name="OrgSrcFontLockStringFace">"C-("</text:span>)<text:s/>'hs-hide-block)</text:p>
      <text:p text:style-name="OrgSrcBlock"><text:s/><text:s/><text:s/><text:s/><text:s/><text:s/>(define-key<text:s/>hideshowvis-mode-map<text:s/>(kbd<text:s/><text:span text:style-name="OrgSrcFontLockStringFace">"C-)"</text:span>)<text:s/>'hs-show-block))</text:p>
      <text:p text:style-name="OrgSrcBlock"/>
      <text:p text:style-name="OrgSrcBlock"><text:s/><text:s/><text:s/><text:s/>(add-hook<text:s/>'emacs-lisp-mode-hook</text:p>
      <text:p text:style-name="OrgSrcBlock"><text:s/><text:s/><text:s/><text:s/><text:s/><text:s/><text:s/><text:s/><text:s/><text:s/><text:s/><text:s/><text:s/><text:s/>#'(lambda<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text:s/><text:s/>(hideshowvis-enable))))</text:p>
      <text:p text:style-name="OrgSrcBlock"/>
      <text:p text:style-name="OrgSrcBlock"><text:s/><text:s/><text:s/><text:s/>(<text:span text:style-name="OrgSrcFontLockKeywordFace">dolist</text:span><text:s/>(hook<text:s/>(list<text:s/>'perl-mode-hook<text:s/>'c-mode-common-hook))</text:p>
      <text:p text:style-name="OrgSrcBlockLastLine"><text:s/><text:s/><text:s/><text:s/><text:s/><text:s/>(add-hook<text:s/>hook<text:s/>'hideshowvis-enable))))</text:p>
      <text:h text:style-name="Heading_20_2" text:outline-level="2" text:is-list-header="false">
<text:bookmark-start text:name="OrgXref.orgca0ed9e"/>
<text:bookmark text:name="orgca0ed9e"/>[origami.el] 関数の折りたたみ
<text:bookmark-end text:name="OrgXref.orgca0ed9e"/></text:h>
      <text:list text:style-name="OrgBulletedList" text:continue-numbering="false">
        <text:list-item>
          <text:p text:style-name="Text_20_body"><text:span text:style-name="OrgCode">hideshowvis.el</text:span> よりも軽い印象なので，現在は <text:span text:style-name="OrgCode">origami.el</text:span> を使用中．<text:line-break/></text:p>
        </text:list-item>
        <text:list-item>
          <text:p text:style-name="Text_20_body"><text:a xlink:type="simple" xlink:href="https://github.com/gregsexton/origami.el">gregsexton/origami.el: A folding minor mode for Emacs</text:a><text:line-break/></text:p>
        </text:list-item>
        <text:list-item>
          <text:p text:style-name="Text_20_body"><text:a xlink:type="simple" xlink:href="https://github.com/zenozeng/yafolding.el">zenozeng/yafolding.el: Yet another folding extension for Emacs</text:a><text:line-break/></text:p>
        </text:list-item>
        <text:list-item>
          <text:p text:style-name="Text_20_body"><text:a xlink:type="simple" xlink:href="https://github.com/tj64/outline-magic/blob/master/outline-magic.el">outline-magic/outline-magic.el at master · tj64/outline-magic</text:a><text:line-break/></text:p>
        </text:list-item>
      </text:list>
      <text:p text:style-name="OrgSrcBlock">(<text:span text:style-name="OrgSrcFontLockKeywordFace">when</text:span><text:s/>(autoload-if-found</text:p>
      <text:p text:style-name="OrgSrcBlock"><text:s/><text:s/><text:s/><text:s/><text:s/><text:s/><text:s/>'(origami-mode<text:s/>origami-toggle-node)</text:p>
      <text:p text:style-name="OrgSrcBlock"><text:s/><text:s/><text:s/><text:s/><text:s/><text:s/><text:s/><text:span text:style-name="OrgSrcFontLockStringFace">"origami"</text:span><text:s/>nil<text:s/>t)</text:p>
      <text:p text:style-name="OrgSrcBlock"/>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origami</text:span><text:s/>nil<text:s/>t))</text:p>
      <text:p text:style-name="OrgSrcBlock"/>
      <text:p text:style-name="OrgSrcBlock"><text:s/><text:s/>(<text:span text:style-name="OrgSrcFontLockKeywordFace">with-eval-after-load</text:span><text:s/><text:span text:style-name="OrgSrcFontLockStringFace">"origami"</text:span></text:p>
      <text:p text:style-name="OrgSrcBlock"><text:s/><text:s/><text:s/><text:s/>(define-key<text:s/>origami-mode-map<text:s/>(kbd<text:s/><text:span text:style-name="OrgSrcFontLockStringFace">"C-t"</text:span>)<text:s/>#'origami-toggle-node)</text:p>
      <text:p text:style-name="OrgSrcBlock"><text:s/><text:s/><text:s/><text:s/>(define-key<text:s/>origami-mode-map<text:s/>(kbd<text:s/><text:span text:style-name="OrgSrcFontLockStringFace">"C-u<text:s/>C-t"</text:span>)</text:p>
      <text:p text:style-name="OrgSrcBlock"><text:s/><text:s/><text:s/><text:s/><text:s/><text:s/>#'origami-toggle-all-nodes))</text:p>
      <text:p text:style-name="OrgSrcBlock"/>
      <text:p text:style-name="OrgSrcBlock"><text:s/><text:s/>(<text:span text:style-name="OrgSrcFontLockKeywordFace">dolist</text:span><text:s/>(hook<text:s/>'(emacs-lisp-mode-hook<text:s/>c-mode-common-hook<text:s/>yatex-mode-hook))</text:p>
      <text:p text:style-name="OrgSrcBlockLastLine"><text:s/><text:s/><text:s/><text:s/>(add-hook<text:s/>hook<text:s/>#'origami-mode)))</text:p>
      <text:h text:style-name="Heading_20_2" text:outline-level="2" text:is-list-header="false">
<text:bookmark-start text:name="OrgXref.org65ac6b0"/>
<text:bookmark text:name="org65ac6b0"/>[quickrun.el] お手軽ビルド
<text:bookmark-end text:name="OrgXref.org65ac6b0"/></text:h>
      <text:p text:style-name="Text_20_body">カレントバッファで編集中のソースコードをビルド・実行して，別バッファに結果を得ます．<text:line-break/></text:p>
      <text:p text:style-name="OrgSrcBlock">(<text:span text:style-name="OrgSrcFontLockKeywordFace">when</text:span><text:s/>(autoload-if-found</text:p>
      <text:p text:style-name="OrgSrcBlock"><text:s/><text:s/><text:s/><text:s/><text:s/><text:s/><text:s/>'(quickrun)</text:p>
      <text:p text:style-name="OrgSrcBlock"><text:s/><text:s/><text:s/><text:s/><text:s/><text:s/><text:s/><text:span text:style-name="OrgSrcFontLockStringFace">"quickrun"</text:span><text:s/>nil<text:s/>t)</text:p>
      <text:p text:style-name="OrgSrcBlock"/>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python-mode</text:span><text:s/>nil<text:s/>t)</text:p>
      <text:p text:style-name="OrgSrcBlock"><text:s/><text:s/><text:s/><text:s/>(<text:span text:style-name="OrgSrcFontLockKeywordFace">require</text:span><text:s/>'<text:span text:style-name="OrgSrcFontLockConstantFace">perl-mode</text:span><text:s/>nil<text:s/>t)</text:p>
      <text:p text:style-name="OrgSrcBlock"><text:s/><text:s/><text:s/><text:s/>(<text:span text:style-name="OrgSrcFontLockKeywordFace">require</text:span><text:s/>'<text:span text:style-name="OrgSrcFontLockConstantFace">gnuplot-mode</text:span><text:s/>nil<text:s/>t))</text:p>
      <text:p text:style-name="OrgSrcBlock"/>
      <text:p text:style-name="OrgSrcBlock"><text:s/><text:s/>(add-hook<text:s/>'c-mode-common-hook</text:p>
      <text:p text:style-name="OrgSrcBlock"><text:s/><text:s/><text:s/><text:s/><text:s/><text:s/><text:s/><text:s/><text:s/><text:s/><text:s/><text:s/>#'(lambda<text:s/>()<text:s/>(define-key<text:s/>c++-mode-map<text:s/>(kbd<text:s/><text:span text:style-name="OrgSrcFontLockStringFace">"&lt;f5&gt;"</text:span>)<text:s/>'quickrun)))</text:p>
      <text:p text:style-name="OrgSrcBlock"><text:s/><text:s/>(add-hook<text:s/>'python-mode-hook</text:p>
      <text:p text:style-name="OrgSrcBlock"><text:s/><text:s/><text:s/><text:s/><text:s/><text:s/><text:s/><text:s/><text:s/><text:s/><text:s/><text:s/>#'(lambda<text:s/>()<text:s/>(define-key<text:s/>python-mode-map<text:s/>(kbd<text:s/><text:span text:style-name="OrgSrcFontLockStringFace">"&lt;f5&gt;"</text:span>)<text:s/>'quickrun)))</text:p>
      <text:p text:style-name="OrgSrcBlock"><text:s/><text:s/>(add-hook<text:s/>'perl-mode-hook</text:p>
      <text:p text:style-name="OrgSrcBlock"><text:s/><text:s/><text:s/><text:s/><text:s/><text:s/><text:s/><text:s/><text:s/><text:s/><text:s/><text:s/>#'(lambda<text:s/>()<text:s/>(define-key<text:s/>perl-mode-map<text:s/>(kbd<text:s/><text:span text:style-name="OrgSrcFontLockStringFace">"&lt;f5&gt;"</text:span>)<text:s/>'quickrun)))</text:p>
      <text:p text:style-name="OrgSrcBlock"><text:s/><text:s/>(add-hook<text:s/>'gnuplot-mode-hook</text:p>
      <text:p text:style-name="OrgSrcBlockLastLine"><text:s/><text:s/><text:s/><text:s/><text:s/><text:s/><text:s/><text:s/><text:s/><text:s/><text:s/><text:s/>#'(lambda<text:s/>()<text:s/>(define-key<text:s/>gnuplot-mode-map<text:s/>(kbd<text:s/><text:span text:style-name="OrgSrcFontLockStringFace">"&lt;f5&gt;"</text:span>)<text:s/>'quickrun))))</text:p>
      <text:h text:style-name="Heading_20_2" text:outline-level="2" text:is-list-header="false">
<text:bookmark-start text:name="OrgXref.orgbfbcc2a"/>
<text:bookmark text:name="orgbfbcc2a"/>[ggtags.el] タグジャンプ
<text:bookmark-end text:name="OrgXref.orgbfbcc2a"/></text:h>
      <text:list text:style-name="OrgBulletedList" text:continue-numbering="false">
        <text:list-item>
          <text:p text:style-name="Text_20_body"><text:a xlink:type="simple" xlink:href="http://tasuwo.github.io/blog/2016/03/04/c-c-plus-plus/">EmacsにおけるC,C++の環境を整える - tasuwo blog</text:a><text:line-break/></text:p>
        </text:list-item>
      </text:list>
      <text:p text:style-name="OrgSrcBlock">(<text:span text:style-name="OrgSrcFontLockKeywordFace">if</text:span><text:s/>(not<text:s/>(executable-find<text:s/><text:span text:style-name="OrgSrcFontLockStringFace">"gtags"</text:span>))</text:p>
      <text:p text:style-name="OrgSrcBlock"><text:s/><text:s/><text:s/><text:s/>(message<text:s/><text:span text:style-name="OrgSrcFontLockStringFace">"---<text:s/>gtags<text:s/>is<text:s/>NOT<text:s/>installed<text:s/>in<text:s/>this<text:s/>system."</text:span>)</text:p>
      <text:p text:style-name="OrgSrcBlock"/>
      <text:p text:style-name="OrgSrcBlock"><text:s/><text:s/>(<text:span text:style-name="OrgSrcFontLockKeywordFace">when</text:span><text:s/>(autoload-if-found</text:p>
      <text:p text:style-name="OrgSrcBlock"><text:s/><text:s/><text:s/><text:s/><text:s/><text:s/><text:s/><text:s/><text:s/>'(ggtags-mode)</text:p>
      <text:p text:style-name="OrgSrcBlock"><text:s/><text:s/><text:s/><text:s/><text:s/><text:s/><text:s/><text:s/><text:s/><text:span text:style-name="OrgSrcFontLockStringFace">"ggtags"</text:span><text:s/>nil<text:s/>t)</text:p>
      <text:p text:style-name="OrgSrcBlock"/>
      <text:p text:style-name="OrgSrcBlock"><text:s/><text:s/><text:s/><text:s/>(<text:span text:style-name="OrgSrcFontLockKeywordFace">eval-when-compile</text:span></text:p>
      <text:p text:style-name="OrgSrcBlock"><text:s/><text:s/><text:s/><text:s/><text:s/><text:s/>(<text:span text:style-name="OrgSrcFontLockKeywordFace">require</text:span><text:s/>'<text:span text:style-name="OrgSrcFontLockConstantFace">ggtags</text:span><text:s/>nil<text:s/>t)</text:p>
      <text:p text:style-name="OrgSrcBlock"><text:s/><text:s/><text:s/><text:s/><text:s/><text:s/>(<text:span text:style-name="OrgSrcFontLockKeywordFace">require</text:span><text:s/>'<text:span text:style-name="OrgSrcFontLockConstantFace">helm-gtags</text:span><text:s/>nil<text:s/>t))</text:p>
      <text:p text:style-name="OrgSrcBlock"/>
      <text:p text:style-name="OrgSrcBlock"><text:s/><text:s/><text:s/><text:s/>(<text:span text:style-name="OrgSrcFontLockKeywordFace">with-eval-after-load</text:span><text:s/><text:span text:style-name="OrgSrcFontLockStringFace">"ggtags"</text:span></text:p>
      <text:p text:style-name="OrgSrcBlock"><text:s/><text:s/><text:s/><text:s/><text:s/><text:s/>(<text:span text:style-name="OrgSrcFontLockKeywordFace">setq</text:span><text:s/>ggtags-completing-read-function<text:s/>t)</text:p>
      <text:p text:style-name="OrgSrcBlock"><text:s/><text:s/><text:s/><text:s/><text:s/><text:s/>(define-key<text:s/>ggtags-mode-map<text:s/>(kbd<text:s/><text:span text:style-name="OrgSrcFontLockStringFace">"M-]"</text:span>)<text:s/>nil))</text:p>
      <text:p text:style-name="OrgSrcBlock"/>
      <text:p text:style-name="OrgSrcBlock"><text:s/><text:s/><text:s/><text:s/>(<text:span text:style-name="OrgSrcFontLockKeywordFace">dolist</text:span><text:s/>(hook<text:s/>(list<text:s/>'c-mode-common-hook))</text:p>
      <text:p text:style-name="OrgSrcBlock"><text:s/><text:s/><text:s/><text:s/><text:s/><text:s/>(add-hook<text:s/>hook<text:s/>#'(lambda<text:s/>()<text:s/>(ggtags-mode<text:s/>1)))))</text:p>
      <text:p text:style-name="OrgSrcBlock"/>
      <text:p text:style-name="OrgSrcBlock"><text:s/><text:s/>(<text:span text:style-name="OrgSrcFontLockKeywordFace">when</text:span><text:s/>(autoload-if-found</text:p>
      <text:p text:style-name="OrgSrcBlock"><text:s/><text:s/><text:s/><text:s/><text:s/><text:s/><text:s/><text:s/><text:s/>'(helm-gtags-mode)</text:p>
      <text:p text:style-name="OrgSrcBlock"><text:s/><text:s/><text:s/><text:s/><text:s/><text:s/><text:s/><text:s/><text:s/><text:span text:style-name="OrgSrcFontLockStringFace">"helm-gtags"</text:span><text:s/>nil<text:s/>t)</text:p>
      <text:p text:style-name="OrgSrcBlock"/>
      <text:p text:style-name="OrgSrcBlock"><text:s/><text:s/><text:s/><text:s/>(<text:span text:style-name="OrgSrcFontLockKeywordFace">eval-when-compile</text:span></text:p>
      <text:p text:style-name="OrgSrcBlock"><text:s/><text:s/><text:s/><text:s/><text:s/><text:s/>(<text:span text:style-name="OrgSrcFontLockKeywordFace">require</text:span><text:s/>'<text:span text:style-name="OrgSrcFontLockConstantFace">helm-gtags</text:span><text:s/>nil<text:s/>t))</text:p>
      <text:p text:style-name="OrgSrcBlock"/>
      <text:p text:style-name="OrgSrcBlock"><text:s/><text:s/><text:s/><text:s/>(<text:span text:style-name="OrgSrcFontLockKeywordFace">with-eval-after-load</text:span><text:s/><text:span text:style-name="OrgSrcFontLockStringFace">"helm-gtags"</text:span></text:p>
      <text:p text:style-name="OrgSrcBlock"><text:s/><text:s/><text:s/><text:s/><text:s/><text:s/>(<text:span text:style-name="OrgSrcFontLockKeywordFace">setq</text:span><text:s/>helm-gtags-mode-name<text:s/><text:span text:style-name="OrgSrcFontLockStringFace">""</text:span>))</text:p>
      <text:p text:style-name="OrgSrcBlock"/>
      <text:p text:style-name="OrgSrcBlockLastLine"><text:s/><text:s/><text:s/><text:s/>(add-hook<text:s/>'c-mode-common-hook<text:s/>'helm-gtags-mode)))</text:p>
      <text:h text:style-name="Heading_20_2" text:outline-level="2" text:is-list-header="false">
<text:bookmark-start text:name="OrgXref.org815f27d"/>
<text:bookmark text:name="org815f27d"/>[0xc] N進数変換
<text:bookmark-end text:name="OrgXref.org815f27d"/></text:h>
      <text:list text:style-name="OrgBulletedList" text:continue-numbering="false">
        <text:list-item>
          <text:p text:style-name="Text_20_body">実施頻度の高い16進数と10進数の相互変換に重宝します．<text:line-break/></text:p>
        </text:list-item>
      </text:list>
      <text:p text:style-name="OrgSrcBlock">(<text:span text:style-name="OrgSrcFontLockKeywordFace">when</text:span><text:s/>(autoload-if-found</text:p>
      <text:p text:style-name="OrgSrcBlock"><text:s/><text:s/><text:s/><text:s/><text:s/><text:s/><text:s/>'(0xc-convert<text:s/>0xc-convert-point)</text:p>
      <text:p text:style-name="OrgSrcBlock"><text:s/><text:s/><text:s/><text:s/><text:s/><text:s/><text:s/><text:span text:style-name="OrgSrcFontLockStringFace">"0xc"</text:span><text:s/>nil<text:s/>t)</text:p>
      <text:p text:style-name="OrgSrcBlockLastLine"><text:s/><text:s/>(global-set-key<text:s/>(kbd<text:s/><text:span text:style-name="OrgSrcFontLockStringFace">"C-c<text:s/>f<text:s/>h"</text:span>)<text:s/>'0xc-convert))</text:p>
      <text:h text:style-name="Heading_20_2" text:outline-level="2" text:is-list-header="false">
<text:bookmark-start text:name="OrgXref.orgab486af"/>
<text:bookmark text:name="orgab486af"/><text:span text:style-name="OrgTodo">TODO</text:span> [EditorConfig] コードスタイルの強制
<text:bookmark-end text:name="OrgXref.orgab486af"/></text:h>
      <text:list text:style-name="OrgBulletedList" text:continue-numbering="false">
        <text:list-item>
          <text:p text:style-name="Text_20_body"><text:a xlink:type="simple" xlink:href="http://editorconfig.org/#contributing">EditorConfig</text:a><text:line-break/></text:p>
        </text:list-item>
        <text:list-item>
          <text:p text:style-name="Text_20_body"><text:a xlink:type="simple" xlink:href="https://github.com/editorconfig/editorconfig-emacs#readme">editorconfig/editorconfig-emacs: EditorConfig plugin for emacs</text:a><text:line-break/></text:p>
        </text:list-item>
        <text:list-item>
          <text:p text:style-name="Text_20_body"><text:a xlink:type="simple" xlink:href="https://github.com/10sr/editorconfig-charset-extras-el">10sr/editorconfig-charset-extras-el: Extra EditorConfig Charset Support</text:a><text:line-break/></text:p>
        </text:list-item>
      </text:list>
      <text:p text:style-name="Text_20_body"><text:span text:style-name="OrgCode">helm-config</text:span> の後に呼んでいるのは，Emacs起動時の単純な高速化対策です．<text:line-break/></text:p>
      <text:p text:style-name="OrgSrcBlock">(<text:span text:style-name="OrgSrcFontLockKeywordFace">with-eval-after-load</text:span><text:s/><text:span text:style-name="OrgSrcFontLockStringFace">"helm-config"</text:span></text:p>
      <text:p text:style-name="OrgSrcBlock"><text:s/><text:s/>(<text:span text:style-name="OrgSrcFontLockKeywordFace">if</text:span><text:s/>(executable-find<text:s/><text:span text:style-name="OrgSrcFontLockStringFace">"editorconfig"</text:span>)</text:p>
      <text:p text:style-name="OrgSrcBlock"><text:s/><text:s/><text:s/><text:s/><text:s/><text:s/>(<text:span text:style-name="OrgSrcFontLockKeywordFace">when</text:span><text:s/>(<text:span text:style-name="OrgSrcFontLockKeywordFace">require</text:span><text:s/>'<text:span text:style-name="OrgSrcFontLockConstantFace">editorconfig</text:span><text:s/>nil<text:s/>t)</text:p>
      <text:p text:style-name="OrgSrcBlock"><text:s/><text:s/><text:s/><text:s/><text:s/><text:s/><text:s/><text:s/><text:span text:style-name="OrgSrcFontLockCommentDelimiterFace">;;<text:s/></text:span><text:span text:style-name="OrgSrcFontLockCommentFace">(add-to-list<text:s/>'editorconfig-exclude-modes<text:s/>'org-mode)</text:span></text:p>
      <text:p text:style-name="OrgSrcBlock"><text:s/><text:s/><text:s/><text:s/><text:s/><text:s/><text:s/><text:s/><text:span text:style-name="OrgSrcFontLockCommentDelimiterFace">;;<text:s/></text:span><text:span text:style-name="OrgSrcFontLockCommentFace">(when<text:s/>(require<text:s/>'editorconfig-charset-extras<text:s/>nil<text:s/>t)</text:span></text:p>
      <text:p text:style-name="OrgSrcBlock"><text:s/><text:s/><text:s/><text:s/><text:s/><text:s/><text:s/><text:s/><text:span text:style-name="OrgSrcFontLockCommentDelimiterFace">;;<text:s/><text:s/><text:s/></text:span><text:span text:style-name="OrgSrcFontLockCommentFace">(add-hook<text:s/>'editorconfig-custom-hooks</text:span></text:p>
      <text:p text:style-name="OrgSrcBlock"><text:s/><text:s/><text:s/><text:s/><text:s/><text:s/><text:s/><text:s/><text:span text:style-name="OrgSrcFontLockCommentDelimiterFace">;;<text:s/><text:s/><text:s/><text:s/><text:s/><text:s/><text:s/><text:s/><text:s/><text:s/><text:s/><text:s/><text:s/></text:span><text:span text:style-name="OrgSrcFontLockCommentFace">'editorconfig-charset-extras))</text:span></text:p>
      <text:p text:style-name="OrgSrcBlock"><text:s/><text:s/><text:s/><text:s/><text:s/><text:s/><text:s/><text:s/>(editorconfig-mode<text:s/>1))</text:p>
      <text:p text:style-name="OrgSrcBlockLastLine"><text:s/><text:s/><text:s/><text:s/>(message<text:s/><text:span text:style-name="OrgSrcFontLockStringFace">"editorconfig<text:s/>is<text:s/>NOT<text:s/>installed."</text:span>)))</text:p>
      <text:p text:style-name="Text_20_body">例えば，次のようなファイルを共有プロジェクトに保存しておきます． <text:span text:style-name="OrgCode">.editorconfig</text:span> として配置します．<text:line-break/></text:p>
      <text:p text:style-name="OrgSrcBlock"><text:span text:style-name="OrgSrcFontLockVariableNameFace">root</text:span><text:s/>=<text:s/>true</text:p>
      <text:p text:style-name="OrgSrcBlock"/>
      <text:p text:style-name="OrgSrcBlock">[<text:span text:style-name="OrgSrcFontLockTypeFace">*</text:span>]</text:p>
      <text:p text:style-name="OrgSrcBlock"><text:span text:style-name="OrgSrcFontLockVariableNameFace">charset</text:span><text:s/>=<text:s/>utf-8</text:p>
      <text:p text:style-name="OrgSrcBlock"><text:span text:style-name="OrgSrcFontLockVariableNameFace">end_of_line</text:span><text:s/>=<text:s/>lf</text:p>
      <text:p text:style-name="OrgSrcBlock"><text:span text:style-name="OrgSrcFontLockVariableNameFace">insert_final_newline</text:span><text:s/>=<text:s/>true</text:p>
      <text:p text:style-name="OrgSrcBlock"><text:span text:style-name="OrgSrcFontLockVariableNameFace">indent_style</text:span><text:s/>=<text:s/>space</text:p>
      <text:p text:style-name="OrgSrcBlock"><text:span text:style-name="OrgSrcFontLockVariableNameFace">indent_size</text:span><text:s/>=<text:s/>2</text:p>
      <text:p text:style-name="OrgSrcBlockLastLine"><text:span text:style-name="OrgSrcFontLockVariableNameFace">trim_trailing_whitespace</text:span><text:s/>=<text:s/>true</text:p>
      <text:h text:style-name="Heading_20_2" text:outline-level="2" text:is-list-header="false">
<text:bookmark-start text:name="OrgXref.org78380fd"/>
<text:bookmark text:name="org78380fd"/>[uuid.el] UUID の生成
<text:bookmark-end text:name="OrgXref.org78380fd"/></text:h>
      <text:list text:style-name="OrgBulletedList" text:continue-numbering="false">
        <text:list-item>
          <text:p text:style-name="Text_20_body"><text:a xlink:type="simple" xlink:href="https://github.com/nicferrier/emacs-uuid">nicferrier/emacs-uuid: The UUID module from the EmacsWiki, initially by someone called James Mastros.</text:a><text:line-break/></text:p>
        </text:list-item>
      </text:list>
      <text:p text:style-name="Text_20_body">新しい <text:span text:style-name="OrgCode">UUID</text:span> を生成してカーソル位置に書き出すように <text:span text:style-name="OrgCode">my:uuid-string</text:span> を定義しています．<text:line-break/></text:p>
      <text:p text:style-name="OrgSrcBlock">(<text:span text:style-name="OrgSrcFontLockKeywordFace">when</text:span><text:s/>(autoload-if-found</text:p>
      <text:p text:style-name="OrgSrcBlock"><text:s/><text:s/><text:s/><text:s/><text:s/><text:s/><text:s/>'(uuid-string<text:s/>my:uuid-string)</text:p>
      <text:p text:style-name="OrgSrcBlock"><text:s/><text:s/><text:s/><text:s/><text:s/><text:s/><text:s/><text:span text:style-name="OrgSrcFontLockStringFace">"uuid"</text:span><text:s/>nil<text:s/>t)</text:p>
      <text:p text:style-name="OrgSrcBlock"/>
      <text:p text:style-name="OrgSrcBlock"><text:s/><text:s/>(<text:span text:style-name="OrgSrcFontLockKeywordFace">with-eval-after-load</text:span><text:s/><text:span text:style-name="OrgSrcFontLockStringFace">"uuid"</text:span></text:p>
      <text:p text:style-name="OrgSrcBlock"><text:s/><text:s/><text:s/><text:s/>(<text:span text:style-name="OrgSrcFontLockKeywordFace">defun</text:span><text:s/><text:span text:style-name="OrgSrcFontLockFunctionNameFace">my:uuid-string</text:span><text:s/>()</text:p>
      <text:p text:style-name="OrgSrcBlock"><text:s/><text:s/><text:s/><text:s/><text:s/><text:s/>(<text:span text:style-name="OrgSrcFontLockKeywordFace">interactive</text:span>)</text:p>
      <text:p text:style-name="OrgSrcBlockLastLine"><text:s/><text:s/><text:s/><text:s/><text:s/><text:s/>(insert<text:s/>(uuid-string)))))</text:p>
      <text:h text:style-name="Heading_20_2" text:outline-level="2" text:is-list-header="false">
<text:bookmark-start text:name="OrgXref.org4544df7"/>
<text:bookmark text:name="org4544df7"/>[hexl.el] バイナリファイルを開く
<text:bookmark-end text:name="OrgXref.org4544df7"/></text:h>
      <text:p text:style-name="Text_20_body">ビルトインの <text:span text:style-name="OrgCode">hexl-mode</text:span> を使います．<text:line-break/></text:p>
      <text:list text:style-name="OrgBulletedList" text:continue-numbering="false">
        <text:list-item>
          <text:p text:style-name="Text_20_body"><text:a xlink:type="simple" xlink:href="https://ayatakesi.github.io/emacs/24.5/Editing-Binary-Files.html">GNU Emacs Manual(Japanese Translation): Editing Binary Files</text:a><text:line-break/></text:p>
        </text:list-item>
      </text:list>
      <text:h text:style-name="Heading_20_2" text:outline-level="2" text:is-list-header="false">
<text:bookmark-start text:name="OrgXref.org52b8c91"/>
<text:bookmark text:name="org52b8c91"/>[package-lint.el] MEPLA登録用Lint
<text:bookmark-end text:name="OrgXref.org52b8c91"/></text:h>
      <text:p text:style-name="Text_20_body">MELPAへの登録を目指す emacslisp パッケージの実装で，所定の書式で記述されているかを確認できます．<text:line-break/></text:p>
      <text:list text:style-name="OrgBulletedList" text:continue-numbering="false">
        <text:list-item>
          <text:p text:style-name="Text_20_body"><text:a xlink:type="simple" xlink:href="https://github.com/purcell/package-lint">https://github.com/purcell/package-lint</text:a><text:line-break/></text:p>
        </text:list-item>
      </text:list>
      <text:p text:style-name="OrgSrcBlock">(autoload-if-found</text:p>
      <text:p text:style-name="OrgSrcBlock"><text:s/>'(package-lint-current-buffer)</text:p>
      <text:p text:style-name="OrgSrcBlockLastLine"><text:s/><text:span text:style-name="OrgSrcFontLockStringFace">"package-lint"</text:span><text:s/>nil<text:s/>t)</text:p>
      <text:h text:style-name="Heading_20_2" text:outline-level="2" text:is-list-header="false">
<text:bookmark-start text:name="OrgXref.org0b947be"/>
<text:bookmark text:name="org0b947be"/><text:span text:style-name="OrgTodo">TODO</text:span> [cov] カバレッジの状態をフリンジで確認
<text:bookmark-end text:name="OrgXref.org0b947be"/></text:h>
      <text:p text:style-name="Text_20_body"><text:span text:style-name="OrgCode">gcov</text:span> の結果をフリンジに表示します．<text:line-break/></text:p>
      <text:list text:style-name="OrgBulletedList" text:continue-numbering="false">
        <text:list-item>
          <text:p text:style-name="Text_20_body"><text:a xlink:type="simple" xlink:href="https://github.com/adamniederer/cov">https://github.com/adamniederer/cov</text:a><text:line-break/></text:p>
        </text:list-item>
      </text:list>
      <text:p text:style-name="OrgSrcBlock">(autoload-if-found</text:p>
      <text:p text:style-name="OrgSrcBlock"><text:s/>'(cov-mode)</text:p>
      <text:p text:style-name="OrgSrcBlockLastLine"><text:s/><text:span text:style-name="OrgSrcFontLockStringFace">"cov"</text:span><text:s/>nil<text:s/>t)</text:p>
      <text:h text:style-name="Heading_20_2" text:outline-level="2" text:is-list-header="false">
<text:bookmark-start text:name="OrgXref.org1df6ee0"/>
<text:bookmark text:name="org1df6ee0"/><text:span text:style-name="OrgTodo">TODO</text:span> [projectile.el] ディレクトリ単位でファイル群をプロジェクト扱いする
<text:bookmark-end text:name="OrgXref.org1df6ee0"/></text:h>
      <text:p text:style-name="OrgSrcBlock">(<text:span text:style-name="OrgSrcFontLockKeywordFace">when</text:span><text:s/>(autoload-if-found</text:p>
      <text:p text:style-name="OrgSrcBlock"><text:s/><text:s/><text:s/><text:s/><text:s/><text:s/><text:s/>'(projectile-global-mode)</text:p>
      <text:p text:style-name="OrgSrcBlock"><text:s/><text:s/><text:s/><text:s/><text:s/><text:s/><text:s/><text:span text:style-name="OrgSrcFontLockStringFace">"projectile"</text:span><text:s/>nil<text:s/>t)</text:p>
      <text:p text:style-name="OrgSrcBlock"><text:s/><text:s/>(<text:span text:style-name="OrgSrcFontLockKeywordFace">with-eval-after-load</text:span><text:s/><text:span text:style-name="OrgSrcFontLockStringFace">"projectile"</text:span></text:p>
      <text:p text:style-name="OrgSrcBlock"><text:s/><text:s/><text:s/><text:s/>(<text:span text:style-name="OrgSrcFontLockKeywordFace">defun</text:span><text:s/><text:span text:style-name="OrgSrcFontLockFunctionNameFace">advice:projectile-visit-project-tags-table</text:span><text:s/>()</text:p>
      <text:p text:style-name="OrgSrcBlock"><text:s/><text:s/><text:s/><text:s/><text:s/><text:s/><text:span text:style-name="OrgSrcFontLockDocFace">"Extensions<text:s/>to<text:s/>skip<text:s/>calling<text:s/>`</text:span><text:span text:style-name="OrgSrcFontLockConstantFace">visit-tags-table</text:span><text:span text:style-name="OrgSrcFontLockDocFace">'."</text:span></text:p>
      <text:p text:style-name="OrgSrcBlock"><text:s/><text:s/><text:s/><text:s/><text:s/><text:s/>nil)</text:p>
      <text:p text:style-name="OrgSrcBlock"><text:s/><text:s/><text:s/><text:s/>(advice-add<text:s/>'projectile-visit-project-tags-table<text:s/><text:span text:style-name="OrgSrcFontLockBuiltinFace">:override</text:span></text:p>
      <text:p text:style-name="OrgSrcBlock"><text:s/><text:s/><text:s/><text:s/><text:s/><text:s/><text:s/><text:s/><text:s/><text:s/><text:s/><text:s/><text:s/><text:s/><text:s/><text:s/>#'advice:projectile-visit-project-tags-table)</text:p>
      <text:p text:style-name="OrgSrcBlock"/>
      <text:p text:style-name="OrgSrcBlock"><text:s/><text:s/><text:s/><text:s/>(<text:span text:style-name="OrgSrcFontLockKeywordFace">setq</text:span><text:s/>projectile-tags-command<text:s/><text:span text:style-name="OrgSrcFontLockStringFace">"gtags"</text:span>)</text:p>
      <text:p text:style-name="OrgSrcBlock"><text:s/><text:s/><text:s/><text:s/>(<text:span text:style-name="OrgSrcFontLockKeywordFace">setq</text:span><text:s/>projectile-tags-backend<text:s/>'ggtags)</text:p>
      <text:p text:style-name="OrgSrcBlock"><text:s/><text:s/><text:s/><text:s/>(<text:span text:style-name="OrgSrcFontLockKeywordFace">setq</text:span><text:s/>projectile-tags-file-name<text:s/><text:span text:style-name="OrgSrcFontLockStringFace">"GTAGS"</text:span>)</text:p>
      <text:p text:style-name="OrgSrcBlock"/>
      <text:p text:style-name="OrgSrcBlock"><text:s/><text:s/><text:s/><text:s/>(<text:span text:style-name="OrgSrcFontLockKeywordFace">setq</text:span><text:s/>projectile-use-git-grep<text:s/>t)</text:p>
      <text:p text:style-name="OrgSrcBlock"><text:s/><text:s/><text:s/><text:s/>(<text:span text:style-name="OrgSrcFontLockKeywordFace">setq</text:span><text:s/>projectile-mode-line</text:p>
      <text:p text:style-name="OrgSrcBlock"><text:s/><text:s/><text:s/><text:s/><text:s/><text:s/><text:s/><text:s/><text:s/><text:s/>'(<text:span text:style-name="OrgSrcFontLockBuiltinFace">:eval</text:span><text:s/>(format<text:s/><text:span text:style-name="OrgSrcFontLockStringFace">"<text:s/>P:%s"</text:span><text:s/>(projectile-project-name))))</text:p>
      <text:p text:style-name="OrgSrcBlock"/>
      <text:p text:style-name="OrgSrcBlock"><text:s/><text:s/><text:s/><text:s/>(<text:span text:style-name="OrgSrcFontLockKeywordFace">when</text:span><text:s/>(<text:span text:style-name="OrgSrcFontLockKeywordFace">require</text:span><text:s/>'<text:span text:style-name="OrgSrcFontLockConstantFace">helm-projectile</text:span><text:s/>nil<text:s/>t)</text:p>
      <text:p text:style-name="OrgSrcBlock"><text:s/><text:s/><text:s/><text:s/><text:s/><text:s/>(<text:span text:style-name="OrgSrcFontLockKeywordFace">setq</text:span><text:s/>projectile-completion-system<text:s/>'helm))</text:p>
      <text:p text:style-name="OrgSrcBlock"/>
      <text:p text:style-name="OrgSrcBlock"><text:s/><text:s/><text:s/><text:s/>(<text:span text:style-name="OrgSrcFontLockKeywordFace">when</text:span><text:s/>(<text:span text:style-name="OrgSrcFontLockKeywordFace">require</text:span><text:s/>'<text:span text:style-name="OrgSrcFontLockConstantFace">neotree</text:span><text:s/>nil<text:s/>t)</text:p>
      <text:p text:style-name="OrgSrcBlock"><text:s/><text:s/><text:s/><text:s/><text:s/><text:s/><text:span text:style-name="OrgSrcFontLockCommentDelimiterFace">;;<text:s/></text:span><text:span text:style-name="OrgSrcFontLockCommentFace">M-x<text:s/>helm-projectile-switch-project<text:s/>(C-c<text:s/>p<text:s/>p)</text:span></text:p>
      <text:p text:style-name="OrgSrcBlock"><text:s/><text:s/><text:s/><text:s/><text:s/><text:s/>(<text:span text:style-name="OrgSrcFontLockKeywordFace">setq</text:span><text:s/>projectile-switch-project-action<text:s/>'neotree-projectile-action)</text:p>
      <text:p text:style-name="OrgSrcBlock"/>
      <text:p text:style-name="OrgSrcBlock"><text:s/><text:s/><text:s/><text:s/><text:s/><text:s/>(<text:span text:style-name="OrgSrcFontLockKeywordFace">defun</text:span><text:s/><text:span text:style-name="OrgSrcFontLockFunctionNameFace">advice:neotree-dir</text:span><text:s/>(path)</text:p>
      <text:p text:style-name="OrgSrcBlock"><text:s/><text:s/><text:s/><text:s/><text:s/><text:s/><text:s/><text:s/><text:span text:style-name="OrgSrcFontLockDocFace">"Extension<text:s/>to<text:s/>change<text:s/>the<text:s/>frame<text:s/>width<text:s/>automatically."</text:span></text:p>
      <text:p text:style-name="OrgSrcBlock"><text:s/><text:s/><text:s/><text:s/><text:s/><text:s/><text:s/><text:s/>(<text:span text:style-name="OrgSrcFontLockKeywordFace">interactive</text:span><text:s/><text:span text:style-name="OrgSrcFontLockStringFace">"DDirectory:<text:s/>"</text:span>)</text:p>
      <text:p text:style-name="OrgSrcBlock"><text:s/><text:s/><text:s/><text:s/><text:s/><text:s/><text:s/><text:s/>(<text:span text:style-name="OrgSrcFontLockKeywordFace">unless</text:span><text:s/>(neo-global--window-exists-p)</text:p>
      <text:p text:style-name="OrgSrcBlock"><text:s/><text:s/><text:s/><text:s/><text:s/><text:s/><text:s/><text:s/><text:s/><text:s/>(neotree-show))</text:p>
      <text:p text:style-name="OrgSrcBlock"><text:s/><text:s/><text:s/><text:s/><text:s/><text:s/><text:s/><text:s/>(neo-global--open-dir<text:s/>path)</text:p>
      <text:p text:style-name="OrgSrcBlock"><text:s/><text:s/><text:s/><text:s/><text:s/><text:s/><text:s/><text:s/>(neo-global--select-window))</text:p>
      <text:p text:style-name="OrgSrcBlock"><text:s/><text:s/><text:s/><text:s/><text:s/><text:s/>(advice-add<text:s/>'neotree-dir<text:s/><text:span text:style-name="OrgSrcFontLockBuiltinFace">:override</text:span><text:s/>#'advice:neotree-dir)))</text:p>
      <text:p text:style-name="OrgSrcBlock"/>
      <text:p text:style-name="OrgSrcBlock"><text:s/><text:s/>(<text:span text:style-name="OrgSrcFontLockKeywordFace">with-eval-after-load</text:span><text:s/><text:span text:style-name="OrgSrcFontLockStringFace">"helm-config"</text:span></text:p>
      <text:p text:style-name="OrgSrcBlockLastLine"><text:s/><text:s/><text:s/><text:s/>(projectile-global-mode<text:s/>1)))</text:p>
      <text:h text:style-name="Heading_20_1" text:outline-level="1" text:is-list-header="false">
<text:bookmark-start text:name="OrgXref.ID-9B2EED7E-F398-4B04-8798-9B7FE032CA2B"/>
<text:bookmark text:name="ID-9B2EED7E-F398-4B04-8798-9B7FE032CA2B"/>
<text:bookmark-end text:name="OrgXref.ID-9B2EED7E-F398-4B04-8798-9B7FE032CA2B"/>
<text:bookmark-start text:name="OrgXref.org054e50e"/>
<text:bookmark text:name="org054e50e"/>Org Mode
<text:bookmark-end text:name="OrgXref.org054e50e"/></text:h>
      <text:h text:style-name="Heading_20_2" text:outline-level="2" text:is-list-header="false">
<text:bookmark-start text:name="OrgXref.orgac505df"/>
<text:bookmark text:name="orgac505df"/>基本設定
<text:bookmark-end text:name="OrgXref.orgac505df"/></text:h>
      <text:p text:style-name="OrgSrcBlock">(<text:span text:style-name="OrgSrcFontLockKeywordFace">when</text:span><text:s/>(autoload-if-found</text:p>
      <text:p text:style-name="OrgSrcBlock"><text:s/><text:s/><text:s/><text:s/><text:s/><text:s/><text:s/>'(org-mode)</text:p>
      <text:p text:style-name="OrgSrcBlock"><text:s/><text:s/><text:s/><text:s/><text:s/><text:s/><text:s/><text:span text:style-name="OrgSrcFontLockStringFace">"org"</text:span><text:s/><text:span text:style-name="OrgSrcFontLockStringFace">"Org<text:s/>Mode"</text:span><text:s/>t)</text:p>
      <text:p text:style-name="OrgSrcBlock"/>
      <text:p text:style-name="OrgSrcBlock"><text:s/><text:s/>(<text:span text:style-name="OrgSrcFontLockKeywordFace">with-eval-after-load</text:span><text:s/><text:span text:style-name="OrgSrcFontLockStringFace">"org"</text:span></text:p>
      <text:p text:style-name="OrgSrcBlock"><text:s/><text:s/><text:s/><text:s/>(<text:span text:style-name="OrgSrcFontLockKeywordFace">require</text:span><text:s/>'<text:span text:style-name="OrgSrcFontLockConstantFace">org-habit</text:span><text:s/>nil<text:s/>t)</text:p>
      <text:p text:style-name="OrgSrcBlock"><text:s/><text:s/><text:s/><text:s/>(<text:span text:style-name="OrgSrcFontLockKeywordFace">require</text:span><text:s/>'<text:span text:style-name="OrgSrcFontLockConstantFace">org-mobile</text:span><text:s/>nil<text:s/>t)</text:p>
      <text:p text:style-name="OrgSrcBlock"><text:s/><text:s/><text:s/><text:s/>(add-to-list<text:s/>'org-modules<text:s/>'org-id)</text:p>
      <text:p text:style-name="OrgSrcBlock"/>
      <text:p text:style-name="OrgSrcBlock"><text:s/><text:s/><text:s/><text:s/><text:span text:style-name="OrgSrcFontLockCommentDelimiterFace">;;<text:s/></text:span><text:span text:style-name="OrgSrcFontLockCommentFace">C-c<text:s/>&amp;<text:s/>が<text:s/>yasnippet<text:s/>にオーバーライドされているのを張り替える</text:span></text:p>
      <text:p text:style-name="OrgSrcBlock"><text:s/><text:s/><text:s/><text:s/>(define-key<text:s/>org-mode-map<text:s/>(kbd<text:s/><text:span text:style-name="OrgSrcFontLockStringFace">"C-c<text:s/>4"</text:span>)<text:s/>'org-mark-ring-goto)</text:p>
      <text:p text:style-name="OrgSrcBlock"/>
      <text:p text:style-name="OrgSrcBlock"><text:s/><text:s/><text:s/><text:s/><text:span text:style-name="OrgSrcFontLockCommentDelimiterFace">;;<text:s/></text:span><text:span text:style-name="OrgSrcFontLockCommentFace">Set<text:s/>checksum<text:s/>program<text:s/>path<text:s/>for<text:s/>windows</text:span></text:p>
      <text:p text:style-name="OrgSrcBlock"><text:s/><text:s/><text:s/><text:s/>(<text:span text:style-name="OrgSrcFontLockKeywordFace">when</text:span><text:s/>(eq<text:s/>window-system<text:s/>'w32)</text:p>
      <text:p text:style-name="OrgSrcBlock"><text:s/><text:s/><text:s/><text:s/><text:s/><text:s/>(<text:span text:style-name="OrgSrcFontLockKeywordFace">setq</text:span><text:s/>org-mobile-checksum-binary<text:s/><text:span text:style-name="OrgSrcFontLockStringFace">"~/Dropbox/do/cksum.exe"</text:span>))</text:p>
      <text:p text:style-name="OrgSrcBlock"/>
      <text:p text:style-name="OrgSrcBlock"><text:s/><text:s/><text:s/><text:s/><text:span text:style-name="OrgSrcFontLockCommentDelimiterFace">;;<text:s/></text:span><text:span text:style-name="OrgSrcFontLockCommentFace">org<text:s/>ファイルの集中管理</text:span></text:p>
      <text:p text:style-name="OrgSrcBlock"><text:s/><text:s/><text:s/><text:s/>(<text:span text:style-name="OrgSrcFontLockKeywordFace">setq</text:span><text:s/>org-directory<text:s/><text:span text:style-name="OrgSrcFontLockStringFace">"~/Dropbox/org/"</text:span>)</text:p>
      <text:p text:style-name="OrgSrcBlock"/>
      <text:p text:style-name="OrgSrcBlock"><text:s/><text:s/><text:s/><text:s/><text:span text:style-name="OrgSrcFontLockCommentDelimiterFace">;;<text:s/></text:span><text:span text:style-name="OrgSrcFontLockCommentFace">Set<text:s/>default<text:s/>table<text:s/>export<text:s/>format</text:span></text:p>
      <text:p text:style-name="OrgSrcBlock"><text:s/><text:s/><text:s/><text:s/>(<text:span text:style-name="OrgSrcFontLockKeywordFace">setq</text:span><text:s/>org-table-export-default-format<text:s/><text:span text:style-name="OrgSrcFontLockStringFace">"orgtbl-to-csv"</text:span>)</text:p>
      <text:p text:style-name="OrgSrcBlock"/>
      <text:p text:style-name="OrgSrcBlock"><text:s/><text:s/><text:s/><text:s/><text:span text:style-name="OrgSrcFontLockCommentDelimiterFace">;;<text:s/></text:span><text:span text:style-name="OrgSrcFontLockCommentFace">Toggle<text:s/>inline<text:s/>images<text:s/>display<text:s/>at<text:s/>startup</text:span></text:p>
      <text:p text:style-name="OrgSrcBlock"><text:s/><text:s/><text:s/><text:s/>(<text:span text:style-name="OrgSrcFontLockKeywordFace">setq</text:span><text:s/>org-startup-with-inline-images<text:s/>t)</text:p>
      <text:p text:style-name="OrgSrcBlock"/>
      <text:p text:style-name="OrgSrcBlock"><text:s/><text:s/><text:s/><text:s/><text:span text:style-name="OrgSrcFontLockCommentDelimiterFace">;;<text:s/></text:span><text:span text:style-name="OrgSrcFontLockCommentFace">dvipng</text:span></text:p>
      <text:p text:style-name="OrgSrcBlock"><text:s/><text:s/><text:s/><text:s/>(<text:span text:style-name="OrgSrcFontLockKeywordFace">setq</text:span><text:s/>org-export-with-LaTeX-fragments<text:s/>t)</text:p>
      <text:p text:style-name="OrgSrcBlock"/>
      <text:p text:style-name="OrgSrcBlock"><text:s/><text:s/><text:s/><text:s/><text:span text:style-name="OrgSrcFontLockCommentDelimiterFace">;;<text:s/></text:span><text:span text:style-name="OrgSrcFontLockCommentFace">orgバッファ内の全ての動的ブロックを保存直前に変更する</text:span></text:p>
      <text:p text:style-name="OrgSrcBlock"><text:s/><text:s/><text:s/><text:s/><text:span text:style-name="OrgSrcFontLockCommentDelimiterFace">;;<text:s/></text:span><text:span text:style-name="OrgSrcFontLockCommentFace">(add-hook<text:s/>'before-save-hook<text:s/>'org-update-all-dblocks)</text:span></text:p>
      <text:p text:style-name="OrgSrcBlock"/>
      <text:p text:style-name="OrgSrcBlock"><text:s/><text:s/><text:s/><text:s/><text:span text:style-name="OrgSrcFontLockCommentDelimiterFace">;;<text:s/></text:span><text:span text:style-name="OrgSrcFontLockCommentFace">アーカイブファイルの名称を指定</text:span></text:p>
      <text:p text:style-name="OrgSrcBlock"><text:s/><text:s/><text:s/><text:s/>(<text:span text:style-name="OrgSrcFontLockKeywordFace">setq</text:span><text:s/>org-archive-location<text:s/><text:span text:style-name="OrgSrcFontLockStringFace">"%s_archive::"</text:span>)</text:p>
      <text:p text:style-name="OrgSrcBlock"/>
      <text:p text:style-name="OrgSrcBlock"><text:s/><text:s/><text:s/><text:s/><text:span text:style-name="OrgSrcFontLockCommentDelimiterFace">;;<text:s/></text:span><text:span text:style-name="OrgSrcFontLockCommentFace">タイムスタンプによるログ収集設定</text:span></text:p>
      <text:p text:style-name="OrgSrcBlock"><text:s/><text:s/><text:s/><text:s/>(<text:span text:style-name="OrgSrcFontLockKeywordFace">setq</text:span><text:s/>org-log-done<text:s/>t)<text:s/><text:span text:style-name="OrgSrcFontLockCommentDelimiterFace">;<text:s/></text:span><text:span text:style-name="OrgSrcFontLockCommentFace">t<text:s/>ではなく，'(done),<text:s/>'(state)<text:s/>を指定できる</text:span></text:p>
      <text:p text:style-name="OrgSrcBlock"/>
      <text:p text:style-name="OrgSrcBlock"><text:s/><text:s/><text:s/><text:s/><text:span text:style-name="OrgSrcFontLockCommentDelimiterFace">;;<text:s/></text:span><text:span text:style-name="OrgSrcFontLockCommentFace">ログをドロアーに入れる</text:span></text:p>
      <text:p text:style-name="OrgSrcBlock"><text:s/><text:s/><text:s/><text:s/>(<text:span text:style-name="OrgSrcFontLockKeywordFace">setq</text:span><text:s/>org-log-into-drawer<text:s/>t)</text:p>
      <text:p text:style-name="OrgSrcBlock"/>
      <text:p text:style-name="OrgSrcBlock"><text:s/><text:s/><text:s/><text:s/><text:span text:style-name="OrgSrcFontLockCommentDelimiterFace">;;<text:s/></text:span><text:span text:style-name="OrgSrcFontLockCommentFace">アンダースコアをエクスポートしない（_{}で明示的に表現できる）</text:span></text:p>
      <text:p text:style-name="OrgSrcBlock"><text:s/><text:s/><text:s/><text:s/>(<text:span text:style-name="OrgSrcFontLockKeywordFace">setq</text:span><text:s/>org-export-with-sub-superscripts<text:s/>nil)</text:p>
      <text:p text:style-name="OrgSrcBlock"/>
      <text:p text:style-name="OrgSrcBlock"><text:s/><text:s/><text:s/><text:s/><text:span text:style-name="OrgSrcFontLockCommentDelimiterFace">;;<text:s/></text:span><text:span text:style-name="OrgSrcFontLockCommentFace">#+OPTIONS:<text:s/>\n:t<text:s/>と同じ</text:span></text:p>
      <text:p text:style-name="OrgSrcBlock"><text:s/><text:s/><text:s/><text:s/>(<text:span text:style-name="OrgSrcFontLockKeywordFace">setq</text:span><text:s/>org-export-preserve-breaks<text:s/>t)</text:p>
      <text:p text:style-name="OrgSrcBlock"/>
      <text:p text:style-name="OrgSrcBlock"><text:s/><text:s/><text:s/><text:s/><text:span text:style-name="OrgSrcFontLockCommentDelimiterFace">;;<text:s/></text:span><text:span text:style-name="OrgSrcFontLockCommentFace">タイマーの音</text:span></text:p>
      <text:p text:style-name="OrgSrcBlock"><text:s/><text:s/><text:s/><text:s/><text:span text:style-name="OrgSrcFontLockCommentDelimiterFace">;;<text:s/></text:span><text:span text:style-name="OrgSrcFontLockCommentFace">(lsetq<text:s/>org-clock-sound<text:s/>"");</text:span></text:p>
      <text:p text:style-name="OrgSrcBlock"/>
      <text:p text:style-name="OrgSrcBlock"><text:s/><text:s/><text:s/><text:s/><text:span text:style-name="OrgSrcFontLockCommentDelimiterFace">;;<text:s/></text:span><text:span text:style-name="OrgSrcFontLockCommentFace">org-clock<text:s/>の計測時間をモードラインではなくタイトルに表示する</text:span></text:p>
      <text:p text:style-name="OrgSrcBlock"><text:s/><text:s/><text:s/><text:s/>(<text:span text:style-name="OrgSrcFontLockKeywordFace">setq</text:span><text:s/>org-clock-clocked-in-display<text:s/>'frame-title)</text:p>
      <text:p text:style-name="OrgSrcBlock"/>
      <text:p text:style-name="OrgSrcBlock"><text:s/><text:s/><text:s/><text:s/><text:span text:style-name="OrgSrcFontLockCommentDelimiterFace">;;<text:s/></text:span><text:span text:style-name="OrgSrcFontLockCommentFace">helm<text:s/>を立ち上げる</text:span></text:p>
      <text:p text:style-name="OrgSrcBlock"><text:s/><text:s/><text:s/><text:s/>(<text:span text:style-name="OrgSrcFontLockKeywordFace">require</text:span><text:s/>'<text:span text:style-name="OrgSrcFontLockConstantFace">helm-config</text:span><text:s/>nil<text:s/>t)</text:p>
      <text:p text:style-name="OrgSrcBlock"/>
      <text:p text:style-name="OrgSrcBlock"><text:s/><text:s/><text:s/><text:s/><text:span text:style-name="OrgSrcFontLockCommentDelimiterFace">;;<text:s/></text:span><text:span text:style-name="OrgSrcFontLockCommentFace">-<text:s/>を優先．親のブリッツ表示を継承させない</text:span></text:p>
      <text:p text:style-name="OrgSrcBlock"><text:s/><text:s/><text:s/><text:s/>(<text:span text:style-name="OrgSrcFontLockKeywordFace">setq</text:span><text:s/>org-list-demote-modify-bullet</text:p>
      <text:p text:style-name="OrgSrcBlock"><text:s/><text:s/><text:s/><text:s/><text:s/><text:s/><text:s/><text:s/><text:s/><text:s/>'((<text:span text:style-name="OrgSrcFontLockStringFace">"+"</text:span><text:s/>.<text:s/><text:span text:style-name="OrgSrcFontLockStringFace">"-"</text:span>)</text:p>
      <text:p text:style-name="OrgSrcBlock"><text:s/><text:s/><text:s/><text:s/><text:s/><text:s/><text:s/><text:s/><text:s/><text:s/><text:s/><text:s/>(<text:span text:style-name="OrgSrcFontLockStringFace">"*"</text:span><text:s/>.<text:s/><text:span text:style-name="OrgSrcFontLockStringFace">"-"</text:span>)</text:p>
      <text:p text:style-name="OrgSrcBlock"><text:s/><text:s/><text:s/><text:s/><text:s/><text:s/><text:s/><text:s/><text:s/><text:s/><text:s/><text:s/>(<text:span text:style-name="OrgSrcFontLockStringFace">"1."</text:span><text:s/>.<text:s/><text:span text:style-name="OrgSrcFontLockStringFace">"-"</text:span>)</text:p>
      <text:p text:style-name="OrgSrcBlock"><text:s/><text:s/><text:s/><text:s/><text:s/><text:s/><text:s/><text:s/><text:s/><text:s/><text:s/><text:s/>(<text:span text:style-name="OrgSrcFontLockStringFace">"1)"</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
      <text:p text:style-name="OrgSrcBlockLastLine"><text:s/><text:s/>(<text:span text:style-name="OrgSrcFontLockKeywordFace">push</text:span><text:s/>'(<text:span text:style-name="OrgSrcFontLockStringFace">"\\.txt$"</text:span><text:s/>.<text:s/>org-mode)<text:s/>auto-mode-alist))</text:p>
      <text:h text:style-name="Heading_20_2" text:outline-level="2" text:is-list-header="false">
<text:bookmark-start text:name="OrgXref.orga9f6c84"/>
<text:bookmark text:name="orga9f6c84"/>contribution を使う
<text:bookmark-end text:name="OrgXref.orga9f6c84"/></text:h>
      <text:p text:style-name="OrgSrcBlockLastLine">(<text:span text:style-name="OrgSrcFontLockKeywordFace">setq</text:span><text:s/>load-path<text:s/>(append<text:s/>'(<text:span text:style-name="OrgSrcFontLockStringFace">"~/devel/git/org-mode/contrib/lisp"</text:span>)<text:s/>load-path))</text:p>
      <text:h text:style-name="Heading_20_2" text:outline-level="2" text:is-list-header="false">
<text:bookmark-start text:name="OrgXref.org5e694e7"/>
<text:bookmark text:name="org5e694e7"/>iCal との連携
<text:bookmark-end text:name="OrgXref.org5e694e7"/></text:h>
      <text:p text:style-name="OrgSrcBlock"><text:span text:style-name="OrgSrcFontLockCommentDelimiterFace">;;<text:s/></text:span><text:span text:style-name="OrgSrcFontLockCommentFace">~/Dropbox/Public<text:s/>は第三者に探索される可能性があるので要注意</text:span></text:p>
      <text:p text:style-name="OrgSrcBlock"><text:span text:style-name="OrgSrcFontLockCommentDelimiterFace">;;<text:s/></text:span><text:span text:style-name="OrgSrcFontLockCommentFace">default<text:s/>=<text:s/>~/org.ics</text:span></text:p>
      <text:p text:style-name="OrgSrcBlock"><text:span text:style-name="OrgSrcFontLockCommentDelimiterFace">;;<text:s/></text:span><text:span text:style-name="OrgSrcFontLockCommentFace">C-c<text:s/>C-e<text:s/>i<text:s/>org-export-icalendar-this-file</text:span></text:p>
      <text:p text:style-name="OrgSrcBlock"><text:span text:style-name="OrgSrcFontLockCommentDelimiterFace">;;<text:s/></text:span><text:span text:style-name="OrgSrcFontLockCommentFace">C-c<text:s/>C-e<text:s/>I<text:s/>org-export-icalendar-all-agenda-files</text:span></text:p>
      <text:p text:style-name="OrgSrcBlock"><text:span text:style-name="OrgSrcFontLockCommentDelimiterFace">;;<text:s/></text:span><text:span text:style-name="OrgSrcFontLockCommentFace">C-c<text:s/>C-e<text:s/>c<text:s/>org-export-icalendar-all-combine-agenda-files</text:span></text:p>
      <text:p text:style-name="OrgSrcBlock">(<text:span text:style-name="OrgSrcFontLockKeywordFace">when</text:span><text:s/>(autoload-if-found</text:p>
      <text:p text:style-name="OrgSrcBlock"><text:s/><text:s/><text:s/><text:s/><text:s/><text:s/><text:s/>'(my:ox-icalendar<text:s/>my:ox-icalendar-cleanup)</text:p>
      <text:p text:style-name="OrgSrcBlock"><text:s/><text:s/><text:s/><text:s/><text:s/><text:s/><text:s/><text:span text:style-name="OrgSrcFontLockStringFace">"ox-icalendar"</text:span><text:s/>nil<text:s/>t)</text:p>
      <text:p text:style-name="OrgSrcBlock"/>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ox-icalendar</text:span><text:s/>nil<text:s/>t))</text:p>
      <text:p text:style-name="OrgSrcBlock"/>
      <text:p text:style-name="OrgSrcBlock"><text:s/><text:s/>(<text:span text:style-name="OrgSrcFontLockKeywordFace">with-eval-after-load</text:span><text:s/><text:span text:style-name="OrgSrcFontLockStringFace">"ox-icalendar"</text:span></text:p>
      <text:p text:style-name="OrgSrcBlock"><text:s/><text:s/><text:s/><text:s/>(<text:span text:style-name="OrgSrcFontLockKeywordFace">setq</text:span><text:s/>org-icalendar-combined-agenda-file<text:s/><text:span text:style-name="OrgSrcFontLockStringFace">"~/Desktop/org-ical.ics"</text:span>)</text:p>
      <text:p text:style-name="OrgSrcBlock"><text:s/><text:s/><text:s/><text:s/><text:span text:style-name="OrgSrcFontLockCommentDelimiterFace">;;<text:s/></text:span><text:span text:style-name="OrgSrcFontLockCommentFace">iCal<text:s/>の説明文</text:span></text:p>
      <text:p text:style-name="OrgSrcBlock"><text:s/><text:s/><text:s/><text:s/>(<text:span text:style-name="OrgSrcFontLockKeywordFace">setq</text:span><text:s/>org-icalendar-combined-description<text:s/><text:span text:style-name="OrgSrcFontLockStringFace">"OrgModeのスケジュール出力"</text:span>)</text:p>
      <text:p text:style-name="OrgSrcBlock"><text:s/><text:s/><text:s/><text:s/><text:span text:style-name="OrgSrcFontLockCommentDelimiterFace">;;<text:s/></text:span><text:span text:style-name="OrgSrcFontLockCommentFace">カレンダーに適切なタイムゾーンを設定する（google<text:s/>用には<text:s/>nil<text:s/>が必要）</text:span></text:p>
      <text:p text:style-name="OrgSrcBlock"><text:s/><text:s/><text:s/><text:s/>(<text:span text:style-name="OrgSrcFontLockKeywordFace">setq</text:span><text:s/>org-icalendar-timezone<text:s/><text:span text:style-name="OrgSrcFontLockStringFace">"Asia/Tokyo"</text:span>)</text:p>
      <text:p text:style-name="OrgSrcBlock"><text:s/><text:s/><text:s/><text:s/><text:span text:style-name="OrgSrcFontLockCommentDelimiterFace">;;<text:s/></text:span><text:span text:style-name="OrgSrcFontLockCommentFace">DONE<text:s/>になった<text:s/>TODO<text:s/>はアジェンダから除外する</text:span></text:p>
      <text:p text:style-name="OrgSrcBlock"><text:s/><text:s/><text:s/><text:s/>(<text:span text:style-name="OrgSrcFontLockKeywordFace">setq</text:span><text:s/>org-icalendar-include-todo<text:s/>t)</text:p>
      <text:p text:style-name="OrgSrcBlock"><text:s/><text:s/><text:s/><text:s/><text:span text:style-name="OrgSrcFontLockCommentDelimiterFace">;;<text:s/></text:span><text:span text:style-name="OrgSrcFontLockCommentFace">（通常は，&lt;&gt;--&lt;&gt;<text:s/>で区間付き予定をつくる．非改行入力で日付がNoteに入らない）</text:span></text:p>
      <text:p text:style-name="OrgSrcBlock"><text:s/><text:s/><text:s/><text:s/>(<text:span text:style-name="OrgSrcFontLockKeywordFace">setq</text:span><text:s/>org-icalendar-use-scheduled<text:s/>'(event-if-todo))</text:p>
      <text:p text:style-name="OrgSrcBlock"><text:s/><text:s/><text:s/><text:s/><text:s/><text:s/><text:s/><text:s/><text:s/><text:span text:style-name="OrgSrcFontLockCommentDelimiterFace">;;;<text:s/></text:span><text:span text:style-name="OrgSrcFontLockCommentFace">DL<text:s/>付きで終日予定にする：締め切り日（スタンプで時間を指定しないこと）</text:span></text:p>
      <text:p text:style-name="OrgSrcBlock"><text:s/><text:s/><text:s/><text:s/><text:span text:style-name="OrgSrcFontLockCommentDelimiterFace">;;<text:s/></text:span><text:span text:style-name="OrgSrcFontLockCommentFace">(setq<text:s/>org-icalendar-use-deadline<text:s/>'(event-if-todo<text:s/>event-if-not-todo))</text:span></text:p>
      <text:p text:style-name="OrgSrcBlock"><text:s/><text:s/><text:s/><text:s/>(<text:span text:style-name="OrgSrcFontLockKeywordFace">setq</text:span><text:s/>org-icalendar-use-deadline<text:s/>'(event-if-todo))</text:p>
      <text:p text:style-name="OrgSrcBlock"/>
      <text:p text:style-name="OrgSrcBlock"><text:s/><text:s/><text:s/><text:s/>(<text:span text:style-name="OrgSrcFontLockKeywordFace">defun</text:span><text:s/><text:span text:style-name="OrgSrcFontLockFunctionNameFace">my:ox-icalendar</text:span><text:s/>()</text:p>
      <text:p text:style-name="OrgSrcBlock"><text:s/><text:s/><text:s/><text:s/><text:s/><text:s/>(<text:span text:style-name="OrgSrcFontLockKeywordFace">interactive</text:span>)</text:p>
      <text:p text:style-name="OrgSrcBlock"><text:s/><text:s/><text:s/><text:s/><text:s/><text:s/>(<text:span text:style-name="OrgSrcFontLockKeywordFace">let</text:span><text:s/>((temp-agenda-files<text:s/>org-agenda-files))</text:p>
      <text:p text:style-name="OrgSrcBlock"><text:s/><text:s/><text:s/><text:s/><text:s/><text:s/><text:s/><text:s/>(<text:span text:style-name="OrgSrcFontLockKeywordFace">setq</text:span><text:s/>org-agenda-files<text:s/>'(<text:span text:style-name="OrgSrcFontLockStringFace">"~/Dropbox/org/org-ical.org"</text:span>))</text:p>
      <text:p text:style-name="OrgSrcBlock"><text:s/><text:s/><text:s/><text:s/><text:s/><text:s/><text:s/><text:s/><text:span text:style-name="OrgSrcFontLockCommentDelimiterFace">;;<text:s/></text:span><text:span text:style-name="OrgSrcFontLockCommentFace">org-icalendar-export-to-ics<text:s/>を使うとクリップボードが荒れる</text:span></text:p>
      <text:p text:style-name="OrgSrcBlock"><text:s/><text:s/><text:s/><text:s/><text:s/><text:s/><text:s/><text:s/>(org-icalendar-combine-agenda-files)</text:p>
      <text:p text:style-name="OrgSrcBlock"><text:s/><text:s/><text:s/><text:s/><text:s/><text:s/><text:s/><text:s/>(<text:span text:style-name="OrgSrcFontLockKeywordFace">setq</text:span><text:s/>org-agenda-files<text:s/>temp-agenda-files)</text:p>
      <text:p text:style-name="OrgSrcBlock"><text:s/><text:s/><text:s/><text:s/><text:s/><text:s/><text:s/><text:s/><text:span text:style-name="OrgSrcFontLockCommentDelimiterFace">;;<text:s/></text:span><text:span text:style-name="OrgSrcFontLockCommentFace">Dropbox/Public<text:s/>のフォルダに公開する</text:span></text:p>
      <text:p text:style-name="OrgSrcBlock"><text:s/><text:s/><text:s/><text:s/><text:s/><text:s/><text:s/><text:s/><text:span text:style-name="OrgSrcFontLockCommentDelimiterFace">;;<text:s/><text:s/><text:s/><text:s/><text:s/><text:s/><text:s/><text:s/><text:s/><text:s/><text:s/></text:span><text:span text:style-name="OrgSrcFontLockCommentFace">(shell-command</text:span></text:p>
      <text:p text:style-name="OrgSrcBlock"><text:s/><text:s/><text:s/><text:s/><text:s/><text:s/><text:s/><text:s/><text:span text:style-name="OrgSrcFontLockCommentDelimiterFace">;;<text:s/><text:s/><text:s/><text:s/><text:s/><text:s/><text:s/><text:s/><text:s/><text:s/><text:s/><text:s/></text:span><text:span text:style-name="OrgSrcFontLockCommentFace">(concat<text:s/>"cp<text:s/>"<text:s/>org-icalendar-combined-agenda-file<text:s/>"<text:s/>"</text:span></text:p>
      <text:p text:style-name="OrgSrcBlock"><text:s/><text:s/><text:s/><text:s/><text:s/><text:s/><text:s/><text:s/><text:span text:style-name="OrgSrcFontLockCommentDelimiterFace">;;<text:s/><text:s/><text:s/><text:s/><text:s/><text:s/><text:s/><text:s/><text:s/><text:s/><text:s/><text:s/><text:s/><text:s/><text:s/><text:s/><text:s/><text:s/><text:s/><text:s/></text:span><text:span text:style-name="OrgSrcFontLockCommentFace">org-icalendar-dropbox-agenda-file))</text:span></text:p>
      <text:p text:style-name="OrgSrcBlock"><text:s/><text:s/><text:s/><text:s/><text:s/><text:s/><text:s/><text:s/>(<text:span text:style-name="OrgSrcFontLockKeywordFace">if</text:span><text:s/>(eq<text:s/>0<text:s/>(shell-command</text:p>
      <text:p text:style-name="OrgSrcBlock"><text:s/><text:s/><text:s/><text:s/><text:s/><text:s/><text:s/><text:s/><text:s/><text:s/><text:s/><text:s/><text:s/><text:s/><text:s/><text:s/><text:s/><text:s/><text:s/>(concat<text:s/><text:span text:style-name="OrgSrcFontLockStringFace">"scp<text:s/>-o<text:s/>ConnectTimeout=5<text:s/>"</text:span></text:p>
      <text:p text:style-name="OrgSrcBlock"><text:s/><text:s/><text:s/><text:s/><text:s/><text:s/><text:s/><text:s/><text:s/><text:s/><text:s/><text:s/><text:s/><text:s/><text:s/><text:s/><text:s/><text:s/><text:s/><text:s/><text:s/><text:s/><text:s/><text:s/><text:s/><text:s/><text:s/>org-icalendar-combined-agenda-file<text:s/><text:span text:style-name="OrgSrcFontLockStringFace">"<text:s/>"</text:span></text:p>
      <text:p text:style-name="OrgSrcBlock"><text:s/><text:s/><text:s/><text:s/><text:s/><text:s/><text:s/><text:s/><text:s/><text:s/><text:s/><text:s/><text:s/><text:s/><text:s/><text:s/><text:s/><text:s/><text:s/><text:s/><text:s/><text:s/><text:s/><text:s/><text:s/><text:s/><text:s/>org-ical-file-in-orz-server)))</text:p>
      <text:p text:style-name="OrgSrcBlock"><text:s/><text:s/><text:s/><text:s/><text:s/><text:s/><text:s/><text:s/><text:s/><text:s/><text:s/><text:s/>(message<text:s/><text:span text:style-name="OrgSrcFontLockStringFace">"Uploading...<text:s/>[DONE]"</text:span>)</text:p>
      <text:p text:style-name="OrgSrcBlock"><text:s/><text:s/><text:s/><text:s/><text:s/><text:s/><text:s/><text:s/><text:s/><text:s/>(message<text:s/><text:span text:style-name="OrgSrcFontLockStringFace">"Uploading...<text:s/>[MISS]"</text:span>))</text:p>
      <text:p text:style-name="OrgSrcBlock"><text:s/><text:s/><text:s/><text:s/><text:s/><text:s/><text:s/><text:s/>(my:ox-icalendar-cleanup)))</text:p>
      <text:p text:style-name="OrgSrcBlock"/>
      <text:p text:style-name="OrgSrcBlock"><text:s/><text:s/><text:s/><text:s/>(<text:span text:style-name="OrgSrcFontLockKeywordFace">defun</text:span><text:s/><text:span text:style-name="OrgSrcFontLockFunctionNameFace">my:ox-icalendar-cleanup</text:span><text:s/>()</text:p>
      <text:p text:style-name="OrgSrcBlock"><text:s/><text:s/><text:s/><text:s/><text:s/><text:s/>(<text:span text:style-name="OrgSrcFontLockKeywordFace">interactive</text:span>)</text:p>
      <text:p text:style-name="OrgSrcBlock"><text:s/><text:s/><text:s/><text:s/><text:s/><text:s/>(<text:span text:style-name="OrgSrcFontLockKeywordFace">when</text:span><text:s/>(file-exists-p</text:p>
      <text:p text:style-name="OrgSrcBlock"><text:s/><text:s/><text:s/><text:s/><text:s/><text:s/><text:s/><text:s/><text:s/><text:s/><text:s/><text:s/><text:s/>(expand-file-name<text:s/>org-icalendar-combined-agenda-file))</text:p>
      <text:p text:style-name="OrgSrcBlock"><text:s/><text:s/><text:s/><text:s/><text:s/><text:s/><text:s/><text:s/>(shell-command-to-string</text:p>
      <text:p text:style-name="OrgSrcBlockLastLine"><text:s/><text:s/><text:s/><text:s/><text:s/><text:s/><text:s/><text:s/><text:s/>(concat<text:s/><text:span text:style-name="OrgSrcFontLockStringFace">"rm<text:s/>-rf<text:s/>"</text:span><text:s/>org-icalendar-combined-agenda-file))))))</text:p>
      <text:h text:style-name="Heading_20_2" text:outline-level="2" text:is-list-header="false">
<text:bookmark-start text:name="OrgXref.orga4b3eaf"/>
<text:bookmark text:name="orga4b3eaf"/>スピードコマンド
<text:bookmark-end text:name="OrgXref.orga4b3eaf"/></text:h>
      <text:p text:style-name="OrgSrcBlock">(<text:span text:style-name="OrgSrcFontLockKeywordFace">with-eval-after-load</text:span><text:s/><text:span text:style-name="OrgSrcFontLockStringFace">"org"</text:span></text:p>
      <text:p text:style-name="OrgSrcBlock"><text:s/><text:s/>(<text:span text:style-name="OrgSrcFontLockKeywordFace">setq</text:span><text:s/>org-use-speed-commands<text:s/>t)</text:p>
      <text:p text:style-name="OrgSrcBlock"><text:s/><text:s/>(add-to-list<text:s/>'org-speed-commands-user<text:s/>'(<text:span text:style-name="OrgSrcFontLockStringFace">"d"</text:span><text:s/>org-todo<text:s/><text:span text:style-name="OrgSrcFontLockStringFace">"DONE"</text:span>))</text:p>
      <text:p text:style-name="OrgSrcBlock"><text:s/><text:s/>(add-to-list<text:s/>'org-speed-commands-user<text:s/>'(<text:span text:style-name="OrgSrcFontLockStringFace">"P"</text:span><text:s/>my:proportional-font-toggle))</text:p>
      <text:p text:style-name="OrgSrcBlock"><text:s/><text:s/>(add-to-list<text:s/>'org-speed-commands-user</text:p>
      <text:p text:style-name="OrgSrcBlockLastLine"><text:s/><text:s/><text:s/><text:s/><text:s/><text:s/><text:s/><text:s/><text:s/><text:s/><text:s/><text:s/><text:s/><text:s/><text:s/>'(<text:span text:style-name="OrgSrcFontLockStringFace">"$"</text:span><text:s/>call-interactively<text:s/>'org-archive-subtree)))</text:p>
      <text:h text:style-name="Heading_20_2" text:outline-level="2" text:is-list-header="false">
<text:bookmark-start text:name="OrgXref.org6b914cf"/>
<text:bookmark text:name="org6b914cf"/>Pomodoro
<text:bookmark-end text:name="OrgXref.org6b914cf"/></text:h>
      <text:list text:style-name="OrgBulletedList" text:continue-numbering="false">
        <text:list-item>
          <text:p text:style-name="Text_20_body">ここにある設定は伝統的なアプローチです．<text:line-break/></text:p>
          <text:list text:style-name="OrgBulletedList" text:continue-numbering="true">
            <text:list-item>
              <text:p text:style-name="Text_20_body"><text:a xlink:type="simple" xlink:href="http://orgmode.org/worg/org-gtd-etc.html">http://orgmode.org/worg/org-gtd-etc.html</text:a><text:line-break/></text:p>
            </text:list-item>
          </text:list>
        </text:list-item>
        <text:list-item>
          <text:p text:style-name="Text_20_body">本格的に Org Mode と組み合わせたい場合は， <text:span text:style-name="OrgCode">org-clock-in</text:span> と <text:span text:style-name="OrgCode">org-clock-out</text:span> に連動させる <text:span text:style-name="OrgCode">org-pomodoro.el</text:span> があります．<text:line-break/></text:p>
          <text:list text:style-name="OrgBulletedList" text:continue-numbering="true">
            <text:list-item>
              <text:p text:style-name="Text_20_body"><text:a xlink:type="simple" xlink:href="https://github.com/lolownia/org-pomodoro">https://github.com/lolownia/org-pomodoro</text:a><text:line-break/></text:p>
            </text:list-item>
          </text:list>
        </text:list-item>
      </text:list>
      <text:p text:style-name="OrgSrcBlock">(<text:span text:style-name="OrgSrcFontLockKeywordFace">with-eval-after-load</text:span><text:s/><text:span text:style-name="OrgSrcFontLockStringFace">"org"</text:span></text:p>
      <text:p text:style-name="OrgSrcBlock"><text:s/><text:s/>(add-to-list<text:s/>'org-modules<text:s/>'org-timer)</text:p>
      <text:p text:style-name="OrgSrcBlock"><text:s/><text:s/>(<text:span text:style-name="OrgSrcFontLockKeywordFace">setq</text:span><text:s/>org-timer-default-timer<text:s/><text:span text:style-name="OrgSrcFontLockStringFace">"25"</text:span>)</text:p>
      <text:p text:style-name="OrgSrcBlock"><text:s/><text:s/><text:span text:style-name="OrgSrcFontLockCommentDelimiterFace">;;<text:s/></text:span><text:span text:style-name="OrgSrcFontLockCommentFace">(add-hook<text:s/>'org-clock-in-hook</text:span></text:p>
      <text:p text:style-name="OrgSrcBlock"><text:s/><text:s/><text:span text:style-name="OrgSrcFontLockCommentDelimiterFace">;;<text:s/><text:s/><text:s/><text:s/><text:s/><text:s/><text:s/><text:s/></text:span><text:span text:style-name="OrgSrcFontLockCommentFace">'(lamda<text:s/>()</text:span></text:p>
      <text:p text:style-name="OrgSrcBlock"><text:s/><text:s/><text:span text:style-name="OrgSrcFontLockCommentDelimiterFace">;;<text:s/><text:s/><text:s/><text:s/><text:s/><text:s/><text:s/><text:s/><text:s/><text:s/><text:s/><text:s/><text:s/><text:s/><text:s/><text:s/></text:span><text:span text:style-name="OrgSrcFontLockCommentFace">(if<text:s/>(not<text:s/>org-timer-current-timer)</text:span></text:p>
      <text:p text:style-name="OrgSrcBlock"><text:s/><text:s/><text:span text:style-name="OrgSrcFontLockCommentDelimiterFace">;;<text:s/><text:s/><text:s/><text:s/><text:s/><text:s/><text:s/><text:s/><text:s/><text:s/><text:s/><text:s/><text:s/><text:s/><text:s/><text:s/><text:s/><text:s/><text:s/><text:s/></text:span><text:span text:style-name="OrgSrcFontLockCommentFace">(org-timer-set-timer<text:s/>'(16)))))</text:span></text:p>
      <text:p text:style-name="OrgSrcBlock"/>
      <text:p text:style-name="OrgSrcBlock"><text:s/><text:s/>(<text:span text:style-name="OrgSrcFontLockKeywordFace">setq</text:span><text:s/>growl-pomodoro-default-task-name<text:s/><text:span text:style-name="OrgSrcFontLockStringFace">"The<text:s/>current<text:s/>task<text:s/>is<text:s/>finished."</text:span>)</text:p>
      <text:p text:style-name="OrgSrcBlock"><text:s/><text:s/>(<text:span text:style-name="OrgSrcFontLockKeywordFace">setq</text:span><text:s/>growl-pomodoro-task-name<text:s/>'growl-pomodoro-default-task-name)</text:p>
      <text:p text:style-name="OrgSrcBlock"/>
      <text:p text:style-name="OrgSrcBlock"><text:s/><text:s/>(<text:span text:style-name="OrgSrcFontLockKeywordFace">defun</text:span><text:s/><text:span text:style-name="OrgSrcFontLockFunctionNameFace">set-growl-pomodoro-task-name</text:span><text:s/>()</text:p>
      <text:p text:style-name="OrgSrcBlock"><text:s/><text:s/><text:s/><text:s/>(<text:span text:style-name="OrgSrcFontLockKeywordFace">interactive</text:span><text:s/><text:span text:style-name="OrgSrcFontLockStringFace">"P"</text:span>)</text:p>
      <text:p text:style-name="OrgSrcBlock"><text:s/><text:s/><text:s/><text:s/>(<text:span text:style-name="OrgSrcFontLockKeywordFace">setq</text:span><text:s/>growl-pomodoro-task-name</text:p>
      <text:p text:style-name="OrgSrcBlock"><text:s/><text:s/><text:s/><text:s/><text:s/><text:s/><text:s/><text:s/><text:s/><text:s/>(read-from-minibuffer<text:s/><text:span text:style-name="OrgSrcFontLockStringFace">"Task<text:s/>Name:<text:s/>"</text:span></text:p>
      <text:p text:style-name="OrgSrcBlock"><text:s/><text:s/><text:s/><text:s/><text:s/><text:s/><text:s/><text:s/><text:s/><text:s/><text:s/><text:s/><text:s/><text:s/><text:s/><text:s/><text:s/><text:s/><text:s/><text:s/><text:s/><text:s/><text:s/><text:s/><text:s/><text:s/><text:s/><text:s/><text:s/><text:s/><text:s/><text:s/>growl-pomodoro-default-task-name)))</text:p>
      <text:p text:style-name="OrgSrcBlock"><text:s/><text:s/>(add-hook<text:s/>'org-timer-set-hook<text:s/>'set-growl-pomodoro-task-name)</text:p>
      <text:p text:style-name="OrgSrcBlock"/>
      <text:p text:style-name="OrgSrcBlock"><text:s/><text:s/>(<text:span text:style-name="OrgSrcFontLockKeywordFace">defun</text:span><text:s/><text:span text:style-name="OrgSrcFontLockFunctionNameFace">growl-pomodoro-timer</text:span><text:s/>()</text:p>
      <text:p text:style-name="OrgSrcBlock"><text:s/><text:s/><text:s/><text:s/>(<text:span text:style-name="OrgSrcFontLockKeywordFace">interactive</text:span>)</text:p>
      <text:p text:style-name="OrgSrcBlock"><text:s/><text:s/><text:s/><text:s/>(shell-command-to-string</text:p>
      <text:p text:style-name="OrgSrcBlock"><text:s/><text:s/><text:s/><text:s/><text:s/>(concat<text:s/><text:span text:style-name="OrgSrcFontLockStringFace">"growlnotify<text:s/>-s<text:s/>-a<text:s/>Emacs<text:s/>-t<text:s/>\"++<text:s/>Pomodoro<text:s/>++\"<text:s/>-m<text:s/>\""</text:span></text:p>
      <text:p text:style-name="OrgSrcBlock"><text:s/><text:s/><text:s/><text:s/><text:s/><text:s/><text:s/><text:s/><text:s/><text:s/><text:s/><text:s/><text:s/><text:span text:style-name="OrgSrcFontLockStringFace">"The<text:s/>end<text:s/>of<text:s/>"</text:span><text:s/>growl-pomodoro-task-name<text:s/><text:span text:style-name="OrgSrcFontLockStringFace">"!\""</text:span>))</text:p>
      <text:p text:style-name="OrgSrcBlock"><text:s/><text:s/><text:s/><text:s/>(shell-command-to-string</text:p>
      <text:p text:style-name="OrgSrcBlock"><text:s/><text:s/><text:s/><text:s/><text:s/><text:span text:style-name="OrgSrcFontLockCommentDelimiterFace">;;<text:s/><text:s/><text:s/></text:span><text:span text:style-name="OrgSrcFontLockCommentFace">(concat<text:s/>"say<text:s/>The<text:s/>end<text:s/>of<text:s/>"<text:s/>growl-pomodoro-task-name)</text:span></text:p>
      <text:p text:style-name="OrgSrcBlock"><text:s/><text:s/><text:s/><text:s/><text:s/>(concat<text:s/><text:span text:style-name="OrgSrcFontLockStringFace">"say<text:s/>-v<text:s/>Kyoko<text:s/>"</text:span><text:s/>growl-pomodoro-task-name)</text:p>
      <text:p text:style-name="OrgSrcBlock"><text:s/><text:s/><text:s/><text:s/><text:s/>))</text:p>
      <text:p text:style-name="OrgSrcBlock"/>
      <text:p text:style-name="OrgSrcBlockLastLine"><text:s/><text:s/>(add-hook<text:s/>'org-timer-done-hook<text:s/>'growl-pomodoro-timer))</text:p>
      <text:h text:style-name="Heading_20_2" text:outline-level="2" text:is-list-header="false">
<text:bookmark-start text:name="OrgXref.org9e2ae52"/>
<text:bookmark text:name="org9e2ae52"/>face 関連
<text:bookmark-end text:name="OrgXref.org9e2ae52"/></text:h>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Font<text:s/>lock<text:s/>を使う</text:span></text:p>
      <text:p text:style-name="OrgSrcBlock"><text:s/><text:s/>(global-font-lock-mode<text:s/>1)</text:p>
      <text:p text:style-name="OrgSrcBlock"><text:s/><text:s/>(add-hook<text:s/>'org-mode-hook<text:s/>'turn-on-font-lock)</text:p>
      <text:p text:style-name="OrgSrcBlock"><text:s/><text:s/><text:span text:style-name="OrgSrcFontLockCommentDelimiterFace">;;<text:s/></text:span><text:span text:style-name="OrgSrcFontLockCommentFace">ウィンドウの端で折り返す（想定と逆の振る舞い．どこかにバグがある）</text:span></text:p>
      <text:p text:style-name="OrgSrcBlock"><text:s/><text:s/>(<text:span text:style-name="OrgSrcFontLockKeywordFace">setq</text:span><text:s/>org-startup-truncated<text:s/>nil)</text:p>
      <text:p text:style-name="OrgSrcBlock"><text:s/><text:s/><text:span text:style-name="OrgSrcFontLockCommentDelimiterFace">;;<text:s/></text:span><text:span text:style-name="OrgSrcFontLockCommentFace">サブツリー以下の<text:s/>*<text:s/>を略式表示する</text:span></text:p>
      <text:p text:style-name="OrgSrcBlock"><text:s/><text:s/>(<text:span text:style-name="OrgSrcFontLockKeywordFace">setq</text:span><text:s/>org-hide-leading-stars<text:s/>t)</text:p>
      <text:p text:style-name="OrgSrcBlock"><text:s/><text:s/><text:span text:style-name="OrgSrcFontLockCommentDelimiterFace">;;<text:s/></text:span><text:span text:style-name="OrgSrcFontLockCommentFace">Color<text:s/>setting<text:s/>for<text:s/>TODO<text:s/>keywords</text:span></text:p>
      <text:p text:style-name="OrgSrcBlock"><text:s/><text:s/><text:span text:style-name="OrgSrcFontLockCommentDelimiterFace">;;<text:s/></text:span><text:span text:style-name="OrgSrcFontLockCommentFace">Color<text:s/>for<text:s/>priorities</text:span></text:p>
      <text:p text:style-name="OrgSrcBlock"><text:s/><text:s/><text:span text:style-name="OrgSrcFontLockCommentDelimiterFace">;;<text:s/></text:span><text:span text:style-name="OrgSrcFontLockCommentFace">(setq<text:s/>org-priority-faces</text:span></text:p>
      <text:p text:style-name="OrgSrcBlock"><text:s/><text:s/><text:span text:style-name="OrgSrcFontLockCommentDelimiterFace">;;<text:s/><text:s/></text:span><text:span text:style-name="OrgSrcFontLockCommentFace">'(("?A"<text:s/>:foreground<text:s/>"</text:span><text:span text:style-name="OrgSrcDefault0036">#E01B4C</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text:s/><text:s/></text:span><text:span text:style-name="OrgSrcFontLockCommentFace">("?B"<text:s/>:foreground<text:s/>"</text:span><text:span text:style-name="OrgSrcDefault0037">#1739BF</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text:s/><text:s/></text:span><text:span text:style-name="OrgSrcFontLockCommentFace">("?C"<text:s/>:foreground<text:s/>"</text:span><text:span text:style-name="OrgSrcDefault0038">#575757</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pan><text:span text:style-name="OrgSrcFontLockCommentFace">Color<text:s/>setting<text:s/>for<text:s/>Tags</text:span></text:p>
      <text:p text:style-name="OrgSrcBlock"/>
      <text:p text:style-name="OrgSrcBlock"><text:s/><text:s/><text:span text:style-name="OrgSrcFontLockCommentDelimiterFace">;;<text:s/></text:span><text:span text:style-name="OrgSrcDefault0039">#CC3333</text:span></text:p>
      <text:p text:style-name="OrgSrcBlock"><text:s/><text:s/>(<text:span text:style-name="OrgSrcFontLockKeywordFace">setq</text:span><text:s/>org-todo-keyword-faces</text:p>
      <text:p text:style-name="OrgSrcBlock"><text:s/><text:s/><text:s/><text:s/><text:s/><text:s/><text:s/><text:s/>'((<text:span text:style-name="OrgSrcFontLockStringFace">"FOCUS"</text:span><text:s/><text:s/><text:s/><text:s/><text:span text:style-name="OrgSrcFontLockBuiltinFace">:foreground</text:span><text:s/><text:span text:style-name="OrgSrcFontLockStringFace">"</text:span><text:span text:style-name="OrgSrcDefault0040">#FF0000</text:span><text:span text:style-name="OrgSrcFontLockStringFace">"</text:span><text:s/><text:span text:style-name="OrgSrcFontLockBuiltinFace">:background</text:span><text:s/><text:span text:style-name="OrgSrcFontLockStringFace">"</text:span><text:span text:style-name="OrgSrcDefault0021">#FFCC66</text:span><text:span text:style-name="OrgSrcFontLockStringFace">"</text:span>)</text:p>
      <text:p text:style-name="OrgSrcBlock"><text:s/><text:s/><text:s/><text:s/><text:s/><text:s/><text:s/><text:s/><text:s/><text:s/>(<text:span text:style-name="OrgSrcFontLockStringFace">"BUG"</text:span><text:s/><text:s/><text:s/><text:s/><text:s/><text:s/><text:span text:style-name="OrgSrcFontLockBuiltinFace">:foreground</text:span><text:s/><text:span text:style-name="OrgSrcFontLockStringFace">"</text:span><text:span text:style-name="OrgSrcDefault0040">#FF0000</text:span><text:span text:style-name="OrgSrcFontLockStringFace">"</text:span><text:s/><text:span text:style-name="OrgSrcFontLockBuiltinFace">:background</text:span><text:s/><text:span text:style-name="OrgSrcFontLockStringFace">"</text:span><text:span text:style-name="OrgSrcDefault0021">#FFCC66</text:span><text:span text:style-name="OrgSrcFontLockStringFace">"</text:span>)</text:p>
      <text:p text:style-name="OrgSrcBlock"><text:s/><text:s/><text:s/><text:s/><text:s/><text:s/><text:s/><text:s/><text:s/><text:s/>(<text:span text:style-name="OrgSrcFontLockStringFace">"CHECK"</text:span><text:s/><text:s/><text:s/><text:s/><text:span text:style-name="OrgSrcFontLockBuiltinFace">:foreground</text:span><text:s/><text:span text:style-name="OrgSrcFontLockStringFace">"</text:span><text:span text:style-name="OrgSrcDefault0041">#FF9900</text:span><text:span text:style-name="OrgSrcFontLockStringFace">"</text:span><text:s/><text:span text:style-name="OrgSrcFontLockBuiltinFace">:background</text:span><text:s/><text:span text:style-name="OrgSrcFontLockStringFace">"</text:span><text:span text:style-name="OrgSrcDefault0042">#FFF0F0</text:span><text:span text:style-name="OrgSrcFontLockStringFace">"</text:span><text:s/><text:span text:style-name="OrgSrcFontLockBuiltinFace">:underline</text:span><text:s/>t)</text:p>
      <text:p text:style-name="OrgSrcBlock"><text:s/><text:s/><text:s/><text:s/><text:s/><text:s/><text:s/><text:s/><text:s/><text:s/>(<text:span text:style-name="OrgSrcFontLockStringFace">"ICAL"</text:span><text:s/><text:s/><text:s/><text:s/><text:s/><text:span text:style-name="OrgSrcFontLockBuiltinFace">:foreground</text:span><text:s/><text:span text:style-name="OrgSrcFontLockStringFace">"</text:span><text:span text:style-name="OrgSrcDefault0043">#33CC66</text:span><text:span text:style-name="OrgSrcFontLockStringFace">"</text:span>)</text:p>
      <text:p text:style-name="OrgSrcBlock"><text:s/><text:s/><text:s/><text:s/><text:s/><text:s/><text:s/><text:s/><text:s/><text:s/>(<text:span text:style-name="OrgSrcFontLockStringFace">"APPROVED"</text:span><text:s/><text:span text:style-name="OrgSrcFontLockBuiltinFace">:foreground</text:span><text:s/><text:span text:style-name="OrgSrcFontLockStringFace">"</text:span><text:span text:style-name="OrgSrcDefault0022">#66CC66</text:span><text:span text:style-name="OrgSrcFontLockStringFace">"</text:span>)</text:p>
      <text:p text:style-name="OrgSrcBlock"><text:s/><text:s/><text:s/><text:s/><text:s/><text:s/><text:s/><text:s/><text:s/><text:s/>(<text:span text:style-name="OrgSrcFontLockStringFace">"QUESTION"</text:span><text:s/><text:span text:style-name="OrgSrcFontLockBuiltinFace">:foreground</text:span><text:s/><text:span text:style-name="OrgSrcFontLockStringFace">"</text:span><text:span text:style-name="OrgSrcDefault0040">#FF0000</text:span><text:span text:style-name="OrgSrcFontLockStringFace">"</text:span>)</text:p>
      <text:p text:style-name="OrgSrcBlock"><text:s/><text:s/><text:s/><text:s/><text:s/><text:s/><text:s/><text:s/><text:s/><text:s/>(<text:span text:style-name="OrgSrcFontLockStringFace">"WAIT"</text:span><text:s/><text:s/><text:s/><text:s/><text:s/><text:span text:style-name="OrgSrcFontLockBuiltinFace">:foreground</text:span><text:s/><text:span text:style-name="OrgSrcFontLockStringFace">"</text:span><text:span text:style-name="OrgSrcDefault0044">#CCCCCC</text:span><text:span text:style-name="OrgSrcFontLockStringFace">"</text:span><text:s/><text:span text:style-name="OrgSrcFontLockBuiltinFace">:background</text:span><text:s/><text:span text:style-name="OrgSrcFontLockStringFace">"</text:span><text:span text:style-name="OrgSrcDefault0029">#666666</text:span><text:span text:style-name="OrgSrcFontLockStringFace">"</text:span>)</text:p>
      <text:p text:style-name="OrgSrcBlock"><text:s/><text:s/><text:s/><text:s/><text:s/><text:s/><text:s/><text:s/><text:s/><text:s/>(<text:span text:style-name="OrgSrcFontLockStringFace">"EDIT"</text:span><text:s/><text:s/><text:s/><text:s/><text:s/><text:span text:style-name="OrgSrcFontLockBuiltinFace">:foreground</text:span><text:s/><text:span text:style-name="OrgSrcFontLockStringFace">"</text:span><text:span text:style-name="OrgSrcDefault0045">#FF33CC</text:span><text:span text:style-name="OrgSrcFontLockStringFace">"</text:span>)</text:p>
      <text:p text:style-name="OrgSrcBlock"><text:s/><text:s/><text:s/><text:s/><text:s/><text:s/><text:s/><text:s/><text:s/><text:s/>(<text:span text:style-name="OrgSrcFontLockStringFace">"READ"</text:span><text:s/><text:s/><text:s/><text:s/><text:s/><text:span text:style-name="OrgSrcFontLockBuiltinFace">:foreground</text:span><text:s/><text:span text:style-name="OrgSrcFontLockStringFace">"</text:span><text:span text:style-name="OrgSrcDefault0046">#9933CC</text:span><text:span text:style-name="OrgSrcFontLockStringFace">"</text:span>)</text:p>
      <text:p text:style-name="OrgSrcBlock"><text:s/><text:s/><text:s/><text:s/><text:s/><text:s/><text:s/><text:s/><text:s/><text:s/>(<text:span text:style-name="OrgSrcFontLockStringFace">"MAIL"</text:span><text:s/><text:s/><text:s/><text:s/><text:s/><text:span text:style-name="OrgSrcFontLockBuiltinFace">:foreground</text:span><text:s/><text:span text:style-name="OrgSrcFontLockStringFace">"</text:span><text:span text:style-name="OrgSrcDefault0047">#CC3300</text:span><text:span text:style-name="OrgSrcFontLockStringFace">"</text:span><text:s/><text:span text:style-name="OrgSrcFontLockBuiltinFace">:background</text:span><text:s/><text:span text:style-name="OrgSrcFontLockStringFace">"</text:span><text:span text:style-name="OrgSrcDefault0048">#FFEE99</text:span><text:span text:style-name="OrgSrcFontLockStringFace">"</text:span>)</text:p>
      <text:p text:style-name="OrgSrcBlock"><text:s/><text:s/><text:s/><text:s/><text:s/><text:s/><text:s/><text:s/><text:s/><text:s/>(<text:span text:style-name="OrgSrcFontLockStringFace">"PLAN"</text:span><text:s/><text:s/><text:s/><text:s/><text:s/><text:span text:style-name="OrgSrcFontLockBuiltinFace">:foreground</text:span><text:s/><text:span text:style-name="OrgSrcFontLockStringFace">"</text:span><text:span text:style-name="OrgSrcDefault0049">#FF6600</text:span><text:span text:style-name="OrgSrcFontLockStringFace">"</text:span>)</text:p>
      <text:p text:style-name="OrgSrcBlock"><text:s/><text:s/><text:s/><text:s/><text:s/><text:s/><text:s/><text:s/><text:s/><text:s/>(<text:span text:style-name="OrgSrcFontLockStringFace">"PLAN2"</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49">#FF6600</text:span><text:span text:style-name="OrgSrcFontLockStringFace">"</text:span>)</text:p>
      <text:p text:style-name="OrgSrcBlock"><text:s/><text:s/><text:s/><text:s/><text:s/><text:s/><text:s/><text:s/><text:s/><text:s/>(<text:span text:style-name="OrgSrcFontLockStringFace">"REV1"</text:span><text:s/><text:s/><text:s/><text:s/><text:s/><text:span text:style-name="OrgSrcFontLockBuiltinFace">:foreground</text:span><text:s/><text:span text:style-name="OrgSrcFontLockStringFace">"</text:span><text:span text:style-name="OrgSrcDefault0050">#3366FF</text:span><text:span text:style-name="OrgSrcFontLockStringFace">"</text:span>)</text:p>
      <text:p text:style-name="OrgSrcBlock"><text:s/><text:s/><text:s/><text:s/><text:s/><text:s/><text:s/><text:s/><text:s/><text:s/>(<text:span text:style-name="OrgSrcFontLockStringFace">"REV2"</text:span><text:s/><text:s/><text:s/><text:s/><text:s/><text:span text:style-name="OrgSrcFontLockBuiltinFace">:foreground</text:span><text:s/><text:span text:style-name="OrgSrcFontLockStringFace">"</text:span><text:span text:style-name="OrgSrcDefault0050">#3366FF</text:span><text:span text:style-name="OrgSrcFontLockStringFace">"</text:span><text:s/><text:span text:style-name="OrgSrcFontLockBuiltinFace">:background</text:span><text:s/><text:span text:style-name="OrgSrcFontLockStringFace">"</text:span><text:span text:style-name="OrgSrcDefault0051">#99CCFF</text:span><text:span text:style-name="OrgSrcFontLockStringFace">"</text:span>)</text:p>
      <text:p text:style-name="OrgSrcBlock"><text:s/><text:s/><text:s/><text:s/><text:s/><text:s/><text:s/><text:s/><text:s/><text:s/>(<text:span text:style-name="OrgSrcFontLockStringFace">"REV3"</text:span><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0">#3366FF</text:span><text:span text:style-name="OrgSrcFontLockStringFace">"</text:span>)</text:p>
      <text:p text:style-name="OrgSrcBlock"><text:s/><text:s/><text:s/><text:s/><text:s/><text:s/><text:s/><text:s/><text:s/><text:s/>(<text:span text:style-name="OrgSrcFontLockStringFace">"SLEEP"</text:span><text:s/><text:s/><text:s/><text:s/><text:span text:style-name="OrgSrcFontLockBuiltinFace">:foreground</text:span><text:s/><text:span text:style-name="OrgSrcFontLockStringFace">"</text:span><text:span text:style-name="OrgSrcDefault0052">#9999CC</text:span><text:span text:style-name="OrgSrcFontLockStringFace">"</text:span>)))</text:p>
      <text:p text:style-name="OrgSrcBlock"/>
      <text:p text:style-name="OrgSrcBlock"><text:s/><text:s/><text:span text:style-name="OrgSrcFontLockCommentDelimiterFace">;;<text:s/></text:span><text:span text:style-name="OrgSrcFontLockCommentFace">(:foreground<text:s/>"</text:span><text:span text:style-name="OrgSrcDefault0053">#0000FF</text:span><text:span text:style-name="OrgSrcFontLockCommentFace">"<text:s/>:bold<text:s/>t)<text:s/><text:s/><text:s/><text:s/><text:s/>;<text:s/>default.<text:s/>do<text:s/>NOT<text:s/>put<text:s/>this<text:s/>bottom</text:span></text:p>
      <text:p text:style-name="OrgSrcBlock"><text:s/><text:s/>(<text:span text:style-name="OrgSrcFontLockKeywordFace">setq</text:span><text:s/>org-tag-faces</text:p>
      <text:p text:style-name="OrgSrcBlock"><text:s/><text:s/><text:s/><text:s/><text:s/><text:s/><text:s/><text:s/>'((<text:span text:style-name="OrgSrcFontLockStringFace">"Achievement"</text:span><text:s/><text:span text:style-name="OrgSrcFontLockBuiltinFace">:foreground</text:span><text:s/><text:span text:style-name="OrgSrcFontLockStringFace">"</text:span><text:span text:style-name="OrgSrcDefault0022">#66CC66</text:span><text:span text:style-name="OrgSrcFontLockStringFace">"</text:span>)</text:p>
      <text:p text:style-name="OrgSrcBlock"><text:s/><text:s/><text:s/><text:s/><text:s/><text:s/><text:s/><text:s/><text:s/><text:s/>(<text:span text:style-name="OrgSrcFontLockStringFace">"Report"</text:span><text:s/><text:s/><text:s/><text:s/><text:s/><text:s/><text:span text:style-name="OrgSrcFontLockBuiltinFace">:foreground</text:span><text:s/><text:span text:style-name="OrgSrcFontLockStringFace">"</text:span><text:span text:style-name="OrgSrcDefault0022">#66CC66</text:span><text:span text:style-name="OrgSrcFontLockStringFace">"</text:span>)</text:p>
      <text:p text:style-name="OrgSrcBlock"><text:s/><text:s/><text:s/><text:s/><text:s/><text:s/><text:s/><text:s/><text:s/><text:s/>(<text:span text:style-name="OrgSrcFontLockStringFace">"Background"</text:span><text:s/><text:s/><text:span text:style-name="OrgSrcFontLockBuiltinFace">:foreground</text:span><text:s/><text:span text:style-name="OrgSrcFontLockStringFace">"</text:span><text:span text:style-name="OrgSrcDefault0054">#66CC99</text:span><text:span text:style-name="OrgSrcFontLockStringFace">"</text:span>)</text:p>
      <text:p text:style-name="OrgSrcBlock"><text:s/><text:s/><text:s/><text:s/><text:s/><text:s/><text:s/><text:s/><text:s/><text:s/>(<text:span text:style-name="OrgSrcFontLockStringFace">"Chore"</text:span><text:s/><text:s/><text:s/><text:s/><text:s/><text:s/><text:s/><text:span text:style-name="OrgSrcFontLockBuiltinFace">:foreground</text:span><text:s/><text:span text:style-name="OrgSrcFontLockStringFace">"</text:span><text:span text:style-name="OrgSrcDefault0055">#6699CC</text:span><text:span text:style-name="OrgSrcFontLockStringFace">"</text:span>)</text:p>
      <text:p text:style-name="OrgSrcBlock"><text:s/><text:s/><text:s/><text:s/><text:s/><text:s/><text:s/><text:s/><text:s/><text:s/>(<text:span text:style-name="OrgSrcFontLockStringFace">"Domestic"</text:span><text:s/><text:s/><text:s/><text:s/><text:span text:style-name="OrgSrcFontLockBuiltinFace">:foreground</text:span><text:s/><text:span text:style-name="OrgSrcFontLockStringFace">"</text:span><text:span text:style-name="OrgSrcDefault0020">#6666CC</text:span><text:span text:style-name="OrgSrcFontLockStringFace">"</text:span>)</text:p>
      <text:p text:style-name="OrgSrcBlock"><text:s/><text:s/><text:s/><text:s/><text:s/><text:s/><text:s/><text:s/><text:s/><text:s/>(<text:span text:style-name="OrgSrcFontLockStringFace">"BeMerged"</text:span><text:s/><text:s/><text:s/><text:s/><text:span text:style-name="OrgSrcFontLockBuiltinFace">:foreground</text:span><text:s/><text:span text:style-name="OrgSrcFontLockStringFace">"</text:span><text:span text:style-name="OrgSrcDefault0020">#6666CC</text:span><text:span text:style-name="OrgSrcFontLockStringFace">"</text:span>)</text:p>
      <text:p text:style-name="OrgSrcBlock"><text:s/><text:s/><text:s/><text:s/><text:s/><text:s/><text:s/><text:s/><text:s/><text:s/>(<text:span text:style-name="OrgSrcFontLockStringFace">"Doing"</text:span><text:s/><text:s/><text:s/><text:s/><text:s/><text:s/><text:s/><text:span text:style-name="OrgSrcFontLockBuiltinFace">:foreground</text:span><text:s/><text:span text:style-name="OrgSrcFontLockStringFace">"</text:span><text:span text:style-name="OrgSrcDefault0040">#FF0000</text:span><text:span text:style-name="OrgSrcFontLockStringFace">"</text:span>)</text:p>
      <text:p text:style-name="OrgSrcBlock"><text:s/><text:s/><text:s/><text:s/><text:s/><text:s/><text:s/><text:s/><text:s/><text:s/>(<text:span text:style-name="OrgSrcFontLockStringFace">"Review"</text:span><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Revisit"</text:span><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Redmine"</text:span><text:s/><text:s/><text:s/><text:s/><text:s/><text:span text:style-name="OrgSrcFontLockBuiltinFace">:foreground</text:span><text:s/><text:span text:style-name="OrgSrcFontLockStringFace">"</text:span><text:span text:style-name="OrgSrcDefault0057">#CC6666</text:span><text:span text:style-name="OrgSrcFontLockStringFace">"</text:span>)</text:p>
      <text:p text:style-name="OrgSrcBlock"><text:s/><text:s/><text:s/><text:s/><text:s/><text:s/><text:s/><text:s/><text:s/><text:s/>(<text:span text:style-name="OrgSrcFontLockStringFace">"Ongoing"</text:span><text:s/><text:s/><text:s/><text:s/><text:s/><text:span text:style-name="OrgSrcFontLockBuiltinFace">:foreground</text:span><text:s/><text:span text:style-name="OrgSrcFontLockStringFace">"</text:span><text:span text:style-name="OrgSrcDefault0057">#CC6666</text:span><text:span text:style-name="OrgSrcFontLockStringFace">"</text:span>)<text:s/><text:span text:style-name="OrgSrcFontLockCommentDelimiterFace">;<text:s/></text:span><text:span text:style-name="OrgSrcFontLockCommentFace">for<text:s/>non<text:s/>scheduled/reminder</text:span></text:p>
      <text:p text:style-name="OrgSrcBlock"><text:s/><text:s/><text:s/><text:s/><text:s/><text:s/><text:s/><text:s/><text:s/><text:s/>(<text:span text:style-name="OrgSrcFontLockStringFace">"Repeat"</text:span><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CommentDelimiterFace">;<text:s/></text:span><text:span text:style-name="OrgSrcFontLockCommentFace">for<text:s/>interval<text:s/>tasks</text:span></text:p>
      <text:p text:style-name="OrgSrcBlock"><text:s/><text:s/><text:s/><text:s/><text:s/><text:s/><text:s/><text:s/><text:s/><text:s/>(<text:span text:style-name="OrgSrcFontLockStringFace">"Mag"</text:span><text:s/><text:s/><text:s/><text:s/><text:s/><text:s/><text:s/><text:s/><text:s/><text:span text:style-name="OrgSrcFontLockBuiltinFace">:fore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buy"</text:span><text:s/><text:s/><text:s/><text:s/><text:s/><text:s/><text:s/><text:s/><text:s/><text:span text:style-name="OrgSrcFontLockBuiltinFace">:fore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pay"</text:span><text:s/><text:s/><text:s/><text:s/><text:s/><text:s/><text:s/><text:s/><text:s/><text:span text:style-name="OrgSrcFontLockBuiltinFace">:foreground</text:span><text:s/><text:span text:style-name="OrgSrcFontLockStringFace">"</text:span><text:span text:style-name="OrgSrcDefault0060">#CC6699</text:span><text:span text:style-name="OrgSrcFontLockStringFace">"</text:span>)</text:p>
      <text:p text:style-name="OrgSrcBlock"><text:s/><text:s/><text:s/><text:s/><text:s/><text:s/><text:s/><text:s/><text:s/><text:s/>(<text:span text:style-name="OrgSrcFontLockStringFace">"secret"</text:span><text:s/><text:s/><text:s/><text:s/><text:s/><text:s/><text:span text:style-name="OrgSrcFontLockBuiltinFace">:foreground</text:span><text:s/><text:span text:style-name="OrgSrcFontLockStringFace">"</text:span><text:span text:style-name="OrgSrcDefault0040">#FF0000</text:span><text:span text:style-name="OrgSrcFontLockStringFace">"</text:span>)</text:p>
      <text:p text:style-name="OrgSrcBlock"><text:s/><text:s/><text:s/><text:s/><text:s/><text:s/><text:s/><text:s/><text:s/><text:s/>(<text:span text:style-name="OrgSrcFontLockStringFace">"emacs"</text:span><text:s/><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note"</text:span><text:s/><text:s/><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print"</text:span><text:s/><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Study"</text:span><text:s/><text:s/><text:s/><text:s/><text:s/><text:s/><text:s/><text:span text:style-name="OrgSrcFontLockBuiltinFace">:foreground</text:span><text:s/><text:span text:style-name="OrgSrcFontLockStringFace">"</text:span><text:span text:style-name="OrgSrcDefault0020">#6666CC</text:span><text:span text:style-name="OrgSrcFontLockStringFace">"</text:span>)</text:p>
      <text:p text:style-name="OrgSrcBlock"><text:s/><text:s/><text:s/><text:s/><text:s/><text:s/><text:s/><text:s/><text:s/><text:s/>(<text:span text:style-name="OrgSrcFontLockStringFace">"Implements"</text:span><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Coding"</text:span><text:s/><text:s/><text:s/><text:s/><text:s/><text:s/><text:span text:style-name="OrgSrcFontLockBuiltinFace">:foreground</text:span><text:s/><text:span text:style-name="OrgSrcFontLockStringFace">"</text:span><text:span text:style-name="OrgSrcDefault0058">#CC9999</text:span><text:span text:style-name="OrgSrcFontLockStringFace">"</text:span>)</text:p>
      <text:p text:style-name="OrgSrcBlock"><text:s/><text:s/><text:s/><text:s/><text:s/><text:s/><text:s/><text:s/><text:s/><text:s/>(<text:span text:style-name="OrgSrcFontLockStringFace">"Editing"</text:span><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work"</text:span><text:s/><text:s/><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Survey"</text:span><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Home"</text:span><text:s/><text:s/><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Open"</text:span><text:s/><text:s/><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Blog"</text:span><text:s/><text:s/><text:s/><text:s/><text:s/><text:s/><text:s/><text:s/><text:span text:style-name="OrgSrcFontLockBuiltinFace">:fore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Test"</text:span><text:s/><text:s/><text:s/><text:s/><text:s/><text:s/><text:s/><text:s/><text:span text:style-name="OrgSrcFontLockBuiltinFace">:foreground</text:span><text:s/><text:span text:style-name="OrgSrcFontLockStringFace">"</text:span><text:span text:style-name="OrgSrcDefault0040">#FF0000</text:span><text:span text:style-name="OrgSrcFontLockStringFace">"</text:span><text:s/><text:span text:style-name="OrgSrcFontLockBuiltinFace">:weight</text:span><text:s/>bold)</text:p>
      <text:p text:style-name="OrgSrcBlock"><text:s/><text:s/><text:s/><text:s/><text:s/><text:s/><text:s/><text:s/><text:s/><text:s/>(<text:span text:style-name="OrgSrcFontLockStringFace">"Attach"</text:span><text:s/><text:s/><text:s/><text:s/><text:s/><text:s/><text:span text:style-name="OrgSrcFontLockBuiltinFace">:foreground</text:span><text:s/><text:span text:style-name="OrgSrcFontLockStringFace">"</text:span><text:span text:style-name="OrgSrcDefault0040">#FF0000</text:span><text:span text:style-name="OrgSrcFontLockStringFace">"</text:span><text:s/><text:span text:style-name="OrgSrcFontLockBuiltinFace">:underline</text:span><text:s/>t<text:s/><text:span text:style-name="OrgSrcFontLockBuiltinFace">:weight</text:span><text:s/>bold)</text:p>
      <text:p text:style-name="OrgSrcBlock"><text:s/><text:s/><text:s/><text:s/><text:s/><text:s/><text:s/><text:s/><text:s/><text:s/>(<text:span text:style-name="OrgSrcFontLockStringFace">"drill"</text:span><text:s/><text:s/><text:s/><text:s/><text:s/><text:s/><text:s/><text:span text:style-name="OrgSrcFontLockBuiltinFace">:foreground</text:span><text:s/><text:span text:style-name="OrgSrcFontLockStringFace">"</text:span><text:span text:style-name="OrgSrcDefault0061">#66BB66</text:span><text:span text:style-name="OrgSrcFontLockStringFace">"</text:span><text:s/><text:span text:style-name="OrgSrcFontLockBuiltinFace">:underline</text:span><text:s/>t)</text:p>
      <text:p text:style-name="OrgSrcBlock"><text:s/><text:s/><text:s/><text:s/><text:s/><text:s/><text:s/><text:s/><text:s/><text:s/>(<text:span text:style-name="OrgSrcFontLockStringFace">"DEBUG"</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EVENT"</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Thinking"</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62">#96A9FF</text:span><text:span text:style-name="OrgSrcFontLockStringFace">"</text:span>)</text:p>
      <text:p text:style-name="OrgSrcBlock"><text:s/><text:s/><text:s/><text:s/><text:s/><text:s/><text:s/><text:s/><text:s/><text:s/>(<text:span text:style-name="OrgSrcFontLockStringFace">"Schedule"</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63">#FF7D7D</text:span><text:span text:style-name="OrgSrcFontLockStringFace">"</text:span>)</text:p>
      <text:p text:style-name="OrgSrcBlock"><text:s/><text:s/><text:s/><text:s/><text:s/><text:s/><text:s/><text:s/><text:s/><text:s/>(<text:span text:style-name="OrgSrcFontLockStringFace">"INPUT"</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7">#CC6666</text:span><text:span text:style-name="OrgSrcFontLockStringFace">"</text:span>)</text:p>
      <text:p text:style-name="OrgSrcBlock"><text:s/><text:s/><text:s/><text:s/><text:s/><text:s/><text:s/><text:s/><text:s/><text:s/>(<text:span text:style-name="OrgSrcFontLockStringFace">"OUTPUT"</text:span><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4">#66CC99</text:span><text:span text:style-name="OrgSrcFontLockStringFace">"</text:span>)</text:p>
      <text:p text:style-name="OrgSrcBlock"><text:s/><text:s/><text:s/><text:s/><text:s/><text:s/><text:s/><text:s/><text:s/><text:s/>(<text:span text:style-name="OrgSrcFontLockStringFace">"CYCLE"</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5">#6699CC</text:span><text:span text:style-name="OrgSrcFontLockStringFace">"</text:span>)</text:p>
      <text:p text:style-name="OrgSrcBlock"><text:s/><text:s/><text:s/><text:s/><text:s/><text:s/><text:s/><text:s/><text:s/><text:s/>(<text:span text:style-name="OrgSrcFontLockStringFace">"weekend"</text:span><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7">#CC6666</text:span><text:span text:style-name="OrgSrcFontLockStringFace">"</text:span>)</text:p>
      <text:p text:style-name="OrgSrcBlock"><text:s/><text:s/><text:s/><text:s/><text:s/><text:s/><text:s/><text:s/><text:s/><text:s/>(<text:span text:style-name="OrgSrcFontLockStringFace">"Log"</text:span><text:s/><text:s/><text:s/><text:s/><text:s/><text:s/><text:s/><text:s/><text:s/><text:span text:style-name="OrgSrcFontLockBuiltinFace">:foreground</text:span><text:s/><text:span text:style-name="OrgSrcFontLockStringFace">"</text:span><text:span text:style-name="OrgSrcDefault0064">#008500</text:span><text:span text:style-name="OrgSrcFontLockStringFace">"</text:span>))))</text:p>
      <text:p text:style-name="OrgSrcBlockLastLine"><text:span text:style-name="OrgSrcFontLockCommentDelimiterFace">;;</text:span><text:span text:style-name="OrgSrcDefault0065">#5BDF8D</text:span></text:p>
      <text:h text:style-name="Heading_20_2" text:outline-level="2" text:is-list-header="false">
<text:bookmark-start text:name="OrgXref.org281d102"/>
<text:bookmark text:name="org281d102"/><text:span text:style-name="OrgTodo">TODO</text:span> キーワードのカスタマイズ
<text:bookmark-end text:name="OrgXref.org281d102"/></text:h>
      <text:p text:style-name="Text_20_body">キーワードには日本語も使え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todo-keywords</text:p>
      <text:p text:style-name="OrgSrcBlock"><text:s/><text:s/><text:s/><text:s/><text:s/><text:s/><text:s/><text:s/>'((sequence<text:s/><text:span text:style-name="OrgSrcFontLockStringFace">"TODO(t)"</text:span><text:s/><text:span text:style-name="OrgSrcFontLockStringFace">"PLAN(p)"</text:span><text:s/><text:span text:style-name="OrgSrcFontLockStringFace">"PLAN2(P)"</text:span><text:s/><text:span text:style-name="OrgSrcFontLockStringFace">"|"</text:span><text:s/><text:span text:style-name="OrgSrcFontLockStringFace">"DONE(d)"</text:span>)</text:p>
      <text:p text:style-name="OrgSrcBlock"><text:s/><text:s/><text:s/><text:s/><text:s/><text:s/><text:s/><text:s/><text:s/><text:s/>(sequence<text:s/><text:span text:style-name="OrgSrcFontLockStringFace">"READ(r)"</text:span><text:s/><text:span text:style-name="OrgSrcFontLockStringFace">"EDIT(e)"</text:span><text:s/><text:span text:style-name="OrgSrcFontLockStringFace">"|"</text:span><text:s/><text:span text:style-name="OrgSrcFontLockStringFace">"DONE(d)"</text:span>)</text:p>
      <text:p text:style-name="OrgSrcBlock"><text:s/><text:s/><text:s/><text:s/><text:s/><text:s/><text:s/><text:s/><text:s/><text:s/>(sequence<text:s/><text:span text:style-name="OrgSrcFontLockStringFace">"CHECK(C)"</text:span><text:s/><text:span text:style-name="OrgSrcFontLockStringFace">"FOCUS(f)"</text:span><text:s/><text:span text:style-name="OrgSrcFontLockStringFace">"ICAL(c)"</text:span><text:s/><text:s/><text:span text:style-name="OrgSrcFontLockStringFace">"|"</text:span><text:s/><text:span text:style-name="OrgSrcFontLockStringFace">"DONE(d)"</text:span>)</text:p>
      <text:p text:style-name="OrgSrcBlock"><text:s/><text:s/><text:s/><text:s/><text:s/><text:s/><text:s/><text:s/><text:s/><text:s/>(sequence<text:s/><text:span text:style-name="OrgSrcFontLockStringFace">"WAIT(w)"</text:span><text:s/><text:span text:style-name="OrgSrcFontLockStringFace">"SLEEP(s)"</text:span><text:s/><text:span text:style-name="OrgSrcFontLockStringFace">"QUESTION(q)"</text:span><text:s/><text:span text:style-name="OrgSrcFontLockStringFace">"|"</text:span><text:s/><text:span text:style-name="OrgSrcFontLockStringFace">"DONE(d)"</text:span>)</text:p>
      <text:p text:style-name="OrgSrcBlock"><text:s/><text:s/><text:s/><text:s/><text:s/><text:s/><text:s/><text:s/><text:s/><text:s/>(sequence<text:s/><text:span text:style-name="OrgSrcFontLockStringFace">"REV1(1)"</text:span><text:s/><text:span text:style-name="OrgSrcFontLockStringFace">"REV2(2)"</text:span><text:s/><text:span text:style-name="OrgSrcFontLockStringFace">"REV3(3)"</text:span><text:s/><text:span text:style-name="OrgSrcFontLockStringFace">"|"</text:span><text:s/><text:span text:style-name="OrgSrcFontLockStringFace">"APPROVED(a)"</text:span>)))</text:p>
      <text:p text:style-name="OrgSrcBlock"/>
      <text:p text:style-name="OrgSrcBlock"><text:s/><text:s/><text:span text:style-name="OrgSrcFontLockCommentDelimiterFace">;;<text:s/></text:span><text:span text:style-name="OrgSrcFontLockCommentFace">Global<text:s/>counting<text:s/>of<text:s/>TODO<text:s/>items</text:span></text:p>
      <text:p text:style-name="OrgSrcBlock"><text:s/><text:s/>(<text:span text:style-name="OrgSrcFontLockKeywordFace">setq</text:span><text:s/>org-hierarchical-todo-statistics<text:s/>nil)</text:p>
      <text:p text:style-name="OrgSrcBlock"><text:s/><text:s/><text:span text:style-name="OrgSrcFontLockCommentDelimiterFace">;;<text:s/></text:span><text:span text:style-name="OrgSrcFontLockCommentFace">Global<text:s/>counting<text:s/>of<text:s/>checked<text:s/>TODO<text:s/>items</text:span></text:p>
      <text:p text:style-name="OrgSrcBlock"><text:s/><text:s/>(<text:span text:style-name="OrgSrcFontLockKeywordFace">setq</text:span><text:s/>org-hierarchical-checkbox-statistics<text:s/>nil)</text:p>
      <text:p text:style-name="OrgSrcBlock"/>
      <text:p text:style-name="OrgSrcBlock"><text:s/><text:s/><text:span text:style-name="OrgSrcFontLockCommentDelimiterFace">;;<text:s/></text:span><text:span text:style-name="OrgSrcFontLockCommentFace">block-update-time</text:span></text:p>
      <text:p text:style-name="OrgSrcBlock"><text:s/><text:s/>(<text:span text:style-name="OrgSrcFontLockKeywordFace">defun</text:span><text:s/><text:span text:style-name="OrgSrcFontLockFunctionNameFace">org-dblock-write:block-update-time</text:span><text:s/>(params)</text:p>
      <text:p text:style-name="OrgSrcBlock"><text:s/><text:s/><text:s/><text:s/>(<text:span text:style-name="OrgSrcFontLockKeywordFace">let</text:span><text:s/>((fmt<text:s/>(<text:span text:style-name="OrgSrcFontLockKeywordFace">or</text:span><text:s/>(plist-get<text:s/>params<text:s/><text:span text:style-name="OrgSrcFontLockBuiltinFace">:format</text:span>)<text:s/><text:span text:style-name="OrgSrcFontLockStringFace">"%Y-%m-%d"</text:span>)))</text:p>
      <text:p text:style-name="OrgSrcBlock"><text:s/><text:s/><text:s/><text:s/><text:s/><text:s/>(insert<text:s/><text:span text:style-name="OrgSrcFontLockStringFace">""</text:span><text:s/>(format-time-string<text:s/>fmt<text:s/>(current-time)))))</text:p>
      <text:p text:style-name="OrgSrcBlock"/>
      <text:p text:style-name="OrgSrcBlock"><text:s/><text:s/><text:span text:style-name="OrgSrcFontLockCommentDelimiterFace">;;<text:s/></text:span><text:span text:style-name="OrgSrcFontLockCommentFace">すべてのチェックボックスの<text:s/>cookies<text:s/>を更新する</text:span></text:p>
      <text:p text:style-name="OrgSrcBlock"><text:s/><text:s/>(<text:span text:style-name="OrgSrcFontLockKeywordFace">defun</text:span><text:s/><text:span text:style-name="OrgSrcFontLockFunctionNameFace">do-org-update-statistics-cookies</text:span><text:s/>()</text:p>
      <text:p text:style-name="OrgSrcBlock"><text:s/><text:s/><text:s/><text:s/>(<text:span text:style-name="OrgSrcFontLockKeywordFace">interactive</text:span>)</text:p>
      <text:p text:style-name="OrgSrcBlockLastLine"><text:s/><text:s/><text:s/><text:s/>(org-update-statistics-cookies<text:s/>'all)))</text:p>
      <text:h text:style-name="Heading_20_2" text:outline-level="2" text:is-list-header="false">
<text:bookmark-start text:name="OrgXref.orgf9ed04f"/>
<text:bookmark text:name="orgf9ed04f"/>ImageMagick を使って様々な画像をインライン表示する
<text:bookmark-end text:name="OrgXref.orgf9ed04f"/></text:h>
      <text:p text:style-name="Text_20_body">システムに OpenJPEG と ImageMagick がインストールされていれば，JPEG 2000 などの画像形式もバッファに表示でき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image-actual-width<text:s/>256)</text:p>
      <text:p text:style-name="OrgSrcBlock"><text:s/><text:s/>(add-to-list<text:s/>'image-file-name-extensions<text:s/><text:span text:style-name="OrgSrcFontLockStringFace">"jp2"</text:span>)</text:p>
      <text:p text:style-name="OrgSrcBlock"><text:s/><text:s/><text:span text:style-name="OrgSrcFontLockCommentDelimiterFace">;;<text:s/></text:span><text:span text:style-name="OrgSrcFontLockCommentFace">(add-to-list<text:s/>'image-file-name-extensions<text:s/>"j2c")</text:span></text:p>
      <text:p text:style-name="OrgSrcBlock"><text:s/><text:s/>(add-to-list<text:s/>'image-file-name-extensions<text:s/><text:span text:style-name="OrgSrcFontLockStringFace">"bmp"</text:span>)</text:p>
      <text:p text:style-name="OrgSrcBlockLastLine"><text:s/><text:s/>(add-to-list<text:s/>'image-file-name-extensions<text:s/><text:span text:style-name="OrgSrcFontLockStringFace">"psd"</text:span>))</text:p>
      <text:p text:style-name="Text_20_body">次の例では，同じ画像を2度インライン表示しようと指定ますが，前者は横幅が128ピクセルで表示され，後者は <text:span text:style-name="OrgCode">org-image-actual-width</text:span> で指定した256ピクセルで表示されます．<text:line-break/></text:p>
      <text:p text:style-name="OrgSrcBlock">#+ATTR_HTML:<text:s/><text:span text:style-name="OrgSrcFontLockBuiltinFace">:width</text:span><text:s/>128</text:p>
      <text:p text:style-name="OrgSrcBlock">[[~/Desktop/lena_std.jp2]]</text:p>
      <text:p text:style-name="OrgSrcBlock"/>
      <text:p text:style-name="OrgSrcBlockLastLine">[[~/Desktop/lena_std.jp2]]</text:p>
      <text:p text:style-name="OrgSrcBlockLastLine">(org-toggle-inline-images)</text:p>
      <text:h text:style-name="Heading_20_2" text:outline-level="2" text:is-list-header="false">
<text:bookmark-start text:name="OrgXref.org8197643"/>
<text:bookmark text:name="org8197643"/>[org-agenda] タスク／予定管理
<text:bookmark-end text:name="OrgXref.org8197643"/></text:h>
      <text:p text:style-name="OrgSrcBlock">(<text:span text:style-name="OrgSrcFontLockKeywordFace">with-eval-after-load</text:span><text:s/><text:span text:style-name="OrgSrcFontLockStringFace">"org-agenda"</text:span></text:p>
      <text:p text:style-name="OrgSrcBlock"><text:s/><text:s/><text:span text:style-name="OrgSrcFontLockCommentDelimiterFace">;;<text:s/></text:span><text:span text:style-name="OrgSrcFontLockCommentFace">sorting<text:s/>strategy</text:span></text:p>
      <text:p text:style-name="OrgSrcBlock"><text:s/><text:s/>(<text:span text:style-name="OrgSrcFontLockKeywordFace">setq</text:span><text:s/>org-agenda-sorting-strategy</text:p>
      <text:p text:style-name="OrgSrcBlock"><text:s/><text:s/><text:s/><text:s/><text:s/><text:s/><text:s/><text:s/>'((agenda<text:s/>habit-down<text:s/>time-up<text:s/>timestamp-up<text:s/>priority-down<text:s/>category-keep)</text:p>
      <text:p text:style-name="OrgSrcBlock"><text:s/><text:s/><text:s/><text:s/><text:s/><text:s/><text:s/><text:s/><text:s/><text:s/>(todo<text:s/>priority-down<text:s/>category-keep)</text:p>
      <text:p text:style-name="OrgSrcBlock"><text:s/><text:s/><text:s/><text:s/><text:s/><text:s/><text:s/><text:s/><text:s/><text:s/>(tags<text:s/>priority-down<text:s/>category-keep)</text:p>
      <text:p text:style-name="OrgSrcBlock"><text:s/><text:s/><text:s/><text:s/><text:s/><text:s/><text:s/><text:s/><text:s/><text:s/>(search<text:s/>category-keep)))</text:p>
      <text:p text:style-name="OrgSrcBlock"><text:s/><text:s/><text:span text:style-name="OrgSrcFontLockCommentDelimiterFace">;;<text:s/></text:span><text:span text:style-name="OrgSrcFontLockCommentFace">Set<text:s/>the<text:s/>view<text:s/>span<text:s/>as<text:s/>day<text:s/>in<text:s/>an<text:s/>agenda<text:s/>view,<text:s/>the<text:s/>default<text:s/>is<text:s/>week</text:span></text:p>
      <text:p text:style-name="OrgSrcBlock"><text:s/><text:s/>(<text:span text:style-name="OrgSrcFontLockKeywordFace">setq</text:span><text:s/>org-agenda-span<text:s/>'day)</text:p>
      <text:p text:style-name="OrgSrcBlock"><text:s/><text:s/><text:span text:style-name="OrgSrcFontLockCommentDelimiterFace">;;<text:s/></text:span><text:span text:style-name="OrgSrcFontLockCommentFace">アジェンダに警告を表示する期間</text:span></text:p>
      <text:p text:style-name="OrgSrcBlock"><text:s/><text:s/>(<text:span text:style-name="OrgSrcFontLockKeywordFace">setq</text:span><text:s/>org-deadline-warning-days<text:s/>0)</text:p>
      <text:p text:style-name="OrgSrcBlock"><text:s/><text:s/><text:span text:style-name="OrgSrcFontLockCommentDelimiterFace">;;<text:s/></text:span><text:span text:style-name="OrgSrcFontLockCommentFace">時間幅が明示的に指定されない場合のデフォルト値（分指定）</text:span></text:p>
      <text:p text:style-name="OrgSrcBlock"><text:s/><text:s/>(<text:span text:style-name="OrgSrcFontLockKeywordFace">setq</text:span><text:s/>org-agenda-default-appointment-duration<text:s/>60)</text:p>
      <text:p text:style-name="OrgSrcBlock"><text:s/><text:s/><text:span text:style-name="OrgSrcFontLockCommentDelimiterFace">;;<text:s/></text:span><text:span text:style-name="OrgSrcFontLockCommentFace">アジェンダビューでFOLLOWを設定</text:span></text:p>
      <text:p text:style-name="OrgSrcBlock"><text:s/><text:s/><text:span text:style-name="OrgSrcFontLockCommentDelimiterFace">;;<text:s/></text:span><text:span text:style-name="OrgSrcFontLockCommentFace">(setq<text:s/>org-agenda-start-with-follow-mode<text:s/>t)</text:span></text:p>
      <text:p text:style-name="OrgSrcBlock"><text:s/><text:s/><text:span text:style-name="OrgSrcFontLockCommentDelimiterFace">;;<text:s/></text:span><text:span text:style-name="OrgSrcFontLockCommentFace">Customized<text:s/>Time<text:s/>Grid</text:span></text:p>
      <text:p text:style-name="OrgSrcBlock"><text:s/><text:s/>(<text:span text:style-name="OrgSrcFontLockKeywordFace">setq</text:span><text:s/>org-agenda-time-grid<text:s/><text:span text:style-name="OrgSrcFontLockCommentDelimiterFace">;;<text:s/></text:span><text:span text:style-name="OrgSrcFontLockCommentFace">Format<text:s/>is<text:s/>changed<text:s/>from<text:s/>9.1</text:span></text:p>
      <text:p text:style-name="OrgSrcBlock"><text:s/><text:s/><text:s/><text:s/><text:s/><text:s/><text:s/><text:s/>'((daily<text:s/>today<text:s/>require-timed)</text:p>
      <text:p text:style-name="OrgSrcBlock"><text:s/><text:s/><text:s/><text:s/><text:s/><text:s/><text:s/><text:s/><text:s/><text:s/>(0800<text:s/>1000<text:s/>1200<text:s/>1400<text:s/>1600<text:s/>1800<text:s/>2000<text:s/>2200<text:s/>2400)</text:p>
      <text:p text:style-name="OrgSrcBlock"><text:s/><text:s/><text:s/><text:s/><text:s/><text:s/><text:s/><text:s/><text:s/><text:s/><text:span text:style-name="OrgSrcFontLockStringFace">"......"</text:span></text:p>
      <text:p text:style-name="OrgSrcBlock"><text:s/><text:s/><text:s/><text:s/><text:s/><text:s/><text:s/><text:s/><text:s/><text:s/><text:span text:style-name="OrgSrcFontLockStringFace">"----------------"</text:span></text:p>
      <text:p text:style-name="OrgSrcBlock"><text:s/><text:s/><text:s/><text:s/><text:s/><text:s/><text:s/><text:s/><text:s/><text:s/>))</text:p>
      <text:p text:style-name="OrgSrcBlock"><text:s/><text:s/>(<text:span text:style-name="OrgSrcFontLockKeywordFace">setq</text:span><text:s/>org-agenda-current-time-string<text:s/><text:span text:style-name="OrgSrcFontLockStringFace">"&lt;<text:s/>d('-<text:s/>'<text:s/>)<text:s/>now!"</text:span>)</text:p>
      <text:p text:style-name="OrgSrcBlock"><text:s/><text:s/>(<text:span text:style-name="OrgSrcFontLockKeywordFace">setq</text:span><text:s/>org-agenda-timegrid-use-ampm<text:s/>t)</text:p>
      <text:p text:style-name="OrgSrcBlock"/>
      <text:p text:style-name="OrgSrcBlock"><text:s/><text:s/><text:span text:style-name="OrgSrcFontLockCommentDelimiterFace">;;<text:s/></text:span><text:span text:style-name="OrgSrcFontLockCommentFace">アジェンダ作成対象（指定しないとagendaが生成されない）</text:span></text:p>
      <text:p text:style-name="OrgSrcBlock"><text:s/><text:s/><text:span text:style-name="OrgSrcFontLockCommentDelimiterFace">;;<text:s/></text:span><text:span text:style-name="OrgSrcFontLockCommentFace">ここを間違うと，MobileOrg,<text:s/>iCal<text:s/>export<text:s/>もうまくいかない</text:span></text:p>
      <text:p text:style-name="OrgSrcBlock"><text:s/><text:s/>(<text:span text:style-name="OrgSrcFontLockKeywordFace">setq</text:span><text:s/>org-agenda-files</text:p>
      <text:p text:style-name="OrgSrcBlock"><text:s/><text:s/><text:s/><text:s/><text:s/><text:s/><text:s/><text:s/>'(<text:span text:style-name="OrgSrcFontLockStringFace">"~/Dropbox/org/org-ical.org"</text:span><text:s/><text:span text:style-name="OrgSrcFontLockStringFace">"~/Dropbox/org/next.org"</text:span></text:p>
      <text:p text:style-name="OrgSrcBlock"><text:s/><text:s/><text:s/><text:s/><text:s/><text:s/><text:s/><text:s/><text:s/><text:s/><text:span text:style-name="OrgSrcFontLockStringFace">"~/Dropbox/org/trigger.org"</text:span><text:s/><text:span text:style-name="OrgSrcFontLockStringFace">"~/Dropbox/org/wg1.org"</text:span></text:p>
      <text:p text:style-name="OrgSrcBlock"><text:s/><text:s/><text:s/><text:s/><text:s/><text:s/><text:s/><text:s/><text:s/><text:s/><text:span text:style-name="OrgSrcFontLockStringFace">"~/Dropbox/org/work.org"</text:span><text:s/><text:span text:style-name="OrgSrcFontLockStringFace">"~/Dropbox/org/academic.org"</text:span>))</text:p>
      <text:p text:style-name="OrgSrcBlock"/>
      <text:p text:style-name="OrgSrcBlock"><text:s/><text:s/>(add-hook<text:s/>'org-finalize-agenda-hook</text:p>
      <text:p text:style-name="OrgSrcBlock"><text:s/><text:s/><text:s/><text:s/><text:s/><text:s/><text:s/><text:s/><text:s/><text:s/><text:s/><text:s/>#'(lambda<text:s/>()<text:s/>(org-agenda-to-appt<text:s/>t<text:s/>'((headline<text:s/><text:span text:style-name="OrgSrcFontLockStringFace">"TODO"</text:span>)))))</text:p>
      <text:p text:style-name="OrgSrcBlock"/>
      <text:p text:style-name="OrgSrcBlock"><text:s/><text:s/><text:span text:style-name="OrgSrcFontLockCommentDelimiterFace">;;<text:s/></text:span><text:span text:style-name="OrgSrcFontLockCommentFace">移動直後にagendaバッファを閉じる（ツリーの内容はSPACEで確認可）</text:span></text:p>
      <text:p text:style-name="OrgSrcBlock"><text:s/><text:s/>(org-defkey<text:s/>org-agenda-mode-map<text:s/>[(tab)]</text:p>
      <text:p text:style-name="OrgSrcBlock"><text:s/><text:s/><text:s/><text:s/><text:s/><text:s/><text:s/><text:s/><text:s/><text:s/><text:s/><text:s/><text:s/><text:s/>#'(lambda<text:s/>()<text:s/>(<text:span text:style-name="OrgSrcFontLockKeywordFace">interactive</text:span>)</text:p>
      <text:p text:style-name="OrgSrcBlock"><text:s/><text:s/><text:s/><text:s/><text:s/><text:s/><text:s/><text:s/><text:s/><text:s/><text:s/><text:s/><text:s/><text:s/><text:s/><text:s/><text:s/><text:s/>(org-agenda-goto)</text:p>
      <text:p text:style-name="OrgSrcBlock"><text:s/><text:s/><text:s/><text:s/><text:s/><text:s/><text:s/><text:s/><text:s/><text:s/><text:s/><text:s/><text:s/><text:s/><text:s/><text:s/><text:s/><text:s/>(<text:span text:style-name="OrgSrcFontLockKeywordFace">with-current-buffer</text:span><text:s/><text:span text:style-name="OrgSrcFontLockStringFace">"*Org<text:s/>Agenda*"</text:span></text:p>
      <text:p text:style-name="OrgSrcBlock"><text:s/><text:s/><text:s/><text:s/><text:s/><text:s/><text:s/><text:s/><text:s/><text:s/><text:s/><text:s/><text:s/><text:s/><text:s/><text:s/><text:s/><text:s/><text:s/><text:s/>(org-agenda-quit))))</text:p>
      <text:p text:style-name="OrgSrcBlock"/>
      <text:p text:style-name="OrgSrcBlock"><text:s/><text:s/>(custom-set-faces</text:p>
      <text:p text:style-name="OrgSrcBlock"><text:s/><text:s/><text:s/><text:span text:style-name="OrgSrcFontLockCommentDelimiterFace">;;<text:s/></text:span><text:span text:style-name="OrgSrcFontLockCommentFace">'(org-agenda-clocking<text:s/>((t<text:s/>(:background<text:s/>"</text:span><text:span text:style-name="OrgSrcDefault0066">#300020</text:span><text:span text:style-name="OrgSrcFontLockCommentFace">"))))</text:span></text:p>
      <text:p text:style-name="OrgSrcBlock"><text:s/><text:s/><text:s/>'(org-agenda-structure<text:s/>((t<text:s/>(<text:span text:style-name="OrgSrcFontLockBuiltinFace">:underline</text:span><text:s/>t<text:s/><text:span text:style-name="OrgSrcFontLockBuiltinFace">:foreground</text:span><text:s/><text:span text:style-name="OrgSrcFontLockStringFace">"</text:span><text:span text:style-name="OrgSrcDefault0067">#6873ff</text:span><text:span text:style-name="OrgSrcFontLockStringFace">"</text:span>))))</text:p>
      <text:p text:style-name="OrgSrcBlock"><text:s/><text:s/><text:s/>'(org-agenda-date-today<text:s/>((t<text:s/>(<text:span text:style-name="OrgSrcFontLockBuiltinFace">:weight</text:span><text:s/>bold<text:s/><text:span text:style-name="OrgSrcFontLockBuiltinFace">:foreground</text:span><text:s/><text:span text:style-name="OrgSrcFontLockStringFace">"</text:span><text:span text:style-name="OrgSrcDefault0068">#4a6aff</text:span><text:span text:style-name="OrgSrcFontLockStringFace">"</text:span>))))</text:p>
      <text:p text:style-name="OrgSrcBlock"><text:s/><text:s/><text:s/>'(org-agenda-date<text:s/>((t<text:s/>(<text:span text:style-name="OrgSrcFontLockBuiltinFace">:weight</text:span><text:s/>bold<text:s/><text:span text:style-name="OrgSrcFontLockBuiltinFace">:foreground</text:span><text:s/><text:span text:style-name="OrgSrcFontLockStringFace">"</text:span><text:span text:style-name="OrgSrcDefault0069">#6ac214</text:span><text:span text:style-name="OrgSrcFontLockStringFace">"</text:span>))))</text:p>
      <text:p text:style-name="OrgSrcBlock"><text:s/><text:s/><text:s/>'(org-agenda-date-weekend<text:s/>((t<text:s/>(<text:span text:style-name="OrgSrcFontLockBuiltinFace">:weight</text:span><text:s/>bold<text:s/><text:span text:style-name="OrgSrcFontLockBuiltinFace">:foreground</text:span><text:s/><text:span text:style-name="OrgSrcFontLockStringFace">"</text:span><text:span text:style-name="OrgSrcDefault0070">#ff8d1e</text:span><text:span text:style-name="OrgSrcFontLockStringFace">"</text:span>))))</text:p>
      <text:p text:style-name="OrgSrcBlock"><text:s/><text:s/><text:s/>'(org-time-grid<text:s/>((t<text:s/>(<text:span text:style-name="OrgSrcFontLockBuiltinFace">:foreground</text:span><text:s/><text:span text:style-name="OrgSrcFontLockStringFace">"</text:span><text:span text:style-name="OrgSrcDefault0071">#0a4796</text:span><text:span text:style-name="OrgSrcFontLockStringFace">"</text:span>))))</text:p>
      <text:p text:style-name="OrgSrcBlock"><text:s/><text:s/><text:s/>'(org-warning<text:s/>((t<text:s/>(<text:span text:style-name="OrgSrcFontLockBuiltinFace">:foreground</text:span><text:s/><text:span text:style-name="OrgSrcFontLockStringFace">"</text:span><text:span text:style-name="OrgSrcDefault0072">#ff431a</text:span><text:span text:style-name="OrgSrcFontLockStringFace">"</text:span>))))</text:p>
      <text:p text:style-name="OrgSrcBlock"><text:s/><text:s/><text:s/>'(org-upcoming-deadline<text:s/>((t<text:s/>(<text:span text:style-name="OrgSrcFontLockBuiltinFace">:inherit</text:span><text:s/>font-lock-keyword-face))))</text:p>
      <text:p text:style-name="OrgSrcBlock"><text:s/><text:s/><text:s/>)</text:p>
      <text:p text:style-name="OrgSrcBlock"/>
      <text:p text:style-name="OrgSrcBlock"><text:s/><text:s/><text:span text:style-name="OrgSrcFontLockCommentDelimiterFace">;;<text:s/></text:span><text:span text:style-name="OrgSrcFontLockCommentFace">所定の時刻に強制的にAgendaを表示</text:span></text:p>
      <text:p text:style-name="OrgSrcBlock"><text:s/><text:s/>(<text:span text:style-name="OrgSrcFontLockKeywordFace">defvar</text:span><text:s/><text:span text:style-name="OrgSrcFontLockVariableNameFace">my:org-agenda-auto-popup-list</text:span></text:p>
      <text:p text:style-name="OrgSrcBlock"><text:s/><text:s/><text:s/><text:s/>'(<text:span text:style-name="OrgSrcFontLockStringFace">"01:00"</text:span><text:s/><text:span text:style-name="OrgSrcFontLockStringFace">"11:00"</text:span><text:s/><text:span text:style-name="OrgSrcFontLockStringFace">"14:00"</text:span><text:s/><text:span text:style-name="OrgSrcFontLockStringFace">"17:00"</text:span><text:s/><text:span text:style-name="OrgSrcFontLockStringFace">"20:00"</text:span><text:s/><text:span text:style-name="OrgSrcFontLockStringFace">"23:00"</text:span>))</text:p>
      <text:p text:style-name="OrgSrcBlock"><text:s/><text:s/>(<text:span text:style-name="OrgSrcFontLockKeywordFace">defun</text:span><text:s/><text:span text:style-name="OrgSrcFontLockFunctionNameFace">my:popup-agenda</text:span><text:s/>()</text:p>
      <text:p text:style-name="OrgSrcBlock"><text:s/><text:s/><text:s/><text:s/>(<text:span text:style-name="OrgSrcFontLockKeywordFace">interactive</text:span>)</text:p>
      <text:p text:style-name="OrgSrcBlock"><text:s/><text:s/><text:s/><text:s/>(<text:span text:style-name="OrgSrcFontLockKeywordFace">let</text:span><text:s/>((status<text:s/>use-dialog-box))</text:p>
      <text:p text:style-name="OrgSrcBlock"><text:s/><text:s/><text:s/><text:s/><text:s/><text:s/>(<text:span text:style-name="OrgSrcFontLockKeywordFace">setq</text:span><text:s/>use-dialog-box<text:s/>nil)</text:p>
      <text:p text:style-name="OrgSrcBlock"><text:s/><text:s/><text:s/><text:s/><text:s/><text:s/>(<text:span text:style-name="OrgSrcFontLockKeywordFace">when</text:span><text:s/>(y-or-n-p-with-timeout<text:s/><text:span text:style-name="OrgSrcFontLockStringFace">"Popup<text:s/>agenda<text:s/>now?"</text:span><text:s/>10<text:s/>nil)</text:p>
      <text:p text:style-name="OrgSrcBlock"><text:s/><text:s/><text:s/><text:s/><text:s/><text:s/><text:s/><text:s/>(org-agenda-list))</text:p>
      <text:p text:style-name="OrgSrcBlock"><text:s/><text:s/><text:s/><text:s/><text:s/><text:s/>(message<text:s/><text:span text:style-name="OrgSrcFontLockStringFace">""</text:span>)</text:p>
      <text:p text:style-name="OrgSrcBlock"><text:s/><text:s/><text:s/><text:s/><text:s/><text:s/>(<text:span text:style-name="OrgSrcFontLockKeywordFace">setq</text:span><text:s/>use-dialog-box<text:s/>status)))</text:p>
      <text:p text:style-name="OrgSrcBlock"><text:s/><text:s/>(<text:span text:style-name="OrgSrcFontLockKeywordFace">defun</text:span><text:s/><text:span text:style-name="OrgSrcFontLockFunctionNameFace">my:popup-agenda-set-timers</text:span><text:s/>()</text:p>
      <text:p text:style-name="OrgSrcBlock"><text:s/><text:s/><text:s/><text:s/>(<text:span text:style-name="OrgSrcFontLockKeywordFace">interactive</text:span>)</text:p>
      <text:p text:style-name="OrgSrcBlock"><text:s/><text:s/><text:s/><text:s/>(cancel-function-timers<text:s/>'my:popup-agenda)</text:p>
      <text:p text:style-name="OrgSrcBlock"><text:s/><text:s/><text:s/><text:s/>(<text:span text:style-name="OrgSrcFontLockKeywordFace">dolist</text:span><text:s/>(triger<text:s/>my:org-agenda-auto-popup-list)</text:p>
      <text:p text:style-name="OrgSrcBlock"><text:s/><text:s/><text:s/><text:s/><text:s/><text:s/>(<text:span text:style-name="OrgSrcFontLockKeywordFace">unless</text:span><text:s/>(passed-clock-p<text:s/>triger)</text:p>
      <text:p text:style-name="OrgSrcBlock"><text:s/><text:s/><text:s/><text:s/><text:s/><text:s/><text:s/><text:s/>(run-at-time<text:s/>triger<text:s/>nil<text:s/>'my:popup-agenda))))</text:p>
      <text:p text:style-name="OrgSrcBlock"><text:s/><text:s/>(my:popup-agenda-set-timers)</text:p>
      <text:p text:style-name="OrgSrcBlock"><text:s/><text:s/>(run-at-time<text:s/><text:span text:style-name="OrgSrcFontLockStringFace">"24:00"</text:span><text:s/>nil<text:s/>'my:popup-agenda-set-timers))<text:s/><text:span text:style-name="OrgSrcFontLockCommentDelimiterFace">;;<text:s/></text:span><text:span text:style-name="OrgSrcFontLockCommentFace">for<text:s/>next<text:s/>day</text:span></text:p>
      <text:p text:style-name="OrgSrcBlock"/>
      <text:p text:style-name="OrgSrcBlock"><text:s/><text:s/>(<text:span text:style-name="OrgSrcFontLockKeywordFace">with-eval-after-load</text:span><text:s/><text:span text:style-name="OrgSrcFontLockStringFace">"org"</text:span></text:p>
      <text:p text:style-name="OrgSrcBlock"/>
      <text:p text:style-name="OrgSrcBlock"><text:s/><text:s/><text:s/><text:s/>(define-key<text:s/>org-mode-map<text:s/>(kbd<text:s/><text:span text:style-name="OrgSrcFontLockStringFace">"&lt;f11&gt;"</text:span>)<text:s/>'my:toggle-doing-tag)</text:p>
      <text:p text:style-name="OrgSrcBlock"><text:s/><text:s/><text:s/><text:s/>(define-key<text:s/>org-mode-map<text:s/>(kbd<text:s/><text:span text:style-name="OrgSrcFontLockStringFace">"C-&lt;f11&gt;"</text:span>)<text:s/>'my:sparse-doing-tree)</text:p>
      <text:p text:style-name="OrgSrcBlock"/>
      <text:p text:style-name="OrgSrcBlock"><text:s/><text:s/><text:s/><text:s/><text:span text:style-name="OrgSrcFontLockCommentDelimiterFace">;;<text:s/></text:span><text:span text:style-name="OrgSrcFontLockCommentFace">特定タグを持つツリーリストを一発移動（org-tags-view,<text:s/>org-tree-slide）</text:span></text:p>
      <text:p text:style-name="OrgSrcBlock"><text:s/><text:s/><text:s/><text:s/>(<text:span text:style-name="OrgSrcFontLockKeywordFace">defvar</text:span><text:s/><text:span text:style-name="OrgSrcFontLockVariableNameFace">my:doing-tag</text:span><text:s/><text:span text:style-name="OrgSrcFontLockStringFace">"Doing"</text:span>)</text:p>
      <text:p text:style-name="OrgSrcBlock"><text:s/><text:s/><text:s/><text:s/>(<text:span text:style-name="OrgSrcFontLockKeywordFace">defun</text:span><text:s/><text:span text:style-name="OrgSrcFontLockFunctionNameFace">my:sparse-doing-tree</text:span><text:s/>()</text:p>
      <text:p text:style-name="OrgSrcBlock"><text:s/><text:s/><text:s/><text:s/><text:s/><text:s/>(<text:span text:style-name="OrgSrcFontLockKeywordFace">interactive</text:span>)</text:p>
      <text:p text:style-name="OrgSrcBlock"><text:s/><text:s/><text:s/><text:s/><text:s/><text:s/>(org-tags-view<text:s/>nil<text:s/>my:doing-tag))</text:p>
      <text:p text:style-name="OrgSrcBlock"><text:s/><text:s/><text:s/><text:s/><text:span text:style-name="OrgSrcFontLockCommentDelimiterFace">;;<text:s/></text:span><text:span text:style-name="OrgSrcFontLockCommentFace">Doingタグをトグルする</text:span></text:p>
      <text:p text:style-name="OrgSrcBlock"><text:s/><text:s/><text:s/><text:s/>(<text:span text:style-name="OrgSrcFontLockKeywordFace">defun</text:span><text:s/><text:span text:style-name="OrgSrcFontLockFunctionNameFace">my:toggle-doing-tag</text:span><text:s/>()</text:p>
      <text:p text:style-name="OrgSrcBlock"><text:s/><text:s/><text:s/><text:s/><text:s/><text:s/>(<text:span text:style-name="OrgSrcFontLockKeywordFace">interactive</text:span>)</text:p>
      <text:p text:style-name="OrgSrcBlock"><text:s/><text:s/><text:s/><text:s/><text:s/><text:s/>(<text:span text:style-name="OrgSrcFontLockKeywordFace">when</text:span><text:s/>(eq<text:s/>major-mode<text:s/>'org-mode)</text:p>
      <text:p text:style-name="OrgSrcBlock"><text:s/><text:s/><text:s/><text:s/><text:s/><text:s/><text:s/><text:s/>(<text:span text:style-name="OrgSrcFontLockKeywordFace">save-excursion</text:span></text:p>
      <text:p text:style-name="OrgSrcBlock"><text:s/><text:s/><text:s/><text:s/><text:s/><text:s/><text:s/><text:s/><text:s/><text:s/>(<text:span text:style-name="OrgSrcFontLockKeywordFace">save-restriction</text:span></text:p>
      <text:p text:style-name="OrgSrcBlock"><text:s/><text:s/><text:s/><text:s/><text:s/><text:s/><text:s/><text:s/><text:s/><text:s/><text:s/><text:s/>(org-back-to-heading<text:s/>t)</text:p>
      <text:p text:style-name="OrgSrcBlock"><text:s/><text:s/><text:s/><text:s/><text:s/><text:s/><text:s/><text:s/><text:s/><text:s/><text:s/><text:s/><text:span text:style-name="OrgSrcFontLockCommentDelimiterFace">;;<text:s/></text:span><text:span text:style-name="OrgSrcFontLockCommentFace">before<text:s/>9</text:span></text:p>
      <text:p text:style-name="OrgSrcBlock"><text:s/><text:s/><text:s/><text:s/><text:s/><text:s/><text:s/><text:s/><text:s/><text:s/><text:s/><text:s/><text:span text:style-name="OrgSrcFontLockCommentDelimiterFace">;;<text:s/></text:span><text:span text:style-name="OrgSrcFontLockCommentFace">(unless<text:s/>(org-at-heading-p)</text:span></text:p>
      <text:p text:style-name="OrgSrcBlock"><text:s/><text:s/><text:s/><text:s/><text:s/><text:s/><text:s/><text:s/><text:s/><text:s/><text:s/><text:s/><text:span text:style-name="OrgSrcFontLockCommentDelimiterFace">;;<text:s/><text:s/><text:s/></text:span><text:span text:style-name="OrgSrcFontLockCommentFace">(outline-previous-heading))</text:span></text:p>
      <text:p text:style-name="OrgSrcBlock"><text:s/><text:s/><text:s/><text:s/><text:s/><text:s/><text:s/><text:s/><text:s/><text:s/><text:s/><text:s/>(org-toggle-tag<text:s/>my:doing-tag</text:p>
      <text:p text:style-name="OrgSrcBlock"><text:s/><text:s/><text:s/><text:s/><text:s/><text:s/><text:s/><text:s/><text:s/><text:s/><text:s/><text:s/><text:s/><text:s/><text:s/><text:s/><text:s/><text:s/><text:s/><text:s/><text:s/><text:s/><text:s/><text:s/><text:s/><text:s/><text:s/><text:s/>(<text:span text:style-name="OrgSrcFontLockKeywordFace">if</text:span><text:s/>(string-match</text:p>
      <text:p text:style-name="OrgSrcBlock"><text:s/><text:s/><text:s/><text:s/><text:s/><text:s/><text:s/><text:s/><text:s/><text:s/><text:s/><text:s/><text:s/><text:s/><text:s/><text:s/><text:s/><text:s/><text:s/><text:s/><text:s/><text:s/><text:s/><text:s/><text:s/><text:s/><text:s/><text:s/><text:s/><text:s/><text:s/><text:s/><text:s/>(concat<text:s/><text:span text:style-name="OrgSrcFontLockStringFace">":"</text:span><text:s/>my:doing-tag<text:s/><text:span text:style-name="OrgSrcFontLockStringFace">":"</text:span>)</text:p>
      <text:p text:style-name="OrgSrcBlock"><text:s/><text:s/><text:s/><text:s/><text:s/><text:s/><text:s/><text:s/><text:s/><text:s/><text:s/><text:s/><text:s/><text:s/><text:s/><text:s/><text:s/><text:s/><text:s/><text:s/><text:s/><text:s/><text:s/><text:s/><text:s/><text:s/><text:s/><text:s/><text:s/><text:s/><text:s/><text:s/><text:s/>(org-get-tags-string))</text:p>
      <text:p text:style-name="OrgSrcBlock"><text:s/><text:s/><text:s/><text:s/><text:s/><text:s/><text:s/><text:s/><text:s/><text:s/><text:s/><text:s/><text:s/><text:s/><text:s/><text:s/><text:s/><text:s/><text:s/><text:s/><text:s/><text:s/><text:s/><text:s/><text:s/><text:s/><text:s/><text:s/><text:s/><text:s/><text:s/><text:s/>'off<text:s/>'on))</text:p>
      <text:p text:style-name="OrgSrcBlock"><text:s/><text:s/><text:s/><text:s/><text:s/><text:s/><text:s/><text:s/><text:s/><text:s/><text:s/><text:s/>(org-set-tags<text:s/>nil<text:s/>t)))</text:p>
      <text:p text:style-name="OrgSrcBlock"><text:s/><text:s/><text:s/><text:s/><text:s/><text:s/><text:s/><text:s/>(org-reveal)))</text:p>
      <text:p text:style-name="OrgSrcBlock"/>
      <text:p text:style-name="OrgSrcBlock"><text:s/><text:s/><text:s/><text:s/><text:span text:style-name="OrgSrcFontLockCommentDelimiterFace">;;<text:s/></text:span><text:span text:style-name="OrgSrcFontLockCommentFace">ついでに<text:s/>calendar.app<text:s/>も定期的に強制起動する</text:span></text:p>
      <text:p text:style-name="OrgSrcBlock"><text:s/><text:s/><text:s/><text:s/>(<text:span text:style-name="OrgSrcFontLockKeywordFace">defun</text:span><text:s/><text:span text:style-name="OrgSrcFontLockFunctionNameFace">my:popup-calendar</text:span><text:s/>()</text:p>
      <text:p text:style-name="OrgSrcBlock"><text:s/><text:s/><text:s/><text:s/><text:s/><text:s/>(<text:span text:style-name="OrgSrcFontLockKeywordFace">interactive</text:span>)</text:p>
      <text:p text:style-name="OrgSrcBlock"><text:s/><text:s/><text:s/><text:s/><text:s/><text:s/>(<text:span text:style-name="OrgSrcFontLockKeywordFace">if</text:span><text:s/>(window-focus-p)</text:p>
      <text:p text:style-name="OrgSrcBlock"><text:s/><text:s/><text:s/><text:s/><text:s/><text:s/><text:s/><text:s/><text:s/><text:s/>(shell-command-to-string<text:s/><text:span text:style-name="OrgSrcFontLockStringFace">"open<text:s/>-a<text:s/>calendar.app"</text:span>)</text:p>
      <text:p text:style-name="OrgSrcBlock"><text:s/><text:s/><text:s/><text:s/><text:s/><text:s/><text:s/><text:s/>(message<text:s/><text:span text:style-name="OrgSrcFontLockStringFace">"---<text:s/>input<text:s/>focus<text:s/>is<text:s/>currently<text:s/>OUT."</text:span>)))</text:p>
      <text:p text:style-name="OrgSrcBlock"><text:s/><text:s/><text:s/><text:s/>(<text:span text:style-name="OrgSrcFontLockKeywordFace">defun</text:span><text:s/><text:span text:style-name="OrgSrcFontLockFunctionNameFace">my:popup-calendar-set-timers</text:span><text:s/>()</text:p>
      <text:p text:style-name="OrgSrcBlock"><text:s/><text:s/><text:s/><text:s/><text:s/><text:s/>(<text:span text:style-name="OrgSrcFontLockKeywordFace">interactive</text:span>)</text:p>
      <text:p text:style-name="OrgSrcBlock"><text:s/><text:s/><text:s/><text:s/><text:s/><text:s/>(cancel-function-timers<text:s/>'my:popup-calendar)</text:p>
      <text:p text:style-name="OrgSrcBlock"><text:s/><text:s/><text:s/><text:s/><text:s/><text:s/>(<text:span text:style-name="OrgSrcFontLockKeywordFace">dolist</text:span><text:s/>(triger<text:s/>my:org-agenda-auto-popup-list)</text:p>
      <text:p text:style-name="OrgSrcBlock"><text:s/><text:s/><text:s/><text:s/><text:s/><text:s/><text:s/><text:s/>(<text:span text:style-name="OrgSrcFontLockKeywordFace">unless</text:span><text:s/>(passed-clock-p<text:s/>triger)</text:p>
      <text:p text:style-name="OrgSrcBlock"><text:s/><text:s/><text:s/><text:s/><text:s/><text:s/><text:s/><text:s/><text:s/><text:s/>(run-at-time<text:s/>triger<text:s/>nil<text:s/>'my:popup-calendar))))</text:p>
      <text:p text:style-name="OrgSrcBlock"><text:s/><text:s/><text:s/><text:s/>(<text:span text:style-name="OrgSrcFontLockKeywordFace">when</text:span><text:s/>(memq<text:s/>window-system<text:s/>'(mac<text:s/>ns))</text:p>
      <text:p text:style-name="OrgSrcBlock"><text:s/><text:s/><text:s/><text:s/><text:s/><text:s/>(my:popup-calendar-set-timers)</text:p>
      <text:p text:style-name="OrgSrcBlockLastLine"><text:s/><text:s/><text:s/><text:s/><text:s/><text:s/>(run-at-time<text:s/><text:span text:style-name="OrgSrcFontLockStringFace">"24:00"</text:span><text:s/>nil<text:s/>'my:popup-calendar-set-timers)))<text:s/><text:span text:style-name="OrgSrcFontLockCommentDelimiterFace">;;<text:s/></text:span><text:span text:style-name="OrgSrcFontLockCommentFace">for<text:s/>next<text:s/>day</text:span></text:p>
      <text:h text:style-name="Heading_20_2" text:outline-level="2" text:is-list-header="false">
<text:bookmark-start text:name="OrgXref.orgb260bae"/>
<text:bookmark text:name="orgb260bae"/><text:span text:style-name="OrgTodo">TODO</text:span> [orgbox.el] スケジュール追加のわかりやすい入力
<text:bookmark-end text:name="OrgXref.orgb260bae"/></text:h>
      <text:p text:style-name="Text_20_body"><text:span text:style-name="OrgCode">C-c C-s</text:span> をオーバーライドして <text:span text:style-name="OrgCode">orgbox-schedule</text:span> を実行する．<text:line-break/></text:p>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box</text:span><text:s/>nil<text:s/>t))</text:p>
      <text:h text:style-name="Heading_20_2" text:outline-level="2" text:is-list-header="false">
<text:bookmark-start text:name="OrgXref.orge27efa4"/>
<text:bookmark text:name="orge27efa4"/><text:span text:style-name="OrgTodo">TODO</text:span> [org-review.el] レビューフローのサポート
<text:bookmark-end text:name="OrgXref.orge27efa4"/></text:h>
      <text:list text:style-name="OrgBulletedList" text:continue-numbering="false">
        <text:list-item>
          <text:p text:style-name="Text_20_body"><text:a xlink:type="simple" xlink:href="https://github.com/brabalan/org-review">https://github.com/brabalan/org-review</text:a><text:line-break/></text:p>
        </text:list-item>
        <text:list-item>
          <text:p text:style-name="Text_20_body">以下の設定では， <text:span text:style-name="OrgCode">org-agenda</text:span> 使用時に <text:span text:style-name="OrgCode">C-c C-r r</text:span> で発動<text:line-break/></text:p>
        </text:list-item>
      </text:list>
      <text:p text:style-name="OrgSrcBlock">(<text:span text:style-name="OrgSrcFontLockKeywordFace">with-eval-after-load</text:span><text:s/><text:span text:style-name="OrgSrcFontLockStringFace">"org-agenda"</text:span></text:p>
      <text:p text:style-name="OrgSrcBlock"><text:s/><text:s/>(<text:span text:style-name="OrgSrcFontLockKeywordFace">when</text:span><text:s/>(<text:span text:style-name="OrgSrcFontLockKeywordFace">require</text:span><text:s/>'<text:span text:style-name="OrgSrcFontLockConstantFace">org-review</text:span><text:s/>nil<text:s/>t)</text:p>
      <text:p text:style-name="OrgSrcBlock"><text:s/><text:s/><text:s/><text:s/>(add-to-list<text:s/>'org-agenda-custom-commands</text:p>
      <text:p text:style-name="OrgSrcBlock"><text:s/><text:s/><text:s/><text:s/><text:s/><text:s/><text:s/><text:s/><text:s/><text:s/><text:s/><text:s/><text:s/><text:s/><text:s/><text:s/><text:s/>'(<text:span text:style-name="OrgSrcFontLockStringFace">"r"</text:span><text:s/><text:span text:style-name="OrgSrcFontLockStringFace">"Review<text:s/>projects"</text:span><text:s/>tags-todo<text:s/><text:span text:style-name="OrgSrcFontLockStringFace">"-CANCELLED/"</text:span></text:p>
      <text:p text:style-name="OrgSrcBlock"><text:s/><text:s/><text:s/><text:s/><text:s/><text:s/><text:s/><text:s/><text:s/><text:s/><text:s/><text:s/><text:s/><text:s/><text:s/><text:s/><text:s/><text:s/><text:s/>((org-agenda-overriding-header<text:s/><text:span text:style-name="OrgSrcFontLockStringFace">"Reviews<text:s/>Scheduled"</text:span>)</text:p>
      <text:p text:style-name="OrgSrcBlock"><text:s/><text:s/><text:s/><text:s/><text:s/><text:s/><text:s/><text:s/><text:s/><text:s/><text:s/><text:s/><text:s/><text:s/><text:s/><text:s/><text:s/><text:s/><text:s/><text:s/>(org-agenda-skip-function<text:s/>'org-review-agenda-skip)</text:p>
      <text:p text:style-name="OrgSrcBlock"><text:s/><text:s/><text:s/><text:s/><text:s/><text:s/><text:s/><text:s/><text:s/><text:s/><text:s/><text:s/><text:s/><text:s/><text:s/><text:s/><text:s/><text:s/><text:s/><text:s/>(org-agenda-cmp-user-defined<text:s/>'org-review-compare)</text:p>
      <text:p text:style-name="OrgSrcBlock"><text:s/><text:s/><text:s/><text:s/><text:s/><text:s/><text:s/><text:s/><text:s/><text:s/><text:s/><text:s/><text:s/><text:s/><text:s/><text:s/><text:s/><text:s/><text:s/><text:s/>(org-agenda-sorting-strategy<text:s/>'(user-defined-down)))))</text:p>
      <text:p text:style-name="OrgSrcBlock"><text:s/><text:s/><text:s/><text:s/>(org-defkey<text:s/>org-agenda-mode-map<text:s/><text:span text:style-name="OrgSrcFontLockStringFace">"\C-c\C-r"</text:span></text:p>
      <text:p text:style-name="OrgSrcBlockLastLine"><text:s/><text:s/><text:s/><text:s/><text:s/><text:s/><text:s/><text:s/><text:s/><text:s/><text:s/><text:s/><text:s/><text:s/><text:s/><text:s/>'org-review-insert-last-review)))</text:p>
      <text:h text:style-name="Heading_20_2" text:outline-level="2" text:is-list-header="false">
<text:bookmark-start text:name="OrgXref.org11b1bd8"/>
<text:bookmark text:name="org11b1bd8"/>[appt.el] アラーム設定
<text:bookmark-end text:name="OrgXref.org11b1bd8"/></text:h>
      <text:list text:style-name="OrgBulletedList" text:continue-numbering="false">
        <text:list-item>
          <text:p text:style-name="Text_20_body">Growl や <text:a xlink:type="simple" xlink:href="https://github.com/julienXX/terminal-notifier/releases">Terminal Notifier</text:a> と連携していると，Emacsがバックグラウンドにあってもアラームに気づける．<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アラーム表示を有効にする</text:span></text:p>
      <text:p text:style-name="OrgSrcBlock"><text:s/><text:s/>(<text:span text:style-name="OrgSrcFontLockKeywordFace">if</text:span><text:s/>(<text:span text:style-name="OrgSrcFontLockKeywordFace">require</text:span><text:s/>'<text:span text:style-name="OrgSrcFontLockConstantFace">shut-up</text:span><text:s/>nil<text:s/>t)</text:p>
      <text:p text:style-name="OrgSrcBlock"><text:s/><text:s/><text:s/><text:s/><text:s/><text:s/>(<text:span text:style-name="OrgSrcFontLockKeywordFace">shut-up</text:span><text:s/>(appt-activate<text:s/>1))</text:p>
      <text:p text:style-name="OrgSrcBlock"><text:s/><text:s/><text:s/><text:s/>(appt-activate<text:s/>1))</text:p>
      <text:p text:style-name="OrgSrcBlock"><text:s/><text:s/><text:span text:style-name="OrgSrcFontLockCommentDelimiterFace">;;<text:s/></text:span><text:span text:style-name="OrgSrcFontLockCommentFace">window<text:s/>を<text:s/>フレーム内に表示する</text:span></text:p>
      <text:p text:style-name="OrgSrcBlock"><text:s/><text:s/>(<text:span text:style-name="OrgSrcFontLockKeywordFace">setq</text:span><text:s/>appt-display-format<text:s/>'echo)</text:p>
      <text:p text:style-name="OrgSrcBlock"><text:s/><text:s/><text:span text:style-name="OrgSrcFontLockCommentDelimiterFace">;;<text:s/></text:span><text:span text:style-name="OrgSrcFontLockCommentFace">window<text:s/>を継続表示する時間[s]</text:span></text:p>
      <text:p text:style-name="OrgSrcBlock"><text:s/><text:s/>(<text:span text:style-name="OrgSrcFontLockKeywordFace">setq</text:span><text:s/>appt-display-duration<text:s/>5)</text:p>
      <text:p text:style-name="OrgSrcBlock"><text:s/><text:s/><text:span text:style-name="OrgSrcFontLockCommentDelimiterFace">;;<text:s/></text:span><text:span text:style-name="OrgSrcFontLockCommentFace">ビープ音の有無</text:span></text:p>
      <text:p text:style-name="OrgSrcBlock"><text:s/><text:s/>(<text:span text:style-name="OrgSrcFontLockKeywordFace">setq</text:span><text:s/>appt-audible<text:s/>nil)</text:p>
      <text:p text:style-name="OrgSrcBlock"><text:s/><text:s/><text:span text:style-name="OrgSrcFontLockCommentDelimiterFace">;;<text:s/></text:span><text:span text:style-name="OrgSrcFontLockCommentFace">何分前から警告表示を開始するか[m]</text:span></text:p>
      <text:p text:style-name="OrgSrcBlock"><text:s/><text:s/>(<text:span text:style-name="OrgSrcFontLockKeywordFace">setq</text:span><text:s/>appt-message-warning-time<text:s/>20)</text:p>
      <text:p text:style-name="OrgSrcBlock"><text:s/><text:s/><text:span text:style-name="OrgSrcFontLockCommentDelimiterFace">;;<text:s/></text:span><text:span text:style-name="OrgSrcFontLockCommentFace">警告表示開始から何分ごとにリマインドするか[m]</text:span></text:p>
      <text:p text:style-name="OrgSrcBlock"><text:s/><text:s/>(<text:span text:style-name="OrgSrcFontLockKeywordFace">setq</text:span><text:s/>appt-display-interval<text:s/>5)</text:p>
      <text:p text:style-name="OrgSrcBlock"><text:s/><text:s/><text:span text:style-name="OrgSrcFontLockCommentDelimiterFace">;;<text:s/></text:span><text:span text:style-name="OrgSrcFontLockCommentFace">モードラインにアラームを表示する</text:span></text:p>
      <text:p text:style-name="OrgSrcBlock"><text:s/><text:s/>(<text:span text:style-name="OrgSrcFontLockKeywordFace">setq</text:span><text:s/>appt-display-mode-line<text:s/>t)</text:p>
      <text:p text:style-name="OrgSrcBlock"><text:s/><text:s/><text:span text:style-name="OrgSrcFontLockCommentDelimiterFace">;;<text:s/></text:span><text:span text:style-name="OrgSrcFontLockCommentFace">org-agenda<text:s/>の内容をアラームに登録する</text:span></text:p>
      <text:p text:style-name="OrgSrcBlock"><text:s/><text:s/><text:span text:style-name="OrgSrcFontLockCommentDelimiterFace">;;<text:s/></text:span><text:span text:style-name="OrgSrcFontLockCommentFace">定期的に更新する</text:span></text:p>
      <text:p text:style-name="OrgSrcBlock"><text:s/><text:s/>(<text:span text:style-name="OrgSrcFontLockKeywordFace">defun</text:span><text:s/><text:span text:style-name="OrgSrcFontLockFunctionNameFace">my:org-agenda-to-appt</text:span><text:s/>()</text:p>
      <text:p text:style-name="OrgSrcBlock"><text:s/><text:s/><text:s/><text:s/>(<text:span text:style-name="OrgSrcFontLockKeywordFace">interactive</text:span>)</text:p>
      <text:p text:style-name="OrgSrcBlock"><text:s/><text:s/><text:s/><text:s/>(org-agenda-to-appt<text:s/>t<text:s/>'((headline<text:s/><text:span text:style-name="OrgSrcFontLockStringFace">"TODO"</text:span>))))</text:p>
      <text:p text:style-name="OrgSrcBlock"><text:s/><text:s/>(run-with-idle-timer<text:s/>500<text:s/>t<text:s/>'my:org-agenda-to-appt)</text:p>
      <text:p text:style-name="OrgSrcBlock"/>
      <text:p text:style-name="OrgSrcBlockLastLine"><text:s/><text:s/>(define-key<text:s/>org-mode-map<text:s/>(kbd<text:s/><text:span text:style-name="OrgSrcFontLockStringFace">"C-c<text:s/>f<text:s/>3"</text:span>)<text:s/>'my:org-agenda-to-appt))</text:p>
      <text:h text:style-name="Heading_20_2" text:outline-level="2" text:is-list-header="false">
<text:bookmark-start text:name="OrgXref.org7c2c0d8"/>
<text:bookmark text:name="org7c2c0d8"/>[org-capture] 高速にメモを取る
<text:bookmark-end text:name="OrgXref.org7c2c0d8"/></text:h>
      <text:p text:style-name="OrgSrcBlock">(<text:span text:style-name="OrgSrcFontLockKeywordFace">when</text:span><text:s/>(autoload-if-found</text:p>
      <text:p text:style-name="OrgSrcBlock"><text:s/><text:s/><text:s/><text:s/><text:s/><text:s/><text:s/>'(org-capture)</text:p>
      <text:p text:style-name="OrgSrcBlock"><text:s/><text:s/><text:s/><text:s/><text:s/><text:s/><text:s/><text:span text:style-name="OrgSrcFontLockStringFace">"org-capture"</text:span><text:s/>nil<text:s/>t)</text:p>
      <text:p text:style-name="OrgSrcBlock"/>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org-capture</text:span><text:s/>nil<text:s/>t))</text:p>
      <text:p text:style-name="OrgSrcBlock"/>
      <text:p text:style-name="OrgSrcBlock"><text:s/><text:s/>(<text:span text:style-name="OrgSrcFontLockKeywordFace">with-eval-after-load</text:span><text:s/><text:span text:style-name="OrgSrcFontLockStringFace">"org-capture"</text:span></text:p>
      <text:p text:style-name="OrgSrcBlock"><text:s/><text:s/><text:s/><text:s/><text:span text:style-name="OrgSrcFontLockCommentDelimiterFace">;;<text:s/></text:span><text:span text:style-name="OrgSrcFontLockCommentFace">2010-06-13<text:s/>の形式では，タグとして認識されない</text:span></text:p>
      <text:p text:style-name="OrgSrcBlock"><text:s/><text:s/><text:s/><text:s/>(<text:span text:style-name="OrgSrcFontLockKeywordFace">defun</text:span><text:s/><text:span text:style-name="OrgSrcFontLockFunctionNameFace">get-current-date-tags</text:span><text:s/>()<text:s/>(format-time-string<text:s/><text:span text:style-name="OrgSrcFontLockStringFace">"%Y%m%d"</text:span>))</text:p>
      <text:p text:style-name="OrgSrcBlock"><text:s/><text:s/><text:s/><text:s/>(<text:span text:style-name="OrgSrcFontLockKeywordFace">setq</text:span><text:s/>org-default-notes-file<text:s/>(concat<text:s/>org-directory<text:s/><text:span text:style-name="OrgSrcFontLockStringFace">"next.org"</text:span>))</text:p>
      <text:p text:style-name="OrgSrcBlock"><text:s/><text:s/><text:s/><text:s/>(<text:span text:style-name="OrgSrcFontLockKeywordFace">defvar</text:span><text:s/><text:span text:style-name="OrgSrcFontLockVariableNameFace">org-capture-words-notes-file</text:span><text:s/>(concat<text:s/>org-directory<text:s/><text:span text:style-name="OrgSrcFontLockStringFace">"words.org"</text:span>))</text:p>
      <text:p text:style-name="OrgSrcBlock"><text:s/><text:s/><text:s/><text:s/>(<text:span text:style-name="OrgSrcFontLockKeywordFace">defvar</text:span><text:s/><text:span text:style-name="OrgSrcFontLockVariableNameFace">org-capture-notes-file</text:span><text:s/>(concat<text:s/>org-directory<text:s/><text:span text:style-name="OrgSrcFontLockStringFace">"note.org"</text:span>))</text:p>
      <text:p text:style-name="OrgSrcBlock"><text:s/><text:s/><text:s/><text:s/>(<text:span text:style-name="OrgSrcFontLockKeywordFace">defvar</text:span><text:s/><text:span text:style-name="OrgSrcFontLockVariableNameFace">org-capture-academic-file</text:span><text:s/>(concat<text:s/>org-directory<text:s/><text:span text:style-name="OrgSrcFontLockStringFace">"academic.org"</text:span>))</text:p>
      <text:p text:style-name="OrgSrcBlock"><text:s/><text:s/><text:s/><text:s/>(<text:span text:style-name="OrgSrcFontLockKeywordFace">defvar</text:span><text:s/><text:span text:style-name="OrgSrcFontLockVariableNameFace">org-capture-buffer-file</text:span><text:s/>(concat<text:s/>org-directory<text:s/><text:span text:style-name="OrgSrcFontLockStringFace">"buffer.org"</text:span>))</text:p>
      <text:p text:style-name="OrgSrcBlock"><text:s/><text:s/><text:s/><text:s/>(<text:span text:style-name="OrgSrcFontLockKeywordFace">defvar</text:span><text:s/><text:span text:style-name="OrgSrcFontLockVariableNameFace">org-capture-today-file</text:span><text:s/>(concat<text:s/>org-directory<text:s/><text:span text:style-name="OrgSrcFontLockStringFace">"trigger.org"</text:span>))</text:p>
      <text:p text:style-name="OrgSrcBlock"><text:s/><text:s/><text:s/><text:s/>(<text:span text:style-name="OrgSrcFontLockKeywordFace">defvar</text:span><text:s/><text:span text:style-name="OrgSrcFontLockVariableNameFace">org-capture-ical-file</text:span><text:s/>(concat<text:s/>org-directory<text:s/><text:span text:style-name="OrgSrcFontLockStringFace">"org-ical.org"</text:span>))</text:p>
      <text:p text:style-name="OrgSrcBlock"><text:s/><text:s/><text:s/><text:s/>(<text:span text:style-name="OrgSrcFontLockKeywordFace">defvar</text:span><text:s/><text:span text:style-name="OrgSrcFontLockVariableNameFace">org-capture-article-file</text:span><text:s/>(concat<text:s/>org-directory<text:s/><text:span text:style-name="OrgSrcFontLockStringFace">"article.org"</text:span>))</text:p>
      <text:p text:style-name="OrgSrcBlock"/>
      <text:p text:style-name="OrgSrcBlock"><text:s/><text:s/><text:s/><text:s/><text:span text:style-name="OrgSrcFontLockCommentDelimiterFace">;;<text:s/></text:span><text:span text:style-name="OrgSrcFontLockCommentFace">see<text:s/>org.pdf:p73</text:span></text:p>
      <text:p text:style-name="OrgSrcBlock"><text:s/><text:s/><text:s/><text:s/>(<text:span text:style-name="OrgSrcFontLockKeywordFace">setq</text:span><text:s/>org-capture-templates</text:p>
      <text:p text:style-name="OrgSrcBlock"><text:s/><text:s/><text:s/><text:s/><text:s/><text:s/><text:s/><text:s/><text:s/><text:s/>`((<text:span text:style-name="OrgSrcFontLockStringFace">"t"</text:span><text:s/><text:span text:style-name="OrgSrcFontLockStringFace">"TODO<text:s/>項目を<text:s/>INBOX<text:s/>に貼り付ける"</text:span><text:s/>entry</text:p>
      <text:p text:style-name="OrgSrcBlock"><text:s/><text:s/><text:s/><text:s/><text:s/><text:s/><text:s/><text:s/><text:s/><text:s/><text:s/><text:s/><text:s/>(file+headline<text:s/>,org-default-notes-file<text:s/><text:span text:style-name="OrgSrcFontLockStringFace">"INBOX"</text:span>)<text:s/><text:span text:style-name="OrgSrcFontLockStringFace">"**<text:s/>TODO<text:s/>%?\n\t"</text:span>)</text:p>
      <text:p text:style-name="OrgSrcBlock"><text:s/><text:s/><text:s/><text:s/><text:s/><text:s/><text:s/><text:s/><text:s/><text:s/><text:s/><text:s/>(<text:span text:style-name="OrgSrcFontLockStringFace">"a"</text:span><text:s/><text:span text:style-name="OrgSrcFontLockStringFace">"記事リストにエントリー"</text:span><text:s/>entry</text:p>
      <text:p text:style-name="OrgSrcBlock"><text:s/><text:s/><text:s/><text:s/><text:s/><text:s/><text:s/><text:s/><text:s/><text:s/><text:s/><text:s/><text:s/>(file+headline<text:s/>,org-capture-article-file<text:s/><text:span text:style-name="OrgSrcFontLockStringFace">"INBOX"</text:span>)</text:p>
      <text:p text:style-name="OrgSrcBlock"><text:s/><text:s/><text:s/><text:s/><text:s/><text:s/><text:s/><text:s/><text:s/><text:s/><text:s/><text:s/><text:s/><text:span text:style-name="OrgSrcFontLockStringFace">"**<text:s/>READ<text:s/>%?\n\t"</text:span>)</text:p>
      <text:p text:style-name="OrgSrcBlock"><text:s/><text:s/><text:s/><text:s/><text:s/><text:s/><text:s/><text:s/><text:s/><text:s/><text:s/><text:s/>(<text:span text:style-name="OrgSrcFontLockStringFace">"c"</text:span><text:s/><text:span text:style-name="OrgSrcFontLockStringFace">"同期カレンダーにエントリー"</text:span><text:s/>entry</text:p>
      <text:p text:style-name="OrgSrcBlock"><text:s/><text:s/><text:s/><text:s/><text:s/><text:s/><text:s/><text:s/><text:s/><text:s/><text:s/><text:s/><text:s/>(file+headline<text:s/>,org-capture-ical-file<text:s/><text:span text:style-name="OrgSrcFontLockStringFace">"Scheduled"</text:span>)</text:p>
      <text:p text:style-name="OrgSrcBlock"><text:s/><text:s/><text:s/><text:s/><text:s/><text:s/><text:s/><text:s/><text:s/><text:s/><text:s/><text:s/><text:s/><text:span text:style-name="OrgSrcFontLockStringFace">"**<text:s/>TODO<text:s/>%?\n\t"</text:span>)</text:p>
      <text:p text:style-name="OrgSrcBlock"><text:s/><text:s/><text:s/><text:s/><text:s/><text:s/><text:s/><text:s/><text:s/><text:s/><text:s/><text:s/>(<text:span text:style-name="OrgSrcFontLockStringFace">"d"</text:span><text:s/><text:span text:style-name="OrgSrcFontLockStringFace">"Doingタグ付きのタスクをInboxに投げ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ODO<text:s/>%?<text:s/>:Doing:\n<text:s/><text:s/>-<text:s/>\n"</text:span>)</text:p>
      <text:p text:style-name="OrgSrcBlock"><text:s/><text:s/><text:s/><text:s/><text:s/><text:s/><text:s/><text:s/><text:s/><text:s/><text:s/><text:s/>(<text:span text:style-name="OrgSrcFontLockStringFace">"l"</text:span><text:s/><text:span text:style-name="OrgSrcFontLockStringFace">"本日のチェックリスト"</text:span><text:s/>entry</text:p>
      <text:p text:style-name="OrgSrcBlock"><text:s/><text:s/><text:s/><text:s/><text:s/><text:s/><text:s/><text:s/><text:s/><text:s/><text:s/><text:s/><text:s/>(file+headline<text:s/>,org-capture-today-file<text:s/><text:span text:style-name="OrgSrcFontLockStringFace">"Today"</text:span>)</text:p>
      <text:p text:style-name="OrgSrcBlock"><text:s/><text:s/><text:s/><text:s/><text:s/><text:s/><text:s/><text:s/><text:s/><text:s/><text:s/><text:s/><text:s/><text:span text:style-name="OrgSrcFontLockStringFace">"**<text:s/>FOCUS<text:s/>本日のチェックリスト<text:s/>%T\n（起床時間の記録）[[http://www.hayaoki-seikatsu.com/users/takaxp/][早起き日記]]<text:s/>\n（朝食）\n<text:s/><text:s/>-<text:s/>[<text:s/>]<text:s/>%?\n（昼食）\n（帰宅／夕食）\n----\n（研究速報）\n<text:s/><text:s/>-<text:s/>[<text:s/>]<text:s/>\n"</text:span>)</text:p>
      <text:p text:style-name="OrgSrcBlock"><text:s/><text:s/><text:s/><text:s/><text:s/><text:s/><text:s/><text:s/><text:s/><text:s/><text:s/><text:s/>(<text:span text:style-name="OrgSrcFontLockStringFace">"i"</text:span><text:s/><text:span text:style-name="OrgSrcFontLockStringFace">"アイディアを書き込む"</text:span><text:s/>entry<text:s/>(file+headline<text:s/>,org-default-notes-file<text:s/><text:span text:style-name="OrgSrcFontLockStringFace">"INBOX"</text:span>)</text:p>
      <text:p text:style-name="OrgSrcBlock"><text:s/><text:s/><text:s/><text:s/><text:s/><text:s/><text:s/><text:s/><text:s/><text:s/><text:s/><text:s/><text:s/><text:span text:style-name="OrgSrcFontLockStringFace">"**<text:s/>%?\n<text:s/><text:s/>-<text:s/>\n\t%U"</text:span>)</text:p>
      <text:p text:style-name="OrgSrcBlock"><text:s/><text:s/><text:s/><text:s/><text:s/><text:s/><text:s/><text:s/><text:s/><text:s/><text:s/><text:s/>(<text:span text:style-name="OrgSrcFontLockStringFace">"b"</text:span><text:s/><text:span text:style-name="OrgSrcFontLockStringFace">"Bug<text:s/>タグ付きの<text:s/>TODO<text:s/>項目を貼り付け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ODO<text:s/>%?<text:s/>:bug:\n<text:s/>%i\n<text:s/>%a<text:s/>%t"</text:span>)</text:p>
      <text:p text:style-name="OrgSrcBlock"><text:s/><text:s/><text:s/><text:s/><text:s/><text:s/><text:s/><text:s/><text:s/><text:s/><text:s/><text:s/>(<text:span text:style-name="OrgSrcFontLockStringFace">"w"</text:span><text:s/>,(concat<text:s/><text:span text:style-name="OrgSrcFontLockStringFace">"英単語を<text:s/>"</text:span><text:s/>org-capture-words-notes-file</text:p>
      <text:p text:style-name="OrgSrcBlock"><text:s/><text:s/><text:s/><text:s/><text:s/><text:s/><text:s/><text:s/><text:s/><text:s/><text:s/><text:s/><text:s/><text:s/><text:s/><text:s/><text:s/><text:s/><text:s/><text:s/><text:s/><text:s/><text:s/><text:s/><text:s/><text:s/><text:span text:style-name="OrgSrcFontLockStringFace">"<text:s/>に書き込む"</text:span>)<text:s/><text:span text:style-name="OrgSrcFontLockWarningFace">entry</text:span></text:p>
      <text:p text:style-name="OrgSrcBlock"><text:s/><text:s/><text:s/><text:s/><text:s/><text:s/><text:s/><text:s/><text:s/><text:s/><text:s/><text:s/><text:s/><text:s/><text:s/><text:s/><text:s/><text:s/><text:s/><text:s/><text:s/><text:s/><text:s/><text:s/><text:s/><text:s/>(file+headline<text:s/>,org-capture-words-notes-file<text:s/><text:span text:style-name="OrgSrcFontLockStringFace">"WORDS"</text:span>)</text:p>
      <text:p text:style-name="OrgSrcBlock"><text:s/><text:s/><text:s/><text:s/><text:s/><text:s/><text:s/><text:s/><text:s/><text:s/><text:s/><text:s/><text:s/><text:s/><text:s/><text:s/><text:s/><text:s/><text:s/><text:s/><text:s/><text:s/><text:s/><text:s/><text:s/><text:s/><text:span text:style-name="OrgSrcFontLockStringFace">"**<text:s/>%?<text:s/>:%(get-current-date-tags):\n「」\n<text:s/><text:s/>-<text:s/>"</text:span>)</text:p>
      <text:p text:style-name="OrgSrcBlock"><text:s/><text:s/><text:s/><text:s/><text:s/><text:s/><text:s/><text:s/><text:s/><text:s/><text:s/><text:s/>(<text:span text:style-name="OrgSrcFontLockStringFace">"g"</text:span><text:s/>,(concat<text:s/><text:span text:style-name="OrgSrcFontLockStringFace">"英語ノートを<text:s/>"</text:span><text:s/>org-capture-words-notes-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words-notes-file<text:s/><text:span text:style-name="OrgSrcFontLockStringFace">"GRAMMER"</text:span>)</text:p>
      <text:p text:style-name="OrgSrcBlock"><text:s/><text:s/><text:s/><text:s/><text:s/><text:s/><text:s/><text:s/><text:s/><text:s/><text:s/><text:s/><text:s/><text:span text:style-name="OrgSrcFontLockStringFace">"**<text:s/>%?<text:s/>:%(get-current-date-tags):\n\n%U"</text:span>)</text:p>
      <text:p text:style-name="OrgSrcBlock"><text:s/><text:s/><text:s/><text:s/><text:s/><text:s/><text:s/><text:s/><text:s/><text:s/><text:s/><text:s/>(<text:span text:style-name="OrgSrcFontLockStringFace">"T"</text:span><text:s/><text:span text:style-name="OrgSrcFontLockStringFace">"時間付きエントリー"</text:span><text:s/>entry<text:s/>(file+headline<text:s/>,org-default-notes-file<text:s/><text:span text:style-name="OrgSrcFontLockStringFace">"INBOX"</text:span>)</text:p>
      <text:p text:style-name="OrgSrcBlock"><text:s/><text:s/><text:s/><text:s/><text:s/><text:s/><text:s/><text:s/><text:s/><text:s/><text:s/><text:s/><text:s/><text:span text:style-name="OrgSrcFontLockStringFace">"**<text:s/>%?<text:s/>%T--\n"</text:span>)</text:p>
      <text:p text:style-name="OrgSrcBlock"><text:s/><text:s/><text:s/><text:s/><text:s/><text:s/><text:s/><text:s/><text:s/><text:s/><text:s/><text:s/>(<text:span text:style-name="OrgSrcFontLockStringFace">"n"</text:span><text:s/><text:span text:style-name="OrgSrcFontLockStringFace">"ノートとしてINBOXに貼り付け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ext:s/>:note:\n\t%U"</text:span>)</text:p>
      <text:p text:style-name="OrgSrcBlock"><text:s/><text:s/><text:s/><text:s/><text:s/><text:s/><text:s/><text:s/><text:s/><text:s/><text:s/><text:s/>(<text:span text:style-name="OrgSrcFontLockStringFace">"D"</text:span><text:s/><text:span text:style-name="OrgSrcFontLockStringFace">"「ドラッカー365の金言」をノートする"</text:span><text:s/>entry</text:p>
      <text:p text:style-name="OrgSrcBlock"><text:s/><text:s/><text:s/><text:s/><text:s/><text:s/><text:s/><text:s/><text:s/><text:s/><text:s/><text:s/><text:s/>(file+headline<text:s/>,org-capture-notes-file<text:s/><text:span text:style-name="OrgSrcFontLockStringFace">"The<text:s/>Daily<text:s/>Drucker"</text:span>)</text:p>
      <text:p text:style-name="OrgSrcBlock"><text:s/><text:s/><text:s/><text:s/><text:s/><text:s/><text:s/><text:s/><text:s/><text:s/><text:s/><text:s/><text:s/><text:span text:style-name="OrgSrcFontLockStringFace">"**<text:s/>「%?」\nDrucker)<text:s/>\n<text:s/><text:s/>-<text:s/>\n<text:s/><text:s/>-<text:s/>\nACTION<text:s/>POINT:\n<text:s/><text:s/>-<text:s/>\nQUESTION:\n<text:s/><text:s/>-<text:s/>\n"</text:span>)</text:p>
      <text:p text:style-name="OrgSrcBlock"><text:s/><text:s/><text:s/><text:s/><text:s/><text:s/><text:s/><text:s/><text:s/><text:s/><text:s/><text:s/>(<text:span text:style-name="OrgSrcFontLockStringFace">"r"</text:span><text:s/>,(concat<text:s/><text:span text:style-name="OrgSrcFontLockStringFace">"研究ノートを<text:s/>"</text:span><text:s/>org-capture-academic-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academic-file<text:s/><text:span text:style-name="OrgSrcFontLockStringFace">"Survey"</text:span>)</text:p>
      <text:p text:style-name="OrgSrcBlock"><text:s/><text:s/><text:s/><text:s/><text:s/><text:s/><text:s/><text:s/><text:s/><text:s/><text:s/><text:s/><text:s/><text:span text:style-name="OrgSrcFontLockStringFace">"**<text:s/>%?<text:s/>:note:\n#<text:s/>\n<text:s/><text:s/>-<text:s/>\n\t%U"</text:span>)</text:p>
      <text:p text:style-name="OrgSrcBlock"><text:s/><text:s/><text:s/><text:s/><text:s/><text:s/><text:s/><text:s/><text:s/><text:s/><text:s/><text:s/>(<text:span text:style-name="OrgSrcFontLockStringFace">"`"</text:span><text:s/>,(concat<text:s/><text:span text:style-name="OrgSrcFontLockStringFace">"ノートをバッファ<text:s/>"</text:span><text:s/>org-capture-buffer-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buffer-file<text:s/><text:span text:style-name="OrgSrcFontLockStringFace">"Buffers"</text:span>)</text:p>
      <text:p text:style-name="OrgSrcBlockLastLine"><text:s/><text:s/><text:s/><text:s/><text:s/><text:s/><text:s/><text:s/><text:s/><text:s/><text:s/><text:s/><text:s/><text:span text:style-name="OrgSrcFontLockStringFace">"**<text:s/>%(get-random-string<text:s/>16)<text:s/>%U\n\n%?\n\n----"</text:span>)))))</text:p>
      <text:h text:style-name="Heading_20_2" text:outline-level="2" text:is-list-header="false">
<text:bookmark-start text:name="OrgXref.orgcd448c1"/>
<text:bookmark text:name="orgcd448c1"/>[org-refile] orgツリーの高速移動
<text:bookmark-end text:name="OrgXref.orgcd448c1"/></text:h>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履歴が生成されるのを抑制．</text:span></text:p>
      <text:p text:style-name="OrgSrcBlock"><text:s/><text:s/><text:span text:style-name="OrgSrcFontLockCommentDelimiterFace">;;<text:s/></text:span><text:span text:style-name="OrgSrcFontLockCommentFace">[2/3]のような完了数が見出しにある時に転送先候補が重複表示されるため．</text:span></text:p>
      <text:p text:style-name="OrgSrcBlock"/>
      <text:p text:style-name="OrgSrcBlock"><text:s/><text:s/>(<text:span text:style-name="OrgSrcFontLockKeywordFace">defun</text:span><text:s/><text:span text:style-name="OrgSrcFontLockFunctionNameFace">advice:org-refile</text:span><text:s/>(<text:span text:style-name="OrgSrcFontLockTypeFace">&amp;optional</text:span><text:s/>arg<text:s/>default-buffer<text:s/>rfloc<text:s/>msg)</text:p>
      <text:p text:style-name="OrgSrcBlock"><text:s/><text:s/><text:s/><text:s/><text:span text:style-name="OrgSrcFontLockDocFace">"Extension<text:s/>to<text:s/>support<text:s/>keeping<text:s/>org-refile-history<text:s/>empty."</text:span></text:p>
      <text:p text:style-name="OrgSrcBlock"><text:s/><text:s/><text:s/><text:s/>(<text:span text:style-name="OrgSrcFontLockKeywordFace">let</text:span><text:s/>((l<text:s/>(org-outline-level))</text:p>
      <text:p text:style-name="OrgSrcBlock"><text:s/><text:s/><text:s/><text:s/><text:s/><text:s/><text:s/><text:s/><text:s/><text:s/>(b<text:s/>(buffer-name)))</text:p>
      <text:p text:style-name="OrgSrcBlock"><text:s/><text:s/><text:s/><text:s/><text:s/><text:s/>(apply<text:s/>arg<text:s/>default-buffer<text:s/>rfloc<text:s/>msg)</text:p>
      <text:p text:style-name="OrgSrcBlock"><text:s/><text:s/><text:s/><text:s/><text:s/><text:s/>(<text:span text:style-name="OrgSrcFontLockKeywordFace">save-excursion</text:span></text:p>
      <text:p text:style-name="OrgSrcBlock"><text:s/><text:s/><text:s/><text:s/><text:s/><text:s/><text:s/><text:s/>(<text:span text:style-name="OrgSrcFontLockKeywordFace">save-restriction</text:span></text:p>
      <text:p text:style-name="OrgSrcBlock"><text:s/><text:s/><text:s/><text:s/><text:s/><text:s/><text:s/><text:s/><text:s/><text:s/>(<text:span text:style-name="OrgSrcFontLockKeywordFace">if</text:span><text:s/>(&gt;<text:s/>l<text:s/>(org-outline-level))</text:p>
      <text:p text:style-name="OrgSrcBlock"><text:s/><text:s/><text:s/><text:s/><text:s/><text:s/><text:s/><text:s/><text:s/><text:s/><text:s/><text:s/><text:s/><text:s/>(outline-backward-same-level<text:s/>1)</text:p>
      <text:p text:style-name="OrgSrcBlock"><text:s/><text:s/><text:s/><text:s/><text:s/><text:s/><text:s/><text:s/><text:s/><text:s/><text:s/><text:s/>(outline-up-heading<text:s/>1))</text:p>
      <text:p text:style-name="OrgSrcBlock"><text:s/><text:s/><text:s/><text:s/><text:s/><text:s/><text:s/><text:s/><text:s/><text:s/>(org-update-statistics-cookies<text:s/>nil)<text:s/><text:span text:style-name="OrgSrcFontLockCommentDelimiterFace">;;<text:s/></text:span><text:span text:style-name="OrgSrcFontLockCommentFace">Update<text:s/>in<text:s/>source</text:span></text:p>
      <text:p text:style-name="OrgSrcBlock"><text:s/><text:s/><text:s/><text:s/><text:s/><text:s/><text:s/><text:s/><text:s/><text:s/>(org-refile-goto-last-stored)</text:p>
      <text:p text:style-name="OrgSrcBlock"><text:s/><text:s/><text:s/><text:s/><text:s/><text:s/><text:s/><text:s/><text:s/><text:s/>(org-update-parent-todo-statistics)<text:s/><text:span text:style-name="OrgSrcFontLockCommentDelimiterFace">;;<text:s/></text:span><text:span text:style-name="OrgSrcFontLockCommentFace">Update<text:s/>in<text:s/>destination</text:span></text:p>
      <text:p text:style-name="OrgSrcBlock"><text:s/><text:s/><text:s/><text:s/><text:s/><text:s/><text:s/><text:s/><text:s/><text:s/>(<text:span text:style-name="OrgSrcFontLockKeywordFace">unless</text:span><text:s/>(equal<text:s/>b<text:s/>(buffer-name))</text:p>
      <text:p text:style-name="OrgSrcBlock"><text:s/><text:s/><text:s/><text:s/><text:s/><text:s/><text:s/><text:s/><text:s/><text:s/><text:s/><text:s/>(switch-to-buffer<text:s/>b)))))</text:p>
      <text:p text:style-name="OrgSrcBlock"><text:s/><text:s/><text:s/><text:s/>(<text:span text:style-name="OrgSrcFontLockKeywordFace">setq</text:span><text:s/>org-refile-history<text:s/>nil)</text:p>
      <text:p text:style-name="OrgSrcBlock"><text:s/><text:s/><text:s/><text:s/>(org-refile-cache-clear))</text:p>
      <text:p text:style-name="OrgSrcBlock"><text:s/><text:s/>(advice-add<text:s/>'org-refile<text:s/><text:span text:style-name="OrgSrcFontLockBuiltinFace">:around</text:span><text:s/>#'advice:org-refile)</text:p>
      <text:p text:style-name="OrgSrcBlock"/>
      <text:p text:style-name="OrgSrcBlock"><text:s/><text:s/>(<text:span text:style-name="OrgSrcFontLockKeywordFace">setq</text:span><text:s/>org-refile-targets</text:p>
      <text:p text:style-name="OrgSrcBlock"><text:s/><text:s/><text:s/><text:s/><text:s/><text:s/><text:s/><text:s/>(<text:span text:style-name="OrgSrcFontLockKeywordFace">quote</text:span><text:s/>((<text:span text:style-name="OrgSrcFontLockStringFace">"org-ical.org"</text:span><text:s/><text:span text:style-name="OrgSrcFontLockBuiltinFace">:level</text:span><text:s/>.<text:s/>1)</text:p>
      <text:p text:style-name="OrgSrcBlock"><text:s/><text:s/><text:s/><text:s/><text:s/><text:s/><text:s/><text:s/><text:s/><text:s/><text:s/><text:s/><text:s/><text:s/><text:s/><text:s/>(<text:span text:style-name="OrgSrcFontLockStringFace">"academic.org"</text:span><text:s/><text:span text:style-name="OrgSrcFontLockBuiltinFace">:level</text:span><text:s/>.<text:s/>1)</text:p>
      <text:p text:style-name="OrgSrcBlock"><text:s/><text:s/><text:s/><text:s/><text:s/><text:s/><text:s/><text:s/><text:s/><text:s/><text:s/><text:s/><text:s/><text:s/><text:s/><text:s/>(<text:span text:style-name="OrgSrcFontLockStringFace">"maybe.org"</text:span><text:s/><text:span text:style-name="OrgSrcFontLockBuiltinFace">:level</text:span><text:s/>.<text:s/>1)</text:p>
      <text:p text:style-name="OrgSrcBlock"><text:s/><text:s/><text:s/><text:s/><text:s/><text:s/><text:s/><text:s/><text:s/><text:s/><text:s/><text:s/><text:s/><text:s/><text:s/><text:s/>(<text:span text:style-name="OrgSrcFontLockStringFace">"article.org"</text:span><text:s/><text:span text:style-name="OrgSrcFontLockBuiltinFace">:level</text:span><text:s/>.<text:s/>1)</text:p>
      <text:p text:style-name="OrgSrcBlock"><text:s/><text:s/><text:s/><text:s/><text:s/><text:s/><text:s/><text:s/><text:s/><text:s/><text:s/><text:s/><text:s/><text:s/><text:s/><text:s/>(<text:span text:style-name="OrgSrcFontLockStringFace">"work.org"</text:span><text:s/><text:span text:style-name="OrgSrcFontLockBuiltinFace">:level</text:span><text:s/>.<text:s/>1)</text:p>
      <text:p text:style-name="OrgSrcBlock"><text:s/><text:s/><text:s/><text:s/><text:s/><text:s/><text:s/><text:s/><text:s/><text:s/><text:s/><text:s/><text:s/><text:s/><text:s/><text:s/>(<text:span text:style-name="OrgSrcFontLockStringFace">"english.org"</text:span><text:s/><text:span text:style-name="OrgSrcFontLockBuiltinFace">:level</text:span><text:s/>.<text:s/>1)</text:p>
      <text:p text:style-name="OrgSrcBlock"><text:s/><text:s/><text:s/><text:s/><text:s/><text:s/><text:s/><text:s/><text:s/><text:s/><text:s/><text:s/><text:s/><text:s/><text:s/><text:s/>(<text:span text:style-name="OrgSrcFontLockStringFace">"wg1.org"</text:span><text:s/><text:span text:style-name="OrgSrcFontLockBuiltinFace">:level</text:span><text:s/>.<text:s/>1)</text:p>
      <text:p text:style-name="OrgSrcBlock"><text:s/><text:s/><text:s/><text:s/><text:s/><text:s/><text:s/><text:s/><text:s/><text:s/><text:s/><text:s/><text:s/><text:s/><text:s/><text:s/>(<text:span text:style-name="OrgSrcFontLockStringFace">"univ.org"</text:span><text:s/><text:span text:style-name="OrgSrcFontLockBuiltinFace">:level</text:span><text:s/>.<text:s/>1)</text:p>
      <text:p text:style-name="OrgSrcBlock"><text:s/><text:s/><text:s/><text:s/><text:s/><text:s/><text:s/><text:s/><text:s/><text:s/><text:s/><text:s/><text:s/><text:s/><text:s/><text:s/>(<text:span text:style-name="OrgSrcFontLockStringFace">"money.org"</text:span><text:s/><text:span text:style-name="OrgSrcFontLockBuiltinFace">:level</text:span><text:s/>.<text:s/>1)</text:p>
      <text:p text:style-name="OrgSrcBlock"><text:s/><text:s/><text:s/><text:s/><text:s/><text:s/><text:s/><text:s/><text:s/><text:s/><text:s/><text:s/><text:s/><text:s/><text:s/><text:s/>(<text:span text:style-name="OrgSrcFontLockStringFace">"trigger.org"</text:span><text:s/><text:span text:style-name="OrgSrcFontLockBuiltinFace">:level</text:span><text:s/>.<text:s/>1)</text:p>
      <text:p text:style-name="OrgSrcBlock"><text:s/><text:s/><text:s/><text:s/><text:s/><text:s/><text:s/><text:s/><text:s/><text:s/><text:s/><text:s/><text:s/><text:s/><text:s/><text:s/>(<text:span text:style-name="OrgSrcFontLockStringFace">"next.org"</text:span><text:s/><text:span text:style-name="OrgSrcFontLockBuiltinFace">:level</text:span><text:s/>.<text:s/>1)</text:p>
      <text:p text:style-name="OrgSrcBlock"><text:s/><text:s/><text:s/><text:s/><text:s/><text:s/><text:s/><text:s/><text:s/><text:s/><text:s/><text:s/><text:s/><text:s/><text:s/><text:s/>(<text:span text:style-name="OrgSrcFontLockStringFace">"sleep.org"</text:span><text:s/><text:span text:style-name="OrgSrcFontLockBuiltinFace">:level</text:span><text:s/>.<text:s/>1))))</text:p>
      <text:p text:style-name="OrgSrcBlockLastLine"><text:s/><text:s/>)</text:p>
      <text:h text:style-name="Heading_20_2" text:outline-level="2" text:is-list-header="false">
<text:bookmark-start text:name="OrgXref.orgf4263e1"/>
<text:bookmark text:name="orgf4263e1"/>[org-babel] 基本設定
<text:bookmark-end text:name="OrgXref.orgf4263e1"/></text:h>
      <text:p text:style-name="OrgSrcBlock">(<text:span text:style-name="OrgSrcFontLockKeywordFace">with-eval-after-load</text:span><text:s/><text:span text:style-name="OrgSrcFontLockStringFace">"ob-core"</text:span></text:p>
      <text:p text:style-name="OrgSrcBlock"><text:s/><text:s/>(<text:span text:style-name="OrgSrcFontLockKeywordFace">setq</text:span><text:s/>org-edit-src-content-indentation<text:s/>0)</text:p>
      <text:p text:style-name="OrgSrcBlock"><text:s/><text:s/>(<text:span text:style-name="OrgSrcFontLockKeywordFace">setq</text:span><text:s/>org-src-fontify-natively<text:s/>t)</text:p>
      <text:p text:style-name="OrgSrcBlock"><text:s/><text:s/>(<text:span text:style-name="OrgSrcFontLockKeywordFace">setq</text:span><text:s/>org-src-tab-acts-natively<text:s/>t)</text:p>
      <text:p text:style-name="OrgSrcBlock"><text:s/><text:s/>(<text:span text:style-name="OrgSrcFontLockKeywordFace">setq</text:span><text:s/>org-confirm-babel-evaluate<text:s/>nil)</text:p>
      <text:p text:style-name="OrgSrcBlock"><text:s/><text:s/>(<text:span text:style-name="OrgSrcFontLockKeywordFace">setq</text:span><text:s/>org-src-window-setup<text:s/>'current-window)</text:p>
      <text:p text:style-name="OrgSrcBlock"><text:s/><text:s/><text:span text:style-name="OrgSrcFontLockCommentDelimiterFace">;;<text:s/></text:span><text:span text:style-name="OrgSrcFontLockCommentFace">org-src-window-setup<text:s/>(current-window,<text:s/>other-window,<text:s/>other-frame)</text:span></text:p>
      <text:p text:style-name="OrgSrcBlock"><text:s/><text:s/>(<text:span text:style-name="OrgSrcFontLockKeywordFace">require</text:span><text:s/>'<text:span text:style-name="OrgSrcFontLockConstantFace">ob-http</text:span><text:s/>nil<text:s/>t)</text:p>
      <text:p text:style-name="OrgSrcBlock"><text:s/><text:s/>(<text:span text:style-name="OrgSrcFontLockKeywordFace">require</text:span><text:s/>'<text:span text:style-name="OrgSrcFontLockConstantFace">ob-gnuplot</text:span><text:s/>nil<text:s/>t)</text:p>
      <text:p text:style-name="OrgSrcBlock"/>
      <text:p text:style-name="OrgSrcBlock"><text:s/><text:s/><text:span text:style-name="OrgSrcFontLockCommentDelimiterFace">;;<text:s/></text:span><text:span text:style-name="OrgSrcFontLockCommentFace">Add<text:s/>":results<text:s/>output"<text:s/>after<text:s/>program<text:s/>name</text:span></text:p>
      <text:p text:style-name="OrgSrcBlock"><text:s/><text:s/>(org-babel-do-load-languages</text:p>
      <text:p text:style-name="OrgSrcBlock"><text:s/><text:s/><text:s/>'org-babel-load-languages</text:p>
      <text:p text:style-name="OrgSrcBlock"><text:s/><text:s/><text:s/>'((dot<text:s/>.<text:s/>t)</text:p>
      <text:p text:style-name="OrgSrcBlock"><text:s/><text:s/><text:s/><text:s/><text:s/>(C<text:s/>.<text:s/>t)</text:p>
      <text:p text:style-name="OrgSrcBlock"><text:s/><text:s/><text:s/><text:s/><text:s/>(gnuplot<text:s/>.<text:s/>t)</text:p>
      <text:p text:style-name="OrgSrcBlock"><text:s/><text:s/><text:s/><text:s/><text:s/>(perl<text:s/>.<text:s/>t)</text:p>
      <text:p text:style-name="OrgSrcBlock"><text:s/><text:s/><text:s/><text:s/><text:s/>(shell<text:s/>.<text:s/>t)</text:p>
      <text:p text:style-name="OrgSrcBlock"><text:s/><text:s/><text:s/><text:s/><text:s/>(latex<text:s/>.<text:s/>t)</text:p>
      <text:p text:style-name="OrgSrcBlock"><text:s/><text:s/><text:s/><text:s/><text:s/>(sqlite<text:s/>.<text:s/>t)</text:p>
      <text:p text:style-name="OrgSrcBlock"><text:s/><text:s/><text:s/><text:s/><text:s/>(<text:span text:style-name="OrgSrcFontLockKeywordFace">R</text:span><text:s/>.<text:s/>t)</text:p>
      <text:p text:style-name="OrgSrcBlock"><text:s/><text:s/><text:s/><text:s/><text:s/>(python<text:s/>.<text:s/>t)))</text:p>
      <text:p text:style-name="OrgSrcBlock"><text:s/><text:s/><text:span text:style-name="OrgSrcFontLockCommentDelimiterFace">;;<text:s/></text:span><text:span text:style-name="OrgSrcFontLockCommentFace">(require<text:s/>'ob-C<text:s/>nil<text:s/>t)</text:span></text:p>
      <text:p text:style-name="OrgSrcBlock"><text:s/><text:s/><text:span text:style-name="OrgSrcFontLockCommentDelimiterFace">;;<text:s/></text:span><text:span text:style-name="OrgSrcFontLockCommentFace">(require<text:s/>'ob-perl<text:s/>nil<text:s/>t)</text:span></text:p>
      <text:p text:style-name="OrgSrcBlock"><text:s/><text:s/><text:span text:style-name="OrgSrcFontLockCommentDelimiterFace">;;<text:s/></text:span><text:span text:style-name="OrgSrcFontLockCommentFace">(require<text:s/>'ob-sh<text:s/>nil<text:s/>t)</text:span></text:p>
      <text:p text:style-name="OrgSrcBlock"><text:s/><text:s/><text:span text:style-name="OrgSrcFontLockCommentDelimiterFace">;;<text:s/></text:span><text:span text:style-name="OrgSrcFontLockCommentFace">(require<text:s/>'ob-python<text:s/>nil<text:s/>t)</text:span></text:p>
      <text:p text:style-name="OrgSrcBlock"/>
      <text:p text:style-name="OrgSrcBlock"><text:s/><text:s/><text:span text:style-name="OrgSrcFontLockCommentDelimiterFace">;;<text:s/></text:span><text:span text:style-name="OrgSrcFontLockCommentFace">実装済みの言語に好きな名前を紐付ける</text:span></text:p>
      <text:p text:style-name="OrgSrcBlock"><text:s/><text:s/>(add-to-list<text:s/>'org-src-lang-modes<text:s/>'(<text:span text:style-name="OrgSrcFontLockStringFace">"cs"</text:span><text:s/>.<text:s/>csharp))</text:p>
      <text:p text:style-name="OrgSrcBlockLastLine"><text:s/><text:s/>(add-to-list<text:s/>'org-src-lang-modes<text:s/>'(<text:span text:style-name="OrgSrcFontLockStringFace">"zsh"</text:span><text:s/>.<text:s/>sh)))</text:p>
      <text:h text:style-name="Heading_20_2" text:outline-level="2" text:is-list-header="false">
<text:bookmark-start text:name="OrgXref.org1f33cbe"/>
<text:bookmark text:name="org1f33cbe"/>[org-babel] ソースブロックの入力キーをカスタマイズ
<text:bookmark-end text:name="OrgXref.org1f33cbe"/></text:h>
      <text:p text:style-name="Text_20_body">ソースブロックを入力するときは， &lt;+ <text:span text:style-name="OrgCode">TAB</text:span> でテンプレートを高速に入力できます．しかし，利用する言語までは指定できないので，特定の内容について対応するコマンドを割り当てて起きます．以下の例を設定として追加すると， &lt;S+ <text:span text:style-name="OrgCode">TAB</text:span> で <text:span text:style-name="OrgCode">emacs-lisp</text:span> を， &lt;C+ <text:span text:style-name="OrgCode">TAB</text:span> でコメントブロックを指定できます．<text:line-break/></text:p>
      <text:p text:style-name="OrgSrcBlock">(<text:span text:style-name="OrgSrcFontLockKeywordFace">with-eval-after-load</text:span><text:s/><text:span text:style-name="OrgSrcFontLockStringFace">"org"</text:span></text:p>
      <text:p text:style-name="OrgSrcBlock"><text:s/><text:s/>(add-to-list<text:s/>'org-structure-template-alist</text:p>
      <text:p text:style-name="OrgSrcBlock"><text:s/><text:s/><text:s/><text:s/><text:s/><text:s/><text:s/><text:s/><text:s/><text:s/><text:s/><text:s/><text:s/><text:s/><text:s/>'(<text:span text:style-name="OrgSrcFontLockStringFace">"C"</text:span><text:s/><text:span text:style-name="OrgSrcFontLockStringFace">"#+BEGIN_COMMENT\n?\n#+END_COMMENT"</text:span><text:s/><text:span text:style-name="OrgSrcFontLockStringFace">""</text:span>))</text:p>
      <text:p text:style-name="OrgSrcBlock"><text:s/><text:s/>(add-to-list<text:s/>'org-structure-template-alist</text:p>
      <text:p text:style-name="OrgSrcBlockLastLine"><text:s/><text:s/><text:s/><text:s/><text:s/><text:s/><text:s/><text:s/><text:s/><text:s/><text:s/><text:s/><text:s/><text:s/><text:s/>'(<text:span text:style-name="OrgSrcFontLockStringFace">"S"</text:span><text:s/><text:span text:style-name="OrgSrcFontLockStringFace">"#+BEGIN_SRC<text:s/>emacs-lisp\n?\n#+END_SRC"</text:span><text:s/><text:span text:style-name="OrgSrcFontLockStringFace">"&lt;src<text:s/>lang=\"emacs-lisp\"&gt;\n\n&lt;/src&gt;"</text:span>)))</text:p>
      <text:h text:style-name="Heading_20_2" text:outline-level="2" text:is-list-header="false">
<text:bookmark-start text:name="OrgXref.org3ee58be"/>
<text:bookmark text:name="org3ee58be"/>[MobileOrg] iOS との連携
<text:bookmark-end text:name="OrgXref.org3ee58be"/></text:h>
      <text:list text:style-name="OrgBulletedList" text:continue-numbering="false">
        <text:list-item>
          <text:p text:style-name="Text_20_body"><text:a xlink:type="simple" xlink:href="http://orgmode.org/manual/Setting-up-the-staging-area.html">http://orgmode.org/manual/Setting-up-the-staging-area.html</text:a><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CommentDelimiterFace">;;</text:span><text:span text:style-name="OrgSrcFontLockCommentFace">(setq<text:s/>org-mobile-files<text:s/>'("~/Dropbox/org/next.org"<text:s/>"1.org"<text:s/>"2.org"))</text:span></text:p>
      <text:p text:style-name="OrgSrcBlock"><text:s/><text:s/>(<text:span text:style-name="OrgSrcFontLockKeywordFace">setq</text:span><text:s/>org-mobile-files<text:s/>'(<text:span text:style-name="OrgSrcFontLockStringFace">"~/Dropbox/org/next.org"</text:span>))</text:p>
      <text:p text:style-name="OrgSrcBlock"><text:s/><text:s/><text:span text:style-name="OrgSrcFontLockCommentDelimiterFace">;;</text:span><text:span text:style-name="OrgSrcFontLockCommentFace">(setq<text:s/>org-mobile-force-id-on-agenda-items<text:s/>nil)</text:span></text:p>
      <text:p text:style-name="OrgSrcBlock"/>
      <text:p text:style-name="OrgSrcBlock"><text:s/><text:s/><text:span text:style-name="OrgSrcFontLockCommentDelimiterFace">;;<text:s/></text:span><text:span text:style-name="OrgSrcFontLockCommentFace">Set<text:s/>a<text:s/>file<text:s/>to<text:s/>capture<text:s/>data<text:s/>from<text:s/>iOS<text:s/>devices</text:span></text:p>
      <text:p text:style-name="OrgSrcBlock"><text:s/><text:s/>(<text:span text:style-name="OrgSrcFontLockKeywordFace">setq</text:span><text:s/>org-mobile-inbox-for-pull<text:s/>(concat<text:s/>org-directory<text:s/><text:span text:style-name="OrgSrcFontLockStringFace">"captured.org"</text:span>))</text:p>
      <text:p text:style-name="OrgSrcBlock"/>
      <text:p text:style-name="OrgSrcBlock"><text:s/><text:s/><text:span text:style-name="OrgSrcFontLockCommentDelimiterFace">;;<text:s/></text:span><text:span text:style-name="OrgSrcFontLockCommentFace">Upload<text:s/>location<text:s/>stored<text:s/>org<text:s/>files<text:s/>(index.org<text:s/>will<text:s/>be<text:s/>created)</text:span></text:p>
      <text:p text:style-name="OrgSrcBlock"><text:s/><text:s/>(<text:span text:style-name="OrgSrcFontLockKeywordFace">setq</text:span><text:s/>org-mobile-directory<text:s/><text:span text:style-name="OrgSrcFontLockStringFace">"~/Dropbox/Apps/MobileOrg/"</text:span>)</text:p>
      <text:p text:style-name="OrgSrcBlock"/>
      <text:p text:style-name="OrgSrcBlock"><text:s/><text:s/><text:span text:style-name="OrgSrcFontLockCommentDelimiterFace">;;;<text:s/></text:span><text:span text:style-name="OrgSrcFontLockCommentFace">Menu<text:s/>to<text:s/>push<text:s/>or<text:s/>pull<text:s/>org<text:s/>files<text:s/>using<text:s/>MobileOrg</text:span></text:p>
      <text:p text:style-name="OrgSrcBlock"><text:s/><text:s/>(<text:span text:style-name="OrgSrcFontLockKeywordFace">defun</text:span><text:s/><text:span text:style-name="OrgSrcFontLockFunctionNameFace">org-mobile-sync</text:span><text:s/>()</text:p>
      <text:p text:style-name="OrgSrcBlock"><text:s/><text:s/><text:s/><text:s/>(<text:span text:style-name="OrgSrcFontLockKeywordFace">interactive</text:span>)</text:p>
      <text:p text:style-name="OrgSrcBlock"><text:s/><text:s/><text:s/><text:s/>(<text:span text:style-name="OrgSrcFontLockKeywordFace">let</text:span></text:p>
      <text:p text:style-name="OrgSrcBlock"><text:s/><text:s/><text:s/><text:s/><text:s/><text:s/><text:s/><text:s/>(org-mobile-sync-type</text:p>
      <text:p text:style-name="OrgSrcBlock"><text:s/><text:s/><text:s/><text:s/><text:s/><text:s/><text:s/><text:s/><text:s/>(read-from-minibuffer</text:p>
      <text:p text:style-name="OrgSrcBlock"><text:s/><text:s/><text:s/><text:s/><text:s/><text:s/><text:s/><text:s/><text:s/><text:s/><text:span text:style-name="OrgSrcFontLockStringFace">"How<text:s/>do<text:s/>you<text:s/>sync<text:s/>the<text:s/>org<text:s/>files?<text:s/>(pull<text:s/>or<text:s/>push)<text:s/>"</text:span>))</text:p>
      <text:p text:style-name="OrgSrcBlock"><text:s/><text:s/><text:s/><text:s/><text:s/><text:s/>(message<text:s/><text:span text:style-name="OrgSrcFontLockStringFace">"%s"</text:span><text:s/>org-mobile-sync-type)</text:p>
      <text:p text:style-name="OrgSrcBlock"><text:s/><text:s/><text:s/><text:s/><text:s/><text:s/>(<text:span text:style-name="OrgSrcFontLockKeywordFace">cond</text:span></text:p>
      <text:p text:style-name="OrgSrcBlock"><text:s/><text:s/><text:s/><text:s/><text:s/><text:s/><text:s/>((string=<text:s/><text:span text:style-name="OrgSrcFontLockStringFace">"pull"</text:span><text:s/>org-mobile-sync-type)<text:s/>(org-mobile-pull))</text:p>
      <text:p text:style-name="OrgSrcBlockLastLine"><text:s/><text:s/><text:s/><text:s/><text:s/><text:s/><text:s/>((string=<text:s/><text:span text:style-name="OrgSrcFontLockStringFace">"push"</text:span><text:s/>org-mobile-sync-type)<text:s/>(org-mobile-push))))))</text:p>
      <text:h text:style-name="Heading_20_2" text:outline-level="2" text:is-list-header="false">
<text:bookmark-start text:name="OrgXref.orgae6d958"/>
<text:bookmark text:name="orgae6d958"/>[org-tree-slide] Org でプレゼンテーション
<text:bookmark-end text:name="OrgXref.orgae6d958"/></text:h>
      <text:list text:style-name="OrgBulletedList" text:continue-numbering="false">
        <text:list-item>
          <text:p text:style-name="Text_20_body"><text:a xlink:type="simple" xlink:href="https://pxaka.tokyo/wiki/doku.php?id=emacs:org-tree-slide">https://pxaka.tokyo/wiki/doku.php?id=emacs:org-tree-slide</text:a><text:line-break/></text:p>
        </text:list-item>
      </text:list>
      <text:p text:style-name="OrgSrcBlock"><text:span text:style-name="OrgSrcFontLockCommentDelimiterFace">;;<text:s/></text:span><text:span text:style-name="OrgSrcFontLockCommentFace">(require<text:s/>'use-package<text:s/>nil<text:s/>t)</text:span></text:p>
      <text:p text:style-name="OrgSrcBlock"><text:span text:style-name="OrgSrcFontLockCommentDelimiterFace">;;<text:s/></text:span><text:span text:style-name="OrgSrcFontLockCommentFace">(use-package<text:s/>org-tree-slide</text:span></text:p>
      <text:p text:style-name="OrgSrcBlock"><text:span text:style-name="OrgSrcFontLockCommentDelimiterFace">;;<text:s/><text:s/><text:s/></text:span><text:span text:style-name="OrgSrcFontLockCommentFace">:bind<text:s/>(("&lt;f8&gt;"<text:s/>.<text:s/>org-tree-slide-mode)</text:span></text:p>
      <text:p text:style-name="OrgSrcBlock"><text:span text:style-name="OrgSrcFontLockCommentDelimiterFace">;;<text:s/><text:s/><text:s/><text:s/><text:s/><text:s/><text:s/><text:s/><text:s/><text:s/></text:span><text:span text:style-name="OrgSrcFontLockCommentFace">("S-&lt;f8&gt;"<text:s/>.<text:s/>org-tree-slide-skip-done-toggle))</text:span></text:p>
      <text:p text:style-name="OrgSrcBlock"><text:span text:style-name="OrgSrcFontLockCommentDelimiterFace">;;<text:s/><text:s/><text:s/></text:span><text:span text:style-name="OrgSrcFontLockCommentFace">:defer<text:s/>t</text:span></text:p>
      <text:p text:style-name="OrgSrcBlock"><text:span text:style-name="OrgSrcFontLockCommentDelimiterFace">;;<text:s/><text:s/><text:s/></text:span><text:span text:style-name="OrgSrcFontLockCommentFace">:init</text:span></text:p>
      <text:p text:style-name="OrgSrcBlock"><text:span text:style-name="OrgSrcFontLockCommentDelimiterFace">;;<text:s/><text:s/><text:s/></text:span><text:span text:style-name="OrgSrcFontLockCommentFace">:config</text:span></text:p>
      <text:p text:style-name="OrgSrcBlock"><text:span text:style-name="OrgSrcFontLockCommentDelimiterFace">;;<text:s/><text:s/><text:s/></text:span><text:span text:style-name="OrgSrcFontLockCommentFace">(define-key<text:s/>org-tree-slide-mode-map<text:s/>(kbd<text:s/>"&lt;f9&gt;")</text:span></text:p>
      <text:p text:style-name="OrgSrcBlock"><text:span text:style-name="OrgSrcFontLockCommentDelimiterFace">;;<text:s/><text:s/><text:s/><text:s/><text:s/></text:span><text:span text:style-name="OrgSrcFontLockCommentFace">'org-tree-slide-move-previous-tree)</text:span></text:p>
      <text:p text:style-name="OrgSrcBlock"><text:span text:style-name="OrgSrcFontLockCommentDelimiterFace">;;<text:s/><text:s/><text:s/></text:span><text:span text:style-name="OrgSrcFontLockCommentFace">(define-key<text:s/>org-tree-slide-mode-map<text:s/>(kbd<text:s/>"&lt;f10&gt;")</text:span></text:p>
      <text:p text:style-name="OrgSrcBlock"><text:span text:style-name="OrgSrcFontLockCommentDelimiterFace">;;<text:s/><text:s/><text:s/><text:s/><text:s/></text:span><text:span text:style-name="OrgSrcFontLockCommentFace">'org-tree-slide-move-next-tree)</text:span></text:p>
      <text:p text:style-name="OrgSrcBlock"><text:span text:style-name="OrgSrcFontLockCommentDelimiterFace">;;<text:s/><text:s/><text:s/></text:span><text:span text:style-name="OrgSrcFontLockCommentFace">(org-tree-slide-narrowing-control-profile)</text:span></text:p>
      <text:p text:style-name="OrgSrcBlock"><text:span text:style-name="OrgSrcFontLockCommentDelimiterFace">;;<text:s/><text:s/><text:s/></text:span><text:span text:style-name="OrgSrcFontLockCommentFace">(setq<text:s/>org-tree-slide-modeline-display<text:s/>'outside)</text:span></text:p>
      <text:p text:style-name="OrgSrcBlock"><text:span text:style-name="OrgSrcFontLockCommentDelimiterFace">;;<text:s/><text:s/><text:s/></text:span><text:span text:style-name="OrgSrcFontLockCommentFace">(setq<text:s/>org-tree-slide-skip-outline-level<text:s/>5)</text:span></text:p>
      <text:p text:style-name="OrgSrcBlock"><text:span text:style-name="OrgSrcFontLockCommentDelimiterFace">;;<text:s/><text:s/><text:s/></text:span><text:span text:style-name="OrgSrcFontLockCommentFace">(setq<text:s/>org-tree-slide-skip-done<text:s/>nil))</text:span></text:p>
      <text:p text:style-name="OrgSrcBlock"/>
      <text:p text:style-name="OrgSrcBlock">(<text:span text:style-name="OrgSrcFontLockKeywordFace">when</text:span><text:s/>(autoload-if-found</text:p>
      <text:p text:style-name="OrgSrcBlock"><text:s/><text:s/><text:s/><text:s/><text:s/><text:s/><text:s/>'(org-tree-slide-mode)</text:p>
      <text:p text:style-name="OrgSrcBlock"><text:s/><text:s/><text:s/><text:s/><text:s/><text:s/><text:s/><text:span text:style-name="OrgSrcFontLockStringFace">"org-tree-slide"</text:span><text:s/>nil<text:s/>t)</text:p>
      <text:p text:style-name="OrgSrcBlock"/>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org-tree-slide</text:span><text:s/>nil<text:s/>t))</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CommentDelimiterFace">;;<text:s/></text:span><text:span text:style-name="OrgSrcFontLockCommentFace">&lt;f8&gt;/&lt;f9&gt;/&lt;f10&gt;/&lt;f11&gt;<text:s/>are<text:s/>assigned<text:s/>to<text:s/>control<text:s/>org-tree-slide</text:span></text:p>
      <text:p text:style-name="OrgSrcBlock"><text:s/><text:s/><text:s/><text:s/>(define-key<text:s/>org-tree-slide-mode-map<text:s/>(kbd<text:s/><text:span text:style-name="OrgSrcFontLockStringFace">"&lt;f9&gt;"</text:span>)</text:p>
      <text:p text:style-name="OrgSrcBlock"><text:s/><text:s/><text:s/><text:s/><text:s/><text:s/>'org-tree-slide-move-previous-tree)</text:p>
      <text:p text:style-name="OrgSrcBlock"><text:s/><text:s/><text:s/><text:s/>(define-key<text:s/>org-tree-slide-mode-map<text:s/>(kbd<text:s/><text:span text:style-name="OrgSrcFontLockStringFace">"&lt;f10&gt;"</text:span>)</text:p>
      <text:p text:style-name="OrgSrcBlock"><text:s/><text:s/><text:s/><text:s/><text:s/><text:s/>'org-tree-slide-move-next-tree)</text:p>
      <text:p text:style-name="OrgSrcBlock"><text:s/><text:s/><text:s/><text:s/>(<text:span text:style-name="OrgSrcFontLockKeywordFace">if</text:span><text:s/>(<text:span text:style-name="OrgSrcFontLockKeywordFace">require</text:span><text:s/>'<text:span text:style-name="OrgSrcFontLockConstantFace">shut-up</text:span><text:s/>nil<text:s/>t)</text:p>
      <text:p text:style-name="OrgSrcBlock"><text:s/><text:s/><text:s/><text:s/><text:s/><text:s/><text:s/><text:s/>(<text:span text:style-name="OrgSrcFontLockKeywordFace">shut-up</text:span><text:s/>(org-tree-slide-narrowing-control-profile))</text:p>
      <text:p text:style-name="OrgSrcBlock"><text:s/><text:s/><text:s/><text:s/><text:s/><text:s/>(org-tree-slide-narrowing-control-profile))</text:p>
      <text:p text:style-name="OrgSrcBlock"><text:s/><text:s/><text:s/><text:s/>(<text:span text:style-name="OrgSrcFontLockKeywordFace">setq</text:span><text:s/>org-tree-slide-modeline-display<text:s/>'outside)</text:p>
      <text:p text:style-name="OrgSrcBlock"><text:s/><text:s/><text:s/><text:s/>(<text:span text:style-name="OrgSrcFontLockKeywordFace">setq</text:span><text:s/>org-tree-slide-skip-outline-level<text:s/>5)</text:p>
      <text:p text:style-name="OrgSrcBlock"><text:s/><text:s/><text:s/><text:s/>(<text:span text:style-name="OrgSrcFontLockKeywordFace">setq</text:span><text:s/>org-tree-slide-skip-done<text:s/>nil))</text:p>
      <text:p text:style-name="OrgSrcBlock"/>
      <text:p text:style-name="OrgSrcBlock"><text:s/><text:s/>(global-set-key<text:s/>(kbd<text:s/><text:span text:style-name="OrgSrcFontLockStringFace">"&lt;f8&gt;"</text:span>)<text:s/>'org-tree-slide-mode)</text:p>
      <text:p text:style-name="OrgSrcBlockLastLine"><text:s/><text:s/>(global-set-key<text:s/>(kbd<text:s/><text:span text:style-name="OrgSrcFontLockStringFace">"S-&lt;f8&gt;"</text:span>)<text:s/>'org-tree-slide-skip-done-toggle))</text:p>
      <text:p text:style-name="Text_20_body">Doing タグのトグルに <text:span text:style-name="OrgCode">f11</text:span> を割り当てたので，コンテンツモードへの切り替えは，異なるキーバインドに変更．<text:line-break/></text:p>
      <text:h text:style-name="Heading_20_2" text:outline-level="2" text:is-list-header="false">
<text:bookmark-start text:name="OrgXref.orga1f14f3"/>
<text:bookmark text:name="orga1f14f3"/>[org-tree-slide] クロックインとアウトを自動化する
<text:bookmark-end text:name="OrgXref.orga1f14f3"/></text:h>
      <text:p text:style-name="Text_20_body">特定のファイルを編集している時， <text:span text:style-name="OrgCode">org-tree-slide</text:span> でフォーカスしたら <text:span text:style-name="OrgCode">org-clock-in</text:span> で時間計測を始めて，ナローイングを解く時や次のツリーに移る時に <text:span text:style-name="OrgCode">org-clock-out</text:span> で計測を停止するように設定しています．基本的に <text:span text:style-name="OrgCode">org-tree-slide</text:span> にあるhookに色々とぶら下げるだけです．<text:line-break/></text:p>
      <text:p text:style-name="OrgSrcBlock">(<text:span text:style-name="OrgSrcFontLockKeywordFace">with-eval-after-load</text:span><text:s/><text:span text:style-name="OrgSrcFontLockStringFace">"org-tree-slide"</text:span></text:p>
      <text:p text:style-name="OrgSrcBlock"><text:s/><text:s/>(<text:span text:style-name="OrgSrcFontLockKeywordFace">defun</text:span><text:s/><text:span text:style-name="OrgSrcFontLockFunctionNameFace">my:org-clock-in</text:span><text:s/>()</text:p>
      <text:p text:style-name="OrgSrcBlock"><text:s/><text:s/><text:s/><text:s/>(<text:span text:style-name="OrgSrcFontLockKeywordFace">setq</text:span><text:s/>vc-display-status<text:s/>nil)<text:s/><text:span text:style-name="OrgSrcFontLockCommentDelimiterFace">;;<text:s/></text:span><text:span text:style-name="OrgSrcFontLockCommentFace">モードライン節約</text:span></text:p>
      <text:p text:style-name="OrgSrcBlock"><text:s/><text:s/><text:s/><text:s/>(org-clock-in))</text:p>
      <text:p text:style-name="OrgSrcBlock"/>
      <text:p text:style-name="OrgSrcBlock"><text:s/><text:s/>(<text:span text:style-name="OrgSrcFontLockKeywordFace">defun</text:span><text:s/><text:span text:style-name="OrgSrcFontLockFunctionNameFace">my:org-clock-out</text:span><text:s/>()</text:p>
      <text:p text:style-name="OrgSrcBlock"><text:s/><text:s/><text:s/><text:s/>(<text:span text:style-name="OrgSrcFontLockKeywordFace">setq</text:span><text:s/>vc-display-status<text:s/>t)<text:s/><text:span text:style-name="OrgSrcFontLockCommentDelimiterFace">;;<text:s/></text:span><text:span text:style-name="OrgSrcFontLockCommentFace">モードライン節約解除</text:span></text:p>
      <text:p text:style-name="OrgSrcBlock"><text:s/><text:s/><text:s/><text:s/>(<text:span text:style-name="OrgSrcFontLockKeywordFace">require</text:span><text:s/>'<text:span text:style-name="OrgSrcFontLockConstantFace">org-clock</text:span><text:s/>nil<text:s/>t)</text:p>
      <text:p text:style-name="OrgSrcBlock"><text:s/><text:s/><text:s/><text:s/>(<text:span text:style-name="OrgSrcFontLockKeywordFace">when</text:span><text:s/>(org-clocking-p)<text:s/>(org-clock-out)))</text:p>
      <text:p text:style-name="OrgSrcBlock"/>
      <text:p text:style-name="OrgSrcBlock"><text:s/><text:s/>(add-hook<text:s/>'org-tree-slide-before-move-previous-hook</text:p>
      <text:p text:style-name="OrgSrcBlock"><text:s/><text:s/><text:s/><text:s/><text:s/><text:s/><text:s/><text:s/><text:s/><text:s/><text:s/><text:s/>'my:org-clock-out)</text:p>
      <text:p text:style-name="OrgSrcBlock"><text:s/><text:s/>(add-hook<text:s/>'org-tree-slide-before-move-next-hook</text:p>
      <text:p text:style-name="OrgSrcBlock"><text:s/><text:s/><text:s/><text:s/><text:s/><text:s/><text:s/><text:s/><text:s/><text:s/><text:s/><text:s/>'my:org-clock-out)</text:p>
      <text:p text:style-name="OrgSrcBlock"><text:s/><text:s/>(add-hook<text:s/>'org-tree-slide-stop-hook<text:s/>'my:org-clock-out)</text:p>
      <text:p text:style-name="OrgSrcBlock"/>
      <text:p text:style-name="OrgSrcBlock"><text:s/><text:s/>(add-hook<text:s/>'org-tree-slide-before-narrow-hook</text:p>
      <text:p text:style-name="OrgSrcBlock"><text:s/><text:s/><text:s/><text:s/><text:s/><text:s/><text:s/><text:s/><text:s/><text:s/><text:s/><text:s/>#'(lambda<text:s/>()</text:p>
      <text:p text:style-name="OrgSrcBlock"><text:s/><text:s/><text:s/><text:s/><text:s/><text:s/><text:s/><text:s/><text:s/><text:s/><text:s/><text:s/><text:s/><text:s/><text:s/><text:s/>(<text:span text:style-name="OrgSrcFontLockKeywordFace">when</text:span></text:p>
      <text:p text:style-name="OrgSrcBlock"><text:s/><text:s/><text:s/><text:s/><text:s/><text:s/><text:s/><text:s/><text:s/><text:s/><text:s/><text:s/><text:s/><text:s/><text:s/><text:s/><text:s/><text:s/><text:s/><text:s/>(<text:span text:style-name="OrgSrcFontLockKeywordFace">and</text:span><text:s/>(member<text:s/>(buffer-name)<text:s/>'(<text:span text:style-name="OrgSrcFontLockStringFace">"work.org"</text:span><text:s/><text:span text:style-name="OrgSrcFontLockStringFace">"effort.org"</text:span>))</text:p>
      <text:p text:style-name="OrgSrcBlock"><text:s/><text:s/><text:s/><text:s/><text:s/><text:s/><text:s/><text:s/><text:s/><text:s/><text:s/><text:s/><text:s/><text:s/><text:s/><text:s/><text:s/><text:s/><text:s/><text:s/><text:s/><text:s/><text:s/><text:s/><text:s/>(<text:span text:style-name="OrgSrcFontLockKeywordFace">and</text:span><text:s/>(memq<text:s/>(org-outline-level)<text:s/>'(2<text:s/>3))</text:p>
      <text:p text:style-name="OrgSrcBlock"><text:s/><text:s/><text:s/><text:s/><text:s/><text:s/><text:s/><text:s/><text:s/><text:s/><text:s/><text:s/><text:s/><text:s/><text:s/><text:s/><text:s/><text:s/><text:s/><text:s/><text:s/><text:s/><text:s/><text:s/><text:s/><text:s/><text:s/><text:s/><text:s/><text:s/>(looking-at<text:s/>(concat<text:s/><text:span text:style-name="OrgSrcFontLockStringFace">"^\\*+<text:s/>"</text:span></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org-not-done-regexp))))</text:p>
      <text:p text:style-name="OrgSrcBlockLastLine"><text:s/><text:s/><text:s/><text:s/><text:s/><text:s/><text:s/><text:s/><text:s/><text:s/><text:s/><text:s/><text:s/><text:s/><text:s/><text:s/><text:s/><text:s/>(my:org-clock-in)))))</text:p>
      <text:h text:style-name="Heading_20_2" text:outline-level="2" text:is-list-header="false">
<text:bookmark-start text:name="OrgXref.orgda42ea4"/>
<text:bookmark text:name="orgda42ea4"/>[org-tree-slide] 特定のツリーをプロポーショナルフォントで表示する
<text:bookmark-end text:name="OrgXref.orgda42ea4"/></text:h>
      <text:p text:style-name="Text_20_body">ツリーのプロパティに，プロポーショナルで表示するか否かの制御フラグを加えます．ツリーにフォーカス時にPROPORTIONAL指定がプロパティにあると，そのツリーを動的にプロポーショナルフォントでレンダリングします．変更は下位ツリーの全てに継承しています．<text:line-break/></text:p>
      <text:p text:style-name="OrgSrcBlock">(<text:span text:style-name="OrgSrcFontLockKeywordFace">when</text:span><text:s/>(autoload-if-found</text:p>
      <text:p text:style-name="OrgSrcBlock"><text:s/><text:s/><text:s/><text:s/><text:s/><text:s/><text:s/>'(org-tree-slide-mode<text:s/>my:proportional-font-toggle)</text:p>
      <text:p text:style-name="OrgSrcBlock"><text:s/><text:s/><text:s/><text:s/><text:s/><text:s/><text:s/><text:span text:style-name="OrgSrcFontLockStringFace">"org-tree-slide"</text:span><text:s/>nil<text:s/>t)</text:p>
      <text:p text:style-name="OrgSrcBlock"/>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org-tree-slide</text:span><text:s/>nil<text:s/>t))</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KeywordFace">defcustom</text:span><text:s/><text:span text:style-name="OrgSrcFontLockVariableNameFace">use-proportional-font</text:span><text:s/>nil</text:p>
      <text:p text:style-name="OrgSrcBlock"><text:s/><text:s/><text:s/><text:s/><text:s/><text:s/><text:span text:style-name="OrgSrcFontLockDocFace">"The<text:s/>status<text:s/>of<text:s/>FONT<text:s/>property"</text:span></text:p>
      <text:p text:style-name="OrgSrcBlock"><text:s/><text:s/><text:s/><text:s/><text:s/><text:s/><text:span text:style-name="OrgSrcFontLockBuiltinFace">:type</text:span><text:s/>'boolean</text:p>
      <text:p text:style-name="OrgSrcBlock"><text:s/><text:s/><text:s/><text:s/><text:s/><text:s/><text:span text:style-name="OrgSrcFontLockBuiltinFace">:group</text:span><text:s/>'org-mode)</text:p>
      <text:p text:style-name="OrgSrcBlock"/>
      <text:p text:style-name="OrgSrcBlock"><text:s/><text:s/><text:s/><text:s/>(set-face-attribute<text:s/>'variable-pitch<text:s/>nil</text:p>
      <text:p text:style-name="OrgSrcBlock"><text:s/><text:s/><text:s/><text:s/><text:s/><text:s/><text:s/><text:s/><text:s/><text:s/><text:s/><text:s/><text:s/><text:s/><text:s/><text:s/><text:s/><text:s/><text:s/><text:s/><text:s/><text:s/><text:s/><text:s/><text:span text:style-name="OrgSrcFontLockBuiltinFace">:family</text:span><text:s/><text:span text:style-name="OrgSrcFontLockStringFace">"Verdana"</text:span></text:p>
      <text:p text:style-name="OrgSrcBlock"><text:s/><text:s/><text:s/><text:s/><text:s/><text:s/><text:s/><text:s/><text:s/><text:s/><text:s/><text:s/><text:s/><text:s/><text:s/><text:s/><text:s/><text:s/><text:s/><text:s/><text:s/><text:s/><text:s/><text:s/><text:span text:style-name="OrgSrcFontLockCommentDelimiterFace">;;<text:s/></text:span><text:span text:style-name="OrgSrcFontLockCommentFace">:family<text:s/>"Comic<text:s/>Sans<text:s/>MS"</text:span></text:p>
      <text:p text:style-name="OrgSrcBlock"><text:s/><text:s/><text:s/><text:s/><text:s/><text:s/><text:s/><text:s/><text:s/><text:s/><text:s/><text:s/><text:s/><text:s/><text:s/><text:s/><text:s/><text:s/><text:s/><text:s/><text:s/><text:s/><text:s/><text:s/><text:span text:style-name="OrgSrcFontLockBuiltinFace">:height</text:span><text:s/>125)</text:p>
      <text:p text:style-name="OrgSrcBlock"/>
      <text:p text:style-name="OrgSrcBlock"><text:s/><text:s/><text:s/><text:s/>(<text:span text:style-name="OrgSrcFontLockKeywordFace">defun</text:span><text:s/><text:span text:style-name="OrgSrcFontLockFunctionNameFace">my:proportional-font-toggle</text:span><text:s/>()</text:p>
      <text:p text:style-name="OrgSrcBlock"><text:s/><text:s/><text:s/><text:s/><text:s/><text:s/>(<text:span text:style-name="OrgSrcFontLockKeywordFace">interactive</text:span>)</text:p>
      <text:p text:style-name="OrgSrcBlock"><text:s/><text:s/><text:s/><text:s/><text:s/><text:s/>(<text:span text:style-name="OrgSrcFontLockKeywordFace">setq</text:span><text:s/>use-proportional-font<text:s/>(not<text:s/>use-proportional-font))</text:p>
      <text:p text:style-name="OrgSrcBlock"><text:s/><text:s/><text:s/><text:s/><text:s/><text:s/>(<text:span text:style-name="OrgSrcFontLockKeywordFace">if</text:span><text:s/>use-proportional-font</text:p>
      <text:p text:style-name="OrgSrcBlock"><text:s/><text:s/><text:s/><text:s/><text:s/><text:s/><text:s/><text:s/><text:s/><text:s/>(org-entry-put<text:s/>nil<text:s/><text:span text:style-name="OrgSrcFontLockStringFace">"FONT"</text:span><text:s/><text:span text:style-name="OrgSrcFontLockStringFace">"PROPORTIONAL"</text:span>)</text:p>
      <text:p text:style-name="OrgSrcBlock"><text:s/><text:s/><text:s/><text:s/><text:s/><text:s/><text:s/><text:s/>(org-delete-property<text:s/><text:span text:style-name="OrgSrcFontLockStringFace">"FONT"</text:span>)))</text:p>
      <text:p text:style-name="OrgSrcBlock"/>
      <text:p text:style-name="OrgSrcBlock"><text:s/><text:s/><text:s/><text:s/>(add-hook<text:s/>'org-tree-slide-before-narrow-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if</text:span><text:s/>(equal<text:s/><text:span text:style-name="OrgSrcFontLockStringFace">"PROPORTIONAL"</text:span></text:p>
      <text:p text:style-name="OrgSrcBlock"><text:s/><text:s/><text:s/><text:s/><text:s/><text:s/><text:s/><text:s/><text:s/><text:s/><text:s/><text:s/><text:s/><text:s/><text:s/><text:s/><text:s/><text:s/><text:s/><text:s/><text:s/><text:s/><text:s/><text:s/><text:s/><text:s/><text:s/><text:s/><text:s/>(org-entry-get-with-inheritance<text:s/><text:span text:style-name="OrgSrcFontLockStringFace">"FONT"</text:span>))</text:p>
      <text:p text:style-name="OrgSrcBlock"><text:s/><text:s/><text:s/><text:s/><text:s/><text:s/><text:s/><text:s/><text:s/><text:s/><text:s/><text:s/><text:s/><text:s/><text:s/><text:s/><text:s/><text:s/><text:s/><text:s/><text:s/><text:s/>(buffer-face-set<text:s/>'variable-pitch)</text:p>
      <text:p text:style-name="OrgSrcBlock"><text:s/><text:s/><text:s/><text:s/><text:s/><text:s/><text:s/><text:s/><text:s/><text:s/><text:s/><text:s/><text:s/><text:s/><text:s/><text:s/><text:s/><text:s/><text:s/><text:s/>(buffer-face-mode<text:s/>0))))</text:p>
      <text:p text:style-name="OrgSrcBlock"><text:s/><text:s/><text:s/><text:s/>(add-hook<text:s/>'org-tree-slide-stop-hook</text:p>
      <text:p text:style-name="OrgSrcBlock"><text:s/><text:s/><text:s/><text:s/><text:s/><text:s/><text:s/><text:s/><text:s/><text:s/><text:s/><text:s/><text:s/><text:s/>#'(lambda<text:s/>()</text:p>
      <text:p text:style-name="OrgSrcBlock"><text:s/><text:s/><text:s/><text:s/><text:s/><text:s/><text:s/><text:s/><text:s/><text:s/><text:s/><text:s/><text:s/><text:s/><text:s/><text:s/><text:s/><text:s/>(buffer-face-mode<text:s/>0))))</text:p>
      <text:p text:style-name="OrgSrcBlock"/>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c<text:s/>f<text:s/>p"</text:span>)<text:s/>'my:proportional-font-toggle)))</text:p>
      <text:h text:style-name="Heading_20_2" text:outline-level="2" text:is-list-header="false">
<text:bookmark-start text:name="OrgXref.orgac7321a"/>
<text:bookmark text:name="orgac7321a"/>[org-tree-slide] ヘッドラインをリッチにする
<text:bookmark-end text:name="OrgXref.orgac7321a"/></text:h>
      <text:p text:style-name="Text_20_body"><text:span text:style-name="OrgCode">org-tree-slide</text:span> が有効な時だけ <text:span text:style-name="OrgCode">org-bullets</text:span> を有効にして，ヘッドラインをリッチにします．元ネタは， <text:span text:style-name="OrgCode">org-beautify-theme.el</text:span> です．<text:line-break/></text:p>
      <text:p text:style-name="OrgSrcBlock">(<text:span text:style-name="OrgSrcFontLockKeywordFace">when</text:span><text:s/>(autoload-if-found</text:p>
      <text:p text:style-name="OrgSrcBlock"><text:s/><text:s/><text:s/><text:s/><text:s/><text:s/><text:s/>'(org-bullets-mode)</text:p>
      <text:p text:style-name="OrgSrcBlock"><text:s/><text:s/><text:s/><text:s/><text:s/><text:s/><text:s/><text:span text:style-name="OrgSrcFontLockStringFace">"org-bullets"</text:span><text:s/>nil<text:s/>t)</text:p>
      <text:p text:style-name="OrgSrcBlock"/>
      <text:p text:style-name="OrgSrcBlock"><text:s/><text:s/>(add-hook<text:s/>'org-tree-slide-play-hook<text:s/>#'(lambda<text:s/>()<text:s/>(org-bullets-mode<text:s/>1)))</text:p>
      <text:p text:style-name="OrgSrcBlockLastLine"><text:s/><text:s/>(add-hook<text:s/>'org-tree-slide-stop-hook<text:s/>#'(lambda<text:s/>()<text:s/>(org-bullets-mode<text:s/>-1))))</text:p>
      <text:h text:style-name="Heading_20_2" text:outline-level="2" text:is-list-header="false">
<text:bookmark-start text:name="OrgXref.orgd589aa6"/>
<text:bookmark text:name="orgd589aa6"/><text:span text:style-name="OrgTodo">TODO</text:span> [org-tree-slide] BEGIN_SRCとEND_SRCを消して背景色を変える
<text:bookmark-end text:name="OrgXref.orgd589aa6"/></text:h>
      <text:p text:style-name="Text_20_body"><text:span text:style-name="OrgCode">hide-lines.el</text:span> を使うことで，プレゼン時に <text:span text:style-name="OrgCode">BEGIN_SRC</text:span> と <text:span text:style-name="OrgCode">ENC_SRC</text:span> を非表示にしてすっきりさせます．さらに，ソースブロックの背景色を変えます（以下の例では， <text:span text:style-name="OrgCode">emacs-lisp</text:span> を言語で指定している場合に限定）．<text:line-break/></text:p>
      <text:p text:style-name="OrgSrcBlock">(<text:span text:style-name="OrgSrcFontLockKeywordFace">when</text:span><text:s/>(autoload-if-found</text:p>
      <text:p text:style-name="OrgSrcBlock"><text:s/><text:s/><text:s/><text:s/><text:s/><text:s/><text:s/>'(org-tree-slide-mode)</text:p>
      <text:p text:style-name="OrgSrcBlock"><text:s/><text:s/><text:s/><text:s/><text:s/><text:s/><text:s/><text:span text:style-name="OrgSrcFontLockStringFace">"org-tree-slide"</text:span><text:s/>nil<text:s/>t)</text:p>
      <text:p text:style-name="OrgSrcBlock"/>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org-tree-slide</text:span><text:s/>nil<text:s/>t))</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CommentDelimiterFace">;;<text:s/></text:span><text:span text:style-name="OrgSrcFontLockCommentFace">FIXME<text:s/>複数のバッファで並行動作させるとおかしくなる．hide-lines<text:s/>の問題？</text:span></text:p>
      <text:p text:style-name="OrgSrcBlock"><text:s/><text:s/><text:s/><text:s/>(<text:span text:style-name="OrgSrcFontLockKeywordFace">when</text:span><text:s/>(<text:span text:style-name="OrgSrcFontLockKeywordFace">and</text:span><text:s/>nil<text:s/>(<text:span text:style-name="OrgSrcFontLockKeywordFace">require</text:span><text:s/>'<text:span text:style-name="OrgSrcFontLockConstantFace">hide-lines</text:span><text:s/>nil<text:s/>t))</text:p>
      <text:p text:style-name="OrgSrcBlock"><text:s/><text:s/><text:s/><text:s/><text:s/><text:s/>(<text:span text:style-name="OrgSrcFontLockKeywordFace">defvar</text:span><text:s/><text:span text:style-name="OrgSrcFontLockVariableNameFace">my:org-src-block-faces</text:span><text:s/>nil)</text:p>
      <text:p text:style-name="OrgSrcBlock"><text:s/><text:s/><text:s/><text:s/><text:s/><text:s/>(<text:span text:style-name="OrgSrcFontLockKeywordFace">defun</text:span><text:s/><text:span text:style-name="OrgSrcFontLockFunctionNameFace">my:show-headers</text:span><text:s/>()</text:p>
      <text:p text:style-name="OrgSrcBlock"><text:s/><text:s/><text:s/><text:s/><text:s/><text:s/><text:s/><text:s/>(<text:span text:style-name="OrgSrcFontLockKeywordFace">setq</text:span><text:s/>org-src-block-faces<text:s/>'my:org-src-block-faces)</text:p>
      <text:p text:style-name="OrgSrcBlock"><text:s/><text:s/><text:s/><text:s/><text:s/><text:s/><text:s/><text:s/>(hide-lines-show-all))</text:p>
      <text:p text:style-name="OrgSrcBlock"><text:s/><text:s/><text:s/><text:s/><text:s/><text:s/>(<text:span text:style-name="OrgSrcFontLockKeywordFace">defun</text:span><text:s/><text:span text:style-name="OrgSrcFontLockFunctionNameFace">my:hide-headers</text:span><text:s/>()</text:p>
      <text:p text:style-name="OrgSrcBlock"><text:s/><text:s/><text:s/><text:s/><text:s/><text:s/><text:s/><text:s/>(<text:span text:style-name="OrgSrcFontLockKeywordFace">setq</text:span><text:s/>my:org-src-block-faces<text:s/>'org-src-block-faces)</text:p>
      <text:p text:style-name="OrgSrcBlock"><text:s/><text:s/><text:s/><text:s/><text:s/><text:s/><text:s/><text:s/>(<text:span text:style-name="OrgSrcFontLockKeywordFace">setq</text:span><text:s/>org-src-block-faces</text:p>
      <text:p text:style-name="OrgSrcBlock"><text:s/><text:s/><text:s/><text:s/><text:s/><text:s/><text:s/><text:s/><text:s/><text:s/><text:s/><text:s/><text:s/><text:s/>'((<text:span text:style-name="OrgSrcFontLockStringFace">"emacs-lisp"</text:span><text:s/>(<text:span text:style-name="OrgSrcFontLockBuiltinFace">:background</text:span><text:s/><text:span text:style-name="OrgSrcFontLockStringFace">"</text:span><text:span text:style-name="OrgSrcDefault0073">cornsilk</text:span><text:span text:style-name="OrgSrcFontLockStringFace">"</text:span>))))</text:p>
      <text:p text:style-name="OrgSrcBlock"><text:s/><text:s/><text:s/><text:s/><text:s/><text:s/><text:s/><text:s/>(hide-lines-matching<text:s/><text:span text:style-name="OrgSrcFontLockStringFace">"#\\+BEGIN_SRC"</text:span>)</text:p>
      <text:p text:style-name="OrgSrcBlock"><text:s/><text:s/><text:s/><text:s/><text:s/><text:s/><text:s/><text:s/>(hide-lines-matching<text:s/><text:span text:style-name="OrgSrcFontLockStringFace">"#\\+END_SRC"</text:span>))</text:p>
      <text:p text:style-name="OrgSrcBlock"><text:s/><text:s/><text:s/><text:s/><text:s/><text:s/>(add-hook<text:s/>'org-tree-slide-play-hook<text:s/>'my:hide-headers)</text:p>
      <text:p text:style-name="OrgSrcBlock"><text:s/><text:s/><text:s/><text:s/><text:s/><text:s/>(add-hook<text:s/>'org-tree-slide-stop-hook<text:s/>'my:show-headers)</text:p>
      <text:p text:style-name="OrgSrcBlock"/>
      <text:p text:style-name="OrgSrcBlock"><text:s/><text:s/><text:s/><text:s/><text:s/><text:s/><text:span text:style-name="OrgSrcFontLockCommentDelimiterFace">;;<text:s/></text:span><text:span text:style-name="OrgSrcFontLockCommentFace">(defun<text:s/>advice:org-edit-src-code<text:s/>(&amp;optional<text:s/>code<text:s/>edit-buffer-name)</text:span></text:p>
      <text:p text:style-name="OrgSrcBlock"><text:s/><text:s/><text:s/><text:s/><text:s/><text:s/>(<text:span text:style-name="OrgSrcFontLockKeywordFace">defun</text:span><text:s/><text:span text:style-name="OrgSrcFontLockFunctionNameFace">advice:org-edit-src-code</text:span><text:s/>()</text:p>
      <text:p text:style-name="OrgSrcBlock"><text:s/><text:s/><text:s/><text:s/><text:s/><text:s/><text:s/><text:s/>(<text:span text:style-name="OrgSrcFontLockKeywordFace">interactive</text:span>)</text:p>
      <text:p text:style-name="OrgSrcBlock"><text:s/><text:s/><text:s/><text:s/><text:s/><text:s/><text:s/><text:s/>(my:show-headers))</text:p>
      <text:p text:style-name="OrgSrcBlock"><text:s/><text:s/><text:s/><text:s/><text:s/><text:s/>(advice-add<text:s/>'org-edit-src-code<text:s/><text:span text:style-name="OrgSrcFontLockBuiltinFace">:before</text:span><text:s/>#'advice:org-edit-src-code)</text:p>
      <text:p text:style-name="OrgSrcBlock"><text:s/><text:s/><text:s/><text:s/><text:s/><text:s/><text:span text:style-name="OrgSrcFontLockCommentDelimiterFace">;;<text:s/></text:span><text:span text:style-name="OrgSrcFontLockCommentFace">Block<text:s/>外で呼ばれると，my:show-headers<text:s/>が呼ばれてしまう</text:span></text:p>
      <text:p text:style-name="OrgSrcBlock"><text:s/><text:s/><text:s/><text:s/><text:s/><text:s/>(<text:span text:style-name="OrgSrcFontLockKeywordFace">defun</text:span><text:s/><text:span text:style-name="OrgSrcFontLockFunctionNameFace">advice:org-edit-src-exit</text:span><text:s/>()</text:p>
      <text:p text:style-name="OrgSrcBlock"><text:s/><text:s/><text:s/><text:s/><text:s/><text:s/><text:s/><text:s/>(<text:span text:style-name="OrgSrcFontLockKeywordFace">interactive</text:span>)</text:p>
      <text:p text:style-name="OrgSrcBlock"><text:s/><text:s/><text:s/><text:s/><text:s/><text:s/><text:s/><text:s/>(my:hide-headers))</text:p>
      <text:p text:style-name="OrgSrcBlockLastLine"><text:s/><text:s/><text:s/><text:s/><text:s/><text:s/>(advice-add<text:s/>'org-edit-src-exit<text:s/><text:span text:style-name="OrgSrcFontLockBuiltinFace">:after</text:span><text:s/>#'advice:org-edit-src-exit))))</text:p>
      <text:h text:style-name="Heading_20_2" text:outline-level="2" text:is-list-header="false">
<text:bookmark-start text:name="OrgXref.orgbc69959"/>
<text:bookmark text:name="orgbc69959"/><text:span text:style-name="OrgTodo">TODO</text:span> [org-fstree] ディレクトリ構造を読み取る
<text:bookmark-end text:name="OrgXref.orgbc69959"/></text:h>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fstree</text:span><text:s/>nil<text:s/>t))</text:p>
      <text:h text:style-name="Heading_20_2" text:outline-level="2" text:is-list-header="false">
<text:bookmark-start text:name="OrgXref.org379b408"/>
<text:bookmark text:name="org379b408"/>[calfw-org] calfw に org の予定を表示する
<text:bookmark-end text:name="OrgXref.org379b408"/></text:h>
      <text:p text:style-name="Text_20_body">org-mode の表のようにフェイスを統一しています． <text:span text:style-name="OrgCode">calfw</text:span> を起動する時に，自動的にフレームサイズを拡大するような独自関数をぶら下げています．<text:line-break/></text:p>
      <text:p text:style-name="OrgSrcBlock">(<text:span text:style-name="OrgSrcFontLockKeywordFace">when</text:span><text:s/>(autoload-if-found</text:p>
      <text:p text:style-name="OrgSrcBlock"><text:s/><text:s/><text:s/><text:s/><text:s/><text:s/><text:s/>'(my:cfw-open-org-calendar<text:s/>cfw:open-org-calendar)</text:p>
      <text:p text:style-name="OrgSrcBlock"><text:s/><text:s/><text:s/><text:s/><text:s/><text:s/><text:s/><text:span text:style-name="OrgSrcFontLockStringFace">"calfw-org"</text:span><text:s/><text:span text:style-name="OrgSrcFontLockStringFace">"Rich<text:s/>calendar<text:s/>for<text:s/>org-mode"</text:span><text:s/>t)</text:p>
      <text:p text:style-name="OrgSrcBlock"/>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calfw-org</text:span><text:s/>nil<text:s/>t))</text:p>
      <text:p text:style-name="OrgSrcBlock"/>
      <text:p text:style-name="OrgSrcBlock"><text:s/><text:s/>(<text:span text:style-name="OrgSrcFontLockKeywordFace">with-eval-after-load</text:span><text:s/><text:span text:style-name="OrgSrcFontLockStringFace">"calfw-org"</text:span></text:p>
      <text:p text:style-name="OrgSrcBlock"><text:s/><text:s/><text:s/><text:s/><text:span text:style-name="OrgSrcFontLockCommentDelimiterFace">;;<text:s/></text:span><text:span text:style-name="OrgSrcFontLockCommentFace">icalendar<text:s/>との連結</text:span></text:p>
      <text:p text:style-name="OrgSrcBlock"><text:s/><text:s/><text:s/><text:s/>(<text:span text:style-name="OrgSrcFontLockKeywordFace">setq</text:span><text:s/>cfw:org-icalendars<text:s/>'(<text:span text:style-name="OrgSrcFontLockStringFace">"~/Dropbox/org/org-ical.org"</text:span>))</text:p>
      <text:p text:style-name="OrgSrcBlock"/>
      <text:p text:style-name="OrgSrcBlock"><text:s/><text:s/><text:s/><text:s/><text:span text:style-name="OrgSrcFontLockCommentDelimiterFace">;;<text:s/></text:span><text:span text:style-name="OrgSrcFontLockCommentFace">org<text:s/>で使う表にフェイスを統一</text:span></text:p>
      <text:p text:style-name="OrgSrcBlock"><text:s/><text:s/><text:s/><text:s/>(<text:span text:style-name="OrgSrcFontLockKeywordFace">setq</text:span><text:s/>cfw:fchar-junction<text:s/>?+</text:p>
      <text:p text:style-name="OrgSrcBlock"><text:s/><text:s/><text:s/><text:s/><text:s/><text:s/><text:s/><text:s/><text:s/><text:s/>cfw:fchar-vertical-line<text:s/>?|</text:p>
      <text:p text:style-name="OrgSrcBlock"><text:s/><text:s/><text:s/><text:s/><text:s/><text:s/><text:s/><text:s/><text:s/><text:s/>cfw:fchar-horizontal-line<text:s/>?-</text:p>
      <text:p text:style-name="OrgSrcBlock"><text:s/><text:s/><text:s/><text:s/><text:s/><text:s/><text:s/><text:s/><text:s/><text:s/>cfw:fchar-left-junction<text:s/>?|</text:p>
      <text:p text:style-name="OrgSrcBlock"><text:s/><text:s/><text:s/><text:s/><text:s/><text:s/><text:s/><text:s/><text:s/><text:s/>cfw:fchar-right-junction<text:s/>?|</text:p>
      <text:p text:style-name="OrgSrcBlock"><text:s/><text:s/><text:s/><text:s/><text:s/><text:s/><text:s/><text:s/><text:s/><text:s/>cfw:fchar-top-junction<text:s/>?+</text:p>
      <text:p text:style-name="OrgSrcBlock"><text:s/><text:s/><text:s/><text:s/><text:s/><text:s/><text:s/><text:s/><text:s/><text:s/>cfw:fchar-top-left-corner<text:s/>?|</text:p>
      <text:p text:style-name="OrgSrcBlock"><text:s/><text:s/><text:s/><text:s/><text:s/><text:s/><text:s/><text:s/><text:s/><text:s/>cfw:fchar-top-right-corner<text:s/>?|<text:s/>)</text:p>
      <text:p text:style-name="OrgSrcBlock"/>
      <text:p text:style-name="OrgSrcBlock"><text:s/><text:s/><text:s/><text:s/>(<text:span text:style-name="OrgSrcFontLockKeywordFace">defun</text:span><text:s/><text:span text:style-name="OrgSrcFontLockFunctionNameFace">my:org-mark-ring-goto-calfw</text:span><text:s/>()</text:p>
      <text:p text:style-name="OrgSrcBlock"><text:s/><text:s/><text:s/><text:s/><text:s/><text:s/>(<text:span text:style-name="OrgSrcFontLockKeywordFace">interactive</text:span>)</text:p>
      <text:p text:style-name="OrgSrcBlock"><text:s/><text:s/><text:s/><text:s/><text:s/><text:s/>(org-mark-ring-goto))</text:p>
      <text:p text:style-name="OrgSrcBlock"/>
      <text:p text:style-name="OrgSrcBlock"><text:s/><text:s/><text:s/><text:s/>(<text:span text:style-name="OrgSrcFontLockKeywordFace">defun</text:span><text:s/><text:span text:style-name="OrgSrcFontLockFunctionNameFace">my:cfw-open-org-calendar</text:span><text:s/>()</text:p>
      <text:p text:style-name="OrgSrcBlock"><text:s/><text:s/><text:s/><text:s/><text:s/><text:s/>(<text:span text:style-name="OrgSrcFontLockKeywordFace">interactive</text:span>)</text:p>
      <text:p text:style-name="OrgSrcBlock"><text:s/><text:s/><text:s/><text:s/><text:s/><text:s/>(moom-change-frame-width-double)</text:p>
      <text:p text:style-name="OrgSrcBlock"><text:s/><text:s/><text:s/><text:s/><text:s/><text:s/>(cfw:open-org-calendar))</text:p>
      <text:p text:style-name="OrgSrcBlock"/>
      <text:p text:style-name="OrgSrcBlock"><text:s/><text:s/><text:s/><text:s/>(<text:span text:style-name="OrgSrcFontLockKeywordFace">defun</text:span><text:s/><text:span text:style-name="OrgSrcFontLockFunctionNameFace">my:cfw-burry-buffer</text:span><text:s/>()</text:p>
      <text:p text:style-name="OrgSrcBlock"><text:s/><text:s/><text:s/><text:s/><text:s/><text:s/>(<text:span text:style-name="OrgSrcFontLockKeywordFace">interactive</text:span>)</text:p>
      <text:p text:style-name="OrgSrcBlock"><text:s/><text:s/><text:s/><text:s/><text:s/><text:s/>(bury-buffer)</text:p>
      <text:p text:style-name="OrgSrcBlock"><text:s/><text:s/><text:s/><text:s/><text:s/><text:s/>(moom-change-frame-width-single))</text:p>
      <text:p text:style-name="OrgSrcBlock"/>
      <text:p text:style-name="OrgSrcBlock"><text:s/><text:s/><text:s/><text:s/>(<text:span text:style-name="OrgSrcFontLockKeywordFace">defun</text:span><text:s/><text:span text:style-name="OrgSrcFontLockFunctionNameFace">cfw:org-goto-date</text:span><text:s/>()</text:p>
      <text:p text:style-name="OrgSrcBlock"><text:s/><text:s/><text:s/><text:s/><text:s/><text:s/><text:span text:style-name="OrgSrcFontLockDocFace">"Move<text:s/>the<text:s/>cursor<text:s/>to<text:s/>the<text:s/>specified<text:s/>date."</text:span></text:p>
      <text:p text:style-name="OrgSrcBlock"><text:s/><text:s/><text:s/><text:s/><text:s/><text:s/>(<text:span text:style-name="OrgSrcFontLockKeywordFace">interactive</text:span>)</text:p>
      <text:p text:style-name="OrgSrcBlock"><text:s/><text:s/><text:s/><text:s/><text:s/><text:s/>(cfw:navi-goto-date</text:p>
      <text:p text:style-name="OrgSrcBlock"><text:s/><text:s/><text:s/><text:s/><text:s/><text:s/><text:s/>(cfw:emacs-to-calendar<text:s/>(org-read-date<text:s/>nil<text:s/>'to-time))))</text:p>
      <text:p text:style-name="OrgSrcBlock"/>
      <text:p text:style-name="OrgSrcBlock"><text:s/><text:s/><text:s/><text:s/>(define-key<text:s/>cfw:calendar-mode-map<text:s/>(kbd<text:s/><text:span text:style-name="OrgSrcFontLockStringFace">"j"</text:span>)<text:s/>'cfw:org-goto-date)</text:p>
      <text:p text:style-name="OrgSrcBlock"><text:s/><text:s/><text:s/><text:s/>(define-key<text:s/>cfw:org-schedule-map<text:s/>(kbd<text:s/><text:span text:style-name="OrgSrcFontLockStringFace">"q"</text:span>)<text:s/>'my:cfw-burry-buffer))</text:p>
      <text:p text:style-name="OrgSrcBlock"/>
      <text:p text:style-name="OrgSrcBlock"><text:s/><text:s/>(global-set-key<text:s/>(kbd<text:s/><text:span text:style-name="OrgSrcFontLockStringFace">"C-c<text:s/>f<text:s/>c<text:s/>w"</text:span>)<text:s/>'my:cfw-open-org-calendar))</text:p>
      <text:p text:style-name="OrgSrcBlock"/>
      <text:p text:style-name="OrgSrcBlock"><text:span text:style-name="OrgSrcFontLockCommentDelimiterFace">;;<text:s/><text:s/><text:s/><text:s/><text:s/><text:s/><text:s/><text:s/><text:s/></text:span><text:span text:style-name="OrgSrcFontLockCommentFace">(add-hook<text:s/>'window-configuration-change-hook<text:s/>'cfw:resize-calendar)</text:span></text:p>
      <text:p text:style-name="OrgSrcBlock"><text:span text:style-name="OrgSrcFontLockCommentDelimiterFace">;;<text:s/></text:span><text:span text:style-name="OrgSrcFontLockCommentFace">(defun<text:s/>cfw:resize-calendar<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when<text:s/>(eq<text:s/>major-mode<text:s/>'cfw:calendar-mode)</text:span></text:p>
      <text:p text:style-name="OrgSrcBlock"><text:span text:style-name="OrgSrcFontLockCommentDelimiterFace">;;<text:s/><text:s/><text:s/><text:s/><text:s/></text:span><text:span text:style-name="OrgSrcFontLockCommentFace">(cfw:refresh-calendar-buffer<text:s/>nil)</text:span></text:p>
      <text:p text:style-name="OrgSrcBlock"><text:span text:style-name="OrgSrcFontLockCommentDelimiterFace">;;<text:s/><text:s/><text:s/><text:s/><text:s/></text:span><text:span text:style-name="OrgSrcFontLockCommentFace">(message<text:s/>"Calendar<text:s/>resized.")))</text:span></text:p>
      <text:p text:style-name="OrgSrcBlock"/>
      <text:p text:style-name="OrgSrcBlock"><text:span text:style-name="OrgSrcFontLockCommentDelimiterFace">;;<text:s/></text:span><text:span text:style-name="OrgSrcFontLockCommentFace">(defun<text:s/>open-calfw-agenda-org<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cfw:open-org-calendar))</text:span></text:p>
      <text:p text:style-name="OrgSrcBlock"/>
      <text:p text:style-name="OrgSrcBlock"><text:span text:style-name="OrgSrcFontLockCommentDelimiterFace">;;<text:s/></text:span><text:span text:style-name="OrgSrcFontLockCommentFace">(setq<text:s/>org-agenda-custom-commands</text:span></text:p>
      <text:p text:style-name="OrgSrcBlock"><text:span text:style-name="OrgSrcFontLockCommentDelimiterFace">;;<text:s/><text:s/><text:s/><text:s/><text:s/><text:s/><text:s/></text:span><text:span text:style-name="OrgSrcFontLockCommentFace">'(("w"<text:s/>todo<text:s/>"FOCUS")</text:span></text:p>
      <text:p text:style-name="OrgSrcBlockLastLine"><text:span text:style-name="OrgSrcFontLockCommentDelimiterFace">;;<text:s/><text:s/><text:s/><text:s/><text:s/><text:s/><text:s/><text:s/><text:s/></text:span><text:span text:style-name="OrgSrcFontLockCommentFace">("G"<text:s/>open-calfw-agenda-org<text:s/>"Graphical<text:s/>display<text:s/>in<text:s/>calfw"))))))</text:span></text:p>
      <text:h text:style-name="Heading_20_2" text:outline-level="2" text:is-list-header="false">
<text:bookmark-start text:name="OrgXref.org78ae2f6"/>
<text:bookmark text:name="org78ae2f6"/>[org-export-generic] エクスポート機能を拡張する
<text:bookmark-end text:name="OrgXref.org78ae2f6"/></text:h>
      <text:p text:style-name="Text_20_body"><text:span text:style-name="OrgCode">org-set-generic-type</text:span> を使うことで，エクスポート機能を好みに拡張できる．contrib の中の <text:span text:style-name="OrgCode">org-export-generic.el</text:span> が必要なので注意する．<text:line-break/></text:p>
      <text:p text:style-name="Text_20_body">（注意）次の設定は古い内容．動かないかもしれません．<text:line-break/></text:p>
      <text:p text:style-name="OrgSrcBlock">(<text:span text:style-name="OrgSrcFontLockKeywordFace">with-eval-after-load</text:span><text:s/><text:span text:style-name="OrgSrcFontLockStringFace">"org"</text:span></text:p>
      <text:p text:style-name="OrgSrcBlock"><text:s/><text:s/>(org-set-generic-type</text:p>
      <text:p text:style-name="OrgSrcBlock"><text:s/><text:s/><text:s/><text:span text:style-name="OrgSrcFontLockStringFace">"textile"</text:span></text:p>
      <text:p text:style-name="OrgSrcBlock"><text:s/><text:s/><text:s/>'(<text:span text:style-name="OrgSrcFontLockBuiltinFace">:file-suffix</text:span></text:p>
      <text:p text:style-name="OrgSrcBlock"><text:s/><text:s/><text:s/><text:s/><text:s/><text:span text:style-name="OrgSrcFontLockStringFace">".textile"</text:span></text:p>
      <text:p text:style-name="OrgSrcBlock"><text:s/><text:s/><text:s/><text:s/><text:s/><text:span text:style-name="OrgSrcFontLockBuiltinFace">:key-binding</text:span><text:s/>?T</text:p>
      <text:p text:style-name="OrgSrcBlock"><text:s/><text:s/><text:s/><text:s/><text:s/><text:span text:style-name="OrgSrcFontLockBuiltinFace">:title-format</text:span><text:s/><text:s/><text:s/><text:s/><text:span text:style-name="OrgSrcFontLockStringFace">"Title:<text:s/>%s\n\n"</text:span></text:p>
      <text:p text:style-name="OrgSrcBlock"><text:s/><text:s/><text:s/><text:s/><text:s/><text:span text:style-name="OrgSrcFontLockCommentDelimiterFace">;;<text:s/><text:s/><text:s/></text:span><text:span text:style-name="OrgSrcFontLockCommentFace">:date-format<text:s/><text:s/><text:s/><text:s/><text:s/>"Date:<text:s/>%s\n"</text:span></text:p>
      <text:p text:style-name="OrgSrcBlock"><text:s/><text:s/><text:s/><text:s/><text:s/><text:span text:style-name="OrgSrcFontLockBuiltinFace">:date-export</text:span><text:s/>nil</text:p>
      <text:p text:style-name="OrgSrcBlock"><text:s/><text:s/><text:s/><text:s/><text:s/><text:span text:style-name="OrgSrcFontLockBuiltinFace">:toc-export</text:span><text:s/><text:s/><text:s/><text:s/><text:s/><text:s/>nil</text:p>
      <text:p text:style-name="OrgSrcBlock"><text:s/><text:s/><text:s/><text:s/><text:s/><text:span text:style-name="OrgSrcFontLockBuiltinFace">:author-export</text:span><text:s/><text:s/><text:s/>nil</text:p>
      <text:p text:style-name="OrgSrcBlock"><text:s/><text:s/><text:s/><text:s/><text:s/><text:span text:style-name="OrgSrcFontLockBuiltinFace">:tags-export</text:span><text:s/><text:s/><text:s/><text:s/><text:s/>nil</text:p>
      <text:p text:style-name="OrgSrcBlock"><text:s/><text:s/><text:s/><text:s/><text:s/><text:span text:style-name="OrgSrcFontLockBuiltinFace">:drawers-export</text:span><text:s/><text:s/>nil</text:p>
      <text:p text:style-name="OrgSrcBlock"><text:s/><text:s/><text:s/><text:s/><text:s/><text:span text:style-name="OrgSrcFontLockBuiltinFace">:date-export</text:span><text:s/><text:s/><text:s/><text:s/><text:s/>t</text:p>
      <text:p text:style-name="OrgSrcBlock"><text:s/><text:s/><text:s/><text:s/><text:s/><text:span text:style-name="OrgSrcFontLockBuiltinFace">:timestamps-export</text:span><text:s/><text:s/>t</text:p>
      <text:p text:style-name="OrgSrcBlock"><text:s/><text:s/><text:s/><text:s/><text:s/><text:span text:style-name="OrgSrcFontLockBuiltinFace">:priorities-export</text:span><text:s/><text:s/>nil</text:p>
      <text:p text:style-name="OrgSrcBlock"><text:s/><text:s/><text:s/><text:s/><text:s/><text:span text:style-name="OrgSrcFontLockBuiltinFace">:todo-keywords-export</text:span><text:s/>t</text:p>
      <text:p text:style-name="OrgSrcBlock"><text:s/><text:s/><text:s/><text:s/><text:s/><text:span text:style-name="OrgSrcFontLockBuiltinFace">:body-line-fixed-format</text:span><text:s/><text:span text:style-name="OrgSrcFontLockStringFace">"\t%s\n"</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body-list-prefix<text:s/>"\n"</text:span></text:p>
      <text:p text:style-name="OrgSrcBlock"><text:s/><text:s/><text:s/><text:s/><text:s/><text:span text:style-name="OrgSrcFontLockBuiltinFace">:body-list-format</text:span><text:s/><text:span text:style-name="OrgSrcFontLockStringFace">"*<text:s/>%s"</text:span></text:p>
      <text:p text:style-name="OrgSrcBlock"><text:s/><text:s/><text:s/><text:s/><text:s/><text:span text:style-name="OrgSrcFontLockBuiltinFace">:body-list-suffix</text:span><text:s/><text:span text:style-name="OrgSrcFontLockStringFace">"\n"</text:span></text:p>
      <text:p text:style-name="OrgSrcBlock"><text:s/><text:s/><text:s/><text:s/><text:s/><text:span text:style-name="OrgSrcFontLockBuiltinFace">:body-bullet-list-prefix</text:span><text:s/>(<text:span text:style-name="OrgSrcFontLockStringFace">"*<text:s/>"</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number-list-format</text:span><text:s/><text:span text:style-name="OrgSrcFontLockStringFace">"#<text:s/>%s"</text:span></text:p>
      <text:p text:style-name="OrgSrcBlock"><text:s/><text:s/><text:s/><text:s/><text:s/><text:span text:style-name="OrgSrcFontLockBuiltinFace">:body-number-list-suffix</text:span><text:s/><text:span text:style-name="OrgSrcFontLockStringFace">"\n"</text:span></text:p>
      <text:p text:style-name="OrgSrcBlock"><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prefix</text:span><text:s/>(<text:span text:style-name="OrgSrcFontLockStringFace">"h1.<text:s/>"</text:span><text:s/><text:span text:style-name="OrgSrcFontLockStringFace">"h2.<text:s/>"</text:span><text:s/><text:span text:style-name="OrgSrcFontLockStringFace">"h3.<text:s/>"</text:span><text:s/><text:span text:style-name="OrgSrcFontLockStringFace">"h4.<text:s/>"</text:span><text:s/><text:span text:style-name="OrgSrcFontLockStringFace">"h5.<text:s/>"</text:span><text:s/><text:span text:style-name="OrgSrcFontLockStringFace">"h6.<text:s/>"</text:span>)</text:p>
      <text:p text:style-name="OrgSrcBlock"><text:s/><text:s/><text:s/><text:s/><text:s/><text:span text:style-name="OrgSrcFontLockBuiltinFace">:body-section-header-format</text:span><text:s/><text:span text:style-name="OrgSrcFontLockStringFace">"%s"</text:span></text:p>
      <text:p text:style-name="OrgSrcBlock"><text:s/><text:s/><text:s/><text:s/><text:s/><text:span text:style-name="OrgSrcFontLockBuiltinFace">:body-section-header-suffix</text:span><text:s/>(<text:span text:style-name="OrgSrcFontLockStringFace">"\n\n"</text:span>)</text:p>
      <text:p text:style-name="OrgSrcBlock"><text:s/><text:s/><text:s/><text:s/><text:s/><text:span text:style-name="OrgSrcFontLockBuiltinFace">:body-header-section-numbers</text:span><text:s/>nil</text:p>
      <text:p text:style-name="OrgSrcBlock"><text:s/><text:s/><text:s/><text:s/><text:s/><text:span text:style-name="OrgSrcFontLockBuiltinFace">:body-header-section-number-format</text:span><text:s/><text:span text:style-name="OrgSrcFontLockStringFace">"%s)<text:s/>"</text:span></text:p>
      <text:p text:style-name="OrgSrcBlock"><text:s/><text:s/><text:s/><text:s/><text:s/><text:span text:style-name="OrgSrcFontLockBuiltinFace">:body-line-format</text:span><text:s/><text:span text:style-name="OrgSrcFontLockStringFace">"%s\n"</text:span></text:p>
      <text:p text:style-name="OrgSrcBlock"><text:s/><text:s/><text:s/><text:s/><text:s/><text:span text:style-name="OrgSrcFontLockBuiltinFace">:body-newline-paragraph</text:span><text:s/><text:span text:style-name="OrgSrcFontLockStringFace">"\n"</text:span></text:p>
      <text:p text:style-name="OrgSrcBlock"><text:s/><text:s/><text:s/><text:s/><text:s/><text:span text:style-name="OrgSrcFontLockBuiltinFace">:bold-format</text:span><text:s/><text:span text:style-name="OrgSrcFontLockStringFace">"*%s*"</text:span></text:p>
      <text:p text:style-name="OrgSrcBlock"><text:s/><text:s/><text:s/><text:s/><text:s/><text:span text:style-name="OrgSrcFontLockBuiltinFace">:italic-format</text:span><text:s/><text:span text:style-name="OrgSrcFontLockStringFace">"_%s_"</text:span></text:p>
      <text:p text:style-name="OrgSrcBlock"><text:s/><text:s/><text:s/><text:s/><text:s/><text:span text:style-name="OrgSrcFontLockBuiltinFace">:underline-format</text:span><text:s/><text:span text:style-name="OrgSrcFontLockStringFace">"+%s+"</text:span></text:p>
      <text:p text:style-name="OrgSrcBlock"><text:s/><text:s/><text:s/><text:s/><text:s/><text:span text:style-name="OrgSrcFontLockBuiltinFace">:strikethrough-format</text:span><text:s/><text:span text:style-name="OrgSrcFontLockStringFace">"-%s-"</text:span></text:p>
      <text:p text:style-name="OrgSrcBlock"><text:s/><text:s/><text:s/><text:s/><text:s/><text:span text:style-name="OrgSrcFontLockBuiltinFace">:verbatim-format</text:span><text:s/><text:span text:style-name="OrgSrcFontLockStringFace">"`%s`"</text:span></text:p>
      <text:p text:style-name="OrgSrcBlock"><text:s/><text:s/><text:s/><text:s/><text:s/><text:span text:style-name="OrgSrcFontLockBuiltinFace">:code-format</text:span><text:s/><text:span text:style-name="OrgSrcFontLockStringFace">"@%s@"</text:span></text:p>
      <text:p text:style-name="OrgSrcBlock"><text:s/><text:s/><text:s/><text:s/><text:s/><text:span text:style-name="OrgSrcFontLockBuiltinFace">:body-line-wrap</text:span><text:s/><text:s/><text:s/>75</text:p>
      <text:p text:style-name="OrgSrcBlock"><text:s/><text:s/><text:s/><text:s/><text:s/><text:span text:style-name="OrgSrcFontLockBuiltinFace">:blockquote-start</text:span><text:s/><text:span text:style-name="OrgSrcFontLockStringFace">"\n&lt;pre&gt;\n"</text:span></text:p>
      <text:p text:style-name="OrgSrcBlock"><text:s/><text:s/><text:s/><text:s/><text:s/><text:span text:style-name="OrgSrcFontLockBuiltinFace">:blockquote-end</text:span><text:s/><text:span text:style-name="OrgSrcFontLockStringFace">"\n&lt;/pre&gt;\n"</text:span></text:p>
      <text:p text:style-name="OrgSrcBlock"><text:s/><text:s/><text:s/><text:s/><text:s/>))</text:p>
      <text:p text:style-name="OrgSrcBlock"/>
      <text:p text:style-name="OrgSrcBlock"><text:s/><text:s/>(org-set-generic-type</text:p>
      <text:p text:style-name="OrgSrcBlock"><text:s/><text:s/><text:s/><text:span text:style-name="OrgSrcFontLockStringFace">"markdown"</text:span><text:span text:style-name="OrgSrcMy:FaceB3"><text:s/></text:span></text:p>
      <text:p text:style-name="OrgSrcBlock"><text:s/><text:s/><text:s/>'(<text:span text:style-name="OrgSrcFontLockBuiltinFace">:file-suffix</text:span></text:p>
      <text:p text:style-name="OrgSrcBlock"><text:s/><text:s/><text:s/><text:s/><text:s/><text:span text:style-name="OrgSrcFontLockStringFace">".markdown"</text:span></text:p>
      <text:p text:style-name="OrgSrcBlock"><text:s/><text:s/><text:s/><text:s/><text:s/><text:span text:style-name="OrgSrcFontLockBuiltinFace">:key-binding</text:span><text:s/><text:s/><text:s/><text:s/><text:s/>?M</text:p>
      <text:p text:style-name="OrgSrcBlock"><text:s/><text:s/><text:s/><text:s/><text:s/><text:span text:style-name="OrgSrcFontLockBuiltinFace">:title-format</text:span><text:s/><text:s/><text:s/><text:s/><text:span text:style-name="OrgSrcFontLockStringFace">"Title:<text:s/>%s\n"</text:span></text:p>
      <text:p text:style-name="OrgSrcBlock"><text:s/><text:s/><text:s/><text:s/><text:s/><text:span text:style-name="OrgSrcFontLockBuiltinFace">:date-format</text:span><text:s/><text:s/><text:s/><text:s/><text:s/><text:span text:style-name="OrgSrcFontLockStringFace">"Date:<text:s/>%s\n"</text:span></text:p>
      <text:p text:style-name="OrgSrcBlock"><text:s/><text:s/><text:s/><text:s/><text:s/><text:span text:style-name="OrgSrcFontLockBuiltinFace">:toc-export</text:span><text:s/><text:s/><text:s/><text:s/><text:s/><text:s/>nil</text:p>
      <text:p text:style-name="OrgSrcBlock"><text:s/><text:s/><text:s/><text:s/><text:s/><text:span text:style-name="OrgSrcFontLockBuiltinFace">:author-export</text:span><text:s/><text:s/><text:s/>t</text:p>
      <text:p text:style-name="OrgSrcBlock"><text:s/><text:s/><text:s/><text:s/><text:s/><text:span text:style-name="OrgSrcFontLockBuiltinFace">:tags-export</text:span><text:s/><text:s/><text:s/><text:s/><text:s/>nil</text:p>
      <text:p text:style-name="OrgSrcBlock"><text:s/><text:s/><text:s/><text:s/><text:s/><text:span text:style-name="OrgSrcFontLockBuiltinFace">:drawers-export</text:span><text:s/><text:s/>nil</text:p>
      <text:p text:style-name="OrgSrcBlock"><text:s/><text:s/><text:s/><text:s/><text:s/><text:span text:style-name="OrgSrcFontLockBuiltinFace">:date-export</text:span><text:s/><text:s/><text:s/><text:s/><text:s/>t</text:p>
      <text:p text:style-name="OrgSrcBlock"><text:s/><text:s/><text:s/><text:s/><text:s/><text:span text:style-name="OrgSrcFontLockBuiltinFace">:timestamps-export</text:span><text:s/><text:s/>t</text:p>
      <text:p text:style-name="OrgSrcBlock"><text:s/><text:s/><text:s/><text:s/><text:s/><text:span text:style-name="OrgSrcFontLockBuiltinFace">:priorities-export</text:span><text:s/><text:s/>nil</text:p>
      <text:p text:style-name="OrgSrcBlock"><text:s/><text:s/><text:s/><text:s/><text:s/><text:span text:style-name="OrgSrcFontLockBuiltinFace">:todo-keywords-export</text:span><text:s/>t</text:p>
      <text:p text:style-name="OrgSrcBlock"><text:s/><text:s/><text:s/><text:s/><text:s/><text:span text:style-name="OrgSrcFontLockBuiltinFace">:body-line-fixed-format</text:span><text:s/><text:span text:style-name="OrgSrcFontLockStringFace">"\t%s\n"</text:span></text:p>
      <text:p text:style-name="OrgSrcBlock"><text:s/><text:s/><text:s/><text:s/><text:s/><text:span text:style-name="OrgSrcFontLockCommentDelimiterFace">;;</text:span><text:span text:style-name="OrgSrcFontLockCommentFace">:body-list-prefix<text:s/>"\n"</text:span></text:p>
      <text:p text:style-name="OrgSrcBlock"><text:s/><text:s/><text:s/><text:s/><text:s/><text:span text:style-name="OrgSrcFontLockBuiltinFace">:body-list-format</text:span><text:s/><text:span text:style-name="OrgSrcFontLockStringFace">"-<text:s/>%s"</text:span></text:p>
      <text:p text:style-name="OrgSrcBlock"><text:s/><text:s/><text:s/><text:s/><text:s/><text:span text:style-name="OrgSrcFontLockBuiltinFace">:body-list-suffix</text:span><text:s/><text:span text:style-name="OrgSrcFontLockStringFace">"\n"</text:span></text:p>
      <text:p text:style-name="OrgSrcBlock"><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format</text:span><text:s/><text:span text:style-name="OrgSrcFontLockStringFace">"%s\n"</text:span></text:p>
      <text:p text:style-name="OrgSrcBlock"><text:s/><text:s/><text:s/><text:s/><text:s/><text:span text:style-name="OrgSrcFontLockBuiltinFace">:body-section-header-suffix</text:span><text:s/>(?=<text:s/>?-<text:s/><text:span text:style-name="OrgSrcFontLockStringFace">""</text:span>)</text:p>
      <text:p text:style-name="OrgSrcBlock"><text:s/><text:s/><text:s/><text:s/><text:s/><text:span text:style-name="OrgSrcFontLockBuiltinFace">:body-header-section-numbers</text:span><text:s/>nil</text:p>
      <text:p text:style-name="OrgSrcBlock"><text:s/><text:s/><text:s/><text:s/><text:s/><text:span text:style-name="OrgSrcFontLockBuiltinFace">:body-header-section-number-format</text:span><text:s/><text:span text:style-name="OrgSrcFontLockStringFace">"%s)<text:s/>"</text:span></text:p>
      <text:p text:style-name="OrgSrcBlock"><text:s/><text:s/><text:s/><text:s/><text:s/><text:span text:style-name="OrgSrcFontLockBuiltinFace">:body-line-format</text:span><text:s/><text:span text:style-name="OrgSrcFontLockStringFace">"%s\n"</text:span></text:p>
      <text:p text:style-name="OrgSrcBlock"><text:s/><text:s/><text:s/><text:s/><text:s/><text:span text:style-name="OrgSrcFontLockBuiltinFace">:body-newline-paragraph</text:span><text:s/><text:span text:style-name="OrgSrcFontLockStringFace">"\n"</text:span></text:p>
      <text:p text:style-name="OrgSrcBlock"><text:s/><text:s/><text:s/><text:s/><text:s/><text:span text:style-name="OrgSrcFontLockBuiltinFace">:bold-format</text:span><text:s/><text:span text:style-name="OrgSrcFontLockStringFace">"**%s**"</text:span></text:p>
      <text:p text:style-name="OrgSrcBlock"><text:s/><text:s/><text:s/><text:s/><text:s/><text:span text:style-name="OrgSrcFontLockBuiltinFace">:italic-format</text:span><text:s/><text:span text:style-name="OrgSrcFontLockStringFace">"_%s_"</text:span></text:p>
      <text:p text:style-name="OrgSrcBlock"><text:s/><text:s/><text:s/><text:s/><text:s/><text:span text:style-name="OrgSrcFontLockBuiltinFace">:verbatim-format</text:span><text:s/><text:span text:style-name="OrgSrcFontLockStringFace">"`%s`"</text:span></text:p>
      <text:p text:style-name="OrgSrcBlock"><text:s/><text:s/><text:s/><text:s/><text:s/><text:span text:style-name="OrgSrcFontLockBuiltinFace">:code-format</text:span><text:s/><text:span text:style-name="OrgSrcFontLockStringFace">"`%s`"</text:span></text:p>
      <text:p text:style-name="OrgSrcBlock"><text:s/><text:s/><text:s/><text:s/><text:s/><text:span text:style-name="OrgSrcFontLockBuiltinFace">:body-line-wrap</text:span><text:s/><text:s/><text:s/>75</text:p>
      <text:p text:style-name="OrgSrcBlockLastLine"><text:s/><text:s/><text:s/><text:s/><text:s/>)))</text:p>
      <text:p text:style-name="Text_20_body"><text:span text:style-name="OrgCode">org-set-generic-type</text:span> を <text:span text:style-name="OrgCode">.emacs</text:span> に追記した後， <text:span text:style-name="OrgCode">C-c C-e g &lt;key-binding&gt;</text:span> とすればよい． <text:span text:style-name="OrgCode">&lt;key-binding&gt;</text:span> は <text:span text:style-name="OrgCode">org-set-generic-type</text:span> で設定する値である．2つ目は，Markdown へのエクスポーターである．<text:line-break/></text:p>
      <text:h text:style-name="Heading_20_2" text:outline-level="2" text:is-list-header="false">
<text:bookmark-start text:name="OrgXref.org78f1027"/>
<text:bookmark text:name="org78f1027"/><text:span text:style-name="OrgTodo">TODO</text:span> [ox] 出力形式の拡張
<text:bookmark-end text:name="OrgXref.org78f1027"/></text:h>
      <text:p text:style-name="OrgSrcBlock">(<text:span text:style-name="OrgSrcFontLockKeywordFace">with-eval-after-load</text:span><text:s/><text:span text:style-name="OrgSrcFontLockStringFace">"ox"</text:span></text:p>
      <text:p text:style-name="OrgSrcBlock"><text:s/><text:s/>(<text:span text:style-name="OrgSrcFontLockKeywordFace">require</text:span><text:s/>'<text:span text:style-name="OrgSrcFontLockConstantFace">ox-pandoc</text:span><text:s/>nil<text:s/>t)</text:p>
      <text:p text:style-name="OrgSrcBlock"><text:s/><text:s/>(<text:span text:style-name="OrgSrcFontLockKeywordFace">require</text:span><text:s/>'<text:span text:style-name="OrgSrcFontLockConstantFace">ox-qmd</text:span><text:s/>nil<text:s/>t)<text:s/><text:span text:style-name="OrgSrcFontLockCommentDelimiterFace">;;<text:s/></text:span><text:span text:style-name="OrgSrcFontLockCommentFace">Quita-style</text:span></text:p>
      <text:p text:style-name="OrgSrcBlockLastLine"><text:s/><text:s/>(<text:span text:style-name="OrgSrcFontLockKeywordFace">require</text:span><text:s/>'<text:span text:style-name="OrgSrcFontLockConstantFace">ox-gfm</text:span><text:s/>nil<text:s/>t))<text:s/><text:span text:style-name="OrgSrcFontLockCommentDelimiterFace">;;<text:s/></text:span><text:span text:style-name="OrgSrcFontLockCommentFace">Github-style</text:span></text:p>
      <text:h text:style-name="Heading_20_2" text:outline-level="2" text:is-list-header="false">
<text:bookmark-start text:name="OrgXref.org40ef67c"/>
<text:bookmark text:name="org40ef67c"/>[org-odt] ODT形式に出力
<text:bookmark-end text:name="OrgXref.org40ef67c"/></text:h>
      <text:p text:style-name="OrgSrcBlock">(<text:span text:style-name="OrgSrcFontLockKeywordFace">when</text:span><text:s/>(autoload-if-found</text:p>
      <text:p text:style-name="OrgSrcBlock"><text:s/><text:s/><text:s/><text:s/><text:s/><text:s/><text:s/>'(ox-odt)</text:p>
      <text:p text:style-name="OrgSrcBlock"><text:s/><text:s/><text:s/><text:s/><text:s/><text:s/><text:s/><text:span text:style-name="OrgSrcFontLockStringFace">"ox-odt"</text:span><text:s/>nil<text:s/>t)</text:p>
      <text:p text:style-name="OrgSrcBlock"/>
      <text:p text:style-name="OrgSrcBlock"><text:s/><text:s/>(<text:span text:style-name="OrgSrcFontLockKeywordFace">with-eval-after-load</text:span><text:s/><text:span text:style-name="OrgSrcFontLockStringFace">"ox-odt"</text:span></text:p>
      <text:p text:style-name="OrgSrcBlock"><text:s/><text:s/><text:s/><text:s/>(add-to-list<text:s/>'org-odt-data-dir</text:p>
      <text:p text:style-name="OrgSrcBlock"><text:s/><text:s/><text:s/><text:s/><text:s/><text:s/><text:s/><text:s/><text:s/><text:s/><text:s/><text:s/><text:s/><text:s/><text:s/><text:s/><text:s/>(concat<text:s/>(getenv<text:s/><text:span text:style-name="OrgSrcFontLockStringFace">"HOME"</text:span>)<text:s/><text:span text:style-name="OrgSrcFontLockStringFace">"/Dropbox/emacs.d/config/"</text:span>))</text:p>
      <text:p text:style-name="OrgSrcBlock"><text:s/><text:s/><text:s/><text:s/>(<text:span text:style-name="OrgSrcFontLockKeywordFace">setq</text:span><text:s/>org-odt-styles-file</text:p>
      <text:p text:style-name="OrgSrcBlock"><text:s/><text:s/><text:s/><text:s/><text:s/><text:s/><text:s/><text:s/><text:s/><text:s/>(concat<text:s/>(getenv<text:s/><text:span text:style-name="OrgSrcFontLockStringFace">"HOME"</text:span>)<text:s/><text:span text:style-name="OrgSrcFontLockStringFace">"/Dropbox/emacs.d/config/style.odt"</text:span>))</text:p>
      <text:p text:style-name="OrgSrcBlock"><text:s/><text:s/><text:s/><text:s/><text:span text:style-name="OrgSrcFontLockCommentDelimiterFace">;;<text:s/></text:span><text:span text:style-name="OrgSrcFontLockCommentFace">(setq<text:s/>org-odt-content-template-file</text:span></text:p>
      <text:p text:style-name="OrgSrcBlock"><text:s/><text:s/><text:s/><text:s/><text:span text:style-name="OrgSrcFontLockCommentDelimiterFace">;;<text:s/><text:s/><text:s/><text:s/><text:s/><text:s/><text:s/></text:span><text:span text:style-name="OrgSrcFontLockCommentFace">(concat<text:s/>(getenv<text:s/>"HOME")<text:s/>"/Dropbox/emacs.d/config/style.ott"))</text:span></text:p>
      <text:p text:style-name="OrgSrcBlock"><text:s/><text:s/><text:s/><text:s/>(<text:span text:style-name="OrgSrcFontLockKeywordFace">setq</text:span><text:s/>org-odt-preferred-output-format<text:s/><text:span text:style-name="OrgSrcFontLockStringFace">"pdf"</text:span>)<text:s/><text:span text:style-name="OrgSrcFontLockCommentDelimiterFace">;;<text:s/></text:span><text:span text:style-name="OrgSrcFontLockCommentFace">docx</text:span></text:p>
      <text:p text:style-name="OrgSrcBlock"><text:s/><text:s/><text:s/><text:s/><text:span text:style-name="OrgSrcFontLockCommentDelimiterFace">;;<text:s/></text:span><text:span text:style-name="OrgSrcFontLockCommentFace">ox-odt.el<text:s/>の<text:s/>自作パッチの変数（DOCSTRINGが記述されていない）</text:span></text:p>
      <text:p text:style-name="OrgSrcBlock"><text:s/><text:s/><text:s/><text:s/>(<text:span text:style-name="OrgSrcFontLockKeywordFace">setq</text:span><text:s/>org-odt-apply-custom-punctuation<text:s/>t)</text:p>
      <text:p text:style-name="OrgSrcBlock"><text:s/><text:s/><text:s/><text:s/>(<text:span text:style-name="OrgSrcFontLockKeywordFace">setq</text:span><text:s/>org-odt-convert-processes</text:p>
      <text:p text:style-name="OrgSrcBlock"><text:s/><text:s/><text:s/><text:s/><text:s/><text:s/><text:s/><text:s/><text:s/><text:s/>'((<text:span text:style-name="OrgSrcFontLockStringFace">"LibreOffice"</text:span></text:p>
      <text:p text:style-name="OrgSrcBlock"><text:s/><text:s/><text:s/><text:s/><text:s/><text:s/><text:s/><text:s/><text:s/><text:s/><text:s/><text:s/><text:s/><text:span text:style-name="OrgSrcFontLockStringFace">"/Applications/LibreOffice.app/Contents/MacOS/soffice<text:s/>--headless<text:s/>--convert-to<text:s/>%f%x<text:s/>--outdir<text:s/>%d<text:s/>%i"</text:span>)</text:p>
      <text:p text:style-name="OrgSrcBlockLastLine"><text:s/><text:s/><text:s/><text:s/><text:s/><text:s/><text:s/><text:s/><text:s/><text:s/><text:s/><text:s/>(<text:span text:style-name="OrgSrcFontLockStringFace">"unoconv"</text:span><text:s/><text:span text:style-name="OrgSrcFontLockStringFace">"unoconv<text:s/>-f<text:s/>%f<text:s/>-o<text:s/>%d<text:s/>%i"</text:span>)))))</text:p>
      <text:h text:style-name="Heading_20_2" text:outline-level="2" text:is-list-header="false">
<text:bookmark-start text:name="OrgXref.org5369b18"/>
<text:bookmark text:name="org5369b18"/>[ox-twbs] Twitter Bootstrap 互換のHTML出力
<text:bookmark-end text:name="OrgXref.org5369b18"/></text:h>
      <text:list text:style-name="OrgBulletedList" text:continue-numbering="false">
        <text:list-item>
          <text:p text:style-name="Text_20_body"><text:a xlink:type="simple" xlink:href="https://github.com/marsmining/ox-twbs">marsmining/ox-twbs: Export org-mode docs as HTML compatible with Twitter Bootstrap.</text:a><text:line-break/></text:p>
        </text:list-item>
      </text:list>
      <text:p text:style-name="OrgSrcBlock">(<text:span text:style-name="OrgSrcFontLockKeywordFace">with-eval-after-load</text:span><text:s/><text:span text:style-name="OrgSrcFontLockStringFace">"ox"</text:span></text:p>
      <text:p text:style-name="OrgSrcBlockLastLine"><text:s/><text:s/>(<text:span text:style-name="OrgSrcFontLockKeywordFace">require</text:span><text:s/>'<text:span text:style-name="OrgSrcFontLockConstantFace">ox-twbs</text:span><text:s/>nil<text:s/>t))</text:p>
      <text:p text:style-name="Text_20_body">次のようなファイルを準備して org ファイルのヘッダで指定（ <text:span text:style-name="OrgCode">#+SETUPFILE: theme-readtheorg.setup</text:span> ）するだけで， <text:a xlink:type="simple" xlink:href="https://takaxp.github.io/">https://takaxp.github.io/</text:a> のような HTML 出力もできます．<text:line-break/></text:p>
      <text:list text:style-name="OrgBulletedList" text:continue-numbering="false">
        <text:list-item>
          <text:p text:style-name="Text_20_body"><text:a xlink:type="simple" xlink:href="https://lists.gnu.org/archive/html/emacs-orgmode/2016-06/msg00119.html">{O} Org HTML export (ReadTheOrg)</text:a><text:line-break/></text:p>
        </text:list-item>
      </text:list>
      <text:p text:style-name="Listing">
<text:bookmark text:name="org745826f"/>Listing <text:sequence text:ref-name="org745826f" text:name="Listing" text:formula="ooow:Listing+1" style:num-format="1">10.28.1</text:sequence>: </text:p>
      <text:p text:style-name="OrgSrcBlock"><text:span text:style-name="OrgSrcFontLockCommentFace">#<text:s/>-*-<text:s/>mode:<text:s/>org;<text:s/>-*-</text:span></text:p>
      <text:p text:style-name="OrgSrcBlock"/>
      <text:p text:style-name="OrgSrcBlock"><text:span text:style-name="OrgSrcOrgMetaLine">#+HTML_HEAD:<text:s/>&lt;link<text:s/>rel="stylesheet"<text:s/>type="text/css"<text:s/>href="https://www.pirilampo.org/styles/readtheorg/css/htmlize.css"/&gt;</text:span></text:p>
      <text:p text:style-name="OrgSrcBlock"><text:span text:style-name="OrgSrcOrgMetaLine">#+HTML_HEAD:<text:s/>&lt;link<text:s/>rel="stylesheet"<text:s/>type="text/css"<text:s/>href="https://www.pirilampo.org/styles/readtheorg/css/readtheorg.css"/&gt;</text:span></text:p>
      <text:p text:style-name="OrgSrcBlock"/>
      <text:p text:style-name="OrgSrcBlock"><text:span text:style-name="OrgSrcOrgMetaLine">#+HTML_HEAD:<text:s/>&lt;script<text:s/>src="https://ajax.googleapis.com/ajax/libs/jquery/2.1.3/jquery.min.js"&gt;&lt;/script&gt;</text:span></text:p>
      <text:p text:style-name="OrgSrcBlock"><text:span text:style-name="OrgSrcOrgMetaLine">#+HTML_HEAD:<text:s/>&lt;script<text:s/>src="https://maxcdn.bootstrapcdn.com/bootstrap/3.3.4/js/bootstrap.min.js"&gt;&lt;/script&gt;</text:span></text:p>
      <text:p text:style-name="OrgSrcBlock"><text:span text:style-name="OrgSrcOrgMetaLine">#+HTML_HEAD:<text:s/>&lt;script<text:s/>type="text/javascript"<text:s/>src="https://www.pirilampo.org/styles/lib/js/jquery.stickytableheaders.min.js"&gt;&lt;/script&gt;</text:span></text:p>
      <text:p text:style-name="OrgSrcBlockLastLine"><text:span text:style-name="OrgSrcOrgMetaLine">#+HTML_HEAD:<text:s/>&lt;script<text:s/>type="text/javascript"<text:s/>src="https://www.pirilampo.org/styles/readtheorg/js/readtheorg.js"&gt;&lt;/script&gt;</text:span></text:p>
      <text:h text:style-name="Heading_20_2" text:outline-level="2" text:is-list-header="false">
<text:bookmark-start text:name="OrgXref.org1421d18"/>
<text:bookmark text:name="org1421d18"/>[org-crypt] ツリーを暗号化する
<text:bookmark-end text:name="OrgXref.org1421d18"/></text:h>
      <text:p text:style-name="Text_20_body"><text:span text:style-name="OrgCode">M-x org-encrypt-entry</text:span> でカーソル位置のツリーを暗号化できます．復号は， <text:span text:style-name="OrgCode">M-x org-decrypt-entry</text:span> にて．ただし，バッファのバックアップファイルが生成されていることに気をつけてください．自分の場合は，バックアップファイルは外部ホストに同期されない設定にしてあるので，とりあえず問題なしと考えています．<text:line-break/></text:p>
      <text:p text:style-name="Text_20_body"><text:span text:style-name="OrgCode">M-x org-encrypt-entries</text:span> で，特定のタグが付けられたツリーを一括処理することもできますが，私は安全性を考慮して使っていません．<text:line-break/></text:p>
      <text:p text:style-name="Text_20_body">なお，実戦投入には十分なテストをしてからの方がよいでしょう．org バッファを外部ホストと同期している場合，転送先のホストでも暗号化／復号ができるかを確認するべきです．他方のホストでツリーにドロワーが付くと，復号できなくなったりします．その時は慌てずにプロパティのドロワーを削除すればOKで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org-crypt</text:span><text:s/>nil<text:s/>t)</text:p>
      <text:p text:style-name="OrgSrcBlock"><text:s/><text:s/><text:s/><text:s/>(<text:span text:style-name="OrgSrcFontLockKeywordFace">setq</text:span><text:s/>org-crypt-key<text:s/><text:span text:style-name="OrgSrcFontLockStringFace">"&lt;insert<text:s/>your<text:s/>key&gt;"</text:span>)</text:p>
      <text:p text:style-name="OrgSrcBlock"><text:s/><text:s/><text:s/><text:s/><text:span text:style-name="OrgSrcFontLockCommentDelimiterFace">;;<text:s/></text:span><text:span text:style-name="OrgSrcFontLockCommentFace">org-encrypt-entries<text:s/>の影響を受けるタグを指定</text:span></text:p>
      <text:p text:style-name="OrgSrcBlock"><text:s/><text:s/><text:s/><text:s/>(<text:span text:style-name="OrgSrcFontLockKeywordFace">setq</text:span><text:s/>org-tags-exclude-from-inheritance<text:s/>(<text:span text:style-name="OrgSrcFontLockKeywordFace">quote</text:span><text:s/>(<text:span text:style-name="OrgSrcFontLockStringFace">"secret"</text:span>)))</text:p>
      <text:p text:style-name="OrgSrcBlock"><text:s/><text:s/><text:s/><text:s/><text:span text:style-name="OrgSrcFontLockCommentDelimiterFace">;;<text:s/></text:span><text:span text:style-name="OrgSrcFontLockCommentFace">自動保存の確認を無効に</text:span></text:p>
      <text:p text:style-name="OrgSrcBlock"><text:s/><text:s/><text:s/><text:s/>(<text:span text:style-name="OrgSrcFontLockKeywordFace">setq</text:span><text:s/>org-crypt-disable-auto-save<text:s/>'nil)</text:p>
      <text:p text:style-name="OrgSrcBlock"><text:s/><text:s/><text:s/><text:s/>(define-key<text:s/>org-mode-map<text:s/>(kbd<text:s/><text:span text:style-name="OrgSrcFontLockStringFace">"C-c<text:s/>f<text:s/>c<text:s/>e"</text:span>)<text:s/>'org-encrypt-entry)</text:p>
      <text:p text:style-name="OrgSrcBlockLastLine"><text:s/><text:s/><text:s/><text:s/>(define-key<text:s/>org-mode-map<text:s/>(kbd<text:s/><text:span text:style-name="OrgSrcFontLockStringFace">"C-c<text:s/>f<text:s/>c<text:s/>d"</text:span>)<text:s/>'org-decrypt-entry)))</text:p>
      <text:h text:style-name="Heading_20_2" text:outline-level="2" text:is-list-header="false">
<text:bookmark-start text:name="OrgXref.orgbf92e55"/>
<text:bookmark text:name="orgbf92e55"/>[org-mac-link] 外部アプリから情報を取る
<text:bookmark-end text:name="OrgXref.orgbf92e55"/></text:h>
      <text:p text:style-name="Text_20_body"><text:span text:style-name="OrgCode">org-mac-link</text:span> を使うと，外部アプリの表示状態をリンクとして取得して，orgバッファに流し込めます．Mac環境用です．簡単な例ではURLで，取得したリンクを <text:span text:style-name="OrgCode">C-c C-o</text:span> で開けばブラウザが起動してリンク先が表示できます．同じ話を，ファインダーで表示しているディレクトリ，メーラーで表示していた特定のメール，PDFビューアで表示していた特定のファイルの特定のページなどで実施できます．対応している外部アプリは，Finder, Mail.app, Outlook, Addressbook, Safari, Firefox, Chrome, そして Skimです．<text:line-break/></text:p>
      <text:p text:style-name="Text_20_body">次のように設定すると，org-modeの時に <text:span text:style-name="OrgCode">C-c c</text:span> すればミニバッファにどのアプリからリンク情報を取るか選べます．Chrome には <text:span text:style-name="OrgCode">c</text:span> が当たっているので，ブラウジング中に記になる記事があったらEmacsに切り替えて， <text:span text:style-name="OrgCode">C-c c c</text:span> とすると，URLが自動でバッファに入ります．単なるURLではなく，タイトルで表示されるのでわかりやすいです．<text:line-break/></text:p>
      <text:p text:style-name="OrgSrcBlock">(<text:span text:style-name="OrgSrcFontLockKeywordFace">with-eval-after-load</text:span><text:s/><text:span text:style-name="OrgSrcFontLockStringFace">"org"</text:span></text:p>
      <text:p text:style-name="OrgSrcBlock"><text:s/><text:s/>(add-to-list<text:s/>'org-modules<text:s/>'org-mac-iCal)</text:p>
      <text:p text:style-name="OrgSrcBlock"><text:s/><text:s/>(add-to-list<text:s/>'org-modules<text:s/>'org-mac-link)<text:s/><text:span text:style-name="OrgSrcFontLockCommentDelimiterFace">;;<text:s/></text:span><text:span text:style-name="OrgSrcFontLockCommentFace">includes<text:s/>org-mac-message</text:span></text:p>
      <text:p text:style-name="OrgSrcBlockLastLine"><text:s/><text:s/>(define-key<text:s/>org-mode-map<text:s/>(kbd<text:s/><text:span text:style-name="OrgSrcFontLockStringFace">"C-c<text:s/>c"</text:span>)<text:s/>'org-mac-grab-link))</text:p>
      <text:h text:style-name="Heading_20_2" text:outline-level="2" text:is-list-header="false">
<text:bookmark-start text:name="OrgXref.org95b6d7d"/>
<text:bookmark text:name="org95b6d7d"/><text:span text:style-name="OrgTodo">TODO</text:span> Parers3.app からリンクを取得する
<text:bookmark-end text:name="OrgXref.org95b6d7d"/></text:h>
      <text:p text:style-name="OrgSrcBlock">(<text:span text:style-name="OrgSrcFontLockKeywordFace">with-eval-after-load</text:span><text:s/><text:span text:style-name="OrgSrcFontLockStringFace">"org-mac-link"</text:span></text:p>
      <text:p text:style-name="OrgSrcBlock"><text:s/><text:s/>(<text:span text:style-name="OrgSrcFontLockKeywordFace">defcustom</text:span><text:s/><text:span text:style-name="OrgSrcFontLockVariableNameFace">org-mac-grab-Papers-app-p</text:span><text:s/>t</text:p>
      <text:p text:style-name="OrgSrcBlock"><text:s/><text:s/><text:s/><text:s/><text:span text:style-name="OrgSrcFontLockDocFace">"Add<text:s/>menu<text:s/>option<text:s/>[P]apers<text:s/>to<text:s/>grab<text:s/>links<text:s/>from<text:s/>the<text:s/>Papers.app."</text:span></text:p>
      <text:p text:style-name="OrgSrcBlock"><text:s/><text:s/><text:s/><text:s/><text:span text:style-name="OrgSrcFontLockBuiltinFace">:tag</text:span><text:s/><text:span text:style-name="OrgSrcFontLockStringFace">"Grab<text:s/>Papers.app<text:s/>links"</text:span></text:p>
      <text:p text:style-name="OrgSrcBlock"><text:s/><text:s/><text:s/><text:s/><text:span text:style-name="OrgSrcFontLockBuiltinFace">:group</text:span><text:s/>'org-mac-link</text:p>
      <text:p text:style-name="OrgSrcBlock"><text:s/><text:s/><text:s/><text:s/><text:span text:style-name="OrgSrcFontLockBuiltinFace">:type</text:span><text:s/>'boolean)</text:p>
      <text:p text:style-name="OrgSrcBlock"/>
      <text:p text:style-name="OrgSrcBlock"><text:s/><text:s/>(<text:span text:style-name="OrgSrcFontLockKeywordFace">defun</text:span><text:s/><text:span text:style-name="OrgSrcFontLockFunctionNameFace">org-mac-papers-insert-frontmost-paper-link</text:span><text:s/>()</text:p>
      <text:p text:style-name="OrgSrcBlock"><text:s/><text:s/><text:s/><text:s/>(<text:span text:style-name="OrgSrcFontLockKeywordFace">interactive</text:span>)</text:p>
      <text:p text:style-name="OrgSrcBlock"><text:s/><text:s/><text:s/><text:s/>(<text:span text:style-name="OrgSrcFontLockKeywordFace">let</text:span><text:s/>((result<text:s/>(org-mac-papers-get-frontmost-paper-link)))</text:p>
      <text:p text:style-name="OrgSrcBlock"><text:s/><text:s/><text:s/><text:s/><text:s/><text:s/>(<text:span text:style-name="OrgSrcFontLockKeywordFace">if</text:span><text:s/>result</text:p>
      <text:p text:style-name="OrgSrcBlock"><text:s/><text:s/><text:s/><text:s/><text:s/><text:s/><text:s/><text:s/><text:s/><text:s/>(insert<text:s/>result)</text:p>
      <text:p text:style-name="OrgSrcBlock"><text:s/><text:s/><text:s/><text:s/><text:s/><text:s/><text:s/><text:s/>(message<text:s/><text:span text:style-name="OrgSrcFontLockStringFace">"Please<text:s/>open<text:s/>Papers.app<text:s/>and<text:s/>select<text:s/>a<text:s/>paper."</text:span>))))</text:p>
      <text:p text:style-name="OrgSrcBlock"/>
      <text:p text:style-name="OrgSrcBlock"><text:s/><text:s/>(<text:span text:style-name="OrgSrcFontLockKeywordFace">defun</text:span><text:s/><text:span text:style-name="OrgSrcFontLockFunctionNameFace">org-mac-papers-get-frontmost-paper-link</text:span><text:s/>()</text:p>
      <text:p text:style-name="OrgSrcBlock"><text:s/><text:s/><text:s/><text:s/>(<text:span text:style-name="OrgSrcFontLockKeywordFace">interactive</text:span>)</text:p>
      <text:p text:style-name="OrgSrcBlock"><text:s/><text:s/><text:s/><text:s/>(message<text:s/><text:span text:style-name="OrgSrcFontLockStringFace">"Applescript:<text:s/>Getting<text:s/>Papers<text:s/>link..."</text:span>)</text:p>
      <text:p text:style-name="OrgSrcBlock"><text:s/><text:s/><text:s/><text:s/>(<text:span text:style-name="OrgSrcFontLockKeywordFace">let</text:span><text:s/>((result<text:s/>(org-as-mac-papers-get-paper-link)))</text:p>
      <text:p text:style-name="OrgSrcBlock"><text:s/><text:s/><text:s/><text:s/><text:s/><text:s/>(<text:span text:style-name="OrgSrcFontLockKeywordFace">if</text:span><text:s/>(<text:span text:style-name="OrgSrcFontLockKeywordFace">or</text:span><text:s/>(eq<text:s/>result<text:s/>nil)<text:s/>(string=<text:s/>result<text:s/><text:span text:style-name="OrgSrcFontLockStringFace">""</text:span>))</text:p>
      <text:p text:style-name="OrgSrcBlock"><text:s/><text:s/><text:s/><text:s/><text:s/><text:s/><text:s/><text:s/><text:s/><text:s/>nil</text:p>
      <text:p text:style-name="OrgSrcBlock"><text:s/><text:s/><text:s/><text:s/><text:s/><text:s/><text:s/><text:s/>(org-mac-paste-applescript-links<text:s/>result))))</text:p>
      <text:p text:style-name="OrgSrcBlock"/>
      <text:p text:style-name="OrgSrcBlock"><text:s/><text:s/>(<text:span text:style-name="OrgSrcFontLockKeywordFace">defun</text:span><text:s/><text:span text:style-name="OrgSrcFontLockFunctionNameFace">org-as-mac-papers-get-paper-link</text:span><text:s/>()</text:p>
      <text:p text:style-name="OrgSrcBlock"><text:s/><text:s/><text:s/><text:s/>(do-applescript</text:p>
      <text:p text:style-name="OrgSrcBlock"><text:s/><text:s/><text:s/><text:s/><text:s/>(concat</text:p>
      <text:p text:style-name="OrgSrcBlock"><text:s/><text:s/><text:s/><text:s/><text:s/><text:s/><text:span text:style-name="OrgSrcFontLockStringFace">"if<text:s/>application<text:s/>\"Papers\"<text:s/>is<text:s/>running<text:s/>then\n"</text:span></text:p>
      <text:p text:style-name="OrgSrcBlock"><text:s/><text:s/><text:s/><text:s/><text:s/><text:s/><text:span text:style-name="OrgSrcFontLockStringFace">"<text:tab/>tell<text:s/>application<text:s/>\"Papers\"<text:s/>to<text:s/>activate\n"</text:span></text:p>
      <text:p text:style-name="OrgSrcBlock"><text:s/><text:s/><text:s/><text:s/><text:s/><text:s/><text:span text:style-name="OrgSrcFontLockStringFace">"<text:tab/>delay<text:s/>0.3\n"</text:span></text:p>
      <text:p text:style-name="OrgSrcBlock"><text:s/><text:s/><text:s/><text:s/><text:s/><text:s/><text:span text:style-name="OrgSrcFontLockStringFace">"<text:tab/>set<text:s/>the<text:s/>clipboard<text:s/>to<text:s/>\"\"\n"</text:span></text:p>
      <text:p text:style-name="OrgSrcBlock"><text:s/><text:s/><text:s/><text:s/><text:s/><text:s/><text:span text:style-name="OrgSrcFontLockStringFace">"<text:tab/>tell<text:s/>application<text:s/>\"System<text:s/>Events\"<text:s/>to<text:s/>tell<text:s/>process<text:s/>\"Papers\"\n"</text:span></text:p>
      <text:p text:style-name="OrgSrcBlock"><text:s/><text:s/><text:s/><text:s/><text:s/><text:s/><text:span text:style-name="OrgSrcFontLockStringFace">"<text:tab/><text:tab/>keystroke<text:s/>\"l\"<text:s/>using<text:s/>{command<text:s/>down,<text:s/>shift<text:s/>down}\n"</text:span></text:p>
      <text:p text:style-name="OrgSrcBlock"><text:s/><text:s/><text:s/><text:s/><text:s/><text:s/><text:span text:style-name="OrgSrcFontLockStringFace">"<text:tab/>end<text:s/>tell\n"</text:span></text:p>
      <text:p text:style-name="OrgSrcBlock"><text:s/><text:s/><text:s/><text:s/><text:s/><text:s/><text:span text:style-name="OrgSrcFontLockStringFace">"<text:tab/>delay<text:s/>0.2\n"</text:span></text:p>
      <text:p text:style-name="OrgSrcBlock"><text:s/><text:s/><text:s/><text:s/><text:s/><text:s/><text:span text:style-name="OrgSrcFontLockStringFace">"<text:tab/>set<text:s/>aLink<text:s/>to<text:s/>the<text:s/>clipboard\n"</text:span></text:p>
      <text:p text:style-name="OrgSrcBlock"><text:s/><text:s/><text:s/><text:s/><text:s/><text:s/><text:span text:style-name="OrgSrcFontLockStringFace">"<text:tab/>tell<text:s/>application<text:s/>\"System<text:s/>Events\"<text:s/>to<text:s/>tell<text:s/>process<text:s/>\"Papers\"\n"</text:span></text:p>
      <text:p text:style-name="OrgSrcBlock"><text:s/><text:s/><text:s/><text:s/><text:s/><text:s/><text:span text:style-name="OrgSrcFontLockCommentDelimiterFace">;;<text:s/></text:span><text:span text:style-name="OrgSrcFontLockCommentFace">"<text:tab/><text:tab/>keystroke<text:s/>\"c\"<text:s/>using<text:s/>{command<text:s/>down,<text:s/>alt<text:s/>down\}\n"</text:span></text:p>
      <text:p text:style-name="OrgSrcBlock"><text:s/><text:s/><text:s/><text:s/><text:s/><text:s/><text:span text:style-name="OrgSrcFontLockStringFace">"<text:tab/><text:tab/>keystroke<text:s/>\"m\"<text:s/>using<text:s/>{command<text:s/>down,<text:s/>option<text:s/>down\}\n"</text:span></text:p>
      <text:p text:style-name="OrgSrcBlock"><text:s/><text:s/><text:s/><text:s/><text:s/><text:s/><text:span text:style-name="OrgSrcFontLockStringFace">"<text:tab/>end<text:s/>tell\n"</text:span></text:p>
      <text:p text:style-name="OrgSrcBlock"><text:s/><text:s/><text:s/><text:s/><text:s/><text:s/><text:span text:style-name="OrgSrcFontLockStringFace">"<text:tab/>delay<text:s/>0.2\n"</text:span></text:p>
      <text:p text:style-name="OrgSrcBlock"><text:s/><text:s/><text:s/><text:s/><text:s/><text:s/><text:span text:style-name="OrgSrcFontLockStringFace">"<text:tab/>set<text:s/>aName<text:s/>to<text:s/>the<text:s/>clipboard\n"</text:span></text:p>
      <text:p text:style-name="OrgSrcBlock"><text:s/><text:s/><text:s/><text:s/><text:s/><text:s/><text:span text:style-name="OrgSrcFontLockStringFace">"<text:tab/>tell<text:s/>application<text:s/>\"Emacs\"<text:s/>to<text:s/>activate\n"</text:span></text:p>
      <text:p text:style-name="OrgSrcBlock"><text:s/><text:s/><text:s/><text:s/><text:s/><text:s/><text:span text:style-name="OrgSrcFontLockStringFace">"<text:tab/>return<text:s/>(get<text:s/>aLink)<text:s/>&amp;<text:s/>\"::split::\"<text:s/>&amp;<text:s/>(get<text:s/>aName)<text:s/>as<text:s/>string\n"</text:span></text:p>
      <text:p text:style-name="OrgSrcBlock"><text:s/><text:s/><text:s/><text:s/><text:s/><text:s/><text:span text:style-name="OrgSrcFontLockStringFace">"else\n"</text:span></text:p>
      <text:p text:style-name="OrgSrcBlock"><text:s/><text:s/><text:s/><text:s/><text:s/><text:s/><text:span text:style-name="OrgSrcFontLockStringFace">"<text:tab/>return\n"</text:span></text:p>
      <text:p text:style-name="OrgSrcBlock"><text:s/><text:s/><text:s/><text:s/><text:s/><text:s/><text:span text:style-name="OrgSrcFontLockStringFace">"end<text:s/>if\n"</text:span>))</text:p>
      <text:p text:style-name="OrgSrcBlock"/>
      <text:p text:style-name="OrgSrcBlock"><text:s/><text:s/><text:s/><text:s/>(add-to-list<text:s/>'org-mac-link-descriptors</text:p>
      <text:p text:style-name="OrgSrcBlock"><text:s/><text:s/><text:s/><text:s/><text:s/><text:s/><text:s/><text:s/><text:s/><text:s/><text:s/><text:s/><text:s/><text:s/><text:s/><text:s/><text:s/>`(<text:span text:style-name="OrgSrcFontLockStringFace">"P"</text:span><text:s/><text:span text:style-name="OrgSrcFontLockStringFace">"apers"</text:span><text:s/>org-mac-papers-insert-frontmost-paper-link</text:p>
      <text:p text:style-name="OrgSrcBlockLastLine"><text:s/><text:s/><text:s/><text:s/><text:s/><text:s/><text:s/><text:s/><text:s/><text:s/><text:s/><text:s/><text:s/><text:s/><text:s/><text:s/><text:s/><text:s/><text:s/>,org-mac-grab-Papers-app-p)<text:s/><text:span text:style-name="OrgSrcFontLockWarningFace">t)))</text:span></text:p>
      <text:h text:style-name="Heading_20_2" text:outline-level="2" text:is-list-header="false">
<text:bookmark-start text:name="OrgXref.org88b4bd6"/>
<text:bookmark text:name="org88b4bd6"/><text:span text:style-name="OrgTodo">TODO</text:span> Papers3.app のリンクを開けるようにする
<text:bookmark-end text:name="OrgXref.org88b4bd6"/></text:h>
      <text:p text:style-name="Text_20_body">Papers3.app は，各文献に <text:span text:style-name="OrgCode">papers3://</text:span> で始まるURIを割り当てています．このリンクを org バッファにペーストし， <text:span text:style-name="OrgCode">org-open-at-point</text:span> (C-c C-o) で開けるようにし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eq<text:s/>system-type<text:s/>'darwin)</text:p>
      <text:p text:style-name="OrgSrcBlock"><text:s/><text:s/><text:s/><text:s/><text:span text:style-name="OrgSrcFontLockCommentDelimiterFace">;;<text:s/></text:span><text:span text:style-name="OrgSrcFontLockCommentFace">Open<text:s/>`</text:span><text:span text:style-name="OrgSrcFontLockConstantFace">papers3://</text:span><text:span text:style-name="OrgSrcFontLockCommentFace">'<text:s/>link<text:s/>by<text:s/>C-c<text:s/>C-o.</text:span></text:p>
      <text:p text:style-name="OrgSrcBlock"><text:s/><text:s/><text:s/><text:s/><text:span text:style-name="OrgSrcFontLockCommentDelimiterFace">;;<text:s/></text:span><text:span text:style-name="OrgSrcFontLockCommentFace">(org-add-link-type<text:s/>will<text:s/>be<text:s/>obsoleted<text:s/>from<text:s/>Org<text:s/>9.</text:span></text:p>
      <text:p text:style-name="OrgSrcBlock"><text:s/><text:s/><text:s/><text:s/>(org-link-set-parameters</text:p>
      <text:p text:style-name="OrgSrcBlock"><text:s/><text:s/><text:s/><text:s/><text:s/><text:span text:style-name="OrgSrcFontLockStringFace">"papers3"</text:span></text:p>
      <text:p text:style-name="OrgSrcBlock"><text:s/><text:s/><text:s/><text:s/><text:s/><text:span text:style-name="OrgSrcFontLockBuiltinFace">:follow</text:span><text:s/>(<text:span text:style-name="OrgSrcFontLockKeywordFace">lambda</text:span><text:s/>(path)</text:p>
      <text:p text:style-name="OrgSrcBlock"><text:s/><text:s/><text:s/><text:s/><text:s/><text:s/><text:s/><text:s/><text:s/><text:s/><text:s/><text:s/><text:s/><text:s/><text:s/>(<text:span text:style-name="OrgSrcFontLockKeywordFace">let</text:span><text:s/>((cmd<text:s/>(concat<text:s/><text:span text:style-name="OrgSrcFontLockStringFace">"open<text:s/>papers3:"</text:span><text:s/>path)))</text:p>
      <text:p text:style-name="OrgSrcBlock"><text:s/><text:s/><text:s/><text:s/><text:s/><text:s/><text:s/><text:s/><text:s/><text:s/><text:s/><text:s/><text:s/><text:s/><text:s/><text:s/><text:s/>(shell-command-to-string<text:s/>cmd)</text:p>
      <text:p text:style-name="OrgSrcBlockLastLine"><text:s/><text:s/><text:s/><text:s/><text:s/><text:s/><text:s/><text:s/><text:s/><text:s/><text:s/><text:s/><text:s/><text:s/><text:s/><text:s/><text:s/>(message<text:s/><text:span text:style-name="OrgSrcFontLockStringFace">"%s"</text:span><text:s/>cmd))))))</text:p>
      <text:h text:style-name="Heading_20_2" text:outline-level="2" text:is-list-header="false">
<text:bookmark-start text:name="OrgXref.orged66eb3"/>
<text:bookmark text:name="orged66eb3"/><text:span text:style-name="OrgTodo">TODO</text:span> [org-attach] 外部ファイルを紐付ける
<text:bookmark-end text:name="OrgXref.orged66eb3"/></text:h>
      <text:p text:style-name="OrgSrcBlock">(<text:span text:style-name="OrgSrcFontLockKeywordFace">when</text:span><text:s/>(autoload-if-found</text:p>
      <text:p text:style-name="OrgSrcBlock"><text:s/><text:s/><text:s/><text:s/><text:s/><text:s/><text:s/>'(org-attach<text:s/>du-org-attachments)</text:p>
      <text:p text:style-name="OrgSrcBlock"><text:s/><text:s/><text:s/><text:s/><text:s/><text:s/><text:s/><text:span text:style-name="OrgSrcFontLockStringFace">"org-attach"</text:span><text:s/>nil<text:s/>t)</text:p>
      <text:p text:style-name="OrgSrcBlock"/>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org-attach</text:span><text:s/>nil<text:s/>t))</text:p>
      <text:p text:style-name="OrgSrcBlock"/>
      <text:p text:style-name="OrgSrcBlock"><text:s/><text:s/>(<text:span text:style-name="OrgSrcFontLockKeywordFace">with-eval-after-load</text:span><text:s/><text:span text:style-name="OrgSrcFontLockStringFace">"org-attach"</text:span></text:p>
      <text:p text:style-name="OrgSrcBlock"><text:s/><text:s/><text:s/><text:s/><text:span text:style-name="OrgSrcFontLockCommentDelimiterFace">;;<text:s/></text:span><text:span text:style-name="OrgSrcFontLockCommentFace">org-insert-link<text:s/>で添付ファイルへのリンクをペーストできるようにする</text:span></text:p>
      <text:p text:style-name="OrgSrcBlock"><text:s/><text:s/><text:s/><text:s/>(<text:span text:style-name="OrgSrcFontLockKeywordFace">setq</text:span><text:s/>org-attach-store-link-p<text:s/>t)</text:p>
      <text:p text:style-name="OrgSrcBlock"><text:s/><text:s/><text:s/><text:s/><text:span text:style-name="OrgSrcFontLockCommentDelimiterFace">;;<text:s/></text:span><text:span text:style-name="OrgSrcFontLockCommentFace">自動付与されるタグの名前を変更</text:span></text:p>
      <text:p text:style-name="OrgSrcBlock"><text:s/><text:s/><text:s/><text:s/>(<text:span text:style-name="OrgSrcFontLockKeywordFace">setq</text:span><text:s/>org-attach-auto-tag<text:s/><text:span text:style-name="OrgSrcFontLockStringFace">"Attach"</text:span>)</text:p>
      <text:p text:style-name="OrgSrcBlock"><text:s/><text:s/><text:s/><text:s/><text:span text:style-name="OrgSrcFontLockCommentDelimiterFace">;;<text:s/></text:span><text:span text:style-name="OrgSrcFontLockCommentFace">git-annex<text:s/>を使用しない</text:span></text:p>
      <text:p text:style-name="OrgSrcBlock"><text:s/><text:s/><text:s/><text:s/>(<text:span text:style-name="OrgSrcFontLockKeywordFace">setq</text:span><text:s/>org-attach-git-annex-cutoff<text:s/>nil)</text:p>
      <text:p text:style-name="OrgSrcBlock"/>
      <text:p text:style-name="OrgSrcBlock"><text:s/><text:s/><text:s/><text:s/>(<text:span text:style-name="OrgSrcFontLockKeywordFace">defvar</text:span><text:s/><text:span text:style-name="OrgSrcFontLockVariableNameFace">org-attach-directory-absolute</text:span></text:p>
      <text:p text:style-name="OrgSrcBlock"><text:s/><text:s/><text:s/><text:s/><text:s/><text:s/>(concat<text:s/>(getenv<text:s/><text:span text:style-name="OrgSrcFontLockStringFace">"HOME"</text:span>)</text:p>
      <text:p text:style-name="OrgSrcBlock"><text:s/><text:s/><text:s/><text:s/><text:s/><text:s/><text:s/><text:s/><text:s/><text:s/><text:s/><text:s/><text:s/><text:s/><text:span text:style-name="OrgSrcFontLockStringFace">"/Dropbox/org/"</text:span></text:p>
      <text:p text:style-name="OrgSrcBlock"><text:s/><text:s/><text:s/><text:s/><text:s/><text:s/><text:s/><text:s/><text:s/><text:s/><text:s/><text:s/><text:s/><text:s/>(<text:span text:style-name="OrgSrcFontLockKeywordFace">if</text:span><text:s/>(boundp<text:s/>'org-attach-directory)</text:p>
      <text:p text:style-name="OrgSrcBlock"><text:s/><text:s/><text:s/><text:s/><text:s/><text:s/><text:s/><text:s/><text:s/><text:s/><text:s/><text:s/><text:s/><text:s/><text:s/><text:s/><text:s/><text:s/><text:span text:style-name="OrgSrcFontLockStringFace">"data/"</text:span>)))</text:p>
      <text:p text:style-name="OrgSrcBlock"/>
      <text:p text:style-name="OrgSrcBlock"><text:s/><text:s/><text:s/><text:s/>(<text:span text:style-name="OrgSrcFontLockKeywordFace">defun</text:span><text:s/><text:span text:style-name="OrgSrcFontLockFunctionNameFace">du-org-attachments</text:span><text:s/>()</text:p>
      <text:p text:style-name="OrgSrcBlock"><text:s/><text:s/><text:s/><text:s/><text:s/><text:s/><text:span text:style-name="OrgSrcFontLockDocFace">"Show<text:s/>directory<text:s/>size<text:s/>for<text:s/>org-attachments."</text:span></text:p>
      <text:p text:style-name="OrgSrcBlock"><text:s/><text:s/><text:s/><text:s/><text:s/><text:s/>(<text:span text:style-name="OrgSrcFontLockKeywordFace">interactive</text:span>)</text:p>
      <text:p text:style-name="OrgSrcBlock"><text:s/><text:s/><text:s/><text:s/><text:s/><text:s/>(message<text:s/><text:span text:style-name="OrgSrcFontLockStringFace">"---<text:s/>%s"</text:span></text:p>
      <text:p text:style-name="OrgSrcBlock"><text:s/><text:s/><text:s/><text:s/><text:s/><text:s/><text:s/><text:s/><text:s/><text:s/><text:s/><text:s/><text:s/><text:s/><text:s/>(chomp<text:s/>(shell-command-to-string</text:p>
      <text:p text:style-name="OrgSrcBlock"><text:s/><text:s/><text:s/><text:s/><text:s/><text:s/><text:s/><text:s/><text:s/><text:s/><text:s/><text:s/><text:s/><text:s/><text:s/><text:s/><text:s/><text:s/><text:s/><text:s/><text:s/><text:s/><text:s/>(concat<text:s/><text:span text:style-name="OrgSrcFontLockStringFace">"/usr/bin/du<text:s/>-sh<text:s/>"</text:span></text:p>
      <text:p text:style-name="OrgSrcBlockLastLine"><text:s/><text:s/><text:s/><text:s/><text:s/><text:s/><text:s/><text:s/><text:s/><text:s/><text:s/><text:s/><text:s/><text:s/><text:s/><text:s/><text:s/><text:s/><text:s/><text:s/><text:s/><text:s/><text:s/><text:s/><text:s/><text:s/><text:s/><text:s/><text:s/><text:s/><text:s/>org-attach-directory-absolute)))))))</text:p>
      <text:h text:style-name="Heading_20_2" text:outline-level="2" text:is-list-header="false">
<text:bookmark-start text:name="OrgXref.org8063b70"/>
<text:bookmark text:name="org8063b70"/><text:span text:style-name="OrgTodo">TODO</text:span> [org-screenshot] スクリーンショットを貼り付ける
<text:bookmark-end text:name="OrgXref.org8063b70"/></text:h>
      <text:p text:style-name="Text_20_body">（How？）<text:line-break/></text:p>
      <text:list text:style-name="OrgBulletedList" text:continue-numbering="false">
        <text:list-item>
          <text:p text:style-name="Text_20_body"><text:span text:style-name="OrgCode">[ ] </text:span>所定のウィンドウだけをキャプチャする方法<text:line-break/></text:p>
        </text:list-item>
        <text:list-item>
          <text:p text:style-name="Text_20_body"><text:span text:style-name="OrgCode">[ ] </text:span>Emacs バッファを抜いてキャプチャする方法<text:line-break/></text:p>
        </text:list-item>
        <text:list-item>
          <text:p text:style-name="Text_20_body"><text:span text:style-name="OrgCode">[ ] </text:span>Emacs だけキャプチャする方法<text:line-break/></text:p>
        </text:list-item>
      </text:list>
      <text:p text:style-name="OrgSrcBlock">(<text:span text:style-name="OrgSrcFontLockKeywordFace">when</text:span><text:s/>(autoload-if-found</text:p>
      <text:p text:style-name="OrgSrcBlock"><text:s/><text:s/><text:s/><text:s/><text:s/><text:s/><text:s/>'(org-attach-screenshot<text:s/>my:org-attach-screenshot)</text:p>
      <text:p text:style-name="OrgSrcBlock"><text:s/><text:s/><text:s/><text:s/><text:s/><text:s/><text:s/><text:span text:style-name="OrgSrcFontLockStringFace">"org-attach-screenshot"</text:span><text:s/>nil<text:s/>t)</text:p>
      <text:p text:style-name="OrgSrcBlock"/>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org-attach-screenshot</text:span><text:s/>nil<text:s/>t))</text:p>
      <text:p text:style-name="OrgSrcBlock"/>
      <text:p text:style-name="OrgSrcBlock"><text:s/><text:s/>(<text:span text:style-name="OrgSrcFontLockKeywordFace">with-eval-after-load</text:span><text:s/><text:span text:style-name="OrgSrcFontLockStringFace">"org-attach-screenshot"</text:span></text:p>
      <text:p text:style-name="OrgSrcBlock"><text:s/><text:s/><text:s/><text:s/>(<text:span text:style-name="OrgSrcFontLockKeywordFace">when</text:span><text:s/>(executable-find<text:s/><text:span text:style-name="OrgSrcFontLockStringFace">"screencapture"</text:span>)</text:p>
      <text:p text:style-name="OrgSrcBlock"><text:s/><text:s/><text:s/><text:s/><text:s/><text:s/>(<text:span text:style-name="OrgSrcFontLockKeywordFace">setq</text:span><text:s/>org-attach-screenshot-command-line<text:s/><text:span text:style-name="OrgSrcFontLockStringFace">"screencapture<text:s/>%f"</text:span>))</text:p>
      <text:p text:style-name="OrgSrcBlock"><text:s/><text:s/><text:s/><text:s/>(<text:span text:style-name="OrgSrcFontLockKeywordFace">defun</text:span><text:s/><text:span text:style-name="OrgSrcFontLockFunctionNameFace">my:org-attach-screenshot</text:span><text:s/>()</text:p>
      <text:p text:style-name="OrgSrcBlock"><text:s/><text:s/><text:s/><text:s/><text:s/><text:s/>(<text:span text:style-name="OrgSrcFontLockKeywordFace">interactive</text:span>)</text:p>
      <text:p text:style-name="OrgSrcBlock"><text:s/><text:s/><text:s/><text:s/><text:s/><text:s/>(org-attach-screenshot<text:s/>t<text:s/><text:span text:style-name="OrgSrcFontLockStringFace">""</text:span>)))</text:p>
      <text:p text:style-name="OrgSrcBlock"/>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c<text:s/>f<text:s/>&lt;f12&gt;"</text:span>)<text:s/>'my:org-attach-screenshot)))</text:p>
      <text:h text:style-name="Heading_20_2" text:outline-level="2" text:is-list-header="false">
<text:bookmark-start text:name="OrgXref.org8df1486"/>
<text:bookmark text:name="org8df1486"/>[terminal-notifier] イベント通知
<text:bookmark-end text:name="OrgXref.org8df1486"/></text:h>
      <text:p text:style-name="Text_20_body">Mac の通知機能を使って，Emacsで発生するイベントをユーザに通知します． <text:span text:style-name="OrgCode">appt-disp-window</text:span> をカスタマイズして <text:span text:style-name="OrgCode">org-notify</text:span> を呼ぶことで， <text:span text:style-name="OrgCode">org-agenda</text:span> のアイテムも通知されます．<text:line-break/></text:p>
      <text:p text:style-name="Text_20_body"><text:span text:style-name="OrgCode">org-show-notification-handler</text:span> に <text:span text:style-name="OrgCode">terminal-notifier.app</text:span> を呼ぶ関数をぶら下げることで， <text:span text:style-name="OrgCode">org-notify</text:span> で簡単に通知機能を使えるようになります．<text:line-break/></text:p>
      <text:p text:style-name="Text_20_body"><text:span text:style-name="OrgCode">terminal-notifier-sound</text:span> に <text:span text:style-name="OrgCode">terminal-notifier.app</text:span> で指定可能な音声ファイル名を指定すると，通知音を制御できます．<text:line-break/></text:p>
      <text:p text:style-name="OrgSrcBlock">(<text:span text:style-name="OrgSrcFontLockKeywordFace">when</text:span><text:s/>(executable-find<text:s/><text:span text:style-name="OrgSrcFontLockStringFace">"terminal-notifier"</text:span>)</text:p>
      <text:p text:style-name="OrgSrcBlock"><text:s/><text:s/>(<text:span text:style-name="OrgSrcFontLockKeywordFace">defun</text:span><text:s/><text:span text:style-name="OrgSrcFontLockFunctionNameFace">terminal-notifier-notify</text:span><text:s/>(title<text:s/>message<text:s/><text:span text:style-name="OrgSrcFontLockTypeFace">&amp;optional</text:span><text:s/>sound)</text:p>
      <text:p text:style-name="OrgSrcBlock"><text:s/><text:s/><text:s/><text:s/><text:span text:style-name="OrgSrcFontLockDocFace">"Show<text:s/>a<text:s/>message<text:s/>with<text:s/>`terminal-notifier-command`."</text:span></text:p>
      <text:p text:style-name="OrgSrcBlock"><text:s/><text:s/><text:s/><text:s/>(start-process<text:s/><text:span text:style-name="OrgSrcFontLockStringFace">"terminal-notifier"</text:span><text:s/><text:span text:style-name="OrgSrcFontLockStringFace">"*terminal-notifier*"</text:span></text:p>
      <text:p text:style-name="OrgSrcBlock"><text:s/><text:s/><text:s/><text:s/><text:s/><text:s/><text:s/><text:s/><text:s/><text:s/><text:s/><text:s/><text:s/><text:s/><text:s/><text:s/><text:s/><text:s/><text:s/>terminal-notifier-command</text:p>
      <text:p text:style-name="OrgSrcBlock"><text:s/><text:s/><text:s/><text:s/><text:s/><text:s/><text:s/><text:s/><text:s/><text:s/><text:s/><text:s/><text:s/><text:s/><text:s/><text:s/><text:s/><text:s/><text:s/><text:span text:style-name="OrgSrcFontLockStringFace">"-title"</text:span><text:s/>title<text:s/><text:span text:style-name="OrgSrcFontLockStringFace">"-message"</text:span><text:s/>message</text:p>
      <text:p text:style-name="OrgSrcBlock"><text:s/><text:s/><text:s/><text:s/><text:s/><text:s/><text:s/><text:s/><text:s/><text:s/><text:s/><text:s/><text:s/><text:s/><text:s/><text:s/><text:s/><text:s/><text:s/><text:span text:style-name="OrgSrcFontLockStringFace">"-activate"</text:span><text:s/><text:span text:style-name="OrgSrcFontLockStringFace">"org.gnu.Emacs"</text:span></text:p>
      <text:p text:style-name="OrgSrcBlock"><text:s/><text:s/><text:s/><text:s/><text:s/><text:s/><text:s/><text:s/><text:s/><text:s/><text:s/><text:s/><text:s/><text:s/><text:s/><text:s/><text:s/><text:s/><text:s/>(<text:span text:style-name="OrgSrcFontLockKeywordFace">if</text:span><text:s/>(<text:span text:style-name="OrgSrcFontLockKeywordFace">and</text:span><text:s/>sound<text:s/>(not<text:s/>(string=<text:s/>sound<text:s/><text:span text:style-name="OrgSrcFontLockStringFace">""</text:span>)))<text:s/><text:span text:style-name="OrgSrcFontLockStringFace">"-sound"</text:span><text:s/><text:span text:style-name="OrgSrcFontLockStringFace">""</text:span>)</text:p>
      <text:p text:style-name="OrgSrcBlock"><text:s/><text:s/><text:s/><text:s/><text:s/><text:s/><text:s/><text:s/><text:s/><text:s/><text:s/><text:s/><text:s/><text:s/><text:s/><text:s/><text:s/><text:s/><text:s/>(<text:span text:style-name="OrgSrcFontLockKeywordFace">if</text:span><text:s/>(<text:span text:style-name="OrgSrcFontLockKeywordFace">and</text:span><text:s/>sound<text:s/>(not<text:s/>(string=<text:s/>sound<text:s/><text:span text:style-name="OrgSrcFontLockStringFace">""</text:span>)))<text:s/>sound<text:s/><text:span text:style-name="OrgSrcFontLockStringFace">""</text:span>))))</text:p>
      <text:p text:style-name="OrgSrcBlock"/>
      <text:p text:style-name="OrgSrcBlock">(<text:span text:style-name="OrgSrcFontLockKeywordFace">with-eval-after-load</text:span><text:s/><text:span text:style-name="OrgSrcFontLockStringFace">"org"</text:span></text:p>
      <text:p text:style-name="OrgSrcBlock"><text:s/><text:s/>(<text:span text:style-name="OrgSrcFontLockKeywordFace">defvar</text:span><text:s/><text:span text:style-name="OrgSrcFontLockVariableNameFace">terminal-notifier-command</text:span></text:p>
      <text:p text:style-name="OrgSrcBlock"><text:s/><text:s/><text:s/><text:s/>(executable-find</text:p>
      <text:p text:style-name="OrgSrcBlock"><text:s/><text:s/><text:s/><text:s/><text:s/><text:span text:style-name="OrgSrcFontLockStringFace">"terminal-notifier.app/Contents/MacOS/terminal-notifier"</text:span>)</text:p>
      <text:p text:style-name="OrgSrcBlock"><text:s/><text:s/><text:s/><text:s/><text:span text:style-name="OrgSrcFontLockDocFace">"Path<text:s/>to<text:s/>terminal-notifier.</text:span></text:p>
      <text:p text:style-name="OrgSrcBlock"><text:span text:style-name="OrgSrcFontLockDocFace"><text:s/><text:s/><text:s/>Download<text:s/>from<text:s/>https://github.com/julienXX/terminal-notifier/releases"</text:span>)</text:p>
      <text:p text:style-name="OrgSrcBlock"><text:s/><text:s/>(<text:span text:style-name="OrgSrcFontLockKeywordFace">defvar</text:span><text:s/><text:span text:style-name="OrgSrcFontLockVariableNameFace">terminal-notifier-sound</text:span><text:s/>nil)</text:p>
      <text:p text:style-name="OrgSrcBlock"><text:s/><text:s/>(<text:span text:style-name="OrgSrcFontLockKeywordFace">with-eval-after-load</text:span><text:s/><text:span text:style-name="OrgSrcFontLockStringFace">"org-clock"</text:span></text:p>
      <text:p text:style-name="OrgSrcBlock"><text:s/><text:s/><text:s/><text:s/>(<text:span text:style-name="OrgSrcFontLockKeywordFace">when</text:span><text:s/>(not<text:s/>org-clock-sound)</text:p>
      <text:p text:style-name="OrgSrcBlock"><text:s/><text:s/><text:s/><text:s/><text:s/><text:s/><text:span text:style-name="OrgSrcFontLockCommentDelimiterFace">;;<text:s/></text:span><text:span text:style-name="OrgSrcFontLockCommentFace">Select<text:s/>from<text:s/>Preferences:<text:s/>{<text:s/>Funk<text:s/>|<text:s/>Glass<text:s/>|<text:s/>...<text:s/>|<text:s/>Purr<text:s/>|<text:s/>Pop<text:s/>...<text:s/>}</text:span></text:p>
      <text:p text:style-name="OrgSrcBlock"><text:s/><text:s/><text:s/><text:s/><text:s/><text:s/>(<text:span text:style-name="OrgSrcFontLockKeywordFace">setq</text:span><text:s/>terminal-notifier-sound<text:s/><text:span text:style-name="OrgSrcFontLockStringFace">"Pop"</text:span>)))</text:p>
      <text:p text:style-name="OrgSrcBlock"/>
      <text:p text:style-name="OrgSrcBlock"><text:s/><text:s/>(<text:span text:style-name="OrgSrcFontLockKeywordFace">defvar</text:span><text:s/><text:span text:style-name="OrgSrcFontLockVariableNameFace">use-terminal-notifier</text:span><text:s/>t)</text:p>
      <text:p text:style-name="OrgSrcBlock"><text:s/><text:s/>(<text:span text:style-name="OrgSrcFontLockKeywordFace">defun</text:span><text:s/><text:span text:style-name="OrgSrcFontLockFunctionNameFace">terminal-notifier-toggle</text:span><text:s/>()</text:p>
      <text:p text:style-name="OrgSrcBlock"><text:s/><text:s/><text:s/><text:s/>(<text:span text:style-name="OrgSrcFontLockKeywordFace">interactive</text:span>)</text:p>
      <text:p text:style-name="OrgSrcBlock"><text:s/><text:s/><text:s/><text:s/>(<text:span text:style-name="OrgSrcFontLockKeywordFace">setq</text:span><text:s/>use-terminal-notifier<text:s/>(not<text:s/>use-terminal-notifier))</text:p>
      <text:p text:style-name="OrgSrcBlock"><text:s/><text:s/><text:s/><text:s/>(my:org-agenda-to-appt)</text:p>
      <text:p text:style-name="OrgSrcBlock"><text:s/><text:s/><text:s/><text:s/>(message<text:s/><text:span text:style-name="OrgSrcFontLockStringFace">"terminal-notifier:<text:s/>%s"</text:span><text:s/>use-terminal-notifier))</text:p>
      <text:p text:style-name="OrgSrcBlock"/>
      <text:p text:style-name="OrgSrcBlock"><text:s/><text:s/><text:span text:style-name="OrgSrcFontLockCommentDelimiterFace">;;<text:s/></text:span><text:span text:style-name="OrgSrcFontLockCommentFace">eval<text:s/>(org-notify<text:s/>"hoge")<text:s/>to<text:s/>test<text:s/>this<text:s/>setting</text:span></text:p>
      <text:p text:style-name="OrgSrcBlock"><text:s/><text:s/>(<text:span text:style-name="OrgSrcFontLockKeywordFace">setq</text:span><text:s/>org-show-notification-handler</text:p>
      <text:p text:style-name="OrgSrcBlock"><text:s/><text:s/><text:s/><text:s/><text:s/><text:s/><text:s/><text:s/>#'(lambda<text:s/>(message)</text:p>
      <text:p text:style-name="OrgSrcBlock"><text:s/><text:s/><text:s/><text:s/><text:s/><text:s/><text:s/><text:s/><text:s/><text:s/><text:s/><text:s/>(<text:span text:style-name="OrgSrcFontLockKeywordFace">when</text:span><text:s/>use-terminal-notifier</text:p>
      <text:p text:style-name="OrgSrcBlock"><text:s/><text:s/><text:s/><text:s/><text:s/><text:s/><text:s/><text:s/><text:s/><text:s/><text:s/><text:s/><text:s/><text:s/>(terminal-notifier-notify</text:p>
      <text:p text:style-name="OrgSrcBlock"><text:s/><text:s/><text:s/><text:s/><text:s/><text:s/><text:s/><text:s/><text:s/><text:s/><text:s/><text:s/><text:s/><text:s/><text:s/><text:span text:style-name="OrgSrcFontLockStringFace">"Message<text:s/>from<text:s/>org-mode"</text:span><text:s/>message<text:s/>terminal-notifier-sound))))</text:p>
      <text:p text:style-name="OrgSrcBlock"/>
      <text:p text:style-name="OrgSrcBlock"><text:s/><text:s/>(<text:span text:style-name="OrgSrcFontLockKeywordFace">defun</text:span><text:s/><text:span text:style-name="OrgSrcFontLockFunctionNameFace">advice:appt-disp-window</text:span><text:s/>(min-to-app<text:s/>new-time<text:s/>appt-msg)</text:p>
      <text:p text:style-name="OrgSrcBlock"><text:s/><text:s/><text:s/><text:s/><text:span text:style-name="OrgSrcFontLockDocFace">"Extension<text:s/>to<text:s/>support<text:s/>org-notify."</text:span></text:p>
      <text:p text:style-name="OrgSrcBlock"><text:s/><text:s/><text:s/><text:s/>(<text:span text:style-name="OrgSrcFontLockKeywordFace">let</text:span><text:s/>((time-msg<text:s/>(concat<text:s/><text:span text:style-name="OrgSrcFontLockStringFace">"in<text:s/>"</text:span><text:s/>min-to-app<text:s/><text:span text:style-name="OrgSrcFontLockStringFace">"<text:s/>min."</text:span>)))</text:p>
      <text:p text:style-name="OrgSrcBlock"><text:s/><text:s/><text:s/><text:s/><text:s/><text:s/>(<text:span text:style-name="OrgSrcFontLockKeywordFace">when</text:span><text:s/>(<text:span text:style-name="OrgSrcFontLockKeywordFace">and</text:span><text:s/>(string=<text:s/>min-to-app<text:s/><text:span text:style-name="OrgSrcFontLockStringFace">"0"</text:span>)<text:s/>new-time)<text:s/><text:span text:style-name="OrgSrcFontLockCommentDelimiterFace">;;<text:s/></text:span><text:span text:style-name="OrgSrcFontLockCommentFace">for<text:s/>lexical<text:s/>argument</text:span></text:p>
      <text:p text:style-name="OrgSrcBlock"><text:s/><text:s/><text:s/><text:s/><text:s/><text:s/><text:s/><text:s/>(<text:span text:style-name="OrgSrcFontLockKeywordFace">setq</text:span><text:s/>time-msg<text:s/><text:span text:style-name="OrgSrcFontLockStringFace">"&lt;=<text:s/>Do<text:s/>Now!!"</text:span>))</text:p>
      <text:p text:style-name="OrgSrcBlock"><text:s/><text:s/><text:s/><text:s/><text:s/><text:s/>(org-notify<text:s/>(concat<text:s/><text:span text:style-name="OrgSrcFontLockStringFace">"\\\""</text:span><text:s/>appt-msg<text:s/><text:span text:style-name="OrgSrcFontLockStringFace">"\"<text:s/>"</text:span><text:s/>time-msg))))</text:p>
      <text:p text:style-name="OrgSrcBlockLastLine"><text:s/><text:s/>(advice-add<text:s/>'appt-disp-window<text:s/><text:span text:style-name="OrgSrcFontLockBuiltinFace">:before</text:span><text:s/>#'advice:appt-disp-window))</text:p>
      <text:h text:style-name="Heading_20_3" text:outline-level="3" text:is-list-header="false">
<text:bookmark-start text:name="OrgXref.orgd9ced8c"/>
<text:bookmark text:name="orgd9ced8c"/>References
<text:bookmark-end text:name="OrgXref.orgd9ced8c"/></text:h>
      <text:list text:style-name="OrgBulletedList" text:continue-numbering="false">
        <text:list-item>
          <text:p text:style-name="Text_20_body"><text:a xlink:type="simple" xlink:href="http://blog.devnode.pl/blog/2012/01/04/get-notified/">http://blog.devnode.pl/blog/2012/01/04/get-notified/</text:a><text:line-break/></text:p>
        </text:list-item>
        <text:list-item>
          <text:p text:style-name="Text_20_body"><text:a xlink:type="simple" xlink:href="https://github.com/p-m/org-notify/blob/master/org-notify.el">https://github.com/p-m/org-notify/blob/master/org-notify.el</text:a><text:line-break/></text:p>
        </text:list-item>
        <text:list-item>
          <text:p text:style-name="Text_20_body"><text:a xlink:type="simple" xlink:href="http://sheephead.homelinux.org/2015/01/10/7220/">http://sheephead.homelinux.org/2015/01/10/7220/</text:a><text:line-break/></text:p>
        </text:list-item>
      </text:list>
      <text:h text:style-name="Heading_20_2" text:outline-level="2" text:is-list-header="false">
<text:bookmark-start text:name="OrgXref.org6059c1c"/>
<text:bookmark text:name="org6059c1c"/>[org-grep] org ファイルを grep する
<text:bookmark-end text:name="OrgXref.org6059c1c"/></text:h>
      <text:p text:style-name="OrgSrcBlock">(<text:span text:style-name="OrgSrcFontLockKeywordFace">when</text:span><text:s/>(autoload-if-found</text:p>
      <text:p text:style-name="OrgSrcBlock"><text:s/><text:s/><text:s/><text:s/><text:s/><text:s/><text:s/>'(org-grep)</text:p>
      <text:p text:style-name="OrgSrcBlock"><text:s/><text:s/><text:s/><text:s/><text:s/><text:s/><text:s/><text:span text:style-name="OrgSrcFontLockStringFace">"org-grep"</text:span><text:s/>nil<text:s/>t)</text:p>
      <text:p text:style-name="OrgSrcBlock"/>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org-grep</text:span><text:s/>nil<text:s/>t))</text:p>
      <text:p text:style-name="OrgSrcBlock"/>
      <text:p text:style-name="OrgSrcBlock"><text:s/><text:s/>(<text:span text:style-name="OrgSrcFontLockKeywordFace">with-eval-after-load</text:span><text:s/><text:span text:style-name="OrgSrcFontLockStringFace">"org-grep"</text:span></text:p>
      <text:p text:style-name="OrgSrcBlock"><text:s/><text:s/><text:s/><text:s/>(<text:span text:style-name="OrgSrcFontLockKeywordFace">setq</text:span><text:s/>org-grep-extensions<text:s/>'(<text:span text:style-name="OrgSrcFontLockStringFace">".org"</text:span><text:s/><text:span text:style-name="OrgSrcFontLockStringFace">".org_archive"</text:span>))</text:p>
      <text:p text:style-name="OrgSrcBlock"><text:s/><text:s/><text:s/><text:s/>(add-to-list<text:s/>'org-grep-directories<text:s/><text:span text:style-name="OrgSrcFontLockStringFace">"~/.emacs.d"</text:span>)</text:p>
      <text:p text:style-name="OrgSrcBlock"><text:s/><text:s/><text:s/><text:s/>(add-to-list<text:s/>'org-grep-directories<text:s/><text:span text:style-name="OrgSrcFontLockStringFace">"~/.emacs.d/.cask/package"</text:span>)</text:p>
      <text:p text:style-name="OrgSrcBlock"/>
      <text:p text:style-name="OrgSrcBlock"><text:s/><text:s/><text:s/><text:s/><text:span text:style-name="OrgSrcFontLockCommentDelimiterFace">;;<text:s/></text:span><text:span text:style-name="OrgSrcFontLockCommentFace">"q"押下の挙動を調整</text:span></text:p>
      <text:p text:style-name="OrgSrcBlock"><text:s/><text:s/><text:s/><text:s/>(<text:span text:style-name="OrgSrcFontLockKeywordFace">defun</text:span><text:s/><text:span text:style-name="OrgSrcFontLockFunctionNameFace">org-grep-quit</text:span><text:s/>()</text:p>
      <text:p text:style-name="OrgSrcBlock"><text:s/><text:s/><text:s/><text:s/><text:s/><text:s/>(<text:span text:style-name="OrgSrcFontLockKeywordFace">interactive</text:span>)</text:p>
      <text:p text:style-name="OrgSrcBlock"><text:s/><text:s/><text:s/><text:s/><text:s/><text:s/>(delete-window))</text:p>
      <text:p text:style-name="OrgSrcBlock"/>
      <text:p text:style-name="OrgSrcBlock"><text:s/><text:s/><text:s/><text:s/><text:span text:style-name="OrgSrcFontLockCommentDelimiterFace">;;<text:s/></text:span><text:span text:style-name="OrgSrcFontLockCommentFace">for<text:s/>MacOSX</text:span></text:p>
      <text:p text:style-name="OrgSrcBlock"><text:s/><text:s/><text:s/><text:s/>(<text:span text:style-name="OrgSrcFontLockKeywordFace">when</text:span><text:s/>(memq<text:s/>window-system<text:s/>'(mac<text:s/>ns))</text:p>
      <text:p text:style-name="OrgSrcBlock"><text:s/><text:s/><text:s/><text:s/><text:s/><text:s/>(<text:span text:style-name="OrgSrcFontLockKeywordFace">defun</text:span><text:s/><text:span text:style-name="OrgSrcFontLockFunctionNameFace">org-grep-from-org-shell-command</text:span><text:s/>(regexp)</text:p>
      <text:p text:style-name="OrgSrcBlock"><text:s/><text:s/><text:s/><text:s/><text:s/><text:s/><text:s/><text:s/>(<text:span text:style-name="OrgSrcFontLockKeywordFace">if</text:span><text:s/>org-grep-directories</text:p>
      <text:p text:style-name="OrgSrcBlock"><text:s/><text:s/><text:s/><text:s/><text:s/><text:s/><text:s/><text:s/><text:s/><text:s/><text:s/><text:s/>(concat<text:s/><text:span text:style-name="OrgSrcFontLockStringFace">"find<text:s/>-E<text:s/>"</text:span></text:p>
      <text:p text:style-name="OrgSrcBlock"><text:s/><text:s/><text:s/><text:s/><text:s/><text:s/><text:s/><text:s/><text:s/><text:s/><text:s/><text:s/><text:s/><text:s/><text:s/><text:s/><text:s/><text:s/><text:s/><text:s/>(<text:span text:style-name="OrgSrcFontLockKeywordFace">if</text:span><text:s/>org-grep-directories</text:p>
      <text:p text:style-name="OrgSrcBlock"><text:s/><text:s/><text:s/><text:s/><text:s/><text:s/><text:s/><text:s/><text:s/><text:s/><text:s/><text:s/><text:s/><text:s/><text:s/><text:s/><text:s/><text:s/><text:s/><text:s/><text:s/><text:s/><text:s/><text:s/>(mapconcat<text:s/>#'identity<text:s/>org-grep-directories<text:s/><text:span text:style-name="OrgSrcFontLockStringFace">"<text:s/>"</text:span>)</text:p>
      <text:p text:style-name="OrgSrcBlock"><text:s/><text:s/><text:s/><text:s/><text:s/><text:s/><text:s/><text:s/><text:s/><text:s/><text:s/><text:s/><text:s/><text:s/><text:s/><text:s/><text:s/><text:s/><text:s/><text:s/><text:s/><text:s/>org-directory)</text:p>
      <text:p text:style-name="OrgSrcBlock"><text:s/><text:s/><text:s/><text:s/><text:s/><text:s/><text:s/><text:s/><text:s/><text:s/><text:s/><text:s/><text:s/><text:s/><text:s/><text:s/><text:s/><text:s/><text:s/><text:s/>(<text:span text:style-name="OrgSrcFontLockKeywordFace">and</text:span><text:s/>org-grep-extensions</text:p>
      <text:p text:style-name="OrgSrcBlock"><text:s/><text:s/><text:s/><text:s/><text:s/><text:s/><text:s/><text:s/><text:s/><text:s/><text:s/><text:s/><text:s/><text:s/><text:s/><text:s/><text:s/><text:s/><text:s/><text:s/><text:s/><text:s/><text:s/><text:s/><text:s/>(concat<text:s/><text:span text:style-name="OrgSrcFontLockStringFace">"<text:s/>-regex<text:s/>'.*("</text:span></text:p>
      <text:p text:style-name="OrgSrcBlock"><text:s/><text:s/><text:s/><text:s/><text:s/><text:s/><text:s/><text:s/><text:s/><text:s/><text:s/><text:s/><text:s/><text:s/><text:s/><text:s/><text:s/><text:s/><text:s/><text:s/><text:s/><text:s/><text:s/><text:s/><text:s/><text:s/><text:s/><text:s/><text:s/><text:s/><text:s/><text:s/><text:s/>(mapconcat<text:s/>#'regexp-quote<text:s/>org-grep-extensions<text:s/><text:span text:style-name="OrgSrcFontLockStringFace">"|"</text:span>)</text:p>
      <text:p text:style-name="OrgSrcBlock"><text:s/><text:s/><text:s/><text:s/><text:s/><text:s/><text:s/><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pan text:style-name="OrgSrcFontLockStringFace">"<text:s/>-print0<text:s/>|<text:s/>xargs<text:s/>-0<text:s/>grep<text:s/>"</text:span><text:s/>org-grep-grep-options</text:p>
      <text:p text:style-name="OrgSrcBlock"><text:s/><text:s/><text:s/><text:s/><text:s/><text:s/><text:s/><text:s/><text:s/><text:s/><text:s/><text:s/><text:s/><text:s/><text:s/><text:s/><text:s/><text:s/><text:s/><text:s/><text:span text:style-name="OrgSrcFontLockStringFace">"<text:s/>-n<text:s/>--<text:s/>"</text:span><text:s/>(shell-quote-argument<text:s/>regexp))</text:p>
      <text:p text:style-name="OrgSrcBlock"><text:s/><text:s/><text:s/><text:s/><text:s/><text:s/><text:s/><text:s/><text:s/><text:s/><text:span text:style-name="OrgSrcFontLockStringFace">":"</text:span>))))</text:p>
      <text:p text:style-name="OrgSrcBlock"/>
      <text:p text:style-name="OrgSrcBlockLastLine"><text:s/><text:s/>(global-set-key<text:s/>(kbd<text:s/><text:span text:style-name="OrgSrcFontLockStringFace">"C-M-g"</text:span>)<text:s/>'org-grep))</text:p>
      <text:h text:style-name="Heading_20_2" text:outline-level="2" text:is-list-header="false">
<text:bookmark-start text:name="OrgXref.org11dbcd2"/>
<text:bookmark text:name="org11dbcd2"/>[ox-reveal] ナイスなHTML5プレゼンテーション出力
<text:bookmark-end text:name="OrgXref.org11dbcd2"/></text:h>
      <text:p text:style-name="Text_20_body"><text:span text:style-name="OrgCode">C-c C-e R</text:span> エクスポータを呼び出せます．続けて <text:span text:style-name="OrgCode">B</text:span> を押せば，ブラウザで出力後の見た目を確認できます．ただし別途 <text:a xlink:type="simple" xlink:href="https://github.com/hakimel/reveal.js">reveal.js</text:a> が使える状態にないとダメです． <text:span text:style-name="OrgCode">org-reveal-root</text:span> を設定すれば，clone した reveal.js の場所を指定できます．<text:line-break/></text:p>
      <text:p text:style-name="OrgSrcBlock">(<text:span text:style-name="OrgSrcFontLockKeywordFace">with-eval-after-load</text:span><text:s/><text:span text:style-name="OrgSrcFontLockStringFace">"ox"</text:span></text:p>
      <text:p text:style-name="OrgSrcBlockLastLine"><text:s/><text:s/>(<text:span text:style-name="OrgSrcFontLockKeywordFace">require</text:span><text:s/>'<text:span text:style-name="OrgSrcFontLockConstantFace">ox-reveal</text:span><text:s/>nil<text:s/>t))</text:p>
      <text:h text:style-name="Heading_20_2" text:outline-level="2" text:is-list-header="false">
<text:bookmark-start text:name="OrgXref.orgf73d2c2"/>
<text:bookmark text:name="orgf73d2c2"/><text:span text:style-name="OrgTodo">READ</text:span> ME を常に org-mode で開く
<text:bookmark-end text:name="OrgXref.orgf73d2c2"/></text:h>
      <text:p text:style-name="OrgSrcBlock">(<text:span text:style-name="OrgSrcFontLockKeywordFace">when</text:span><text:s/>(autoload-if-found</text:p>
      <text:p text:style-name="OrgSrcBlock"><text:s/><text:s/><text:s/><text:s/><text:s/><text:s/><text:s/>'(org-mode)</text:p>
      <text:p text:style-name="OrgSrcBlock"><text:s/><text:s/><text:s/><text:s/><text:s/><text:s/><text:s/><text:span text:style-name="OrgSrcFontLockStringFace">"org"</text:span><text:s/>nil<text:s/>t)</text:p>
      <text:p text:style-name="OrgSrcBlock"/>
      <text:p text:style-name="OrgSrcBlockLastLine"><text:s/><text:s/>(<text:span text:style-name="OrgSrcFontLockKeywordFace">push</text:span><text:s/>'(<text:span text:style-name="OrgSrcFontLockStringFace">"[rR][eE][aA][dD][mM][eE]"</text:span><text:s/>.<text:s/>org-mode)<text:s/>auto-mode-alist))</text:p>
      <text:h text:style-name="Heading_20_2" text:outline-level="2" text:is-list-header="false">
<text:bookmark-start text:name="OrgXref.org47cee22"/>
<text:bookmark text:name="org47cee22"/>Growlnotify と org-mode でアラーム管理
<text:bookmark-end text:name="OrgXref.org47cee22"/></text:h>
      <text:p text:style-name="Text_20_body">（注）Growlnotify の代わりに <text:span text:style-name="OrgCode">terminal-notifier</text:span> を使うこともできます．<text:line-break/></text:p>
      <text:p text:style-name="Text_20_body">growlnotify と org-mode のバッファを組み合わせてアラームリストを管理しています．アラームをorgバッファに書き込むだけなので，とても楽です．機能としては，特定のorgバッファに，時刻とアラームの内容を表の形式として保存しておくだけで，Emacs が起動している限りにおいて growl がそのアラームを表示してくれます．つまり，アラームリストは org-mode の表で一覧化されているので，管理も楽ですし，見た目もわかりやすいです．<text:line-break/></text:p>
      <text:p text:style-name="Text_20_body">アラームとして解釈される表は，オプション，時刻（HH:MM形式），アラーム内容の3列で構成していればOKです．オプションの列にXを入れておくと，growl がStickyモードで動作するので，アラームを見逃しません．<text:line-break/></text:p>
      <text:p text:style-name="Text_20_body">アラームは複数登録することができます．不要になったアラームを削除するのは，単純に表から当該の行を削除するだけで済みます．実際のところは，バッファが保存される時にアラームリストの変更が自動的にシステムに反映されるので，余計な作業は不要です．<text:line-break/></text:p>
      <text:p text:style-name="Text_20_body"><text:span text:style-name="OrgCode">set-alarms-from-file</text:span> は，<text:a xlink:type="simple" xlink:href="https://pxaka.tokyo/wiki/doku.php?id=emacs:utility.el">utility.el</text:a>に記述した関数です．<text:line-break/></text:p>
      <text:p text:style-name="OrgSrcBlock">(<text:span text:style-name="OrgSrcFontLockKeywordFace">with-eval-after-load</text:span><text:s/><text:span text:style-name="OrgSrcFontLockStringFace">"utility"</text:span></text:p>
      <text:p text:style-name="OrgSrcBlock"><text:s/><text:s/>(set-alarms-from-file<text:s/><text:span text:style-name="OrgSrcFontLockStringFace">"~/Dropbox/org/trigger.org"</text:span>))</text:p>
      <text:p text:style-name="OrgSrcBlock"/>
      <text:p text:style-name="OrgSrcBlock">(<text:span text:style-name="OrgSrcFontLockKeywordFace">when</text:span><text:s/>(library-p<text:s/><text:span text:style-name="OrgSrcFontLockStringFace">"utility"</text:span>)</text:p>
      <text:p text:style-name="OrgSrcBlock"><text:s/><text:s/>(add-hook<text:s/>'after-save-hook<text:s/>'my:update-alarms-from-file))</text:p>
      <text:p text:style-name="OrgSrcBlock"/>
      <text:p text:style-name="OrgSrcBlock">(<text:span text:style-name="OrgSrcFontLockKeywordFace">with-eval-after-load</text:span><text:s/><text:span text:style-name="OrgSrcFontLockStringFace">"org"</text:span></text:p>
      <text:p text:style-name="OrgSrcBlock"><text:s/><text:s/>(<text:span text:style-name="OrgSrcFontLockKeywordFace">defun</text:span><text:s/><text:span text:style-name="OrgSrcFontLockFunctionNameFace">my:do-org-update-staistics-cookies</text:span><text:s/>()</text:p>
      <text:p text:style-name="OrgSrcBlock"><text:s/><text:s/><text:s/><text:s/>(<text:span text:style-name="OrgSrcFontLockKeywordFace">interactive</text:span>)</text:p>
      <text:p text:style-name="OrgSrcBlock"><text:s/><text:s/><text:s/><text:s/>(message<text:s/><text:span text:style-name="OrgSrcFontLockStringFace">"Update<text:s/>statistics<text:s/>..."</text:span>)</text:p>
      <text:p text:style-name="OrgSrcBlock"><text:s/><text:s/><text:s/><text:s/>(do-org-update-statistics-cookies))</text:p>
      <text:p text:style-name="OrgSrcBlock"><text:s/><text:s/><text:span text:style-name="OrgSrcFontLockCommentDelimiterFace">;;<text:s/></text:span><text:span text:style-name="OrgSrcFontLockCommentFace">(org-transpose-element)<text:s/>が割り当てられているので取り返す．</text:span></text:p>
      <text:p text:style-name="OrgSrcBlock"><text:s/><text:s/>(org-defkey<text:s/>org-mode-map<text:s/><text:span text:style-name="OrgSrcFontLockStringFace">"\C-\M-t"</text:span><text:s/>'beginning-of-buffer)</text:p>
      <text:p text:style-name="OrgSrcBlock"/>
      <text:p text:style-name="OrgSrcBlock"><text:s/><text:s/><text:span text:style-name="OrgSrcFontLockCommentDelimiterFace">;;</text:span><text:span text:style-name="OrgSrcFontLockCommentFace">(define-key<text:s/>org-mode-map<text:s/>(kbd<text:s/>"C-c<text:s/>1")</text:span></text:p>
      <text:p text:style-name="OrgSrcBlock"><text:s/><text:s/><text:span text:style-name="OrgSrcFontLockCommentDelimiterFace">;;<text:s/><text:s/></text:span><text:span text:style-name="OrgSrcFontLockCommentFace">'org-export-icalendar-combine-agenda-files)</text:span></text:p>
      <text:p text:style-name="OrgSrcBlock"><text:s/><text:s/>(define-key<text:s/>org-mode-map<text:s/>(kbd<text:s/><text:span text:style-name="OrgSrcFontLockStringFace">"C-c<text:s/>f<text:s/>1"</text:span>)<text:s/>'my:ox-icalendar)</text:p>
      <text:p text:style-name="OrgSrcBlock"><text:s/><text:s/>(define-key<text:s/>org-mode-map<text:s/>(kbd<text:s/><text:span text:style-name="OrgSrcFontLockStringFace">"C-c<text:s/>f<text:s/>2"</text:span>)</text:p>
      <text:p text:style-name="OrgSrcBlock"><text:s/><text:s/><text:s/><text:s/>'my:do-org-update-staistics-cookies)</text:p>
      <text:p text:style-name="OrgSrcBlock"><text:s/><text:s/>(define-key<text:s/>org-mode-map<text:s/>(kbd<text:s/><text:span text:style-name="OrgSrcFontLockStringFace">"C-c<text:s/>m"</text:span>)<text:s/>'org-mobile-sync)</text:p>
      <text:p text:style-name="OrgSrcBlock"><text:s/><text:s/>(define-key<text:s/>org-mode-map<text:s/>(kbd<text:s/><text:span text:style-name="OrgSrcFontLockStringFace">"&lt;f5&gt;"</text:span>)<text:s/>'org-narrow-to-subtree)</text:p>
      <text:p text:style-name="OrgSrcBlock"><text:s/><text:s/>(define-key<text:s/>org-mode-map<text:s/>(kbd<text:s/><text:span text:style-name="OrgSrcFontLockStringFace">"S-&lt;f5&gt;"</text:span>)<text:s/>'widen))</text:p>
      <text:p text:style-name="OrgSrcBlock"/>
      <text:p text:style-name="OrgSrcBlock">(global-set-key<text:s/>(kbd<text:s/><text:span text:style-name="OrgSrcFontLockStringFace">"S-&lt;f12&gt;"</text:span>)</text:p>
      <text:p text:style-name="OrgSrcBlock"><text:s/><text:s/><text:s/><text:s/><text:s/><text:s/><text:s/><text:s/><text:s/><text:s/><text:s/><text:s/><text:s/><text:s/><text:s/><text:s/>#'(lambda<text:s/>()<text:s/>(<text:span text:style-name="OrgSrcFontLockKeywordFace">interactive</text:span>)<text:s/>(show-org-buffer<text:s/><text:span text:style-name="OrgSrcFontLockStringFace">"work.org"</text:span>)))</text:p>
      <text:p text:style-name="OrgSrcBlock">(global-set-key<text:s/>(kbd<text:s/><text:span text:style-name="OrgSrcFontLockStringFace">"C-M-o"</text:span>)</text:p>
      <text:p text:style-name="OrgSrcBlock"><text:s/><text:s/><text:s/><text:s/><text:s/><text:s/><text:s/><text:s/><text:s/><text:s/><text:s/><text:s/><text:s/><text:s/><text:s/><text:s/>#'(lambda<text:s/>()<text:s/>(<text:span text:style-name="OrgSrcFontLockKeywordFace">interactive</text:span>)<text:s/>(show-org-buffer<text:s/><text:span text:style-name="OrgSrcFontLockStringFace">"next.org"</text:span>)))</text:p>
      <text:p text:style-name="OrgSrcBlock">(global-set-key<text:s/>(kbd<text:s/><text:span text:style-name="OrgSrcFontLockStringFace">"C-M-c"</text:span>)</text:p>
      <text:p text:style-name="OrgSrcBlock"><text:s/><text:s/><text:s/><text:s/><text:s/><text:s/><text:s/><text:s/><text:s/><text:s/><text:s/><text:s/><text:s/><text:s/><text:s/><text:s/>#'(lambda<text:s/>()<text:s/>(<text:span text:style-name="OrgSrcFontLockKeywordFace">interactive</text:span>)<text:s/>(show-org-buffer<text:s/><text:span text:style-name="OrgSrcFontLockStringFace">"org-ical.org"</text:span>)))</text:p>
      <text:p text:style-name="OrgSrcBlock">(global-set-key<text:s/>(kbd<text:s/><text:span text:style-name="OrgSrcFontLockStringFace">"C-c<text:s/>l"</text:span>)<text:s/>'org-store-link)</text:p>
      <text:p text:style-name="OrgSrcBlock">(global-set-key<text:s/>(kbd<text:s/><text:span text:style-name="OrgSrcFontLockStringFace">"C-c<text:s/>a"</text:span>)<text:s/>'org-agenda)</text:p>
      <text:p text:style-name="OrgSrcBlockLastLine">(global-set-key<text:s/>(kbd<text:s/><text:span text:style-name="OrgSrcFontLockStringFace">"C-c<text:s/>r"</text:span>)<text:s/>'org-capture)</text:p>
      <text:h text:style-name="Heading_20_2" text:outline-level="2" text:is-list-header="false">
<text:bookmark-start text:name="OrgXref.org92d72ce"/>
<text:bookmark text:name="org92d72ce"/>org-mode の latex エクスポート関数をオーバーライド
<text:bookmark-end text:name="OrgXref.org92d72ce"/></text:h>
      <text:p text:style-name="OrgSrcBlock"><text:span text:style-name="OrgSrcFontLockCommentDelimiterFace">;;;<text:s/></text:span><text:span text:style-name="OrgSrcFontLockCommentFace">Tex<text:s/>export<text:s/>(org-mode<text:s/>-&gt;<text:s/>tex<text:s/>with<text:s/>beamer<text:s/>class)<text:s/>;;;;;;;;;;;;;;;;;;;;;;;;;;;;</text:span></text:p>
      <text:p text:style-name="OrgSrcBlock"><text:span text:style-name="OrgSrcFontLockCommentDelimiterFace">;;<text:s/></text:span><text:span text:style-name="OrgSrcFontLockCommentFace">(setq<text:s/>org-export-latex-classes</text:span></text:p>
      <text:p text:style-name="OrgSrcBlock"><text:span text:style-name="OrgSrcFontLockCommentDelimiterFace">;;<text:s/><text:s/><text:s/></text:span><text:span text:style-name="OrgSrcFontLockCommentFace">'(("article"</text:span></text:p>
      <text:p text:style-name="OrgSrcBlock"><text:span text:style-name="OrgSrcFontLockCommentDelimiterFace">;;<text:s/><text:s/><text:s/><text:s/><text:s/><text:s/></text:span><text:span text:style-name="OrgSrcFontLockCommentFace">"\\documentclass[11pt]{article}</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text:span><text:span text:style-name="OrgSrcFontLockCommentFace">("\\paragraph{%s}"<text:s/>.<text:s/>"\\paragraph*{%s}")</text:span></text:p>
      <text:p text:style-name="OrgSrcBlock"><text:span text:style-name="OrgSrcFontLockCommentDelimiterFace">;;<text:s/><text:s/><text:s/><text:s/><text:s/><text:s/></text:span><text:span text:style-name="OrgSrcFontLockCommentFace">("\\subparagraph{%s}"<text:s/>.<text:s/>"\\subparagraph*{%s}"))</text:span></text:p>
      <text:p text:style-name="OrgSrcBlock"><text:span text:style-name="OrgSrcFontLockCommentDelimiterFace">;;<text:s/><text:s/><text:s/><text:s/><text:s/></text:span><text:span text:style-name="OrgSrcFontLockCommentFace">("report"</text:span></text:p>
      <text:p text:style-name="OrgSrcBlock"><text:span text:style-name="OrgSrcFontLockCommentDelimiterFace">;;<text:s/><text:s/><text:s/><text:s/><text:s/><text:s/></text:span><text:span text:style-name="OrgSrcFontLockCommentFace">"\\documentclass[11pt]{report}</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ook"</text:span></text:p>
      <text:p text:style-name="OrgSrcBlock"><text:span text:style-name="OrgSrcFontLockCommentDelimiterFace">;;<text:s/><text:s/><text:s/><text:s/><text:s/><text:s/></text:span><text:span text:style-name="OrgSrcFontLockCommentFace">"\\documentclass[11pt]{book}</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eamer"</text:span></text:p>
      <text:p text:style-name="OrgSrcBlock"><text:span text:style-name="OrgSrcFontLockCommentDelimiterFace">;;<text:s/><text:s/><text:s/><text:s/><text:s/><text:s/></text:span><text:span text:style-name="OrgSrcFontLockCommentFace">"\\documentclass{beamer}</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LastLine"><text:span text:style-name="OrgSrcFontLockCommentDelimiterFace">;;<text:s/><text:s/><text:s/><text:s/><text:s/><text:s/></text:span><text:span text:style-name="OrgSrcFontLockCommentFace">org-beamer-sectioning)))</text:span></text:p>
      <text:h text:style-name="Heading_20_2" text:outline-level="2" text:is-list-header="false">
<text:bookmark-start text:name="OrgXref.orgde69fcd"/>
<text:bookmark text:name="orgde69fcd"/>[org-autolist] ブリッツの入力を簡単に
<text:bookmark-end text:name="OrgXref.orgde69fcd"/></text:h>
      <text:p text:style-name="Text_20_body">ブリッツの入力や削除を Microsoft Word 的にします．<text:line-break/></text:p>
      <text:p text:style-name="OrgSrcBlock">(<text:span text:style-name="OrgSrcFontLockKeywordFace">when</text:span><text:s/>(autoload-if-found</text:p>
      <text:p text:style-name="OrgSrcBlock"><text:s/><text:s/><text:s/><text:s/><text:s/><text:s/><text:s/>'(org-autolist-mode)</text:p>
      <text:p text:style-name="OrgSrcBlock"><text:s/><text:s/><text:s/><text:s/><text:s/><text:s/><text:s/><text:span text:style-name="OrgSrcFontLockStringFace">"org-autolist"</text:span><text:s/>nil<text:s/>t)</text:p>
      <text:p text:style-name="OrgSrcBlock"/>
      <text:p text:style-name="OrgSrcBlockLastLine"><text:s/><text:s/>(add-hook<text:s/>'org-mode-hook<text:s/>#'(lambda<text:s/>()<text:s/>(org-autolist-mode))))</text:p>
      <text:h text:style-name="Heading_20_2" text:outline-level="2" text:is-list-header="false">
<text:bookmark-start text:name="OrgXref.org957008a"/>
<text:bookmark text:name="org957008a"/>[org-dashboard] 進捗をプログレスバーで確認
<text:bookmark-end text:name="OrgXref.org957008a"/></text:h>
      <text:list text:style-name="OrgBulletedList" text:continue-numbering="false">
        <text:list-item>
          <text:p text:style-name="Text_20_body"><text:a xlink:type="simple" xlink:href="https://github.com/bard/org-dashboard">https://github.com/bard/org-dashboard</text:a><text:line-break/></text:p>
        </text:list-item>
        <text:list-item>
          <text:p text:style-name="Text_20_body">日本語だとバーの表示位置がずれるので修正．PR反映済み．<text:line-break/></text:p>
        </text:list-item>
      </text:list>
      <text:p text:style-name="OrgSrcBlock">(<text:span text:style-name="OrgSrcFontLockKeywordFace">when</text:span><text:s/>(autoload-if-found</text:p>
      <text:p text:style-name="OrgSrcBlock"><text:s/><text:s/><text:s/><text:s/><text:s/><text:s/><text:s/>'(org-dashboard-display)</text:p>
      <text:p text:style-name="OrgSrcBlock"><text:s/><text:s/><text:s/><text:s/><text:s/><text:s/><text:s/><text:span text:style-name="OrgSrcFontLockStringFace">"org-dashboard"</text:span><text:s/>nil<text:s/>t)</text:p>
      <text:p text:style-name="OrgSrcBlock"/>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c<text:s/>f<text:s/>y"</text:span>)<text:s/>'org-dashboard-display)))</text:p>
      <text:h text:style-name="Heading_20_2" text:outline-level="2" text:is-list-header="false">
<text:bookmark-start text:name="OrgXref.org6bf1872"/>
<text:bookmark text:name="org6bf1872"/><text:span text:style-name="OrgTodo">TODO</text:span> [org-clock-today] 今日の総作業時間をモードラインに表示
<text:bookmark-end text:name="OrgXref.org6bf1872"/></text:h>
      <text:list text:style-name="OrgBulletedList" text:continue-numbering="false">
        <text:list-item>
          <text:p text:style-name="Text_20_body"><text:span text:style-name="OrgCode">CLOCK_MODELINE_TOTAL</text:span> を設定するのとは別なアプローチ<text:line-break/></text:p>
        </text:list-item>
        <text:list-item>
          <text:p text:style-name="Text_20_body"><text:a xlink:type="simple" xlink:href="https://github.com/mallt/org-clock-today-mode">mallt/org-clock-today-mode: Emacs minor mode to show the total clocked time of the current day in the mode line</text:a><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and</text:span><text:s/>(<text:span text:style-name="OrgSrcFontLockKeywordFace">require</text:span><text:s/>'<text:span text:style-name="OrgSrcFontLockConstantFace">org-clock-today</text:span><text:s/>nil<text:s/>t)</text:p>
      <text:p text:style-name="OrgSrcBlock"><text:s/><text:s/><text:s/><text:s/><text:s/><text:s/><text:s/><text:s/><text:s/><text:s/><text:s/><text:s/><text:s/>(fboundp<text:s/>'org-clock-today-mode))</text:p>
      <text:p text:style-name="OrgSrcBlockLastLine"><text:s/><text:s/><text:s/><text:s/>(add-hook<text:s/>'org-mode-hook<text:s/>#'(lambda<text:s/>()<text:s/>(org-clock-today-mode<text:s/>1)))))</text:p>
      <text:h text:style-name="Heading_20_2" text:outline-level="2" text:is-list-header="false">
<text:bookmark-start text:name="OrgXref.org384079f"/>
<text:bookmark text:name="org384079f"/><text:span text:style-name="OrgTodo">TODO</text:span> [org-recent-headings] 訪問したツリーを記録し簡単に再訪問可能にする
<text:bookmark-end text:name="OrgXref.org384079f"/></text:h>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org-recent-headings</text:span><text:s/>nil<text:s/>t)</text:p>
      <text:p text:style-name="OrgSrcBlock"><text:s/><text:s/><text:s/><text:s/>(define-key<text:s/>org-mode-map<text:s/>(kbd<text:s/><text:span text:style-name="OrgSrcFontLockStringFace">"C-c<text:s/>f<text:s/>r"</text:span>)<text:s/>'org-recent-headings-helm)</text:p>
      <text:p text:style-name="OrgSrcBlock"><text:s/><text:s/><text:s/><text:s/>(<text:span text:style-name="OrgSrcFontLockKeywordFace">setq</text:span><text:s/>org-recent-headings-save-file<text:s/><text:span text:style-name="OrgSrcFontLockStringFace">"~/.emacs.d/org-recent-headings.dat"</text:span>)</text:p>
      <text:p text:style-name="OrgSrcBlock"><text:s/><text:s/><text:s/><text:s/>(<text:span text:style-name="OrgSrcFontLockKeywordFace">if</text:span><text:s/>(<text:span text:style-name="OrgSrcFontLockKeywordFace">require</text:span><text:s/>'<text:span text:style-name="OrgSrcFontLockConstantFace">shut-up</text:span><text:s/>nil<text:s/>t)</text:p>
      <text:p text:style-name="OrgSrcBlock"><text:s/><text:s/><text:s/><text:s/><text:s/><text:s/><text:s/><text:s/>(<text:span text:style-name="OrgSrcFontLockKeywordFace">shut-up</text:span><text:s/>(org-recent-headings-mode<text:s/>1))</text:p>
      <text:p text:style-name="OrgSrcBlockLastLine"><text:s/><text:s/><text:s/><text:s/><text:s/><text:s/>(org-recent-headings-mode<text:s/>1))))</text:p>
      <text:h text:style-name="Heading_20_2" text:outline-level="2" text:is-list-header="false">
<text:bookmark-start text:name="OrgXref.orgd981f49"/>
<text:bookmark text:name="orgd981f49"/><text:span text:style-name="OrgTodo">TODO</text:span> [orgnav] ツリーの検索インタフェース
<text:bookmark-end text:name="OrgXref.orgd981f49"/></text:h>
      <text:p text:style-name="OrgSrcBlock">(<text:span text:style-name="OrgSrcFontLockKeywordFace">when</text:span><text:s/>(autoload-if-found</text:p>
      <text:p text:style-name="OrgSrcBlock"><text:s/><text:s/><text:s/><text:s/><text:s/><text:s/><text:s/>'(orgnav-search-root)</text:p>
      <text:p text:style-name="OrgSrcBlock"><text:s/><text:s/><text:s/><text:s/><text:s/><text:s/><text:s/><text:span text:style-name="OrgSrcFontLockStringFace">"orgnav"</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define-key<text:s/>org-mode-map<text:s/>(kbd<text:s/><text:span text:style-name="OrgSrcFontLockStringFace">"C-c<text:s/>f<text:s/>n"</text:span>)</text:p>
      <text:p text:style-name="OrgSrcBlock"><text:s/><text:s/><text:s/><text:s/><text:s/><text:s/>#'(lambda<text:s/>()<text:s/>(<text:span text:style-name="OrgSrcFontLockKeywordFace">interactive</text:span>)</text:p>
      <text:p text:style-name="OrgSrcBlockLastLine"><text:s/><text:s/><text:s/><text:s/><text:s/><text:s/><text:s/><text:s/><text:s/><text:s/>(orgnav-search-root<text:s/>3<text:s/>'orgnav--goto-action)))))</text:p>
      <text:h text:style-name="Heading_20_2" text:outline-level="2" text:is-list-header="false">
<text:bookmark-start text:name="OrgXref.orgd370678"/>
<text:bookmark text:name="orgd370678"/><text:span text:style-name="OrgTodo">TODO</text:span> [org-random-todo] ランダムにタスクを選ぶ
<text:bookmark-end text:name="OrgXref.orgd370678"/></text:h>
      <text:p text:style-name="OrgSrcBlock">(autoload-if-found</text:p>
      <text:p text:style-name="OrgSrcBlock"><text:s/>'(org-random-todo<text:s/>org-random-todo-goto-current)</text:p>
      <text:p text:style-name="OrgSrcBlockLastLine"><text:s/><text:span text:style-name="OrgSrcFontLockStringFace">"org-random-todo"</text:span><text:s/>nil<text:s/>t)</text:p>
      <text:h text:style-name="Heading_20_2" text:outline-level="2" text:is-list-header="false">
<text:bookmark-start text:name="OrgXref.org4a2208c"/>
<text:bookmark text:name="org4a2208c"/><text:span text:style-name="OrgTodo">TODO</text:span> [toc-org] 目次の挿入
<text:bookmark-end text:name="OrgXref.org4a2208c"/></text:h>
      <text:list text:style-name="OrgBulletedList" text:continue-numbering="false">
        <text:list-item>
          <text:p text:style-name="Text_20_body">ツリーに TOC タグを付けて，`toc-org-insert-toc'を実行すればOK<text:line-break/></text:p>
        </text:list-item>
      </text:list>
      <text:p text:style-name="OrgSrcBlock">(autoload-if-found</text:p>
      <text:p text:style-name="OrgSrcBlock"><text:s/>'(toc-org-insert-toc)</text:p>
      <text:p text:style-name="OrgSrcBlockLastLine"><text:s/><text:span text:style-name="OrgSrcFontLockStringFace">"toc-org"</text:span><text:s/>nil<text:s/>t)</text:p>
      <text:h text:style-name="Heading_20_1" text:outline-level="1" text:is-list-header="false">
<text:bookmark-start text:name="OrgXref.ID-15F1CD3E-4977-499C-9E0B-5B674108EF53"/>
<text:bookmark text:name="ID-15F1CD3E-4977-499C-9E0B-5B674108EF53"/>
<text:bookmark-end text:name="OrgXref.ID-15F1CD3E-4977-499C-9E0B-5B674108EF53"/>
<text:bookmark-start text:name="OrgXref.orgafa78d1"/>
<text:bookmark text:name="orgafa78d1"/>フレーム／ウィンドウ制御
<text:bookmark-end text:name="OrgXref.orgafa78d1"/></text:h>
      <text:h text:style-name="Heading_20_2" text:outline-level="2" text:is-list-header="false">
<text:bookmark-start text:name="OrgXref.orgd23eaf0"/>
<text:bookmark text:name="orgd23eaf0"/>起動時の設定
<text:bookmark-end text:name="OrgXref.orgd23eaf0"/></text:h>
      <text:p text:style-name="OrgSrcBlock">(<text:span text:style-name="OrgSrcFontLockKeywordFace">cond</text:span></text:p>
      <text:p text:style-name="OrgSrcBlock"><text:s/>((memq<text:s/>window-system<text:s/>'(mac<text:s/>ns))<text:s/><text:span text:style-name="OrgSrcFontLockCommentDelimiterFace">;;<text:s/></text:span><text:span text:style-name="OrgSrcFontLockCommentFace">for<text:s/>Macintosh</text:span></text:p>
      <text:p text:style-name="OrgSrcBlock"><text:s/><text:s/>(<text:span text:style-name="OrgSrcFontLockKeywordFace">setq</text:span><text:s/>initial-frame-alist</text:p>
      <text:p text:style-name="OrgSrcBlock"><text:s/><text:s/><text:s/><text:s/><text:s/><text:s/><text:s/><text:s/>(append</text:p>
      <text:p text:style-name="OrgSrcBlock"><text:s/><text:s/><text:s/><text:s/><text:s/><text:s/><text:s/><text:s/><text:s/>`((vertical-scroll-bars<text:s/>.<text:s/>nil)</text:p>
      <text:p text:style-name="OrgSrcBlock"><text:s/><text:s/><text:s/><text:s/><text:s/><text:s/><text:s/><text:s/><text:s/><text:s/><text:s/>(top<text:s/>.<text:s/>22)<text:s/><text:s/><text:span text:style-name="OrgSrcFontLockCommentDelimiterFace">;<text:s/></text:span><text:span text:style-name="OrgSrcFontLockCommentFace">Y-pos<text:s/>from<text:s/>(0,0)<text:s/>the<text:s/>height<text:s/>of<text:s/>menu<text:s/>bar<text:s/>is<text:s/>22pix.</text:span></text:p>
      <text:p text:style-name="OrgSrcBlock"><text:s/><text:s/><text:s/><text:s/><text:s/><text:s/><text:s/><text:s/><text:s/><text:s/><text:s/>(left<text:s/>.<text:s/>0)<text:s/><text:s/><text:span text:style-name="OrgSrcFontLockCommentDelimiterFace">;<text:s/></text:span><text:span text:style-name="OrgSrcFontLockCommentFace">X-pos<text:s/>from<text:s/>(0,0)<text:s/>;<text:s/>420<text:s/>is<text:s/>the<text:s/>center<text:s/>for<text:s/>MBP</text:span></text:p>
      <text:p text:style-name="OrgSrcBlock"><text:s/><text:s/><text:s/><text:s/><text:s/><text:s/><text:s/><text:s/><text:s/><text:s/><text:s/><text:span text:style-name="OrgSrcFontLockCommentDelimiterFace">;;<text:s/></text:span><text:span text:style-name="OrgSrcFontLockCommentFace">26<text:s/>is<text:s/>the<text:s/>setting<text:s/>for<text:s/>Butler's<text:s/>Docklet</text:span></text:p>
      <text:p text:style-name="OrgSrcBlock"><text:s/><text:s/><text:s/><text:s/><text:s/><text:s/><text:s/><text:s/><text:s/><text:s/><text:s/><text:span text:style-name="OrgSrcFontLockCommentDelimiterFace">;;<text:s/></text:span><text:span text:style-name="OrgSrcFontLockCommentFace">837<text:s/>is<text:s/>the<text:s/>setting<text:s/>for<text:s/>right<text:s/>side<text:s/>for<text:s/>MBP</text:span></text:p>
      <text:p text:style-name="OrgSrcBlock"><text:s/><text:s/><text:s/><text:s/><text:s/><text:s/><text:s/><text:s/><text:s/><text:s/><text:s/><text:span text:style-name="OrgSrcFontLockCommentDelimiterFace">;;<text:s/></text:span><text:span text:style-name="OrgSrcFontLockCommentFace">(width<text:s/>.<text:s/>80)<text:s/>;<text:s/>Width<text:s/><text:s/>:<text:s/>character<text:s/>count</text:span></text:p>
      <text:p text:style-name="OrgSrcBlock"><text:s/><text:s/><text:s/><text:s/><text:s/><text:s/><text:s/><text:s/><text:s/><text:s/><text:s/><text:span text:style-name="OrgSrcFontLockCommentDelimiterFace">;;<text:s/></text:span><text:span text:style-name="OrgSrcFontLockCommentFace">(height<text:s/>.<text:s/>36)</text:span></text:p>
      <text:p text:style-name="OrgSrcBlock"><text:s/><text:s/><text:s/><text:s/><text:s/><text:s/><text:s/><text:s/><text:s/><text:s/><text:s/>(alpha<text:s/>.<text:s/>(100<text:s/>90)))<text:s/><text:span text:style-name="OrgSrcFontLockWarningFace">initial-frame-alist)))</text:span></text:p>
      <text:p text:style-name="OrgSrcBlock"/>
      <text:p text:style-name="OrgSrcBlock"><text:s/><text:span text:style-name="OrgSrcFontLockCommentDelimiterFace">;;<text:s/></text:span><text:span text:style-name="OrgSrcFontLockCommentFace">for<text:s/>Linux</text:span></text:p>
      <text:p text:style-name="OrgSrcBlock"><text:s/>((eq<text:s/>window-system<text:s/>'x)</text:p>
      <text:p text:style-name="OrgSrcBlock"><text:s/><text:s/>(<text:span text:style-name="OrgSrcFontLockKeywordFace">setq</text:span><text:s/>initial-frame-alist</text:p>
      <text:p text:style-name="OrgSrcBlock"><text:s/><text:s/><text:s/><text:s/><text:s/><text:s/><text:s/><text:s/>(append</text:p>
      <text:p text:style-name="OrgSrcBlock"><text:s/><text:s/><text:s/><text:s/><text:s/><text:s/><text:s/><text:s/><text:s/>'((vertical-scroll-bars<text:s/>.<text:s/>nil)</text:p>
      <text:p text:style-name="OrgSrcBlock"><text:s/><text:s/><text:s/><text:s/><text:s/><text:s/><text:s/><text:s/><text:s/><text:s/><text:s/>(top<text:s/>.<text:s/>0)</text:p>
      <text:p text:style-name="OrgSrcBlock"><text:s/><text:s/><text:s/><text:s/><text:s/><text:s/><text:s/><text:s/><text:s/><text:s/><text:s/>(left<text:s/>.<text:s/>0)</text:p>
      <text:p text:style-name="OrgSrcBlock"><text:s/><text:s/><text:s/><text:s/><text:s/><text:s/><text:s/><text:s/><text:s/><text:s/><text:s/>(width<text:s/>.<text:s/>80)</text:p>
      <text:p text:style-name="OrgSrcBlock"><text:s/><text:s/><text:s/><text:s/><text:s/><text:s/><text:s/><text:s/><text:s/><text:s/><text:s/>(height<text:s/>.<text:s/>38)</text:p>
      <text:p text:style-name="OrgSrcBlock"><text:s/><text:s/><text:s/><text:s/><text:s/><text:s/><text:s/><text:s/><text:s/><text:s/><text:s/>)<text:s/><text:span text:style-name="OrgSrcFontLockWarningFace">initial-frame-alist)))</text:span></text:p>
      <text:p text:style-name="OrgSrcBlock"/>
      <text:p text:style-name="OrgSrcBlock"><text:s/><text:span text:style-name="OrgSrcFontLockCommentDelimiterFace">;;<text:s/></text:span><text:span text:style-name="OrgSrcFontLockCommentFace">for<text:s/>Windows</text:span></text:p>
      <text:p text:style-name="OrgSrcBlock"><text:s/>(t<text:s/>(<text:span text:style-name="OrgSrcFontLockKeywordFace">setq</text:span><text:s/>initial-frame-alist</text:p>
      <text:p text:style-name="OrgSrcBlock"><text:s/><text:s/><text:s/><text:s/><text:s/><text:s/><text:s/><text:s/><text:s/><text:s/>(append</text:p>
      <text:p text:style-name="OrgSrcBlock"><text:s/><text:s/><text:s/><text:s/><text:s/><text:s/><text:s/><text:s/><text:s/><text:s/><text:s/>'((vertical-scroll-bars<text:s/>.<text:s/>nil)</text:p>
      <text:p text:style-name="OrgSrcBlock"><text:s/><text:s/><text:s/><text:s/><text:s/><text:s/><text:s/><text:s/><text:s/><text:s/><text:s/><text:s/><text:s/>(top<text:s/>.<text:s/>0)</text:p>
      <text:p text:style-name="OrgSrcBlock"><text:s/><text:s/><text:s/><text:s/><text:s/><text:s/><text:s/><text:s/><text:s/><text:s/><text:s/><text:s/><text:s/>(left<text:s/>.<text:s/>0)</text:p>
      <text:p text:style-name="OrgSrcBlock"><text:s/><text:s/><text:s/><text:s/><text:s/><text:s/><text:s/><text:s/><text:s/><text:s/><text:s/><text:s/><text:s/>(width<text:s/>.<text:s/>80)</text:p>
      <text:p text:style-name="OrgSrcBlock"><text:s/><text:s/><text:s/><text:s/><text:s/><text:s/><text:s/><text:s/><text:s/><text:s/><text:s/><text:s/><text:s/>(height<text:s/>.<text:s/>26)</text:p>
      <text:p text:style-name="OrgSrcBlock"><text:s/><text:s/><text:s/><text:s/><text:s/><text:s/><text:s/><text:s/><text:s/><text:s/><text:s/><text:s/><text:s/>)<text:s/><text:span text:style-name="OrgSrcFontLockWarningFace">initial-frame-alist))))</text:span></text:p>
      <text:p text:style-name="OrgSrcBlock"/>
      <text:p text:style-name="OrgSrcBlock"><text:span text:style-name="OrgSrcFontLockCommentDelimiterFace">;;<text:s/></text:span><text:span text:style-name="OrgSrcFontLockCommentFace">Apply<text:s/>the<text:s/>initial<text:s/>setting<text:s/>to<text:s/>default</text:span></text:p>
      <text:p text:style-name="OrgSrcBlock">(<text:span text:style-name="OrgSrcFontLockKeywordFace">setq</text:span><text:s/>default-frame-alist<text:s/>initial-frame-alist)</text:p>
      <text:p text:style-name="OrgSrcBlock">(set-face-foreground<text:s/>'vertical-border<text:s/>(face-background<text:s/>'default))</text:p>
      <text:p text:style-name="OrgSrcBlock">(set-face-background<text:s/>'vertical-border<text:s/>(face-background<text:s/>'default))</text:p>
      <text:p text:style-name="OrgSrcBlock"><text:span text:style-name="OrgSrcFontLockCommentDelimiterFace">;;<text:s/></text:span><text:span text:style-name="OrgSrcFontLockCommentFace">(set-face-background<text:s/>'fringe<text:s/>(face-background<text:s/>'default))</text:span></text:p>
      <text:p text:style-name="OrgSrcBlock"/>
      <text:p text:style-name="OrgSrcBlock"><text:span text:style-name="OrgSrcFontLockCommentDelimiterFace">;;<text:s/></text:span><text:span text:style-name="OrgSrcFontLockCommentFace">カーソルの色</text:span></text:p>
      <text:p text:style-name="OrgSrcBlock">(<text:span text:style-name="OrgSrcFontLockKeywordFace">defconst</text:span><text:s/><text:span text:style-name="OrgSrcFontLockVariableNameFace">my:cursor-color-ime-on</text:span><text:s/><text:span text:style-name="OrgSrcFontLockStringFace">"</text:span><text:span text:style-name="OrgSrcDefault0074">#FF9300</text:span><text:span text:style-name="OrgSrcFontLockStringFace">"</text:span>)</text:p>
      <text:p text:style-name="OrgSrcBlock">(<text:span text:style-name="OrgSrcFontLockKeywordFace">defconst</text:span><text:s/><text:span text:style-name="OrgSrcFontLockVariableNameFace">my:cursor-color-ime-off</text:span><text:s/><text:span text:style-name="OrgSrcFontLockStringFace">"</text:span><text:span text:style-name="OrgSrcDefault0075">#91C3FF</text:span><text:span text:style-name="OrgSrcFontLockStringFace">"</text:span>)<text:s/><text:span text:style-name="OrgSrcFontLockCommentDelimiterFace">;;<text:s/></text:span><text:span text:style-name="OrgSrcDefault0074">#FF9300</text:span><text:span text:style-name="OrgSrcFontLockCommentFace">,<text:s/></text:span><text:span text:style-name="OrgSrcDefault0076">#999999</text:span><text:span text:style-name="OrgSrcFontLockCommentFace">,<text:s/></text:span><text:span text:style-name="OrgSrcDefault0077">#749CCC</text:span></text:p>
      <text:p text:style-name="OrgSrcBlock">(<text:span text:style-name="OrgSrcFontLockKeywordFace">defconst</text:span><text:s/><text:span text:style-name="OrgSrcFontLockVariableNameFace">my:cursor-type-ime-on</text:span><text:s/>'(bar<text:s/>.<text:s/>2))</text:p>
      <text:p text:style-name="OrgSrcBlock">(<text:span text:style-name="OrgSrcFontLockKeywordFace">defconst</text:span><text:s/><text:span text:style-name="OrgSrcFontLockVariableNameFace">my:cursor-type-ime-off</text:span><text:s/>'(bar<text:s/>.<text:s/>2))</text:p>
      <text:p text:style-name="OrgSrcBlock"/>
      <text:p text:style-name="OrgSrcBlock">(<text:span text:style-name="OrgSrcFontLockKeywordFace">cond</text:span></text:p>
      <text:p text:style-name="OrgSrcBlock"><text:s/>((eq<text:s/>window-system<text:s/>'ns)</text:p>
      <text:p text:style-name="OrgSrcBlock"><text:s/><text:s/>(<text:span text:style-name="OrgSrcFontLockKeywordFace">when</text:span><text:s/>(fboundp<text:s/>'mac-set-input-method-parameter)</text:p>
      <text:p text:style-name="OrgSrcBlock"><text:s/><text:s/><text:s/><text:s/>(mac-set-input-method-parameter</text:p>
      <text:p text:style-name="OrgSrcBlock"><text:s/><text:s/><text:s/><text:s/><text:s/><text:span text:style-name="OrgSrcFontLockStringFace">"com.google.inputmethod.Japanese.base"</text:span><text:s/>'title<text:s/><text:span text:style-name="OrgSrcFontLockStringFace">"あ"</text:span>))</text:p>
      <text:p text:style-name="OrgSrcBlock"/>
      <text:p text:style-name="OrgSrcBlock"><text:s/><text:s/>(<text:span text:style-name="OrgSrcFontLockKeywordFace">when</text:span><text:s/>(fboundp<text:s/>'mac-get-current-input-source)</text:p>
      <text:p text:style-name="OrgSrcBlock"><text:s/><text:s/><text:s/><text:s/>(<text:span text:style-name="OrgSrcFontLockKeywordFace">defun</text:span><text:s/><text:span text:style-name="OrgSrcFontLockFunctionNameFace">my:ime-active-p</text:span><text:s/>()</text:p>
      <text:p text:style-name="OrgSrcBlock"><text:s/><text:s/><text:s/><text:s/><text:s/><text:s/>(not<text:s/>(string-match<text:s/><text:span text:style-name="OrgSrcFontLockStringFace">"\\.Roman$"</text:span><text:s/>(mac-get-current-input-source))))</text:p>
      <text:p text:style-name="OrgSrcBlock"><text:s/><text:s/><text:s/><text:s/>(<text:span text:style-name="OrgSrcFontLockKeywordFace">defvar</text:span><text:s/><text:span text:style-name="OrgSrcFontLockVariableNameFace">my:ime-on-hook</text:span><text:s/>nil)</text:p>
      <text:p text:style-name="OrgSrcBlock"><text:s/><text:s/><text:s/><text:s/>(<text:span text:style-name="OrgSrcFontLockKeywordFace">defvar</text:span><text:s/><text:span text:style-name="OrgSrcFontLockVariableNameFace">my:ime-off-hook</text:span><text:s/>nil)</text:p>
      <text:p text:style-name="OrgSrcBlock"><text:s/><text:s/><text:s/><text:s/>(<text:span text:style-name="OrgSrcFontLockKeywordFace">defun</text:span><text:s/><text:span text:style-name="OrgSrcFontLockFunctionNameFace">my:ime-on</text:span><text:s/>(<text:span text:style-name="OrgSrcFontLockTypeFace">&amp;optional</text:span><text:s/>sticky)</text:p>
      <text:p text:style-name="OrgSrcBlock"><text:s/><text:s/><text:s/><text:s/><text:s/><text:s/>(<text:span text:style-name="OrgSrcFontLockKeywordFace">interactive</text:span>)</text:p>
      <text:p text:style-name="OrgSrcBlock"><text:s/><text:s/><text:s/><text:s/><text:s/><text:s/>(mac-toggle-input-method<text:s/>t)</text:p>
      <text:p text:style-name="OrgSrcBlock"><text:s/><text:s/><text:s/><text:s/><text:s/><text:s/>(<text:span text:style-name="OrgSrcFontLockKeywordFace">setq</text:span><text:s/>cursor-type<text:s/>my:cursor-type-ime-on)</text:p>
      <text:p text:style-name="OrgSrcBlock"><text:s/><text:s/><text:s/><text:s/><text:s/><text:s/>(set-cursor-color<text:s/>my:cursor-color-ime-on)</text:p>
      <text:p text:style-name="OrgSrcBlock"><text:s/><text:s/><text:s/><text:s/><text:s/><text:s/>(run-hooks<text:s/>'my:ime-on-hook)</text:p>
      <text:p text:style-name="OrgSrcBlock"><text:s/><text:s/><text:s/><text:s/><text:s/><text:s/>(<text:span text:style-name="OrgSrcFontLockKeywordFace">when</text:span><text:s/>sticky</text:p>
      <text:p text:style-name="OrgSrcBlock"><text:s/><text:s/><text:s/><text:s/><text:s/><text:s/><text:s/><text:s/>(<text:span text:style-name="OrgSrcFontLockKeywordFace">setq</text:span><text:s/>my:ime-flag<text:s/>t)))</text:p>
      <text:p text:style-name="OrgSrcBlock"><text:s/><text:s/><text:s/><text:s/>(<text:span text:style-name="OrgSrcFontLockKeywordFace">defun</text:span><text:s/><text:span text:style-name="OrgSrcFontLockFunctionNameFace">my:ime-off</text:span><text:s/>(<text:span text:style-name="OrgSrcFontLockTypeFace">&amp;optional</text:span><text:s/>sticky)</text:p>
      <text:p text:style-name="OrgSrcBlock"><text:s/><text:s/><text:s/><text:s/><text:s/><text:s/>(<text:span text:style-name="OrgSrcFontLockKeywordFace">interactive</text:span>)</text:p>
      <text:p text:style-name="OrgSrcBlock"><text:s/><text:s/><text:s/><text:s/><text:s/><text:s/>(mac-toggle-input-method<text:s/>nil)</text:p>
      <text:p text:style-name="OrgSrcBlock"><text:s/><text:s/><text:s/><text:s/><text:s/><text:s/>(<text:span text:style-name="OrgSrcFontLockKeywordFace">setq</text:span><text:s/>cursor-type<text:s/>my:cursor-type-ime-off)</text:p>
      <text:p text:style-name="OrgSrcBlock"><text:s/><text:s/><text:s/><text:s/><text:s/><text:s/>(set-cursor-color<text:s/>my:cursor-color-ime-off)</text:p>
      <text:p text:style-name="OrgSrcBlock"><text:s/><text:s/><text:s/><text:s/><text:s/><text:s/>(run-hooks<text:s/>'my:ime-off-hook)</text:p>
      <text:p text:style-name="OrgSrcBlock"><text:s/><text:s/><text:s/><text:s/><text:s/><text:s/>(<text:span text:style-name="OrgSrcFontLockKeywordFace">when</text:span><text:s/>sticky</text:p>
      <text:p text:style-name="OrgSrcBlock"><text:s/><text:s/><text:s/><text:s/><text:s/><text:s/><text:s/><text:s/>(<text:span text:style-name="OrgSrcFontLockKeywordFace">setq</text:span><text:s/>my:ime-flag<text:s/>nil)))</text:p>
      <text:p text:style-name="OrgSrcBlock"/>
      <text:p text:style-name="OrgSrcBlock"><text:s/><text:s/><text:s/><text:s/><text:span text:style-name="OrgSrcFontLockCommentDelimiterFace">;;<text:s/></text:span><text:span text:style-name="OrgSrcFontLockCommentFace">for<text:s/>init<text:s/>setup</text:span></text:p>
      <text:p text:style-name="OrgSrcBlock"><text:s/><text:s/><text:s/><text:s/>(<text:span text:style-name="OrgSrcFontLockKeywordFace">setq-default</text:span><text:s/>cursor-type<text:s/>'(bar<text:s/>.<text:s/>2))</text:p>
      <text:p text:style-name="OrgSrcBlock"><text:s/><text:s/><text:s/><text:s/>(<text:span text:style-name="OrgSrcFontLockKeywordFace">defun</text:span><text:s/><text:span text:style-name="OrgSrcFontLockFunctionNameFace">my:apply-cursor-config</text:span><text:s/>()</text:p>
      <text:p text:style-name="OrgSrcBlock"><text:s/><text:s/><text:s/><text:s/><text:s/><text:s/>(<text:span text:style-name="OrgSrcFontLockKeywordFace">if</text:span><text:s/>(my:ime-active-p)</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n)</text:p>
      <text:p text:style-name="OrgSrcBlock"><text:s/><text:s/><text:s/><text:s/><text:s/><text:s/><text:s/><text:s/><text:s/><text:s/><text:s/><text:s/>(set-cursor-color<text:s/>my:cursor-color-ime-on))</text:p>
      <text:p text:style-name="OrgSrcBlock"><text:s/><text:s/><text:s/><text:s/><text:s/><text:s/><text:s/><text:s/>(<text:span text:style-name="OrgSrcFontLockKeywordFace">setq</text:span><text:s/>cursor-type<text:s/>my:cursor-type-ime-off)</text:p>
      <text:p text:style-name="OrgSrcBlock"><text:s/><text:s/><text:s/><text:s/><text:s/><text:s/><text:s/><text:s/>(set-cursor-color<text:s/>my:cursor-color-ime-off)))</text:p>
      <text:p text:style-name="OrgSrcBlock"><text:s/><text:s/><text:s/><text:s/><text:span text:style-name="OrgSrcFontLockCommentDelimiterFace">;;<text:s/></text:span><text:span text:style-name="OrgSrcFontLockCommentFace">(my:apply-cursor-config)<text:s/>will<text:s/>be<text:s/>called<text:s/>later<text:s/>in<text:s/>this<text:s/>file.</text:span></text:p>
      <text:p text:style-name="OrgSrcBlock"/>
      <text:p text:style-name="OrgSrcBlock"><text:s/><text:s/><text:s/><text:s/><text:span text:style-name="OrgSrcFontLockCommentDelimiterFace">;;<text:s/></text:span><text:span text:style-name="OrgSrcFontLockCommentFace">Enter<text:s/>minibuffer<text:s/>with<text:s/>IME-off,<text:s/>and<text:s/>resture<text:s/>the<text:s/>latest<text:s/>IME</text:span></text:p>
      <text:p text:style-name="OrgSrcBlock"><text:s/><text:s/><text:s/><text:s/>(add-hook<text:s/>'minibuffer-setup-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if</text:span><text:s/>(not<text:s/>(my:ime-active-p))</text:p>
      <text:p text:style-name="OrgSrcBlock"><text:s/><text:s/><text:s/><text:s/><text:s/><text:s/><text:s/><text:s/><text:s/><text:s/><text:s/><text:s/><text:s/><text:s/><text:s/><text:s/><text:s/><text:s/><text:s/><text:s/><text:s/><text:s/>(<text:span text:style-name="OrgSrcFontLockKeywordFace">setq</text:span><text:s/>my:ime-flag<text:s/>nil)</text:p>
      <text:p text:style-name="OrgSrcBlock"><text:s/><text:s/><text:s/><text:s/><text:s/><text:s/><text:s/><text:s/><text:s/><text:s/><text:s/><text:s/><text:s/><text:s/><text:s/><text:s/><text:s/><text:s/><text:s/><text:s/>(<text:span text:style-name="OrgSrcFontLockKeywordFace">setq</text:span><text:s/>my:ime-flag<text:s/>t)</text:p>
      <text:p text:style-name="OrgSrcBlock"><text:s/><text:s/><text:s/><text:s/><text:s/><text:s/><text:s/><text:s/><text:s/><text:s/><text:s/><text:s/><text:s/><text:s/><text:s/><text:s/><text:s/><text:s/><text:s/><text:s/>(my:ime-off))))</text:p>
      <text:p text:style-name="OrgSrcBlock"><text:s/><text:s/><text:s/><text:s/>(add-hook<text:s/>'minibuffer-exit-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when</text:span><text:s/>my:ime-flag</text:p>
      <text:p text:style-name="OrgSrcBlock"><text:s/><text:s/><text:s/><text:s/><text:s/><text:s/><text:s/><text:s/><text:s/><text:s/><text:s/><text:s/><text:s/><text:s/><text:s/><text:s/><text:s/><text:s/><text:s/><text:s/>(my:ime-on))))</text:p>
      <text:p text:style-name="OrgSrcBlock"/>
      <text:p text:style-name="OrgSrcBlock"><text:s/><text:s/><text:s/><text:s/><text:span text:style-name="OrgSrcFontLockCommentDelimiterFace">;;<text:s/></text:span><text:span text:style-name="OrgSrcFontLockCommentFace">(defun<text:s/>advice:find-file<text:s/>(FILENAME<text:s/>&amp;optional<text:s/>WILDCARDS)</text:span></text:p>
      <text:p text:style-name="OrgSrcBlock"><text:s/><text:s/><text:s/><text:s/><text:span text:style-name="OrgSrcFontLockCommentDelimiterFace">;;<text:s/><text:s/><text:s/></text:span><text:span text:style-name="OrgSrcFontLockCommentFace">"Extension<text:s/>to<text:s/>find-file<text:s/>as<text:s/>before-find-file-hook."</text:span></text:p>
      <text:p text:style-name="OrgSrcBlock"><text:s/><text:s/><text:s/><text:s/><text:span text:style-name="OrgSrcFontLockCommentDelimiterFace">;;<text:s/><text:s/><text:s/></text:span><text:span text:style-name="OrgSrcFontLockCommentFace">(message<text:s/>"---<text:s/>advice:findfile")</text:span></text:p>
      <text:p text:style-name="OrgSrcBlock"><text:s/><text:s/><text:s/><text:s/><text:span text:style-name="OrgSrcFontLockCommentDelimiterFace">;;<text:s/><text:s/><text:s/></text:span><text:span text:style-name="OrgSrcFontLockCommentFace">(apply<text:s/>FILENAME<text:s/>WILDCARDS))</text:span></text:p>
      <text:p text:style-name="OrgSrcBlock"><text:s/><text:s/><text:s/><text:s/><text:span text:style-name="OrgSrcFontLockCommentDelimiterFace">;;<text:s/></text:span><text:span text:style-name="OrgSrcFontLockCommentFace">(advice-add<text:s/>#'find-file<text:s/>:around<text:s/>#'advice:find-file)</text:span></text:p>
      <text:p text:style-name="OrgSrcBlock"/>
      <text:p text:style-name="OrgSrcBlock"><text:s/><text:s/><text:s/><text:s/><text:span text:style-name="OrgSrcFontLockCommentDelimiterFace">;;<text:s/></text:span><text:span text:style-name="OrgSrcFontLockCommentFace">http://tezfm.blogspot.jp/2009/11/cocoa-emacs.html</text:span></text:p>
      <text:p text:style-name="OrgSrcBlock"><text:s/><text:s/><text:s/><text:s/><text:span text:style-name="OrgSrcFontLockCommentDelimiterFace">;;<text:s/></text:span><text:span text:style-name="OrgSrcFontLockCommentFace">バッファ切替時に<text:s/>input<text:s/>method<text:s/>を切り替える</text:span></text:p>
      <text:p text:style-name="OrgSrcBlock"><text:s/><text:s/><text:s/><text:s/>(<text:span text:style-name="OrgSrcFontLockKeywordFace">with-eval-after-load</text:span><text:s/><text:span text:style-name="OrgSrcFontLockStringFace">"helm-config"</text:span></text:p>
      <text:p text:style-name="OrgSrcBlock"><text:s/><text:s/><text:s/><text:s/><text:s/><text:s/>(<text:span text:style-name="OrgSrcFontLockKeywordFace">when</text:span><text:s/>(<text:span text:style-name="OrgSrcFontLockKeywordFace">and</text:span><text:s/>(fboundp<text:s/>'mac-handle-input-method-change)</text:p>
      <text:p text:style-name="OrgSrcBlock"><text:s/><text:s/><text:s/><text:s/><text:s/><text:s/><text:s/><text:s/><text:s/><text:s/><text:s/><text:s/><text:s/><text:s/><text:s/><text:s/><text:s/>(<text:span text:style-name="OrgSrcFontLockKeywordFace">require</text:span><text:s/>'<text:span text:style-name="OrgSrcFontLockConstantFace">cl-lib</text:span><text:s/>nil<text:s/>t))</text:p>
      <text:p text:style-name="OrgSrcBlock"><text:s/><text:s/><text:s/><text:s/><text:s/><text:s/><text:s/><text:s/>(add-hook</text:p>
      <text:p text:style-name="OrgSrcBlock"><text:s/><text:s/><text:s/><text:s/><text:s/><text:s/><text:s/><text:s/><text:s/>'post-command-hook</text:p>
      <text:p text:style-name="OrgSrcBlock"><text:s/><text:s/><text:s/><text:s/><text:s/><text:s/><text:s/><text:s/><text:s/>(<text:span text:style-name="OrgSrcFontLockKeywordFace">lexical-let</text:span><text:s/>((previous-buffer<text:s/>nil))</text:p>
      <text:p text:style-name="OrgSrcBlock"><text:s/><text:s/><text:s/><text:s/><text:s/><text:s/><text:s/><text:s/><text:s/><text:s/><text:s/><text:span text:style-name="OrgSrcFontLockCommentDelimiterFace">;;<text:s/></text:span><text:span text:style-name="OrgSrcFontLockCommentFace">(message<text:s/>"Change<text:s/>IM<text:s/>%S<text:s/>-&gt;<text:s/>%S"<text:s/>previous-buffer<text:s/>(current-buffer))</text:span></text:p>
      <text:p text:style-name="OrgSrcBlock"><text:s/><text:s/><text:s/><text:s/><text:s/><text:s/><text:s/><text:s/><text:s/><text:s/><text:s/>#'(lambda<text:s/>()</text:p>
      <text:p text:style-name="OrgSrcBlock"><text:s/><text:s/><text:s/><text:s/><text:s/><text:s/><text:s/><text:s/><text:s/><text:s/><text:s/><text:s/><text:s/><text:s/><text:s/>(<text:span text:style-name="OrgSrcFontLockKeywordFace">unless</text:span><text:s/>(eq<text:s/>(current-buffer)<text:s/>previous-buffer)</text:p>
      <text:p text:style-name="OrgSrcBlock"><text:s/><text:s/><text:s/><text:s/><text:s/><text:s/><text:s/><text:s/><text:s/><text:s/><text:s/><text:s/><text:s/><text:s/><text:s/><text:s/><text:s/>(<text:span text:style-name="OrgSrcFontLockKeywordFace">if</text:span><text:s/>(bufferp<text:s/>previous-buffer)</text:p>
      <text:p text:style-name="OrgSrcBlock"><text:s/><text:s/><text:s/><text:s/><text:s/><text:s/><text:s/><text:s/><text:s/><text:s/><text:s/><text:s/><text:s/><text:s/><text:s/><text:s/><text:s/><text:s/><text:s/><text:s/><text:s/>(mac-handle-input-method-change))</text:p>
      <text:p text:style-name="OrgSrcBlock"><text:s/><text:s/><text:s/><text:s/><text:s/><text:s/><text:s/><text:s/><text:s/><text:s/><text:s/><text:s/><text:s/><text:s/><text:s/><text:s/><text:s/>(<text:span text:style-name="OrgSrcFontLockKeywordFace">setq</text:span><text:s/>previous-buffer<text:s/>(current-buffer))))))))))</text:p>
      <text:p text:style-name="OrgSrcBlock"/>
      <text:p text:style-name="OrgSrcBlock"><text:s/>((eq<text:s/>window-system<text:s/>'mac)<text:s/><text:span text:style-name="OrgSrcFontLockCommentDelimiterFace">;;<text:s/></text:span><text:span text:style-name="OrgSrcFontLockCommentFace">EMP:<text:s/>Emacs<text:s/>Mac<text:s/>Port</text:span></text:p>
      <text:p text:style-name="OrgSrcBlock"><text:s/><text:s/>(<text:span text:style-name="OrgSrcFontLockKeywordFace">when</text:span><text:s/>(fboundp<text:s/>'mac-input-source)</text:p>
      <text:p text:style-name="OrgSrcBlock"><text:s/><text:s/><text:s/><text:s/>(<text:span text:style-name="OrgSrcFontLockKeywordFace">defun</text:span><text:s/><text:span text:style-name="OrgSrcFontLockFunctionNameFace">my:mac-keyboard-input-source</text:span><text:s/>()</text:p>
      <text:p text:style-name="OrgSrcBlock"><text:s/><text:s/><text:s/><text:s/><text:s/><text:s/>(<text:span text:style-name="OrgSrcFontLockKeywordFace">if</text:span><text:s/>(string-match<text:s/><text:span text:style-name="OrgSrcFontLockStringFace">"\\.Roman$"</text:span><text:s/>(mac-input-source))</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ff)</text:p>
      <text:p text:style-name="OrgSrcBlock"><text:s/><text:s/><text:s/><text:s/><text:s/><text:s/><text:s/><text:s/><text:s/><text:s/><text:s/><text:s/>(add-to-list<text:s/>'default-frame-alist</text:p>
      <text:p text:style-name="OrgSrcBlock"><text:s/><text:s/><text:s/><text:s/><text:s/><text:s/><text:s/><text:s/><text:s/><text:s/><text:s/><text:s/><text:s/><text:s/><text:s/><text:s/><text:s/><text:s/><text:s/><text:s/><text:s/><text:s/><text:s/><text:s/><text:s/>`(cursor-type<text:s/>.<text:s/>,my:cursor-type-ime-off))</text:p>
      <text:p text:style-name="OrgSrcBlock"><text:s/><text:s/><text:s/><text:s/><text:s/><text:s/><text:s/><text:s/><text:s/><text:s/><text:s/><text:s/>(set-cursor-color<text:s/>my:cursor-color-ime-off))</text:p>
      <text:p text:style-name="OrgSrcBlock"><text:s/><text:s/><text:s/><text:s/><text:s/><text:s/><text:s/><text:s/>(<text:span text:style-name="OrgSrcFontLockKeywordFace">progn</text:span></text:p>
      <text:p text:style-name="OrgSrcBlock"><text:s/><text:s/><text:s/><text:s/><text:s/><text:s/><text:s/><text:s/><text:s/><text:s/>(<text:span text:style-name="OrgSrcFontLockKeywordFace">setq</text:span><text:s/>cursor-type<text:s/>my:cursor-type-ime-on)</text:p>
      <text:p text:style-name="OrgSrcBlock"><text:s/><text:s/><text:s/><text:s/><text:s/><text:s/><text:s/><text:s/><text:s/><text:s/>(add-to-list<text:s/>'default-frame-alist</text:p>
      <text:p text:style-name="OrgSrcBlock"><text:s/><text:s/><text:s/><text:s/><text:s/><text:s/><text:s/><text:s/><text:s/><text:s/><text:s/><text:s/><text:s/><text:s/><text:s/><text:s/><text:s/><text:s/><text:s/><text:s/><text:s/><text:s/><text:s/>`(cursor-type<text:s/>.<text:s/>,my:cursor-type-ime-on))</text:p>
      <text:p text:style-name="OrgSrcBlock"><text:s/><text:s/><text:s/><text:s/><text:s/><text:s/><text:s/><text:s/><text:s/><text:s/>(set-cursor-color<text:s/>my:cursor-color-ime-on))))</text:p>
      <text:p text:style-name="OrgSrcBlock"/>
      <text:p text:style-name="OrgSrcBlock"><text:s/><text:s/><text:s/><text:s/>(<text:span text:style-name="OrgSrcFontLockKeywordFace">when</text:span><text:s/>(fboundp<text:s/>'mac-auto-ascii-mode)</text:p>
      <text:p text:style-name="OrgSrcBlock"><text:s/><text:s/><text:s/><text:s/><text:s/><text:s/><text:span text:style-name="OrgSrcFontLockCommentDelimiterFace">;;<text:s/></text:span><text:span text:style-name="OrgSrcFontLockCommentFace">(mac-auto-ascii-mode<text:s/>1)</text:span></text:p>
      <text:p text:style-name="OrgSrcBlock"><text:s/><text:s/><text:s/><text:s/><text:s/><text:s/><text:span text:style-name="OrgSrcFontLockCommentDelimiterFace">;;<text:s/></text:span><text:span text:style-name="OrgSrcFontLockCommentFace">IME<text:s/>ON/OFF<text:s/>でカーソルの種別や色を替える</text:span></text:p>
      <text:p text:style-name="OrgSrcBlock"><text:s/><text:s/><text:s/><text:s/><text:s/><text:s/>(add-hook<text:s/>'mac-selected-keyboard-input-source-change-hook</text:p>
      <text:p text:style-name="OrgSrcBlock"><text:s/><text:s/><text:s/><text:s/><text:s/><text:s/><text:s/><text:s/><text:s/><text:s/><text:s/><text:s/><text:s/><text:s/><text:s/><text:s/>'my:mac-keyboard-input-source)</text:p>
      <text:p text:style-name="OrgSrcBlock"><text:s/><text:s/><text:s/><text:s/><text:s/><text:s/><text:span text:style-name="OrgSrcFontLockCommentDelimiterFace">;;<text:s/></text:span><text:span text:style-name="OrgSrcFontLockCommentFace">IME<text:s/>ON<text:s/>の英語入力＋決定後でもカーソルの種別や色を替える</text:span></text:p>
      <text:p text:style-name="OrgSrcBlock"><text:s/><text:s/><text:s/><text:s/><text:s/><text:s/><text:span text:style-name="OrgSrcFontLockCommentDelimiterFace">;;<text:s/></text:span><text:span text:style-name="OrgSrcFontLockCommentFace">(add-hook<text:s/>'mac-enabled-keyboard-input-sources-change-hook</text:span></text:p>
      <text:p text:style-name="OrgSrcBlock"><text:s/><text:s/><text:s/><text:s/><text:s/><text:s/><text:span text:style-name="OrgSrcFontLockCommentDelimiterFace">;;<text:s/><text:s/><text:s/><text:s/><text:s/><text:s/><text:s/><text:s/><text:s/><text:s/><text:s/></text:span><text:span text:style-name="OrgSrcFontLockCommentFace">'my:mac-keyboard-input-source)</text:span></text:p>
      <text:p text:style-name="OrgSrcBlock"/>
      <text:p text:style-name="OrgSrcBlock"><text:s/><text:s/><text:s/><text:s/><text:s/><text:s/>(<text:span text:style-name="OrgSrcFontLockKeywordFace">declare-function</text:span><text:s/>my:mac-keyboard-input-source<text:s/><text:span text:style-name="OrgSrcFontLockStringFace">"init"</text:span><text:s/>nil)</text:p>
      <text:p text:style-name="OrgSrcBlock"><text:s/><text:s/><text:s/><text:s/><text:s/><text:s/>(my:mac-keyboard-input-source))))</text:p>
      <text:p text:style-name="OrgSrcBlock"/>
      <text:p text:style-name="OrgSrcBlockLastLine"><text:s/>(t<text:s/>nil))</text:p>
      <text:h text:style-name="Heading_20_2" text:outline-level="2" text:is-list-header="false">
<text:bookmark-start text:name="OrgXref.orgfed8c6b"/>
<text:bookmark text:name="orgfed8c6b"/>複数フレーム対応
<text:bookmark-end text:name="OrgXref.orgfed8c6b"/></text:h>
      <text:p text:style-name="Text_20_body">フレームを複数使う場合の設定です．<text:line-break/></text:p>
      <text:p text:style-name="OrgSrcBlock">(<text:span text:style-name="OrgSrcFontLockKeywordFace">declare-function</text:span><text:s/>my:apply-cursor-config<text:s/><text:span text:style-name="OrgSrcFontLockStringFace">"init"</text:span><text:s/>nil)</text:p>
      <text:p text:style-name="OrgSrcBlock">(<text:span text:style-name="OrgSrcFontLockKeywordFace">defun</text:span><text:s/><text:span text:style-name="OrgSrcFontLockFunctionNameFace">advice:make-frame</text:span><text:s/>()</text:p>
      <text:p text:style-name="OrgSrcBlock"><text:s/><text:s/>(my:apply-theme)</text:p>
      <text:p text:style-name="OrgSrcBlock"><text:s/><text:s/>(<text:span text:style-name="OrgSrcFontLockKeywordFace">when</text:span><text:s/>(<text:span text:style-name="OrgSrcFontLockKeywordFace">require</text:span><text:s/>'<text:span text:style-name="OrgSrcFontLockConstantFace">moom</text:span><text:s/>nil<text:s/>t)</text:p>
      <text:p text:style-name="OrgSrcBlock"><text:s/><text:s/><text:s/><text:s/>(moom--set-font-size)))</text:p>
      <text:p text:style-name="OrgSrcBlock">(advice-add<text:s/>'make-frame<text:s/><text:span text:style-name="OrgSrcFontLockBuiltinFace">:after</text:span><text:s/>#'advice:make-frame)</text:p>
      <text:p text:style-name="OrgSrcBlockLastLine">(global-set-key<text:s/>(kbd<text:s/><text:span text:style-name="OrgSrcFontLockStringFace">"M-`"</text:span>)<text:s/>'other-frame)</text:p>
      <text:h text:style-name="Heading_20_2" text:outline-level="2" text:is-list-header="false">
<text:bookmark-start text:name="OrgXref.orgf7ac5eb"/>
<text:bookmark text:name="orgf7ac5eb"/>[e2wm.el] 二画面表示
<text:bookmark-end text:name="OrgXref.orgf7ac5eb"/></text:h>
      <text:list text:style-name="OrgNumberedList" text:continue-numbering="false">
        <text:list-item>
          <text:p text:style-name="Text_20_body"><text:a xlink:type="simple" xlink:href="http://github.com/kiwanami/emacs-window-manager/raw/master/e2wm.el">http://github.com/kiwanami/emacs-window-manager/raw/master/e2wm.el</text:a><text:line-break/></text:p>
        </text:list-item>
        <text:list-item>
          <text:p text:style-name="Text_20_body"><text:a xlink:type="simple" xlink:href="http://github.com/kiwanami/emacs-window-layout/raw/master/window-layout.el">http://github.com/kiwanami/emacs-window-layout/raw/master/window-layout.el</text:a><text:line-break/></text:p>
        </text:list-item>
      </text:list>
      <text:p text:style-name="OrgSrcBlock">(<text:span text:style-name="OrgSrcFontLockKeywordFace">when</text:span><text:s/>(autoload-if-found</text:p>
      <text:p text:style-name="OrgSrcBlock"><text:s/><text:s/><text:s/><text:s/><text:s/><text:s/><text:s/>'(my:e2wm:dp-two<text:s/>e2wm:dp-two<text:s/>e2wm:start-management)</text:p>
      <text:p text:style-name="OrgSrcBlock"><text:s/><text:s/><text:s/><text:s/><text:s/><text:s/><text:s/><text:span text:style-name="OrgSrcFontLockStringFace">"e2wm"</text:span><text:s/>nil<text:s/>t)</text:p>
      <text:p text:style-name="OrgSrcBlock"/>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e2wm</text:span><text:s/>nil<text:s/>t))</text:p>
      <text:p text:style-name="OrgSrcBlock"/>
      <text:p text:style-name="OrgSrcBlock"><text:s/><text:s/>(<text:span text:style-name="OrgSrcFontLockKeywordFace">with-eval-after-load</text:span><text:s/><text:span text:style-name="OrgSrcFontLockStringFace">"e2wm"</text:span></text:p>
      <text:p text:style-name="OrgSrcBlock"><text:s/><text:s/><text:s/><text:s/>(<text:span text:style-name="OrgSrcFontLockKeywordFace">defun</text:span><text:s/><text:span text:style-name="OrgSrcFontLockFunctionNameFace">my:e2wm:dp-two</text:span><text:s/>()</text:p>
      <text:p text:style-name="OrgSrcBlock"><text:s/><text:s/><text:s/><text:s/><text:s/><text:s/>(<text:span text:style-name="OrgSrcFontLockKeywordFace">interactive</text:span>)</text:p>
      <text:p text:style-name="OrgSrcBlock"><text:s/><text:s/><text:s/><text:s/><text:s/><text:s/>(e2wm:dp-two)</text:p>
      <text:p text:style-name="OrgSrcBlock"><text:s/><text:s/><text:s/><text:s/><text:s/><text:s/>(<text:span text:style-name="OrgSrcFontLockKeywordFace">setq</text:span><text:s/>e2wm:c-two-recipe</text:p>
      <text:p text:style-name="OrgSrcBlock"><text:s/><text:s/><text:s/><text:s/><text:s/><text:s/><text:s/><text:s/><text:s/><text:s/><text:s/><text:s/>'(-<text:s/>(<text:span text:style-name="OrgSrcFontLockBuiltinFace">:lower-size</text:span><text:s/>10)</text:p>
      <text:p text:style-name="OrgSrcBlock"><text:s/><text:s/><text:s/><text:s/><text:s/><text:s/><text:s/><text:s/><text:s/><text:s/><text:s/><text:s/><text:s/><text:s/><text:s/><text:s/>(|<text:s/>left<text:s/>right)</text:p>
      <text:p text:style-name="OrgSrcBlock"><text:s/><text:s/><text:s/><text:s/><text:s/><text:s/><text:s/><text:s/><text:s/><text:s/><text:s/><text:s/><text:s/><text:s/><text:s/><text:s/>sub))</text:p>
      <text:p text:style-name="OrgSrcBlock"><text:s/><text:s/><text:s/><text:s/><text:s/><text:s/>(<text:span text:style-name="OrgSrcFontLockKeywordFace">setq</text:span><text:s/>e2wm:c-two-winfo</text:p>
      <text:p text:style-name="OrgSrcBlock"><text:s/><text:s/><text:s/><text:s/><text:s/><text:s/><text:s/><text:s/><text:s/><text:s/><text:s/><text:s/>'((<text:span text:style-name="OrgSrcFontLockBuiltinFace">:name</text:span><text:s/>left<text:s/>)</text:p>
      <text:p text:style-name="OrgSrcBlock"><text:s/><text:s/><text:s/><text:s/><text:s/><text:s/><text:s/><text:s/><text:s/><text:s/><text:s/><text:s/><text:s/><text:s/>(<text:span text:style-name="OrgSrcFontLockBuiltinFace">:name</text:span><text:s/>right<text:s/>)</text:p>
      <text:p text:style-name="OrgSrcBlock"><text:s/><text:s/><text:s/><text:s/><text:s/><text:s/><text:s/><text:s/><text:s/><text:s/><text:s/><text:s/><text:s/><text:s/>(<text:span text:style-name="OrgSrcFontLockBuiltinFace">:name</text:span><text:s/>sub<text:s/><text:span text:style-name="OrgSrcFontLockBuiltinFace">:default-hide</text:span><text:s/>t)))</text:p>
      <text:p text:style-name="OrgSrcBlock"/>
      <text:p text:style-name="OrgSrcBlock"><text:s/><text:s/><text:s/><text:s/><text:s/><text:s/><text:span text:style-name="OrgSrcFontLockCommentDelimiterFace">;;<text:s/></text:span><text:span text:style-name="OrgSrcFontLockCommentFace">left,<text:s/>prev</text:span></text:p>
      <text:p text:style-name="OrgSrcBlock"><text:s/><text:s/><text:s/><text:s/><text:s/><text:s/>(<text:span text:style-name="OrgSrcFontLockKeywordFace">setq</text:span><text:s/>e2wm:c-two-right-default<text:s/>'left))</text:p>
      <text:p text:style-name="OrgSrcBlock"/>
      <text:p text:style-name="OrgSrcBlock"><text:s/><text:s/><text:s/><text:s/><text:span text:style-name="OrgSrcFontLockCommentDelimiterFace">;;<text:s/></text:span><text:span text:style-name="OrgSrcFontLockCommentFace">高さを画面の最大に矯正</text:span></text:p>
      <text:p text:style-name="OrgSrcBlock"><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pan text:style-name="OrgSrcFontLockKeywordFace">setq</text:span><text:s/>moom-frame-height-tall<text:s/>(moom-max-frame-height))</text:p>
      <text:p text:style-name="OrgSrcBlock"><text:s/><text:s/><text:s/><text:s/><text:s/><text:s/>(<text:span text:style-name="OrgSrcFontLockKeywordFace">setq</text:span><text:s/>moom-frame-height-small<text:s/>moom-frame-height-tall))</text:p>
      <text:p text:style-name="OrgSrcBlock"/>
      <text:p text:style-name="OrgSrcBlock"><text:s/><text:s/><text:s/><text:s/><text:span text:style-name="OrgSrcFontLockCommentDelimiterFace">;;<text:s/></text:span><text:span text:style-name="OrgSrcFontLockCommentFace">幅を画面の最大に矯正</text:span></text:p>
      <text:p text:style-name="OrgSrcBlock"><text:s/><text:s/><text:s/><text:s/>(add-hook<text:s/>'e2wm:pre-start-hook</text:p>
      <text:p text:style-name="OrgSrcBlock"><text:s/><text:s/><text:s/><text:s/><text:s/><text:s/><text:s/><text:s/><text:s/><text:s/><text:s/><text:s/><text:s/><text:s/>#'(lambda<text:s/>()</text:p>
      <text:p text:style-name="OrgSrcBlock"><text:s/><text:s/><text:s/><text:s/><text:s/><text:s/><text:s/><text:s/><text:s/><text:s/><text:s/><text:s/><text:s/><text:s/><text:s/><text:s/><text:s/><text:s/>(set-frame-width</text:p>
      <text:p text:style-name="OrgSrcBlock"><text:s/><text:s/><text:s/><text:s/><text:s/><text:s/><text:s/><text:s/><text:s/><text:s/><text:s/><text:s/><text:s/><text:s/><text:s/><text:s/><text:s/><text:s/><text:s/>(selected-frame)</text:p>
      <text:p text:style-name="OrgSrcBlock"><text:s/><text:s/><text:s/><text:s/><text:s/><text:s/><text:s/><text:s/><text:s/><text:s/><text:s/><text:s/><text:s/><text:s/><text:s/><text:s/><text:s/><text:s/><text:s/>(/<text:s/>(-<text:s/>(display-pixel-width)<text:s/>30)<text:s/>(frame-char-width)))))</text:p>
      <text:p text:style-name="OrgSrcBlock"/>
      <text:p text:style-name="OrgSrcBlock"><text:s/><text:s/><text:s/><text:s/><text:span text:style-name="OrgSrcFontLockCommentDelimiterFace">;;<text:s/></text:span><text:span text:style-name="OrgSrcFontLockCommentFace">幅をデフォルト値に戻す</text:span></text:p>
      <text:p text:style-name="OrgSrcBlock"><text:s/><text:s/><text:s/><text:s/>(add-hook<text:s/>'e2wm:post-stop-hook</text:p>
      <text:p text:style-name="OrgSrcBlock"><text:s/><text:s/><text:s/><text:s/><text:s/><text:s/><text:s/><text:s/><text:s/><text:s/><text:s/><text:s/><text:s/><text:s/>#'(lambda<text:s/>()</text:p>
      <text:p text:style-name="OrgSrcBlock"><text:s/><text:s/><text:s/><text:s/><text:s/><text:s/><text:s/><text:s/><text:s/><text:s/><text:s/><text:s/><text:s/><text:s/><text:s/><text:s/><text:s/><text:s/>(set-frame-width<text:s/>(selected-frame)</text:p>
      <text:p text:style-name="OrgSrcBlock"><text:s/><text:s/><text:s/><text:s/><text:s/><text:s/><text:s/><text:s/><text:s/><text:s/><text:s/><text:s/><text:s/><text:s/><text:s/><text:s/><text:s/><text:s/><text:s/><text:s/><text:s/><text:s/><text:s/><text:s/><text:s/><text:s/><text:s/><text:s/><text:s/><text:s/><text:s/><text:s/><text:s/><text:s/><text:s/>moom--target-frame-width)))</text:p>
      <text:p text:style-name="OrgSrcBlock"/>
      <text:p text:style-name="OrgSrcBlock"><text:s/><text:s/><text:s/><text:s/><text:span text:style-name="OrgSrcFontLockCommentDelimiterFace">;;<text:s/></text:span><text:span text:style-name="OrgSrcFontLockCommentFace">To<text:s/>avoid<text:s/>rebooting<text:s/>issue<text:s/>when<text:s/>using<text:s/>desktop.el<text:s/>and<text:s/>recentf.el</text:span></text:p>
      <text:p text:style-name="OrgSrcBlock"><text:s/><text:s/><text:s/><text:s/>(add-hook<text:s/>'kill-emacs-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when</text:span><text:s/>(fboundp<text:s/>'e2wm:stop-management)</text:p>
      <text:p text:style-name="OrgSrcBlockLastLine"><text:s/><text:s/><text:s/><text:s/><text:s/><text:s/><text:s/><text:s/><text:s/><text:s/><text:s/><text:s/><text:s/><text:s/><text:s/><text:s/><text:s/><text:s/><text:s/><text:s/>(e2wm:stop-management))))))</text:p>
      <text:h text:style-name="Heading_20_2" text:outline-level="2" text:is-list-header="false">
<text:bookmark-start text:name="OrgXref.org94bc278"/>
<text:bookmark text:name="org94bc278"/>[moom.el] キーボードでフレームの場所を移す
<text:bookmark-end text:name="OrgXref.org94bc278"/></text:h>
      <text:p text:style-name="Text_20_body">(2017-07-30) frame-ctr から moom.el にリネームしました．Moom は，Many Tricks がリリースするソフトウェアで，今後はこのソフトウェアのポートを目指します．<text:line-break/></text:p>
      <text:p text:style-name="Text_20_body">拙作の <text:a xlink:type="simple" xlink:href="https://github.com/takaxp/moom">moom.el</text:a> を使います．e2wm.el と frame-cmds.el に依存しています．<text:line-break/></text:p>
      <text:p text:style-name="Text_20_body">moom.el は，frame-cmds, frame-fns と e2wm.el を利用したアドホックなフレーム管理ツールです．<text:line-break/></text:p>
      <text:list text:style-name="OrgNumberedList" text:continue-numbering="false">
        <text:list-item>
          <text:p text:style-name="Text_20_body"><text:a xlink:type="simple" xlink:href="http://www.emacswiki.org/emacs/download/frame-cmds.el">http://www.emacswiki.org/emacs/download/frame-cmds.el</text:a><text:line-break/></text:p>
        </text:list-item>
        <text:list-item>
          <text:p text:style-name="Text_20_body"><text:a xlink:type="simple" xlink:href="http://www.emacswiki.org/emacs/download/frame-fns.el">http://www.emacswiki.org/emacs/download/frame-fns.el</text:a><text:line-break/></text:p>
        </text:list-item>
      </text:list>
      <text:p text:style-name="Text_20_body">ビルトインに <text:span text:style-name="OrgCode">face-remap</text:span> があり，アスキーフォントは <text:span text:style-name="OrgCode">C-x C--</text:span> と <text:span text:style-name="OrgCode">C-x C-=</text:span> で拡大縮小を制御できます．以下のキーバインドは，face-remap.el が提供する text-scale-adjust のキーバインドを上書きします．text-scale-adjust をそのまま使うと，日本語フォントが制御されないので，オーバーライドしてしまってもOKだと思います．<text:line-break/></text:p>
      <text:p text:style-name="Text_20_body">近しいパッケージに， <text:span text:style-name="OrgCode">WindMove</text:span> と <text:span text:style-name="OrgCode">FrameMove</text:span> がありますが，基本的にカーソルの移動を目的にしています．<text:line-break/></text:p>
      <text:list text:style-name="OrgBulletedList" text:continue-numbering="false">
        <text:list-item>
          <text:p text:style-name="Text_20_body"><text:a xlink:type="simple" xlink:href="https://www.emacswiki.org/emacs/WindMove">{Home} Wind Move</text:a> (ビルトイン)<text:line-break/></text:p>
          <text:list text:style-name="OrgBulletedList" text:continue-numbering="true">
            <text:list-item>
              <text:p text:style-name="Text_20_body">ウィンドウ間のカーソル移動を改善<text:line-break/></text:p>
            </text:list-item>
          </text:list>
        </text:list-item>
        <text:list-item>
          <text:p text:style-name="Text_20_body"><text:a xlink:type="simple" xlink:href="https://www.emacswiki.org/emacs/FrameMove">{Home} Frame Move</text:a><text:line-break/></text:p>
          <text:list text:style-name="OrgBulletedList" text:continue-numbering="true">
            <text:list-item>
              <text:p text:style-name="Text_20_body">フレーム間のカーソル移動を改善<text:line-break/></text:p>
            </text:list-item>
          </text:list>
        </text:list-item>
      </text:list>
      <text:p text:style-name="Text_20_body"><text:span text:style-name="OrgCode">moom-autuloads</text:span> に必要なコマンドを羅列していますが， <text:span text:style-name="OrgCode">melpa</text:span> でインストールする場合は関係ありません．パッケージ内で autoload 指定してあります． <text:span text:style-name="OrgCode">with-eval-after-load</text:span> の中だけを設定すれば十分です．<text:line-break/></text:p>
      <text:p text:style-name="OrgSrcBlock">(<text:span text:style-name="OrgSrcFontLockKeywordFace">defconst</text:span><text:s/><text:span text:style-name="OrgSrcFontLockVariableNameFace">moom-autoloads</text:span></text:p>
      <text:p text:style-name="OrgSrcBlock"><text:s/><text:s/>'(moom-move-frame-with-user-specify</text:p>
      <text:p text:style-name="OrgSrcBlock"><text:s/><text:s/><text:s/><text:s/>moom-change-frame-width-single<text:s/>moom-change-frame-width-double</text:p>
      <text:p text:style-name="OrgSrcBlock"><text:s/><text:s/><text:s/><text:s/>moom-move-frame-to-center<text:s/>moom-move-frame-to-edge-top</text:p>
      <text:p text:style-name="OrgSrcBlock"><text:s/><text:s/><text:s/><text:s/>moom-move-frame-right</text:p>
      <text:p text:style-name="OrgSrcBlock"><text:s/><text:s/><text:s/><text:s/>moom-move-frame-left<text:s/>moom-move-frame-to-edge-bottom</text:p>
      <text:p text:style-name="OrgSrcBlock"><text:s/><text:s/><text:s/><text:s/>moom-open-height-ring<text:s/>moom-fit-frame-to-fullscreen</text:p>
      <text:p text:style-name="OrgSrcBlock"><text:s/><text:s/><text:s/><text:s/>moom-set-font-size-input<text:s/>moom-max-frame-height<text:s/>moom-reset-font-size</text:p>
      <text:p text:style-name="OrgSrcBlock"><text:s/><text:s/><text:s/><text:s/>moom-increase-font-size<text:s/>moom-decrease-font-size<text:s/>moom-set-font-size))</text:p>
      <text:p text:style-name="OrgSrcBlock"/>
      <text:p text:style-name="OrgSrcBlock">(<text:span text:style-name="OrgSrcFontLockKeywordFace">when</text:span><text:s/>(autoload-if-found</text:p>
      <text:p text:style-name="OrgSrcBlock"><text:s/><text:s/><text:s/><text:s/><text:s/><text:s/><text:s/>moom-autoloads</text:p>
      <text:p text:style-name="OrgSrcBlock"><text:s/><text:s/><text:s/><text:s/><text:s/><text:s/><text:s/><text:span text:style-name="OrgSrcFontLockStringFace">"moom"</text:span><text:s/>nil<text:s/>t)</text:p>
      <text:p text:style-name="OrgSrcBlock"/>
      <text:p text:style-name="OrgSrcBlock"><text:s/><text:s/>(<text:span text:style-name="OrgSrcFontLockKeywordFace">with-eval-after-load</text:span><text:s/><text:span text:style-name="OrgSrcFontLockStringFace">"moom"</text:span></text:p>
      <text:p text:style-name="OrgSrcBlock"><text:s/><text:s/><text:s/><text:s/>(<text:span text:style-name="OrgSrcFontLockKeywordFace">setq</text:span><text:s/>moom-fullscreen-font-size<text:s/>(moom-fullscreen-font-size))</text:p>
      <text:p text:style-name="OrgSrcBlock"/>
      <text:p text:style-name="OrgSrcBlock"><text:s/><text:s/><text:s/><text:s/><text:span text:style-name="OrgSrcFontLockCommentDelimiterFace">;;<text:s/></text:span><text:span text:style-name="OrgSrcFontLockCommentFace">リングの状態を最新に更新（max-frame-height<text:s/>が変わるため）</text:span></text:p>
      <text:p text:style-name="OrgSrcBlock"><text:s/><text:s/><text:s/><text:s/>(add-hook<text:s/>'moom-after-fullscreen-hook<text:s/>#'moom--make-frame-height-ring)</text:p>
      <text:p text:style-name="OrgSrcBlock"><text:s/><text:s/><text:s/><text:s/>(add-hook<text:s/>'moom-after-fullscreen-hook<text:s/>#'moom-move-frame-to-center)</text:p>
      <text:p text:style-name="OrgSrcBlock"><text:s/><text:s/><text:s/><text:s/>(add-hook<text:s/>'moom-after-fullscreen-hook<text:s/>#'moom-print-status)</text:p>
      <text:p text:style-name="OrgSrcBlock"><text:s/><text:s/><text:s/><text:s/>(add-hook<text:s/>'moom-reset-font-size-hook<text:s/>#'moom-move-frame-to-center)</text:p>
      <text:p text:style-name="OrgSrcBlock"><text:s/><text:s/><text:s/><text:s/>(add-hook<text:s/>'moom-reset-font-size-hook<text:s/>#'moom-print-status))</text:p>
      <text:p text:style-name="OrgSrcBlock"/>
      <text:p text:style-name="OrgSrcBlock"><text:s/><text:s/><text:span text:style-name="OrgSrcFontLockCommentDelimiterFace">;;<text:s/></text:span><text:span text:style-name="OrgSrcFontLockCommentFace">Move<text:s/>the<text:s/>frame<text:s/>to<text:s/>somewhere<text:s/>(default:<text:s/>0,0)</text:span></text:p>
      <text:p text:style-name="OrgSrcBlock"><text:s/><text:s/>(global-set-key<text:s/>(kbd<text:s/><text:span text:style-name="OrgSrcFontLockStringFace">"M-0"</text:span>)<text:s/>'moom-move-frame-with-user-specify)</text:p>
      <text:p text:style-name="OrgSrcBlock"><text:s/><text:s/><text:span text:style-name="OrgSrcFontLockCommentDelimiterFace">;;<text:s/></text:span><text:span text:style-name="OrgSrcFontLockCommentFace">Move<text:s/>the<text:s/>frame<text:s/>to<text:s/>left<text:s/>side<text:s/>of<text:s/>the<text:s/>current<text:s/>position<text:s/>(require<text:s/>'frame-cmds)</text:span></text:p>
      <text:p text:style-name="OrgSrcBlock"><text:s/><text:s/>(<text:span text:style-name="OrgSrcFontLockKeywordFace">setq</text:span><text:s/>moom-horizontal-shifts<text:s/>'(30<text:s/>30))</text:p>
      <text:p text:style-name="OrgSrcBlock"><text:s/><text:s/>(global-set-key<text:s/>(kbd<text:s/><text:span text:style-name="OrgSrcFontLockStringFace">"M-1"</text:span>)<text:s/>'moom-move-frame-left)</text:p>
      <text:p text:style-name="OrgSrcBlock"><text:s/><text:s/><text:span text:style-name="OrgSrcFontLockCommentDelimiterFace">;;<text:s/></text:span><text:span text:style-name="OrgSrcFontLockCommentFace">Move<text:s/>the<text:s/>frame<text:s/>to<text:s/>the<text:s/>center<text:s/>of<text:s/>the<text:s/>window<text:s/>display<text:s/>(require<text:s/>'moom)</text:span></text:p>
      <text:p text:style-name="OrgSrcBlock"><text:s/><text:s/>(global-set-key<text:s/>(kbd<text:s/><text:span text:style-name="OrgSrcFontLockStringFace">"M-2"</text:span>)<text:s/>'moom-move-frame-to-center)</text:p>
      <text:p text:style-name="OrgSrcBlock"><text:s/><text:s/><text:span text:style-name="OrgSrcFontLockCommentDelimiterFace">;;<text:s/></text:span><text:span text:style-name="OrgSrcFontLockCommentFace">Move<text:s/>the<text:s/>frame<text:s/>to<text:s/>right<text:s/>side<text:s/>of<text:s/>the<text:s/>current<text:s/>position(require<text:s/>'frame-cmds)</text:span></text:p>
      <text:p text:style-name="OrgSrcBlock"><text:s/><text:s/>(global-set-key<text:s/>(kbd<text:s/><text:span text:style-name="OrgSrcFontLockStringFace">"M-3"</text:span>)<text:s/>'moom-move-frame-right)</text:p>
      <text:p text:style-name="OrgSrcBlock"><text:s/><text:s/><text:span text:style-name="OrgSrcFontLockCommentDelimiterFace">;;<text:s/></text:span><text:span text:style-name="OrgSrcFontLockCommentFace">Move<text:s/>the<text:s/>current<text:s/>frame<text:s/>to<text:s/>the<text:s/>top<text:s/>of<text:s/>the<text:s/>window<text:s/>display</text:span></text:p>
      <text:p text:style-name="OrgSrcBlock"><text:s/><text:s/>(global-set-key<text:s/>(kbd<text:s/><text:span text:style-name="OrgSrcFontLockStringFace">"&lt;f1&gt;"</text:span>)<text:s/>'moom-move-frame-to-edge-top)</text:p>
      <text:p text:style-name="OrgSrcBlock"><text:s/><text:s/><text:span text:style-name="OrgSrcFontLockCommentDelimiterFace">;;<text:s/></text:span><text:span text:style-name="OrgSrcFontLockCommentFace">Move<text:s/>the<text:s/>current<text:s/>frame<text:s/>to<text:s/>the<text:s/>bottom<text:s/>of<text:s/>the<text:s/>window<text:s/>display</text:span></text:p>
      <text:p text:style-name="OrgSrcBlock"><text:s/><text:s/>(global-set-key<text:s/>(kbd<text:s/><text:span text:style-name="OrgSrcFontLockStringFace">"S-&lt;f1&gt;"</text:span>)<text:s/>'moom-move-frame-to-edge-bottom)</text:p>
      <text:p text:style-name="OrgSrcBlock"><text:s/><text:s/><text:span text:style-name="OrgSrcFontLockCommentDelimiterFace">;;<text:s/></text:span><text:span text:style-name="OrgSrcFontLockCommentFace">Move<text:s/>the<text:s/>current<text:s/>frame<text:s/>to<text:s/>the<text:s/>right<text:s/>edge<text:s/>of<text:s/>the<text:s/>window<text:s/>display</text:span></text:p>
      <text:p text:style-name="OrgSrcBlock"><text:s/><text:s/>(global-set-key<text:s/>(kbd<text:s/><text:span text:style-name="OrgSrcFontLockStringFace">"S-M-0"</text:span>)<text:s/>'moom-move-frame-to-edge-right)</text:p>
      <text:p text:style-name="OrgSrcBlock"><text:s/><text:s/><text:span text:style-name="OrgSrcFontLockCommentDelimiterFace">;;<text:s/></text:span><text:span text:style-name="OrgSrcFontLockCommentFace">Cycle<text:s/>heights</text:span></text:p>
      <text:p text:style-name="OrgSrcBlock"><text:s/><text:s/>(global-set-key<text:s/>(kbd<text:s/><text:span text:style-name="OrgSrcFontLockStringFace">"&lt;f2&gt;"</text:span>)<text:s/>'moom-open-height-ring)</text:p>
      <text:p text:style-name="OrgSrcBlock"><text:s/><text:s/><text:span text:style-name="OrgSrcFontLockCommentDelimiterFace">;;<text:s/></text:span><text:span text:style-name="OrgSrcFontLockCommentFace">Full<text:s/>screen<text:s/>with<text:s/>same<text:s/>frame-width</text:span></text:p>
      <text:p text:style-name="OrgSrcBlock"><text:s/><text:s/>(global-set-key<text:s/>(kbd<text:s/><text:span text:style-name="OrgSrcFontLockStringFace">"C-x<text:s/>C-9"</text:span>)<text:s/>'moom-fit-frame-to-fullscreen)</text:p>
      <text:p text:style-name="OrgSrcBlock"><text:s/><text:s/>(global-set-key<text:s/>(kbd<text:s/><text:span text:style-name="OrgSrcFontLockStringFace">"C-x<text:s/>C-0"</text:span>)<text:s/>'moom-reset-font-size)</text:p>
      <text:p text:style-name="OrgSrcBlock"><text:s/><text:s/>(<text:span text:style-name="OrgSrcFontLockKeywordFace">defun</text:span><text:s/><text:span text:style-name="OrgSrcFontLockFunctionNameFace">my:mid-font-size</text:span><text:s/>()</text:p>
      <text:p text:style-name="OrgSrcBlock"><text:s/><text:s/><text:s/><text:s/>(<text:span text:style-name="OrgSrcFontLockKeywordFace">interactive</text:span>)</text:p>
      <text:p text:style-name="OrgSrcBlock"><text:s/><text:s/><text:s/><text:s/>(moom-set-font-size-input</text:p>
      <text:p text:style-name="OrgSrcBlock"><text:s/><text:s/><text:s/><text:s/><text:s/>(/<text:s/>(+<text:s/>moom-init-font-size<text:s/>moom-fullscreen-font-size)<text:s/>2))</text:p>
      <text:p text:style-name="OrgSrcBlock"><text:s/><text:s/><text:s/><text:s/>(moom-move-frame-to-center)</text:p>
      <text:p text:style-name="OrgSrcBlock"><text:s/><text:s/><text:s/><text:s/>(moom-print-status))</text:p>
      <text:p text:style-name="OrgSrcBlock"><text:s/><text:s/>(global-set-key<text:s/>(kbd<text:s/><text:span text:style-name="OrgSrcFontLockStringFace">"C-x<text:s/>C-8"</text:span>)<text:s/>'my:mid-font-size)</text:p>
      <text:p text:style-name="OrgSrcBlock"><text:s/><text:s/>(global-set-key<text:s/>(kbd<text:s/><text:span text:style-name="OrgSrcFontLockStringFace">"C-_"</text:span>)<text:s/>'text-scale-decrease)</text:p>
      <text:p text:style-name="OrgSrcBlock"><text:s/><text:s/>(global-set-key<text:s/>(kbd<text:s/><text:span text:style-name="OrgSrcFontLockStringFace">"C-+"</text:span>)<text:s/>'text-scale-increase)</text:p>
      <text:p text:style-name="OrgSrcBlock"><text:s/><text:s/>(global-set-key<text:s/>(kbd<text:s/><text:span text:style-name="OrgSrcFontLockStringFace">"C-c<text:s/>f<text:s/>s"</text:span>)<text:s/>'moom-change-frame-width-single)</text:p>
      <text:p text:style-name="OrgSrcBlock"><text:s/><text:s/>(global-set-key<text:s/>(kbd<text:s/><text:span text:style-name="OrgSrcFontLockStringFace">"C-c<text:s/>f<text:s/>d"</text:span>)<text:s/>'moom-change-frame-width-double)</text:p>
      <text:p text:style-name="OrgSrcBlock"><text:s/><text:s/>(<text:span text:style-name="OrgSrcFontLockKeywordFace">defun</text:span><text:s/><text:span text:style-name="OrgSrcFontLockFunctionNameFace">my:increase-font-size</text:span><text:s/>()</text:p>
      <text:p text:style-name="OrgSrcBlock"><text:s/><text:s/><text:s/><text:s/>(<text:span text:style-name="OrgSrcFontLockKeywordFace">interactive</text:span>)</text:p>
      <text:p text:style-name="OrgSrcBlock"><text:s/><text:s/><text:s/><text:s/>(moom-increase-font-size<text:s/>1)</text:p>
      <text:p text:style-name="OrgSrcBlock"><text:s/><text:s/><text:s/><text:s/>(moom-move-frame-to-edge-top)</text:p>
      <text:p text:style-name="OrgSrcBlock"><text:s/><text:s/><text:s/><text:s/>(moom-print-status))</text:p>
      <text:p text:style-name="OrgSrcBlock"><text:s/><text:s/>(global-set-key<text:s/>(kbd<text:s/><text:span text:style-name="OrgSrcFontLockStringFace">"C-="</text:span>)<text:s/>'my:increase-font-size)</text:p>
      <text:p text:style-name="OrgSrcBlock"><text:s/><text:s/>(<text:span text:style-name="OrgSrcFontLockKeywordFace">defun</text:span><text:s/><text:span text:style-name="OrgSrcFontLockFunctionNameFace">my:decrease-font-size</text:span><text:s/>()</text:p>
      <text:p text:style-name="OrgSrcBlock"><text:s/><text:s/><text:s/><text:s/>(<text:span text:style-name="OrgSrcFontLockKeywordFace">interactive</text:span>)</text:p>
      <text:p text:style-name="OrgSrcBlock"><text:s/><text:s/><text:s/><text:s/>(moom-decrease-font-size<text:s/>1)</text:p>
      <text:p text:style-name="OrgSrcBlock"><text:s/><text:s/><text:s/><text:s/>(moom-move-frame-to-edge-top)</text:p>
      <text:p text:style-name="OrgSrcBlock"><text:s/><text:s/><text:s/><text:s/>(moom-print-status))</text:p>
      <text:p text:style-name="OrgSrcBlock"><text:s/><text:s/>(global-set-key<text:s/>(kbd<text:s/><text:span text:style-name="OrgSrcFontLockStringFace">"C--"</text:span>)<text:s/>'my:decrease-font-size))</text:p>
      <text:p text:style-name="OrgSrcBlock"/>
      <text:p text:style-name="OrgSrcBlock"><text:span text:style-name="OrgSrcFontLockCommentDelimiterFace">;;<text:s/></text:span><text:span text:style-name="OrgSrcFontLockCommentFace">setting<text:s/>for<text:s/>e2wm</text:span></text:p>
      <text:p text:style-name="OrgSrcBlock">(<text:span text:style-name="OrgSrcFontLockKeywordFace">when</text:span><text:s/>(autoload-if-found</text:p>
      <text:p text:style-name="OrgSrcBlock"><text:s/><text:s/><text:s/><text:s/><text:s/><text:s/><text:s/>'(change-frame-double-window</text:p>
      <text:p text:style-name="OrgSrcBlock"><text:s/><text:s/><text:s/><text:s/><text:s/><text:s/><text:s/><text:s/><text:s/>change-frame-single-window)</text:p>
      <text:p text:style-name="OrgSrcBlock"><text:s/><text:s/><text:s/><text:s/><text:s/><text:s/><text:s/><text:span text:style-name="OrgSrcFontLockStringFace">"frame-ctr-e2wm"</text:span><text:s/>nil<text:s/>t)</text:p>
      <text:p text:style-name="OrgSrcBlock"><text:s/><text:s/><text:span text:style-name="OrgSrcFontLockCommentDelimiterFace">;;<text:s/></text:span><text:span text:style-name="OrgSrcFontLockCommentFace">Set<text:s/>the<text:s/>frame<text:s/>width<text:s/>single<text:s/>size</text:span></text:p>
      <text:p text:style-name="OrgSrcBlock"><text:s/><text:s/><text:span text:style-name="OrgSrcFontLockCommentDelimiterFace">;;<text:s/><text:s/></text:span><text:span text:style-name="OrgSrcFontLockCommentFace">C-u<text:s/>C-x<text:s/>-<text:s/>=&gt;<text:s/>e2wm<text:s/>OFF,<text:s/>single<text:s/>size<text:s/>width<text:s/>and<text:s/>double<text:s/>height,<text:s/>move<text:s/>center</text:span></text:p>
      <text:p text:style-name="OrgSrcBlock"><text:s/><text:s/>(global-set-key<text:s/>(kbd<text:s/><text:span text:style-name="OrgSrcFontLockStringFace">"C-x<text:s/>-"</text:span>)<text:s/>'change-frame-single-window)</text:p>
      <text:p text:style-name="OrgSrcBlock"><text:s/><text:s/><text:span text:style-name="OrgSrcFontLockCommentDelimiterFace">;;<text:s/></text:span><text:span text:style-name="OrgSrcFontLockCommentFace">Set<text:s/>the<text:s/>frame<text:s/>width<text:s/>double<text:s/>size</text:span></text:p>
      <text:p text:style-name="OrgSrcBlock"><text:s/><text:s/><text:span text:style-name="OrgSrcFontLockCommentDelimiterFace">;;<text:s/><text:s/></text:span><text:span text:style-name="OrgSrcFontLockCommentFace">C-u<text:s/>C-x<text:s/>=<text:s/>=&gt;<text:s/>e2wm<text:s/>ON,<text:s/>double<text:s/>size<text:s/>width<text:s/>and<text:s/>height,<text:s/>move<text:s/>to<text:s/>the<text:s/>center</text:span></text:p>
      <text:p text:style-name="OrgSrcBlockLastLine"><text:s/><text:s/>(global-set-key<text:s/>(kbd<text:s/><text:span text:style-name="OrgSrcFontLockStringFace">"C-x<text:s/>="</text:span>)<text:s/>'change-frame-double-window))</text:p>
      <text:h text:style-name="Heading_20_2" text:outline-level="2" text:is-list-header="false">
<text:bookmark-start text:name="OrgXref.org7098fbb"/>
<text:bookmark text:name="org7098fbb"/>[popwin.el] ポップアップウィンドウの制御
<text:bookmark-end text:name="OrgXref.org7098fbb"/></text:h>
      <text:list text:style-name="OrgBulletedList" text:continue-numbering="false">
        <text:list-item>
          <text:p text:style-name="Text_20_body"><text:a xlink:type="simple" xlink:href="https://github.com/m2ym/popwin-el/">https://github.com/m2ym/popwin-el/</text:a><text:line-break/></text:p>
        </text:list-item>
        <text:list-item>
          <text:p text:style-name="Text_20_body">popwin:display-buffer を autoload してもうまくいかない．<text:line-break/></text:p>
        </text:list-item>
        <text:list-item>
          <text:p text:style-name="Text_20_body">現在は緩やかに <text:span text:style-name="OrgCode">shackle</text:span> に移行中です．<text:line-break/></text:p>
        </text:list-item>
      </text:list>
      <text:p text:style-name="Text_20_body"><text:span text:style-name="OrgCode">helm-config</text:span> の後に呼んでいるのは，Emacs起動時の単純な高速化対策です．<text:line-break/></text:p>
      <text:p text:style-name="OrgSrcBlock"><text:span text:style-name="OrgSrcFontLockCommentDelimiterFace">;;<text:s/></text:span><text:span text:style-name="OrgSrcFontLockCommentFace">for<text:s/>emacs<text:s/>24.1</text:span></text:p>
      <text:p text:style-name="OrgSrcBlock"><text:span text:style-name="OrgSrcFontLockCommentDelimiterFace">;;<text:s/></text:span><text:span text:style-name="OrgSrcFontLockCommentFace">(setq<text:s/>special-display-function<text:s/>'popwin:special-display-popup-window)</text:span></text:p>
      <text:p text:style-name="OrgSrcBlock"><text:span text:style-name="OrgSrcFontLockCommentDelimiterFace">;;<text:s/></text:span><text:span text:style-name="OrgSrcFontLockCommentFace">(setq<text:s/>display-buffer-function<text:s/>'popwin:display-buffer)</text:span></text:p>
      <text:p text:style-name="OrgSrcBlock"/>
      <text:p text:style-name="OrgSrcBlock"><text:span text:style-name="OrgSrcFontLockCommentDelimiterFace">;;<text:s/></text:span><text:span text:style-name="OrgSrcFontLockCommentFace">for<text:s/>emacs<text:s/>24.3</text:span></text:p>
      <text:p text:style-name="OrgSrcBlock"><text:span text:style-name="OrgSrcFontLockCommentDelimiterFace">;;<text:s/></text:span><text:span text:style-name="OrgSrcFontLockCommentFace">(setq<text:s/>special-display-alist<text:s/>'popwin:special-display-popup-window)</text:span></text:p>
      <text:p text:style-name="OrgSrcBlock"><text:span text:style-name="OrgSrcFontLockCommentDelimiterFace">;;<text:s/></text:span><text:span text:style-name="OrgSrcFontLockCommentFace">(setq<text:s/>display-buffer-alist<text:s/>'popwin:display-buffer)</text:span></text:p>
      <text:p text:style-name="OrgSrcBlock"><text:span text:style-name="OrgSrcFontLockCommentDelimiterFace">;;<text:s/></text:span><text:span text:style-name="OrgSrcFontLockCommentFace">(push<text:s/>'("*sdic*"<text:s/>:position<text:s/>top)<text:s/>popwin:special-display-config)</text:span></text:p>
      <text:p text:style-name="OrgSrcBlock"/>
      <text:p text:style-name="OrgSrcBlock">(<text:span text:style-name="OrgSrcFontLockKeywordFace">with-eval-after-load</text:span><text:s/><text:span text:style-name="OrgSrcFontLockStringFace">"helm-config"</text:span></text:p>
      <text:p text:style-name="OrgSrcBlock"><text:s/><text:s/>(<text:span text:style-name="OrgSrcFontLockKeywordFace">when</text:span><text:s/>(<text:span text:style-name="OrgSrcFontLockKeywordFace">require</text:span><text:s/>'<text:span text:style-name="OrgSrcFontLockConstantFace">popwin</text:span><text:s/>nil<text:s/>t)</text:p>
      <text:p text:style-name="OrgSrcBlock"><text:s/><text:s/><text:s/><text:s/>(popwin-mode<text:s/>1)</text:p>
      <text:p text:style-name="OrgSrcBlock"><text:s/><text:s/><text:s/><text:s/><text:span text:style-name="OrgSrcFontLockCommentDelimiterFace">;;<text:s/></text:span><text:span text:style-name="OrgSrcFontLockCommentFace">Performed</text:span></text:p>
      <text:p text:style-name="OrgSrcBlock"><text:s/><text:s/><text:s/><text:s/>(<text:span text:style-name="OrgSrcFontLockKeywordFace">push</text:span><text:s/>'(<text:span text:style-name="OrgSrcFontLockStringFace">"*Help*"</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sx-dictionary*"</text:span><text:s/><text:span text:style-name="OrgSrcFontLockBuiltinFace">:height</text:span><text:s/>20<text:s/><text:span text:style-name="OrgSrcFontLockBuiltinFace">:position</text:span><text:s/>bottom)</text:p>
      <text:p text:style-name="OrgSrcBlock"><text:s/><text:s/><text:s/><text:s/><text:s/><text:s/><text:s/><text:s/><text:s/><text:s/>popwin:special-display-config)</text:p>
      <text:p text:style-name="OrgSrcBlock"/>
      <text:p text:style-name="OrgSrcBlock"><text:s/><text:s/><text:s/><text:s/><text:span text:style-name="OrgSrcFontLockCommentDelimiterFace">;;<text:s/></text:span><text:span text:style-name="OrgSrcFontLockCommentFace">Checking...</text:span></text:p>
      <text:p text:style-name="OrgSrcBlock"><text:s/><text:s/><text:s/><text:s/>(<text:span text:style-name="OrgSrcFontLockKeywordFace">push</text:span><text:s/>'(<text:span text:style-name="OrgSrcFontLockStringFace">"*frequencies*"</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PTURE-next.org"</text:span><text:s/><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PTURE-org-ical.org"</text:span><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dict-app-result"</text:span><text:s/><text:span text:style-name="OrgSrcFontLockBuiltinFace">:height</text:span><text:s/>2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timer*"</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lendar"</text:span><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wclock*"</text:span><text:s/><text:span text:style-name="OrgSrcFontLockBuiltinFace">:height</text:span><text:s/>1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Dashboard*"</text:span><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Select*"</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Grep*"</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ccur*"</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Shell<text:s/>Command<text:s/>Output*"</text:span><text:s/><text:span text:style-name="OrgSrcFontLockBuiltinFace">:height</text:span><text:s/>1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eshell*"</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pan text:style-name="OrgSrcFontLockCommentDelimiterFace">;;;<text:s/><text:s/><text:s/><text:s/><text:s/><text:s/><text:s/><text:s/><text:s/><text:s/><text:s/><text:s/></text:span><text:span text:style-name="OrgSrcFontLockCommentFace">(undo-tree-visualizer-buffer-name<text:s/>:height<text:s/>10<text:s/>:position<text:s/>top)</text:span></text:p>
      <text:p text:style-name="OrgSrcBlock"><text:span text:style-name="OrgSrcFontLockCommentDelimiterFace">;;;<text:s/><text:s/><text:s/><text:s/><text:s/><text:s/><text:s/><text:s/><text:s/><text:s/><text:s/><text:s/></text:span><text:span text:style-name="OrgSrcFontLockCommentFace">(undo-tree-diff-buffer-name<text:s/>:height<text:s/>20<text:s/>:position<text:s/>bottom)</text:span></text:p>
      <text:p text:style-name="OrgSrcBlock"/>
      <text:p text:style-name="OrgSrcBlock"><text:s/><text:s/><text:s/><text:s/><text:span text:style-name="OrgSrcFontLockCommentDelimiterFace">;;<text:s/></text:span><text:span text:style-name="OrgSrcFontLockCommentFace">Not<text:s/>performed</text:span></text:p>
      <text:p text:style-name="OrgSrcBlock"><text:s/><text:s/><text:s/><text:s/>(<text:span text:style-name="OrgSrcFontLockKeywordFace">push</text:span><text:s/>'(<text:span text:style-name="OrgSrcFontLockStringFace">"*Org<text:s/>Agenda*"</text:span><text:s/><text:span text:style-name="OrgSrcFontLockBuiltinFace">:height</text:span><text:s/>10<text:s/><text:span text:style-name="OrgSrcFontLockBuiltinFace">:position</text:span><text:s/>top)</text:p>
      <text:p text:style-name="OrgSrcBlock"><text:s/><text:s/><text:s/><text:s/><text:s/><text:s/><text:s/><text:s/><text:s/><text:s/>popwin:special-display-config)</text:p>
      <text:p text:style-name="OrgSrcBlockLastLine"><text:s/><text:s/><text:s/><text:s/>))</text:p>
      <text:h text:style-name="Heading_20_2" text:outline-level="2" text:is-list-header="false">
<text:bookmark-start text:name="OrgXref.org2a2873d"/>
<text:bookmark text:name="org2a2873d"/><text:span text:style-name="OrgTodo">TODO</text:span> [shackle.el] ポップアップウィンドウの制御
<text:bookmark-end text:name="OrgXref.org2a2873d"/></text:h>
      <text:list text:style-name="OrgBulletedList" text:continue-numbering="false">
        <text:list-item>
          <text:p text:style-name="Text_20_body">popwin の後発パッケージ<text:line-break/></text:p>
        </text:list-item>
        <text:list-item>
          <text:p text:style-name="Text_20_body">popwin.el にある <text:span text:style-name="OrgCode">dedicated</text:span> が使えないので，本当に移行するか検討中．<text:line-break/></text:p>
        </text:list-item>
        <text:list-item>
          <text:p text:style-name="Text_20_body">以下の設定では，パッケージ読み込みのトリガーを <text:span text:style-name="OrgCode">helm-config</text:span> にひも付け<text:line-break/></text:p>
        </text:list-item>
      </text:list>
      <text:p text:style-name="OrgSrcBlock">(<text:span text:style-name="OrgSrcFontLockKeywordFace">with-eval-after-load</text:span><text:s/><text:span text:style-name="OrgSrcFontLockStringFace">"helm-config"</text:span></text:p>
      <text:p text:style-name="OrgSrcBlock"><text:s/><text:s/>(<text:span text:style-name="OrgSrcFontLockKeywordFace">when</text:span><text:s/>(<text:span text:style-name="OrgSrcFontLockKeywordFace">require</text:span><text:s/>'<text:span text:style-name="OrgSrcFontLockConstantFace">shackle</text:span><text:s/>nil<text:s/>t)</text:p>
      <text:p text:style-name="OrgSrcBlock"><text:s/><text:s/><text:s/><text:s/>(<text:span text:style-name="OrgSrcFontLockKeywordFace">setq</text:span><text:s/>shackle-rules</text:p>
      <text:p text:style-name="OrgSrcBlock"><text:s/><text:s/><text:s/><text:s/><text:s/><text:s/><text:s/><text:s/><text:s/><text:s/>'((<text:span text:style-name="OrgSrcFontLockStringFace">"*Help*"</text:span><text:s/><text:span text:style-name="OrgSrcFontLockBuiltinFace">:align</text:span><text:s/>t<text:s/><text:span text:style-name="OrgSrcFontLockBuiltinFace">:select</text:span><text:s/>t<text:s/><text:span text:style-name="OrgSrcFontLockBuiltinFace">:popup</text:span><text:s/>t<text:s/><text:span text:style-name="OrgSrcFontLockBuiltinFace">:size</text:span><text:s/>0.3)</text:p>
      <text:p text:style-name="OrgSrcBlock"><text:s/><text:s/><text:s/><text:s/><text:s/><text:s/><text:s/><text:s/><text:s/><text:s/><text:s/><text:s/>(<text:span text:style-name="OrgSrcFontLockStringFace">"*Org<text:s/>Grep*"</text:span><text:s/><text:span text:style-name="OrgSrcFontLockBuiltinFace">:align</text:span><text:s/>t<text:s/><text:span text:style-name="OrgSrcFontLockBuiltinFace">:select</text:span><text:s/>t<text:s/><text:span text:style-name="OrgSrcFontLockBuiltinFace">:popup</text:span><text:s/>t<text:s/><text:span text:style-name="OrgSrcFontLockBuiltinFace">:size</text:span><text:s/>0.3)</text:p>
      <text:p text:style-name="OrgSrcBlock"><text:s/><text:s/><text:s/><text:s/><text:s/><text:s/><text:s/><text:s/><text:s/><text:s/><text:s/><text:s/>(<text:span text:style-name="OrgSrcFontLockStringFace">"*wclock*"</text:span><text:s/><text:span text:style-name="OrgSrcFontLockBuiltinFace">:align</text:span><text:s/>t<text:s/><text:span text:style-name="OrgSrcFontLockBuiltinFace">:select</text:span><text:s/>t<text:s/><text:span text:style-name="OrgSrcFontLockBuiltinFace">:popup</text:span><text:s/>t<text:s/><text:span text:style-name="OrgSrcFontLockBuiltinFace">:size</text:span><text:s/>0.3)</text:p>
      <text:p text:style-name="OrgSrcBlock"><text:s/><text:s/><text:s/><text:s/><text:s/><text:s/><text:s/><text:s/><text:s/><text:s/><text:s/><text:s/>(<text:span text:style-name="OrgSrcFontLockStringFace">"*Shell<text:s/>Command<text:s/>Output*"</text:span></text:p>
      <text:p text:style-name="OrgSrcBlock"><text:s/><text:s/><text:s/><text:s/><text:s/><text:s/><text:s/><text:s/><text:s/><text:s/><text:s/><text:s/><text:s/><text:span text:style-name="OrgSrcFontLockBuiltinFace">:align</text:span><text:s/>t<text:s/><text:span text:style-name="OrgSrcFontLockBuiltinFace">:select</text:span><text:s/>t<text:s/><text:span text:style-name="OrgSrcFontLockBuiltinFace">:popup</text:span><text:s/>t<text:s/><text:span text:style-name="OrgSrcFontLockBuiltinFace">:size</text:span><text:s/>0.3)</text:p>
      <text:p text:style-name="OrgSrcBlock"><text:s/><text:s/><text:s/><text:s/><text:s/><text:s/><text:s/><text:s/><text:s/><text:s/><text:s/><text:s/>(<text:span text:style-name="OrgSrcFontLockStringFace">"*osx-dictionary*"</text:span></text:p>
      <text:p text:style-name="OrgSrcBlock"><text:s/><text:s/><text:s/><text:s/><text:s/><text:s/><text:s/><text:s/><text:s/><text:s/><text:s/><text:s/><text:s/><text:span text:style-name="OrgSrcFontLockBuiltinFace">:align</text:span><text:s/>t<text:s/><text:span text:style-name="OrgSrcFontLockBuiltinFace">:select</text:span><text:s/>t<text:s/><text:span text:style-name="OrgSrcFontLockBuiltinFace">:popup</text:span><text:s/>t<text:s/><text:span text:style-name="OrgSrcFontLockBuiltinFace">:size</text:span><text:s/>0.3)))</text:p>
      <text:p text:style-name="OrgSrcBlockLastLine"><text:s/><text:s/><text:s/><text:s/>(shackle-mode<text:s/>1)))</text:p>
      <text:h text:style-name="Heading_20_2" text:outline-level="2" text:is-list-header="false">
<text:bookmark-start text:name="OrgXref.org1e6015c"/>
<text:bookmark text:name="org1e6015c"/>[elscreen.el] Emacs バッファをタブ化
<text:bookmark-end text:name="OrgXref.org1e6015c"/></text:h>
      <text:p text:style-name="OrgSrcBlock"><text:span text:style-name="OrgSrcFontLockCommentDelimiterFace">;;;<text:s/></text:span><text:span text:style-name="OrgSrcFontLockCommentFace">ElScreen<text:s/>(require<text:s/>apel)<text:s/>;;;;;;;;;;;;;;;;;;;;;;;;;;;;;;;;;;;;;;;;;;;;;;;;;;;</text:span></text:p>
      <text:p text:style-name="OrgSrcBlock"><text:span text:style-name="OrgSrcFontLockCommentDelimiterFace">;;;<text:s/></text:span><text:span text:style-name="OrgSrcFontLockCommentFace">Note:<text:s/>change<text:s/>a<text:s/>string<text:s/>in<text:s/>the<text:s/>elscreen.el<text:s/>from<text:s/>"mac"<text:s/>to<text:s/>"ns"</text:span></text:p>
      <text:p text:style-name="OrgSrcBlock"><text:span text:style-name="OrgSrcFontLockCommentDelimiterFace">;;<text:s/></text:span><text:span text:style-name="OrgSrcFontLockCommentFace">2011-10-26:<text:s/>e2wm's<text:s/>perspective<text:s/>(two)<text:s/>mode<text:s/>is<text:s/>more<text:s/>useful<text:s/>for<text:s/>me.</text:span></text:p>
      <text:p text:style-name="OrgSrcBlockLastLine">(load<text:s/><text:span text:style-name="OrgSrcFontLockStringFace">"elscreen"</text:span><text:s/><text:span text:style-name="OrgSrcFontLockStringFace">"ElScreen"</text:span><text:s/>t)</text:p>
      <text:h text:style-name="Heading_20_2" text:outline-level="2" text:is-list-header="false">
<text:bookmark-start text:name="OrgXref.org8a85943"/>
<text:bookmark text:name="org8a85943"/>[tabbar-ruler] バッファをタブ切り替え可能に
<text:bookmark-end text:name="OrgXref.org8a85943"/></text:h>
      <text:p text:style-name="OrgSrcBlock">(<text:span text:style-name="OrgSrcFontLockKeywordFace">when</text:span><text:s/>(<text:span text:style-name="OrgSrcFontLockKeywordFace">require</text:span><text:s/>'<text:span text:style-name="OrgSrcFontLockConstantFace">tabbar-ruler</text:span><text:s/>nil<text:s/>t)</text:p>
      <text:p text:style-name="OrgSrcBlock"><text:s/><text:s/><text:span text:style-name="OrgSrcFontLockCommentDelimiterFace">;;<text:s/></text:span><text:span text:style-name="OrgSrcFontLockCommentFace">(when<text:s/>(require<text:s/>'tabbar-ruler<text:s/>nil<text:s/>t)</text:span></text:p>
      <text:p text:style-name="OrgSrcBlock"><text:s/><text:s/>(<text:span text:style-name="OrgSrcFontLockKeywordFace">setq</text:span><text:s/>tabbar-ruler-global-tabbar<text:s/>t)<text:s/><text:span text:style-name="OrgSrcFontLockCommentDelimiterFace">;<text:s/></text:span><text:span text:style-name="OrgSrcFontLockCommentFace">If<text:s/>you<text:s/>want<text:s/>tabbar</text:span></text:p>
      <text:p text:style-name="OrgSrcBlock"><text:s/><text:s/>(<text:span text:style-name="OrgSrcFontLockKeywordFace">setq</text:span><text:s/>tabbar-ruler-popup-menu<text:s/>t)<text:s/><text:span text:style-name="OrgSrcFontLockCommentDelimiterFace">;<text:s/></text:span><text:span text:style-name="OrgSrcFontLockCommentFace">If<text:s/>you<text:s/>want<text:s/>a<text:s/>popup<text:s/>menu.</text:span></text:p>
      <text:p text:style-name="OrgSrcBlock"><text:s/><text:s/>(<text:span text:style-name="OrgSrcFontLockKeywordFace">setq</text:span><text:s/>tabbar-ruler-popup-toolbar<text:s/>t)<text:s/><text:span text:style-name="OrgSrcFontLockCommentDelimiterFace">;<text:s/></text:span><text:span text:style-name="OrgSrcFontLockCommentFace">If<text:s/>you<text:s/>want<text:s/>a<text:s/>popup<text:s/>toolbar</text:span></text:p>
      <text:p text:style-name="OrgSrcBlock"><text:s/><text:s/><text:span text:style-name="OrgSrcFontLockCommentDelimiterFace">;;<text:s/><text:s/></text:span><text:span text:style-name="OrgSrcFontLockCommentFace">(setq<text:s/>tabbar-ruler-fancy-tab-separator<text:s/>'round)</text:span></text:p>
      <text:p text:style-name="OrgSrcBlock"><text:s/><text:s/><text:span text:style-name="OrgSrcFontLockCommentDelimiterFace">;;<text:s/><text:s/></text:span><text:span text:style-name="OrgSrcFontLockCommentFace">(setq<text:s/>tabbar-ruler-fancy-current-tab-separator<text:s/>'round)</text:span></text:p>
      <text:p text:style-name="OrgSrcBlock"><text:s/><text:s/>(<text:span text:style-name="OrgSrcFontLockKeywordFace">setq</text:span><text:s/>tabbar-ruler-invert-deselected<text:s/>nil)</text:p>
      <text:p text:style-name="OrgSrcBlockLastLine"><text:s/><text:s/>(<text:span text:style-name="OrgSrcFontLockKeywordFace">setq</text:span><text:s/>tabbar-ruler-modified-symbol<text:s/>t))</text:p>
      <text:h text:style-name="Heading_20_1" text:outline-level="1" text:is-list-header="false">
<text:bookmark-start text:name="OrgXref.ID-54A8416E-CFFE-41A7-9F48-1165EA5A5453"/>
<text:bookmark text:name="ID-54A8416E-CFFE-41A7-9F48-1165EA5A5453"/>
<text:bookmark-end text:name="OrgXref.ID-54A8416E-CFFE-41A7-9F48-1165EA5A5453"/>
<text:bookmark-start text:name="OrgXref.orgb0aa3f2"/>
<text:bookmark text:name="orgb0aa3f2"/>フォント／配色関連
<text:bookmark-end text:name="OrgXref.orgb0aa3f2"/></text:h>
      <text:h text:style-name="Heading_20_2" text:outline-level="2" text:is-list-header="false">
<text:bookmark-start text:name="OrgXref.orgd06ff52"/>
<text:bookmark text:name="orgd06ff52"/>正規表現を見やすくする
<text:bookmark-end text:name="OrgXref.orgd06ff52"/></text:h>
      <text:p text:style-name="OrgSrcBlock">(set-face-foreground<text:s/>'font-lock-regexp-grouping-backslash<text:s/><text:span text:style-name="OrgSrcFontLockStringFace">"</text:span><text:span text:style-name="OrgSrcDefault0054">#66CC99</text:span><text:span text:style-name="OrgSrcFontLockStringFace">"</text:span>)</text:p>
      <text:p text:style-name="OrgSrcBlockLastLine">(set-face-foreground<text:s/>'font-lock-regexp-grouping-construct<text:s/><text:span text:style-name="OrgSrcFontLockStringFace">"</text:span><text:span text:style-name="OrgSrcDefault0059">#9966CC</text:span><text:span text:style-name="OrgSrcFontLockStringFace">"</text:span>)</text:p>
      <text:p text:style-name="Text_20_body">Emacs Lisp で正規表現入力をサポートするツールには， <text:span text:style-name="OrgCode">M-x re-builder</text:span> や <text:span text:style-name="OrgCode">rx</text:span> マクロがある．<text:line-break/></text:p>
      <text:list text:style-name="OrgBulletedList" text:continue-numbering="false">
        <text:list-item>
          <text:p text:style-name="Text_20_body"><text:a xlink:type="simple" xlink:href="http://www.emacswiki.org/emacs/ReBuilder">EmacsWiki: Re Builder</text:a><text:line-break/></text:p>
        </text:list-item>
        <text:list-item>
          <text:p text:style-name="Text_20_body"><text:a xlink:type="simple" xlink:href="http://emacswiki.org/emacs/rx">EmacsWiki: rx</text:a><text:line-break/></text:p>
        </text:list-item>
      </text:list>
      <text:h text:style-name="Heading_20_2" text:outline-level="2" text:is-list-header="false">
<text:bookmark-start text:name="OrgXref.org77eb92b"/>
<text:bookmark text:name="org77eb92b"/>設定ファイルを見やすくする
<text:bookmark-end text:name="OrgXref.org77eb92b"/></text:h>
      <text:p text:style-name="Text_20_body"><text:span text:style-name="OrgCode">generic-x</text:span> を使うと， <text:span text:style-name="OrgCode">/etc/hosts</text:span> や <text:span text:style-name="OrgCode">/etc/apache2.conf</text:span> に色を付けられる．<text:line-break/></text:p>
      <text:p text:style-name="Text_20_body"><text:span text:style-name="OrgCode">helm-config</text:span> の後に呼んでいるのは，Emacs起動時の単純な高速化対策です．<text:line-break/></text:p>
      <text:p text:style-name="OrgSrcBlock">(<text:span text:style-name="OrgSrcFontLockKeywordFace">with-eval-after-load</text:span><text:s/><text:span text:style-name="OrgSrcFontLockStringFace">"helm-config"</text:span></text:p>
      <text:p text:style-name="OrgSrcBlockLastLine"><text:s/><text:s/>(<text:span text:style-name="OrgSrcFontLockKeywordFace">require</text:span><text:s/>'<text:span text:style-name="OrgSrcFontLockConstantFace">generic-x</text:span><text:s/>nil<text:s/>t))</text:p>
      <text:h text:style-name="Heading_20_2" text:outline-level="2" text:is-list-header="false">
<text:bookmark-start text:name="OrgXref.org12d3b28"/>
<text:bookmark text:name="org12d3b28"/>カーソル行に色をつける
<text:bookmark-end text:name="OrgXref.org12d3b28"/></text:h>
      <text:list text:style-name="OrgBulletedList" text:continue-numbering="false">
        <text:list-item>
          <text:p text:style-name="Text_20_body">ビルトインの <text:span text:style-name="OrgCode">hl-line</text:span> を使います．<text:line-break/></text:p>
        </text:list-item>
        <text:list-item>
          <text:p text:style-name="Text_20_body"><text:a xlink:type="simple" xlink:href="http://murakan.cocolog-nifty.com/blog/2009/01/emacs-tips-1d45.html">http://murakan.cocolog-nifty.com/blog/2009/01/emacs-tips-1d45.html</text:a><text:line-break/></text:p>
        </text:list-item>
        <text:list-item>
          <text:p text:style-name="Text_20_body"><text:a xlink:type="simple" xlink:href="http://www.emacswiki.org/cgi-bin/emacs/highlight-current-line.el">http://www.emacswiki.org/cgi-bin/emacs/highlight-current-line.el</text:a><text:line-break/></text:p>
        </text:list-item>
      </text:list>
      <text:p text:style-name="OrgSrcBlock">(<text:span text:style-name="OrgSrcFontLockKeywordFace">when</text:span><text:s/>window-system</text:p>
      <text:p text:style-name="OrgSrcBlockLastLine"><text:s/><text:s/>(global-hl-line-mode<text:s/>1))</text:p>
      <text:p text:style-name="Text_20_body">色の設定は <text:span text:style-name="OrgCode">custom-set-faces</text:span> で．<text:line-break/></text:p>
      <text:p text:style-name="OrgSrcBlock">(custom-set-faces</text:p>
      <text:p text:style-name="OrgSrcBlock"><text:s/>'(hl-line</text:p>
      <text:p text:style-name="OrgSrcBlock"><text:s/><text:s/><text:s/>((((background<text:s/>dark))<text:s/><text:span text:style-name="OrgSrcFontLockBuiltinFace">:background</text:span><text:s/><text:span text:style-name="OrgSrcFontLockStringFace">"</text:span><text:span text:style-name="OrgSrcDefault0078">#484c5c</text:span><text:span text:style-name="OrgSrcFontLockStringFace">"</text:span>)</text:p>
      <text:p text:style-name="OrgSrcBlockLastLine"><text:s/><text:s/><text:s/><text:s/>(t<text:s/>(<text:span text:style-name="OrgSrcFontLockBuiltinFace">:background</text:span><text:s/><text:span text:style-name="OrgSrcFontLockStringFace">"</text:span><text:span text:style-name="OrgSrcDefault0079">#DEEDFF</text:span><text:span text:style-name="OrgSrcFontLockStringFace">"</text:span>))))))</text:p>
      <text:h text:style-name="Heading_20_2" text:outline-level="2" text:is-list-header="false">
<text:bookmark-start text:name="OrgXref.org472e9c1"/>
<text:bookmark text:name="org472e9c1"/>カーソル色の切り替え<text:tab/><text:span text:style-name="OrgTags">[<text:span text:style-name="OrgTag">Mac</text:span>]</text:span>
<text:bookmark-end text:name="OrgXref.org472e9c1"/></text:h>
      <text:p text:style-name="OrgSrcBlock">(<text:span text:style-name="OrgSrcFontLockKeywordFace">when</text:span><text:s/>(<text:span text:style-name="OrgSrcFontLockKeywordFace">and</text:span><text:s/>(string=<text:s/>system-name<text:s/><text:span text:style-name="OrgSrcFontLockStringFace">"mba.local"</text:span>)</text:p>
      <text:p text:style-name="OrgSrcBlock"><text:s/><text:s/><text:s/><text:s/><text:s/><text:s/><text:s/><text:s/><text:s/><text:s/><text:s/>(memq<text:s/>window-system<text:s/>'(mac<text:s/>ns))</text:p>
      <text:p text:style-name="OrgSrcBlock"><text:s/><text:s/><text:s/><text:s/><text:s/><text:s/><text:s/><text:s/><text:s/><text:s/><text:s/>(&gt;=<text:s/>emacs-major-version<text:s/>24))</text:p>
      <text:p text:style-name="OrgSrcBlock"/>
      <text:p text:style-name="OrgSrcBlock"><text:s/><text:s/>(add-hook<text:s/>'input-method-activate-hook</text:p>
      <text:p text:style-name="OrgSrcBlock"><text:s/><text:s/><text:s/><text:s/><text:s/><text:s/><text:s/><text:s/><text:s/><text:s/><text:s/><text:s/>#'(lambda<text:s/>()</text:p>
      <text:p text:style-name="OrgSrcBlock"><text:s/><text:s/><text:s/><text:s/><text:s/><text:s/><text:s/><text:s/><text:s/><text:s/><text:s/><text:s/><text:s/><text:s/><text:s/><text:s/>(message<text:s/><text:span text:style-name="OrgSrcFontLockStringFace">"activate-hook"</text:span>)</text:p>
      <text:p text:style-name="OrgSrcBlock"><text:s/><text:s/><text:s/><text:s/><text:s/><text:s/><text:s/><text:s/><text:s/><text:s/><text:s/><text:s/><text:s/><text:s/><text:s/><text:s/>(<text:span text:style-name="OrgSrcFontLockKeywordFace">setq</text:span><text:s/>cursor-type<text:s/>my:cursor-type-ime-on)</text:p>
      <text:p text:style-name="OrgSrcBlock"><text:s/><text:s/><text:s/><text:s/><text:s/><text:s/><text:s/><text:s/><text:s/><text:s/><text:s/><text:s/><text:s/><text:s/><text:s/><text:s/>(set-cursor-color<text:s/>my:cursor-color-ime-on)))</text:p>
      <text:p text:style-name="OrgSrcBlock"/>
      <text:p text:style-name="OrgSrcBlock"><text:s/><text:s/>(add-hook<text:s/>'input-method-inactivate-hook</text:p>
      <text:p text:style-name="OrgSrcBlock"><text:s/><text:s/><text:s/><text:s/><text:s/><text:s/><text:s/><text:s/><text:s/><text:s/><text:s/><text:s/>#'(lambda<text:s/>()</text:p>
      <text:p text:style-name="OrgSrcBlock"><text:s/><text:s/><text:s/><text:s/><text:s/><text:s/><text:s/><text:s/><text:s/><text:s/><text:s/><text:s/><text:s/><text:s/><text:s/><text:s/>(<text:span text:style-name="OrgSrcFontLockKeywordFace">setq</text:span><text:s/>cursor-type<text:s/>my:cursor-type-ime-off)</text:p>
      <text:p text:style-name="OrgSrcBlockLastLine"><text:s/><text:s/><text:s/><text:s/><text:s/><text:s/><text:s/><text:s/><text:s/><text:s/><text:s/><text:s/><text:s/><text:s/><text:s/><text:s/>(set-cursor-color<text:s/>my:cursor-color-ime-off))))</text:p>
      <text:h text:style-name="Heading_20_2" text:outline-level="2" text:is-list-header="false">
<text:bookmark-start text:name="OrgXref.org02f4154"/>
<text:bookmark text:name="org02f4154"/>カーソルを点滅させない
<text:bookmark-end text:name="OrgXref.org02f4154"/></text:h>
      <text:p text:style-name="OrgSrcBlockLastLine">(blink-cursor-mode<text:s/>-1)</text:p>
      <text:p text:style-name="Text_20_body">逆にちゃんと設定して点滅させる場合．以下の例では，入力が止まってから16秒後に0.3秒間隔で点滅します．次に入力が始まるまで，点滅が続きます．<text:line-break/></text:p>
      <text:p text:style-name="Text_20_body"><text:span text:style-name="OrgCode">helm-config</text:span> の後に呼んでいるのは，Emacs起動時の単純な高速化対策です．<text:line-break/></text:p>
      <text:p text:style-name="OrgSrcBlock">(<text:span text:style-name="OrgSrcFontLockKeywordFace">with-eval-after-load</text:span><text:s/><text:span text:style-name="OrgSrcFontLockStringFace">"helm-config"</text:span></text:p>
      <text:p text:style-name="OrgSrcBlock"><text:s/><text:s/>(<text:span text:style-name="OrgSrcFontLockKeywordFace">setq</text:span><text:s/>blink-cursor-blinks<text:s/>0)</text:p>
      <text:p text:style-name="OrgSrcBlock"><text:s/><text:s/>(<text:span text:style-name="OrgSrcFontLockKeywordFace">setq</text:span><text:s/>blink-cursor-interval<text:s/>0.3)</text:p>
      <text:p text:style-name="OrgSrcBlock"><text:s/><text:s/>(<text:span text:style-name="OrgSrcFontLockKeywordFace">setq</text:span><text:s/>blink-cursor-delay<text:s/>16)</text:p>
      <text:p text:style-name="OrgSrcBlockLastLine"><text:s/><text:s/>(blink-cursor-mode<text:s/>-1))</text:p>
      <text:h text:style-name="Heading_20_2" text:outline-level="2" text:is-list-header="false">
<text:bookmark-start text:name="OrgXref.org19391e5"/>
<text:bookmark text:name="org19391e5"/>カーソル位置のフォントを確認
<text:bookmark-end text:name="OrgXref.org19391e5"/></text:h>
      <text:p text:style-name="Text_20_body"><text:span text:style-name="OrgCode">M-x describe-char</text:span> すると，カーソル位置のフォントの情報が別バッファに表示されます．<text:line-break/></text:p>
      <text:h text:style-name="Heading_20_2" text:outline-level="2" text:is-list-header="false">
<text:bookmark-start text:name="OrgXref.orga26a6f7"/>
<text:bookmark text:name="orga26a6f7"/>フォント設定
<text:bookmark-end text:name="OrgXref.orga26a6f7"/></text:h>
      <text:p text:style-name="Text_20_body">表のような利用環境に対して，個別に設定を施しています．WindowsとLinuxは安定版のEmacs23で，Macは開発版のCocoaEmacs23です．MacではEmacs24でもうまく表示できています．最近は，<text:a xlink:type="simple" xlink:href="http://mix-mplus-ipa.sourceforge.jp/migu/">Migu 2M</text:a>を気に入って使っています．<text:line-break/></text:p>
      <text:section text:style-name="OrgIndentedSection-Level-0" text:name="Section8">
        <text:p text:style-name="Table">
<text:bookmark text:name="nil"/>Table <text:sequence text:ref-name="nil" text:name="Table" text:formula="ooow:Table+1" style:num-format="1">12.7.1</text:sequence>: 環境別の使用フォント</text:p>
        <table:table table:style-name="OrgTable">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ASCII</text:p>
              </table:table-cell>
              <table:table-cell table:style-name="OrgTblCellT">
                <text:p text:style-name="OrgTableContentsLeft">日本語</text:p>
              </table:table-cell>
            </table:table-row>
            <table:table-row>
              <table:table-cell table:style-name="OrgTblCell">
                <text:p text:style-name="OrgTableContentsLeft">Mac</text:p>
              </table:table-cell>
              <table:table-cell table:style-name="OrgTblCell">
                <text:p text:style-name="OrgTableContentsLeft">Monaco</text:p>
              </table:table-cell>
              <table:table-cell table:style-name="OrgTblCell">
                <text:p text:style-name="OrgTableContentsLeft">Migu 2M 又は ヒラギノ丸ゴ</text:p>
              </table:table-cell>
            </table:table-row>
            <table:table-row>
              <table:table-cell table:style-name="OrgTblCell">
                <text:p text:style-name="OrgTableContentsLeft">Windows</text:p>
              </table:table-cell>
              <table:table-cell table:style-name="OrgTblCell">
                <text:p text:style-name="OrgTableContentsLeft">Inconsolata</text:p>
              </table:table-cell>
              <table:table-cell table:style-name="OrgTblCell">
                <text:p text:style-name="OrgTableContentsLeft">メイリオ</text:p>
              </table:table-cell>
            </table:table-row>
            <table:table-row>
              <table:table-cell table:style-name="OrgTblCellB">
                <text:p text:style-name="OrgTableContentsLeft">Linux</text:p>
              </table:table-cell>
              <table:table-cell table:style-name="OrgTblCellB">
                <text:p text:style-name="OrgTableContentsLeft">Inconsolata</text:p>
              </table:table-cell>
              <table:table-cell table:style-name="OrgTblCellB">
                <text:p text:style-name="OrgTableContentsLeft">MigMix</text:p>
              </table:table-cell>
            </table:table-row>
          </table:table-rows>
        </table:table>
      </text:section>
      <text:list text:style-name="OrgBulletedList" text:continue-numbering="false">
        <text:list-item>
          <text:p text:style-name="Text_20_body"><text:a xlink:type="simple" xlink:href="http://d.hatena.ne.jp/setoryohei/20110117/1295336454">http://d.hatena.ne.jp/setoryohei/20110117/1295336454</text:a><text:line-break/></text:p>
        </text:list-item>
      </text:list>
      <text:p text:style-name="OrgSrcBlock">(<text:span text:style-name="OrgSrcFontLockKeywordFace">defconst</text:span><text:s/><text:span text:style-name="OrgSrcFontLockVariableNameFace">my:font-size</text:span><text:s/>12)</text:p>
      <text:p text:style-name="OrgSrcBlock">(<text:span text:style-name="OrgSrcFontLockKeywordFace">defun</text:span><text:s/><text:span text:style-name="OrgSrcFontLockFunctionNameFace">my:ja-font-setter</text:span><text:s/>(spec)</text:p>
      <text:p text:style-name="OrgSrcBlock"><text:s/><text:s/>(set-fontset-font<text:s/>nil<text:s/>'japanese-jisx0208<text:s/>spec)</text:p>
      <text:p text:style-name="OrgSrcBlock"><text:s/><text:s/>(set-fontset-font<text:s/>nil<text:s/>'katakana-jisx0201<text:s/>spec)</text:p>
      <text:p text:style-name="OrgSrcBlock"><text:s/><text:s/>(set-fontset-font<text:s/>nil<text:s/>'japanese-jisx0212<text:s/>spec)</text:p>
      <text:p text:style-name="OrgSrcBlock"><text:s/><text:s/>(set-fontset-font<text:s/>nil<text:s/>'(#x0080<text:s/>.<text:s/>#x024F)<text:s/>spec)</text:p>
      <text:p text:style-name="OrgSrcBlock"><text:s/><text:s/>(set-fontset-font<text:s/>nil<text:s/>'(#x0370<text:s/>.<text:s/>#x03FF)<text:s/>spec)</text:p>
      <text:p text:style-name="OrgSrcBlock"><text:s/><text:s/>(set-fontset-font<text:s/>nil<text:s/>'mule-unicode-0100-24ff<text:s/>spec))</text:p>
      <text:p text:style-name="OrgSrcBlock">(<text:span text:style-name="OrgSrcFontLockKeywordFace">defun</text:span><text:s/><text:span text:style-name="OrgSrcFontLockFunctionNameFace">my:ascii-font-setter</text:span><text:s/>(spec)</text:p>
      <text:p text:style-name="OrgSrcBlock"><text:s/><text:s/>(set-fontset-font<text:s/>nil<text:s/>'ascii<text:s/>spec))</text:p>
      <text:p text:style-name="OrgSrcBlock"/>
      <text:p text:style-name="OrgSrcBlock">(<text:span text:style-name="OrgSrcFontLockKeywordFace">cond</text:span></text:p>
      <text:p text:style-name="OrgSrcBlock"><text:s/><text:span text:style-name="OrgSrcFontLockCommentDelimiterFace">;;<text:s/></text:span><text:span text:style-name="OrgSrcFontLockCommentFace">CocoaEmacs</text:span></text:p>
      <text:p text:style-name="OrgSrcBlock"><text:s/>((memq<text:s/>window-system<text:s/>'(mac<text:s/>ns))</text:p>
      <text:p text:style-name="OrgSrcBlock"><text:s/><text:s/>(<text:span text:style-name="OrgSrcFontLockKeywordFace">when</text:span><text:s/>(&gt;=<text:s/>emacs-major-version<text:s/>23)</text:p>
      <text:p text:style-name="OrgSrcBlock"><text:s/><text:s/><text:s/><text:s/><text:span text:style-name="OrgSrcFontLockCommentDelimiterFace">;;<text:s/></text:span><text:span text:style-name="OrgSrcFontLockCommentFace">1)<text:s/>Monaco,<text:s/>Hiragino/Migu<text:s/>2M<text:s/>:<text:s/>font-size=12,<text:s/>-apple-hiragino=1.2</text:span></text:p>
      <text:p text:style-name="OrgSrcBlock"><text:s/><text:s/><text:s/><text:s/><text:span text:style-name="OrgSrcFontLockCommentDelimiterFace">;;<text:s/></text:span><text:span text:style-name="OrgSrcFontLockCommentFace">2)<text:s/>Inconsolata,<text:s/>Migu<text:s/>2M<text:s/><text:s/><text:s/><text:s/><text:s/>:<text:s/>font-size=14,</text:span></text:p>
      <text:p text:style-name="OrgSrcBlock"><text:s/><text:s/><text:s/><text:s/><text:span text:style-name="OrgSrcFontLockCommentDelimiterFace">;;<text:s/></text:span><text:span text:style-name="OrgSrcFontLockCommentFace">3)<text:s/>Inconsolata,<text:s/>Hiragino<text:s/><text:s/><text:s/><text:s/>:<text:s/>font-size=14,<text:s/>-apple-hiragino=1.0</text:span></text:p>
      <text:p text:style-name="OrgSrcBlock"><text:s/><text:s/><text:s/><text:s/>(<text:span text:style-name="OrgSrcFontLockKeywordFace">let</text:span></text:p>
      <text:p text:style-name="OrgSrcBlock"><text:s/><text:s/><text:s/><text:s/><text:s/><text:s/><text:s/><text:s/><text:span text:style-name="OrgSrcFontLockCommentDelimiterFace">;;<text:s/></text:span><text:span text:style-name="OrgSrcFontLockCommentFace">Fonts</text:span></text:p>
      <text:p text:style-name="OrgSrcBlock"><text:s/><text:s/><text:s/><text:s/><text:s/><text:s/><text:s/><text:s/>((font-size<text:s/>my:font-size)</text:p>
      <text:p text:style-name="OrgSrcBlock"><text:s/><text:s/><text:s/><text:s/><text:s/><text:s/><text:s/><text:s/><text:s/><text:span text:style-name="OrgSrcFontLockCommentDelimiterFace">;;<text:s/></text:span><text:span text:style-name="OrgSrcFontLockCommentFace">((font-size<text:s/>28)<text:s/>;<text:s/>for<text:s/>mirroring<text:s/>presentation<text:s/>(1440x900)</text:span></text:p>
      <text:p text:style-name="OrgSrcBlock"><text:s/><text:s/><text:s/><text:s/><text:s/><text:s/><text:s/><text:s/><text:s/>(ascii-font<text:s/><text:span text:style-name="OrgSrcFontLockStringFace">"Monaco"</text:span>)<text:s/><text:span text:style-name="OrgSrcFontLockCommentDelimiterFace">;;<text:s/></text:span><text:span text:style-name="OrgSrcFontLockCommentFace">"Inconsolata"</text:span></text:p>
      <text:p text:style-name="OrgSrcBlock"><text:s/><text:s/><text:s/><text:s/><text:s/><text:s/><text:s/><text:s/><text:s/>(ja-font<text:s/><text:span text:style-name="OrgSrcFontLockStringFace">"Migu<text:s/>2M"</text:span>))<text:s/><text:span text:style-name="OrgSrcFontLockCommentDelimiterFace">;;<text:s/></text:span><text:span text:style-name="OrgSrcFontLockCommentFace">"Hiragino<text:s/>Maru<text:s/>Gothic<text:s/>Pro"</text:span></text:p>
      <text:p text:style-name="OrgSrcBlock"><text:s/><text:s/><text:s/><text:s/><text:s/><text:s/>(my:ascii-font-setter<text:s/>(font-spec<text:s/><text:span text:style-name="OrgSrcFontLockBuiltinFace">:family</text:span><text:s/>ascii-font<text:s/><text:span text:style-name="OrgSrcFontLockBuiltinFace">:size</text:span><text:s/>font-size))</text:p>
      <text:p text:style-name="OrgSrcBlock"><text:s/><text:s/><text:s/><text:s/><text:s/><text:s/>(my:ja-font-setter<text:s/>(font-spec<text:s/><text:span text:style-name="OrgSrcFontLockBuiltinFace">:family</text:span><text:s/>ja-font<text:s/><text:span text:style-name="OrgSrcFontLockBuiltinFace">:size</text:span><text:s/>font-size)))</text:p>
      <text:p text:style-name="OrgSrcBlock"/>
      <text:p text:style-name="OrgSrcBlock"><text:s/><text:s/><text:s/><text:s/><text:span text:style-name="OrgSrcFontLockCommentDelimiterFace">;;<text:s/></text:span><text:span text:style-name="OrgSrcFontLockCommentFace">Fix<text:s/>ratio<text:s/>provided<text:s/>by<text:s/>set-face-attribute<text:s/>for<text:s/>fonts<text:s/>display</text:span></text:p>
      <text:p text:style-name="OrgSrcBlock"><text:s/><text:s/><text:s/><text:s/>(<text:span text:style-name="OrgSrcFontLockKeywordFace">setq</text:span><text:s/>face-font-rescale-alist</text:p>
      <text:p text:style-name="OrgSrcBlock"><text:s/><text:s/><text:s/><text:s/><text:s/><text:s/><text:s/><text:s/><text:s/><text:s/>'((<text:span text:style-name="OrgSrcFontLockStringFace">"^-apple-hiragino.*"</text:span><text:s/>.<text:s/>1.0)<text:s/><text:span text:style-name="OrgSrcFontLockCommentDelimiterFace">;<text:s/></text:span><text:span text:style-name="OrgSrcFontLockCommentFace">1.2</text:span></text:p>
      <text:p text:style-name="OrgSrcBlock"><text:s/><text:s/><text:s/><text:s/><text:s/><text:s/><text:s/><text:s/><text:s/><text:s/><text:s/><text:s/>(<text:span text:style-name="OrgSrcFontLockStringFace">".*Migu.*"</text:span><text:s/>.<text:s/>1.2)</text:p>
      <text:p text:style-name="OrgSrcBlock"><text:s/><text:s/><text:s/><text:s/><text:s/><text:s/><text:s/><text:s/><text:s/><text:s/><text:s/><text:s/>(<text:span text:style-name="OrgSrcFontLockStringFace">".*Inconsolata.*"</text:span><text:s/>1.0)</text:p>
      <text:p text:style-name="OrgSrcBlock"><text:s/><text:s/><text:s/><text:s/><text:s/><text:s/><text:s/><text:s/><text:s/><text:s/><text:s/><text:s/>(<text:span text:style-name="OrgSrcFontLockStringFace">".*osaka-bold.*"</text:span><text:s/>.<text:s/>1.0)<text:s/><text:s/><text:s/><text:s/><text:s/><text:span text:style-name="OrgSrcFontLockCommentDelimiterFace">;<text:s/></text:span><text:span text:style-name="OrgSrcFontLockCommentFace">1.2</text:span></text:p>
      <text:p text:style-name="OrgSrcBlock"><text:s/><text:s/><text:s/><text:s/><text:s/><text:s/><text:s/><text:s/><text:s/><text:s/><text:s/><text:s/>(<text:span text:style-name="OrgSrcFontLockStringFace">".*osaka-medium.*"</text:span><text:s/>.<text:s/>1.0)<text:s/><text:s/><text:s/><text:span text:style-name="OrgSrcFontLockCommentDelimiterFace">;<text:s/></text:span><text:span text:style-name="OrgSrcFontLockCommentFace">1.0</text:span></text:p>
      <text:p text:style-name="OrgSrcBlock"><text:s/><text:s/><text:s/><text:s/><text:s/><text:s/><text:s/><text:s/><text:s/><text:s/><text:s/><text:s/>(<text:span text:style-name="OrgSrcFontLockStringFace">".*courier-bold-.*-mac-roman"</text:span><text:s/>.<text:s/>1.0)<text:s/><text:span text:style-name="OrgSrcFontLockCommentDelimiterFace">;<text:s/></text:span><text:span text:style-name="OrgSrcFontLockCommentFace">0.9</text:span></text:p>
      <text:p text:style-name="OrgSrcBlock"><text:s/><text:s/><text:s/><text:s/><text:s/><text:s/><text:s/><text:s/><text:s/><text:s/><text:s/><text:s/><text:span text:style-name="OrgSrcFontLockCommentDelimiterFace">;;<text:s/></text:span><text:span text:style-name="OrgSrcFontLockCommentFace">(".*monaco<text:s/>cy-bold-.*-mac-cyrillic"<text:s/>.<text:s/>1.0)</text:span></text:p>
      <text:p text:style-name="OrgSrcBlock"><text:s/><text:s/><text:s/><text:s/><text:s/><text:s/><text:s/><text:s/><text:s/><text:s/><text:s/><text:s/><text:span text:style-name="OrgSrcFontLockCommentDelimiterFace">;;<text:s/></text:span><text:span text:style-name="OrgSrcFontLockCommentFace">(".*monaco-bold-.*-mac-roman"<text:s/>.<text:s/>1.0)<text:s/>;<text:s/>0.9</text:span></text:p>
      <text:p text:style-name="OrgSrcBlock"><text:s/><text:s/><text:s/><text:s/><text:s/><text:s/><text:s/><text:s/><text:s/><text:s/><text:s/><text:s/>(<text:span text:style-name="OrgSrcFontLockStringFace">"-cdac$"</text:span><text:s/>.<text:s/>1.0)))<text:s/><text:s/><text:s/><text:s/><text:s/><text:s/><text:s/><text:s/><text:s/><text:s/><text:s/><text:span text:style-name="OrgSrcFontLockCommentDelimiterFace">;<text:s/></text:span><text:span text:style-name="OrgSrcFontLockCommentFace">1.3</text:span></text:p>
      <text:p text:style-name="OrgSrcBlock"><text:s/><text:s/><text:s/><text:s/>))</text:p>
      <text:p text:style-name="OrgSrcBlock"/>
      <text:p text:style-name="OrgSrcBlock"><text:s/>((eq<text:s/>window-system<text:s/>'ns)</text:p>
      <text:p text:style-name="OrgSrcBlock"><text:s/><text:s/><text:span text:style-name="OrgSrcFontLockCommentDelimiterFace">;;<text:s/></text:span><text:span text:style-name="OrgSrcFontLockCommentFace">Anti<text:s/>aliasing<text:s/>with<text:s/>Quartz<text:s/>2D</text:span></text:p>
      <text:p text:style-name="OrgSrcBlock"><text:s/><text:s/>(<text:span text:style-name="OrgSrcFontLockKeywordFace">when</text:span><text:s/>(boundp<text:s/>'mac-allow-anti-aliasing)</text:p>
      <text:p text:style-name="OrgSrcBlock"><text:s/><text:s/><text:s/><text:s/>(<text:span text:style-name="OrgSrcFontLockKeywordFace">setq</text:span><text:s/>mac-allow-anti-aliasing<text:s/>t)))</text:p>
      <text:p text:style-name="OrgSrcBlock"/>
      <text:p text:style-name="OrgSrcBlock"><text:s/>((eq<text:s/>window-system<text:s/>'w32)<text:s/><text:span text:style-name="OrgSrcFontLockCommentDelimiterFace">;<text:s/></text:span><text:span text:style-name="OrgSrcFontLockCommentFace">windows7</text:span></text:p>
      <text:p text:style-name="OrgSrcBlock"><text:s/><text:s/>(<text:span text:style-name="OrgSrcFontLockKeywordFace">let</text:span><text:s/>((font-size<text:s/>14)</text:p>
      <text:p text:style-name="OrgSrcBlock"><text:s/><text:s/><text:s/><text:s/><text:s/><text:s/><text:s/><text:s/>(font-height<text:s/>100)</text:p>
      <text:p text:style-name="OrgSrcBlock"><text:s/><text:s/><text:s/><text:s/><text:s/><text:s/><text:s/><text:s/>(ascii-font<text:s/><text:span text:style-name="OrgSrcFontLockStringFace">"Inconsolata"</text:span>)</text:p>
      <text:p text:style-name="OrgSrcBlock"><text:s/><text:s/><text:s/><text:s/><text:s/><text:s/><text:s/><text:s/><text:span text:style-name="OrgSrcFontLockCommentDelimiterFace">;;<text:s/></text:span><text:span text:style-name="OrgSrcFontLockCommentFace">(ja-font<text:s/>"Meiryo<text:s/>UI"))</text:span></text:p>
      <text:p text:style-name="OrgSrcBlock"><text:s/><text:s/><text:s/><text:s/><text:s/><text:s/><text:s/><text:s/>(ja-font<text:s/><text:span text:style-name="OrgSrcFontLockStringFace">"メイリオ"</text:span>))</text:p>
      <text:p text:style-name="OrgSrcBlock"><text:s/><text:s/><text:s/><text:s/>(my:ja-font-setter</text:p>
      <text:p text:style-name="OrgSrcBlock"><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my:ascii-font-setter<text:s/>(font-spec<text:s/><text:span text:style-name="OrgSrcFontLockBuiltinFace">:family</text:span><text:s/>ascii-font<text:s/><text:span text:style-name="OrgSrcFontLockBuiltinFace">:size</text:span><text:s/>font-size)))</text:p>
      <text:p text:style-name="OrgSrcBlock"><text:s/><text:s/>(<text:span text:style-name="OrgSrcFontLockKeywordFace">setq</text:span><text:s/>face-font-rescale-alist<text:s/>'((<text:span text:style-name="OrgSrcFontLockStringFace">".*Inconsolata.*"</text:span><text:s/>.<text:s/>1.0)))<text:s/><text:span text:style-name="OrgSrcFontLockCommentDelimiterFace">;<text:s/></text:span><text:span text:style-name="OrgSrcFontLockCommentFace">0.9</text:span></text:p>
      <text:p text:style-name="OrgSrcBlock"><text:s/><text:s/>)</text:p>
      <text:p text:style-name="OrgSrcBlock"><text:s/>(window-system<text:s/><text:span text:style-name="OrgSrcFontLockCommentDelimiterFace">;<text:s/></text:span><text:span text:style-name="OrgSrcFontLockCommentFace">for<text:s/>SuSE<text:s/>Linux<text:s/>12.1</text:span></text:p>
      <text:p text:style-name="OrgSrcBlock"><text:s/><text:s/>(<text:span text:style-name="OrgSrcFontLockKeywordFace">let</text:span></text:p>
      <text:p text:style-name="OrgSrcBlock"><text:s/><text:s/><text:s/><text:s/><text:s/><text:s/>((font-size<text:s/>14)</text:p>
      <text:p text:style-name="OrgSrcBlock"><text:s/><text:s/><text:s/><text:s/><text:s/><text:s/><text:s/>(font-height<text:s/>100)</text:p>
      <text:p text:style-name="OrgSrcBlock"><text:s/><text:s/><text:s/><text:s/><text:s/><text:s/><text:s/>(ascii-font<text:s/><text:span text:style-name="OrgSrcFontLockStringFace">"Inconsolata"</text:span>)</text:p>
      <text:p text:style-name="OrgSrcBlock"><text:s/><text:s/><text:s/><text:s/><text:s/><text:s/><text:s/><text:span text:style-name="OrgSrcFontLockCommentDelimiterFace">;;<text:s/></text:span><text:span text:style-name="OrgSrcFontLockCommentFace">(ja-font<text:s/>"MigMix<text:s/>1M")</text:span></text:p>
      <text:p text:style-name="OrgSrcBlock"><text:s/><text:s/><text:s/><text:s/><text:s/><text:s/><text:s/>(ja-font<text:s/><text:span text:style-name="OrgSrcFontLockStringFace">"Migu<text:s/>1M"</text:span>))</text:p>
      <text:p text:style-name="OrgSrcBlock"><text:s/><text:s/><text:s/><text:s/>(my:ja-font-setter</text:p>
      <text:p text:style-name="OrgSrcBlock"><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my:ascii-font-setter<text:s/>(font-spec<text:s/><text:span text:style-name="OrgSrcFontLockBuiltinFace">:family</text:span><text:s/>ascii-font<text:s/><text:span text:style-name="OrgSrcFontLockBuiltinFace">:size</text:span><text:s/>font-size)))</text:p>
      <text:p text:style-name="OrgSrcBlock"><text:s/><text:s/>(<text:span text:style-name="OrgSrcFontLockKeywordFace">setq</text:span><text:s/>face-font-rescale-alist<text:s/>'((<text:span text:style-name="OrgSrcFontLockStringFace">".*MigMix.*"</text:span><text:s/>.<text:s/>2.0)</text:p>
      <text:p text:style-name="OrgSrcBlock"><text:s/><text:s/><text:s/><text:s/><text:s/><text:s/><text:s/><text:s/><text:s/><text:s/><text:s/><text:s/><text:s/><text:s/><text:s/><text:s/><text:s/><text:s/><text:s/><text:s/><text:s/><text:s/><text:s/><text:s/><text:s/><text:s/><text:s/><text:s/><text:s/><text:s/><text:s/><text:s/><text:s/><text:s/>(<text:span text:style-name="OrgSrcFontLockStringFace">".*Inconsolata.*"</text:span><text:s/>.<text:s/>1.0)))<text:s/><text:span text:style-name="OrgSrcFontLockCommentDelimiterFace">;<text:s/></text:span><text:span text:style-name="OrgSrcFontLockCommentFace">0.9</text:span></text:p>
      <text:p text:style-name="OrgSrcBlockLastLine"><text:s/><text:s/>))</text:p>
      <text:h text:style-name="Heading_20_3" text:outline-level="3" text:is-list-header="false">
<text:bookmark-start text:name="OrgXref.org916f02f"/>
<text:bookmark text:name="org916f02f"/>フォントのインストール方法
<text:bookmark-end text:name="OrgXref.org916f02f"/></text:h>
      <text:p text:style-name="Text_20_body">Linux では次のように処理するだけでよく，意外と簡単．<text:line-break/></text:p>
      <text:list text:style-name="OrgNumberedList" text:continue-numbering="false">
        <text:list-item>
          <text:p text:style-name="Text_20_body">~/.fonts を作成する<text:line-break/></text:p>
        </text:list-item>
        <text:list-item>
          <text:p text:style-name="Text_20_body">フォントを1.のディレクトリに置く<text:line-break/></text:p>
        </text:list-item>
        <text:list-item>
          <text:p text:style-name="Text_20_body">fc-cache -fv を実行<text:line-break/></text:p>
        </text:list-item>
        <text:list-item>
          <text:p text:style-name="Text_20_body">fc-list でインストールされているかを確認．<text:line-break/></text:p>
        </text:list-item>
      </text:list>
      <text:p text:style-name="Text_20_body">なお，Windows では，フォントファイルを右クリックして，インストールを選択するだけでOK．<text:line-break/></text:p>
      <text:h text:style-name="Heading_20_3" text:outline-level="3" text:is-list-header="false">
<text:bookmark-start text:name="OrgXref.org91270a4"/>
<text:bookmark text:name="org91270a4"/>フォントチェック用コード
<text:bookmark-end text:name="OrgXref.org91270a4"/></text:h>
      <text:p text:style-name="Text_20_body">サンプルの <text:a xlink:type="simple" xlink:href="http://dl.dropbox.com/u/2440/dokuwiki/font-test.org">orgファイル</text:a> を作って，見た目をチェックしています．バッファ内の桁数チェックや，ASCIIが漢字の半分の幅になっているかのチェックが楽になります．<text:line-break/></text:p>
      <text:h text:style-name="Heading_20_2" text:outline-level="2" text:is-list-header="false">
<text:bookmark-start text:name="OrgXref.org19ea886"/>
<text:bookmark text:name="org19ea886"/>行間を制御する
<text:bookmark-end text:name="OrgXref.org19ea886"/></text:h>
      <text:p text:style-name="OrgSrcBlockLastLine">(set-default<text:s/>'line-spacing<text:s/>0.2)</text:p>
      <text:h text:style-name="Heading_20_2" text:outline-level="2" text:is-list-header="false">
<text:bookmark-start text:name="OrgXref.org5b30672"/>
<text:bookmark text:name="org5b30672"/>パッチをカラフルに表示する
<text:bookmark-end text:name="OrgXref.org5b30672"/></text:h>
      <text:p text:style-name="Text_20_body">Built-in の <text:a xlink:type="simple" xlink:href="http://www.emacswiki.org/emacs/DiffMode">diff-mode.el</text:a> をカスタマイズします．<text:line-break/></text:p>
      <text:list text:style-name="OrgBulletedList" text:continue-numbering="false">
        <text:list-item>
          <text:p text:style-name="Text_20_body"><text:a xlink:type="simple" xlink:href="http://d.hatena.ne.jp/syohex/20111228/1325086893">http://d.hatena.ne.jp/syohex/20111228/1325086893</text:a><text:line-break/></text:p>
        </text:list-item>
      </text:list>
      <text:p text:style-name="OrgSrcBlock">(<text:span text:style-name="OrgSrcFontLockKeywordFace">when</text:span><text:s/>(autoload-if-found</text:p>
      <text:p text:style-name="OrgSrcBlock"><text:s/><text:s/><text:s/><text:s/><text:s/><text:s/><text:s/>'(diff-mode)</text:p>
      <text:p text:style-name="OrgSrcBlock"><text:s/><text:s/><text:s/><text:s/><text:s/><text:s/><text:s/><text:span text:style-name="OrgSrcFontLockStringFace">"diff-mode"</text:span><text:s/>nil<text:s/>t)</text:p>
      <text:p text:style-name="OrgSrcBlock"/>
      <text:p text:style-name="OrgSrcBlock"><text:s/><text:s/>(<text:span text:style-name="OrgSrcFontLockKeywordFace">with-eval-after-load</text:span><text:s/><text:span text:style-name="OrgSrcFontLockStringFace">"diff-mode"</text:span></text:p>
      <text:p text:style-name="OrgSrcBlock"><text:s/><text:s/><text:s/><text:s/>(set-face-attribute<text:s/>'diff-added-face<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text:span><text:span text:style-name="OrgSrcDefault0080">green</text:span><text:span text:style-name="OrgSrcFontLockStringFace">"</text:span></text:p>
      <text:p text:style-name="OrgSrcBlock"><text:s/><text:s/><text:s/><text:s/><text:s/><text:s/><text:s/><text:s/><text:s/><text:s/><text:s/><text:s/><text:s/><text:s/><text:s/><text:s/><text:s/><text:s/><text:s/><text:s/><text:s/><text:s/><text:s/><text:s/><text:span text:style-name="OrgSrcFontLockBuiltinFace">:weight</text:span><text:s/>'normal)</text:p>
      <text:p text:style-name="OrgSrcBlock"/>
      <text:p text:style-name="OrgSrcBlock"><text:s/><text:s/><text:s/><text:s/>(set-face-attribute<text:s/>'diff-removed-face<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text:span><text:span text:style-name="OrgSrcDefault0081">firebrick1</text:span><text:span text:style-name="OrgSrcFontLockStringFace">"</text:span></text:p>
      <text:p text:style-name="OrgSrcBlock"><text:s/><text:s/><text:s/><text:s/><text:s/><text:s/><text:s/><text:s/><text:s/><text:s/><text:s/><text:s/><text:s/><text:s/><text:s/><text:s/><text:s/><text:s/><text:s/><text:s/><text:s/><text:s/><text:s/><text:s/><text:span text:style-name="OrgSrcFontLockBuiltinFace">:weight</text:span><text:s/>'normal)</text:p>
      <text:p text:style-name="OrgSrcBlock"/>
      <text:p text:style-name="OrgSrcBlock"><text:s/><text:s/><text:s/><text:s/>(set-face-attribute<text:s/>'diff-file-header-face<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weight</text:span><text:s/>'extra-bold)</text:p>
      <text:p text:style-name="OrgSrcBlock"/>
      <text:p text:style-name="OrgSrcBlock"><text:s/><text:s/><text:s/><text:s/>(set-face-attribute<text:s/>'diff-hunk-header-face<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82">chocolate4</text:span><text:span text:style-name="OrgSrcFontLockStringFace">"</text:span></text:p>
      <text:p text:style-name="OrgSrcBlock"><text:s/><text:s/><text:s/><text:s/><text:s/><text:s/><text:s/><text:s/><text:s/><text:s/><text:s/><text:s/><text:s/><text:s/><text:s/><text:s/><text:s/><text:s/><text:s/><text:s/><text:s/><text:s/><text:s/><text:s/><text:span text:style-name="OrgSrcFontLockBuiltinFace">:background</text:span><text:s/><text:span text:style-name="OrgSrcFontLockStringFace">"</text:span><text:span text:style-name="OrgSrcDefault0083">white</text:span><text:span text:style-name="OrgSrcFontLockStringFace">"</text:span><text:s/><text:span text:style-name="OrgSrcFontLockBuiltinFace">:weight</text:span><text:s/>'extra-bold</text:p>
      <text:p text:style-name="OrgSrcBlockLastLine"><text:s/><text:s/><text:s/><text:s/><text:s/><text:s/><text:s/><text:s/><text:s/><text:s/><text:s/><text:s/><text:s/><text:s/><text:s/><text:s/><text:s/><text:s/><text:s/><text:s/><text:s/><text:s/><text:s/><text:s/><text:span text:style-name="OrgSrcFontLockBuiltinFace">:inherit</text:span><text:s/>nil)))</text:p>
      <text:h text:style-name="Heading_20_2" text:outline-level="2" text:is-list-header="false">
<text:bookmark-start text:name="OrgXref.org397e4c7"/>
<text:bookmark text:name="org397e4c7"/>背景を黒系色にする
<text:bookmark-end text:name="OrgXref.org397e4c7"/></text:h>
      <text:p text:style-name="OrgSrcBlock">(custom-set-faces</text:p>
      <text:p text:style-name="OrgSrcBlock"><text:s/>'(default<text:s/>((t</text:p>
      <text:p text:style-name="OrgSrcBlock"><text:s/><text:s/><text:s/><text:s/><text:s/><text:s/><text:s/><text:s/><text:s/><text:s/><text:s/><text:s/><text:s/>(<text:span text:style-name="OrgSrcFontLockBuiltinFace">:background</text:span><text:s/><text:span text:style-name="OrgSrcFontLockStringFace">"</text:span><text:span text:style-name="OrgSrcDefault0084">black</text:span><text:span text:style-name="OrgSrcFontLockStringFace">"</text:span><text:s/><text:span text:style-name="OrgSrcFontLockBuiltinFace">:foreground</text:span><text:s/><text:span text:style-name="OrgSrcFontLockStringFace">"</text:span><text:span text:style-name="OrgSrcDefault0085">#55FF55</text:span><text:span text:style-name="OrgSrcFontLockStringFace">"</text:span>)</text:p>
      <text:p text:style-name="OrgSrcBlockLastLine"><text:s/><text:s/><text:s/><text:s/><text:s/><text:s/><text:s/><text:s/><text:s/><text:s/><text:s/><text:s/><text:s/>))))</text:p>
      <text:h text:style-name="Heading_20_2" text:outline-level="2" text:is-list-header="false">
<text:bookmark-start text:name="OrgXref.org420e059"/>
<text:bookmark text:name="org420e059"/>時間帯を指定して起動時にテーマを切り替える
<text:bookmark-end text:name="OrgXref.org420e059"/></text:h>
      <text:p text:style-name="Text_20_body">次の例では，19時から翌日の朝5時までの間に夜用のテーマを使っています．<text:line-break/></text:p>
      <text:p text:style-name="OrgSrcBlock">(<text:span text:style-name="OrgSrcFontLockKeywordFace">defun</text:span><text:s/><text:span text:style-name="OrgSrcFontLockFunctionNameFace">my:night-time-p</text:span><text:s/>(begin<text:s/>end)</text:p>
      <text:p text:style-name="OrgSrcBlock"><text:s/><text:s/>(<text:span text:style-name="OrgSrcFontLockKeywordFace">let*</text:span><text:s/>((ch<text:s/>(string-to-number<text:s/>(format-time-string<text:s/><text:span text:style-name="OrgSrcFontLockStringFace">"%H"</text:span><text:s/>(current-time))))</text:p>
      <text:p text:style-name="OrgSrcBlock"><text:s/><text:s/><text:s/><text:s/><text:s/><text:s/><text:s/><text:s/><text:s/>(cm<text:s/>(string-to-number<text:s/>(format-time-string<text:s/><text:span text:style-name="OrgSrcFontLockStringFace">"%M"</text:span><text:s/>(current-time))))</text:p>
      <text:p text:style-name="OrgSrcBlock"><text:s/><text:s/><text:s/><text:s/><text:s/><text:s/><text:s/><text:s/><text:s/>(ct<text:s/>(+<text:s/>cm<text:s/>(*<text:s/>60<text:s/>ch))))</text:p>
      <text:p text:style-name="OrgSrcBlock"><text:s/><text:s/><text:s/><text:s/>(<text:span text:style-name="OrgSrcFontLockKeywordFace">if</text:span><text:s/>(&gt;<text:s/>begin<text:s/>end)</text:p>
      <text:p text:style-name="OrgSrcBlock"><text:s/><text:s/><text:s/><text:s/><text:s/><text:s/><text:s/><text:s/>(<text:span text:style-name="OrgSrcFontLockKeywordFace">or</text:span><text:s/>(&lt;=<text:s/>begin<text:s/>ct)<text:s/>(&lt;=<text:s/>ct<text:s/>end))</text:p>
      <text:p text:style-name="OrgSrcBlock"><text:s/><text:s/><text:s/><text:s/><text:s/><text:s/>(<text:span text:style-name="OrgSrcFontLockKeywordFace">and</text:span><text:s/>(&lt;=<text:s/>begin<text:s/>ct)<text:s/>(&lt;=<text:s/>ct<text:s/>end)))))</text:p>
      <text:p text:style-name="OrgSrcBlock"/>
      <text:p text:style-name="OrgSrcBlock">(<text:span text:style-name="OrgSrcFontLockKeywordFace">defun</text:span><text:s/><text:span text:style-name="OrgSrcFontLockFunctionNameFace">my:apply-theme</text:span><text:s/>()</text:p>
      <text:p text:style-name="OrgSrcBlock"><text:s/><text:s/>(<text:span text:style-name="OrgSrcFontLockKeywordFace">let</text:span><text:s/>((night-time-in<text:s/>21)</text:p>
      <text:p text:style-name="OrgSrcBlock"><text:s/><text:s/><text:s/><text:s/><text:s/><text:s/><text:s/><text:s/>(night-time-out<text:s/>5))</text:p>
      <text:p text:style-name="OrgSrcBlock"><text:s/><text:s/><text:s/><text:s/>(<text:span text:style-name="OrgSrcFontLockKeywordFace">if</text:span><text:s/>(my:night-time-p<text:s/>(*<text:s/>night-time-in<text:s/>60)<text:s/>(*<text:s/>night-time-out<text:s/>60))</text:p>
      <text:p text:style-name="OrgSrcBlock"><text:s/><text:s/><text:s/><text:s/><text:s/><text:s/><text:s/><text:s/>(<text:span text:style-name="OrgSrcFontLockKeywordFace">when</text:span><text:s/>(<text:span text:style-name="OrgSrcFontLockKeywordFace">require</text:span><text:s/>'<text:span text:style-name="OrgSrcFontLockConstantFace">night-theme</text:span><text:s/>nil<text:s/>t)</text:p>
      <text:p text:style-name="OrgSrcBlock"><text:s/><text:s/><text:s/><text:s/><text:s/><text:s/><text:s/><text:s/><text:s/><text:s/>(load-theme<text:s/>'night<text:s/>t))</text:p>
      <text:p text:style-name="OrgSrcBlock"><text:s/><text:s/><text:s/><text:s/><text:s/><text:s/>(<text:span text:style-name="OrgSrcFontLockKeywordFace">when</text:span><text:s/>(<text:span text:style-name="OrgSrcFontLockKeywordFace">require</text:span><text:s/>'<text:span text:style-name="OrgSrcFontLockConstantFace">daylight-theme</text:span><text:s/>nil<text:s/>t)</text:p>
      <text:p text:style-name="OrgSrcBlock"><text:s/><text:s/><text:s/><text:s/><text:s/><text:s/><text:s/><text:s/>(load-theme<text:s/>'daylight<text:s/>t))))</text:p>
      <text:p text:style-name="OrgSrcBlock"><text:s/><text:s/>(my:apply-cursor-config))</text:p>
      <text:p text:style-name="OrgSrcBlock"/>
      <text:p text:style-name="OrgSrcBlock">(<text:span text:style-name="OrgSrcFontLockKeywordFace">when</text:span><text:s/>window-system</text:p>
      <text:p text:style-name="OrgSrcBlockLastLine"><text:s/><text:s/>(my:apply-theme))</text:p>
      <text:h text:style-name="Heading_20_2" text:outline-level="2" text:is-list-header="false">
<text:bookmark-start text:name="OrgXref.org08f2a82"/>
<text:bookmark text:name="org08f2a82"/>[rainbow-mode.el] 配色のリアルタイム確認
<text:bookmark-end text:name="OrgXref.org08f2a82"/></text:h>
      <text:p text:style-name="Text_20_body">M-x rainbow-mode とすると，色指定のコードの背景色を，その指定色にリアルタイム変換してくれる．<text:line-break/></text:p>
      <text:p text:style-name="Text_20_body"><text:a xlink:type="simple" xlink:href="http://elpa.gnu.org/packages/rainbow-mode.html">http://elpa.gnu.org/packages/rainbow-mode.html</text:a><text:line-break/></text:p>
      <text:p text:style-name="OrgSrcBlock">(<text:span text:style-name="OrgSrcFontLockKeywordFace">when</text:span><text:s/>(autoload-if-found</text:p>
      <text:p text:style-name="OrgSrcBlock"><text:s/><text:s/><text:s/><text:s/><text:s/><text:s/><text:s/>'(rainbow-mode)</text:p>
      <text:p text:style-name="OrgSrcBlock"><text:s/><text:s/><text:s/><text:s/><text:s/><text:s/><text:s/><text:span text:style-name="OrgSrcFontLockStringFace">"rainbow-mode"</text:span><text:s/>nil<text:s/>t)</text:p>
      <text:p text:style-name="OrgSrcBlock"/>
      <text:p text:style-name="OrgSrcBlock"><text:s/><text:s/>(<text:span text:style-name="OrgSrcFontLockKeywordFace">dolist</text:span><text:s/>(hook<text:s/>'(emmet-mode-hook<text:s/>emacs-lisp-mode-hook<text:s/>org-mode-hook))</text:p>
      <text:p text:style-name="OrgSrcBlockLastLine"><text:s/><text:s/><text:s/><text:s/>(add-hook<text:s/>hook<text:s/>'rainbow-mode)))</text:p>
      <text:h text:style-name="Heading_20_3" text:outline-level="3" text:is-list-header="false">
<text:bookmark-start text:name="OrgXref.orgbeaf7b9"/>
<text:bookmark text:name="orgbeaf7b9"/>色一覧
<text:bookmark-end text:name="OrgXref.orgbeaf7b9"/></text:h>
      <text:p text:style-name="Text_20_body"><text:span text:style-name="OrgCode">0,6,9,C,F</text:span> の組み合わせ<text:line-break/></text:p>
      <text:p text:style-name="OrgSrcBlock"><text:span text:style-name="OrgSrcDefault0033">#000000</text:span><text:s/><text:span text:style-name="OrgSrcDefault0086">#000033</text:span><text:s/><text:span text:style-name="OrgSrcDefault0087">#000066</text:span><text:s/><text:span text:style-name="OrgSrcDefault0088">#000099</text:span><text:s/><text:span text:style-name="OrgSrcDefault0089">#0000CC</text:span><text:s/><text:span text:style-name="OrgSrcDefault0053">#0000FF</text:span></text:p>
      <text:p text:style-name="OrgSrcBlock"><text:span text:style-name="OrgSrcDefault0090">#003300</text:span><text:s/><text:span text:style-name="OrgSrcDefault0091">#003333</text:span><text:s/><text:span text:style-name="OrgSrcDefault0092">#003366</text:span><text:s/><text:span text:style-name="OrgSrcDefault0093">#003399</text:span><text:s/><text:span text:style-name="OrgSrcDefault0094">#0033CC</text:span><text:s/><text:span text:style-name="OrgSrcDefault0095">#0033FF</text:span></text:p>
      <text:p text:style-name="OrgSrcBlock"><text:span text:style-name="OrgSrcDefault0096">#006600</text:span><text:s/><text:span text:style-name="OrgSrcDefault0097">#006633</text:span><text:s/><text:span text:style-name="OrgSrcDefault0098">#006666</text:span><text:s/><text:span text:style-name="OrgSrcDefault0099">#006699</text:span><text:s/><text:span text:style-name="OrgSrcDefault0100">#0066CC</text:span><text:s/><text:span text:style-name="OrgSrcDefault0101">#0066FF</text:span></text:p>
      <text:p text:style-name="OrgSrcBlock"><text:span text:style-name="OrgSrcDefault0102">#009900</text:span><text:s/><text:span text:style-name="OrgSrcDefault0103">#009933</text:span><text:s/><text:span text:style-name="OrgSrcDefault0104">#009966</text:span><text:s/><text:span text:style-name="OrgSrcDefault0105">#009999</text:span><text:s/><text:span text:style-name="OrgSrcDefault0106">#0099CC</text:span><text:s/><text:span text:style-name="OrgSrcDefault0107">#0099FF</text:span></text:p>
      <text:p text:style-name="OrgSrcBlock"><text:span text:style-name="OrgSrcDefault0108">#00CC00</text:span><text:s/><text:span text:style-name="OrgSrcDefault0109">#00CC33</text:span><text:s/><text:span text:style-name="OrgSrcDefault0110">#00CC66</text:span><text:s/><text:span text:style-name="OrgSrcDefault0111">#00CC99</text:span><text:s/><text:span text:style-name="OrgSrcDefault0112">#00CCCC</text:span><text:s/><text:span text:style-name="OrgSrcDefault0113">#00CCFF</text:span></text:p>
      <text:p text:style-name="OrgSrcBlock"><text:span text:style-name="OrgSrcDefault0114">#00FF00</text:span><text:s/><text:span text:style-name="OrgSrcDefault0115">#00FF33</text:span><text:s/><text:span text:style-name="OrgSrcDefault0116">#00FF66</text:span><text:s/><text:span text:style-name="OrgSrcDefault0117">#00FF99</text:span><text:s/><text:span text:style-name="OrgSrcDefault0118">#00FFCC</text:span><text:s/><text:span text:style-name="OrgSrcDefault0119">#00FFFF</text:span></text:p>
      <text:p text:style-name="OrgSrcBlock"/>
      <text:p text:style-name="OrgSrcBlock"><text:span text:style-name="OrgSrcDefault0120">#330000</text:span><text:s/><text:span text:style-name="OrgSrcDefault0121">#330033</text:span><text:s/><text:span text:style-name="OrgSrcDefault0122">#330066</text:span><text:s/><text:span text:style-name="OrgSrcDefault0123">#330099</text:span><text:s/><text:span text:style-name="OrgSrcDefault0124">#3300CC</text:span><text:s/><text:span text:style-name="OrgSrcDefault0125">#3300FF</text:span></text:p>
      <text:p text:style-name="OrgSrcBlock"><text:span text:style-name="OrgSrcDefault0126">#333300</text:span><text:s/><text:span text:style-name="OrgSrcDefault0016">#333333</text:span><text:s/><text:span text:style-name="OrgSrcDefault0127">#333366</text:span><text:s/><text:span text:style-name="OrgSrcDefault0128">#333399</text:span><text:s/><text:span text:style-name="OrgSrcDefault0129">#3333CC</text:span><text:s/><text:span text:style-name="OrgSrcDefault0003">#3333FF</text:span></text:p>
      <text:p text:style-name="OrgSrcBlock"><text:span text:style-name="OrgSrcDefault0130">#336600</text:span><text:s/><text:span text:style-name="OrgSrcDefault0131">#336633</text:span><text:s/><text:span text:style-name="OrgSrcDefault0132">#336666</text:span><text:s/><text:span text:style-name="OrgSrcDefault0133">#336699</text:span><text:s/><text:span text:style-name="OrgSrcDefault0134">#3366CC</text:span><text:s/><text:span text:style-name="OrgSrcDefault0050">#3366FF</text:span></text:p>
      <text:p text:style-name="OrgSrcBlock"><text:span text:style-name="OrgSrcDefault0135">#339900</text:span><text:s/><text:span text:style-name="OrgSrcDefault0136">#339933</text:span><text:s/><text:span text:style-name="OrgSrcDefault0137">#339966</text:span><text:s/><text:span text:style-name="OrgSrcDefault0138">#339999</text:span><text:s/><text:span text:style-name="OrgSrcDefault0139">#3399CC</text:span><text:s/><text:span text:style-name="OrgSrcDefault0140">#3399FF</text:span></text:p>
      <text:p text:style-name="OrgSrcBlock"><text:span text:style-name="OrgSrcDefault0141">#33CC00</text:span><text:s/><text:span text:style-name="OrgSrcDefault0142">#33CC33</text:span><text:s/><text:span text:style-name="OrgSrcDefault0043">#33CC66</text:span><text:s/><text:span text:style-name="OrgSrcDefault0143">#33CC99</text:span><text:s/><text:span text:style-name="OrgSrcDefault0144">#33CCCC</text:span><text:s/><text:span text:style-name="OrgSrcDefault0145">#33CCFF</text:span></text:p>
      <text:p text:style-name="OrgSrcBlock"><text:span text:style-name="OrgSrcDefault0146">#33FF00</text:span><text:s/><text:span text:style-name="OrgSrcDefault0147">#33FF33</text:span><text:s/><text:span text:style-name="OrgSrcDefault0148">#33FF66</text:span><text:s/><text:span text:style-name="OrgSrcDefault0149">#33FF99</text:span><text:s/><text:span text:style-name="OrgSrcDefault0150">#33FFCC</text:span><text:s/><text:span text:style-name="OrgSrcDefault0151">#33FFFF</text:span></text:p>
      <text:p text:style-name="OrgSrcBlock"/>
      <text:p text:style-name="OrgSrcBlock"><text:span text:style-name="OrgSrcDefault0152">#660000</text:span><text:s/><text:span text:style-name="OrgSrcDefault0153">#660033</text:span><text:s/><text:span text:style-name="OrgSrcDefault0154">#660066</text:span><text:s/><text:span text:style-name="OrgSrcDefault0155">#660099</text:span><text:s/><text:span text:style-name="OrgSrcDefault0156">#6600CC</text:span><text:s/><text:span text:style-name="OrgSrcDefault0157">#6600FF</text:span></text:p>
      <text:p text:style-name="OrgSrcBlock"><text:span text:style-name="OrgSrcDefault0158">#663300</text:span><text:s/><text:span text:style-name="OrgSrcDefault0159">#663333</text:span><text:s/><text:span text:style-name="OrgSrcDefault0160">#663366</text:span><text:s/><text:span text:style-name="OrgSrcDefault0161">#663399</text:span><text:s/><text:span text:style-name="OrgSrcDefault0056">#6633CC</text:span><text:s/><text:span text:style-name="OrgSrcDefault0162">#6633FF</text:span></text:p>
      <text:p text:style-name="OrgSrcBlock"><text:span text:style-name="OrgSrcDefault0163">#666600</text:span><text:s/><text:span text:style-name="OrgSrcDefault0164">#666633</text:span><text:s/><text:span text:style-name="OrgSrcDefault0029">#666666</text:span><text:s/><text:span text:style-name="OrgSrcDefault0165">#666699</text:span><text:s/><text:span text:style-name="OrgSrcDefault0020">#6666CC</text:span><text:s/><text:span text:style-name="OrgSrcDefault0166">#6666FF</text:span></text:p>
      <text:p text:style-name="OrgSrcBlock"><text:span text:style-name="OrgSrcDefault0167">#669900</text:span><text:s/><text:span text:style-name="OrgSrcDefault0168">#669933</text:span><text:s/><text:span text:style-name="OrgSrcDefault0169">#669966</text:span><text:s/><text:span text:style-name="OrgSrcDefault0170">#669999</text:span><text:s/><text:span text:style-name="OrgSrcDefault0055">#6699CC</text:span><text:s/><text:span text:style-name="OrgSrcDefault0171">#6699FF</text:span></text:p>
      <text:p text:style-name="OrgSrcBlock"><text:span text:style-name="OrgSrcDefault0172">#66CC00</text:span><text:s/><text:span text:style-name="OrgSrcDefault0173">#66CC33</text:span><text:s/><text:span text:style-name="OrgSrcDefault0022">#66CC66</text:span><text:s/><text:span text:style-name="OrgSrcDefault0054">#66CC99</text:span><text:s/><text:span text:style-name="OrgSrcDefault0174">#66CCCC</text:span><text:s/><text:span text:style-name="OrgSrcDefault0175">#66CCFF</text:span></text:p>
      <text:p text:style-name="OrgSrcBlock"><text:span text:style-name="OrgSrcDefault0176">#66FF00</text:span><text:s/><text:span text:style-name="OrgSrcDefault0177">#66FF33</text:span><text:s/><text:span text:style-name="OrgSrcDefault0178">#66FF66</text:span><text:s/><text:span text:style-name="OrgSrcDefault0179">#66FF99</text:span><text:s/><text:span text:style-name="OrgSrcDefault0180">#66FFCC</text:span><text:s/><text:span text:style-name="OrgSrcDefault0181">#66FFFF</text:span></text:p>
      <text:p text:style-name="OrgSrcBlock"/>
      <text:p text:style-name="OrgSrcBlock"><text:span text:style-name="OrgSrcDefault0182">#990000</text:span><text:s/><text:span text:style-name="OrgSrcDefault0183">#990033</text:span><text:s/><text:span text:style-name="OrgSrcDefault0184">#990066</text:span><text:s/><text:span text:style-name="OrgSrcDefault0185">#990099</text:span><text:s/><text:span text:style-name="OrgSrcDefault0186">#9900CC</text:span><text:s/><text:span text:style-name="OrgSrcDefault0187">#9900FF</text:span></text:p>
      <text:p text:style-name="OrgSrcBlock"><text:span text:style-name="OrgSrcDefault0188">#993300</text:span><text:s/><text:span text:style-name="OrgSrcDefault0189">#993333</text:span><text:s/><text:span text:style-name="OrgSrcDefault0190">#993366</text:span><text:s/><text:span text:style-name="OrgSrcDefault0191">#993399</text:span><text:s/><text:span text:style-name="OrgSrcDefault0046">#9933CC</text:span><text:s/><text:span text:style-name="OrgSrcDefault0192">#9933FF</text:span></text:p>
      <text:p text:style-name="OrgSrcBlock"><text:span text:style-name="OrgSrcDefault0193">#996600</text:span><text:s/><text:span text:style-name="OrgSrcDefault0194">#996633</text:span><text:s/><text:span text:style-name="OrgSrcDefault0195">#996666</text:span><text:s/><text:span text:style-name="OrgSrcDefault0196">#996699</text:span><text:s/><text:span text:style-name="OrgSrcDefault0059">#9966CC</text:span><text:s/><text:span text:style-name="OrgSrcDefault0197">#9966FF</text:span></text:p>
      <text:p text:style-name="OrgSrcBlock"><text:span text:style-name="OrgSrcDefault0198">#999900</text:span><text:s/><text:span text:style-name="OrgSrcDefault0199">#999933</text:span><text:s/><text:span text:style-name="OrgSrcDefault0200">#999966</text:span><text:s/><text:span text:style-name="OrgSrcDefault0076">#999999</text:span><text:s/><text:span text:style-name="OrgSrcDefault0052">#9999CC</text:span><text:s/><text:span text:style-name="OrgSrcDefault0201">#9999FF</text:span></text:p>
      <text:p text:style-name="OrgSrcBlock"><text:span text:style-name="OrgSrcDefault0202">#99CC00</text:span><text:s/><text:span text:style-name="OrgSrcDefault0203">#99CC33</text:span><text:s/><text:span text:style-name="OrgSrcDefault0204">#99CC66</text:span><text:s/><text:span text:style-name="OrgSrcDefault0205">#99CC99</text:span><text:s/><text:span text:style-name="OrgSrcDefault0206">#99CCCC</text:span><text:s/><text:span text:style-name="OrgSrcDefault0051">#99CCFF</text:span></text:p>
      <text:p text:style-name="OrgSrcBlock"><text:span text:style-name="OrgSrcDefault0207">#99FF00</text:span><text:s/><text:span text:style-name="OrgSrcDefault0208">#99FF33</text:span><text:s/><text:span text:style-name="OrgSrcDefault0209">#99FF66</text:span><text:s/><text:span text:style-name="OrgSrcDefault0210">#99FF99</text:span><text:s/><text:span text:style-name="OrgSrcDefault0211">#99FFCC</text:span><text:s/><text:span text:style-name="OrgSrcDefault0212">#99FFFF</text:span></text:p>
      <text:p text:style-name="OrgSrcBlock"/>
      <text:p text:style-name="OrgSrcBlock"><text:span text:style-name="OrgSrcDefault0213">#CC0000</text:span><text:s/><text:span text:style-name="OrgSrcDefault0214">#CC0033</text:span><text:s/><text:span text:style-name="OrgSrcDefault0215">#CC0066</text:span><text:s/><text:span text:style-name="OrgSrcDefault0216">#CC0099</text:span><text:s/><text:span text:style-name="OrgSrcDefault0217">#CC00CC</text:span><text:s/><text:span text:style-name="OrgSrcDefault0218">#CC00FF</text:span></text:p>
      <text:p text:style-name="OrgSrcBlock"><text:span text:style-name="OrgSrcDefault0047">#CC3300</text:span><text:s/><text:span text:style-name="OrgSrcDefault0039">#CC3333</text:span><text:s/><text:span text:style-name="OrgSrcDefault0219">#CC3366</text:span><text:s/><text:span text:style-name="OrgSrcDefault0220">#CC3399</text:span><text:s/><text:span text:style-name="OrgSrcDefault0221">#CC33CC</text:span><text:s/><text:span text:style-name="OrgSrcDefault0222">#CC33FF</text:span></text:p>
      <text:p text:style-name="OrgSrcBlock"><text:span text:style-name="OrgSrcDefault0223">#CC6600</text:span><text:s/><text:span text:style-name="OrgSrcDefault0224">#CC6633</text:span><text:s/><text:span text:style-name="OrgSrcDefault0057">#CC6666</text:span><text:s/><text:span text:style-name="OrgSrcDefault0060">#CC6699</text:span><text:s/><text:span text:style-name="OrgSrcDefault0225">#CC66CC</text:span><text:s/><text:span text:style-name="OrgSrcDefault0226">#CC66FF</text:span></text:p>
      <text:p text:style-name="OrgSrcBlock"><text:span text:style-name="OrgSrcDefault0227">#CC9900</text:span><text:s/><text:span text:style-name="OrgSrcDefault0228">#CC9933</text:span><text:s/><text:span text:style-name="OrgSrcDefault0229">#CC9966</text:span><text:s/><text:span text:style-name="OrgSrcDefault0058">#CC9999</text:span><text:s/><text:span text:style-name="OrgSrcDefault0230">#CC99CC</text:span><text:s/><text:span text:style-name="OrgSrcDefault0231">#CC99FF</text:span></text:p>
      <text:p text:style-name="OrgSrcBlock"><text:span text:style-name="OrgSrcDefault0232">#CCCC00</text:span><text:s/><text:span text:style-name="OrgSrcDefault0233">#CCCC33</text:span><text:s/><text:span text:style-name="OrgSrcDefault0234">#CCCC66</text:span><text:s/><text:span text:style-name="OrgSrcDefault0235">#CCCC99</text:span><text:s/><text:span text:style-name="OrgSrcDefault0044">#CCCCCC</text:span><text:s/><text:span text:style-name="OrgSrcDefault0236">#CCCCFF</text:span></text:p>
      <text:p text:style-name="OrgSrcBlock"><text:span text:style-name="OrgSrcDefault0237">#CCFF00</text:span><text:s/><text:span text:style-name="OrgSrcDefault0238">#CCFF33</text:span><text:s/><text:span text:style-name="OrgSrcDefault0239">#CCFF66</text:span><text:s/><text:span text:style-name="OrgSrcDefault0240">#CCFF99</text:span><text:s/><text:span text:style-name="OrgSrcDefault0241">#CCFFCC</text:span><text:s/><text:span text:style-name="OrgSrcDefault0242">#CCFFFF</text:span></text:p>
      <text:p text:style-name="OrgSrcBlock"/>
      <text:p text:style-name="OrgSrcBlock"><text:span text:style-name="OrgSrcDefault0040">#FF0000</text:span><text:s/><text:span text:style-name="OrgSrcDefault0243">#FF0033</text:span><text:s/><text:span text:style-name="OrgSrcDefault0244">#FF0066</text:span><text:s/><text:span text:style-name="OrgSrcDefault0245">#FF0099</text:span><text:s/><text:span text:style-name="OrgSrcDefault0246">#FF00CC</text:span><text:s/><text:span text:style-name="OrgSrcDefault0247">#FF00FF</text:span></text:p>
      <text:p text:style-name="OrgSrcBlock"><text:span text:style-name="OrgSrcDefault0248">#FF3300</text:span><text:s/><text:span text:style-name="OrgSrcDefault0249">#FF3333</text:span><text:s/><text:span text:style-name="OrgSrcDefault0250">#FF3366</text:span><text:s/><text:span text:style-name="OrgSrcDefault0251">#FF3399</text:span><text:s/><text:span text:style-name="OrgSrcDefault0045">#FF33CC</text:span><text:s/><text:span text:style-name="OrgSrcDefault0252">#FF33FF</text:span></text:p>
      <text:p text:style-name="OrgSrcBlock"><text:span text:style-name="OrgSrcDefault0049">#FF6600</text:span><text:s/><text:span text:style-name="OrgSrcDefault0253">#FF6633</text:span><text:s/><text:span text:style-name="OrgSrcDefault0254">#FF6666</text:span><text:s/><text:span text:style-name="OrgSrcDefault0255">#FF6699</text:span><text:s/><text:span text:style-name="OrgSrcDefault0256">#FF66CC</text:span><text:s/><text:span text:style-name="OrgSrcDefault0257">#FF66FF</text:span></text:p>
      <text:p text:style-name="OrgSrcBlock"><text:span text:style-name="OrgSrcDefault0041">#FF9900</text:span><text:s/><text:span text:style-name="OrgSrcDefault0258">#FF9933</text:span><text:s/><text:span text:style-name="OrgSrcDefault0259">#FF9966</text:span><text:s/><text:span text:style-name="OrgSrcDefault0260">#FF9999</text:span><text:s/><text:span text:style-name="OrgSrcDefault0261">#FF99CC</text:span><text:s/><text:span text:style-name="OrgSrcDefault0262">#FF99FF</text:span></text:p>
      <text:p text:style-name="OrgSrcBlock"><text:span text:style-name="OrgSrcDefault0263">#FFCC00</text:span><text:s/><text:span text:style-name="OrgSrcDefault0264">#FFCC33</text:span><text:s/><text:span text:style-name="OrgSrcDefault0021">#FFCC66</text:span><text:s/><text:span text:style-name="OrgSrcDefault0265">#FFCC99</text:span><text:s/><text:span text:style-name="OrgSrcDefault0266">#FFCCCC</text:span><text:s/><text:span text:style-name="OrgSrcDefault0267">#FFCCFF</text:span></text:p>
      <text:p text:style-name="OrgSrcBlockLastLine"><text:span text:style-name="OrgSrcDefault0268">#FFFF00</text:span><text:s/><text:span text:style-name="OrgSrcDefault0269">#FFFF33</text:span><text:s/><text:span text:style-name="OrgSrcDefault0270">#FFFF66</text:span><text:s/><text:span text:style-name="OrgSrcDefault0271">#FFFF99</text:span><text:s/><text:span text:style-name="OrgSrcDefault0272">#FFFFCC</text:span><text:s/><text:span text:style-name="OrgSrcDefault0015">#FFFFFF</text:span></text:p>
      <text:h text:style-name="Heading_20_2" text:outline-level="2" text:is-list-header="false">
<text:bookmark-start text:name="OrgXref.org0f6b6b8"/>
<text:bookmark text:name="org0f6b6b8"/>[volatile-highlights] コピペした領域を強調
<text:bookmark-end text:name="OrgXref.org0f6b6b8"/></text:h>
      <text:p text:style-name="Text_20_body">コピペ直後の数秒に限定して，コピペした領域をハイライトします．さらに，所定の間隔で表示色を変えることで，ハイライト色が徐々に消えていくようなエフェクトにしています．<text:line-break/></text:p>
      <text:p text:style-name="OrgSrcBlock">(<text:span text:style-name="OrgSrcFontLockKeywordFace">when</text:span><text:s/>(autoload-if-found</text:p>
      <text:p text:style-name="OrgSrcBlock"><text:s/><text:s/><text:s/><text:s/><text:s/><text:s/><text:s/>'(volatile-highlights-mode)</text:p>
      <text:p text:style-name="OrgSrcBlock"><text:s/><text:s/><text:s/><text:s/><text:s/><text:s/><text:s/><text:span text:style-name="OrgSrcFontLockStringFace">"volatile-highlights"</text:span><text:s/>nil<text:s/>t)</text:p>
      <text:p text:style-name="OrgSrcBlock"/>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volatile-highlights</text:span><text:s/>nil<text:s/>t))</text:p>
      <text:p text:style-name="OrgSrcBlock"/>
      <text:p text:style-name="OrgSrcBlock"><text:s/><text:s/>(<text:span text:style-name="OrgSrcFontLockKeywordFace">with-eval-after-load</text:span><text:s/><text:span text:style-name="OrgSrcFontLockStringFace">"volatile-highlights"</text:span></text:p>
      <text:p text:style-name="OrgSrcBlock"><text:s/><text:s/><text:s/><text:s/>(set-face-attribute</text:p>
      <text:p text:style-name="OrgSrcBlock"><text:s/><text:s/><text:s/><text:s/><text:s/>'vhl/default-face<text:s/>nil<text:s/><text:span text:style-name="OrgSrcFontLockBuiltinFace">:foreground</text:span><text:s/><text:span text:style-name="OrgSrcFontLockStringFace">"</text:span><text:span text:style-name="OrgSrcDefault0249">#FF3333</text:span><text:span text:style-name="OrgSrcFontLockStringFace">"</text:span><text:s/><text:span text:style-name="OrgSrcFontLockBuiltinFace">:background</text:span><text:s/><text:span text:style-name="OrgSrcFontLockStringFace">"</text:span><text:span text:style-name="OrgSrcDefault0273">#FFCDCD</text:span><text:span text:style-name="OrgSrcFontLockStringFace">"</text:span>)</text:p>
      <text:p text:style-name="OrgSrcBlock"><text:s/><text:s/><text:s/><text:s/>(volatile-highlights-mode<text:s/>t)</text:p>
      <text:p text:style-name="OrgSrcBlock"/>
      <text:p text:style-name="OrgSrcBlock"><text:s/><text:s/><text:s/><text:s/><text:span text:style-name="OrgSrcFontLockCommentDelimiterFace">;;<text:s/></text:span><text:span text:style-name="OrgSrcFontLockCommentFace">ふわっとエフェクトの追加（ペースト時の色<text:s/>=&gt;<text:s/>カーソル色<text:s/>=&gt;<text:s/>本来色）</text:span></text:p>
      <text:p text:style-name="OrgSrcBlock"><text:s/><text:s/><text:s/><text:s/>(<text:span text:style-name="OrgSrcFontLockKeywordFace">defun</text:span><text:s/><text:span text:style-name="OrgSrcFontLockFunctionNameFace">my:vhl-change-color</text:span><text:s/>()</text:p>
      <text:p text:style-name="OrgSrcBlock"><text:s/><text:s/><text:s/><text:s/><text:s/><text:s/>(<text:span text:style-name="OrgSrcFontLockKeywordFace">let</text:span></text:p>
      <text:p text:style-name="OrgSrcBlock"><text:s/><text:s/><text:s/><text:s/><text:s/><text:s/><text:s/><text:s/><text:s/><text:s/>((next<text:s/>0.2)</text:p>
      <text:p text:style-name="OrgSrcBlock"><text:s/><text:s/><text:s/><text:s/><text:s/><text:s/><text:s/><text:s/><text:s/><text:s/><text:s/>(reset<text:s/>0.5)</text:p>
      <text:p text:style-name="OrgSrcBlock"><text:s/><text:s/><text:s/><text:s/><text:s/><text:s/><text:s/><text:s/><text:s/><text:s/><text:s/>(colors<text:s/>'(<text:span text:style-name="OrgSrcFontLockStringFace">"</text:span><text:span text:style-name="OrgSrcDefault0274">#F8D3D7</text:span><text:span text:style-name="OrgSrcFontLockStringFace">"</text:span><text:s/><text:span text:style-name="OrgSrcFontLockStringFace">"</text:span><text:span text:style-name="OrgSrcDefault0275">#F2DAE1</text:span><text:span text:style-name="OrgSrcFontLockStringFace">"</text:span><text:s/><text:span text:style-name="OrgSrcFontLockStringFace">"</text:span><text:span text:style-name="OrgSrcDefault0276">#EBE0EB</text:span><text:span text:style-name="OrgSrcFontLockStringFace">"</text:span><text:s/><text:span text:style-name="OrgSrcFontLockStringFace">"</text:span><text:span text:style-name="OrgSrcDefault0277">#E5E7F5</text:span><text:span text:style-name="OrgSrcFontLockStringFace">"</text:span><text:s/><text:span text:style-name="OrgSrcFontLockStringFace">"</text:span><text:span text:style-name="OrgSrcDefault0079">#DEEDFF</text:span><text:span text:style-name="OrgSrcFontLockStringFace">"</text:span>)))</text:p>
      <text:p text:style-name="OrgSrcBlock"><text:s/><text:s/><text:s/><text:s/><text:s/><text:s/><text:s/><text:s/>(<text:span text:style-name="OrgSrcFontLockKeywordFace">dolist</text:span><text:s/>(color<text:s/>colors)</text:p>
      <text:p text:style-name="OrgSrcBlock"><text:s/><text:s/><text:s/><text:s/><text:s/><text:s/><text:s/><text:s/><text:s/><text:s/>(run-at-time<text:s/>next<text:s/>nil</text:p>
      <text:p text:style-name="OrgSrcBlock"><text:s/><text:s/><text:s/><text:s/><text:s/><text:s/><text:s/><text:s/><text:s/><text:s/><text:s/><text:s/><text:s/><text:s/><text:s/><text:s/><text:s/><text:s/><text:s/><text:s/><text:s/><text:s/><text:s/>'set-face-attribute</text:p>
      <text:p text:style-name="OrgSrcBlock"><text:s/><text:s/><text:s/><text:s/><text:s/><text:s/><text:s/><text:s/><text:s/><text:s/><text:s/><text:s/><text:s/><text:s/><text:s/><text:s/><text:s/><text:s/><text:s/><text:s/><text:s/><text:s/><text:s/>'vhl/default-face</text:p>
      <text:p text:style-name="OrgSrcBlock"><text:s/><text:s/><text:s/><text:s/><text:s/><text:s/><text:s/><text:s/><text:s/><text:s/><text:s/><text:s/><text:s/><text:s/><text:s/><text:s/><text:s/><text:s/><text:s/><text:s/><text:s/><text:s/><text:s/>nil<text:s/><text:span text:style-name="OrgSrcFontLockBuiltinFace">:foreground</text:span><text:s/><text:span text:style-name="OrgSrcFontLockStringFace">"</text:span><text:span text:style-name="OrgSrcDefault0249">#FF3333</text:span><text:span text:style-name="OrgSrcFontLockStringFace">"</text:span><text:s/><text:span text:style-name="OrgSrcFontLockBuiltinFace">:background</text:span><text:s/>color)</text:p>
      <text:p text:style-name="OrgSrcBlock"><text:s/><text:s/><text:s/><text:s/><text:s/><text:s/><text:s/><text:s/><text:s/><text:s/>(<text:span text:style-name="OrgSrcFontLockKeywordFace">setq</text:span><text:s/>next<text:s/>(+<text:s/>0.05<text:s/>next)))</text:p>
      <text:p text:style-name="OrgSrcBlock"><text:s/><text:s/><text:s/><text:s/><text:s/><text:s/><text:s/><text:s/>(run-at-time<text:s/>reset<text:s/>nil<text:s/>'vhl/clear-all))</text:p>
      <text:p text:style-name="OrgSrcBlock"><text:s/><text:s/><text:s/><text:s/><text:s/><text:s/>(set-face-attribute<text:s/>'vhl/default-face</text:p>
      <text:p text:style-name="OrgSrcBlock"><text:s/><text:s/><text:s/><text:s/><text:s/><text:s/><text:s/><text:s/><text:s/><text:s/><text:s/><text:s/><text:s/><text:s/><text:s/><text:s/><text:s/><text:s/><text:s/><text:s/><text:s/><text:s/><text:s/><text:s/><text:s/><text:s/>nil<text:s/><text:span text:style-name="OrgSrcFontLockBuiltinFace">:foreground</text:span><text:s/><text:span text:style-name="OrgSrcFontLockStringFace">"</text:span><text:span text:style-name="OrgSrcDefault0249">#FF3333</text:span><text:span text:style-name="OrgSrcFontLockStringFace">"</text:span></text:p>
      <text:p text:style-name="OrgSrcBlock"><text:s/><text:s/><text:s/><text:s/><text:s/><text:s/><text:s/><text:s/><text:s/><text:s/><text:s/><text:s/><text:s/><text:s/><text:s/><text:s/><text:s/><text:s/><text:s/><text:s/><text:s/><text:s/><text:s/><text:s/><text:s/><text:s/><text:span text:style-name="OrgSrcFontLockBuiltinFace">:background</text:span><text:s/><text:span text:style-name="OrgSrcFontLockStringFace">"</text:span><text:span text:style-name="OrgSrcDefault0273">#FFCDCD</text:span><text:span text:style-name="OrgSrcFontLockStringFace">"</text:span>))</text:p>
      <text:p text:style-name="OrgSrcBlock"/>
      <text:p text:style-name="OrgSrcBlock"><text:s/><text:s/><text:s/><text:s/>(<text:span text:style-name="OrgSrcFontLockKeywordFace">defun</text:span><text:s/><text:span text:style-name="OrgSrcFontLockFunctionNameFace">my:yank</text:span><text:s/>(<text:span text:style-name="OrgSrcFontLockTypeFace">&amp;optional</text:span><text:s/>ARG)</text:p>
      <text:p text:style-name="OrgSrcBlock"><text:s/><text:s/><text:s/><text:s/><text:s/><text:s/>(<text:span text:style-name="OrgSrcFontLockKeywordFace">interactive</text:span>)</text:p>
      <text:p text:style-name="OrgSrcBlock"><text:s/><text:s/><text:s/><text:s/><text:s/><text:s/>(yank<text:s/>ARG)</text:p>
      <text:p text:style-name="OrgSrcBlock"><text:s/><text:s/><text:s/><text:s/><text:s/><text:s/>(<text:span text:style-name="OrgSrcFontLockKeywordFace">when</text:span><text:s/>window-system</text:p>
      <text:p text:style-name="OrgSrcBlock"><text:s/><text:s/><text:s/><text:s/><text:s/><text:s/><text:s/><text:s/>(my:vhl-change-color)))</text:p>
      <text:p text:style-name="OrgSrcBlock"><text:s/><text:s/><text:s/><text:s/>(global-set-key<text:s/>(kbd<text:s/><text:span text:style-name="OrgSrcFontLockStringFace">"M-v"</text:span>)<text:s/>'my:yank)</text:p>
      <text:p text:style-name="OrgSrcBlock"><text:s/><text:s/><text:s/><text:s/>(global-set-key<text:s/>(kbd<text:s/><text:span text:style-name="OrgSrcFontLockStringFace">"C-y"</text:span>)<text:s/>'my:yank)</text:p>
      <text:p text:style-name="OrgSrcBlock"/>
      <text:p text:style-name="OrgSrcBlock"><text:s/><text:s/><text:s/><text:s/>(<text:span text:style-name="OrgSrcFontLockKeywordFace">with-eval-after-load</text:span><text:s/><text:span text:style-name="OrgSrcFontLockStringFace">"org"</text:span></text:p>
      <text:p text:style-name="OrgSrcBlock"><text:s/><text:s/><text:s/><text:s/><text:s/><text:s/>(<text:span text:style-name="OrgSrcFontLockKeywordFace">defun</text:span><text:s/><text:span text:style-name="OrgSrcFontLockFunctionNameFace">my:org-yank</text:span><text:s/>()</text:p>
      <text:p text:style-name="OrgSrcBlock"><text:s/><text:s/><text:s/><text:s/><text:s/><text:s/><text:s/><text:s/>(<text:span text:style-name="OrgSrcFontLockKeywordFace">interactive</text:span>)</text:p>
      <text:p text:style-name="OrgSrcBlock"><text:s/><text:s/><text:s/><text:s/><text:s/><text:s/><text:s/><text:s/>(org-yank)</text:p>
      <text:p text:style-name="OrgSrcBlock"><text:s/><text:s/><text:s/><text:s/><text:s/><text:s/><text:s/><text:s/>(<text:span text:style-name="OrgSrcFontLockKeywordFace">when</text:span><text:s/>window-system</text:p>
      <text:p text:style-name="OrgSrcBlock"><text:s/><text:s/><text:s/><text:s/><text:s/><text:s/><text:s/><text:s/><text:s/><text:s/>(my:vhl-change-color)))</text:p>
      <text:p text:style-name="OrgSrcBlock"><text:s/><text:s/><text:s/><text:s/><text:s/><text:s/>(define-key<text:s/>org-mode-map<text:s/>(kbd<text:s/><text:span text:style-name="OrgSrcFontLockStringFace">"C-y"</text:span>)<text:s/>'my:org-yank)))</text:p>
      <text:p text:style-name="OrgSrcBlock"/>
      <text:p text:style-name="OrgSrcBlock"><text:s/><text:s/>(<text:span text:style-name="OrgSrcFontLockKeywordFace">dolist</text:span><text:s/>(hook<text:s/>'(org-mode-hook<text:s/>emacs-lisp-mode-hook<text:s/>emmet-mode-hook))</text:p>
      <text:p text:style-name="OrgSrcBlockLastLine"><text:s/><text:s/><text:s/><text:s/>(add-hook<text:s/>hook<text:s/>'volatile-highlights-mode)))</text:p>
      <text:h text:style-name="Heading_20_2" text:outline-level="2" text:is-list-header="false">
<text:bookmark-start text:name="OrgXref.org7e7e973"/>
<text:bookmark text:name="org7e7e973"/>[edit-color-stamp] Qt経由でカラーピッカーを使う
<text:bookmark-end text:name="OrgXref.org7e7e973"/></text:h>
      <text:list text:style-name="OrgBulletedList" text:continue-numbering="false">
        <text:list-item>
          <text:p text:style-name="Text_20_body"><text:a xlink:type="simple" xlink:href="https://github.com/sabof/edit-color-stamp">sabof/edit-color-stamp: Edit hex color stamps using a QT, or the internal color picker</text:a><text:line-break/></text:p>
        </text:list-item>
        <text:list-item>
          <text:p text:style-name="Text_20_body">Macintosh でもちゃんと使えます．<text:line-break/></text:p>
        </text:list-item>
      </text:list>
      <text:p text:style-name="OrgSrcBlock">(<text:span text:style-name="OrgSrcFontLockKeywordFace">when</text:span><text:s/>(executable-find<text:s/><text:span text:style-name="OrgSrcFontLockStringFace">"qt_color_picker"</text:span>)</text:p>
      <text:p text:style-name="OrgSrcBlock"><text:s/><text:s/>(<text:span text:style-name="OrgSrcFontLockKeywordFace">with-eval-after-load</text:span><text:s/><text:span text:style-name="OrgSrcFontLockStringFace">"helm-config"</text:span></text:p>
      <text:p text:style-name="OrgSrcBlock"><text:s/><text:s/><text:s/><text:s/>(<text:span text:style-name="OrgSrcFontLockKeywordFace">require</text:span><text:s/>'<text:span text:style-name="OrgSrcFontLockConstantFace">edit-color-stamp</text:span><text:s/>nil<text:s/>t))</text:p>
      <text:p text:style-name="OrgSrcBlockLastLine"><text:s/><text:s/>(global-set-key<text:s/>(kbd<text:s/><text:span text:style-name="OrgSrcFontLockStringFace">"C-c<text:s/>f<text:s/>c<text:s/>p"</text:span>)<text:s/>'edit-color-stamp))</text:p>
      <text:p text:style-name="Text_20_body">（設定手順）<text:line-break/></text:p>
      <text:list text:style-name="OrgBulletedList" text:continue-numbering="false">
        <text:list-item>
          <text:p text:style-name="Text_20_body">QT をインストールして， <text:span text:style-name="OrgCode">qmake</text:span> に <text:span text:style-name="OrgCode">PATH</text:span> を通す（例：/usr/local/opt/qt/bin）<text:line-break/></text:p>
        </text:list-item>
        <text:list-item>
          <text:p text:style-name="Text_20_body"><text:span text:style-name="OrgCode">edit-color-stamp</text:span> を入手してインストール先のフォルダに移動<text:line-break/></text:p>
        </text:list-item>
        <text:list-item>
          <text:p text:style-name="Text_20_body">さらに， <text:span text:style-name="OrgCode">qt_color_picker</text:span> ディレクトリに移動<text:line-break/></text:p>
        </text:list-item>
        <text:list-item>
          <text:p text:style-name="Text_20_body"><text:span text:style-name="OrgCode">qt_color_picker.pro</text:span> を編集して， "QT +=" に "widgets" を追加して保存する．<text:line-break/></text:p>
          <text:p text:style-name="OrgSrcBlockLastLine"><text:span text:style-name="OrgSrcFontLockVariableNameFace">QT<text:s/>+</text:span>=<text:s/>core<text:s/>gui<text:s/>widgets</text:p>
        </text:list-item>
        <text:list-item>
          <text:p text:style-name="Text_20_body"><text:span text:style-name="OrgCode">qmake qt_color_picker.pro &amp;&amp; make</text:span> を実行<text:line-break/></text:p>
        </text:list-item>
        <text:list-item>
          <text:p text:style-name="Text_20_body">出来上がった <text:span text:style-name="OrgCode">qt_color_picker.app</text:span> を <text:span text:style-name="OrgCode">/Applications/</text:span> にコピー（移動）<text:line-break/></text:p>
        </text:list-item>
        <text:list-item>
          <text:p text:style-name="Text_20_body"><text:span text:style-name="OrgCode">exec-path</text:span> にパスを通す<text:line-break/></text:p>
          <text:p text:style-name="OrgSrcBlockLastLine">(add-to-list<text:s/>'exec-path<text:s/><text:span text:style-name="OrgSrcFontLockStringFace">"/Applications/qt_color_picker.app/Contents/MacOS/"</text:span>)</text:p>
        </text:list-item>
        <text:list-item>
          <text:p text:style-name="Text_20_body"><text:span text:style-name="OrgCode">(executable-find "qt_color_picker")</text:span> でプログラムを呼べることを確認<text:line-break/></text:p>
        </text:list-item>
        <text:list-item>
          <text:p text:style-name="Text_20_body"><text:span text:style-name="OrgCode">#FFFFFF</text:span> などの色の上で <text:span text:style-name="OrgCode">M-x edit-color-stamp</text:span> を実行する<text:line-break/></text:p>
        </text:list-item>
        <text:list-item>
          <text:p text:style-name="Text_20_body">カラーピッカーで色を選んで「OK」すれば， <text:span text:style-name="OrgCode">#FFFFFF</text:span> が更新される．<text:line-break/></text:p>
        </text:list-item>
      </text:list>
      <text:h text:style-name="Heading_20_1" text:outline-level="1" text:is-list-header="false">
<text:bookmark-start text:name="OrgXref.ID-C82716B5-08BB-4AFD-B727-16D5C54089CA"/>
<text:bookmark text:name="ID-C82716B5-08BB-4AFD-B727-16D5C54089CA"/>
<text:bookmark-end text:name="OrgXref.ID-C82716B5-08BB-4AFD-B727-16D5C54089CA"/>
<text:bookmark-start text:name="OrgXref.orga1eec00"/>
<text:bookmark text:name="orga1eec00"/>ユーティリティ関数
<text:bookmark-end text:name="OrgXref.orga1eec00"/></text:h>
      <text:h text:style-name="Heading_20_2" text:outline-level="2" text:is-list-header="false">
<text:bookmark-start text:name="OrgXref.orgdd72146"/>
<text:bookmark text:name="orgdd72146"/>[pomodoro.el] ポモドーロの実践
<text:bookmark-end text:name="OrgXref.orgdd72146"/></text:h>
      <text:p text:style-name="Text_20_body"><text:a xlink:type="simple" xlink:href="https://twitter.com/syohex">@syohex</text:a> さん謹製の <text:a xlink:type="simple" xlink:href="https://github.com/syohex/emacs-utils/blob/master/pomodoro.el">pomodoro.el</text:a> に少しカスタマイズしたおれおれ <text:a xlink:type="simple" xlink:href="https://github.com/takaxp/emacs-utils/blob/master/pomodoro.el">pomodoro.el</text:a> を使っています．以下のように設定すると，ポモドーロの残り時間は表示せず，アイコンだけをモードラインに表示できます．残り時間は <text:span text:style-name="OrgCode">M-x pomodoro:mode-line-time-display-toggle</text:span> すれば，いつでも表示できます．<text:line-break/></text:p>
      <text:p text:style-name="Text_20_body"><text:span text:style-name="OrgCode">pomodoro:finish-work-hook</text:span> ， <text:span text:style-name="OrgCode">pomodoro:finish-rest-hook</text:span> ， <text:span text:style-name="OrgCode">pomodoro:long-rest-hook</text:span> にそれぞれ結びつけてあるのは，<text:a xlink:type="simple" xlink:href="http://www.mactechlab.jp/products-report/16673.html">Macのスピーチ機能</text:a>です．この例では，Kyoko さんが指示を出してくれます．<text:line-break/></text:p>
      <text:p text:style-name="Text_20_body"><text:span text:style-name="OrgCode">M-x pomodoro:start</text:span> すると，ポモドーロが始まり，8時間後に <text:span text:style-name="OrgCode">pomodoro:stop</text:span> が呼ばれてポモドーロが終了します．<text:a xlink:type="simple" xlink:href="http://www.pomodorotechnique.com/">pomodoro</text:a> は機械的に仕事をしたい人にピッタリです．人によっては <text:a xlink:type="simple" xlink:href="http://ja.wikipedia.org/wiki/Getting_Things_Done">GTD</text:a> よりも取っ付きやすいと思います．<text:line-break/></text:p>
      <text:p text:style-name="Text_20_body"><text:span text:style-name="OrgCode">helm-config</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pomodoro:start)</text:p>
      <text:p text:style-name="OrgSrcBlock"><text:s/><text:s/><text:s/><text:s/><text:s/><text:s/><text:s/><text:span text:style-name="OrgSrcFontLockStringFace">"pomodoro"</text:span><text:s/>nil<text:s/>t)</text:p>
      <text:p text:style-name="OrgSrcBlock"/>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pomodoro</text:span><text:s/>nil<text:s/>t))</text:p>
      <text:p text:style-name="OrgSrcBlock"/>
      <text:p text:style-name="OrgSrcBlock"><text:s/><text:s/>(<text:span text:style-name="OrgSrcFontLockKeywordFace">with-eval-after-load</text:span><text:s/><text:span text:style-name="OrgSrcFontLockStringFace">"helm-config"</text:span></text:p>
      <text:p text:style-name="OrgSrcBlock"><text:s/><text:s/><text:s/><text:s/>(<text:span text:style-name="OrgSrcFontLockKeywordFace">when</text:span><text:s/>(<text:span text:style-name="OrgSrcFontLockKeywordFace">require</text:span><text:s/>'<text:span text:style-name="OrgSrcFontLockConstantFace">pomodoro</text:span><text:s/>nil<text:s/>t)</text:p>
      <text:p text:style-name="OrgSrcBlock"><text:s/><text:s/><text:s/><text:s/><text:s/><text:s/>(pomodoro:start<text:s/>nil)))</text:p>
      <text:p text:style-name="OrgSrcBlock"/>
      <text:p text:style-name="OrgSrcBlock"><text:s/><text:s/>(<text:span text:style-name="OrgSrcFontLockKeywordFace">with-eval-after-load</text:span><text:s/><text:span text:style-name="OrgSrcFontLockStringFace">"pomodoro"</text:span></text:p>
      <text:p text:style-name="OrgSrcBlock"><text:s/><text:s/><text:s/><text:s/><text:span text:style-name="OrgSrcFontLockCommentDelimiterFace">;;<text:s/></text:span><text:span text:style-name="OrgSrcFontLockCommentFace">作業時間終了後に開くファイルを指定しない</text:span></text:p>
      <text:p text:style-name="OrgSrcBlock"><text:s/><text:s/><text:s/><text:s/>(<text:span text:style-name="OrgSrcFontLockKeywordFace">setq</text:span><text:s/>pomodoro:file<text:s/>nil)</text:p>
      <text:p text:style-name="OrgSrcBlock"><text:s/><text:s/><text:s/><text:s/><text:span text:style-name="OrgSrcFontLockCommentDelimiterFace">;;<text:s/></text:span><text:span text:style-name="OrgSrcFontLockCommentFace">●だけで表現する（残り時間表示なし）</text:span></text:p>
      <text:p text:style-name="OrgSrcBlock"><text:s/><text:s/><text:s/><text:s/>(<text:span text:style-name="OrgSrcFontLockKeywordFace">setq</text:span><text:s/>pomodoro:mode-line-time-display<text:s/>nil)</text:p>
      <text:p text:style-name="OrgSrcBlock"><text:s/><text:s/><text:s/><text:s/><text:span text:style-name="OrgSrcFontLockCommentDelimiterFace">;;<text:s/></text:span><text:span text:style-name="OrgSrcFontLockCommentFace">●の置き換え</text:span></text:p>
      <text:p text:style-name="OrgSrcBlock"><text:s/><text:s/><text:s/><text:s/>(<text:span text:style-name="OrgSrcFontLockKeywordFace">setq</text:span><text:s/>pomodoro:mode-line-work-sign<text:s/><text:span text:style-name="OrgSrcFontLockStringFace">"&gt;&gt;"</text:span>)</text:p>
      <text:p text:style-name="OrgSrcBlock"><text:s/><text:s/><text:s/><text:s/>(<text:span text:style-name="OrgSrcFontLockKeywordFace">setq</text:span><text:s/>pomodoro:mode-line-rest-sign<text:s/><text:span text:style-name="OrgSrcFontLockStringFace">"&lt;&lt;"</text:span>)</text:p>
      <text:p text:style-name="OrgSrcBlock"><text:s/><text:s/><text:s/><text:s/>(<text:span text:style-name="OrgSrcFontLockKeywordFace">setq</text:span><text:s/>pomodoro:mode-line-long-rest-sign<text:s/><text:span text:style-name="OrgSrcFontLockStringFace">"&lt;&gt;"</text:span>)</text:p>
      <text:p text:style-name="OrgSrcBlock"><text:s/><text:s/><text:s/><text:s/><text:span text:style-name="OrgSrcFontLockCommentDelimiterFace">;;<text:s/></text:span><text:span text:style-name="OrgSrcFontLockCommentFace">長い休憩に入るまでにポモドーロする回数</text:span></text:p>
      <text:p text:style-name="OrgSrcBlock"><text:s/><text:s/><text:s/><text:s/>(<text:span text:style-name="OrgSrcFontLockKeywordFace">setq</text:span><text:s/>pomodoro:iteration-for-long-rest<text:s/>4)</text:p>
      <text:p text:style-name="OrgSrcBlock"><text:s/><text:s/><text:s/><text:s/><text:span text:style-name="OrgSrcFontLockCommentDelimiterFace">;;<text:s/></text:span><text:span text:style-name="OrgSrcFontLockCommentFace">作業時間関連</text:span></text:p>
      <text:p text:style-name="OrgSrcBlock"><text:s/><text:s/><text:s/><text:s/>(<text:span text:style-name="OrgSrcFontLockKeywordFace">setq</text:span><text:s/>pomodoro:work-time<text:s/>25<text:s/><text:s/><text:s/><text:s/><text:s/><text:span text:style-name="OrgSrcFontLockCommentDelimiterFace">;<text:s/></text:span><text:span text:style-name="OrgSrcFontLockCommentFace">作業時間</text:span></text:p>
      <text:p text:style-name="OrgSrcBlock"><text:s/><text:s/><text:s/><text:s/><text:s/><text:s/><text:s/><text:s/><text:s/><text:s/>pomodoro:rest-time<text:s/>5<text:s/><text:s/><text:s/><text:s/><text:s/><text:s/><text:span text:style-name="OrgSrcFontLockCommentDelimiterFace">;<text:s/></text:span><text:span text:style-name="OrgSrcFontLockCommentFace">休憩時間</text:span></text:p>
      <text:p text:style-name="OrgSrcBlock"><text:s/><text:s/><text:s/><text:s/><text:s/><text:s/><text:s/><text:s/><text:s/><text:s/>pomodoro:long-rest-time<text:s/>30<text:s/><text:span text:style-name="OrgSrcFontLockCommentDelimiterFace">;<text:s/></text:span><text:span text:style-name="OrgSrcFontLockCommentFace">長い休憩時間</text:span></text:p>
      <text:p text:style-name="OrgSrcBlock"><text:s/><text:s/><text:s/><text:s/><text:s/><text:s/><text:s/><text:s/><text:s/><text:s/>pomodoro:max-iteration<text:s/>16)<text:s/><text:span text:style-name="OrgSrcFontLockCommentDelimiterFace">;<text:s/></text:span><text:span text:style-name="OrgSrcFontLockCommentFace">ポモドーロする回数</text:span></text:p>
      <text:p text:style-name="OrgSrcBlock"><text:s/><text:s/><text:s/><text:s/><text:span text:style-name="OrgSrcFontLockCommentDelimiterFace">;;<text:s/></text:span><text:span text:style-name="OrgSrcFontLockCommentFace">タイマーの表示をノーマルフェイスにする</text:span></text:p>
      <text:p text:style-name="OrgSrcBlock"><text:s/><text:s/><text:s/><text:s/>(set-face-bold-p<text:s/>'pomodoro:timer-face<text:s/>nil)</text:p>
      <text:p text:style-name="OrgSrcBlock"><text:s/><text:s/><text:s/><text:s/><text:span text:style-name="OrgSrcFontLockCommentDelimiterFace">;;<text:s/></text:span><text:span text:style-name="OrgSrcFontLockCommentFace">作業中（赤），休憩中（青），長い休憩中（緑）にする</text:span></text:p>
      <text:p text:style-name="OrgSrcBlock"><text:s/><text:s/><text:s/><text:s/>(custom-set-faces</text:p>
      <text:p text:style-name="OrgSrcBlock"><text:s/><text:s/><text:s/><text:s/><text:s/>'(pomodoro:work-face</text:p>
      <text:p text:style-name="OrgSrcBlock"><text:s/><text:s/><text:s/><text:s/><text:s/><text:s/><text:s/>((((background<text:s/>dark))<text:s/><text:span text:style-name="OrgSrcFontLockBuiltinFace">:foreground</text:span><text:s/><text:span text:style-name="OrgSrcFontLockStringFace">"</text:span><text:span text:style-name="OrgSrcDefault0278">#DB4C46</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086">#000033</text:span><text:span text:style-name="OrgSrcFontLockStringFace">"</text:span><text:s/><text:span text:style-name="OrgSrcFontLockBuiltinFace">:bold</text:span><text:s/>t))))<text:s/><text:span text:style-name="OrgSrcFontLockCommentDelimiterFace">;;<text:s/></text:span><text:span text:style-name="OrgSrcDefault0279">#8248c4</text:span><text:span text:style-name="OrgSrcFontLockCommentFace"><text:s/>,<text:s/></text:span><text:span text:style-name="OrgSrcDefault0280">#956dc4</text:span><text:span text:style-name="OrgSrcFontLockCommentFace">,<text:s/></text:span><text:span text:style-name="OrgSrcDefault0281">#9d64c4</text:span></text:p>
      <text:p text:style-name="OrgSrcBlock"><text:s/><text:s/><text:s/><text:s/><text:s/>'(pomodoro:rest-face</text:p>
      <text:p text:style-name="OrgSrcBlock"><text:s/><text:s/><text:s/><text:s/><text:s/><text:s/><text:s/>((((background<text:s/>dark))<text:s/><text:span text:style-name="OrgSrcFontLockBuiltinFace">:foreground</text:span><text:s/><text:span text:style-name="OrgSrcFontLockStringFace">"</text:span><text:span text:style-name="OrgSrcDefault0282">#3869FA</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010">#203e6f</text:span><text:span text:style-name="OrgSrcFontLockStringFace">"</text:span><text:s/><text:span text:style-name="OrgSrcFontLockBuiltinFace">:bold</text:span><text:s/>t))))</text:p>
      <text:p text:style-name="OrgSrcBlock"><text:s/><text:s/><text:s/><text:s/><text:s/>'(pomodoro:long-rest-face</text:p>
      <text:p text:style-name="OrgSrcBlock"><text:s/><text:s/><text:s/><text:s/><text:s/><text:s/><text:s/>((((background<text:s/>dark))<text:s/><text:span text:style-name="OrgSrcFontLockBuiltinFace">:foreground</text:span><text:s/><text:span text:style-name="OrgSrcFontLockStringFace">"</text:span><text:span text:style-name="OrgSrcDefault0283">#008890</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284">#1c9b08</text:span><text:span text:style-name="OrgSrcFontLockStringFace">"</text:span><text:s/><text:span text:style-name="OrgSrcFontLockBuiltinFace">:bold</text:span><text:s/>t)))))<text:s/><text:span text:style-name="OrgSrcFontLockCommentDelimiterFace">;;<text:s/></text:span><text:span text:style-name="OrgSrcFontLockCommentFace">00B800</text:span></text:p>
      <text:p text:style-name="OrgSrcBlock"/>
      <text:p text:style-name="OrgSrcBlock"><text:s/><text:s/><text:s/><text:s/>(<text:span text:style-name="OrgSrcFontLockKeywordFace">defun</text:span><text:s/><text:span text:style-name="OrgSrcFontLockFunctionNameFace">my:pomodoro-status</text:span><text:s/>()</text:p>
      <text:p text:style-name="OrgSrcBlock"><text:s/><text:s/><text:s/><text:s/><text:s/><text:s/><text:span text:style-name="OrgSrcFontLockDocFace">"Show<text:s/>the<text:s/>current<text:s/>`</text:span><text:span text:style-name="OrgSrcFontLockConstantFace">pomodoro</text:span><text:span text:style-name="OrgSrcFontLockDocFace">'<text:s/>status<text:s/>in<text:s/>minibuffer<text:s/>when<text:s/>focus-in."</text:span></text:p>
      <text:p text:style-name="OrgSrcBlock"><text:s/><text:s/><text:s/><text:s/><text:s/><text:s/>(<text:span text:style-name="OrgSrcFontLockKeywordFace">interactive</text:span>)</text:p>
      <text:p text:style-name="OrgSrcBlock"><text:s/><text:s/><text:s/><text:s/><text:s/><text:s/>(message<text:s/>(format<text:s/><text:span text:style-name="OrgSrcFontLockStringFace">"[Pomodoro]<text:s/>Remaining:<text:s/>%s<text:s/>|<text:s/>Count:<text:s/>%d"</text:span></text:p>
      <text:p text:style-name="OrgSrcBlock"><text:s/><text:s/><text:s/><text:s/><text:s/><text:s/><text:s/><text:s/><text:s/><text:s/><text:s/><text:s/><text:s/><text:s/><text:s/><text:s/><text:s/><text:s/><text:s/><text:s/><text:s/><text:s/><text:s/>(pomodoro:time-to-string<text:s/>pomodoro:remainder-seconds)</text:p>
      <text:p text:style-name="OrgSrcBlock"><text:s/><text:s/><text:s/><text:s/><text:s/><text:s/><text:s/><text:s/><text:s/><text:s/><text:s/><text:s/><text:s/><text:s/><text:s/><text:s/><text:s/><text:s/><text:s/><text:s/><text:s/><text:s/><text:s/>pomodoro:work-count)))</text:p>
      <text:p text:style-name="OrgSrcBlock"><text:s/><text:s/><text:s/><text:s/>(add-hook<text:s/>'focus-in-hook<text:s/>#'my:pomodoro-status)</text:p>
      <text:p text:style-name="OrgSrcBlock"/>
      <text:p text:style-name="OrgSrcBlock"><text:s/><text:s/><text:s/><text:s/>(<text:span text:style-name="OrgSrcFontLockKeywordFace">defvar</text:span><text:s/><text:span text:style-name="OrgSrcFontLockVariableNameFace">my:pomodoro-speak</text:span><text:s/>nil)</text:p>
      <text:p text:style-name="OrgSrcBlock"><text:s/><text:s/><text:s/><text:s/>(<text:span text:style-name="OrgSrcFontLockKeywordFace">defun</text:span><text:s/><text:span text:style-name="OrgSrcFontLockFunctionNameFace">my:pomodoro-speak-toggle</text:span><text:s/>()</text:p>
      <text:p text:style-name="OrgSrcBlock"><text:s/><text:s/><text:s/><text:s/><text:s/><text:s/>(<text:span text:style-name="OrgSrcFontLockKeywordFace">interactive</text:span>)</text:p>
      <text:p text:style-name="OrgSrcBlock"><text:s/><text:s/><text:s/><text:s/><text:s/><text:s/>(<text:span text:style-name="OrgSrcFontLockKeywordFace">setq</text:span><text:s/>my:pomodoro-speak<text:s/>(not<text:s/>my:pomodoro-speak)))</text:p>
      <text:p text:style-name="OrgSrcBlock"/>
      <text:p text:style-name="OrgSrcBlock"><text:s/><text:s/><text:s/><text:s/>(<text:span text:style-name="OrgSrcFontLockKeywordFace">when</text:span><text:s/>(memq<text:s/>window-system<text:s/>'(mac<text:s/>ns))</text:p>
      <text:p text:style-name="OrgSrcBlock"><text:s/><text:s/><text:s/><text:s/><text:s/><text:s/><text:span text:style-name="OrgSrcFontLockCommentDelimiterFace">;;<text:s/></text:span><text:span text:style-name="OrgSrcFontLockCommentFace">Mac<text:s/>ユーザ向け．Kyokoさんに指示してもらう</text:span></text:p>
      <text:p text:style-name="OrgSrcBlock"><text:s/><text:s/><text:s/><text:s/><text:s/><text:s/>(<text:span text:style-name="OrgSrcFontLockKeywordFace">defvar</text:span><text:s/><text:span text:style-name="OrgSrcFontLockVariableNameFace">pomodoro:with-speak</text:span><text:s/>nil)</text:p>
      <text:p text:style-name="OrgSrcBlock"><text:s/><text:s/><text:s/><text:s/><text:s/><text:s/>(<text:span text:style-name="OrgSrcFontLockKeywordFace">when</text:span><text:s/>pomodoro:with-speak</text:p>
      <text:p text:style-name="OrgSrcBlock"><text:s/><text:s/><text:s/><text:s/><text:s/><text:s/><text:s/><text:s/>(add-hook<text:s/>'pomodoro:finish-work-hook</text:p>
      <text:p text:style-name="OrgSrcBlock"><text:s/><text:s/><text:s/><text:s/><text:s/><text:s/><text:s/><text:s/><text:s/><text:s/><text:s/><text:s/><text:s/><text:s/><text:s/><text:s/><text:s/><text:s/>#'(lambda<text:s/>()</text:p>
      <text:p text:style-name="OrgSrcBlock"><text:s/><text:s/><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text:s/><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text:s/><text:s/>(floor<text:s/>pomodoro:rest-time))</text:p>
      <text:p text:style-name="OrgSrcBlock"><text:s/><text:s/><text:s/><text:s/><text:s/><text:s/><text:s/><text:s/><text:s/><text:s/><text:s/><text:s/><text:s/><text:s/><text:s/><text:s/><text:s/><text:s/><text:s/><text:s/><text:s/><text:s/><text:s/><text:s/><text:s/><text:s/><text:s/><text:s/><text:s/><text:s/><text:s/><text:s/><text:s/><text:s/><text:s/><text:s/><text:s/><text:span text:style-name="OrgSrcFontLockStringFace">"分間，休憩しろ"</text:span>)))</text:p>
      <text:p text:style-name="OrgSrcBlock"><text:s/><text:s/><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text:s/>(add-hook<text:s/>'pomodoro:finish-rest-hook</text:p>
      <text:p text:style-name="OrgSrcBlock"><text:s/><text:s/><text:s/><text:s/><text:s/><text:s/><text:s/><text:s/><text:s/><text:s/><text:s/><text:s/><text:s/><text:s/><text:s/><text:s/><text:s/><text:s/>#'(lambda<text:s/>()</text:p>
      <text:p text:style-name="OrgSrcBlock"><text:s/><text:s/><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text:s/><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text:s/><text:s/>(floor<text:s/>pomodoro:work-time))</text:p>
      <text:p text:style-name="OrgSrcBlock"><text:s/><text:s/><text:s/><text:s/><text:s/><text:s/><text:s/><text:s/><text:s/><text:s/><text:s/><text:s/><text:s/><text:s/><text:s/><text:s/><text:s/><text:s/><text:s/><text:s/><text:s/><text:s/><text:s/><text:s/><text:s/><text:s/><text:s/><text:s/><text:s/><text:s/><text:s/><text:s/><text:s/><text:s/><text:s/><text:s/><text:s/><text:span text:style-name="OrgSrcFontLockStringFace">"分間，作業しろ"</text:span>)))</text:p>
      <text:p text:style-name="OrgSrcBlock"><text:s/><text:s/><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text:s/>(add-hook<text:s/>'pomodoro:long-rest-hook</text:p>
      <text:p text:style-name="OrgSrcBlock"><text:s/><text:s/><text:s/><text:s/><text:s/><text:s/><text:s/><text:s/><text:s/><text:s/><text:s/><text:s/><text:s/><text:s/><text:s/><text:s/><text:s/><text:s/>#'(lambda<text:s/>()</text:p>
      <text:p text:style-name="OrgSrcBlock"><text:s/><text:s/><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text:s/><text:s/>(concat<text:s/><text:span text:style-name="OrgSrcFontLockStringFace">"say<text:s/>-v<text:s/>Kyoko<text:s/>これから"</text:span></text:p>
      <text:p text:style-name="OrgSrcBlock"><text:s/><text:s/><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text:s/><text:s/>(floor<text:s/>pomodoro:long-rest-time))</text:p>
      <text:p text:style-name="OrgSrcBlock"><text:s/><text:s/><text:s/><text:s/><text:s/><text:s/><text:s/><text:s/><text:s/><text:s/><text:s/><text:s/><text:s/><text:s/><text:s/><text:s/><text:s/><text:s/><text:s/><text:s/><text:s/><text:s/><text:s/><text:s/><text:s/><text:s/><text:s/><text:s/><text:s/><text:s/><text:s/><text:s/><text:s/><text:s/><text:s/><text:s/><text:s/><text:span text:style-name="OrgSrcFontLockStringFace">"分間の休憩です"</text:span>)))</text:p>
      <text:p text:style-name="OrgSrcBlock"><text:s/><text:s/><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pan text:style-name="OrgSrcFontLockKeywordFace">defun</text:span><text:s/><text:span text:style-name="OrgSrcFontLockFunctionNameFace">my:pomodoro-notify</text:span><text:s/>()</text:p>
      <text:p text:style-name="OrgSrcBlock"><text:s/><text:s/><text:s/><text:s/><text:s/><text:s/><text:s/><text:s/>(<text:span text:style-name="OrgSrcFontLockKeywordFace">interactive</text:span>)</text:p>
      <text:p text:style-name="OrgSrcBlock"><text:s/><text:s/><text:s/><text:s/><text:s/><text:s/><text:s/><text:s/>(shell-command-to-string</text:p>
      <text:p text:style-name="OrgSrcBlock"><text:s/><text:s/><text:s/><text:s/><text:s/><text:s/><text:s/><text:s/><text:s/>(concat<text:s/><text:span text:style-name="OrgSrcFontLockStringFace">"terminal-notifier<text:s/>-title<text:s/>\"Pomodoro\""</text:span></text:p>
      <text:p text:style-name="OrgSrcBlock"><text:s/><text:s/><text:s/><text:s/><text:s/><text:s/><text:s/><text:s/><text:s/><text:s/><text:s/><text:s/><text:s/><text:s/><text:s/><text:s/><text:s/><text:span text:style-name="OrgSrcFontLockStringFace">"<text:s/>-message<text:s/>\"三三<text:s/>ﾍ(*ﾟ∇ﾟ)ﾉ<text:s/>Go<text:s/>#"</text:span></text:p>
      <text:p text:style-name="OrgSrcBlock"><text:s/><text:s/><text:s/><text:s/><text:s/><text:s/><text:s/><text:s/><text:s/><text:s/><text:s/><text:s/><text:s/><text:s/><text:s/><text:s/><text:s/>(format<text:s/><text:span text:style-name="OrgSrcFontLockStringFace">"%s"</text:span><text:s/>(1+<text:s/>pomodoro:work-count))</text:p>
      <text:p text:style-name="OrgSrcBlock"><text:s/><text:s/><text:s/><text:s/><text:s/><text:s/><text:s/><text:s/><text:s/><text:s/><text:s/><text:s/><text:s/><text:s/><text:s/><text:s/><text:s/><text:span text:style-name="OrgSrcFontLockStringFace">"\"<text:s/>-sender<text:s/>org.gnu.Emacs"</text:span>)))</text:p>
      <text:p text:style-name="OrgSrcBlockLastLine"><text:s/><text:s/><text:s/><text:s/><text:s/><text:s/>(add-hook<text:s/>'pomodoro:finish-work-hook<text:s/>'my:pomodoro-notify))))</text:p>
      <text:h text:style-name="Heading_20_2" text:outline-level="2" text:is-list-header="false">
<text:bookmark-start text:name="OrgXref.orgcfd4604"/>
<text:bookmark text:name="orgcfd4604"/>[pomodoro.el] 続・ポモドーロの実践
<text:bookmark-end text:name="OrgXref.orgcfd4604"/></text:h>
      <text:p text:style-name="Text_20_body">さらに，モードラインに出すスタータスを表すサインに動きを付けます．ただ頻繁にモードラインを更新して描画するので，環境によっては動作が重くなるかもしれません．<text:line-break/></text:p>
      <text:p text:style-name="Text_20_body">各 interlval の数値を <text:span text:style-name="OrgCode">setq</text:span> で後から変更する場合は，その直後に <text:span text:style-name="OrgCode">pomodoro:activate-visual-work-sign</text:span> もしくは変更する interval に対応する同様の関数を実行してください．モードラインに変更が反映されます．<text:line-break/></text:p>
      <text:p text:style-name="OrgSrcBlock">(<text:span text:style-name="OrgSrcFontLockKeywordFace">with-eval-after-load</text:span><text:s/><text:span text:style-name="OrgSrcFontLockStringFace">"pomodoro"</text:span></text:p>
      <text:p text:style-name="OrgSrcBlock"><text:s/><text:s/><text:span text:style-name="OrgSrcFontLockCommentDelimiterFace">;;<text:s/></text:span><text:span text:style-name="OrgSrcFontLockCommentFace">追加実装</text:span></text:p>
      <text:p text:style-name="OrgSrcBlock"><text:s/><text:s/>(<text:span text:style-name="OrgSrcFontLockKeywordFace">defvar</text:span><text:s/><text:span text:style-name="OrgSrcFontLockVariableNameFace">pomodoro:update-work-sign-interval</text:span><text:s/>0.21)<text:s/><text:span text:style-name="OrgSrcFontLockCommentDelimiterFace">;;<text:s/></text:span><text:span text:style-name="OrgSrcFontLockCommentFace">work用表示間隔</text:span></text:p>
      <text:p text:style-name="OrgSrcBlock"><text:s/><text:s/>(<text:span text:style-name="OrgSrcFontLockKeywordFace">defvar</text:span><text:s/><text:span text:style-name="OrgSrcFontLockVariableNameFace">pomodoro:update-rest-sign-interval</text:span><text:s/>0.21)<text:s/><text:span text:style-name="OrgSrcFontLockCommentDelimiterFace">;;<text:s/></text:span><text:span text:style-name="OrgSrcFontLockCommentFace">rest用表示間隔</text:span></text:p>
      <text:p text:style-name="OrgSrcBlock"><text:s/><text:s/>(<text:span text:style-name="OrgSrcFontLockKeywordFace">defvar</text:span><text:s/><text:span text:style-name="OrgSrcFontLockVariableNameFace">pomodoro:update-long-rest-sign-interval</text:span><text:s/>0.36)<text:s/><text:span text:style-name="OrgSrcFontLockCommentDelimiterFace">;;<text:s/></text:span><text:span text:style-name="OrgSrcFontLockCommentFace">long-rest用表示間隔</text:span></text:p>
      <text:p text:style-name="OrgSrcBlock"/>
      <text:p text:style-name="OrgSrcBlock"><text:s/><text:s/>(<text:span text:style-name="OrgSrcFontLockKeywordFace">setq</text:span><text:s/>pomodoro:mode-line-work-sign-list</text:p>
      <text:p text:style-name="OrgSrcBlock"><text:s/><text:s/><text:s/><text:s/><text:s/><text:s/><text:s/><text:s/>'(<text:span text:style-name="OrgSrcFontLockStringFace">"&gt;<text:s/><text:s/>"</text:span><text:s/><text:span text:style-name="OrgSrcFontLockStringFace">"&gt;&gt;<text:s/>"</text:span><text:s/><text:span text:style-name="OrgSrcFontLockStringFace">"&gt;&gt;&gt;"</text:span><text:s/><text:span text:style-name="OrgSrcFontLockStringFace">"<text:s/>&gt;&gt;"</text:span><text:s/><text:span text:style-name="OrgSrcFontLockStringFace">"<text:s/><text:s/>&gt;"</text:span><text:s/><text:span text:style-name="OrgSrcFontLockStringFace">"<text:s/><text:s/><text:s/>"</text:span><text:s/><text:span text:style-name="OrgSrcFontLockStringFace">"<text:s/><text:s/><text:s/>"</text:span>))</text:p>
      <text:p text:style-name="OrgSrcBlock"><text:s/><text:s/>(<text:span text:style-name="OrgSrcFontLockKeywordFace">setq</text:span><text:s/>pomodoro:mode-line-rest-sign-list</text:p>
      <text:p text:style-name="OrgSrcBlock"><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pan text:style-name="OrgSrcFontLockKeywordFace">setq</text:span><text:s/>pomodoro:mode-line-long-rest-sign-list</text:p>
      <text:p text:style-name="OrgSrcBlock"><text:s/><text:s/><text:s/><text:s/><text:s/><text:s/><text:s/><text:s/>'(<text:span text:style-name="OrgSrcFontLockStringFace">"<text:s/><text:s/><text:s/>"</text:span><text:s/><text:span text:style-name="OrgSrcFontLockStringFace">"<text:s/>|<text:s/>"</text:span><text:s/><text:span text:style-name="OrgSrcFontLockStringFace">"|||"</text:span><text:s/><text:span text:style-name="OrgSrcFontLockStringFace">"|<text:s/>|"</text:span><text:s/><text:span text:style-name="OrgSrcFontLockStringFace">"<text:s/><text:s/><text:s/>"</text:span>))</text:p>
      <text:p text:style-name="OrgSrcBlock"/>
      <text:p text:style-name="OrgSrcBlock"><text:s/><text:s/><text:span text:style-name="OrgSrcFontLockCommentDelimiterFace">;;<text:s/></text:span><text:span text:style-name="OrgSrcFontLockCommentFace">Example.0</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pan><text:span text:style-name="OrgSrcFontLockCommentFace">(setq<text:s/>pomodoro:mode-line-rest-sign-list</text:span></text:p>
      <text:p text:style-name="OrgSrcBlock"><text:s/><text:s/><text:span text:style-name="OrgSrcFontLockCommentDelimiterFace">;;<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pan><text:span text:style-name="OrgSrcFontLockCommentFace">(setq<text:s/>pomodoro:mode-line-long-rest-sign-list</text:span></text:p>
      <text:p text:style-name="OrgSrcBlock"><text:s/><text:s/><text:span text:style-name="OrgSrcFontLockCommentDelimiterFace">;;<text:s/><text:s/><text:s/><text:s/><text:s/><text:s/><text:s/></text:span><text:span text:style-name="OrgSrcFontLockCommentFace">'("<text:s/><text:s/><text:s/>"<text:s/>"<text:s/>|<text:s/>"<text:s/>"|||"<text:s/>"|<text:s/>|"<text:s/>"<text:s/><text:s/><text:s/>"))</text:span></text:p>
      <text:p text:style-name="OrgSrcBlock"/>
      <text:p text:style-name="OrgSrcBlock"><text:s/><text:s/><text:span text:style-name="OrgSrcFontLockCommentDelimiterFace">;;<text:s/></text:span><text:span text:style-name="OrgSrcFontLockCommentFace">Example.1</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text:s/>"▂"<text:s/>"▃"<text:s/>"▄"<text:s/>"▅"<text:s/>"▆"<text:s/>"▇"<text:s/>"▇"<text:s/>"▆"<text:s/>"▅"<text:s/>"▄"<text:s/>"▃"<text:s/>"▂"<text:s/>"▁"<text:s/>"▁"<text:s/>))</text:span></text:p>
      <text:p text:style-name="OrgSrcBlock"><text:s/><text:s/><text:span text:style-name="OrgSrcFontLockCommentDelimiterFace">;;<text:s/></text:span><text:span text:style-name="OrgSrcFontLockCommentFace">(defvar<text:s/>pomodoro:mode-line-rest-sign-list</text:span></text:p>
      <text:p text:style-name="OrgSrcBlock"><text:s/><text:s/><text:span text:style-name="OrgSrcFontLockCommentDelimiterFace">;;<text:s/><text:s/><text:s/></text:span><text:span text:style-name="OrgSrcFontLockCommentFace">pomodoro:mode-line-work-sign-list)</text:span></text:p>
      <text:p text:style-name="OrgSrcBlock"><text:s/><text:s/><text:span text:style-name="OrgSrcFontLockCommentDelimiterFace">;;<text:s/></text:span><text:span text:style-name="OrgSrcFontLockCommentFace">(defvar<text:s/>pomodoro:mode-line-long-rest-sign-list</text:span></text:p>
      <text:p text:style-name="OrgSrcBlock"><text:s/><text:s/><text:span text:style-name="OrgSrcFontLockCommentDelimiterFace">;;<text:s/><text:s/><text:s/></text:span><text:span text:style-name="OrgSrcFontLockCommentFace">pomodoro:mode-line-work-sign-list)</text:span></text:p>
      <text:p text:style-name="OrgSrcBlock"/>
      <text:p text:style-name="OrgSrcBlock"><text:s/><text:s/><text:span text:style-name="OrgSrcFontLockCommentDelimiterFace">;;<text:s/></text:span><text:span text:style-name="OrgSrcFontLockCommentFace">Example.2</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gt;<text:s/><text:s/><text:s/>"<text:s/>"&gt;&gt;<text:s/><text:s/>"<text:s/>"&gt;&gt;&gt;<text:s/>"<text:s/>"&gt;&gt;&gt;&gt;"<text:s/>"<text:s/>&gt;&gt;&gt;"<text:s/>"<text:s/><text:s/>&gt;&gt;"<text:s/>"<text:s/><text:s/><text:s/>&gt;"<text:s/>"<text:s/><text:s/><text:s/><text:s/>"))</text:span></text:p>
      <text:p text:style-name="OrgSrcBlock"><text:s/><text:s/><text:span text:style-name="OrgSrcFontLockCommentDelimiterFace">;;<text:s/></text:span><text:span text:style-name="OrgSrcFontLockCommentFace">(defvar<text:s/>pomodoro:mode-line-rest-sign-list</text:span></text:p>
      <text:p text:style-name="OrgSrcBlock"><text:s/><text:s/><text:span text:style-name="OrgSrcFontLockCommentDelimiterFace">;;<text:s/><text:s/><text:s/></text:span><text:span text:style-name="OrgSrcFontLockCommentFace">'("<text:s/><text:s/><text:s/>&lt;"<text:s/>"<text:s/><text:s/>&lt;&lt;"<text:s/>"<text:s/>&lt;&lt;&lt;"<text:s/>"&lt;&lt;&lt;&lt;"<text:s/>"&lt;&lt;&lt;<text:s/>"<text:s/>"&lt;&lt;<text:s/><text:s/>"<text:s/>"&lt;<text:s/><text:s/><text:s/>"<text:s/>"<text:s/><text:s/><text:s/><text:s/>"))</text:span></text:p>
      <text:p text:style-name="OrgSrcBlock"><text:s/><text:s/><text:span text:style-name="OrgSrcFontLockCommentDelimiterFace">;;<text:s/></text:span><text:span text:style-name="OrgSrcFontLockCommentFace">(defvar<text:s/>pomodoro:mode-line-long-rest-sign-list</text:span></text:p>
      <text:p text:style-name="OrgSrcBlock"><text:s/><text:s/><text:span text:style-name="OrgSrcFontLockCommentDelimiterFace">;;<text:s/><text:s/><text:s/></text:span><text:span text:style-name="OrgSrcFontLockCommentFace">'("<text:s/><text:s/>&lt;&gt;<text:s/><text:s/>"<text:s/>"<text:s/>&lt;&lt;&gt;&gt;<text:s/>"<text:s/>"&lt;&lt;&lt;&gt;&gt;&gt;"<text:s/>"&lt;&lt;<text:s/><text:s/>&gt;&gt;"<text:s/>"&lt;<text:s/><text:s/><text:s/><text:s/>&gt;"<text:s/>"<text:s/><text:s/><text:s/><text:s/><text:s/><text:s/>"))</text:span></text:p>
      <text:p text:style-name="OrgSrcBlock"/>
      <text:p text:style-name="OrgSrcBlock"><text:s/><text:s/><text:span text:style-name="OrgSrcFontLockCommentDelimiterFace">;;<text:s/></text:span><text:span text:style-name="OrgSrcFontLockCommentFace">Example.3</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text:s/><text:s/><text:s/></text:span><text:span text:style-name="OrgSrcFontLockCommentFace">'("▂▁<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pan></text:p>
      <text:p text:style-name="OrgSrcBlock"/>
      <text:p text:style-name="OrgSrcBlock"><text:s/><text:s/><text:span text:style-name="OrgSrcFontLockCommentDelimiterFace">;;<text:s/></text:span><text:span text:style-name="OrgSrcFontLockCommentFace">Example.4</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
      <text:p text:style-name="OrgSrcBlock"><text:s/><text:s/><text:span text:style-name="OrgSrcFontLockCommentDelimiterFace">;;<text:s/></text:span><text:span text:style-name="OrgSrcFontLockCommentFace">タイマーを記録</text:span></text:p>
      <text:p text:style-name="OrgSrcBlock"><text:s/><text:s/>(<text:span text:style-name="OrgSrcFontLockKeywordFace">defvar</text:span><text:s/><text:span text:style-name="OrgSrcFontLockVariableNameFace">pomodoro:update-sign-timer</text:span></text:p>
      <text:p text:style-name="OrgSrcBlock"><text:s/><text:s/><text:s/><text:s/>(run-at-time<text:s/>t<text:s/>pomodoro:update-work-sign-interval</text:p>
      <text:p text:style-name="OrgSrcBlock"><text:s/><text:s/><text:s/><text:s/><text:s/><text:s/><text:s/><text:s/><text:s/><text:s/><text:s/><text:s/><text:s/><text:s/><text:s/><text:s/><text:s/>'pomodoro:update-work-sign))</text:p>
      <text:p text:style-name="OrgSrcBlock"/>
      <text:p text:style-name="OrgSrcBlock"><text:s/><text:s/><text:span text:style-name="OrgSrcFontLockCommentDelimiterFace">;;<text:s/></text:span><text:span text:style-name="OrgSrcFontLockCommentFace">初期状態を登録</text:span></text:p>
      <text:p text:style-name="OrgSrcBlock"><text:s/><text:s/>(<text:span text:style-name="OrgSrcFontLockKeywordFace">setq</text:span><text:s/>pomodoro:mode-line-work-sign<text:s/>(car<text:s/>pomodoro:mode-line-work-sign-list))</text:p>
      <text:p text:style-name="OrgSrcBlock"/>
      <text:p text:style-name="OrgSrcBlock"><text:s/><text:s/><text:span text:style-name="OrgSrcFontLockCommentDelimiterFace">;;<text:s/></text:span><text:span text:style-name="OrgSrcFontLockCommentFace">utilities</text:span></text:p>
      <text:p text:style-name="OrgSrcBlock"><text:s/><text:s/>(<text:span text:style-name="OrgSrcFontLockKeywordFace">defun</text:span><text:s/><text:span text:style-name="OrgSrcFontLockFunctionNameFace">pomodoro:list-rotate</text:span><text:s/>(sign-list)</text:p>
      <text:p text:style-name="OrgSrcBlock"><text:s/><text:s/><text:s/><text:s/>(<text:span text:style-name="OrgSrcFontLockKeywordFace">if</text:span><text:s/>(listp<text:s/>sign-list)</text:p>
      <text:p text:style-name="OrgSrcBlock"><text:s/><text:s/><text:s/><text:s/><text:s/><text:s/><text:s/><text:s/>(append<text:s/>(cdr<text:s/>sign-list)</text:p>
      <text:p text:style-name="OrgSrcBlock"><text:s/><text:s/><text:s/><text:s/><text:s/><text:s/><text:s/><text:s/><text:s/><text:s/><text:s/><text:s/><text:s/><text:s/><text:s/><text:s/>(list<text:s/>(car<text:s/>sign-list)))</text:p>
      <text:p text:style-name="OrgSrcBlock"><text:s/><text:s/><text:s/><text:s/><text:s/><text:s/>sign-list))</text:p>
      <text:p text:style-name="OrgSrcBlock"/>
      <text:p text:style-name="OrgSrcBlock"><text:s/><text:s/>(<text:span text:style-name="OrgSrcFontLockKeywordFace">defun</text:span><text:s/><text:span text:style-name="OrgSrcFontLockFunctionNameFace">pomodoro:activate-visual-sign</text:span><text:s/>(sign<text:s/>interval)</text:p>
      <text:p text:style-name="OrgSrcBlock"><text:s/><text:s/><text:s/><text:s/>(cancel-timer<text:s/>pomodoro:update-sign-timer)</text:p>
      <text:p text:style-name="OrgSrcBlock"><text:s/><text:s/><text:s/><text:s/>(<text:span text:style-name="OrgSrcFontLockKeywordFace">setq</text:span><text:s/>pomodoro:update-sign-timer</text:p>
      <text:p text:style-name="OrgSrcBlock"><text:s/><text:s/><text:s/><text:s/><text:s/><text:s/><text:s/><text:s/><text:s/><text:s/>(run-at-time<text:s/>t<text:s/>interval<text:s/>sign)))</text:p>
      <text:p text:style-name="OrgSrcBlock"/>
      <text:p text:style-name="OrgSrcBlock"><text:s/><text:s/>(<text:span text:style-name="OrgSrcFontLockKeywordFace">defun</text:span><text:s/><text:span text:style-name="OrgSrcFontLockFunctionNameFace">pomodoro:stop-visualize</text:span><text:s/>()</text:p>
      <text:p text:style-name="OrgSrcBlock"><text:s/><text:s/><text:s/><text:s/>(<text:span text:style-name="OrgSrcFontLockKeywordFace">when</text:span><text:s/>(timerp<text:s/>pomodoro:update-sign-timer)</text:p>
      <text:p text:style-name="OrgSrcBlock"><text:s/><text:s/><text:s/><text:s/><text:s/><text:s/>(cancel-timer<text:s/>pomodoro:update-sign-timer))</text:p>
      <text:p text:style-name="OrgSrcBlock"><text:s/><text:s/><text:s/><text:s/>(<text:span text:style-name="OrgSrcFontLockKeywordFace">setq</text:span><text:s/>pomodoro:mode-line-work-sign<text:s/>nil)</text:p>
      <text:p text:style-name="OrgSrcBlock"><text:s/><text:s/><text:s/><text:s/>(<text:span text:style-name="OrgSrcFontLockKeywordFace">setq</text:span><text:s/>pomodoro:mode-line-rest-sign<text:s/>nil)</text:p>
      <text:p text:style-name="OrgSrcBlock"><text:s/><text:s/><text:s/><text:s/>(<text:span text:style-name="OrgSrcFontLockKeywordFace">setq</text:span><text:s/>pomodoro:mode-line-long-rest-sign<text:s/>nil))</text:p>
      <text:p text:style-name="OrgSrcBlock"/>
      <text:p text:style-name="OrgSrcBlock"><text:s/><text:s/>(<text:span text:style-name="OrgSrcFontLockKeywordFace">defun</text:span><text:s/><text:span text:style-name="OrgSrcFontLockFunctionNameFace">advice:pomodoro:stop</text:span><text:s/>()</text:p>
      <text:p text:style-name="OrgSrcBlock"><text:s/><text:s/><text:s/><text:s/><text:span text:style-name="OrgSrcFontLockDocFace">"Extensions<text:s/>to<text:s/>stop<text:s/>pomodoro<text:s/>and<text:s/>timers"</text:span></text:p>
      <text:p text:style-name="OrgSrcBlock"><text:s/><text:s/><text:s/><text:s/>(pomodoro:stop-visualize))</text:p>
      <text:p text:style-name="OrgSrcBlock"><text:s/><text:s/>(advice-add<text:s/>'pomodoro:stop<text:s/><text:span text:style-name="OrgSrcFontLockBuiltinFace">:after</text:span><text:s/>#'advice:pomodoro:stop)</text:p>
      <text:p text:style-name="OrgSrcBlock"/>
      <text:p text:style-name="OrgSrcBlock"><text:s/><text:s/><text:span text:style-name="OrgSrcFontLockCommentDelimiterFace">;;<text:s/></text:span><text:span text:style-name="OrgSrcFontLockCommentFace">work</text:span></text:p>
      <text:p text:style-name="OrgSrcBlock"><text:s/><text:s/>(<text:span text:style-name="OrgSrcFontLockKeywordFace">defun</text:span><text:s/><text:span text:style-name="OrgSrcFontLockFunctionNameFace">pomodoro:update-work-sign</text:span><text:s/>()</text:p>
      <text:p text:style-name="OrgSrcBlock"><text:s/><text:s/><text:s/><text:s/><text:span text:style-name="OrgSrcFontLockDocFace">"Update<text:s/>pomodoro<text:s/>work-sign<text:s/>on<text:s/>modeline."</text:span></text:p>
      <text:p text:style-name="OrgSrcBlock"><text:s/><text:s/><text:s/><text:s/>(<text:span text:style-name="OrgSrcFontLockKeywordFace">setq</text:span><text:s/>pomodoro:mode-line-work-sign</text:p>
      <text:p text:style-name="OrgSrcBlock"><text:s/><text:s/><text:s/><text:s/><text:s/><text:s/><text:s/><text:s/><text:s/><text:s/>(car<text:s/>pomodoro:mode-line-work-sign-list))</text:p>
      <text:p text:style-name="OrgSrcBlock"><text:s/><text:s/><text:s/><text:s/>(<text:span text:style-name="OrgSrcFontLockKeywordFace">setq</text:span><text:s/>pomodoro:mode-line-work-sign-list</text:p>
      <text:p text:style-name="OrgSrcBlock"><text:s/><text:s/><text:s/><text:s/><text:s/><text:s/><text:s/><text:s/><text:s/><text:s/>(pomodoro:list-rotate<text:s/>pomodoro:mode-line-work-sign-list))</text:p>
      <text:p text:style-name="OrgSrcBlock"><text:s/><text:s/><text:s/><text:s/>(force-mode-line-update<text:s/>t))</text:p>
      <text:p text:style-name="OrgSrcBlock"/>
      <text:p text:style-name="OrgSrcBlock"><text:s/><text:s/>(<text:span text:style-name="OrgSrcFontLockKeywordFace">defun</text:span><text:s/><text:span text:style-name="OrgSrcFontLockFunctionNameFace">pomodoro:activate-visual-work-sign</text:span><text:s/>()</text:p>
      <text:p text:style-name="OrgSrcBlock"><text:s/><text:s/><text:s/><text:s/>(pomodoro:activate-visual-sign</text:p>
      <text:p text:style-name="OrgSrcBlock"><text:s/><text:s/><text:s/><text:s/><text:s/>'pomodoro:update-work-sign<text:s/>pomodoro:update-work-sign-interval))</text:p>
      <text:p text:style-name="OrgSrcBlock"/>
      <text:p text:style-name="OrgSrcBlock"><text:s/><text:s/><text:span text:style-name="OrgSrcFontLockCommentDelimiterFace">;;<text:s/></text:span><text:span text:style-name="OrgSrcFontLockCommentFace">rest</text:span></text:p>
      <text:p text:style-name="OrgSrcBlock"><text:s/><text:s/>(<text:span text:style-name="OrgSrcFontLockKeywordFace">defun</text:span><text:s/><text:span text:style-name="OrgSrcFontLockFunctionNameFace">pomodoro:update-rest-sign</text:span><text:s/>()</text:p>
      <text:p text:style-name="OrgSrcBlock"><text:s/><text:s/><text:s/><text:s/><text:span text:style-name="OrgSrcFontLockDocFace">"Update<text:s/>pomodoro<text:s/>rest-sign<text:s/>on<text:s/>modeline."</text:span></text:p>
      <text:p text:style-name="OrgSrcBlock"><text:s/><text:s/><text:s/><text:s/>(<text:span text:style-name="OrgSrcFontLockKeywordFace">setq</text:span><text:s/>pomodoro:mode-line-rest-sign</text:p>
      <text:p text:style-name="OrgSrcBlock"><text:s/><text:s/><text:s/><text:s/><text:s/><text:s/><text:s/><text:s/><text:s/><text:s/>(car<text:s/>pomodoro:mode-line-rest-sign-list))</text:p>
      <text:p text:style-name="OrgSrcBlock"><text:s/><text:s/><text:s/><text:s/>(<text:span text:style-name="OrgSrcFontLockKeywordFace">setq</text:span><text:s/>pomodoro:mode-line-rest-sign-list</text:p>
      <text:p text:style-name="OrgSrcBlock"><text:s/><text:s/><text:s/><text:s/><text:s/><text:s/><text:s/><text:s/><text:s/><text:s/>(pomodoro:list-rotate<text:s/>pomodoro:mode-line-rest-sign-list))</text:p>
      <text:p text:style-name="OrgSrcBlock"><text:s/><text:s/><text:s/><text:s/>(force-mode-line-update<text:s/>t))</text:p>
      <text:p text:style-name="OrgSrcBlock"/>
      <text:p text:style-name="OrgSrcBlock"><text:s/><text:s/>(<text:span text:style-name="OrgSrcFontLockKeywordFace">defun</text:span><text:s/><text:span text:style-name="OrgSrcFontLockFunctionNameFace">pomodoro:activate-visual-rest-sign</text:span><text:s/>()</text:p>
      <text:p text:style-name="OrgSrcBlock"><text:s/><text:s/><text:s/><text:s/>(pomodoro:activate-visual-sign</text:p>
      <text:p text:style-name="OrgSrcBlock"><text:s/><text:s/><text:s/><text:s/><text:s/>'pomodoro:update-rest-sign<text:s/>pomodoro:update-rest-sign-interval))</text:p>
      <text:p text:style-name="OrgSrcBlock"/>
      <text:p text:style-name="OrgSrcBlock"><text:s/><text:s/><text:span text:style-name="OrgSrcFontLockCommentDelimiterFace">;;<text:s/></text:span><text:span text:style-name="OrgSrcFontLockCommentFace">long<text:s/>rest</text:span></text:p>
      <text:p text:style-name="OrgSrcBlock"><text:s/><text:s/>(<text:span text:style-name="OrgSrcFontLockKeywordFace">defun</text:span><text:s/><text:span text:style-name="OrgSrcFontLockFunctionNameFace">pomodoro:update-long-rest-sign</text:span><text:s/>()</text:p>
      <text:p text:style-name="OrgSrcBlock"><text:s/><text:s/><text:s/><text:s/><text:span text:style-name="OrgSrcFontLockDocFace">"Update<text:s/>pomodoro<text:s/>long-rest-sign<text:s/>on<text:s/>modeline."</text:span></text:p>
      <text:p text:style-name="OrgSrcBlock"><text:s/><text:s/><text:s/><text:s/>(<text:span text:style-name="OrgSrcFontLockKeywordFace">setq</text:span><text:s/>pomodoro:mode-line-long-rest-sign</text:p>
      <text:p text:style-name="OrgSrcBlock"><text:s/><text:s/><text:s/><text:s/><text:s/><text:s/><text:s/><text:s/><text:s/><text:s/>(car<text:s/>pomodoro:mode-line-long-rest-sign-list))</text:p>
      <text:p text:style-name="OrgSrcBlock"><text:s/><text:s/><text:s/><text:s/>(<text:span text:style-name="OrgSrcFontLockKeywordFace">setq</text:span><text:s/>pomodoro:mode-line-long-rest-sign-list</text:p>
      <text:p text:style-name="OrgSrcBlock"><text:s/><text:s/><text:s/><text:s/><text:s/><text:s/><text:s/><text:s/><text:s/><text:s/>(pomodoro:list-rotate<text:s/>pomodoro:mode-line-long-rest-sign-list))</text:p>
      <text:p text:style-name="OrgSrcBlock"><text:s/><text:s/><text:s/><text:s/>(force-mode-line-update<text:s/>t))</text:p>
      <text:p text:style-name="OrgSrcBlock"/>
      <text:p text:style-name="OrgSrcBlock"><text:s/><text:s/>(<text:span text:style-name="OrgSrcFontLockKeywordFace">defun</text:span><text:s/><text:span text:style-name="OrgSrcFontLockFunctionNameFace">pomodoro:activate-visual-long-rest-sign</text:span><text:s/>()</text:p>
      <text:p text:style-name="OrgSrcBlock"><text:s/><text:s/><text:s/><text:s/>(pomodoro:activate-visual-sign</text:p>
      <text:p text:style-name="OrgSrcBlock"><text:s/><text:s/><text:s/><text:s/><text:s/>'pomodoro:update-long-rest-sign<text:s/>pomodoro:update-long-rest-sign-interval))</text:p>
      <text:p text:style-name="OrgSrcBlock"/>
      <text:p text:style-name="OrgSrcBlock"><text:s/><text:s/><text:span text:style-name="OrgSrcFontLockCommentDelimiterFace">;;<text:s/></text:span><text:span text:style-name="OrgSrcFontLockCommentFace">ステータスが切り替わる時に表示を入れ替える</text:span></text:p>
      <text:p text:style-name="OrgSrcBlock"><text:s/><text:s/>(add-hook<text:s/>'pomodoro:finish-rest-hook<text:s/>#'pomodoro:activate-visual-work-sign)</text:p>
      <text:p text:style-name="OrgSrcBlock"><text:s/><text:s/>(add-hook<text:s/>'pomodoro:finish-work-hook<text:s/>#'pomodoro:activate-visual-rest-sign)</text:p>
      <text:p text:style-name="OrgSrcBlock"><text:s/><text:s/>(add-hook<text:s/>'pomodoro:long-rest-hook</text:p>
      <text:p text:style-name="OrgSrcBlockLastLine"><text:s/><text:s/><text:s/><text:s/><text:s/><text:s/><text:s/><text:s/><text:s/><text:s/><text:s/><text:s/>#'pomodoro:activate-visual-long-rest-sign))</text:p>
      <text:h text:style-name="Heading_20_2" text:outline-level="2" text:is-list-header="false">
<text:bookmark-start text:name="OrgXref.org0ebdf1d"/>
<text:bookmark text:name="org0ebdf1d"/>[google-this.el] 単語をグーグル検索
<text:bookmark-end text:name="OrgXref.org0ebdf1d"/></text:h>
      <text:p text:style-name="Text_20_body">カーソル下の単語を検索して，結果をブラウザで受け取ります． <text:span text:style-name="OrgCode">google-this</text:span> を直接呼ぶと検索確認を聞かれるので，すぐに検索するようにカスタマイズします． <text:span text:style-name="OrgCode">M-x google-this-word</text:span> を使うのも手ですが，ハイフンで連結された文字列を拾えないので好みがわかれます．<text:line-break/></text:p>
      <text:p text:style-name="OrgSrcBlock">(<text:span text:style-name="OrgSrcFontLockKeywordFace">when</text:span><text:s/>(autoload-if-found</text:p>
      <text:p text:style-name="OrgSrcBlock"><text:s/><text:s/><text:s/><text:s/><text:s/><text:s/><text:s/>'(my:google-this<text:s/>google-this-word)</text:p>
      <text:p text:style-name="OrgSrcBlock"><text:s/><text:s/><text:s/><text:s/><text:s/><text:s/><text:s/><text:span text:style-name="OrgSrcFontLockStringFace">"google-this"</text:span><text:s/>nil<text:s/>t)</text:p>
      <text:p text:style-name="OrgSrcBlock"/>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google-this</text:span><text:s/>nil<text:s/>t))</text:p>
      <text:p text:style-name="OrgSrcBlock"/>
      <text:p text:style-name="OrgSrcBlock"><text:s/><text:s/>(<text:span text:style-name="OrgSrcFontLockKeywordFace">with-eval-after-load</text:span><text:s/><text:span text:style-name="OrgSrcFontLockStringFace">"google-this"</text:span></text:p>
      <text:p text:style-name="OrgSrcBlock"><text:s/><text:s/><text:s/><text:s/>(<text:span text:style-name="OrgSrcFontLockKeywordFace">defun</text:span><text:s/><text:span text:style-name="OrgSrcFontLockFunctionNameFace">my:google-this</text:span><text:s/>()</text:p>
      <text:p text:style-name="OrgSrcBlock"><text:s/><text:s/><text:s/><text:s/><text:s/><text:s/>(<text:span text:style-name="OrgSrcFontLockKeywordFace">interactive</text:span>)</text:p>
      <text:p text:style-name="OrgSrcBlock"><text:s/><text:s/><text:s/><text:s/><text:s/><text:s/>(google-this<text:s/>(current-word)<text:s/>t)))</text:p>
      <text:p text:style-name="OrgSrcBlock"/>
      <text:p text:style-name="OrgSrcBlockLastLine"><text:s/><text:s/>(global-set-key<text:s/>(kbd<text:s/><text:span text:style-name="OrgSrcFontLockStringFace">"C-c<text:s/>f<text:s/>g"</text:span>)<text:s/>'my:google-this))</text:p>
      <text:h text:style-name="Heading_20_2" text:outline-level="2" text:is-list-header="false">
<text:bookmark-start text:name="OrgXref.orgaa80a6a"/>
<text:bookmark text:name="orgaa80a6a"/>[lingr.el] チャットルームに参加
<text:bookmark-end text:name="OrgXref.orgaa80a6a"/></text:h>
      <text:p text:style-name="Text_20_body">init.el読書会が毎週土曜日の22時に開催されています．作業に集中していると，ついつい忘れてしまうので，その時間が来たら自動的にログインするように設定しています．ユーザ名とパスワードは，セキュリティを考慮して別なファイルに記載しています．<text:line-break/></text:p>
      <text:p text:style-name="OrgSrcBlock">(<text:span text:style-name="OrgSrcFontLockKeywordFace">when</text:span><text:s/>(autoload-if-found</text:p>
      <text:p text:style-name="OrgSrcBlock"><text:s/><text:s/><text:s/><text:s/><text:s/><text:s/><text:s/>'(lingr-login<text:s/>my:lingr-login)</text:p>
      <text:p text:style-name="OrgSrcBlock"><text:s/><text:s/><text:s/><text:s/><text:s/><text:s/><text:s/><text:span text:style-name="OrgSrcFontLockStringFace">"lingr"</text:span><text:s/>nil<text:s/>t)</text:p>
      <text:p text:style-name="OrgSrcBlock"/>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lingr</text:span><text:s/>nil<text:s/>t))</text:p>
      <text:p text:style-name="OrgSrcBlock"/>
      <text:p text:style-name="OrgSrcBlock"><text:s/><text:s/>(<text:span text:style-name="OrgSrcFontLockKeywordFace">with-eval-after-load</text:span><text:s/><text:span text:style-name="OrgSrcFontLockStringFace">"lingr"</text:span></text:p>
      <text:p text:style-name="OrgSrcBlock"><text:s/><text:s/><text:s/><text:s/>(<text:span text:style-name="OrgSrcFontLockKeywordFace">setq</text:span><text:s/>lingr-icon-mode<text:s/>t)</text:p>
      <text:p text:style-name="OrgSrcBlock"><text:s/><text:s/><text:s/><text:s/>(<text:span text:style-name="OrgSrcFontLockKeywordFace">setq</text:span><text:s/>lingr-icon-fix-size<text:s/>24)</text:p>
      <text:p text:style-name="OrgSrcBlock"><text:s/><text:s/><text:s/><text:s/>(<text:span text:style-name="OrgSrcFontLockKeywordFace">setq</text:span><text:s/>lingr-image-convert-program<text:s/><text:span text:style-name="OrgSrcFontLockStringFace">"/usr/local/bin/convert"</text:span>))</text:p>
      <text:p text:style-name="OrgSrcBlock"/>
      <text:p text:style-name="OrgSrcBlock"><text:s/><text:s/>(<text:span text:style-name="OrgSrcFontLockKeywordFace">with-eval-after-load</text:span><text:s/><text:span text:style-name="OrgSrcFontLockStringFace">"helm-config"</text:span></text:p>
      <text:p text:style-name="OrgSrcBlock"><text:s/><text:s/><text:s/><text:s/><text:span text:style-name="OrgSrcFontLockCommentDelimiterFace">;;<text:s/></text:span><text:span text:style-name="OrgSrcFontLockCommentFace">do<text:s/>not<text:s/>use<text:s/>`</text:span><text:span text:style-name="OrgSrcFontLockConstantFace">run-at-time</text:span><text:span text:style-name="OrgSrcFontLockCommentFace">'<text:s/>at<text:s/>booting<text:s/>since<text:s/>diary-lib.el<text:s/>will<text:s/>be<text:s/>loaded.<text:s/>It<text:s/>requires<text:s/>loading<text:s/>cost.</text:span></text:p>
      <text:p text:style-name="OrgSrcBlock"><text:s/><text:s/><text:s/><text:s/>(<text:span text:style-name="OrgSrcFontLockKeywordFace">defun</text:span><text:s/><text:span text:style-name="OrgSrcFontLockFunctionNameFace">my:lingr-login</text:span><text:s/>()</text:p>
      <text:p text:style-name="OrgSrcBlock"><text:s/><text:s/><text:s/><text:s/><text:s/><text:s/>(<text:span text:style-name="OrgSrcFontLockKeywordFace">when</text:span><text:s/>(string=<text:s/><text:span text:style-name="OrgSrcFontLockStringFace">"Sat"</text:span><text:s/>(format-time-string<text:s/><text:span text:style-name="OrgSrcFontLockStringFace">"%a"</text:span>))</text:p>
      <text:p text:style-name="OrgSrcBlock"><text:s/><text:s/><text:s/><text:s/><text:s/><text:s/><text:s/><text:s/>(lingr-login)))</text:p>
      <text:p text:style-name="OrgSrcBlock"><text:s/><text:s/><text:s/><text:s/>(<text:span text:style-name="OrgSrcFontLockKeywordFace">unless</text:span><text:s/>(passed-clock-p<text:s/><text:span text:style-name="OrgSrcFontLockStringFace">"23:00"</text:span>)</text:p>
      <text:p text:style-name="OrgSrcBlockLastLine"><text:s/><text:s/><text:s/><text:s/><text:s/><text:s/>(run-at-time<text:s/><text:span text:style-name="OrgSrcFontLockStringFace">"23:00"</text:span><text:s/>nil<text:s/>'my:lingr-login))))</text:p>
      <text:h text:style-name="Heading_20_2" text:outline-level="2" text:is-list-header="false">
<text:bookmark-start text:name="OrgXref.orgea7a38a"/>
<text:bookmark text:name="orgea7a38a"/>[osx-lib.el] OSX用ユーティリティ<text:tab/><text:span text:style-name="OrgTags">[<text:span text:style-name="OrgTag">Mac</text:span>]</text:span>
<text:bookmark-end text:name="OrgXref.orgea7a38a"/></text:h>
      <text:list text:style-name="OrgBulletedList" text:continue-numbering="false">
        <text:list-item>
          <text:p text:style-name="Text_20_body"><text:a xlink:type="simple" xlink:href="https://github.com/raghavgautam/osx-lib">raghavgautam/osx-lib</text:a><text:line-break/></text:p>
        </text:list-item>
        <text:list-item>
          <text:p text:style-name="Text_20_body">OSXの機能を呼び出すためのツール集<text:line-break/></text:p>
        </text:list-item>
        <text:list-item>
          <text:p text:style-name="Text_20_body"><text:span text:style-name="OrgCode">osx-lib-say-region</text:span> を呼び出せば，選択領域を機械音で発声させられます．<text:line-break/></text:p>
        </text:list-item>
        <text:list-item>
          <text:p text:style-name="Text_20_body"><text:span text:style-name="OrgCode">selected.el</text:span> と組み合わせると選択後にシングルキーで実施できるのでさらに便利です．<text:line-break/></text:p>
        </text:list-item>
      </text:list>
      <text:p text:style-name="OrgSrcBlock">(<text:span text:style-name="OrgSrcFontLockKeywordFace">when</text:span><text:s/>(autoload-if-found</text:p>
      <text:p text:style-name="OrgSrcBlock"><text:s/><text:s/><text:s/><text:s/><text:s/><text:s/><text:s/>'(osx-lib-say<text:s/>osx-lib-say-region)</text:p>
      <text:p text:style-name="OrgSrcBlock"><text:s/><text:s/><text:s/><text:s/><text:s/><text:s/><text:s/><text:span text:style-name="OrgSrcFontLockStringFace">"osx-lib"</text:span><text:s/>nil<text:s/>t)</text:p>
      <text:p text:style-name="OrgSrcBlock"/>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osx-lib</text:span><text:s/>nil<text:s/>t))</text:p>
      <text:p text:style-name="OrgSrcBlock"/>
      <text:p text:style-name="OrgSrcBlock"><text:s/><text:s/>(<text:span text:style-name="OrgSrcFontLockKeywordFace">with-eval-after-load</text:span><text:s/><text:span text:style-name="OrgSrcFontLockStringFace">"osx-lib"</text:span></text:p>
      <text:p text:style-name="OrgSrcBlock"><text:s/><text:s/><text:s/><text:s/>(<text:span text:style-name="OrgSrcFontLockKeywordFace">setq</text:span><text:s/>osx-lib-say-ratio<text:s/>100)</text:p>
      <text:p text:style-name="OrgSrcBlockLastLine"><text:s/><text:s/><text:s/><text:s/>(<text:span text:style-name="OrgSrcFontLockKeywordFace">setq</text:span><text:s/>osx-lib-say-voice<text:s/><text:span text:style-name="OrgSrcFontLockStringFace">"Samantha"</text:span>)))</text:p>
      <text:h text:style-name="Heading_20_2" text:outline-level="2" text:is-list-header="false">
<text:bookmark-start text:name="OrgXref.orgf5ffd38"/>
<text:bookmark text:name="orgf5ffd38"/><text:span text:style-name="OrgTodo">TODO</text:span> [password-store.el] パスワード管理
<text:bookmark-end text:name="OrgXref.orgf5ffd38"/></text:h>
      <text:list text:style-name="OrgBulletedList" text:continue-numbering="false">
        <text:list-item>
          <text:p text:style-name="Text_20_body"><text:a xlink:type="simple" xlink:href="http://h12.me/article/password-management">http://h12.me/article/password-management</text:a><text:line-break/></text:p>
        </text:list-item>
        <text:list-item>
          <text:p text:style-name="Text_20_body"><text:a xlink:type="simple" xlink:href="http://www.tricksofthetrades.net/2015/07/04/notes-pass-unix-password-manager/">http://www.tricksofthetrades.net/2015/07/04/notes-pass-unix-password-manager/</text:a><text:line-break/></text:p>
        </text:list-item>
        <text:list-item>
          <text:p text:style-name="Text_20_body">Add no-tty into ~/.gnupg/gpg.conf if an error occured.<text:line-break/></text:p>
        </text:list-item>
        <text:list-item>
          <text:p text:style-name="Text_20_body">システムで <text:span text:style-name="OrgCode">pass</text:span> コマンドを使えることが条件<text:line-break/></text:p>
        </text:list-item>
      </text:list>
      <text:p text:style-name="OrgSrcBlock">(<text:span text:style-name="OrgSrcFontLockKeywordFace">if</text:span><text:s/>(executable-find<text:s/><text:span text:style-name="OrgSrcFontLockStringFace">"pass"</text:span>)</text:p>
      <text:p text:style-name="OrgSrcBlock"><text:s/><text:s/><text:s/><text:s/>(<text:span text:style-name="OrgSrcFontLockKeywordFace">when</text:span><text:s/>(autoload-if-found</text:p>
      <text:p text:style-name="OrgSrcBlock"><text:s/><text:s/><text:s/><text:s/><text:s/><text:s/><text:s/><text:s/><text:s/><text:s/><text:s/>'(helm-pass)</text:p>
      <text:p text:style-name="OrgSrcBlock"><text:s/><text:s/><text:s/><text:s/><text:s/><text:s/><text:s/><text:s/><text:s/><text:s/><text:s/><text:span text:style-name="OrgSrcFontLockStringFace">"helm-pass"</text:span><text:s/>nil<text:s/>t)</text:p>
      <text:p text:style-name="OrgSrcBlock"><text:s/><text:s/><text:s/><text:s/><text:s/><text:s/>(global-set-key<text:s/>(kbd<text:s/><text:span text:style-name="OrgSrcFontLockStringFace">"C-c<text:s/>f<text:s/>p"</text:span>)<text:s/>'helm-pass))</text:p>
      <text:p text:style-name="OrgSrcBlockLastLine"><text:s/><text:s/>(message<text:s/><text:span text:style-name="OrgSrcFontLockStringFace">"---<text:s/>pass<text:s/>is<text:s/>NOT<text:s/>installed."</text:span>))</text:p>
      <text:p text:style-name="Text_20_body">もしくは， <text:span text:style-name="OrgCode">id-manager.el</text:span> もパスワード管理に利用できる．こちらは特定のコマンドがシステムにインストールされていなくても動く．<text:line-break/></text:p>
      <text:list text:style-name="OrgBulletedList" text:continue-numbering="false">
        <text:list-item>
          <text:p text:style-name="Text_20_body">The encrypted file is stored as ~/.idm-db.gpg.<text:line-break/></text:p>
        </text:list-item>
        <text:list-item>
          <text:p text:style-name="Text_20_body"><text:a xlink:type="simple" xlink:href="http://d.hatena.ne.jp/kiwanami/20110221/1298293727">http://d.hatena.ne.jp/kiwanami/20110221/1298293727</text:a><text:line-break/></text:p>
        </text:list-item>
      </text:list>
      <text:p text:style-name="OrgSrcBlock">(<text:span text:style-name="OrgSrcFontLockKeywordFace">when</text:span><text:s/>(autoload-if-found</text:p>
      <text:p text:style-name="OrgSrcBlock"><text:s/><text:s/><text:s/><text:s/><text:s/><text:s/><text:s/>'(id-manager)</text:p>
      <text:p text:style-name="OrgSrcBlock"><text:s/><text:s/><text:s/><text:s/><text:s/><text:s/><text:s/><text:span text:style-name="OrgSrcFontLockStringFace">"id-manager"</text:span><text:s/>nil<text:s/>t)</text:p>
      <text:p text:style-name="OrgSrcBlock"><text:s/><text:s/>(<text:span text:style-name="OrgSrcFontLockKeywordFace">with-eval-after-load</text:span><text:s/><text:span text:style-name="OrgSrcFontLockStringFace">"id-manager"</text:span></text:p>
      <text:p text:style-name="OrgSrcBlockLastLine"><text:s/><text:s/><text:s/><text:s/>(setenv<text:s/><text:span text:style-name="OrgSrcFontLockStringFace">"GPG_AGENT_INFO"</text:span><text:s/>nil)))</text:p>
      <text:h text:style-name="Heading_20_2" text:outline-level="2" text:is-list-header="false">
<text:bookmark-start text:name="OrgXref.orgd03b296"/>
<text:bookmark text:name="orgd03b296"/>[multi-term.el] ターミナル
<text:bookmark-end text:name="OrgXref.orgd03b296"/></text:h>
      <text:p text:style-name="Text_20_body">たまに使いたくなるので一応．<text:line-break/></text:p>
      <text:p text:style-name="OrgSrcBlock">(<text:span text:style-name="OrgSrcFontLockKeywordFace">when</text:span><text:s/>(autoload-if-found</text:p>
      <text:p text:style-name="OrgSrcBlock"><text:s/><text:s/><text:s/><text:s/><text:s/><text:s/><text:s/>'(multi-term)</text:p>
      <text:p text:style-name="OrgSrcBlock"><text:s/><text:s/><text:s/><text:s/><text:s/><text:s/><text:s/><text:span text:style-name="OrgSrcFontLockStringFace">"multi-term"</text:span><text:s/>nil<text:s/>t)</text:p>
      <text:p text:style-name="OrgSrcBlock"/>
      <text:p text:style-name="OrgSrcBlock"><text:s/><text:s/>(<text:span text:style-name="OrgSrcFontLockKeywordFace">with-eval-after-load</text:span><text:s/><text:span text:style-name="OrgSrcFontLockStringFace">"multi-term"</text:span></text:p>
      <text:p text:style-name="OrgSrcBlock"><text:s/><text:s/><text:s/><text:s/>(setenv<text:s/><text:span text:style-name="OrgSrcFontLockStringFace">"HOSTTYPE"</text:span><text:s/><text:span text:style-name="OrgSrcFontLockStringFace">"intel-mac"</text:span>)</text:p>
      <text:p text:style-name="OrgSrcBlockLastLine"><text:s/><text:s/><text:s/><text:s/>(my:night-theme)))</text:p>
      <text:h text:style-name="Heading_20_2" text:outline-level="2" text:is-list-header="false">
<text:bookmark-start text:name="OrgXref.org2dbcb11"/>
<text:bookmark text:name="org2dbcb11"/>iterm2 を Emacs から呼び出したい<text:tab/><text:span text:style-name="OrgTags">[<text:span text:style-name="OrgTag">Mac</text:span>]</text:span>
<text:bookmark-end text:name="OrgXref.org2dbcb11"/></text:h>
      <text:p text:style-name="Text_20_body"><text:span text:style-name="OrgCode">C-M-i</text:span> を iterm2.app の呼び出しに割り当てます．シェルでの作業はどうも <text:span text:style-name="OrgCode">eshell</text:span> では満足できないので．なお flyspell を使っていると，遅延呼び出しした後にキーバインドを奪われるので，取り返します．<text:line-break/></text:p>
      <text:p text:style-name="Text_20_body"><text:span text:style-name="OrgCode">cmd-to-open-iterm2</text:span> の実装は，<text:a xlink:type="simple" xlink:href="./utility.el">./utility.el</text:a> にあります．<text:line-break/></text:p>
      <text:p text:style-name="OrgSrcBlock">(<text:span text:style-name="OrgSrcFontLockKeywordFace">when</text:span><text:s/>(autoload-if-found</text:p>
      <text:p text:style-name="OrgSrcBlock"><text:s/><text:s/><text:s/><text:s/><text:s/><text:s/><text:s/>'(my:cmd-to-open-iterm2)</text:p>
      <text:p text:style-name="OrgSrcBlock"><text:s/><text:s/><text:s/><text:s/><text:s/><text:s/><text:s/><text:span text:style-name="OrgSrcFontLockStringFace">"utility"</text:span><text:s/>nil<text:s/>t)</text:p>
      <text:p text:style-name="OrgSrcBlock"/>
      <text:p text:style-name="OrgSrcBlock"><text:s/><text:s/>(global-set-key<text:s/>(kbd<text:s/><text:span text:style-name="OrgSrcFontLockStringFace">"C-M-i"</text:span>)<text:s/>#'my:cmd-to-open-iterm2))</text:p>
      <text:p text:style-name="OrgSrcBlock"><text:span text:style-name="OrgSrcFontLockCommentDelimiterFace">;;<text:s/></text:span><text:span text:style-name="OrgSrcFontLockCommentFace">キーバインドの再設定</text:span></text:p>
      <text:p text:style-name="OrgSrcBlock">(<text:span text:style-name="OrgSrcFontLockKeywordFace">with-eval-after-load</text:span><text:s/><text:span text:style-name="OrgSrcFontLockStringFace">"flyspell"</text:span></text:p>
      <text:p text:style-name="OrgSrcBlock"><text:s/><text:s/>(define-key<text:s/>flyspell-mode-map<text:s/>(kbd<text:s/><text:span text:style-name="OrgSrcFontLockStringFace">"C-M-i"</text:span>)<text:s/>#'my:cmd-to-open-iterm2))</text:p>
      <text:p text:style-name="OrgSrcBlock">(<text:span text:style-name="OrgSrcFontLockKeywordFace">with-eval-after-load</text:span><text:s/><text:span text:style-name="OrgSrcFontLockStringFace">"org"</text:span></text:p>
      <text:p text:style-name="OrgSrcBlockLastLine"><text:s/><text:s/>(define-key<text:s/>org-mode-map<text:s/>(kbd<text:s/><text:span text:style-name="OrgSrcFontLockStringFace">"C-M-i"</text:span>)<text:s/>#'my:cmd-to-open-iterm2))</text:p>
      <text:h text:style-name="Heading_20_2" text:outline-level="2" text:is-list-header="false">
<text:bookmark-start text:name="OrgXref.orgbeca105"/>
<text:bookmark text:name="orgbeca105"/>カレントバッファのあるディレクトリをターミナルで表示
<text:bookmark-end text:name="OrgXref.orgbeca105"/></text:h>
      <text:p text:style-name="OrgSrcBlockLastLine">(global-set-key<text:s/>(kbd<text:s/><text:span text:style-name="OrgSrcFontLockStringFace">"C-c<text:s/>f<text:s/>t"</text:span>)<text:s/>'open-current-directory)</text:p>
      <text:h text:style-name="Heading_20_2" text:outline-level="2" text:is-list-header="false">
<text:bookmark-start text:name="OrgXref.org2b963ee"/>
<text:bookmark text:name="org2b963ee"/>[utility.el] 自作してテスト中の便利関数群
<text:bookmark-end text:name="OrgXref.org2b963ee"/></text:h>
      <text:p text:style-name="Text_20_body">関数定義を<text:a xlink:type="simple" xlink:href="https://pxaka.tokyo/wiki/doku.php?id=emacs:utility.el">別ファイル</text:a>に分離して，Emacs起動の高速化を図っています．各関数を autoload の管理下において，必要なときにロードするように設定しています．<text:line-break/></text:p>
      <text:p text:style-name="OrgSrcBlock">(<text:span text:style-name="OrgSrcFontLockKeywordFace">defconst</text:span><text:s/><text:span text:style-name="OrgSrcFontLockVariableNameFace">utility-autoloads</text:span></text:p>
      <text:p text:style-name="OrgSrcBlock"><text:s/><text:s/>'(my:date</text:p>
      <text:p text:style-name="OrgSrcBlock"><text:s/><text:s/><text:s/><text:s/>my:window-resizer<text:s/>my:open-file-ring<text:s/>my:update-alarms-from-file</text:p>
      <text:p text:style-name="OrgSrcBlock"><text:s/><text:s/><text:s/><text:s/>my:desktop-notify<text:s/>my:daylight-theme<text:s/>my:night-theme</text:p>
      <text:p text:style-name="OrgSrcBlock"><text:s/><text:s/><text:s/><text:s/>eval-org-buffer<text:s/>kyoko-mad-mode-toggle</text:p>
      <text:p text:style-name="OrgSrcBlock"><text:s/><text:s/><text:s/><text:s/>org2dokuwiki-cp-kill-ring<text:s/>open-current-directory<text:s/>set-alarms-from-file</text:p>
      <text:p text:style-name="OrgSrcBlock"><text:s/><text:s/><text:s/><text:s/>reload-ical-export<text:s/>show-org-buffer<text:s/>get-random-string<text:s/>init-auto-install</text:p>
      <text:p text:style-name="OrgSrcBlock"><text:s/><text:s/><text:s/><text:s/>add-itemize-head<text:s/>insert-formatted-current-date</text:p>
      <text:p text:style-name="OrgSrcBlock"><text:s/><text:s/><text:s/><text:s/>insert-formatted-current-time<text:s/>insert-formatted-signature</text:p>
      <text:p text:style-name="OrgSrcBlock"><text:s/><text:s/><text:s/><text:s/>export-timeline-business<text:s/>export-timeline-private<text:s/>chomp</text:p>
      <text:p text:style-name="OrgSrcBlock"><text:s/><text:s/><text:s/><text:s/>my:browse-url-chrome<text:s/>count-words-buffer<text:s/>do-test-applescript</text:p>
      <text:p text:style-name="OrgSrcBlock"><text:s/><text:s/><text:s/><text:s/>delete-backup-files<text:s/>recursive-delete-backup-files<text:s/>describe-timer</text:p>
      <text:p text:style-name="OrgSrcBlock"><text:s/><text:s/><text:s/><text:s/>my:list-packages<text:s/>my:setup-cask<text:s/>my:lingr-login<text:s/>my:backup))</text:p>
      <text:p text:style-name="OrgSrcBlock"/>
      <text:p text:style-name="OrgSrcBlock">(<text:span text:style-name="OrgSrcFontLockKeywordFace">when</text:span><text:s/>(autoload-if-found</text:p>
      <text:p text:style-name="OrgSrcBlock"><text:s/><text:s/><text:s/><text:s/><text:s/><text:s/><text:s/>utility-autoloads</text:p>
      <text:p text:style-name="OrgSrcBlock"><text:s/><text:s/><text:s/><text:s/><text:s/><text:s/><text:s/><text:span text:style-name="OrgSrcFontLockStringFace">"utility"</text:span><text:s/>nil<text:s/>t)</text:p>
      <text:p text:style-name="OrgSrcBlock"><text:s/><text:s/>(global-set-key<text:s/>(kbd<text:s/><text:span text:style-name="OrgSrcFontLockStringFace">"C-M--"</text:span>)<text:s/>'add-itemize-head)</text:p>
      <text:p text:style-name="OrgSrcBlock"><text:s/><text:s/>(global-set-key<text:s/>(kbd<text:s/><text:span text:style-name="OrgSrcFontLockStringFace">"&lt;f12&gt;"</text:span>)<text:s/>'my:open-file-ring)</text:p>
      <text:p text:style-name="OrgSrcBlock"><text:s/><text:s/>(global-set-key<text:s/>(kbd<text:s/><text:span text:style-name="OrgSrcFontLockStringFace">"C-c<text:s/>t"</text:span>)<text:s/>'my:date)</text:p>
      <text:p text:style-name="OrgSrcBlockLastLine"><text:s/><text:s/>(global-set-key<text:s/>(kbd<text:s/><text:span text:style-name="OrgSrcFontLockStringFace">"C-c<text:s/>f<text:s/>4"</text:span>)<text:s/>'my:window-resizer))</text:p>
      <text:h text:style-name="Heading_20_1" text:outline-level="1" text:is-list-header="false">
<text:bookmark-start text:name="OrgXref.ID-0FC57CCF-47F2-4C63-9481-F08FC5DE11B3"/>
<text:bookmark text:name="ID-0FC57CCF-47F2-4C63-9481-F08FC5DE11B3"/>
<text:bookmark-end text:name="OrgXref.ID-0FC57CCF-47F2-4C63-9481-F08FC5DE11B3"/>
<text:bookmark-start text:name="OrgXref.org1c814ae"/>
<text:bookmark text:name="org1c814ae"/>おわりに
<text:bookmark-end text:name="OrgXref.org1c814ae"/></text:h>
      <text:p text:style-name="Text_20_body">以上が，私の <text:span text:style-name="OrgCode">init.el</text:span> とその説明です．<text:line-break/></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Default0284" style:family="text">
      <style:text-properties fo:color="nil"/>
    </style:style>
    <style:style style:name="OrgSrcDefault0283" style:family="text">
      <style:text-properties fo:color="nil"/>
    </style:style>
    <style:style style:name="OrgSrcDefault0282" style:family="text">
      <style:text-properties fo:color="nil"/>
    </style:style>
    <style:style style:name="OrgSrcDefault0281" style:family="text">
      <style:text-properties fo:color="nil"/>
    </style:style>
    <style:style style:name="OrgSrcDefault0280" style:family="text">
      <style:text-properties fo:color="nil"/>
    </style:style>
    <style:style style:name="OrgSrcDefault0279" style:family="text">
      <style:text-properties fo:color="nil"/>
    </style:style>
    <style:style style:name="OrgSrcDefault0278" style:family="text">
      <style:text-properties fo:color="nil"/>
    </style:style>
    <style:style style:name="OrgSrcDefault0277" style:family="text">
      <style:text-properties fo:color="nil"/>
    </style:style>
    <style:style style:name="OrgSrcDefault0276" style:family="text">
      <style:text-properties fo:color="nil"/>
    </style:style>
    <style:style style:name="OrgSrcDefault0275" style:family="text">
      <style:text-properties fo:color="nil"/>
    </style:style>
    <style:style style:name="OrgSrcDefault0274" style:family="text">
      <style:text-properties fo:color="nil"/>
    </style:style>
    <style:style style:name="OrgSrcDefault0273" style:family="text">
      <style:text-properties fo:color="nil"/>
    </style:style>
    <style:style style:name="OrgSrcDefault0272" style:family="text">
      <style:text-properties fo:color="nil"/>
    </style:style>
    <style:style style:name="OrgSrcDefault0271" style:family="text">
      <style:text-properties fo:color="nil"/>
    </style:style>
    <style:style style:name="OrgSrcDefault0270" style:family="text">
      <style:text-properties fo:color="nil"/>
    </style:style>
    <style:style style:name="OrgSrcDefault0269" style:family="text">
      <style:text-properties fo:color="nil"/>
    </style:style>
    <style:style style:name="OrgSrcDefault0268" style:family="text">
      <style:text-properties fo:color="nil"/>
    </style:style>
    <style:style style:name="OrgSrcDefault0267" style:family="text">
      <style:text-properties fo:color="nil"/>
    </style:style>
    <style:style style:name="OrgSrcDefault0266" style:family="text">
      <style:text-properties fo:color="nil"/>
    </style:style>
    <style:style style:name="OrgSrcDefault0265" style:family="text">
      <style:text-properties fo:color="nil"/>
    </style:style>
    <style:style style:name="OrgSrcDefault0264" style:family="text">
      <style:text-properties fo:color="nil"/>
    </style:style>
    <style:style style:name="OrgSrcDefault0263" style:family="text">
      <style:text-properties fo:color="nil"/>
    </style:style>
    <style:style style:name="OrgSrcDefault0262" style:family="text">
      <style:text-properties fo:color="nil"/>
    </style:style>
    <style:style style:name="OrgSrcDefault0261" style:family="text">
      <style:text-properties fo:color="nil"/>
    </style:style>
    <style:style style:name="OrgSrcDefault0260" style:family="text">
      <style:text-properties fo:color="nil"/>
    </style:style>
    <style:style style:name="OrgSrcDefault0259" style:family="text">
      <style:text-properties fo:color="nil"/>
    </style:style>
    <style:style style:name="OrgSrcDefault0258" style:family="text">
      <style:text-properties fo:color="nil"/>
    </style:style>
    <style:style style:name="OrgSrcDefault0257" style:family="text">
      <style:text-properties fo:color="nil"/>
    </style:style>
    <style:style style:name="OrgSrcDefault0256" style:family="text">
      <style:text-properties fo:color="nil"/>
    </style:style>
    <style:style style:name="OrgSrcDefault0255" style:family="text">
      <style:text-properties fo:color="nil"/>
    </style:style>
    <style:style style:name="OrgSrcDefault0254" style:family="text">
      <style:text-properties fo:color="nil"/>
    </style:style>
    <style:style style:name="OrgSrcDefault0253" style:family="text">
      <style:text-properties fo:color="nil"/>
    </style:style>
    <style:style style:name="OrgSrcDefault0252" style:family="text">
      <style:text-properties fo:color="nil"/>
    </style:style>
    <style:style style:name="OrgSrcDefault0251" style:family="text">
      <style:text-properties fo:color="nil"/>
    </style:style>
    <style:style style:name="OrgSrcDefault0250" style:family="text">
      <style:text-properties fo:color="nil"/>
    </style:style>
    <style:style style:name="OrgSrcDefault0249" style:family="text">
      <style:text-properties fo:color="nil"/>
    </style:style>
    <style:style style:name="OrgSrcDefault0248" style:family="text">
      <style:text-properties fo:color="nil"/>
    </style:style>
    <style:style style:name="OrgSrcDefault0247" style:family="text">
      <style:text-properties fo:color="nil"/>
    </style:style>
    <style:style style:name="OrgSrcDefault0246" style:family="text">
      <style:text-properties fo:color="nil"/>
    </style:style>
    <style:style style:name="OrgSrcDefault0245" style:family="text">
      <style:text-properties fo:color="nil"/>
    </style:style>
    <style:style style:name="OrgSrcDefault0244" style:family="text">
      <style:text-properties fo:color="nil"/>
    </style:style>
    <style:style style:name="OrgSrcDefault0243" style:family="text">
      <style:text-properties fo:color="nil"/>
    </style:style>
    <style:style style:name="OrgSrcDefault0242" style:family="text">
      <style:text-properties fo:color="nil"/>
    </style:style>
    <style:style style:name="OrgSrcDefault0241" style:family="text">
      <style:text-properties fo:color="nil"/>
    </style:style>
    <style:style style:name="OrgSrcDefault0240" style:family="text">
      <style:text-properties fo:color="nil"/>
    </style:style>
    <style:style style:name="OrgSrcDefault0239" style:family="text">
      <style:text-properties fo:color="nil"/>
    </style:style>
    <style:style style:name="OrgSrcDefault0238" style:family="text">
      <style:text-properties fo:color="nil"/>
    </style:style>
    <style:style style:name="OrgSrcDefault0237" style:family="text">
      <style:text-properties fo:color="nil"/>
    </style:style>
    <style:style style:name="OrgSrcDefault0236" style:family="text">
      <style:text-properties fo:color="nil"/>
    </style:style>
    <style:style style:name="OrgSrcDefault0235" style:family="text">
      <style:text-properties fo:color="nil"/>
    </style:style>
    <style:style style:name="OrgSrcDefault0234" style:family="text">
      <style:text-properties fo:color="nil"/>
    </style:style>
    <style:style style:name="OrgSrcDefault0233" style:family="text">
      <style:text-properties fo:color="nil"/>
    </style:style>
    <style:style style:name="OrgSrcDefault0232" style:family="text">
      <style:text-properties fo:color="nil"/>
    </style:style>
    <style:style style:name="OrgSrcDefault0231" style:family="text">
      <style:text-properties fo:color="nil"/>
    </style:style>
    <style:style style:name="OrgSrcDefault0230" style:family="text">
      <style:text-properties fo:color="nil"/>
    </style:style>
    <style:style style:name="OrgSrcDefault0229" style:family="text">
      <style:text-properties fo:color="nil"/>
    </style:style>
    <style:style style:name="OrgSrcDefault0228" style:family="text">
      <style:text-properties fo:color="nil"/>
    </style:style>
    <style:style style:name="OrgSrcDefault0227" style:family="text">
      <style:text-properties fo:color="nil"/>
    </style:style>
    <style:style style:name="OrgSrcDefault0226" style:family="text">
      <style:text-properties fo:color="nil"/>
    </style:style>
    <style:style style:name="OrgSrcDefault0225" style:family="text">
      <style:text-properties fo:color="nil"/>
    </style:style>
    <style:style style:name="OrgSrcDefault0224" style:family="text">
      <style:text-properties fo:color="nil"/>
    </style:style>
    <style:style style:name="OrgSrcDefault0223" style:family="text">
      <style:text-properties fo:color="nil"/>
    </style:style>
    <style:style style:name="OrgSrcDefault0222" style:family="text">
      <style:text-properties fo:color="nil"/>
    </style:style>
    <style:style style:name="OrgSrcDefault0221" style:family="text">
      <style:text-properties fo:color="nil"/>
    </style:style>
    <style:style style:name="OrgSrcDefault0220" style:family="text">
      <style:text-properties fo:color="nil"/>
    </style:style>
    <style:style style:name="OrgSrcDefault0219" style:family="text">
      <style:text-properties fo:color="nil"/>
    </style:style>
    <style:style style:name="OrgSrcDefault0218" style:family="text">
      <style:text-properties fo:color="nil"/>
    </style:style>
    <style:style style:name="OrgSrcDefault0217" style:family="text">
      <style:text-properties fo:color="nil"/>
    </style:style>
    <style:style style:name="OrgSrcDefault0216" style:family="text">
      <style:text-properties fo:color="nil"/>
    </style:style>
    <style:style style:name="OrgSrcDefault0215" style:family="text">
      <style:text-properties fo:color="nil"/>
    </style:style>
    <style:style style:name="OrgSrcDefault0214" style:family="text">
      <style:text-properties fo:color="nil"/>
    </style:style>
    <style:style style:name="OrgSrcDefault0213" style:family="text">
      <style:text-properties fo:color="nil"/>
    </style:style>
    <style:style style:name="OrgSrcDefault0212" style:family="text">
      <style:text-properties fo:color="nil"/>
    </style:style>
    <style:style style:name="OrgSrcDefault0211" style:family="text">
      <style:text-properties fo:color="nil"/>
    </style:style>
    <style:style style:name="OrgSrcDefault0210" style:family="text">
      <style:text-properties fo:color="nil"/>
    </style:style>
    <style:style style:name="OrgSrcDefault0209" style:family="text">
      <style:text-properties fo:color="nil"/>
    </style:style>
    <style:style style:name="OrgSrcDefault0208" style:family="text">
      <style:text-properties fo:color="nil"/>
    </style:style>
    <style:style style:name="OrgSrcDefault0207" style:family="text">
      <style:text-properties fo:color="nil"/>
    </style:style>
    <style:style style:name="OrgSrcDefault0206" style:family="text">
      <style:text-properties fo:color="nil"/>
    </style:style>
    <style:style style:name="OrgSrcDefault0205" style:family="text">
      <style:text-properties fo:color="nil"/>
    </style:style>
    <style:style style:name="OrgSrcDefault0204" style:family="text">
      <style:text-properties fo:color="nil"/>
    </style:style>
    <style:style style:name="OrgSrcDefault0203" style:family="text">
      <style:text-properties fo:color="nil"/>
    </style:style>
    <style:style style:name="OrgSrcDefault0202" style:family="text">
      <style:text-properties fo:color="nil"/>
    </style:style>
    <style:style style:name="OrgSrcDefault0201" style:family="text">
      <style:text-properties fo:color="nil"/>
    </style:style>
    <style:style style:name="OrgSrcDefault0200" style:family="text">
      <style:text-properties fo:color="nil"/>
    </style:style>
    <style:style style:name="OrgSrcDefault0199" style:family="text">
      <style:text-properties fo:color="nil"/>
    </style:style>
    <style:style style:name="OrgSrcDefault0198" style:family="text">
      <style:text-properties fo:color="nil"/>
    </style:style>
    <style:style style:name="OrgSrcDefault0197" style:family="text">
      <style:text-properties fo:color="nil"/>
    </style:style>
    <style:style style:name="OrgSrcDefault0196" style:family="text">
      <style:text-properties fo:color="nil"/>
    </style:style>
    <style:style style:name="OrgSrcDefault0195" style:family="text">
      <style:text-properties fo:color="nil"/>
    </style:style>
    <style:style style:name="OrgSrcDefault0194" style:family="text">
      <style:text-properties fo:color="nil"/>
    </style:style>
    <style:style style:name="OrgSrcDefault0193" style:family="text">
      <style:text-properties fo:color="nil"/>
    </style:style>
    <style:style style:name="OrgSrcDefault0192" style:family="text">
      <style:text-properties fo:color="nil"/>
    </style:style>
    <style:style style:name="OrgSrcDefault0191" style:family="text">
      <style:text-properties fo:color="nil"/>
    </style:style>
    <style:style style:name="OrgSrcDefault0190" style:family="text">
      <style:text-properties fo:color="nil"/>
    </style:style>
    <style:style style:name="OrgSrcDefault0189" style:family="text">
      <style:text-properties fo:color="nil"/>
    </style:style>
    <style:style style:name="OrgSrcDefault0188" style:family="text">
      <style:text-properties fo:color="nil"/>
    </style:style>
    <style:style style:name="OrgSrcDefault0187" style:family="text">
      <style:text-properties fo:color="nil"/>
    </style:style>
    <style:style style:name="OrgSrcDefault0186" style:family="text">
      <style:text-properties fo:color="nil"/>
    </style:style>
    <style:style style:name="OrgSrcDefault0185" style:family="text">
      <style:text-properties fo:color="nil"/>
    </style:style>
    <style:style style:name="OrgSrcDefault0184" style:family="text">
      <style:text-properties fo:color="nil"/>
    </style:style>
    <style:style style:name="OrgSrcDefault0183" style:family="text">
      <style:text-properties fo:color="nil"/>
    </style:style>
    <style:style style:name="OrgSrcDefault0182" style:family="text">
      <style:text-properties fo:color="nil"/>
    </style:style>
    <style:style style:name="OrgSrcDefault0181" style:family="text">
      <style:text-properties fo:color="nil"/>
    </style:style>
    <style:style style:name="OrgSrcDefault0180" style:family="text">
      <style:text-properties fo:color="nil"/>
    </style:style>
    <style:style style:name="OrgSrcDefault0179" style:family="text">
      <style:text-properties fo:color="nil"/>
    </style:style>
    <style:style style:name="OrgSrcDefault0178" style:family="text">
      <style:text-properties fo:color="nil"/>
    </style:style>
    <style:style style:name="OrgSrcDefault0177" style:family="text">
      <style:text-properties fo:color="nil"/>
    </style:style>
    <style:style style:name="OrgSrcDefault0176" style:family="text">
      <style:text-properties fo:color="nil"/>
    </style:style>
    <style:style style:name="OrgSrcDefault0175" style:family="text">
      <style:text-properties fo:color="nil"/>
    </style:style>
    <style:style style:name="OrgSrcDefault0174" style:family="text">
      <style:text-properties fo:color="nil"/>
    </style:style>
    <style:style style:name="OrgSrcDefault0173" style:family="text">
      <style:text-properties fo:color="nil"/>
    </style:style>
    <style:style style:name="OrgSrcDefault0172" style:family="text">
      <style:text-properties fo:color="nil"/>
    </style:style>
    <style:style style:name="OrgSrcDefault0171" style:family="text">
      <style:text-properties fo:color="nil"/>
    </style:style>
    <style:style style:name="OrgSrcDefault0170" style:family="text">
      <style:text-properties fo:color="nil"/>
    </style:style>
    <style:style style:name="OrgSrcDefault0169" style:family="text">
      <style:text-properties fo:color="nil"/>
    </style:style>
    <style:style style:name="OrgSrcDefault0168" style:family="text">
      <style:text-properties fo:color="nil"/>
    </style:style>
    <style:style style:name="OrgSrcDefault0167" style:family="text">
      <style:text-properties fo:color="nil"/>
    </style:style>
    <style:style style:name="OrgSrcDefault0166" style:family="text">
      <style:text-properties fo:color="nil"/>
    </style:style>
    <style:style style:name="OrgSrcDefault0165" style:family="text">
      <style:text-properties fo:color="nil"/>
    </style:style>
    <style:style style:name="OrgSrcDefault0164" style:family="text">
      <style:text-properties fo:color="nil"/>
    </style:style>
    <style:style style:name="OrgSrcDefault0163" style:family="text">
      <style:text-properties fo:color="nil"/>
    </style:style>
    <style:style style:name="OrgSrcDefault0162" style:family="text">
      <style:text-properties fo:color="nil"/>
    </style:style>
    <style:style style:name="OrgSrcDefault0161" style:family="text">
      <style:text-properties fo:color="nil"/>
    </style:style>
    <style:style style:name="OrgSrcDefault0160" style:family="text">
      <style:text-properties fo:color="nil"/>
    </style:style>
    <style:style style:name="OrgSrcDefault0159" style:family="text">
      <style:text-properties fo:color="nil"/>
    </style:style>
    <style:style style:name="OrgSrcDefault0158" style:family="text">
      <style:text-properties fo:color="nil"/>
    </style:style>
    <style:style style:name="OrgSrcDefault0157" style:family="text">
      <style:text-properties fo:color="nil"/>
    </style:style>
    <style:style style:name="OrgSrcDefault0156" style:family="text">
      <style:text-properties fo:color="nil"/>
    </style:style>
    <style:style style:name="OrgSrcDefault0155" style:family="text">
      <style:text-properties fo:color="nil"/>
    </style:style>
    <style:style style:name="OrgSrcDefault0154" style:family="text">
      <style:text-properties fo:color="nil"/>
    </style:style>
    <style:style style:name="OrgSrcDefault0153" style:family="text">
      <style:text-properties fo:color="nil"/>
    </style:style>
    <style:style style:name="OrgSrcDefault0152" style:family="text">
      <style:text-properties fo:color="nil"/>
    </style:style>
    <style:style style:name="OrgSrcDefault0151" style:family="text">
      <style:text-properties fo:color="nil"/>
    </style:style>
    <style:style style:name="OrgSrcDefault0150" style:family="text">
      <style:text-properties fo:color="nil"/>
    </style:style>
    <style:style style:name="OrgSrcDefault0149" style:family="text">
      <style:text-properties fo:color="nil"/>
    </style:style>
    <style:style style:name="OrgSrcDefault0148" style:family="text">
      <style:text-properties fo:color="nil"/>
    </style:style>
    <style:style style:name="OrgSrcDefault0147" style:family="text">
      <style:text-properties fo:color="nil"/>
    </style:style>
    <style:style style:name="OrgSrcDefault0146" style:family="text">
      <style:text-properties fo:color="nil"/>
    </style:style>
    <style:style style:name="OrgSrcDefault0145" style:family="text">
      <style:text-properties fo:color="nil"/>
    </style:style>
    <style:style style:name="OrgSrcDefault0144" style:family="text">
      <style:text-properties fo:color="nil"/>
    </style:style>
    <style:style style:name="OrgSrcDefault0143" style:family="text">
      <style:text-properties fo:color="nil"/>
    </style:style>
    <style:style style:name="OrgSrcDefault0142" style:family="text">
      <style:text-properties fo:color="nil"/>
    </style:style>
    <style:style style:name="OrgSrcDefault0141" style:family="text">
      <style:text-properties fo:color="nil"/>
    </style:style>
    <style:style style:name="OrgSrcDefault0140" style:family="text">
      <style:text-properties fo:color="nil"/>
    </style:style>
    <style:style style:name="OrgSrcDefault0139" style:family="text">
      <style:text-properties fo:color="nil"/>
    </style:style>
    <style:style style:name="OrgSrcDefault0138" style:family="text">
      <style:text-properties fo:color="nil"/>
    </style:style>
    <style:style style:name="OrgSrcDefault0137" style:family="text">
      <style:text-properties fo:color="nil"/>
    </style:style>
    <style:style style:name="OrgSrcDefault0136" style:family="text">
      <style:text-properties fo:color="nil"/>
    </style:style>
    <style:style style:name="OrgSrcDefault0135" style:family="text">
      <style:text-properties fo:color="nil"/>
    </style:style>
    <style:style style:name="OrgSrcDefault0134" style:family="text">
      <style:text-properties fo:color="nil"/>
    </style:style>
    <style:style style:name="OrgSrcDefault0133" style:family="text">
      <style:text-properties fo:color="nil"/>
    </style:style>
    <style:style style:name="OrgSrcDefault0132" style:family="text">
      <style:text-properties fo:color="nil"/>
    </style:style>
    <style:style style:name="OrgSrcDefault0131" style:family="text">
      <style:text-properties fo:color="nil"/>
    </style:style>
    <style:style style:name="OrgSrcDefault0130" style:family="text">
      <style:text-properties fo:color="nil"/>
    </style:style>
    <style:style style:name="OrgSrcDefault0129" style:family="text">
      <style:text-properties fo:color="nil"/>
    </style:style>
    <style:style style:name="OrgSrcDefault0128" style:family="text">
      <style:text-properties fo:color="nil"/>
    </style:style>
    <style:style style:name="OrgSrcDefault0127" style:family="text">
      <style:text-properties fo:color="nil"/>
    </style:style>
    <style:style style:name="OrgSrcDefault0126" style:family="text">
      <style:text-properties fo:color="nil"/>
    </style:style>
    <style:style style:name="OrgSrcDefault0125" style:family="text">
      <style:text-properties fo:color="nil"/>
    </style:style>
    <style:style style:name="OrgSrcDefault0124" style:family="text">
      <style:text-properties fo:color="nil"/>
    </style:style>
    <style:style style:name="OrgSrcDefault0123" style:family="text">
      <style:text-properties fo:color="nil"/>
    </style:style>
    <style:style style:name="OrgSrcDefault0122" style:family="text">
      <style:text-properties fo:color="nil"/>
    </style:style>
    <style:style style:name="OrgSrcDefault0121" style:family="text">
      <style:text-properties fo:color="nil"/>
    </style:style>
    <style:style style:name="OrgSrcDefault0120" style:family="text">
      <style:text-properties fo:color="nil"/>
    </style:style>
    <style:style style:name="OrgSrcDefault0119" style:family="text">
      <style:text-properties fo:color="nil"/>
    </style:style>
    <style:style style:name="OrgSrcDefault0118" style:family="text">
      <style:text-properties fo:color="nil"/>
    </style:style>
    <style:style style:name="OrgSrcDefault0117" style:family="text">
      <style:text-properties fo:color="nil"/>
    </style:style>
    <style:style style:name="OrgSrcDefault0116" style:family="text">
      <style:text-properties fo:color="nil"/>
    </style:style>
    <style:style style:name="OrgSrcDefault0115" style:family="text">
      <style:text-properties fo:color="nil"/>
    </style:style>
    <style:style style:name="OrgSrcDefault0114" style:family="text">
      <style:text-properties fo:color="nil"/>
    </style:style>
    <style:style style:name="OrgSrcDefault0113" style:family="text">
      <style:text-properties fo:color="nil"/>
    </style:style>
    <style:style style:name="OrgSrcDefault0112" style:family="text">
      <style:text-properties fo:color="nil"/>
    </style:style>
    <style:style style:name="OrgSrcDefault0111" style:family="text">
      <style:text-properties fo:color="nil"/>
    </style:style>
    <style:style style:name="OrgSrcDefault0110" style:family="text">
      <style:text-properties fo:color="nil"/>
    </style:style>
    <style:style style:name="OrgSrcDefault0109" style:family="text">
      <style:text-properties fo:color="nil"/>
    </style:style>
    <style:style style:name="OrgSrcDefault0108" style:family="text">
      <style:text-properties fo:color="nil"/>
    </style:style>
    <style:style style:name="OrgSrcDefault0107" style:family="text">
      <style:text-properties fo:color="nil"/>
    </style:style>
    <style:style style:name="OrgSrcDefault0106" style:family="text">
      <style:text-properties fo:color="nil"/>
    </style:style>
    <style:style style:name="OrgSrcDefault0105" style:family="text">
      <style:text-properties fo:color="nil"/>
    </style:style>
    <style:style style:name="OrgSrcDefault0104" style:family="text">
      <style:text-properties fo:color="nil"/>
    </style:style>
    <style:style style:name="OrgSrcDefault0103" style:family="text">
      <style:text-properties fo:color="nil"/>
    </style:style>
    <style:style style:name="OrgSrcDefault0102" style:family="text">
      <style:text-properties fo:color="nil"/>
    </style:style>
    <style:style style:name="OrgSrcDefault0101" style:family="text">
      <style:text-properties fo:color="nil"/>
    </style:style>
    <style:style style:name="OrgSrcDefault0100" style:family="text">
      <style:text-properties fo:color="nil"/>
    </style:style>
    <style:style style:name="OrgSrcDefault0099" style:family="text">
      <style:text-properties fo:color="nil"/>
    </style:style>
    <style:style style:name="OrgSrcDefault0098" style:family="text">
      <style:text-properties fo:color="nil"/>
    </style:style>
    <style:style style:name="OrgSrcDefault0097" style:family="text">
      <style:text-properties fo:color="nil"/>
    </style:style>
    <style:style style:name="OrgSrcDefault0096" style:family="text">
      <style:text-properties fo:color="nil"/>
    </style:style>
    <style:style style:name="OrgSrcDefault0095" style:family="text">
      <style:text-properties fo:color="nil"/>
    </style:style>
    <style:style style:name="OrgSrcDefault0094" style:family="text">
      <style:text-properties fo:color="nil"/>
    </style:style>
    <style:style style:name="OrgSrcDefault0093" style:family="text">
      <style:text-properties fo:color="nil"/>
    </style:style>
    <style:style style:name="OrgSrcDefault0092" style:family="text">
      <style:text-properties fo:color="nil"/>
    </style:style>
    <style:style style:name="OrgSrcDefault0091" style:family="text">
      <style:text-properties fo:color="nil"/>
    </style:style>
    <style:style style:name="OrgSrcDefault0090" style:family="text">
      <style:text-properties fo:color="nil"/>
    </style:style>
    <style:style style:name="OrgSrcDefault0089" style:family="text">
      <style:text-properties fo:color="nil"/>
    </style:style>
    <style:style style:name="OrgSrcDefault0088" style:family="text">
      <style:text-properties fo:color="nil"/>
    </style:style>
    <style:style style:name="OrgSrcDefault0087" style:family="text">
      <style:text-properties fo:color="nil"/>
    </style:style>
    <style:style style:name="OrgSrcDefault0086" style:family="text">
      <style:text-properties fo:color="nil"/>
    </style:style>
    <style:style style:name="OrgSrcDefault0085" style:family="text">
      <style:text-properties fo:color="nil"/>
    </style:style>
    <style:style style:name="OrgSrcDefault0084" style:family="text">
      <style:text-properties fo:color="nil"/>
    </style:style>
    <style:style style:name="OrgSrcDefault0083" style:family="text">
      <style:text-properties fo:color="nil"/>
    </style:style>
    <style:style style:name="OrgSrcDefault0082" style:family="text">
      <style:text-properties fo:color="nil"/>
    </style:style>
    <style:style style:name="OrgSrcDefault0081" style:family="text">
      <style:text-properties fo:color="nil"/>
    </style:style>
    <style:style style:name="OrgSrcDefault0080" style:family="text">
      <style:text-properties fo:color="nil"/>
    </style:style>
    <style:style style:name="OrgSrcDefault0079" style:family="text">
      <style:text-properties fo:color="nil"/>
    </style:style>
    <style:style style:name="OrgSrcDefault0078" style:family="text">
      <style:text-properties fo:color="nil"/>
    </style:style>
    <style:style style:name="OrgSrcDefault0077" style:family="text">
      <style:text-properties fo:color="nil"/>
    </style:style>
    <style:style style:name="OrgSrcDefault0076" style:family="text">
      <style:text-properties fo:color="nil"/>
    </style:style>
    <style:style style:name="OrgSrcDefault0075" style:family="text">
      <style:text-properties fo:color="nil"/>
    </style:style>
    <style:style style:name="OrgSrcDefault0074" style:family="text">
      <style:text-properties fo:color="nil"/>
    </style:style>
    <style:style style:name="OrgSrcOrgMetaLine" style:family="text">
      <style:text-properties fo:color="#b22222"/>
    </style:style>
    <style:style style:name="OrgSrcMy:FaceB3" style:family="text">
      <style:text-properties fo:color="#000000"/>
    </style:style>
    <style:style style:name="OrgSrcDefault0073" style:family="text">
      <style:text-properties fo:color="nil"/>
    </style:style>
    <style:style style:name="OrgSrcDefault0072" style:family="text">
      <style:text-properties fo:color="nil"/>
    </style:style>
    <style:style style:name="OrgSrcDefault0071" style:family="text">
      <style:text-properties fo:color="nil"/>
    </style:style>
    <style:style style:name="OrgSrcDefault0070" style:family="text">
      <style:text-properties fo:color="nil"/>
    </style:style>
    <style:style style:name="OrgSrcDefault0069" style:family="text">
      <style:text-properties fo:color="nil"/>
    </style:style>
    <style:style style:name="OrgSrcDefault0068" style:family="text">
      <style:text-properties fo:color="nil"/>
    </style:style>
    <style:style style:name="OrgSrcDefault0067" style:family="text">
      <style:text-properties fo:color="nil"/>
    </style:style>
    <style:style style:name="OrgSrcDefault0066" style:family="text">
      <style:text-properties fo:color="nil"/>
    </style:style>
    <style:style style:name="OrgSrcDefault0065" style:family="text">
      <style:text-properties fo:color="nil"/>
    </style:style>
    <style:style style:name="OrgSrcDefault0064" style:family="text">
      <style:text-properties fo:color="nil"/>
    </style:style>
    <style:style style:name="OrgSrcDefault0063" style:family="text">
      <style:text-properties fo:color="nil"/>
    </style:style>
    <style:style style:name="OrgSrcDefault0062" style:family="text">
      <style:text-properties fo:color="nil"/>
    </style:style>
    <style:style style:name="OrgSrcDefault0061" style:family="text">
      <style:text-properties fo:color="nil"/>
    </style:style>
    <style:style style:name="OrgSrcDefault0060" style:family="text">
      <style:text-properties fo:color="nil"/>
    </style:style>
    <style:style style:name="OrgSrcDefault0059" style:family="text">
      <style:text-properties fo:color="nil"/>
    </style:style>
    <style:style style:name="OrgSrcDefault0058" style:family="text">
      <style:text-properties fo:color="nil"/>
    </style:style>
    <style:style style:name="OrgSrcDefault0057" style:family="text">
      <style:text-properties fo:color="nil"/>
    </style:style>
    <style:style style:name="OrgSrcDefault0056" style:family="text">
      <style:text-properties fo:color="nil"/>
    </style:style>
    <style:style style:name="OrgSrcDefault0055" style:family="text">
      <style:text-properties fo:color="nil"/>
    </style:style>
    <style:style style:name="OrgSrcDefault0054" style:family="text">
      <style:text-properties fo:color="nil"/>
    </style:style>
    <style:style style:name="OrgSrcDefault0053" style:family="text">
      <style:text-properties fo:color="nil"/>
    </style:style>
    <style:style style:name="OrgSrcDefault0052" style:family="text">
      <style:text-properties fo:color="nil"/>
    </style:style>
    <style:style style:name="OrgSrcDefault0051" style:family="text">
      <style:text-properties fo:color="nil"/>
    </style:style>
    <style:style style:name="OrgSrcDefault0050" style:family="text">
      <style:text-properties fo:color="nil"/>
    </style:style>
    <style:style style:name="OrgSrcDefault0049" style:family="text">
      <style:text-properties fo:color="nil"/>
    </style:style>
    <style:style style:name="OrgSrcDefault0048" style:family="text">
      <style:text-properties fo:color="nil"/>
    </style:style>
    <style:style style:name="OrgSrcDefault0047" style:family="text">
      <style:text-properties fo:color="nil"/>
    </style:style>
    <style:style style:name="OrgSrcDefault0046" style:family="text">
      <style:text-properties fo:color="nil"/>
    </style:style>
    <style:style style:name="OrgSrcDefault0045" style:family="text">
      <style:text-properties fo:color="nil"/>
    </style:style>
    <style:style style:name="OrgSrcDefault0044" style:family="text">
      <style:text-properties fo:color="nil"/>
    </style:style>
    <style:style style:name="OrgSrcDefault0043" style:family="text">
      <style:text-properties fo:color="nil"/>
    </style:style>
    <style:style style:name="OrgSrcDefault0042" style:family="text">
      <style:text-properties fo:color="nil"/>
    </style:style>
    <style:style style:name="OrgSrcDefault0041" style:family="text">
      <style:text-properties fo:color="nil"/>
    </style:style>
    <style:style style:name="OrgSrcDefault0040" style:family="text">
      <style:text-properties fo:color="nil"/>
    </style:style>
    <style:style style:name="OrgSrcDefault0039" style:family="text">
      <style:text-properties fo:color="nil"/>
    </style:style>
    <style:style style:name="OrgSrcDefault0038" style:family="text">
      <style:text-properties fo:color="nil"/>
    </style:style>
    <style:style style:name="OrgSrcDefault0037" style:family="text">
      <style:text-properties fo:color="nil"/>
    </style:style>
    <style:style style:name="OrgSrcDefault0036" style:family="text">
      <style:text-properties fo:color="nil"/>
    </style:style>
    <style:style style:name="OrgSrcFontLockPreprocessorFace" style:family="text">
      <style:text-properties fo:color="#483d8b"/>
    </style:style>
    <style:style style:name="OrgSrcDefault0035" style:family="text">
      <style:text-properties fo:color="nil"/>
    </style:style>
    <style:style style:name="OrgSrcDefault0034" style:family="text">
      <style:text-properties fo:color="nil"/>
    </style:style>
    <style:style style:name="OrgSrcDefault0033" style:family="text">
      <style:text-properties fo:color="nil"/>
    </style:style>
    <style:style style:name="OrgSrcDefault0032" style:family="text">
      <style:text-properties fo:color="nil"/>
    </style:style>
    <style:style style:name="OrgSrcDefault0031" style:family="text">
      <style:text-properties fo:color="nil"/>
    </style:style>
    <style:style style:name="OrgSrcDefault0030" style:family="text">
      <style:text-properties fo:color="nil"/>
    </style:style>
    <style:style style:name="OrgSrcDefault0029" style:family="text">
      <style:text-properties fo:color="nil"/>
    </style:style>
    <style:style style:name="OrgSrcDefault0028" style:family="text">
      <style:text-properties fo:color="nil"/>
    </style:style>
    <style:style style:name="OrgSrcDefault0027" style:family="text">
      <style:text-properties fo:color="nil"/>
    </style:style>
    <style:style style:name="OrgSrcDefault0026" style:family="text">
      <style:text-properties fo:color="nil"/>
    </style:style>
    <style:style style:name="OrgSrcDefault0025" style:family="text">
      <style:text-properties fo:color="nil"/>
    </style:style>
    <style:style style:name="OrgSrcDefault0024" style:family="text">
      <style:text-properties fo:color="nil"/>
    </style:style>
    <style:style style:name="OrgSrcDefault0023" style:family="text">
      <style:text-properties fo:color="nil"/>
    </style:style>
    <style:style style:name="OrgSrcDefault0022" style:family="text">
      <style:text-properties fo:color="nil"/>
    </style:style>
    <style:style style:name="OrgSrcDefault0021" style:family="text">
      <style:text-properties fo:color="nil"/>
    </style:style>
    <style:style style:name="OrgSrcDefault0020" style:family="text">
      <style:text-properties fo:color="nil"/>
    </style:style>
    <style:style style:name="OrgSrcDefault0019" style:family="text">
      <style:text-properties fo:color="nil"/>
    </style:style>
    <style:style style:name="OrgSrcDefault0018" style:family="text">
      <style:text-properties fo:color="nil"/>
    </style:style>
    <style:style style:name="OrgSrcDefault0017" style:family="text">
      <style:text-properties fo:color="nil"/>
    </style:style>
    <style:style style:name="OrgSrcDefault0016" style:family="text">
      <style:text-properties fo:color="nil"/>
    </style:style>
    <style:style style:name="OrgSrcDefault0015" style:family="text">
      <style:text-properties fo:color="nil"/>
    </style:style>
    <style:style style:name="OrgSrcDefault0014" style:family="text">
      <style:text-properties fo:color="nil"/>
    </style:style>
    <style:style style:name="OrgSrcDefault0013" style:family="text">
      <style:text-properties fo:color="nil"/>
    </style:style>
    <style:style style:name="OrgSrcDefault0012" style:family="text">
      <style:text-properties fo:color="nil"/>
    </style:style>
    <style:style style:name="OrgSrcDefault0011" style:family="text">
      <style:text-properties fo:color="nil"/>
    </style:style>
    <style:style style:name="OrgSrcDefault0010" style:family="text">
      <style:text-properties fo:color="nil"/>
    </style:style>
    <style:style style:name="OrgSrcFontLockWarningFace" style:family="text">
      <style:text-properties fo:color="#fe2500"/>
    </style:style>
    <style:style style:name="OrgSrcDefault0009" style:family="text">
      <style:text-properties fo:color="nil"/>
    </style:style>
    <style:style style:name="OrgSrcDefault0008" style:family="text">
      <style:text-properties fo:color="nil"/>
    </style:style>
    <style:style style:name="OrgSrcDefault0007" style:family="text">
      <style:text-properties fo:color="nil"/>
    </style:style>
    <style:style style:name="OrgSrcDefault0006" style:family="text">
      <style:text-properties fo:color="nil"/>
    </style:style>
    <style:style style:name="OrgSrcDefault0005" style:family="text">
      <style:text-properties fo:color="nil"/>
    </style:style>
    <style:style style:name="OrgSrcDefault0004" style:family="text">
      <style:text-properties fo:color="nil"/>
    </style:style>
    <style:style style:name="OrgSrcDefault0003" style:family="text">
      <style:text-properties fo:color="nil"/>
    </style:style>
    <style:style style:name="OrgSrcDefault0002" style:family="text">
      <style:text-properties fo:color="nil"/>
    </style:style>
    <style:style style:name="OrgSrcDefault0001" style:family="text">
      <style:text-properties fo:color="nil"/>
    </style:style>
    <style:style style:name="OrgSrcFontLockNegationCharFace" style:family="text">
      <style:text-properties fo:color="#000000"/>
    </style:style>
    <style:style style:name="OrgSrcDefault0000" style:family="text">
      <style:text-properties fo:color="nil"/>
    </style:style>
    <style:style style:name="OrgSrcFontLockBuiltinFace" style:family="text">
      <style:text-properties fo:color="#483d8b"/>
    </style:style>
    <style:style style:name="OrgSrcShQuotedExec" style:family="text">
      <style:text-properties fo:color="#ff40ff"/>
    </style:style>
    <style:style style:name="OrgSrcFontLockRegexpGroupingConstruct" style:family="text">
      <style:text-properties fo:color="#9966cc"/>
    </style:style>
    <style:style style:name="OrgSrcFontLockRegexpGroupingBackslash" style:family="text">
      <style:text-properties fo:color="#66cc99"/>
    </style:style>
    <style:style style:name="OrgSrcFontLockTypeFace" style:family="text">
      <style:text-properties fo:color="#228b22"/>
    </style:style>
    <style:style style:name="OrgSrcFontLockStringFace" style:family="text">
      <style:text-properties fo:color="#8b2252"/>
    </style:style>
    <style:style style:name="OrgSrcFontLockConstantFace" style:family="text">
      <style:text-properties fo:color="#008b8b"/>
    </style:style>
    <style:style style:name="OrgSrcFontLockDocFace" style:family="text">
      <style:text-properties fo:color="#8b2252"/>
    </style:style>
    <style:style style:name="OrgSrcFontLockFunctionNameFace" style:family="text">
      <style:text-properties fo:color="#0432fe"/>
    </style:style>
    <style:style style:name="OrgSrcFontLockVariableNameFace" style:family="text">
      <style:text-properties fo:color="#a0522d"/>
    </style:style>
    <style:style style:name="OrgSrcFontLockKeywordFace" style:family="text">
      <style:text-properties fo:color="#932092"/>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000000"/>
    </style:style>
    <style:style style:name="OrgSrcFontLockCommentFace" style:family="text">
      <style:text-properties fo:color="#b22222"/>
    </style:style>
    <style:style style:name="OrgSrcFontLockCommentDelimiterFace" style:family="text">
      <style:text-properties fo:color="#b22222"/>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Takaaki Ishikawa</dc:creator>
    <meta:initial-creator>Takaaki Ishikawa</meta:initial-creator>
    <dc:date>2017-09-08T15:32:56</dc:date>
    <meta:creation-date>2017-09-08T15:32:56</meta:creation-date>
    <meta:generator>Emacs 25.2.1 (Org mode 9.0)</meta:generator>
    <meta:keyword/>
    <dc:subject/>
    <dc:title>Configurations for GNU Emacs</dc:title>
  </office:meta>
</office:document-meta>
</file>